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2:Sheet1.B89 Sheet1.C1:Sheet1.C1 Sheet1.C2:Sheet1.C89 Sheet1.Q2:Sheet1.Q89 Sheet1.R2:Sheet1.R89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2:Sheet1.E89 Sheet1.F1:Sheet1.F1 Sheet1.F2:Sheet1.F89 Sheet1.AX2:Sheet1.AX89 Sheet1.AY2:Sheet1.AY89 Sheet1.AI2:Sheet1.AI89 Sheet1.AJ2:Sheet1.AJ89 Sheet1.BM2:Sheet1.BM89 Sheet1.BN2:Sheet1.BN89 Sheet1.T2:Sheet1.T89 Sheet1.U2:Sheet1.U8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E89 Sheet1.G1:Sheet1.G1 Sheet1.G2:Sheet1.G89 Sheet1.AX2:Sheet1.AX89 Sheet1.AZ2:Sheet1.AZ89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.0718743">
            <text:p>0.0718743</text:p>
          </table:table-cell>
          <table:table-cell office:value-type="float" office:value="-0.28381">
            <text:p>-0.28381</text:p>
          </table:table-cell>
          <table:table-cell office:value-type="float" office:value="1.05319">
            <text:p>1.05319</text:p>
          </table:table-cell>
          <table:table-cell office:value-type="float" office:value="1">
            <text:p>1</text:p>
          </table:table-cell>
          <table:table-cell office:value-type="float" office:value="-0.0133695">
            <text:p>-0.0133695</text:p>
          </table:table-cell>
          <table:table-cell office:value-type="float" office:value="0.0115886">
            <text:p>0.0115886</text:p>
          </table:table-cell>
          <table:table-cell office:value-type="float" office:value="0.00358362">
            <text:p>0.00358362</text:p>
          </table:table-cell>
          <table:table-cell table:number-columns-repeated="3" office:value-type="float" office:value="0">
            <text:p>0</text:p>
          </table:table-cell>
          <table:table-cell office:value-type="float" office:value="-0.360081">
            <text:p>-0.360081</text:p>
          </table:table-cell>
          <table:table-cell office:value-type="float" office:value="0.312116">
            <text:p>0.312116</text:p>
          </table:table-cell>
          <table:table-cell office:value-type="float" office:value="0.0965177">
            <text:p>0.0965177</text:p>
          </table:table-cell>
          <table:table-cell/>
          <table:table-cell office:value-type="float" office:value="0">
            <text:p>0</text:p>
          </table:table-cell>
          <table:table-cell office:value-type="float" office:value="-0.0201891">
            <text:p>-0.0201891</text:p>
          </table:table-cell>
          <table:table-cell office:value-type="float" office:value="-0.180658">
            <text:p>-0.180658</text:p>
          </table:table-cell>
          <table:table-cell office:value-type="float" office:value="0.94479">
            <text:p>0.94479</text:p>
          </table:table-cell>
          <table:table-cell office:value-type="float" office:value="1">
            <text:p>1</text:p>
          </table:table-cell>
          <table:table-cell office:value-type="float" office:value="0.0033488">
            <text:p>0.0033488</text:p>
          </table:table-cell>
          <table:table-cell office:value-type="float" office:value="0.00456838">
            <text:p>0.00456838</text:p>
          </table:table-cell>
          <table:table-cell office:value-type="float" office:value="0.00313612">
            <text:p>0.00313612</text:p>
          </table:table-cell>
          <table:table-cell table:number-columns-repeated="3" office:value-type="float" office:value="0">
            <text:p>0</text:p>
          </table:table-cell>
          <table:table-cell office:value-type="float" office:value="0.0989594">
            <text:p>0.0989594</text:p>
          </table:table-cell>
          <table:table-cell office:value-type="float" office:value="0.134999">
            <text:p>0.134999</text:p>
          </table:table-cell>
          <table:table-cell office:value-type="float" office:value="0.0926746">
            <text:p>0.0926746</text:p>
          </table:table-cell>
          <table:table-cell/>
          <table:table-cell office:value-type="float" office:value="0">
            <text:p>0</text:p>
          </table:table-cell>
          <table:table-cell office:value-type="float" office:value="0.0114738">
            <text:p>0.0114738</text:p>
          </table:table-cell>
          <table:table-cell office:value-type="float" office:value="-0.163845">
            <text:p>-0.163845</text:p>
          </table:table-cell>
          <table:table-cell office:value-type="float" office:value="0.967062">
            <text:p>0.967062</text:p>
          </table:table-cell>
          <table:table-cell office:value-type="float" office:value="1">
            <text:p>1</text:p>
          </table:table-cell>
          <table:table-cell office:value-type="float" office:value="-0.0490673">
            <text:p>-0.0490673</text:p>
          </table:table-cell>
          <table:table-cell office:value-type="float" office:value="0.000203662">
            <text:p>0.000203662</text:p>
          </table:table-cell>
          <table:table-cell office:value-type="float" office:value="0.0179385">
            <text:p>0.0179385</text:p>
          </table:table-cell>
          <table:table-cell table:number-columns-repeated="3" office:value-type="float" office:value="0">
            <text:p>0</text:p>
          </table:table-cell>
          <table:table-cell office:value-type="float" office:value="-1.29888">
            <text:p>-1.29888</text:p>
          </table:table-cell>
          <table:table-cell office:value-type="float" office:value="0.00539125">
            <text:p>0.00539125</text:p>
          </table:table-cell>
          <table:table-cell office:value-type="float" office:value="0.474857">
            <text:p>0.474857</text:p>
          </table:table-cell>
          <table:table-cell/>
          <table:table-cell office:value-type="float" office:value="0">
            <text:p>0</text:p>
          </table:table-cell>
          <table:table-cell office:value-type="float" office:value="-0.0604185">
            <text:p>-0.0604185</text:p>
          </table:table-cell>
          <table:table-cell office:value-type="float" office:value="-0.197689">
            <text:p>-0.197689</text:p>
          </table:table-cell>
          <table:table-cell office:value-type="float" office:value="0.983543">
            <text:p>0.983543</text:p>
          </table:table-cell>
          <table:table-cell office:value-type="float" office:value="1">
            <text:p>1</text:p>
          </table:table-cell>
          <table:table-cell office:value-type="float" office:value="-0.00156176">
            <text:p>-0.00156176</text:p>
          </table:table-cell>
          <table:table-cell office:value-type="float" office:value="0.00290087">
            <text:p>0.00290087</text:p>
          </table:table-cell>
          <table:table-cell office:value-type="float" office:value="-0.000418732">
            <text:p>-0.000418732</text:p>
          </table:table-cell>
          <table:table-cell table:number-columns-repeated="3" office:value-type="float" office:value="0">
            <text:p>0</text:p>
          </table:table-cell>
          <table:table-cell office:value-type="float" office:value="-0.0416979">
            <text:p>-0.0416979</text:p>
          </table:table-cell>
          <table:table-cell office:value-type="float" office:value="0.0774508">
            <text:p>0.0774508</text:p>
          </table:table-cell>
          <table:table-cell office:value-type="float" office:value="-0.0111798">
            <text:p>-0.0111798</text:p>
          </table:table-cell>
          <table:table-cell/>
          <table:table-cell office:value-type="float" office:value="0">
            <text:p>0</text:p>
          </table:table-cell>
          <table:table-cell office:value-type="float" office:value="0.0257204">
            <text:p>0.0257204</text:p>
          </table:table-cell>
          <table:table-cell office:value-type="float" office:value="-0.0877043">
            <text:p>-0.0877043</text:p>
          </table:table-cell>
          <table:table-cell office:value-type="float" office:value="0.682074">
            <text:p>0.682074</text:p>
          </table:table-cell>
          <table:table-cell office:value-type="float" office:value="1">
            <text:p>1</text:p>
          </table:table-cell>
          <table:table-cell office:value-type="float" office:value="0.000862138">
            <text:p>0.000862138</text:p>
          </table:table-cell>
          <table:table-cell table:style-name="ce1" office:value-type="float" office:value="0.00860452">
            <text:p>0.00860452</text:p>
          </table:table-cell>
          <table:table-cell office:value-type="float" office:value="0.00606881">
            <text:p>0.00606881</text:p>
          </table:table-cell>
          <table:table-cell table:number-columns-repeated="3" office:value-type="float" office:value="0">
            <text:p>0</text:p>
          </table:table-cell>
          <table:table-cell office:value-type="float" office:value="0.0220852">
            <text:p>0.0220852</text:p>
          </table:table-cell>
          <table:table-cell office:value-type="float" office:value="0.22042">
            <text:p>0.22042</text:p>
          </table:table-cell>
          <table:table-cell office:value-type="float" office:value="0.155464">
            <text:p>0.155464</text:p>
          </table:table-cell>
        </table:table-row>
        <table:table-row table:style-name="ro4">
          <table:table-cell office:value-type="float" office:value="0.135222">
            <text:p>0.135222</text:p>
          </table:table-cell>
          <table:table-cell office:value-type="float" office:value="0.0652902">
            <text:p>0.0652902</text:p>
          </table:table-cell>
          <table:table-cell office:value-type="float" office:value="-0.278103">
            <text:p>-0.278103</text:p>
          </table:table-cell>
          <table:table-cell office:value-type="float" office:value="1.05495">
            <text:p>1.05495</text:p>
          </table:table-cell>
          <table:table-cell office:value-type="float" office:value="0.967013">
            <text:p>0.967013</text:p>
          </table:table-cell>
          <table:table-cell office:value-type="float" office:value="-0.0200236">
            <text:p>-0.0200236</text:p>
          </table:table-cell>
          <table:table-cell office:value-type="float" office:value="-0.00364823">
            <text:p>-0.00364823</text:p>
          </table:table-cell>
          <table:table-cell office:value-type="float" office:value="0.00589237">
            <text:p>0.00589237</text:p>
          </table:table-cell>
          <table:table-cell office:value-type="float" office:value="-0.0486908">
            <text:p>-0.0486908</text:p>
          </table:table-cell>
          <table:table-cell office:value-type="float" office:value="0.042205">
            <text:p>0.042205</text:p>
          </table:table-cell>
          <table:table-cell office:value-type="float" office:value="0.0130513">
            <text:p>0.0130513</text:p>
          </table:table-cell>
          <table:table-cell office:value-type="float" office:value="0.0391224">
            <text:p>0.0391224</text:p>
          </table:table-cell>
          <table:table-cell office:value-type="float" office:value="-0.0220665">
            <text:p>-0.0220665</text:p>
          </table:table-cell>
          <table:table-cell office:value-type="float" office:value="-0.0426694">
            <text:p>-0.0426694</text:p>
          </table:table-cell>
          <table:table-cell/>
          <table:table-cell office:value-type="float" office:value="0.164041">
            <text:p>0.164041</text:p>
          </table:table-cell>
          <table:table-cell office:value-type="float" office:value="-0.0175261">
            <text:p>-0.0175261</text:p>
          </table:table-cell>
          <table:table-cell office:value-type="float" office:value="-0.177026">
            <text:p>-0.177026</text:p>
          </table:table-cell>
          <table:table-cell office:value-type="float" office:value="0.947284">
            <text:p>0.947284</text:p>
          </table:table-cell>
          <table:table-cell office:value-type="float" office:value="0.956335">
            <text:p>0.956335</text:p>
          </table:table-cell>
          <table:table-cell office:value-type="float" office:value="-0.0136386">
            <text:p>-0.0136386</text:p>
          </table:table-cell>
          <table:table-cell office:value-type="float" office:value="-0.00806429">
            <text:p>-0.00806429</text:p>
          </table:table-cell>
          <table:table-cell office:value-type="float" office:value="0.0046564">
            <text:p>0.0046564</text:p>
          </table:table-cell>
          <table:table-cell office:value-type="float" office:value="0.0162334">
            <text:p>0.0162334</text:p>
          </table:table-cell>
          <table:table-cell office:value-type="float" office:value="0.0221454">
            <text:p>0.0221454</text:p>
          </table:table-cell>
          <table:table-cell office:value-type="float" office:value="0.0152025">
            <text:p>0.0152025</text:p>
          </table:table-cell>
          <table:table-cell office:value-type="float" office:value="-0.0388392">
            <text:p>-0.0388392</text:p>
          </table:table-cell>
          <table:table-cell office:value-type="float" office:value="-0.0307305">
            <text:p>-0.0307305</text:p>
          </table:table-cell>
          <table:table-cell office:value-type="float" office:value="-0.0596766">
            <text:p>-0.0596766</text:p>
          </table:table-cell>
          <table:table-cell/>
          <table:table-cell office:value-type="float" office:value="0.0993958">
            <text:p>0.0993958</text:p>
          </table:table-cell>
          <table:table-cell office:value-type="float" office:value="-0.00135854">
            <text:p>-0.00135854</text:p>
          </table:table-cell>
          <table:table-cell office:value-type="float" office:value="-0.163792">
            <text:p>-0.163792</text:p>
          </table:table-cell>
          <table:table-cell office:value-type="float" office:value="0.971753">
            <text:p>0.971753</text:p>
          </table:table-cell>
          <table:table-cell office:value-type="float" office:value="0.976057">
            <text:p>0.976057</text:p>
          </table:table-cell>
          <table:table-cell office:value-type="float" office:value="-0.0185671">
            <text:p>-0.0185671</text:p>
          </table:table-cell>
          <table:table-cell office:value-type="float" office:value="-0.000160471">
            <text:p>-0.000160471</text:p>
          </table:table-cell>
          <table:table-cell office:value-type="float" office:value="0.00763191">
            <text:p>0.00763191</text:p>
          </table:table-cell>
          <table:table-cell office:value-type="float" office:value="-0.129104">
            <text:p>-0.129104</text:p>
          </table:table-cell>
          <table:table-cell office:value-type="float" office:value="0.000535868">
            <text:p>0.000535868</text:p>
          </table:table-cell>
          <table:table-cell office:value-type="float" office:value="0.0471988">
            <text:p>0.0471988</text:p>
          </table:table-cell>
          <table:table-cell office:value-type="float" office:value="0.370512">
            <text:p>0.370512</text:p>
          </table:table-cell>
          <table:table-cell office:value-type="float" office:value="0.16228">
            <text:p>0.16228</text:p>
          </table:table-cell>
          <table:table-cell office:value-type="float" office:value="-0.130847">
            <text:p>-0.130847</text:p>
          </table:table-cell>
          <table:table-cell/>
          <table:table-cell office:value-type="float" office:value="0.400151">
            <text:p>0.400151</text:p>
          </table:table-cell>
          <table:table-cell office:value-type="float" office:value="-0.0670952">
            <text:p>-0.0670952</text:p>
          </table:table-cell>
          <table:table-cell office:value-type="float" office:value="-0.185288">
            <text:p>-0.185288</text:p>
          </table:table-cell>
          <table:table-cell office:value-type="float" office:value="0.981753">
            <text:p>0.981753</text:p>
          </table:table-cell>
          <table:table-cell office:value-type="float" office:value="0.906286">
            <text:p>0.906286</text:p>
          </table:table-cell>
          <table:table-cell office:value-type="float" office:value="-0.0477028">
            <text:p>-0.0477028</text:p>
          </table:table-cell>
          <table:table-cell office:value-type="float" office:value="-0.0198024">
            <text:p>-0.0198024</text:p>
          </table:table-cell>
          <table:table-cell office:value-type="float" office:value="0.00951227">
            <text:p>0.00951227</text:p>
          </table:table-cell>
          <table:table-cell office:value-type="float" office:value="-0.0166854">
            <text:p>-0.0166854</text:p>
          </table:table-cell>
          <table:table-cell office:value-type="float" office:value="0.030992">
            <text:p>0.030992</text:p>
          </table:table-cell>
          <table:table-cell office:value-type="float" office:value="-0.00447361">
            <text:p>-0.00447361</text:p>
          </table:table-cell>
          <table:table-cell office:value-type="float" office:value="-0.0223249">
            <text:p>-0.0223249</text:p>
          </table:table-cell>
          <table:table-cell office:value-type="float" office:value="-0.0389401">
            <text:p>-0.0389401</text:p>
          </table:table-cell>
          <table:table-cell office:value-type="float" office:value="-0.0172144">
            <text:p>-0.0172144</text:p>
          </table:table-cell>
          <table:table-cell/>
          <table:table-cell office:value-type="float" office:value="0.0984292">
            <text:p>0.0984292</text:p>
          </table:table-cell>
          <table:table-cell office:value-type="float" office:value="0.0259344">
            <text:p>0.0259344</text:p>
          </table:table-cell>
          <table:table-cell office:value-type="float" office:value="-0.0855688">
            <text:p>-0.0855688</text:p>
          </table:table-cell>
          <table:table-cell office:value-type="float" office:value="0.68358">
            <text:p>0.68358</text:p>
          </table:table-cell>
          <table:table-cell office:value-type="float" office:value="0.977044">
            <text:p>0.977044</text:p>
          </table:table-cell>
          <table:table-cell office:value-type="float" office:value="0.00369344">
            <text:p>0.00369344</text:p>
          </table:table-cell>
          <table:table-cell office:value-type="float" office:value="-0.00104498">
            <text:p>-0.00104498</text:p>
          </table:table-cell>
          <table:table-cell office:value-type="float" office:value="-0.00316416">
            <text:p>-0.00316416</text:p>
          </table:table-cell>
          <table:table-cell office:value-type="float" office:value="0.00217383">
            <text:p>0.00217383</text:p>
          </table:table-cell>
          <table:table-cell office:value-type="float" office:value="0.0216958">
            <text:p>0.0216958</text:p>
          </table:table-cell>
          <table:table-cell office:value-type="float" office:value="0.0153021">
            <text:p>0.0153021</text:p>
          </table:table-cell>
          <table:table-cell office:value-type="float" office:value="0.213518">
            <text:p>0.213518</text:p>
          </table:table-cell>
          <table:table-cell office:value-type="float" office:value="-0.0206086">
            <text:p>-0.0206086</text:p>
          </table:table-cell>
          <table:table-cell office:value-type="float" office:value="-0.162461">
            <text:p>-0.162461</text:p>
          </table:table-cell>
        </table:table-row>
        <table:table-row table:style-name="ro4">
          <table:table-cell office:value-type="float" office:value="1.06798">
            <text:p>1.06798</text:p>
          </table:table-cell>
          <table:table-cell office:value-type="float" office:value="0.0539113">
            <text:p>0.0539113</text:p>
          </table:table-cell>
          <table:table-cell office:value-type="float" office:value="-0.257934">
            <text:p>-0.257934</text:p>
          </table:table-cell>
          <table:table-cell office:value-type="float" office:value="1.03">
            <text:p>1.03</text:p>
          </table:table-cell>
          <table:table-cell office:value-type="float" office:value="0.767264">
            <text:p>0.767264</text:p>
          </table:table-cell>
          <table:table-cell office:value-type="float" office:value="-0.0923068">
            <text:p>-0.0923068</text:p>
          </table:table-cell>
          <table:table-cell office:value-type="float" office:value="-0.0605953">
            <text:p>-0.0605953</text:p>
          </table:table-cell>
          <table:table-cell office:value-type="float" office:value="0.0084137">
            <text:p>0.0084137</text:p>
          </table:table-cell>
          <table:table-cell office:value-type="float" office:value="-0.0121992">
            <text:p>-0.0121992</text:p>
          </table:table-cell>
          <table:table-cell office:value-type="float" office:value="0.0216224">
            <text:p>0.0216224</text:p>
          </table:table-cell>
          <table:table-cell office:value-type="float" office:value="-0.0267488">
            <text:p>-0.0267488</text:p>
          </table:table-cell>
          <table:table-cell office:value-type="float" office:value="0.0293668">
            <text:p>0.0293668</text:p>
          </table:table-cell>
          <table:table-cell office:value-type="float" office:value="-0.0416602">
            <text:p>-0.0416602</text:p>
          </table:table-cell>
          <table:table-cell office:value-type="float" office:value="0.0519376">
            <text:p>0.0519376</text:p>
          </table:table-cell>
          <table:table-cell/>
          <table:table-cell office:value-type="float" office:value="0.611558">
            <text:p>0.611558</text:p>
          </table:table-cell>
          <table:table-cell office:value-type="float" office:value="-0.0180398">
            <text:p>-0.0180398</text:p>
          </table:table-cell>
          <table:table-cell office:value-type="float" office:value="-0.17327">
            <text:p>-0.17327</text:p>
          </table:table-cell>
          <table:table-cell office:value-type="float" office:value="0.942136">
            <text:p>0.942136</text:p>
          </table:table-cell>
          <table:table-cell office:value-type="float" office:value="0.846666">
            <text:p>0.846666</text:p>
          </table:table-cell>
          <table:table-cell office:value-type="float" office:value="-0.0633648">
            <text:p>-0.0633648</text:p>
          </table:table-cell>
          <table:table-cell office:value-type="float" office:value="-0.0331863">
            <text:p>-0.0331863</text:p>
          </table:table-cell>
          <table:table-cell office:value-type="float" office:value="0.00982159">
            <text:p>0.00982159</text:p>
          </table:table-cell>
          <table:table-cell office:value-type="float" office:value="-0.00114775">
            <text:p>-0.00114775</text:p>
          </table:table-cell>
          <table:table-cell office:value-type="float" office:value="0.00839296">
            <text:p>0.00839296</text:p>
          </table:table-cell>
          <table:table-cell office:value-type="float" office:value="-0.0115038">
            <text:p>-0.0115038</text:p>
          </table:table-cell>
          <table:table-cell office:value-type="float" office:value="-0.227067">
            <text:p>-0.227067</text:p>
          </table:table-cell>
          <table:table-cell office:value-type="float" office:value="0.0902192">
            <text:p>0.0902192</text:p>
          </table:table-cell>
          <table:table-cell office:value-type="float" office:value="0.106212">
            <text:p>0.106212</text:p>
          </table:table-cell>
          <table:table-cell/>
          <table:table-cell office:value-type="float" office:value="0.43329">
            <text:p>0.43329</text:p>
          </table:table-cell>
          <table:table-cell office:value-type="float" office:value="-0.00315883">
            <text:p>-0.00315883</text:p>
          </table:table-cell>
          <table:table-cell office:value-type="float" office:value="-0.145521">
            <text:p>-0.145521</text:p>
          </table:table-cell>
          <table:table-cell office:value-type="float" office:value="0.972925">
            <text:p>0.972925</text:p>
          </table:table-cell>
          <table:table-cell office:value-type="float" office:value="0.899748">
            <text:p>0.899748</text:p>
          </table:table-cell>
          <table:table-cell office:value-type="float" office:value="-0.0539839">
            <text:p>-0.0539839</text:p>
          </table:table-cell>
          <table:table-cell office:value-type="float" office:value="-0.0195633">
            <text:p>-0.0195633</text:p>
          </table:table-cell>
          <table:table-cell office:value-type="float" office:value="0.015176">
            <text:p>0.015176</text:p>
          </table:table-cell>
          <table:table-cell office:value-type="float" office:value="-0.0053918">
            <text:p>-0.0053918</text:p>
          </table:table-cell>
          <table:table-cell office:value-type="float" office:value="0.0547202">
            <text:p>0.0547202</text:p>
          </table:table-cell>
          <table:table-cell office:value-type="float" office:value="0.00350979">
            <text:p>0.00350979</text:p>
          </table:table-cell>
          <table:table-cell office:value-type="float" office:value="-0.121791">
            <text:p>-0.121791</text:p>
          </table:table-cell>
          <table:table-cell office:value-type="float" office:value="-0.42399">
            <text:p>-0.42399</text:p>
          </table:table-cell>
          <table:table-cell office:value-type="float" office:value="-0.167677">
            <text:p>-0.167677</text:p>
          </table:table-cell>
          <table:table-cell/>
          <table:table-cell office:value-type="float" office:value="0.694102">
            <text:p>0.694102</text:p>
          </table:table-cell>
          <table:table-cell office:value-type="float" office:value="-0.0739289">
            <text:p>-0.0739289</text:p>
          </table:table-cell>
          <table:table-cell office:value-type="float" office:value="-0.179542">
            <text:p>-0.179542</text:p>
          </table:table-cell>
          <table:table-cell office:value-type="float" office:value="0.978951">
            <text:p>0.978951</text:p>
          </table:table-cell>
          <table:table-cell office:value-type="float" office:value="0.843086">
            <text:p>0.843086</text:p>
          </table:table-cell>
          <table:table-cell office:value-type="float" office:value="-0.0790167">
            <text:p>-0.0790167</text:p>
          </table:table-cell>
          <table:table-cell office:value-type="float" office:value="-0.0376211">
            <text:p>-0.0376211</text:p>
          </table:table-cell>
          <table:table-cell office:value-type="float" office:value="0.0158039">
            <text:p>0.0158039</text:p>
          </table:table-cell>
          <table:table-cell office:value-type="float" office:value="-0.0232479">
            <text:p>-0.0232479</text:p>
          </table:table-cell>
          <table:table-cell office:value-type="float" office:value="0.0195456">
            <text:p>0.0195456</text:p>
          </table:table-cell>
          <table:table-cell office:value-type="float" office:value="-0.00953381">
            <text:p>-0.00953381</text:p>
          </table:table-cell>
          <table:table-cell office:value-type="float" office:value="0.0365122">
            <text:p>0.0365122</text:p>
          </table:table-cell>
          <table:table-cell office:value-type="float" office:value="-0.0372497">
            <text:p>-0.0372497</text:p>
          </table:table-cell>
          <table:table-cell office:value-type="float" office:value="0.0153577">
            <text:p>0.0153577</text:p>
          </table:table-cell>
          <table:table-cell/>
          <table:table-cell office:value-type="float" office:value="0.362266">
            <text:p>0.362266</text:p>
          </table:table-cell>
          <table:table-cell office:value-type="float" office:value="0.0413709">
            <text:p>0.0413709</text:p>
          </table:table-cell>
          <table:table-cell office:value-type="float" office:value="-0.0812792">
            <text:p>-0.0812792</text:p>
          </table:table-cell>
          <table:table-cell office:value-type="float" office:value="0.676309">
            <text:p>0.676309</text:p>
          </table:table-cell>
          <table:table-cell office:value-type="float" office:value="0.918078">
            <text:p>0.918078</text:p>
          </table:table-cell>
          <table:table-cell office:value-type="float" office:value="-0.00386832">
            <text:p>-0.00386832</text:p>
          </table:table-cell>
          <table:table-cell office:value-type="float" office:value="-0.00907564">
            <text:p>-0.00907564</text:p>
          </table:table-cell>
          <table:table-cell office:value-type="float" office:value="-0.00566299">
            <text:p>-0.00566299</text:p>
          </table:table-cell>
          <table:table-cell office:value-type="float" office:value="0.0585078">
            <text:p>0.0585078</text:p>
          </table:table-cell>
          <table:table-cell office:value-type="float" office:value="0.0162585">
            <text:p>0.0162585</text:p>
          </table:table-cell>
          <table:table-cell office:value-type="float" office:value="-0.027561">
            <text:p>-0.027561</text:p>
          </table:table-cell>
          <table:table-cell office:value-type="float" office:value="-0.172397">
            <text:p>-0.172397</text:p>
          </table:table-cell>
          <table:table-cell office:value-type="float" office:value="-0.0397223">
            <text:p>-0.0397223</text:p>
          </table:table-cell>
          <table:table-cell office:value-type="float" office:value="0.0380769">
            <text:p>0.0380769</text:p>
          </table:table-cell>
        </table:table-row>
        <table:table-row table:style-name="ro4">
          <table:table-cell office:value-type="float" office:value="1.50006">
            <text:p>1.50006</text:p>
          </table:table-cell>
          <table:table-cell office:value-type="float" office:value="0.0541229">
            <text:p>0.0541229</text:p>
          </table:table-cell>
          <table:table-cell office:value-type="float" office:value="-0.256369">
            <text:p>-0.256369</text:p>
          </table:table-cell>
          <table:table-cell office:value-type="float" office:value="1.02814">
            <text:p>1.02814</text:p>
          </table:table-cell>
          <table:table-cell office:value-type="float" office:value="0.689279">
            <text:p>0.689279</text:p>
          </table:table-cell>
          <table:table-cell office:value-type="float" office:value="-0.117302">
            <text:p>-0.117302</text:p>
          </table:table-cell>
          <table:table-cell office:value-type="float" office:value="-0.0877834">
            <text:p>-0.0877834</text:p>
          </table:table-cell>
          <table:table-cell office:value-type="float" office:value="0.0168126">
            <text:p>0.0168126</text:p>
          </table:table-cell>
          <table:table-cell office:value-type="float" office:value="0.000489761">
            <text:p>0.000489761</text:p>
          </table:table-cell>
          <table:table-cell office:value-type="float" office:value="0.00362157">
            <text:p>0.00362157</text:p>
          </table:table-cell>
          <table:table-cell office:value-type="float" office:value="-0.00430725">
            <text:p>-0.00430725</text:p>
          </table:table-cell>
          <table:table-cell office:value-type="float" office:value="-0.00917912">
            <text:p>-0.00917912</text:p>
          </table:table-cell>
          <table:table-cell office:value-type="float" office:value="0.01116">
            <text:p>0.01116</text:p>
          </table:table-cell>
          <table:table-cell office:value-type="float" office:value="-0.0151479">
            <text:p>-0.0151479</text:p>
          </table:table-cell>
          <table:table-cell/>
          <table:table-cell office:value-type="float" office:value="0.701845">
            <text:p>0.701845</text:p>
          </table:table-cell>
          <table:table-cell office:value-type="float" office:value="-0.0199944">
            <text:p>-0.0199944</text:p>
          </table:table-cell>
          <table:table-cell office:value-type="float" office:value="-0.171776">
            <text:p>-0.171776</text:p>
          </table:table-cell>
          <table:table-cell office:value-type="float" office:value="0.941963">
            <text:p>0.941963</text:p>
          </table:table-cell>
          <table:table-cell office:value-type="float" office:value="0.826114">
            <text:p>0.826114</text:p>
          </table:table-cell>
          <table:table-cell office:value-type="float" office:value="-0.0651497">
            <text:p>-0.0651497</text:p>
          </table:table-cell>
          <table:table-cell office:value-type="float" office:value="-0.0407248">
            <text:p>-0.0407248</text:p>
          </table:table-cell>
          <table:table-cell office:value-type="float" office:value="0.00754878">
            <text:p>0.00754878</text:p>
          </table:table-cell>
          <table:table-cell office:value-type="float" office:value="-0.0216489">
            <text:p>-0.0216489</text:p>
          </table:table-cell>
          <table:table-cell office:value-type="float" office:value="0.0165386">
            <text:p>0.0165386</text:p>
          </table:table-cell>
          <table:table-cell office:value-type="float" office:value="-0.00191431">
            <text:p>-0.00191431</text:p>
          </table:table-cell>
          <table:table-cell office:value-type="float" office:value="0.0607825">
            <text:p>0.0607825</text:p>
          </table:table-cell>
          <table:table-cell office:value-type="float" office:value="-0.0224286">
            <text:p>-0.0224286</text:p>
          </table:table-cell>
          <table:table-cell office:value-type="float" office:value="-0.0204445">
            <text:p>-0.0204445</text:p>
          </table:table-cell>
          <table:table-cell/>
          <table:table-cell office:value-type="float" office:value="0.572584">
            <text:p>0.572584</text:p>
          </table:table-cell>
          <table:table-cell office:value-type="float" office:value="-0.00627296">
            <text:p>-0.00627296</text:p>
          </table:table-cell>
          <table:table-cell office:value-type="float" office:value="-0.146125">
            <text:p>-0.146125</text:p>
          </table:table-cell>
          <table:table-cell office:value-type="float" office:value="0.970161">
            <text:p>0.970161</text:p>
          </table:table-cell>
          <table:table-cell office:value-type="float" office:value="0.869704">
            <text:p>0.869704</text:p>
          </table:table-cell>
          <table:table-cell office:value-type="float" office:value="-0.0617697">
            <text:p>-0.0617697</text:p>
          </table:table-cell>
          <table:table-cell office:value-type="float" office:value="-0.0153445">
            <text:p>-0.0153445</text:p>
          </table:table-cell>
          <table:table-cell office:value-type="float" office:value="0.0207781">
            <text:p>0.0207781</text:p>
          </table:table-cell>
          <table:table-cell office:value-type="float" office:value="-0.0223565">
            <text:p>-0.0223565</text:p>
          </table:table-cell>
          <table:table-cell office:value-type="float" office:value="-0.00433901">
            <text:p>-0.00433901</text:p>
          </table:table-cell>
          <table:table-cell office:value-type="float" office:value="-0.0198466">
            <text:p>-0.0198466</text:p>
          </table:table-cell>
          <table:table-cell office:value-type="float" office:value="0.066558">
            <text:p>0.066558</text:p>
          </table:table-cell>
          <table:table-cell office:value-type="float" office:value="0.0558448">
            <text:p>0.0558448</text:p>
          </table:table-cell>
          <table:table-cell office:value-type="float" office:value="-0.0125371">
            <text:p>-0.0125371</text:p>
          </table:table-cell>
          <table:table-cell/>
          <table:table-cell office:value-type="float" office:value="1.04305">
            <text:p>1.04305</text:p>
          </table:table-cell>
          <table:table-cell office:value-type="float" office:value="-0.0775953">
            <text:p>-0.0775953</text:p>
          </table:table-cell>
          <table:table-cell office:value-type="float" office:value="-0.177258">
            <text:p>-0.177258</text:p>
          </table:table-cell>
          <table:table-cell office:value-type="float" office:value="0.977494">
            <text:p>0.977494</text:p>
          </table:table-cell>
          <table:table-cell office:value-type="float" office:value="0.773759">
            <text:p>0.773759</text:p>
          </table:table-cell>
          <table:table-cell office:value-type="float" office:value="-0.109588">
            <text:p>-0.109588</text:p>
          </table:table-cell>
          <table:table-cell office:value-type="float" office:value="-0.0596939">
            <text:p>-0.0596939</text:p>
          </table:table-cell>
          <table:table-cell office:value-type="float" office:value="0.0217169">
            <text:p>0.0217169</text:p>
          </table:table-cell>
          <table:table-cell office:value-type="float" office:value="-0.0105071">
            <text:p>-0.0105071</text:p>
          </table:table-cell>
          <table:table-cell office:value-type="float" office:value="0.00654746">
            <text:p>0.00654746</text:p>
          </table:table-cell>
          <table:table-cell office:value-type="float" office:value="-0.00417483">
            <text:p>-0.00417483</text:p>
          </table:table-cell>
          <table:table-cell office:value-type="float" office:value="0.0520731">
            <text:p>0.0520731</text:p>
          </table:table-cell>
          <table:table-cell office:value-type="float" office:value="0.00547742">
            <text:p>0.00547742</text:p>
          </table:table-cell>
          <table:table-cell office:value-type="float" office:value="-0.0445483">
            <text:p>-0.0445483</text:p>
          </table:table-cell>
          <table:table-cell/>
          <table:table-cell office:value-type="float" office:value="0.598168">
            <text:p>0.598168</text:p>
          </table:table-cell>
          <table:table-cell office:value-type="float" office:value="0.0455791">
            <text:p>0.0455791</text:p>
          </table:table-cell>
          <table:table-cell office:value-type="float" office:value="-0.0796543">
            <text:p>-0.0796543</text:p>
          </table:table-cell>
          <table:table-cell office:value-type="float" office:value="0.671926">
            <text:p>0.671926</text:p>
          </table:table-cell>
          <table:table-cell office:value-type="float" office:value="0.868375">
            <text:p>0.868375</text:p>
          </table:table-cell>
          <table:table-cell office:value-type="float" office:value="-0.0076868">
            <text:p>-0.0076868</text:p>
          </table:table-cell>
          <table:table-cell office:value-type="float" office:value="-0.0129438">
            <text:p>-0.0129438</text:p>
          </table:table-cell>
          <table:table-cell table:style-name="ce1" office:value-type="float" office:value="-0.0141482">
            <text:p>-0.0141482</text:p>
          </table:table-cell>
          <table:table-cell office:value-type="float" office:value="0.0178389">
            <text:p>0.0178389</text:p>
          </table:table-cell>
          <table:table-cell office:value-type="float" office:value="0.00688789">
            <text:p>0.00688789</text:p>
          </table:table-cell>
          <table:table-cell office:value-type="float" office:value="-0.0185786">
            <text:p>-0.0185786</text:p>
          </table:table-cell>
          <table:table-cell office:value-type="float" office:value="-0.0047358">
            <text:p>-0.0047358</text:p>
          </table:table-cell>
          <table:table-cell office:value-type="float" office:value="0.0804483">
            <text:p>0.0804483</text:p>
          </table:table-cell>
          <table:table-cell office:value-type="float" office:value="-0.1044">
            <text:p>-0.1044</text:p>
          </table:table-cell>
        </table:table-row>
        <table:table-row table:style-name="ro4">
          <table:table-cell office:value-type="float" office:value="1.56826">
            <text:p>1.56826</text:p>
          </table:table-cell>
          <table:table-cell office:value-type="float" office:value="0.0541136">
            <text:p>0.0541136</text:p>
          </table:table-cell>
          <table:table-cell office:value-type="float" office:value="-0.256071">
            <text:p>-0.256071</text:p>
          </table:table-cell>
          <table:table-cell office:value-type="float" office:value="1.02777">
            <text:p>1.02777</text:p>
          </table:table-cell>
          <table:table-cell office:value-type="float" office:value="0.677716">
            <text:p>0.677716</text:p>
          </table:table-cell>
          <table:table-cell office:value-type="float" office:value="-0.120352">
            <text:p>-0.120352</text:p>
          </table:table-cell>
          <table:table-cell office:value-type="float" office:value="-0.0918717">
            <text:p>-0.0918717</text:p>
          </table:table-cell>
          <table:table-cell office:value-type="float" office:value="0.018148">
            <text:p>0.018148</text:p>
          </table:table-cell>
          <table:table-cell office:value-type="float" office:value="-0.000136282">
            <text:p>-0.000136282</text:p>
          </table:table-cell>
          <table:table-cell office:value-type="float" office:value="0.00438272">
            <text:p>0.00438272</text:p>
          </table:table-cell>
          <table:table-cell office:value-type="float" office:value="-0.00534039">
            <text:p>-0.00534039</text:p>
          </table:table-cell>
          <table:table-cell office:value-type="float" office:value="0.0099177">
            <text:p>0.0099177</text:p>
          </table:table-cell>
          <table:table-cell office:value-type="float" office:value="0.00739611">
            <text:p>0.00739611</text:p>
          </table:table-cell>
          <table:table-cell office:value-type="float" office:value="-0.00978902">
            <text:p>-0.00978902</text:p>
          </table:table-cell>
          <table:table-cell/>
          <table:table-cell office:value-type="float" office:value="0.999611">
            <text:p>0.999611</text:p>
          </table:table-cell>
          <table:table-cell office:value-type="float" office:value="-0.0210514">
            <text:p>-0.0210514</text:p>
          </table:table-cell>
          <table:table-cell office:value-type="float" office:value="-0.16884">
            <text:p>-0.16884</text:p>
          </table:table-cell>
          <table:table-cell office:value-type="float" office:value="0.93958">
            <text:p>0.93958</text:p>
          </table:table-cell>
          <table:table-cell office:value-type="float" office:value="0.761804">
            <text:p>0.761804</text:p>
          </table:table-cell>
          <table:table-cell office:value-type="float" office:value="-0.0879174">
            <text:p>-0.0879174</text:p>
          </table:table-cell>
          <table:table-cell office:value-type="float" office:value="-0.0601915">
            <text:p>-0.0601915</text:p>
          </table:table-cell>
          <table:table-cell office:value-type="float" office:value="0.00888966">
            <text:p>0.00888966</text:p>
          </table:table-cell>
          <table:table-cell office:value-type="float" office:value="-0.00354997">
            <text:p>-0.00354997</text:p>
          </table:table-cell>
          <table:table-cell office:value-type="float" office:value="0.0098601">
            <text:p>0.0098601</text:p>
          </table:table-cell>
          <table:table-cell office:value-type="float" office:value="-0.00800199">
            <text:p>-0.00800199</text:p>
          </table:table-cell>
          <table:table-cell office:value-type="float" office:value="0.0868497">
            <text:p>0.0868497</text:p>
          </table:table-cell>
          <table:table-cell office:value-type="float" office:value="-0.116769">
            <text:p>-0.116769</text:p>
          </table:table-cell>
          <table:table-cell office:value-type="float" office:value="-0.0171506">
            <text:p>-0.0171506</text:p>
          </table:table-cell>
          <table:table-cell/>
          <table:table-cell office:value-type="float" office:value="0.868124">
            <text:p>0.868124</text:p>
          </table:table-cell>
          <table:table-cell office:value-type="float" office:value="-0.00706676">
            <text:p>-0.00706676</text:p>
          </table:table-cell>
          <table:table-cell office:value-type="float" office:value="-0.14253">
            <text:p>-0.14253</text:p>
          </table:table-cell>
          <table:table-cell office:value-type="float" office:value="0.9632">
            <text:p>0.9632</text:p>
          </table:table-cell>
          <table:table-cell office:value-type="float" office:value="0.809241">
            <text:p>0.809241</text:p>
          </table:table-cell>
          <table:table-cell office:value-type="float" office:value="-0.0868614">
            <text:p>-0.0868614</text:p>
          </table:table-cell>
          <table:table-cell office:value-type="float" office:value="-0.0273185">
            <text:p>-0.0273185</text:p>
          </table:table-cell>
          <table:table-cell office:value-type="float" office:value="0.0235392">
            <text:p>0.0235392</text:p>
          </table:table-cell>
          <table:table-cell office:value-type="float" office:value="-0.00268595">
            <text:p>-0.00268595</text:p>
          </table:table-cell>
          <table:table-cell office:value-type="float" office:value="0.0121654">
            <text:p>0.0121654</text:p>
          </table:table-cell>
          <table:table-cell office:value-type="float" office:value="-0.0235518">
            <text:p>-0.0235518</text:p>
          </table:table-cell>
          <table:table-cell office:value-type="float" office:value="-0.0761227">
            <text:p>-0.0761227</text:p>
          </table:table-cell>
          <table:table-cell office:value-type="float" office:value="0.0319269">
            <text:p>0.0319269</text:p>
          </table:table-cell>
          <table:table-cell office:value-type="float" office:value="0.00878534">
            <text:p>0.00878534</text:p>
          </table:table-cell>
          <table:table-cell/>
          <table:table-cell office:value-type="float" office:value="1.27421">
            <text:p>1.27421</text:p>
          </table:table-cell>
          <table:table-cell office:value-type="float" office:value="-0.0772415">
            <text:p>-0.0772415</text:p>
          </table:table-cell>
          <table:table-cell office:value-type="float" office:value="-0.175451">
            <text:p>-0.175451</text:p>
          </table:table-cell>
          <table:table-cell office:value-type="float" office:value="0.974148">
            <text:p>0.974148</text:p>
          </table:table-cell>
          <table:table-cell office:value-type="float" office:value="0.731001">
            <text:p>0.731001</text:p>
          </table:table-cell>
          <table:table-cell office:value-type="float" office:value="-0.120898">
            <text:p>-0.120898</text:p>
          </table:table-cell>
          <table:table-cell office:value-type="float" office:value="-0.0725925">
            <text:p>-0.0725925</text:p>
          </table:table-cell>
          <table:table-cell office:value-type="float" office:value="0.0330076">
            <text:p>0.0330076</text:p>
          </table:table-cell>
          <table:table-cell office:value-type="float" office:value="0.0015305">
            <text:p>0.0015305</text:p>
          </table:table-cell>
          <table:table-cell office:value-type="float" office:value="0.00781366">
            <text:p>0.00781366</text:p>
          </table:table-cell>
          <table:table-cell office:value-type="float" office:value="-0.014473">
            <text:p>-0.014473</text:p>
          </table:table-cell>
          <table:table-cell office:value-type="float" office:value="0.183319">
            <text:p>0.183319</text:p>
          </table:table-cell>
          <table:table-cell office:value-type="float" office:value="0.0181499">
            <text:p>0.0181499</text:p>
          </table:table-cell>
          <table:table-cell office:value-type="float" office:value="0.220411">
            <text:p>0.220411</text:p>
          </table:table-cell>
          <table:table-cell/>
          <table:table-cell office:value-type="float" office:value="0.664489">
            <text:p>0.664489</text:p>
          </table:table-cell>
          <table:table-cell office:value-type="float" office:value="0.0467414">
            <text:p>0.0467414</text:p>
          </table:table-cell>
          <table:table-cell office:value-type="float" office:value="-0.0788436">
            <text:p>-0.0788436</text:p>
          </table:table-cell>
          <table:table-cell office:value-type="float" office:value="0.670235">
            <text:p>0.670235</text:p>
          </table:table-cell>
          <table:table-cell office:value-type="float" office:value="0.854893">
            <text:p>0.854893</text:p>
          </table:table-cell>
          <table:table-cell office:value-type="float" office:value="-0.0118282">
            <text:p>-0.0118282</text:p>
          </table:table-cell>
          <table:table-cell office:value-type="float" office:value="-0.0177219">
            <text:p>-0.0177219</text:p>
          </table:table-cell>
          <table:table-cell office:value-type="float" office:value="-0.011247">
            <text:p>-0.011247</text:p>
          </table:table-cell>
          <table:table-cell office:value-type="float" office:value="0.0175249">
            <text:p>0.0175249</text:p>
          </table:table-cell>
          <table:table-cell office:value-type="float" office:value="0.0122233">
            <text:p>0.0122233</text:p>
          </table:table-cell>
          <table:table-cell office:value-type="float" office:value="-0.0255025">
            <text:p>-0.0255025</text:p>
          </table:table-cell>
          <table:table-cell office:value-type="float" office:value="-0.0639007">
            <text:p>-0.0639007</text:p>
          </table:table-cell>
          <table:table-cell office:value-type="float" office:value="-0.0100012">
            <text:p>-0.0100012</text:p>
          </table:table-cell>
          <table:table-cell office:value-type="float" office:value="0.0245522">
            <text:p>0.0245522</text:p>
          </table:table-cell>
        </table:table-row>
        <table:table-row table:style-name="ro4">
          <table:table-cell office:value-type="float" office:value="1.66796">
            <text:p>1.66796</text:p>
          </table:table-cell>
          <table:table-cell office:value-type="float" office:value="0.0541986">
            <text:p>0.0541986</text:p>
          </table:table-cell>
          <table:table-cell office:value-type="float" office:value="-0.25556">
            <text:p>-0.25556</text:p>
          </table:table-cell>
          <table:table-cell office:value-type="float" office:value="1.02714">
            <text:p>1.02714</text:p>
          </table:table-cell>
          <table:table-cell office:value-type="float" office:value="0.661161">
            <text:p>0.661161</text:p>
          </table:table-cell>
          <table:table-cell office:value-type="float" office:value="-0.126455">
            <text:p>-0.126455</text:p>
          </table:table-cell>
          <table:table-cell office:value-type="float" office:value="-0.0981098">
            <text:p>-0.0981098</text:p>
          </table:table-cell>
          <table:table-cell office:value-type="float" office:value="0.0200787">
            <text:p>0.0200787</text:p>
          </table:table-cell>
          <table:table-cell office:value-type="float" office:value="0.000852492">
            <text:p>0.000852492</text:p>
          </table:table-cell>
          <table:table-cell office:value-type="float" office:value="0.00512009">
            <text:p>0.00512009</text:p>
          </table:table-cell>
          <table:table-cell office:value-type="float" office:value="-0.00631633">
            <text:p>-0.00631633</text:p>
          </table:table-cell>
          <table:table-cell office:value-type="float" office:value="-0.0166925">
            <text:p>-0.0166925</text:p>
          </table:table-cell>
          <table:table-cell office:value-type="float" office:value="-0.00973485">
            <text:p>-0.00973485</text:p>
          </table:table-cell>
          <table:table-cell table:style-name="ce1" office:value-type="string">
            <text:p>9.69648e-05</text:p>
          </table:table-cell>
          <table:table-cell/>
          <table:table-cell office:value-type="float" office:value="1.09969">
            <text:p>1.09969</text:p>
          </table:table-cell>
          <table:table-cell office:value-type="float" office:value="-0.0205368">
            <text:p>-0.0205368</text:p>
          </table:table-cell>
          <table:table-cell office:value-type="float" office:value="-0.169023">
            <text:p>-0.169023</text:p>
          </table:table-cell>
          <table:table-cell office:value-type="float" office:value="0.938608">
            <text:p>0.938608</text:p>
          </table:table-cell>
          <table:table-cell office:value-type="float" office:value="0.741332">
            <text:p>0.741332</text:p>
          </table:table-cell>
          <table:table-cell office:value-type="float" office:value="-0.0975186">
            <text:p>-0.0975186</text:p>
          </table:table-cell>
          <table:table-cell office:value-type="float" office:value="-0.0631809">
            <text:p>-0.0631809</text:p>
          </table:table-cell>
          <table:table-cell office:value-type="float" office:value="0.00985847">
            <text:p>0.00985847</text:p>
          </table:table-cell>
          <table:table-cell office:value-type="float" office:value="0.00514221">
            <text:p>0.00514221</text:p>
          </table:table-cell>
          <table:table-cell office:value-type="float" office:value="-0.00182644">
            <text:p>-0.00182644</text:p>
          </table:table-cell>
          <table:table-cell office:value-type="float" office:value="-0.00971847">
            <text:p>-0.00971847</text:p>
          </table:table-cell>
          <table:table-cell office:value-type="float" office:value="-0.00730524">
            <text:p>-0.00730524</text:p>
          </table:table-cell>
          <table:table-cell office:value-type="float" office:value="0.00626942">
            <text:p>0.00626942</text:p>
          </table:table-cell>
          <table:table-cell office:value-type="float" office:value="0.00565788">
            <text:p>0.00565788</text:p>
          </table:table-cell>
          <table:table-cell/>
          <table:table-cell office:value-type="float" office:value="1.0354">
            <text:p>1.0354</text:p>
          </table:table-cell>
          <table:table-cell office:value-type="float" office:value="-0.00964607">
            <text:p>-0.00964607</text:p>
          </table:table-cell>
          <table:table-cell office:value-type="float" office:value="-0.139602">
            <text:p>-0.139602</text:p>
          </table:table-cell>
          <table:table-cell office:value-type="float" office:value="0.959506">
            <text:p>0.959506</text:p>
          </table:table-cell>
          <table:table-cell office:value-type="float" office:value="0.776901">
            <text:p>0.776901</text:p>
          </table:table-cell>
          <table:table-cell office:value-type="float" office:value="-0.0983587">
            <text:p>-0.0983587</text:p>
          </table:table-cell>
          <table:table-cell office:value-type="float" office:value="-0.0350958">
            <text:p>-0.0350958</text:p>
          </table:table-cell>
          <table:table-cell office:value-type="float" office:value="0.0260406">
            <text:p>0.0260406</text:p>
          </table:table-cell>
          <table:table-cell office:value-type="float" office:value="-0.0154195">
            <text:p>-0.0154195</text:p>
          </table:table-cell>
          <table:table-cell office:value-type="float" office:value="0.017506">
            <text:p>0.017506</text:p>
          </table:table-cell>
          <table:table-cell office:value-type="float" office:value="-0.0220822">
            <text:p>-0.0220822</text:p>
          </table:table-cell>
          <table:table-cell office:value-type="float" office:value="0.0105809">
            <text:p>0.0105809</text:p>
          </table:table-cell>
          <table:table-cell office:value-type="float" office:value="-0.0355592">
            <text:p>-0.0355592</text:p>
          </table:table-cell>
          <table:table-cell office:value-type="float" office:value="0.038368">
            <text:p>0.038368</text:p>
          </table:table-cell>
          <table:table-cell/>
          <table:table-cell office:value-type="float" office:value="1.30335">
            <text:p>1.30335</text:p>
          </table:table-cell>
          <table:table-cell office:value-type="float" office:value="-0.0770414">
            <text:p>-0.0770414</text:p>
          </table:table-cell>
          <table:table-cell office:value-type="float" office:value="-0.175208">
            <text:p>-0.175208</text:p>
          </table:table-cell>
          <table:table-cell office:value-type="float" office:value="0.973914">
            <text:p>0.973914</text:p>
          </table:table-cell>
          <table:table-cell office:value-type="float" office:value="0.725783">
            <text:p>0.725783</text:p>
          </table:table-cell>
          <table:table-cell office:value-type="float" office:value="-0.129708">
            <text:p>-0.129708</text:p>
          </table:table-cell>
          <table:table-cell office:value-type="float" office:value="-0.0755814">
            <text:p>-0.0755814</text:p>
          </table:table-cell>
          <table:table-cell office:value-type="float" office:value="0.0250407">
            <text:p>0.0250407</text:p>
          </table:table-cell>
          <table:table-cell office:value-type="float" office:value="0.00687079">
            <text:p>0.00687079</text:p>
          </table:table-cell>
          <table:table-cell office:value-type="float" office:value="0.00834239">
            <text:p>0.00834239</text:p>
          </table:table-cell>
          <table:table-cell office:value-type="float" office:value="-0.00805217">
            <text:p>-0.00805217</text:p>
          </table:table-cell>
          <table:table-cell office:value-type="float" office:value="-0.0124607">
            <text:p>-0.0124607</text:p>
          </table:table-cell>
          <table:table-cell office:value-type="float" office:value="-0.0195743">
            <text:p>-0.0195743</text:p>
          </table:table-cell>
          <table:table-cell office:value-type="float" office:value="-0.0197246">
            <text:p>-0.0197246</text:p>
          </table:table-cell>
          <table:table-cell/>
          <table:table-cell office:value-type="float" office:value="1.19828">
            <text:p>1.19828</text:p>
          </table:table-cell>
          <table:table-cell office:value-type="float" office:value="0.0378884">
            <text:p>0.0378884</text:p>
          </table:table-cell>
          <table:table-cell office:value-type="float" office:value="-0.0751686">
            <text:p>-0.0751686</text:p>
          </table:table-cell>
          <table:table-cell office:value-type="float" office:value="0.663617">
            <text:p>0.663617</text:p>
          </table:table-cell>
          <table:table-cell office:value-type="float" office:value="0.753729">
            <text:p>0.753729</text:p>
          </table:table-cell>
          <table:table-cell office:value-type="float" office:value="-0.041083">
            <text:p>-0.041083</text:p>
          </table:table-cell>
          <table:table-cell office:value-type="float" office:value="-0.0337789">
            <text:p>-0.0337789</text:p>
          </table:table-cell>
          <table:table-cell office:value-type="float" office:value="-0.014643">
            <text:p>-0.014643</text:p>
          </table:table-cell>
          <table:table-cell office:value-type="float" office:value="-0.016585">
            <text:p>-0.016585</text:p>
          </table:table-cell>
          <table:table-cell office:value-type="float" office:value="0.00688474">
            <text:p>0.00688474</text:p>
          </table:table-cell>
          <table:table-cell office:value-type="float" office:value="-0.0123967">
            <text:p>-0.0123967</text:p>
          </table:table-cell>
          <table:table-cell office:value-type="float" office:value="0.0617284">
            <text:p>0.0617284</text:p>
          </table:table-cell>
          <table:table-cell office:value-type="float" office:value="-0.0159454">
            <text:p>-0.0159454</text:p>
          </table:table-cell>
          <table:table-cell office:value-type="float" office:value="0.0428411">
            <text:p>0.0428411</text:p>
          </table:table-cell>
        </table:table-row>
        <table:table-row table:style-name="ro4">
          <table:table-cell office:value-type="float" office:value="2.00507">
            <text:p>2.00507</text:p>
          </table:table-cell>
          <table:table-cell office:value-type="float" office:value="0.052589">
            <text:p>0.052589</text:p>
          </table:table-cell>
          <table:table-cell office:value-type="float" office:value="-0.25494">
            <text:p>-0.25494</text:p>
          </table:table-cell>
          <table:table-cell office:value-type="float" office:value="1.02503">
            <text:p>1.02503</text:p>
          </table:table-cell>
          <table:table-cell office:value-type="float" office:value="0.60812">
            <text:p>0.60812</text:p>
          </table:table-cell>
          <table:table-cell office:value-type="float" office:value="-0.143702">
            <text:p>-0.143702</text:p>
          </table:table-cell>
          <table:table-cell office:value-type="float" office:value="-0.116204">
            <text:p>-0.116204</text:p>
          </table:table-cell>
          <table:table-cell office:value-type="float" office:value="0.0245352">
            <text:p>0.0245352</text:p>
          </table:table-cell>
          <table:table-cell office:value-type="float" office:value="-0.00477469">
            <text:p>-0.00477469</text:p>
          </table:table-cell>
          <table:table-cell office:value-type="float" office:value="0.00183839">
            <text:p>0.00183839</text:p>
          </table:table-cell>
          <table:table-cell office:value-type="float" office:value="-0.00628365">
            <text:p>-0.00628365</text:p>
          </table:table-cell>
          <table:table-cell office:value-type="float" office:value="0.0320202">
            <text:p>0.0320202</text:p>
          </table:table-cell>
          <table:table-cell office:value-type="float" office:value="0.0272747">
            <text:p>0.0272747</text:p>
          </table:table-cell>
          <table:table-cell office:value-type="float" office:value="-0.0197064">
            <text:p>-0.0197064</text:p>
          </table:table-cell>
          <table:table-cell/>
          <table:table-cell office:value-type="float" office:value="2.10496">
            <text:p>2.10496</text:p>
          </table:table-cell>
          <table:table-cell office:value-type="float" office:value="-0.0227499">
            <text:p>-0.0227499</text:p>
          </table:table-cell>
          <table:table-cell office:value-type="float" office:value="-0.164524">
            <text:p>-0.164524</text:p>
          </table:table-cell>
          <table:table-cell office:value-type="float" office:value="0.934556">
            <text:p>0.934556</text:p>
          </table:table-cell>
          <table:table-cell office:value-type="float" office:value="0.563882">
            <text:p>0.563882</text:p>
          </table:table-cell>
          <table:table-cell office:value-type="float" office:value="-0.166774">
            <text:p>-0.166774</text:p>
          </table:table-cell>
          <table:table-cell office:value-type="float" office:value="-0.110806">
            <text:p>-0.110806</text:p>
          </table:table-cell>
          <table:table-cell office:value-type="float" office:value="0.0185376">
            <text:p>0.0185376</text:p>
          </table:table-cell>
          <table:table-cell office:value-type="float" office:value="-0.00220148">
            <text:p>-0.00220148</text:p>
          </table:table-cell>
          <table:table-cell office:value-type="float" office:value="0.00447598">
            <text:p>0.00447598</text:p>
          </table:table-cell>
          <table:table-cell office:value-type="float" office:value="-0.00403081">
            <text:p>-0.00403081</text:p>
          </table:table-cell>
          <table:table-cell office:value-type="float" office:value="0.00516433">
            <text:p>0.00516433</text:p>
          </table:table-cell>
          <table:table-cell office:value-type="float" office:value="-0.033035">
            <text:p>-0.033035</text:p>
          </table:table-cell>
          <table:table-cell office:value-type="float" office:value="0.0279107">
            <text:p>0.0279107</text:p>
          </table:table-cell>
          <table:table-cell/>
          <table:table-cell office:value-type="float" office:value="1.25061">
            <text:p>1.25061</text:p>
          </table:table-cell>
          <table:table-cell office:value-type="float" office:value="-0.0124745">
            <text:p>-0.0124745</text:p>
          </table:table-cell>
          <table:table-cell office:value-type="float" office:value="-0.137481">
            <text:p>-0.137481</text:p>
          </table:table-cell>
          <table:table-cell office:value-type="float" office:value="0.956531">
            <text:p>0.956531</text:p>
          </table:table-cell>
          <table:table-cell office:value-type="float" office:value="0.737187">
            <text:p>0.737187</text:p>
          </table:table-cell>
          <table:table-cell office:value-type="float" office:value="-0.113205">
            <text:p>-0.113205</text:p>
          </table:table-cell>
          <table:table-cell office:value-type="float" office:value="-0.0445081">
            <text:p>-0.0445081</text:p>
          </table:table-cell>
          <table:table-cell office:value-type="float" office:value="0.028896">
            <text:p>0.028896</text:p>
          </table:table-cell>
          <table:table-cell office:value-type="float" office:value="-0.0131423">
            <text:p>-0.0131423</text:p>
          </table:table-cell>
          <table:table-cell office:value-type="float" office:value="0.00985317">
            <text:p>0.00985317</text:p>
          </table:table-cell>
          <table:table-cell office:value-type="float" office:value="-0.0138249">
            <text:p>-0.0138249</text:p>
          </table:table-cell>
          <table:table-cell office:value-type="float" office:value="0.04641">
            <text:p>0.04641</text:p>
          </table:table-cell>
          <table:table-cell office:value-type="float" office:value="-0.0420643">
            <text:p>-0.0420643</text:p>
          </table:table-cell>
          <table:table-cell office:value-type="float" office:value="0.0123755">
            <text:p>0.0123755</text:p>
          </table:table-cell>
          <table:table-cell/>
          <table:table-cell office:value-type="float" office:value="1.53799">
            <text:p>1.53799</text:p>
          </table:table-cell>
          <table:table-cell office:value-type="float" office:value="-0.0761153">
            <text:p>-0.0761153</text:p>
          </table:table-cell>
          <table:table-cell office:value-type="float" office:value="-0.174328">
            <text:p>-0.174328</text:p>
          </table:table-cell>
          <table:table-cell office:value-type="float" office:value="0.970938">
            <text:p>0.970938</text:p>
          </table:table-cell>
          <table:table-cell office:value-type="float" office:value="0.685091">
            <text:p>0.685091</text:p>
          </table:table-cell>
          <table:table-cell office:value-type="float" office:value="-0.145641">
            <text:p>-0.145641</text:p>
          </table:table-cell>
          <table:table-cell office:value-type="float" office:value="-0.0897127">
            <text:p>-0.0897127</text:p>
          </table:table-cell>
          <table:table-cell office:value-type="float" office:value="0.0286913">
            <text:p>0.0286913</text:p>
          </table:table-cell>
          <table:table-cell office:value-type="float" office:value="0.00394702">
            <text:p>0.00394702</text:p>
          </table:table-cell>
          <table:table-cell office:value-type="float" office:value="0.00374949">
            <text:p>0.00374949</text:p>
          </table:table-cell>
          <table:table-cell office:value-type="float" office:value="-0.0126803">
            <text:p>-0.0126803</text:p>
          </table:table-cell>
          <table:table-cell office:value-type="float" office:value="-0.00698008">
            <text:p>-0.00698008</text:p>
          </table:table-cell>
          <table:table-cell office:value-type="float" office:value="-0.0208154">
            <text:p>-0.0208154</text:p>
          </table:table-cell>
          <table:table-cell office:value-type="float" office:value="0.0250897">
            <text:p>0.0250897</text:p>
          </table:table-cell>
          <table:table-cell/>
          <table:table-cell office:value-type="float" office:value="1.43058">
            <text:p>1.43058</text:p>
          </table:table-cell>
          <table:table-cell office:value-type="float" office:value="0.0373668">
            <text:p>0.0373668</text:p>
          </table:table-cell>
          <table:table-cell office:value-type="float" office:value="-0.0744297">
            <text:p>-0.0744297</text:p>
          </table:table-cell>
          <table:table-cell office:value-type="float" office:value="0.663049">
            <text:p>0.663049</text:p>
          </table:table-cell>
          <table:table-cell office:value-type="float" office:value="0.71353">
            <text:p>0.71353</text:p>
          </table:table-cell>
          <table:table-cell office:value-type="float" office:value="-0.0514796">
            <text:p>-0.0514796</text:p>
          </table:table-cell>
          <table:table-cell office:value-type="float" office:value="-0.0407923">
            <text:p>-0.0407923</text:p>
          </table:table-cell>
          <table:table-cell office:value-type="float" office:value="-0.015101">
            <text:p>-0.015101</text:p>
          </table:table-cell>
          <table:table-cell office:value-type="float" office:value="-0.00224547">
            <text:p>-0.00224547</text:p>
          </table:table-cell>
          <table:table-cell office:value-type="float" office:value="0.00318062">
            <text:p>0.00318062</text:p>
          </table:table-cell>
          <table:table-cell office:value-type="float" office:value="-0.00244468">
            <text:p>-0.00244468</text:p>
          </table:table-cell>
          <table:table-cell office:value-type="float" office:value="0.00244841">
            <text:p>0.00244841</text:p>
          </table:table-cell>
          <table:table-cell office:value-type="float" office:value="-0.0124113">
            <text:p>-0.0124113</text:p>
          </table:table-cell>
          <table:table-cell office:value-type="float" office:value="0.00926397">
            <text:p>0.00926397</text:p>
          </table:table-cell>
        </table:table-row>
        <table:table-row table:style-name="ro4">
          <table:table-cell office:value-type="float" office:value="2.174">
            <text:p>2.174</text:p>
          </table:table-cell>
          <table:table-cell office:value-type="float" office:value="0.0526962">
            <text:p>0.0526962</text:p>
          </table:table-cell>
          <table:table-cell office:value-type="float" office:value="-0.253851">
            <text:p>-0.253851</text:p>
          </table:table-cell>
          <table:table-cell office:value-type="float" office:value="1.0234">
            <text:p>1.0234</text:p>
          </table:table-cell>
          <table:table-cell office:value-type="float" office:value="0.583163">
            <text:p>0.583163</text:p>
          </table:table-cell>
          <table:table-cell office:value-type="float" office:value="-0.152545">
            <text:p>-0.152545</text:p>
          </table:table-cell>
          <table:table-cell office:value-type="float" office:value="-0.126204">
            <text:p>-0.126204</text:p>
          </table:table-cell>
          <table:table-cell office:value-type="float" office:value="0.0274887">
            <text:p>0.0274887</text:p>
          </table:table-cell>
          <table:table-cell office:value-type="float" office:value="0.000634512">
            <text:p>0.000634512</text:p>
          </table:table-cell>
          <table:table-cell office:value-type="float" office:value="0.00644593">
            <text:p>0.00644593</text:p>
          </table:table-cell>
          <table:table-cell office:value-type="float" office:value="-0.00961267">
            <text:p>-0.00961267</text:p>
          </table:table-cell>
          <table:table-cell office:value-type="float" office:value="-0.00735407">
            <text:p>-0.00735407</text:p>
          </table:table-cell>
          <table:table-cell office:value-type="float" office:value="-0.031622">
            <text:p>-0.031622</text:p>
          </table:table-cell>
          <table:table-cell office:value-type="float" office:value="0.0189947">
            <text:p>0.0189947</text:p>
          </table:table-cell>
          <table:table-cell/>
          <table:table-cell office:value-type="float" office:value="2.43566">
            <text:p>2.43566</text:p>
          </table:table-cell>
          <table:table-cell office:value-type="float" office:value="-0.0229131">
            <text:p>-0.0229131</text:p>
          </table:table-cell>
          <table:table-cell office:value-type="float" office:value="-0.166656">
            <text:p>-0.166656</text:p>
          </table:table-cell>
          <table:table-cell office:value-type="float" office:value="0.936275">
            <text:p>0.936275</text:p>
          </table:table-cell>
          <table:table-cell office:value-type="float" office:value="0.515345">
            <text:p>0.515345</text:p>
          </table:table-cell>
          <table:table-cell office:value-type="float" office:value="-0.181802">
            <text:p>-0.181802</text:p>
          </table:table-cell>
          <table:table-cell office:value-type="float" office:value="-0.162669">
            <text:p>-0.162669</text:p>
          </table:table-cell>
          <table:table-cell office:value-type="float" office:value="0.0372602">
            <text:p>0.0372602</text:p>
          </table:table-cell>
          <table:table-cell office:value-type="float" office:value="-0.000493623">
            <text:p>-0.000493623</text:p>
          </table:table-cell>
          <table:table-cell office:value-type="float" office:value="-0.00644878">
            <text:p>-0.00644878</text:p>
          </table:table-cell>
          <table:table-cell office:value-type="float" office:value="0.00519935">
            <text:p>0.00519935</text:p>
          </table:table-cell>
          <table:table-cell office:value-type="float" office:value="0.101355">
            <text:p>0.101355</text:p>
          </table:table-cell>
          <table:table-cell office:value-type="float" office:value="-1.05859">
            <text:p>-1.05859</text:p>
          </table:table-cell>
          <table:table-cell office:value-type="float" office:value="0.413264">
            <text:p>0.413264</text:p>
          </table:table-cell>
          <table:table-cell/>
          <table:table-cell office:value-type="float" office:value="1.60713">
            <text:p>1.60713</text:p>
          </table:table-cell>
          <table:table-cell office:value-type="float" office:value="-0.0112609">
            <text:p>-0.0112609</text:p>
          </table:table-cell>
          <table:table-cell office:value-type="float" office:value="-0.139315">
            <text:p>-0.139315</text:p>
          </table:table-cell>
          <table:table-cell office:value-type="float" office:value="0.953175">
            <text:p>0.953175</text:p>
          </table:table-cell>
          <table:table-cell office:value-type="float" office:value="0.675814">
            <text:p>0.675814</text:p>
          </table:table-cell>
          <table:table-cell office:value-type="float" office:value="-0.129573">
            <text:p>-0.129573</text:p>
          </table:table-cell>
          <table:table-cell office:value-type="float" office:value="-0.0589194">
            <text:p>-0.0589194</text:p>
          </table:table-cell>
          <table:table-cell office:value-type="float" office:value="0.0389367">
            <text:p>0.0389367</text:p>
          </table:table-cell>
          <table:table-cell office:value-type="float" office:value="0.00340382">
            <text:p>0.00340382</text:p>
          </table:table-cell>
          <table:table-cell office:value-type="float" office:value="-0.00514363">
            <text:p>-0.00514363</text:p>
          </table:table-cell>
          <table:table-cell office:value-type="float" office:value="-0.00941281">
            <text:p>-0.00941281</text:p>
          </table:table-cell>
          <table:table-cell office:value-type="float" office:value="0.0971572">
            <text:p>0.0971572</text:p>
          </table:table-cell>
          <table:table-cell office:value-type="float" office:value="0.0942364">
            <text:p>0.0942364</text:p>
          </table:table-cell>
          <table:table-cell office:value-type="float" office:value="0.108076">
            <text:p>0.108076</text:p>
          </table:table-cell>
          <table:table-cell/>
          <table:table-cell office:value-type="float" office:value="2.06892">
            <text:p>2.06892</text:p>
          </table:table-cell>
          <table:table-cell office:value-type="float" office:value="-0.0759873">
            <text:p>-0.0759873</text:p>
          </table:table-cell>
          <table:table-cell office:value-type="float" office:value="-0.178206">
            <text:p>-0.178206</text:p>
          </table:table-cell>
          <table:table-cell office:value-type="float" office:value="0.971279">
            <text:p>0.971279</text:p>
          </table:table-cell>
          <table:table-cell office:value-type="float" office:value="0.601237">
            <text:p>0.601237</text:p>
          </table:table-cell>
          <table:table-cell office:value-type="float" office:value="-0.115218">
            <text:p>-0.115218</text:p>
          </table:table-cell>
          <table:table-cell office:value-type="float" office:value="-0.196901">
            <text:p>-0.196901</text:p>
          </table:table-cell>
          <table:table-cell office:value-type="float" office:value="-0.0107281">
            <text:p>-0.0107281</text:p>
          </table:table-cell>
          <table:table-cell office:value-type="float" office:value="0.000241022">
            <text:p>0.000241022</text:p>
          </table:table-cell>
          <table:table-cell office:value-type="float" office:value="-0.00730223">
            <text:p>-0.00730223</text:p>
          </table:table-cell>
          <table:table-cell office:value-type="float" office:value="0.000640768">
            <text:p>0.000640768</text:p>
          </table:table-cell>
          <table:table-cell office:value-type="float" office:value="1.73522">
            <text:p>1.73522</text:p>
          </table:table-cell>
          <table:table-cell office:value-type="float" office:value="-1.95203">
            <text:p>-1.95203</text:p>
          </table:table-cell>
          <table:table-cell office:value-type="float" office:value="-1.36325">
            <text:p>-1.36325</text:p>
          </table:table-cell>
          <table:table-cell/>
          <table:table-cell office:value-type="float" office:value="1.59837">
            <text:p>1.59837</text:p>
          </table:table-cell>
          <table:table-cell office:value-type="float" office:value="0.037059">
            <text:p>0.037059</text:p>
          </table:table-cell>
          <table:table-cell office:value-type="float" office:value="-0.0742455">
            <text:p>-0.0742455</text:p>
          </table:table-cell>
          <table:table-cell office:value-type="float" office:value="0.6629">
            <text:p>0.6629</text:p>
          </table:table-cell>
          <table:table-cell office:value-type="float" office:value="0.685835">
            <text:p>0.685835</text:p>
          </table:table-cell>
          <table:table-cell office:value-type="float" office:value="-0.0557544">
            <text:p>-0.0557544</text:p>
          </table:table-cell>
          <table:table-cell office:value-type="float" office:value="-0.0450666">
            <text:p>-0.0450666</text:p>
          </table:table-cell>
          <table:table-cell office:value-type="float" office:value="-0.0169978">
            <text:p>-0.0169978</text:p>
          </table:table-cell>
          <table:table-cell office:value-type="float" office:value="-0.00183466">
            <text:p>-0.00183466</text:p>
          </table:table-cell>
          <table:table-cell office:value-type="float" office:value="0.00109818">
            <text:p>0.00109818</text:p>
          </table:table-cell>
          <table:table-cell office:value-type="float" office:value="-0.000890306">
            <text:p>-0.000890306</text:p>
          </table:table-cell>
          <table:table-cell office:value-type="float" office:value="0.055962">
            <text:p>0.055962</text:p>
          </table:table-cell>
          <table:table-cell office:value-type="float" office:value="0.0115489">
            <text:p>0.0115489</text:p>
          </table:table-cell>
          <table:table-cell office:value-type="float" office:value="-0.0484246">
            <text:p>-0.0484246</text:p>
          </table:table-cell>
        </table:table-row>
        <table:table-row table:style-name="ro4">
          <table:table-cell office:value-type="float" office:value="2.36777">
            <text:p>2.36777</text:p>
          </table:table-cell>
          <table:table-cell office:value-type="float" office:value="0.0525431">
            <text:p>0.0525431</text:p>
          </table:table-cell>
          <table:table-cell office:value-type="float" office:value="-0.25379">
            <text:p>-0.25379</text:p>
          </table:table-cell>
          <table:table-cell office:value-type="float" office:value="1.02225">
            <text:p>1.02225</text:p>
          </table:table-cell>
          <table:table-cell office:value-type="float" office:value="0.555796">
            <text:p>0.555796</text:p>
          </table:table-cell>
          <table:table-cell office:value-type="float" office:value="-0.160992">
            <text:p>-0.160992</text:p>
          </table:table-cell>
          <table:table-cell office:value-type="float" office:value="-0.135508">
            <text:p>-0.135508</text:p>
          </table:table-cell>
          <table:table-cell office:value-type="float" office:value="0.0296457">
            <text:p>0.0296457</text:p>
          </table:table-cell>
          <table:table-cell office:value-type="float" office:value="-0.000790434">
            <text:p>-0.000790434</text:p>
          </table:table-cell>
          <table:table-cell office:value-type="float" office:value="0.00031876">
            <text:p>0.00031876</text:p>
          </table:table-cell>
          <table:table-cell office:value-type="float" office:value="-0.0059322">
            <text:p>-0.0059322</text:p>
          </table:table-cell>
          <table:table-cell office:value-type="float" office:value="0.00813958">
            <text:p>0.00813958</text:p>
          </table:table-cell>
          <table:table-cell office:value-type="float" office:value="0.00596319">
            <text:p>0.00596319</text:p>
          </table:table-cell>
          <table:table-cell office:value-type="float" office:value="-0.00236318">
            <text:p>-0.00236318</text:p>
          </table:table-cell>
          <table:table-cell/>
          <table:table-cell office:value-type="float" office:value="2.5057">
            <text:p>2.5057</text:p>
          </table:table-cell>
          <table:table-cell office:value-type="float" office:value="-0.0224504">
            <text:p>-0.0224504</text:p>
          </table:table-cell>
          <table:table-cell office:value-type="float" office:value="-0.172302">
            <text:p>-0.172302</text:p>
          </table:table-cell>
          <table:table-cell office:value-type="float" office:value="0.938667">
            <text:p>0.938667</text:p>
          </table:table-cell>
          <table:table-cell office:value-type="float" office:value="0.505613">
            <text:p>0.505613</text:p>
          </table:table-cell>
          <table:table-cell office:value-type="float" office:value="-0.181171">
            <text:p>-0.181171</text:p>
          </table:table-cell>
          <table:table-cell office:value-type="float" office:value="-0.145">
            <text:p>-0.145</text:p>
          </table:table-cell>
          <table:table-cell office:value-type="float" office:value="0.0214091">
            <text:p>0.0214091</text:p>
          </table:table-cell>
          <table:table-cell office:value-type="float" office:value="0.00660562">
            <text:p>0.00660562</text:p>
          </table:table-cell>
          <table:table-cell office:value-type="float" office:value="-0.0805958">
            <text:p>-0.0805958</text:p>
          </table:table-cell>
          <table:table-cell office:value-type="float" office:value="0.0341457">
            <text:p>0.0341457</text:p>
          </table:table-cell>
          <table:table-cell office:value-type="float" office:value="0.195818">
            <text:p>0.195818</text:p>
          </table:table-cell>
          <table:table-cell office:value-type="float" office:value="-0.0904243">
            <text:p>-0.0904243</text:p>
          </table:table-cell>
          <table:table-cell office:value-type="float" office:value="-0.220916">
            <text:p>-0.220916</text:p>
          </table:table-cell>
          <table:table-cell/>
          <table:table-cell office:value-type="float" office:value="1.70015">
            <text:p>1.70015</text:p>
          </table:table-cell>
          <table:table-cell office:value-type="float" office:value="-0.0101036">
            <text:p>-0.0101036</text:p>
          </table:table-cell>
          <table:table-cell office:value-type="float" office:value="-0.138978">
            <text:p>-0.138978</text:p>
          </table:table-cell>
          <table:table-cell office:value-type="float" office:value="0.953235">
            <text:p>0.953235</text:p>
          </table:table-cell>
          <table:table-cell office:value-type="float" office:value="0.660659">
            <text:p>0.660659</text:p>
          </table:table-cell>
          <table:table-cell office:value-type="float" office:value="-0.139027">
            <text:p>-0.139027</text:p>
          </table:table-cell>
          <table:table-cell office:value-type="float" office:value="-0.065216">
            <text:p>-0.065216</text:p>
          </table:table-cell>
          <table:table-cell office:value-type="float" office:value="0.0354263">
            <text:p>0.0354263</text:p>
          </table:table-cell>
          <table:table-cell office:value-type="float" office:value="0.0124414">
            <text:p>0.0124414</text:p>
          </table:table-cell>
          <table:table-cell office:value-type="float" office:value="0.00362223">
            <text:p>0.00362223</text:p>
          </table:table-cell>
          <table:table-cell office:value-type="float" office:value="0.000640387">
            <text:p>0.000640387</text:p>
          </table:table-cell>
          <table:table-cell office:value-type="float" office:value="-0.0680287">
            <text:p>-0.0680287</text:p>
          </table:table-cell>
          <table:table-cell office:value-type="float" office:value="0.00498093">
            <text:p>0.00498093</text:p>
          </table:table-cell>
          <table:table-cell office:value-type="float" office:value="-0.0715849">
            <text:p>-0.0715849</text:p>
          </table:table-cell>
          <table:table-cell/>
          <table:table-cell office:value-type="float" office:value="2.10881">
            <text:p>2.10881</text:p>
          </table:table-cell>
          <table:table-cell office:value-type="float" office:value="-0.0732178">
            <text:p>-0.0732178</text:p>
          </table:table-cell>
          <table:table-cell office:value-type="float" office:value="-0.181601">
            <text:p>-0.181601</text:p>
          </table:table-cell>
          <table:table-cell office:value-type="float" office:value="0.969136">
            <text:p>0.969136</text:p>
          </table:table-cell>
          <table:table-cell office:value-type="float" office:value="0.595369">
            <text:p>0.595369</text:p>
          </table:table-cell>
          <table:table-cell office:value-type="float" office:value="-0.177064">
            <text:p>-0.177064</text:p>
          </table:table-cell>
          <table:table-cell office:value-type="float" office:value="-0.133166">
            <text:p>-0.133166</text:p>
          </table:table-cell>
          <table:table-cell office:value-type="float" office:value="0.0418282">
            <text:p>0.0418282</text:p>
          </table:table-cell>
          <table:table-cell office:value-type="float" office:value="0.0694431">
            <text:p>0.0694431</text:p>
          </table:table-cell>
          <table:table-cell office:value-type="float" office:value="-0.085151">
            <text:p>-0.085151</text:p>
          </table:table-cell>
          <table:table-cell office:value-type="float" office:value="-0.053727">
            <text:p>-0.053727</text:p>
          </table:table-cell>
          <table:table-cell office:value-type="float" office:value="-0.0905483">
            <text:p>-0.0905483</text:p>
          </table:table-cell>
          <table:table-cell office:value-type="float" office:value="0.0822618">
            <text:p>0.0822618</text:p>
          </table:table-cell>
          <table:table-cell office:value-type="float" office:value="0.206363">
            <text:p>0.206363</text:p>
          </table:table-cell>
          <table:table-cell/>
          <table:table-cell office:value-type="float" office:value="1.70202">
            <text:p>1.70202</text:p>
          </table:table-cell>
          <table:table-cell office:value-type="float" office:value="0.03747">
            <text:p>0.03747</text:p>
          </table:table-cell>
          <table:table-cell office:value-type="float" office:value="-0.0740076">
            <text:p>-0.0740076</text:p>
          </table:table-cell>
          <table:table-cell office:value-type="float" office:value="0.662288">
            <text:p>0.662288</text:p>
          </table:table-cell>
          <table:table-cell office:value-type="float" office:value="0.669266">
            <text:p>0.669266</text:p>
          </table:table-cell>
          <table:table-cell office:value-type="float" office:value="-0.0614608">
            <text:p>-0.0614608</text:p>
          </table:table-cell>
          <table:table-cell office:value-type="float" office:value="-0.0466953">
            <text:p>-0.0466953</text:p>
          </table:table-cell>
          <table:table-cell office:value-type="float" office:value="-0.0160408">
            <text:p>-0.0160408</text:p>
          </table:table-cell>
          <table:table-cell office:value-type="float" office:value="0.00396569">
            <text:p>0.00396569</text:p>
          </table:table-cell>
          <table:table-cell office:value-type="float" office:value="0.0022952">
            <text:p>0.0022952</text:p>
          </table:table-cell>
          <table:table-cell office:value-type="float" office:value="-0.00590942">
            <text:p>-0.00590942</text:p>
          </table:table-cell>
          <table:table-cell office:value-type="float" office:value="-0.0206674">
            <text:p>-0.0206674</text:p>
          </table:table-cell>
          <table:table-cell office:value-type="float" office:value="0.0407985">
            <text:p>0.0407985</text:p>
          </table:table-cell>
          <table:table-cell office:value-type="float" office:value="-0.00231956">
            <text:p>-0.00231956</text:p>
          </table:table-cell>
        </table:table-row>
        <table:table-row table:style-name="ro4">
          <table:table-cell office:value-type="float" office:value="2.80672">
            <text:p>2.80672</text:p>
          </table:table-cell>
          <table:table-cell office:value-type="float" office:value="0.0537644">
            <text:p>0.0537644</text:p>
          </table:table-cell>
          <table:table-cell office:value-type="float" office:value="-0.252501">
            <text:p>-0.252501</text:p>
          </table:table-cell>
          <table:table-cell office:value-type="float" office:value="1.01919">
            <text:p>1.01919</text:p>
          </table:table-cell>
          <table:table-cell office:value-type="float" office:value="0.498456">
            <text:p>0.498456</text:p>
          </table:table-cell>
          <table:table-cell office:value-type="float" office:value="-0.180345">
            <text:p>-0.180345</text:p>
          </table:table-cell>
          <table:table-cell office:value-type="float" office:value="-0.155975">
            <text:p>-0.155975</text:p>
          </table:table-cell>
          <table:table-cell office:value-type="float" office:value="0.0349307">
            <text:p>0.0349307</text:p>
          </table:table-cell>
          <table:table-cell office:value-type="float" office:value="0.00278245">
            <text:p>0.00278245</text:p>
          </table:table-cell>
          <table:table-cell office:value-type="float" office:value="0.00293632">
            <text:p>0.00293632</text:p>
          </table:table-cell>
          <table:table-cell office:value-type="float" office:value="-0.00696952">
            <text:p>-0.00696952</text:p>
          </table:table-cell>
          <table:table-cell office:value-type="float" office:value="-0.0612654">
            <text:p>-0.0612654</text:p>
          </table:table-cell>
          <table:table-cell office:value-type="float" office:value="-0.00993317">
            <text:p>-0.00993317</text:p>
          </table:table-cell>
          <table:table-cell office:value-type="float" office:value="0.0121136">
            <text:p>0.0121136</text:p>
          </table:table-cell>
          <table:table-cell/>
          <table:table-cell office:value-type="float" office:value="2.59962">
            <text:p>2.59962</text:p>
          </table:table-cell>
          <table:table-cell office:value-type="float" office:value="-0.0201031">
            <text:p>-0.0201031</text:p>
          </table:table-cell>
          <table:table-cell office:value-type="float" office:value="-0.180668">
            <text:p>-0.180668</text:p>
          </table:table-cell>
          <table:table-cell office:value-type="float" office:value="0.939925">
            <text:p>0.939925</text:p>
          </table:table-cell>
          <table:table-cell office:value-type="float" office:value="0.492854">
            <text:p>0.492854</text:p>
          </table:table-cell>
          <table:table-cell office:value-type="float" office:value="-0.180718">
            <text:p>-0.180718</text:p>
          </table:table-cell>
          <table:table-cell office:value-type="float" office:value="-0.159391">
            <text:p>-0.159391</text:p>
          </table:table-cell>
          <table:table-cell office:value-type="float" office:value="0.0242588">
            <text:p>0.0242588</text:p>
          </table:table-cell>
          <table:table-cell office:value-type="float" office:value="0.0249952">
            <text:p>0.0249952</text:p>
          </table:table-cell>
          <table:table-cell office:value-type="float" office:value="-0.0890877">
            <text:p>-0.0890877</text:p>
          </table:table-cell>
          <table:table-cell office:value-type="float" office:value="0.0133991">
            <text:p>0.0133991</text:p>
          </table:table-cell>
          <table:table-cell office:value-type="float" office:value="0.233213">
            <text:p>0.233213</text:p>
          </table:table-cell>
          <table:table-cell office:value-type="float" office:value="-0.136893">
            <text:p>-0.136893</text:p>
          </table:table-cell>
          <table:table-cell office:value-type="float" office:value="-0.143428">
            <text:p>-0.143428</text:p>
          </table:table-cell>
          <table:table-cell/>
          <table:table-cell office:value-type="float" office:value="1.79943">
            <text:p>1.79943</text:p>
          </table:table-cell>
          <table:table-cell office:value-type="float" office:value="-0.00953898">
            <text:p>-0.00953898</text:p>
          </table:table-cell>
          <table:table-cell office:value-type="float" office:value="-0.138569">
            <text:p>-0.138569</text:p>
          </table:table-cell>
          <table:table-cell office:value-type="float" office:value="0.952593">
            <text:p>0.952593</text:p>
          </table:table-cell>
          <table:table-cell office:value-type="float" office:value="0.64486">
            <text:p>0.64486</text:p>
          </table:table-cell>
          <table:table-cell office:value-type="float" office:value="-0.142689">
            <text:p>-0.142689</text:p>
          </table:table-cell>
          <table:table-cell office:value-type="float" office:value="-0.070161">
            <text:p>-0.070161</text:p>
          </table:table-cell>
          <table:table-cell office:value-type="float" office:value="0.0401124">
            <text:p>0.0401124</text:p>
          </table:table-cell>
          <table:table-cell office:value-type="float" office:value="0.00568762">
            <text:p>0.00568762</text:p>
          </table:table-cell>
          <table:table-cell office:value-type="float" office:value="0.00411672">
            <text:p>0.00411672</text:p>
          </table:table-cell>
          <table:table-cell office:value-type="float" office:value="-0.00646643">
            <text:p>-0.00646643</text:p>
          </table:table-cell>
          <table:table-cell office:value-type="float" office:value="-0.0209422">
            <text:p>-0.0209422</text:p>
          </table:table-cell>
          <table:table-cell office:value-type="float" office:value="-0.026252">
            <text:p>-0.026252</text:p>
          </table:table-cell>
          <table:table-cell office:value-type="float" office:value="0.0223166">
            <text:p>0.0223166</text:p>
          </table:table-cell>
          <table:table-cell/>
          <table:table-cell office:value-type="float" office:value="2.368">
            <text:p>2.368</text:p>
          </table:table-cell>
          <table:table-cell office:value-type="float" office:value="-0.0613017">
            <text:p>-0.0613017</text:p>
          </table:table-cell>
          <table:table-cell office:value-type="float" office:value="-0.198146">
            <text:p>-0.198146</text:p>
          </table:table-cell>
          <table:table-cell office:value-type="float" office:value="0.969074">
            <text:p>0.969074</text:p>
          </table:table-cell>
          <table:table-cell office:value-type="float" office:value="0.558605">
            <text:p>0.558605</text:p>
          </table:table-cell>
          <table:table-cell office:value-type="float" office:value="-0.177159">
            <text:p>-0.177159</text:p>
          </table:table-cell>
          <table:table-cell office:value-type="float" office:value="-0.164971">
            <text:p>-0.164971</text:p>
          </table:table-cell>
          <table:table-cell office:value-type="float" office:value="0.0401723">
            <text:p>0.0401723</text:p>
          </table:table-cell>
          <table:table-cell office:value-type="float" office:value="0.0459732">
            <text:p>0.0459732</text:p>
          </table:table-cell>
          <table:table-cell office:value-type="float" office:value="-0.0638289">
            <text:p>-0.0638289</text:p>
          </table:table-cell>
          <table:table-cell office:value-type="float" office:value="-0.000238135">
            <text:p>-0.000238135</text:p>
          </table:table-cell>
          <table:table-cell office:value-type="float" office:value="0.0501299">
            <text:p>0.0501299</text:p>
          </table:table-cell>
          <table:table-cell office:value-type="float" office:value="-0.0250468">
            <text:p>-0.0250468</text:p>
          </table:table-cell>
          <table:table-cell office:value-type="float" office:value="-0.0932614">
            <text:p>-0.0932614</text:p>
          </table:table-cell>
          <table:table-cell/>
          <table:table-cell office:value-type="float" office:value="1.93103">
            <text:p>1.93103</text:p>
          </table:table-cell>
          <table:table-cell office:value-type="float" office:value="0.0372943">
            <text:p>0.0372943</text:p>
          </table:table-cell>
          <table:table-cell office:value-type="float" office:value="-0.0713422">
            <text:p>-0.0713422</text:p>
          </table:table-cell>
          <table:table-cell office:value-type="float" office:value="0.660813">
            <text:p>0.660813</text:p>
          </table:table-cell>
          <table:table-cell office:value-type="float" office:value="0.634063">
            <text:p>0.634063</text:p>
          </table:table-cell>
          <table:table-cell office:value-type="float" office:value="-0.0705438">
            <text:p>-0.0705438</text:p>
          </table:table-cell>
          <table:table-cell office:value-type="float" office:value="-0.0537864">
            <text:p>-0.0537864</text:p>
          </table:table-cell>
          <table:table-cell table:style-name="ce1" office:value-type="float" office:value="-0.0159683">
            <text:p>-0.0159683</text:p>
          </table:table-cell>
          <table:table-cell table:style-name="ce1" office:value-type="float" office:value="-0.000767467">
            <text:p>-0.000767467</text:p>
          </table:table-cell>
          <table:table-cell office:value-type="float" office:value="0.0116387">
            <text:p>0.0116387</text:p>
          </table:table-cell>
          <table:table-cell office:value-type="float" office:value="-0.00644063">
            <text:p>-0.00644063</text:p>
          </table:table-cell>
          <table:table-cell office:value-type="float" office:value="-0.0396125">
            <text:p>-0.0396125</text:p>
          </table:table-cell>
          <table:table-cell office:value-type="float" office:value="-0.0609698">
            <text:p>-0.0609698</text:p>
          </table:table-cell>
          <table:table-cell office:value-type="float" office:value="0.0266389">
            <text:p>0.0266389</text:p>
          </table:table-cell>
        </table:table-row>
        <table:table-row table:style-name="ro4">
          <table:table-cell office:value-type="float" office:value="3.06799">
            <text:p>3.06799</text:p>
          </table:table-cell>
          <table:table-cell office:value-type="float" office:value="0.0503092">
            <text:p>0.0503092</text:p>
          </table:table-cell>
          <table:table-cell office:value-type="float" office:value="-0.252412">
            <text:p>-0.252412</text:p>
          </table:table-cell>
          <table:table-cell office:value-type="float" office:value="1.0182">
            <text:p>1.0182</text:p>
          </table:table-cell>
          <table:table-cell office:value-type="float" office:value="0.467175">
            <text:p>0.467175</text:p>
          </table:table-cell>
          <table:table-cell office:value-type="float" office:value="-0.189061">
            <text:p>-0.189061</text:p>
          </table:table-cell>
          <table:table-cell office:value-type="float" office:value="-0.169565">
            <text:p>-0.169565</text:p>
          </table:table-cell>
          <table:table-cell office:value-type="float" office:value="0.0402351">
            <text:p>0.0402351</text:p>
          </table:table-cell>
          <table:table-cell office:value-type="float" office:value="-0.0132245">
            <text:p>-0.0132245</text:p>
          </table:table-cell>
          <table:table-cell office:value-type="float" office:value="0.000341045">
            <text:p>0.000341045</text:p>
          </table:table-cell>
          <table:table-cell office:value-type="float" office:value="-0.00380456">
            <text:p>-0.00380456</text:p>
          </table:table-cell>
          <table:table-cell office:value-type="float" office:value="0.104719">
            <text:p>0.104719</text:p>
          </table:table-cell>
          <table:table-cell office:value-type="float" office:value="-0.0576723">
            <text:p>-0.0576723</text:p>
          </table:table-cell>
          <table:table-cell office:value-type="float" office:value="0.058058">
            <text:p>0.058058</text:p>
          </table:table-cell>
          <table:table-cell/>
          <table:table-cell office:value-type="float" office:value="3.00292">
            <text:p>3.00292</text:p>
          </table:table-cell>
          <table:table-cell office:value-type="float" office:value="0.0279102">
            <text:p>0.0279102</text:p>
          </table:table-cell>
          <table:table-cell office:value-type="float" office:value="-0.238863">
            <text:p>-0.238863</text:p>
          </table:table-cell>
          <table:table-cell office:value-type="float" office:value="0.922">
            <text:p>0.922</text:p>
          </table:table-cell>
          <table:table-cell office:value-type="float" office:value="0.441618">
            <text:p>0.441618</text:p>
          </table:table-cell>
          <table:table-cell office:value-type="float" office:value="-0.163359">
            <text:p>-0.163359</text:p>
          </table:table-cell>
          <table:table-cell office:value-type="float" office:value="-0.198478">
            <text:p>-0.198478</text:p>
          </table:table-cell>
          <table:table-cell office:value-type="float" office:value="0.0073745">
            <text:p>0.0073745</text:p>
          </table:table-cell>
          <table:table-cell office:value-type="float" office:value="0.11905">
            <text:p>0.11905</text:p>
          </table:table-cell>
          <table:table-cell office:value-type="float" office:value="-0.144297">
            <text:p>-0.144297</text:p>
          </table:table-cell>
          <table:table-cell office:value-type="float" office:value="-0.0444456">
            <text:p>-0.0444456</text:p>
          </table:table-cell>
          <table:table-cell office:value-type="float" office:value="-0.351247">
            <text:p>-0.351247</text:p>
          </table:table-cell>
          <table:table-cell office:value-type="float" office:value="1.01189">
            <text:p>1.01189</text:p>
          </table:table-cell>
          <table:table-cell office:value-type="float" office:value="-0.0576439">
            <text:p>-0.0576439</text:p>
          </table:table-cell>
          <table:table-cell/>
          <table:table-cell office:value-type="float" office:value="1.96715">
            <text:p>1.96715</text:p>
          </table:table-cell>
          <table:table-cell office:value-type="float" office:value="-0.00917415">
            <text:p>-0.00917415</text:p>
          </table:table-cell>
          <table:table-cell office:value-type="float" office:value="-0.138617">
            <text:p>-0.138617</text:p>
          </table:table-cell>
          <table:table-cell office:value-type="float" office:value="0.952136">
            <text:p>0.952136</text:p>
          </table:table-cell>
          <table:table-cell office:value-type="float" office:value="0.619023">
            <text:p>0.619023</text:p>
          </table:table-cell>
          <table:table-cell office:value-type="float" office:value="-0.148721">
            <text:p>-0.148721</text:p>
          </table:table-cell>
          <table:table-cell office:value-type="float" office:value="-0.0814433">
            <text:p>-0.0814433</text:p>
          </table:table-cell>
          <table:table-cell office:value-type="float" office:value="0.0427782">
            <text:p>0.0427782</text:p>
          </table:table-cell>
          <table:table-cell office:value-type="float" office:value="0.00217532">
            <text:p>0.00217532</text:p>
          </table:table-cell>
          <table:table-cell office:value-type="float" office:value="-0.000286102">
            <text:p>-0.000286102</text:p>
          </table:table-cell>
          <table:table-cell office:value-type="float" office:value="-0.00272362">
            <text:p>-0.00272362</text:p>
          </table:table-cell>
          <table:table-cell office:value-type="float" office:value="0.0518194">
            <text:p>0.0518194</text:p>
          </table:table-cell>
          <table:table-cell office:value-type="float" office:value="-0.130623">
            <text:p>-0.130623</text:p>
          </table:table-cell>
          <table:table-cell office:value-type="float" office:value="-0.00849022">
            <text:p>-0.00849022</text:p>
          </table:table-cell>
          <table:table-cell/>
          <table:table-cell office:value-type="float" office:value="2.70414">
            <text:p>2.70414</text:p>
          </table:table-cell>
          <table:table-cell office:value-type="float" office:value="-0.0401846">
            <text:p>-0.0401846</text:p>
          </table:table-cell>
          <table:table-cell office:value-type="float" office:value="-0.222431">
            <text:p>-0.222431</text:p>
          </table:table-cell>
          <table:table-cell office:value-type="float" office:value="0.958457">
            <text:p>0.958457</text:p>
          </table:table-cell>
          <table:table-cell office:value-type="float" office:value="0.514289">
            <text:p>0.514289</text:p>
          </table:table-cell>
          <table:table-cell office:value-type="float" office:value="-0.173795">
            <text:p>-0.173795</text:p>
          </table:table-cell>
          <table:table-cell office:value-type="float" office:value="-0.198998">
            <text:p>-0.198998</text:p>
          </table:table-cell>
          <table:table-cell office:value-type="float" office:value="0.0335177">
            <text:p>0.0335177</text:p>
          </table:table-cell>
          <table:table-cell office:value-type="float" office:value="0.0628236">
            <text:p>0.0628236</text:p>
          </table:table-cell>
          <table:table-cell office:value-type="float" office:value="-0.072248">
            <text:p>-0.072248</text:p>
          </table:table-cell>
          <table:table-cell office:value-type="float" office:value="-0.0315864">
            <text:p>-0.0315864</text:p>
          </table:table-cell>
          <table:table-cell office:value-type="float" office:value="0.0244904">
            <text:p>0.0244904</text:p>
          </table:table-cell>
          <table:table-cell office:value-type="float" office:value="0.158148">
            <text:p>0.158148</text:p>
          </table:table-cell>
          <table:table-cell office:value-type="float" office:value="-0.0684931">
            <text:p>-0.0684931</text:p>
          </table:table-cell>
          <table:table-cell/>
          <table:table-cell office:value-type="float" office:value="2.17317">
            <text:p>2.17317</text:p>
          </table:table-cell>
          <table:table-cell office:value-type="float" office:value="0.034786">
            <text:p>0.034786</text:p>
          </table:table-cell>
          <table:table-cell office:value-type="float" office:value="-0.0720987">
            <text:p>-0.0720987</text:p>
          </table:table-cell>
          <table:table-cell office:value-type="float" office:value="0.660815">
            <text:p>0.660815</text:p>
          </table:table-cell>
          <table:table-cell office:value-type="float" office:value="0.598855">
            <text:p>0.598855</text:p>
          </table:table-cell>
          <table:table-cell office:value-type="float" office:value="-0.0783168">
            <text:p>-0.0783168</text:p>
          </table:table-cell>
          <table:table-cell office:value-type="float" office:value="-0.0780305">
            <text:p>-0.0780305</text:p>
          </table:table-cell>
          <table:table-cell office:value-type="float" office:value="-0.0118315">
            <text:p>-0.0118315</text:p>
          </table:table-cell>
          <table:table-cell office:value-type="float" office:value="-0.0103591">
            <text:p>-0.0103591</text:p>
          </table:table-cell>
          <table:table-cell office:value-type="float" office:value="-0.00312426">
            <text:p>-0.00312426</text:p>
          </table:table-cell>
          <table:table-cell table:style-name="ce1" office:value-type="string">
            <text:p>9.56821e-06</text:p>
          </table:table-cell>
          <table:table-cell office:value-type="float" office:value="0.0459133">
            <text:p>0.0459133</text:p>
          </table:table-cell>
          <table:table-cell office:value-type="float" office:value="-0.459227">
            <text:p>-0.459227</text:p>
          </table:table-cell>
          <table:table-cell office:value-type="float" office:value="0.105867">
            <text:p>0.105867</text:p>
          </table:table-cell>
        </table:table-row>
        <table:table-row table:style-name="ro4">
          <table:table-cell office:value-type="float" office:value="3.16797">
            <text:p>3.16797</text:p>
          </table:table-cell>
          <table:table-cell office:value-type="float" office:value="0.0500338">
            <text:p>0.0500338</text:p>
          </table:table-cell>
          <table:table-cell office:value-type="float" office:value="-0.252954">
            <text:p>-0.252954</text:p>
          </table:table-cell>
          <table:table-cell office:value-type="float" office:value="1.0184">
            <text:p>1.0184</text:p>
          </table:table-cell>
          <table:table-cell office:value-type="float" office:value="0.45573">
            <text:p>0.45573</text:p>
          </table:table-cell>
          <table:table-cell office:value-type="float" office:value="-0.195975">
            <text:p>-0.195975</text:p>
          </table:table-cell>
          <table:table-cell office:value-type="float" office:value="-0.171147">
            <text:p>-0.171147</text:p>
          </table:table-cell>
          <table:table-cell office:value-type="float" office:value="0.0427789">
            <text:p>0.0427789</text:p>
          </table:table-cell>
          <table:table-cell office:value-type="float" office:value="-0.00275435">
            <text:p>-0.00275435</text:p>
          </table:table-cell>
          <table:table-cell office:value-type="float" office:value="-0.00542526">
            <text:p>-0.00542526</text:p>
          </table:table-cell>
          <table:table-cell office:value-type="float" office:value="0.0020003">
            <text:p>0.0020003</text:p>
          </table:table-cell>
          <table:table-cell office:value-type="float" office:value="-0.000848434">
            <text:p>-0.000848434</text:p>
          </table:table-cell>
          <table:table-cell office:value-type="float" office:value="0.0432497">
            <text:p>0.0432497</text:p>
          </table:table-cell>
          <table:table-cell office:value-type="float" office:value="0.0647362">
            <text:p>0.0647362</text:p>
          </table:table-cell>
          <table:table-cell/>
          <table:table-cell office:value-type="float" office:value="3.07832">
            <text:p>3.07832</text:p>
          </table:table-cell>
          <table:table-cell office:value-type="float" office:value="0.0348899">
            <text:p>0.0348899</text:p>
          </table:table-cell>
          <table:table-cell office:value-type="float" office:value="-0.24399">
            <text:p>-0.24399</text:p>
          </table:table-cell>
          <table:table-cell office:value-type="float" office:value="0.918321">
            <text:p>0.918321</text:p>
          </table:table-cell>
          <table:table-cell office:value-type="float" office:value="0.432647">
            <text:p>0.432647</text:p>
          </table:table-cell>
          <table:table-cell office:value-type="float" office:value="-0.152053">
            <text:p>-0.152053</text:p>
          </table:table-cell>
          <table:table-cell office:value-type="float" office:value="-0.230365">
            <text:p>-0.230365</text:p>
          </table:table-cell>
          <table:table-cell office:value-type="float" office:value="0.00591253">
            <text:p>0.00591253</text:p>
          </table:table-cell>
          <table:table-cell office:value-type="float" office:value="0.0925657">
            <text:p>0.0925657</text:p>
          </table:table-cell>
          <table:table-cell office:value-type="float" office:value="-0.0679985">
            <text:p>-0.0679985</text:p>
          </table:table-cell>
          <table:table-cell office:value-type="float" office:value="-0.0487921">
            <text:p>-0.0487921</text:p>
          </table:table-cell>
          <table:table-cell office:value-type="float" office:value="-0.0535887">
            <text:p>-0.0535887</text:p>
          </table:table-cell>
          <table:table-cell office:value-type="float" office:value="0.0962017">
            <text:p>0.0962017</text:p>
          </table:table-cell>
          <table:table-cell office:value-type="float" office:value="0.00222558">
            <text:p>0.00222558</text:p>
          </table:table-cell>
          <table:table-cell/>
          <table:table-cell office:value-type="float" office:value="2.36937">
            <text:p>2.36937</text:p>
          </table:table-cell>
          <table:table-cell table:style-name="ce1" office:value-type="string">
            <text:p>8.45973e-05</text:p>
          </table:table-cell>
          <table:table-cell office:value-type="float" office:value="-0.159866">
            <text:p>-0.159866</text:p>
          </table:table-cell>
          <table:table-cell office:value-type="float" office:value="0.949667">
            <text:p>0.949667</text:p>
          </table:table-cell>
          <table:table-cell office:value-type="float" office:value="0.561199">
            <text:p>0.561199</text:p>
          </table:table-cell>
          <table:table-cell office:value-type="float" office:value="-0.158736">
            <text:p>-0.158736</text:p>
          </table:table-cell>
          <table:table-cell office:value-type="float" office:value="-0.117269">
            <text:p>-0.117269</text:p>
          </table:table-cell>
          <table:table-cell office:value-type="float" office:value="0.0483559">
            <text:p>0.0483559</text:p>
          </table:table-cell>
          <table:table-cell office:value-type="float" office:value="0.0230186">
            <text:p>0.0230186</text:p>
          </table:table-cell>
          <table:table-cell office:value-type="float" office:value="-0.0528266">
            <text:p>-0.0528266</text:p>
          </table:table-cell>
          <table:table-cell office:value-type="float" office:value="-0.00613864">
            <text:p>-0.00613864</text:p>
          </table:table-cell>
          <table:table-cell office:value-type="float" office:value="0.0154819">
            <text:p>0.0154819</text:p>
          </table:table-cell>
          <table:table-cell office:value-type="float" office:value="0.016554">
            <text:p>0.016554</text:p>
          </table:table-cell>
          <table:table-cell office:value-type="float" office:value="-0.0215064">
            <text:p>-0.0215064</text:p>
          </table:table-cell>
          <table:table-cell/>
          <table:table-cell office:value-type="float" office:value="2.9038">
            <text:p>2.9038</text:p>
          </table:table-cell>
          <table:table-cell office:value-type="float" office:value="-0.0266648">
            <text:p>-0.0266648</text:p>
          </table:table-cell>
          <table:table-cell office:value-type="float" office:value="-0.230551">
            <text:p>-0.230551</text:p>
          </table:table-cell>
          <table:table-cell office:value-type="float" office:value="0.94942">
            <text:p>0.94942</text:p>
          </table:table-cell>
          <table:table-cell office:value-type="float" office:value="0.489648">
            <text:p>0.489648</text:p>
          </table:table-cell>
          <table:table-cell office:value-type="float" office:value="-0.162905">
            <text:p>-0.162905</text:p>
          </table:table-cell>
          <table:table-cell office:value-type="float" office:value="-0.222569">
            <text:p>-0.222569</text:p>
          </table:table-cell>
          <table:table-cell office:value-type="float" office:value="0.0321417">
            <text:p>0.0321417</text:p>
          </table:table-cell>
          <table:table-cell office:value-type="float" office:value="0.0677133">
            <text:p>0.0677133</text:p>
          </table:table-cell>
          <table:table-cell office:value-type="float" office:value="-0.040672">
            <text:p>-0.040672</text:p>
          </table:table-cell>
          <table:table-cell office:value-type="float" office:value="-0.0452618">
            <text:p>-0.0452618</text:p>
          </table:table-cell>
          <table:table-cell office:value-type="float" office:value="0.214266">
            <text:p>0.214266</text:p>
          </table:table-cell>
          <table:table-cell office:value-type="float" office:value="-0.0944709">
            <text:p>-0.0944709</text:p>
          </table:table-cell>
          <table:table-cell office:value-type="float" office:value="0.0820266">
            <text:p>0.0820266</text:p>
          </table:table-cell>
          <table:table-cell/>
          <table:table-cell office:value-type="float" office:value="2.23421">
            <text:p>2.23421</text:p>
          </table:table-cell>
          <table:table-cell office:value-type="float" office:value="0.0343247">
            <text:p>0.0343247</text:p>
          </table:table-cell>
          <table:table-cell office:value-type="float" office:value="-0.0740005">
            <text:p>-0.0740005</text:p>
          </table:table-cell>
          <table:table-cell office:value-type="float" office:value="0.66121">
            <text:p>0.66121</text:p>
          </table:table-cell>
          <table:table-cell office:value-type="float" office:value="0.590292">
            <text:p>0.590292</text:p>
          </table:table-cell>
          <table:table-cell office:value-type="float" office:value="-0.0754631">
            <text:p>-0.0754631</text:p>
          </table:table-cell>
          <table:table-cell office:value-type="float" office:value="-0.0793753">
            <text:p>-0.0793753</text:p>
          </table:table-cell>
          <table:table-cell office:value-type="float" office:value="-0.0163205">
            <text:p>-0.0163205</text:p>
          </table:table-cell>
          <table:table-cell office:value-type="float" office:value="-0.00755641">
            <text:p>-0.00755641</text:p>
          </table:table-cell>
          <table:table-cell office:value-type="float" office:value="-0.0311564">
            <text:p>-0.0311564</text:p>
          </table:table-cell>
          <table:table-cell office:value-type="float" office:value="0.00647191">
            <text:p>0.00647191</text:p>
          </table:table-cell>
          <table:table-cell office:value-type="float" office:value="0.172667">
            <text:p>0.172667</text:p>
          </table:table-cell>
          <table:table-cell office:value-type="float" office:value="-0.339483">
            <text:p>-0.339483</text:p>
          </table:table-cell>
          <table:table-cell office:value-type="float" office:value="-0.0369463">
            <text:p>-0.0369463</text:p>
          </table:table-cell>
        </table:table-row>
        <table:table-row table:style-name="ro4">
          <table:table-cell office:value-type="float" office:value="3.30793">
            <text:p>3.30793</text:p>
          </table:table-cell>
          <table:table-cell office:value-type="float" office:value="0.0496317">
            <text:p>0.0496317</text:p>
          </table:table-cell>
          <table:table-cell office:value-type="float" office:value="-0.252866">
            <text:p>-0.252866</text:p>
          </table:table-cell>
          <table:table-cell office:value-type="float" office:value="1.01995">
            <text:p>1.01995</text:p>
          </table:table-cell>
          <table:table-cell office:value-type="float" office:value="0.440179">
            <text:p>0.440179</text:p>
          </table:table-cell>
          <table:table-cell office:value-type="float" office:value="-0.200406">
            <text:p>-0.200406</text:p>
          </table:table-cell>
          <table:table-cell office:value-type="float" office:value="-0.17776">
            <text:p>-0.17776</text:p>
          </table:table-cell>
          <table:table-cell office:value-type="float" office:value="0.0416477">
            <text:p>0.0416477</text:p>
          </table:table-cell>
          <table:table-cell office:value-type="float" office:value="-0.00287309">
            <text:p>-0.00287309</text:p>
          </table:table-cell>
          <table:table-cell office:value-type="float" office:value="0.00062793">
            <text:p>0.00062793</text:p>
          </table:table-cell>
          <table:table-cell office:value-type="float" office:value="0.0110607">
            <text:p>0.0110607</text:p>
          </table:table-cell>
          <table:table-cell office:value-type="float" office:value="0.0247282">
            <text:p>0.0247282</text:p>
          </table:table-cell>
          <table:table-cell office:value-type="float" office:value="0.00449264">
            <text:p>0.00449264</text:p>
          </table:table-cell>
          <table:table-cell office:value-type="float" office:value="-0.0869522">
            <text:p>-0.0869522</text:p>
          </table:table-cell>
          <table:table-cell/>
          <table:table-cell office:value-type="float" office:value="3.29993">
            <text:p>3.29993</text:p>
          </table:table-cell>
          <table:table-cell office:value-type="float" office:value="0.0527718">
            <text:p>0.0527718</text:p>
          </table:table-cell>
          <table:table-cell office:value-type="float" office:value="-0.254335">
            <text:p>-0.254335</text:p>
          </table:table-cell>
          <table:table-cell office:value-type="float" office:value="0.907617">
            <text:p>0.907617</text:p>
          </table:table-cell>
          <table:table-cell office:value-type="float" office:value="0.407322">
            <text:p>0.407322</text:p>
          </table:table-cell>
          <table:table-cell office:value-type="float" office:value="-0.153869">
            <text:p>-0.153869</text:p>
          </table:table-cell>
          <table:table-cell office:value-type="float" office:value="-0.242965">
            <text:p>-0.242965</text:p>
          </table:table-cell>
          <table:table-cell office:value-type="float" office:value="0.00430835">
            <text:p>0.00430835</text:p>
          </table:table-cell>
          <table:table-cell office:value-type="float" office:value="0.0806897">
            <text:p>0.0806897</text:p>
          </table:table-cell>
          <table:table-cell office:value-type="float" office:value="-0.0466788">
            <text:p>-0.0466788</text:p>
          </table:table-cell>
          <table:table-cell office:value-type="float" office:value="-0.0482988">
            <text:p>-0.0482988</text:p>
          </table:table-cell>
          <table:table-cell office:value-type="float" office:value="-0.322529">
            <text:p>-0.322529</text:p>
          </table:table-cell>
          <table:table-cell office:value-type="float" office:value="0.189789">
            <text:p>0.189789</text:p>
          </table:table-cell>
          <table:table-cell office:value-type="float" office:value="0.22145">
            <text:p>0.22145</text:p>
          </table:table-cell>
          <table:table-cell/>
          <table:table-cell office:value-type="float" office:value="3.51901">
            <text:p>3.51901</text:p>
          </table:table-cell>
          <table:table-cell office:value-type="float" office:value="0.0470095">
            <text:p>0.0470095</text:p>
          </table:table-cell>
          <table:table-cell office:value-type="float" office:value="-0.198718">
            <text:p>-0.198718</text:p>
          </table:table-cell>
          <table:table-cell office:value-type="float" office:value="0.914185">
            <text:p>0.914185</text:p>
          </table:table-cell>
          <table:table-cell office:value-type="float" office:value="0.42402">
            <text:p>0.42402</text:p>
          </table:table-cell>
          <table:table-cell office:value-type="float" office:value="-0.157765">
            <text:p>-0.157765</text:p>
          </table:table-cell>
          <table:table-cell office:value-type="float" office:value="-0.189818">
            <text:p>-0.189818</text:p>
          </table:table-cell>
          <table:table-cell office:value-type="float" office:value="0.0318376">
            <text:p>0.0318376</text:p>
          </table:table-cell>
          <table:table-cell office:value-type="float" office:value="0.0408171">
            <text:p>0.0408171</text:p>
          </table:table-cell>
          <table:table-cell office:value-type="float" office:value="-0.0337955">
            <text:p>-0.0337955</text:p>
          </table:table-cell>
          <table:table-cell office:value-type="float" office:value="-0.0308632">
            <text:p>-0.0308632</text:p>
          </table:table-cell>
          <table:table-cell office:value-type="float" office:value="-0.00187464">
            <text:p>-0.00187464</text:p>
          </table:table-cell>
          <table:table-cell office:value-type="float" office:value="0.048967">
            <text:p>0.048967</text:p>
          </table:table-cell>
          <table:table-cell office:value-type="float" office:value="-0.016374">
            <text:p>-0.016374</text:p>
          </table:table-cell>
          <table:table-cell/>
          <table:table-cell office:value-type="float" office:value="3.13589">
            <text:p>3.13589</text:p>
          </table:table-cell>
          <table:table-cell office:value-type="float" office:value="0.000592992">
            <text:p>0.000592992</text:p>
          </table:table-cell>
          <table:table-cell office:value-type="float" office:value="-0.24508">
            <text:p>-0.24508</text:p>
          </table:table-cell>
          <table:table-cell office:value-type="float" office:value="0.943333">
            <text:p>0.943333</text:p>
          </table:table-cell>
          <table:table-cell office:value-type="float" office:value="0.462484">
            <text:p>0.462484</text:p>
          </table:table-cell>
          <table:table-cell office:value-type="float" office:value="0.0509119">
            <text:p>0.0509119</text:p>
          </table:table-cell>
          <table:table-cell office:value-type="float" office:value="-0.305482">
            <text:p>-0.305482</text:p>
          </table:table-cell>
          <table:table-cell office:value-type="float" office:value="-0.0923423">
            <text:p>-0.0923423</text:p>
          </table:table-cell>
          <table:table-cell office:value-type="float" office:value="0.117443">
            <text:p>0.117443</text:p>
          </table:table-cell>
          <table:table-cell office:value-type="float" office:value="-0.0625981">
            <text:p>-0.0625981</text:p>
          </table:table-cell>
          <table:table-cell office:value-type="float" office:value="-0.026224">
            <text:p>-0.026224</text:p>
          </table:table-cell>
          <table:table-cell office:value-type="float" office:value="5.37596">
            <text:p>5.37596</text:p>
          </table:table-cell>
          <table:table-cell office:value-type="float" office:value="-1.60855">
            <text:p>-1.60855</text:p>
          </table:table-cell>
          <table:table-cell office:value-type="float" office:value="-3.22011">
            <text:p>-3.22011</text:p>
          </table:table-cell>
          <table:table-cell/>
          <table:table-cell office:value-type="float" office:value="2.49804">
            <text:p>2.49804</text:p>
          </table:table-cell>
          <table:table-cell office:value-type="float" office:value="0.0443497">
            <text:p>0.0443497</text:p>
          </table:table-cell>
          <table:table-cell office:value-type="float" office:value="-0.10585">
            <text:p>-0.10585</text:p>
          </table:table-cell>
          <table:table-cell office:value-type="float" office:value="0.660346">
            <text:p>0.660346</text:p>
          </table:table-cell>
          <table:table-cell office:value-type="float" office:value="0.554668">
            <text:p>0.554668</text:p>
          </table:table-cell>
          <table:table-cell office:value-type="float" office:value="-0.0740728">
            <text:p>-0.0740728</text:p>
          </table:table-cell>
          <table:table-cell office:value-type="float" office:value="-0.106653">
            <text:p>-0.106653</text:p>
          </table:table-cell>
          <table:table-cell office:value-type="float" office:value="-0.0166402">
            <text:p>-0.0166402</text:p>
          </table:table-cell>
          <table:table-cell office:value-type="float" office:value="0.0379981">
            <text:p>0.0379981</text:p>
          </table:table-cell>
          <table:table-cell office:value-type="float" office:value="-0.120722">
            <text:p>-0.120722</text:p>
          </table:table-cell>
          <table:table-cell office:value-type="float" office:value="-0.00327559">
            <text:p>-0.00327559</text:p>
          </table:table-cell>
          <table:table-cell office:value-type="float" office:value="0.0478547">
            <text:p>0.0478547</text:p>
          </table:table-cell>
          <table:table-cell office:value-type="float" office:value="0.154444">
            <text:p>0.154444</text:p>
          </table:table-cell>
          <table:table-cell office:value-type="float" office:value="-0.0127081">
            <text:p>-0.0127081</text:p>
          </table:table-cell>
        </table:table-row>
        <table:table-row table:style-name="ro4">
          <table:table-cell office:value-type="float" office:value="3.5015">
            <text:p>3.5015</text:p>
          </table:table-cell>
          <table:table-cell office:value-type="float" office:value="0.0500021">
            <text:p>0.0500021</text:p>
          </table:table-cell>
          <table:table-cell office:value-type="float" office:value="-0.252576">
            <text:p>-0.252576</text:p>
          </table:table-cell>
          <table:table-cell office:value-type="float" office:value="1.01883">
            <text:p>1.01883</text:p>
          </table:table-cell>
          <table:table-cell office:value-type="float" office:value="0.419543">
            <text:p>0.419543</text:p>
          </table:table-cell>
          <table:table-cell office:value-type="float" office:value="-0.204316">
            <text:p>-0.204316</text:p>
          </table:table-cell>
          <table:table-cell office:value-type="float" office:value="-0.192758">
            <text:p>-0.192758</text:p>
          </table:table-cell>
          <table:table-cell office:value-type="float" office:value="0.0463066">
            <text:p>0.0463066</text:p>
          </table:table-cell>
          <table:table-cell office:value-type="float" office:value="0.0019134">
            <text:p>0.0019134</text:p>
          </table:table-cell>
          <table:table-cell office:value-type="float" office:value="0.00149754">
            <text:p>0.00149754</text:p>
          </table:table-cell>
          <table:table-cell office:value-type="float" office:value="-0.00577009">
            <text:p>-0.00577009</text:p>
          </table:table-cell>
          <table:table-cell office:value-type="float" office:value="0.0754507">
            <text:p>0.0754507</text:p>
          </table:table-cell>
          <table:table-cell office:value-type="float" office:value="-0.201905">
            <text:p>-0.201905</text:p>
          </table:table-cell>
          <table:table-cell office:value-type="float" office:value="0.0325841">
            <text:p>0.0325841</text:p>
          </table:table-cell>
          <table:table-cell/>
          <table:table-cell office:value-type="float" office:value="3.46793">
            <text:p>3.46793</text:p>
          </table:table-cell>
          <table:table-cell office:value-type="float" office:value="0.0572248">
            <text:p>0.0572248</text:p>
          </table:table-cell>
          <table:table-cell office:value-type="float" office:value="-0.256821">
            <text:p>-0.256821</text:p>
          </table:table-cell>
          <table:table-cell office:value-type="float" office:value="0.905753">
            <text:p>0.905753</text:p>
          </table:table-cell>
          <table:table-cell office:value-type="float" office:value="0.389118">
            <text:p>0.389118</text:p>
          </table:table-cell>
          <table:table-cell office:value-type="float" office:value="-0.123839">
            <text:p>-0.123839</text:p>
          </table:table-cell>
          <table:table-cell office:value-type="float" office:value="-0.262915">
            <text:p>-0.262915</text:p>
          </table:table-cell>
          <table:table-cell office:value-type="float" office:value="-0.00867567">
            <text:p>-0.00867567</text:p>
          </table:table-cell>
          <table:table-cell office:value-type="float" office:value="0.0265072">
            <text:p>0.0265072</text:p>
          </table:table-cell>
          <table:table-cell office:value-type="float" office:value="-0.0147957">
            <text:p>-0.0147957</text:p>
          </table:table-cell>
          <table:table-cell office:value-type="float" office:value="-0.0110969">
            <text:p>-0.0110969</text:p>
          </table:table-cell>
          <table:table-cell office:value-type="float" office:value="0.779027">
            <text:p>0.779027</text:p>
          </table:table-cell>
          <table:table-cell office:value-type="float" office:value="-0.254883">
            <text:p>-0.254883</text:p>
          </table:table-cell>
          <table:table-cell office:value-type="float" office:value="-0.240248">
            <text:p>-0.240248</text:p>
          </table:table-cell>
          <table:table-cell/>
          <table:table-cell office:value-type="float" office:value="3.83549">
            <text:p>3.83549</text:p>
          </table:table-cell>
          <table:table-cell office:value-type="float" office:value="0.0597393">
            <text:p>0.0597393</text:p>
          </table:table-cell>
          <table:table-cell office:value-type="float" office:value="-0.204509">
            <text:p>-0.204509</text:p>
          </table:table-cell>
          <table:table-cell office:value-type="float" office:value="0.902778">
            <text:p>0.902778</text:p>
          </table:table-cell>
          <table:table-cell office:value-type="float" office:value="0.392533">
            <text:p>0.392533</text:p>
          </table:table-cell>
          <table:table-cell office:value-type="float" office:value="-0.150759">
            <text:p>-0.150759</text:p>
          </table:table-cell>
          <table:table-cell office:value-type="float" office:value="-0.207723">
            <text:p>-0.207723</text:p>
          </table:table-cell>
          <table:table-cell office:value-type="float" office:value="0.0262711">
            <text:p>0.0262711</text:p>
          </table:table-cell>
          <table:table-cell office:value-type="float" office:value="0.0402239">
            <text:p>0.0402239</text:p>
          </table:table-cell>
          <table:table-cell office:value-type="float" office:value="-0.0182986">
            <text:p>-0.0182986</text:p>
          </table:table-cell>
          <table:table-cell office:value-type="float" office:value="-0.0360452">
            <text:p>-0.0360452</text:p>
          </table:table-cell>
          <table:table-cell office:value-type="float" office:value="0.132919">
            <text:p>0.132919</text:p>
          </table:table-cell>
          <table:table-cell office:value-type="float" office:value="-0.0858716">
            <text:p>-0.0858716</text:p>
          </table:table-cell>
          <table:table-cell office:value-type="float" office:value="0.0230307">
            <text:p>0.0230307</text:p>
          </table:table-cell>
          <table:table-cell/>
          <table:table-cell office:value-type="float" office:value="3.17549">
            <text:p>3.17549</text:p>
          </table:table-cell>
          <table:table-cell office:value-type="float" office:value="0.0136708">
            <text:p>0.0136708</text:p>
          </table:table-cell>
          <table:table-cell office:value-type="float" office:value="-0.25008">
            <text:p>-0.25008</text:p>
          </table:table-cell>
          <table:table-cell office:value-type="float" office:value="0.937247">
            <text:p>0.937247</text:p>
          </table:table-cell>
          <table:table-cell office:value-type="float" office:value="0.458003">
            <text:p>0.458003</text:p>
          </table:table-cell>
          <table:table-cell office:value-type="float" office:value="-0.157112">
            <text:p>-0.157112</text:p>
          </table:table-cell>
          <table:table-cell office:value-type="float" office:value="-0.242416">
            <text:p>-0.242416</text:p>
          </table:table-cell>
          <table:table-cell office:value-type="float" office:value="0.0281039">
            <text:p>0.0281039</text:p>
          </table:table-cell>
          <table:table-cell office:value-type="float" office:value="0.330299">
            <text:p>0.330299</text:p>
          </table:table-cell>
          <table:table-cell office:value-type="float" office:value="-0.126287">
            <text:p>-0.126287</text:p>
          </table:table-cell>
          <table:table-cell office:value-type="float" office:value="-0.153721">
            <text:p>-0.153721</text:p>
          </table:table-cell>
          <table:table-cell office:value-type="float" office:value="-0.98617">
            <text:p>-0.98617</text:p>
          </table:table-cell>
          <table:table-cell office:value-type="float" office:value="0.403661">
            <text:p>0.403661</text:p>
          </table:table-cell>
          <table:table-cell office:value-type="float" office:value="0.446915">
            <text:p>0.446915</text:p>
          </table:table-cell>
          <table:table-cell/>
          <table:table-cell office:value-type="float" office:value="2.866">
            <text:p>2.866</text:p>
          </table:table-cell>
          <table:table-cell office:value-type="float" office:value="0.064811">
            <text:p>0.064811</text:p>
          </table:table-cell>
          <table:table-cell office:value-type="float" office:value="-0.12936">
            <text:p>-0.12936</text:p>
          </table:table-cell>
          <table:table-cell office:value-type="float" office:value="0.65742">
            <text:p>0.65742</text:p>
          </table:table-cell>
          <table:table-cell office:value-type="float" office:value="0.508544">
            <text:p>0.508544</text:p>
          </table:table-cell>
          <table:table-cell office:value-type="float" office:value="-0.0727375">
            <text:p>-0.0727375</text:p>
          </table:table-cell>
          <table:table-cell office:value-type="float" office:value="-0.127872">
            <text:p>-0.127872</text:p>
          </table:table-cell>
          <table:table-cell office:value-type="float" office:value="-0.0142479">
            <text:p>-0.0142479</text:p>
          </table:table-cell>
          <table:table-cell office:value-type="float" office:value="0.0556068">
            <text:p>0.0556068</text:p>
          </table:table-cell>
          <table:table-cell office:value-type="float" office:value="-0.0638923">
            <text:p>-0.0638923</text:p>
          </table:table-cell>
          <table:table-cell office:value-type="float" office:value="-0.0079517">
            <text:p>-0.0079517</text:p>
          </table:table-cell>
          <table:table-cell office:value-type="float" office:value="-0.22251">
            <text:p>-0.22251</text:p>
          </table:table-cell>
          <table:table-cell office:value-type="float" office:value="0.305106">
            <text:p>0.305106</text:p>
          </table:table-cell>
          <table:table-cell office:value-type="float" office:value="0.118647">
            <text:p>0.118647</text:p>
          </table:table-cell>
        </table:table-row>
        <table:table-row table:style-name="ro4">
          <table:table-cell office:value-type="float" office:value="3.97215">
            <text:p>3.97215</text:p>
          </table:table-cell>
          <table:table-cell office:value-type="float" office:value="0.067616">
            <text:p>0.067616</text:p>
          </table:table-cell>
          <table:table-cell office:value-type="float" office:value="-0.296596">
            <text:p>-0.296596</text:p>
          </table:table-cell>
          <table:table-cell office:value-type="float" office:value="1.02333">
            <text:p>1.02333</text:p>
          </table:table-cell>
          <table:table-cell office:value-type="float" office:value="0.373312">
            <text:p>0.373312</text:p>
          </table:table-cell>
          <table:table-cell office:value-type="float" office:value="-0.194653">
            <text:p>-0.194653</text:p>
          </table:table-cell>
          <table:table-cell office:value-type="float" office:value="-0.254172">
            <text:p>-0.254172</text:p>
          </table:table-cell>
          <table:table-cell office:value-type="float" office:value="0.0547267">
            <text:p>0.0547267</text:p>
          </table:table-cell>
          <table:table-cell office:value-type="float" office:value="0.0374245">
            <text:p>0.0374245</text:p>
          </table:table-cell>
          <table:table-cell office:value-type="float" office:value="-0.0935295">
            <text:p>-0.0935295</text:p>
          </table:table-cell>
          <table:table-cell office:value-type="float" office:value="0.00956574">
            <text:p>0.00956574</text:p>
          </table:table-cell>
          <table:table-cell office:value-type="float" office:value="0.173496">
            <text:p>0.173496</text:p>
          </table:table-cell>
          <table:table-cell office:value-type="float" office:value="0.0232206">
            <text:p>0.0232206</text:p>
          </table:table-cell>
          <table:table-cell office:value-type="float" office:value="-0.0703744">
            <text:p>-0.0703744</text:p>
          </table:table-cell>
          <table:table-cell/>
          <table:table-cell office:value-type="float" office:value="3.53564">
            <text:p>3.53564</text:p>
          </table:table-cell>
          <table:table-cell office:value-type="float" office:value="0.062592">
            <text:p>0.062592</text:p>
          </table:table-cell>
          <table:table-cell office:value-type="float" office:value="-0.258991">
            <text:p>-0.258991</text:p>
          </table:table-cell>
          <table:table-cell office:value-type="float" office:value="0.9039">
            <text:p>0.9039</text:p>
          </table:table-cell>
          <table:table-cell office:value-type="float" office:value="0.382012">
            <text:p>0.382012</text:p>
          </table:table-cell>
          <table:table-cell office:value-type="float" office:value="-0.134734">
            <text:p>-0.134734</text:p>
          </table:table-cell>
          <table:table-cell office:value-type="float" office:value="-0.259914">
            <text:p>-0.259914</text:p>
          </table:table-cell>
          <table:table-cell office:value-type="float" office:value="-0.00446939">
            <text:p>-0.00446939</text:p>
          </table:table-cell>
          <table:table-cell office:value-type="float" office:value="0.0792599">
            <text:p>0.0792599</text:p>
          </table:table-cell>
          <table:table-cell office:value-type="float" office:value="-0.0320553">
            <text:p>-0.0320553</text:p>
          </table:table-cell>
          <table:table-cell office:value-type="float" office:value="-0.0273655">
            <text:p>-0.0273655</text:p>
          </table:table-cell>
          <table:table-cell office:value-type="float" office:value="0.238091">
            <text:p>0.238091</text:p>
          </table:table-cell>
          <table:table-cell office:value-type="float" office:value="0.00435604">
            <text:p>0.00435604</text:p>
          </table:table-cell>
          <table:table-cell office:value-type="float" office:value="-0.031762">
            <text:p>-0.031762</text:p>
          </table:table-cell>
          <table:table-cell/>
          <table:table-cell office:value-type="float" office:value="4.13548">
            <text:p>4.13548</text:p>
          </table:table-cell>
          <table:table-cell office:value-type="float" office:value="0.0837689">
            <text:p>0.0837689</text:p>
          </table:table-cell>
          <table:table-cell office:value-type="float" office:value="-0.217727">
            <text:p>-0.217727</text:p>
          </table:table-cell>
          <table:table-cell office:value-type="float" office:value="0.894037">
            <text:p>0.894037</text:p>
          </table:table-cell>
          <table:table-cell office:value-type="float" office:value="0.364847">
            <text:p>0.364847</text:p>
          </table:table-cell>
          <table:table-cell office:value-type="float" office:value="-0.140366">
            <text:p>-0.140366</text:p>
          </table:table-cell>
          <table:table-cell office:value-type="float" office:value="-0.225509">
            <text:p>-0.225509</text:p>
          </table:table-cell>
          <table:table-cell office:value-type="float" office:value="0.0230989">
            <text:p>0.0230989</text:p>
          </table:table-cell>
          <table:table-cell office:value-type="float" office:value="0.0800992">
            <text:p>0.0800992</text:p>
          </table:table-cell>
          <table:table-cell office:value-type="float" office:value="-0.04406">
            <text:p>-0.04406</text:p>
          </table:table-cell>
          <table:table-cell office:value-type="float" office:value="-0.029136">
            <text:p>-0.029136</text:p>
          </table:table-cell>
          <table:table-cell office:value-type="float" office:value="-0.0719463">
            <text:p>-0.0719463</text:p>
          </table:table-cell>
          <table:table-cell office:value-type="float" office:value="0.0498621">
            <text:p>0.0498621</text:p>
          </table:table-cell>
          <table:table-cell office:value-type="float" office:value="0.0419873">
            <text:p>0.0419873</text:p>
          </table:table-cell>
          <table:table-cell/>
          <table:table-cell office:value-type="float" office:value="3.38016">
            <text:p>3.38016</text:p>
          </table:table-cell>
          <table:table-cell office:value-type="float" office:value="0.0399624">
            <text:p>0.0399624</text:p>
          </table:table-cell>
          <table:table-cell office:value-type="float" office:value="-0.259018">
            <text:p>-0.259018</text:p>
          </table:table-cell>
          <table:table-cell office:value-type="float" office:value="0.924506">
            <text:p>0.924506</text:p>
          </table:table-cell>
          <table:table-cell office:value-type="float" office:value="0.435522">
            <text:p>0.435522</text:p>
          </table:table-cell>
          <table:table-cell office:value-type="float" office:value="-0.119985">
            <text:p>-0.119985</text:p>
          </table:table-cell>
          <table:table-cell office:value-type="float" office:value="-0.266153">
            <text:p>-0.266153</text:p>
          </table:table-cell>
          <table:table-cell office:value-type="float" office:value="0.011754">
            <text:p>0.011754</text:p>
          </table:table-cell>
          <table:table-cell office:value-type="float" office:value="0.128456">
            <text:p>0.128456</text:p>
          </table:table-cell>
          <table:table-cell office:value-type="float" office:value="-0.043668">
            <text:p>-0.043668</text:p>
          </table:table-cell>
          <table:table-cell office:value-type="float" office:value="-0.0622489">
            <text:p>-0.0622489</text:p>
          </table:table-cell>
          <table:table-cell office:value-type="float" office:value="0.0329707">
            <text:p>0.0329707</text:p>
          </table:table-cell>
          <table:table-cell office:value-type="float" office:value="0.0259123">
            <text:p>0.0259123</text:p>
          </table:table-cell>
          <table:table-cell office:value-type="float" office:value="0.0530311">
            <text:p>0.0530311</text:p>
          </table:table-cell>
          <table:table-cell/>
          <table:table-cell office:value-type="float" office:value="3.03529">
            <text:p>3.03529</text:p>
          </table:table-cell>
          <table:table-cell office:value-type="float" office:value="0.0678478">
            <text:p>0.0678478</text:p>
          </table:table-cell>
          <table:table-cell office:value-type="float" office:value="-0.131433">
            <text:p>-0.131433</text:p>
          </table:table-cell>
          <table:table-cell office:value-type="float" office:value="0.659474">
            <text:p>0.659474</text:p>
          </table:table-cell>
          <table:table-cell office:value-type="float" office:value="0.488633">
            <text:p>0.488633</text:p>
          </table:table-cell>
          <table:table-cell office:value-type="float" office:value="-0.0621251">
            <text:p>-0.0621251</text:p>
          </table:table-cell>
          <table:table-cell office:value-type="float" office:value="-0.153311">
            <text:p>-0.153311</text:p>
          </table:table-cell>
          <table:table-cell office:value-type="float" office:value="-0.0154281">
            <text:p>-0.0154281</text:p>
          </table:table-cell>
          <table:table-cell office:value-type="float" office:value="0.0179397">
            <text:p>0.0179397</text:p>
          </table:table-cell>
          <table:table-cell office:value-type="float" office:value="-0.0122431">
            <text:p>-0.0122431</text:p>
          </table:table-cell>
          <table:table-cell office:value-type="float" office:value="0.0121331">
            <text:p>0.0121331</text:p>
          </table:table-cell>
          <table:table-cell office:value-type="float" office:value="0.170064">
            <text:p>0.170064</text:p>
          </table:table-cell>
          <table:table-cell office:value-type="float" office:value="-0.315908">
            <text:p>-0.315908</text:p>
          </table:table-cell>
          <table:table-cell office:value-type="float" office:value="-0.0169505">
            <text:p>-0.0169505</text:p>
          </table:table-cell>
        </table:table-row>
        <table:table-row table:style-name="ro4">
          <table:table-cell office:value-type="float" office:value="4.3503">
            <text:p>4.3503</text:p>
          </table:table-cell>
          <table:table-cell office:value-type="float" office:value="0.106577">
            <text:p>0.106577</text:p>
          </table:table-cell>
          <table:table-cell office:value-type="float" office:value="-0.328643">
            <text:p>-0.328643</text:p>
          </table:table-cell>
          <table:table-cell office:value-type="float" office:value="1.01689">
            <text:p>1.01689</text:p>
          </table:table-cell>
          <table:table-cell office:value-type="float" office:value="0.339887">
            <text:p>0.339887</text:p>
          </table:table-cell>
          <table:table-cell office:value-type="float" office:value="-0.162626">
            <text:p>-0.162626</text:p>
          </table:table-cell>
          <table:table-cell office:value-type="float" office:value="-0.286299">
            <text:p>-0.286299</text:p>
          </table:table-cell>
          <table:table-cell office:value-type="float" office:value="0.0426579">
            <text:p>0.0426579</text:p>
          </table:table-cell>
          <table:table-cell office:value-type="float" office:value="0.103031">
            <text:p>0.103031</text:p>
          </table:table-cell>
          <table:table-cell office:value-type="float" office:value="-0.0847487">
            <text:p>-0.0847487</text:p>
          </table:table-cell>
          <table:table-cell office:value-type="float" office:value="-0.0170459">
            <text:p>-0.0170459</text:p>
          </table:table-cell>
          <table:table-cell office:value-type="float" office:value="0.11627">
            <text:p>0.11627</text:p>
          </table:table-cell>
          <table:table-cell office:value-type="float" office:value="0.335883">
            <text:p>0.335883</text:p>
          </table:table-cell>
          <table:table-cell office:value-type="float" office:value="-0.281735">
            <text:p>-0.281735</text:p>
          </table:table-cell>
          <table:table-cell/>
          <table:table-cell office:value-type="float" office:value="3.80527">
            <text:p>3.80527</text:p>
          </table:table-cell>
          <table:table-cell office:value-type="float" office:value="0.101271">
            <text:p>0.101271</text:p>
          </table:table-cell>
          <table:table-cell office:value-type="float" office:value="-0.267318">
            <text:p>-0.267318</text:p>
          </table:table-cell>
          <table:table-cell office:value-type="float" office:value="0.894213">
            <text:p>0.894213</text:p>
          </table:table-cell>
          <table:table-cell office:value-type="float" office:value="0.354982">
            <text:p>0.354982</text:p>
          </table:table-cell>
          <table:table-cell office:value-type="float" office:value="-0.121431">
            <text:p>-0.121431</text:p>
          </table:table-cell>
          <table:table-cell office:value-type="float" office:value="-0.268142">
            <text:p>-0.268142</text:p>
          </table:table-cell>
          <table:table-cell office:value-type="float" office:value="-0.0117151">
            <text:p>-0.0117151</text:p>
          </table:table-cell>
          <table:table-cell office:value-type="float" office:value="0.143455">
            <text:p>0.143455</text:p>
          </table:table-cell>
          <table:table-cell office:value-type="float" office:value="-0.0308808">
            <text:p>-0.0308808</text:p>
          </table:table-cell>
          <table:table-cell office:value-type="float" office:value="-0.0359294">
            <text:p>-0.0359294</text:p>
          </table:table-cell>
          <table:table-cell office:value-type="float" office:value="-0.38076">
            <text:p>-0.38076</text:p>
          </table:table-cell>
          <table:table-cell office:value-type="float" office:value="0.235319">
            <text:p>0.235319</text:p>
          </table:table-cell>
          <table:table-cell office:value-type="float" office:value="0.0114032">
            <text:p>0.0114032</text:p>
          </table:table-cell>
          <table:table-cell/>
          <table:table-cell office:value-type="float" office:value="4.47135">
            <text:p>4.47135</text:p>
          </table:table-cell>
          <table:table-cell office:value-type="float" office:value="0.102556">
            <text:p>0.102556</text:p>
          </table:table-cell>
          <table:table-cell office:value-type="float" office:value="-0.226901">
            <text:p>-0.226901</text:p>
          </table:table-cell>
          <table:table-cell office:value-type="float" office:value="0.888988">
            <text:p>0.888988</text:p>
          </table:table-cell>
          <table:table-cell office:value-type="float" office:value="0.33616">
            <text:p>0.33616</text:p>
          </table:table-cell>
          <table:table-cell office:value-type="float" office:value="-0.126693">
            <text:p>-0.126693</text:p>
          </table:table-cell>
          <table:table-cell office:value-type="float" office:value="-0.245066">
            <text:p>-0.245066</text:p>
          </table:table-cell>
          <table:table-cell office:value-type="float" office:value="0.0193995">
            <text:p>0.0193995</text:p>
          </table:table-cell>
          <table:table-cell office:value-type="float" office:value="0.0559346">
            <text:p>0.0559346</text:p>
          </table:table-cell>
          <table:table-cell office:value-type="float" office:value="-0.0273128">
            <text:p>-0.0273128</text:p>
          </table:table-cell>
          <table:table-cell office:value-type="float" office:value="-0.0150338">
            <text:p>-0.0150338</text:p>
          </table:table-cell>
          <table:table-cell office:value-type="float" office:value="0.109456">
            <text:p>0.109456</text:p>
          </table:table-cell>
          <table:table-cell office:value-type="float" office:value="-0.0619335">
            <text:p>-0.0619335</text:p>
          </table:table-cell>
          <table:table-cell office:value-type="float" office:value="-0.0718074">
            <text:p>-0.0718074</text:p>
          </table:table-cell>
          <table:table-cell/>
          <table:table-cell office:value-type="float" office:value="3.7054">
            <text:p>3.7054</text:p>
          </table:table-cell>
          <table:table-cell office:value-type="float" office:value="0.0852283">
            <text:p>0.0852283</text:p>
          </table:table-cell>
          <table:table-cell office:value-type="float" office:value="-0.270479">
            <text:p>-0.270479</text:p>
          </table:table-cell>
          <table:table-cell office:value-type="float" office:value="0.90987">
            <text:p>0.90987</text:p>
          </table:table-cell>
          <table:table-cell office:value-type="float" office:value="0.402046">
            <text:p>0.402046</text:p>
          </table:table-cell>
          <table:table-cell office:value-type="float" office:value="-0.101548">
            <text:p>-0.101548</text:p>
          </table:table-cell>
          <table:table-cell office:value-type="float" office:value="-0.279994">
            <text:p>-0.279994</text:p>
          </table:table-cell>
          <table:table-cell office:value-type="float" office:value="0.00519114">
            <text:p>0.00519114</text:p>
          </table:table-cell>
          <table:table-cell office:value-type="float" office:value="0.139179">
            <text:p>0.139179</text:p>
          </table:table-cell>
          <table:table-cell office:value-type="float" office:value="-0.0352404">
            <text:p>-0.0352404</text:p>
          </table:table-cell>
          <table:table-cell office:value-type="float" office:value="-0.0450013">
            <text:p>-0.0450013</text:p>
          </table:table-cell>
          <table:table-cell office:value-type="float" office:value="-0.339878">
            <text:p>-0.339878</text:p>
          </table:table-cell>
          <table:table-cell office:value-type="float" office:value="0.261919">
            <text:p>0.261919</text:p>
          </table:table-cell>
          <table:table-cell office:value-type="float" office:value="0.10963">
            <text:p>0.10963</text:p>
          </table:table-cell>
          <table:table-cell/>
          <table:table-cell office:value-type="float" office:value="3.19813">
            <text:p>3.19813</text:p>
          </table:table-cell>
          <table:table-cell office:value-type="float" office:value="0.0752791">
            <text:p>0.0752791</text:p>
          </table:table-cell>
          <table:table-cell office:value-type="float" office:value="-0.141804">
            <text:p>-0.141804</text:p>
          </table:table-cell>
          <table:table-cell office:value-type="float" office:value="0.661">
            <text:p>0.661</text:p>
          </table:table-cell>
          <table:table-cell office:value-type="float" office:value="0.470215">
            <text:p>0.470215</text:p>
          </table:table-cell>
          <table:table-cell office:value-type="float" office:value="-0.0612075">
            <text:p>-0.0612075</text:p>
          </table:table-cell>
          <table:table-cell office:value-type="float" office:value="-0.153869">
            <text:p>-0.153869</text:p>
          </table:table-cell>
          <table:table-cell office:value-type="float" office:value="-0.0152058">
            <text:p>-0.0152058</text:p>
          </table:table-cell>
          <table:table-cell office:value-type="float" office:value="0.0456337">
            <text:p>0.0456337</text:p>
          </table:table-cell>
          <table:table-cell office:value-type="float" office:value="-0.0636873">
            <text:p>-0.0636873</text:p>
          </table:table-cell>
          <table:table-cell office:value-type="float" office:value="0.00937283">
            <text:p>0.00937283</text:p>
          </table:table-cell>
          <table:table-cell office:value-type="float" office:value="0.0435469">
            <text:p>0.0435469</text:p>
          </table:table-cell>
          <table:table-cell office:value-type="float" office:value="0.142072">
            <text:p>0.142072</text:p>
          </table:table-cell>
          <table:table-cell office:value-type="float" office:value="-0.0502574">
            <text:p>-0.0502574</text:p>
          </table:table-cell>
        </table:table-row>
        <table:table-row table:style-name="ro4">
          <table:table-cell office:value-type="float" office:value="4.4753">
            <text:p>4.4753</text:p>
          </table:table-cell>
          <table:table-cell office:value-type="float" office:value="0.121273">
            <text:p>0.121273</text:p>
          </table:table-cell>
          <table:table-cell office:value-type="float" office:value="-0.333989">
            <text:p>-0.333989</text:p>
          </table:table-cell>
          <table:table-cell office:value-type="float" office:value="1.01035">
            <text:p>1.01035</text:p>
          </table:table-cell>
          <table:table-cell office:value-type="float" office:value="0.329509">
            <text:p>0.329509</text:p>
          </table:table-cell>
          <table:table-cell office:value-type="float" office:value="-0.165482">
            <text:p>-0.165482</text:p>
          </table:table-cell>
          <table:table-cell office:value-type="float" office:value="-0.300454">
            <text:p>-0.300454</text:p>
          </table:table-cell>
          <table:table-cell office:value-type="float" office:value="0.0483466">
            <text:p>0.0483466</text:p>
          </table:table-cell>
          <table:table-cell office:value-type="float" office:value="0.117565">
            <text:p>0.117565</text:p>
          </table:table-cell>
          <table:table-cell office:value-type="float" office:value="-0.0427623">
            <text:p>-0.0427623</text:p>
          </table:table-cell>
          <table:table-cell office:value-type="float" office:value="-0.0522636">
            <text:p>-0.0522636</text:p>
          </table:table-cell>
          <table:table-cell office:value-type="float" office:value="-0.302191">
            <text:p>-0.302191</text:p>
          </table:table-cell>
          <table:table-cell office:value-type="float" office:value="0.101802">
            <text:p>0.101802</text:p>
          </table:table-cell>
          <table:table-cell office:value-type="float" office:value="0.0937675">
            <text:p>0.0937675</text:p>
          </table:table-cell>
          <table:table-cell/>
          <table:table-cell office:value-type="float" office:value="3.96803">
            <text:p>3.96803</text:p>
          </table:table-cell>
          <table:table-cell office:value-type="float" office:value="0.114533">
            <text:p>0.114533</text:p>
          </table:table-cell>
          <table:table-cell office:value-type="float" office:value="-0.26611">
            <text:p>-0.26611</text:p>
          </table:table-cell>
          <table:table-cell office:value-type="float" office:value="0.888667">
            <text:p>0.888667</text:p>
          </table:table-cell>
          <table:table-cell office:value-type="float" office:value="0.3396">
            <text:p>0.3396</text:p>
          </table:table-cell>
          <table:table-cell office:value-type="float" office:value="-0.106506">
            <text:p>-0.106506</text:p>
          </table:table-cell>
          <table:table-cell office:value-type="float" office:value="-0.276005">
            <text:p>-0.276005</text:p>
          </table:table-cell>
          <table:table-cell office:value-type="float" office:value="-0.0164958">
            <text:p>-0.0164958</text:p>
          </table:table-cell>
          <table:table-cell office:value-type="float" office:value="0.0814824">
            <text:p>0.0814824</text:p>
          </table:table-cell>
          <table:table-cell office:value-type="float" office:value="0.00742004">
            <text:p>0.00742004</text:p>
          </table:table-cell>
          <table:table-cell office:value-type="float" office:value="-0.0340734">
            <text:p>-0.0340734</text:p>
          </table:table-cell>
          <table:table-cell office:value-type="float" office:value="0.00332249">
            <text:p>0.00332249</text:p>
          </table:table-cell>
          <table:table-cell office:value-type="float" office:value="-0.00238502">
            <text:p>-0.00238502</text:p>
          </table:table-cell>
          <table:table-cell office:value-type="float" office:value="-0.000272882">
            <text:p>-0.000272882</text:p>
          </table:table-cell>
          <table:table-cell/>
          <table:table-cell office:value-type="float" office:value="4.67214">
            <text:p>4.67214</text:p>
          </table:table-cell>
          <table:table-cell office:value-type="float" office:value="0.118199">
            <text:p>0.118199</text:p>
          </table:table-cell>
          <table:table-cell office:value-type="float" office:value="-0.234882">
            <text:p>-0.234882</text:p>
          </table:table-cell>
          <table:table-cell office:value-type="float" office:value="0.883074">
            <text:p>0.883074</text:p>
          </table:table-cell>
          <table:table-cell office:value-type="float" office:value="0.3201">
            <text:p>0.3201</text:p>
          </table:table-cell>
          <table:table-cell office:value-type="float" office:value="-0.136562">
            <text:p>-0.136562</text:p>
          </table:table-cell>
          <table:table-cell office:value-type="float" office:value="-0.24492">
            <text:p>-0.24492</text:p>
          </table:table-cell>
          <table:table-cell office:value-type="float" office:value="0.025672">
            <text:p>0.025672</text:p>
          </table:table-cell>
          <table:table-cell office:value-type="float" office:value="0.0779122">
            <text:p>0.0779122</text:p>
          </table:table-cell>
          <table:table-cell office:value-type="float" office:value="-0.0397483">
            <text:p>-0.0397483</text:p>
          </table:table-cell>
          <table:table-cell office:value-type="float" office:value="-0.0294519">
            <text:p>-0.0294519</text:p>
          </table:table-cell>
          <table:table-cell office:value-type="float" office:value="-0.472624">
            <text:p>-0.472624</text:p>
          </table:table-cell>
          <table:table-cell office:value-type="float" office:value="0.296156">
            <text:p>0.296156</text:p>
          </table:table-cell>
          <table:table-cell office:value-type="float" office:value="0.219892">
            <text:p>0.219892</text:p>
          </table:table-cell>
          <table:table-cell/>
          <table:table-cell office:value-type="float" office:value="3.77148">
            <text:p>3.77148</text:p>
          </table:table-cell>
          <table:table-cell office:value-type="float" office:value="0.0929416">
            <text:p>0.0929416</text:p>
          </table:table-cell>
          <table:table-cell office:value-type="float" office:value="-0.271664">
            <text:p>-0.271664</text:p>
          </table:table-cell>
          <table:table-cell office:value-type="float" office:value="0.907375">
            <text:p>0.907375</text:p>
          </table:table-cell>
          <table:table-cell office:value-type="float" office:value="0.395565">
            <text:p>0.395565</text:p>
          </table:table-cell>
          <table:table-cell office:value-type="float" office:value="0.0134509">
            <text:p>0.0134509</text:p>
          </table:table-cell>
          <table:table-cell office:value-type="float" office:value="-0.302242">
            <text:p>-0.302242</text:p>
          </table:table-cell>
          <table:table-cell office:value-type="float" office:value="-0.0299713">
            <text:p>-0.0299713</text:p>
          </table:table-cell>
          <table:table-cell office:value-type="float" office:value="0.116718">
            <text:p>0.116718</text:p>
          </table:table-cell>
          <table:table-cell office:value-type="float" office:value="-0.0179315">
            <text:p>-0.0179315</text:p>
          </table:table-cell>
          <table:table-cell office:value-type="float" office:value="-0.0377564">
            <text:p>-0.0377564</text:p>
          </table:table-cell>
          <table:table-cell office:value-type="float" office:value="2.64966">
            <text:p>2.64966</text:p>
          </table:table-cell>
          <table:table-cell office:value-type="float" office:value="-0.279904">
            <text:p>-0.279904</text:p>
          </table:table-cell>
          <table:table-cell office:value-type="float" office:value="-0.802659">
            <text:p>-0.802659</text:p>
          </table:table-cell>
          <table:table-cell/>
          <table:table-cell office:value-type="float" office:value="3.40264">
            <text:p>3.40264</text:p>
          </table:table-cell>
          <table:table-cell office:value-type="float" office:value="0.0864332">
            <text:p>0.0864332</text:p>
          </table:table-cell>
          <table:table-cell office:value-type="float" office:value="-0.148887">
            <text:p>-0.148887</text:p>
          </table:table-cell>
          <table:table-cell office:value-type="float" office:value="0.660815">
            <text:p>0.660815</text:p>
          </table:table-cell>
          <table:table-cell office:value-type="float" office:value="0.448065">
            <text:p>0.448065</text:p>
          </table:table-cell>
          <table:table-cell office:value-type="float" office:value="-0.0612045">
            <text:p>-0.0612045</text:p>
          </table:table-cell>
          <table:table-cell office:value-type="float" office:value="-0.164573">
            <text:p>-0.164573</text:p>
          </table:table-cell>
          <table:table-cell office:value-type="float" office:value="-0.0146664">
            <text:p>-0.0146664</text:p>
          </table:table-cell>
          <table:table-cell office:value-type="float" office:value="0.0545396">
            <text:p>0.0545396</text:p>
          </table:table-cell>
          <table:table-cell office:value-type="float" office:value="-0.0346315">
            <text:p>-0.0346315</text:p>
          </table:table-cell>
          <table:table-cell office:value-type="float" office:value="-0.0009055">
            <text:p>-0.0009055</text:p>
          </table:table-cell>
          <table:table-cell office:value-type="float" office:value="-0.137687">
            <text:p>-0.137687</text:p>
          </table:table-cell>
          <table:table-cell office:value-type="float" office:value="0.0894304">
            <text:p>0.0894304</text:p>
          </table:table-cell>
          <table:table-cell office:value-type="float" office:value="-0.0156351">
            <text:p>-0.0156351</text:p>
          </table:table-cell>
        </table:table-row>
        <table:table-row table:style-name="ro4">
          <table:table-cell office:value-type="float" office:value="4.64145">
            <text:p>4.64145</text:p>
          </table:table-cell>
          <table:table-cell office:value-type="float" office:value="0.132464">
            <text:p>0.132464</text:p>
          </table:table-cell>
          <table:table-cell office:value-type="float" office:value="-0.338284">
            <text:p>-0.338284</text:p>
          </table:table-cell>
          <table:table-cell office:value-type="float" office:value="1.00426">
            <text:p>1.00426</text:p>
          </table:table-cell>
          <table:table-cell office:value-type="float" office:value="0.316204">
            <text:p>0.316204</text:p>
          </table:table-cell>
          <table:table-cell office:value-type="float" office:value="-0.148155">
            <text:p>-0.148155</text:p>
          </table:table-cell>
          <table:table-cell office:value-type="float" office:value="-0.310999">
            <text:p>-0.310999</text:p>
          </table:table-cell>
          <table:table-cell office:value-type="float" office:value="0.0394204">
            <text:p>0.0394204</text:p>
          </table:table-cell>
          <table:table-cell office:value-type="float" office:value="0.0673545">
            <text:p>0.0673545</text:p>
          </table:table-cell>
          <table:table-cell office:value-type="float" office:value="-0.0258474">
            <text:p>-0.0258474</text:p>
          </table:table-cell>
          <table:table-cell office:value-type="float" office:value="-0.0366837">
            <text:p>-0.0366837</text:p>
          </table:table-cell>
          <table:table-cell office:value-type="float" office:value="0.0984876">
            <text:p>0.0984876</text:p>
          </table:table-cell>
          <table:table-cell office:value-type="float" office:value="0.0264395">
            <text:p>0.0264395</text:p>
          </table:table-cell>
          <table:table-cell office:value-type="float" office:value="-0.0693812">
            <text:p>-0.0693812</text:p>
          </table:table-cell>
          <table:table-cell/>
          <table:table-cell office:value-type="float" office:value="4.4229">
            <text:p>4.4229</text:p>
          </table:table-cell>
          <table:table-cell office:value-type="float" office:value="0.152285">
            <text:p>0.152285</text:p>
          </table:table-cell>
          <table:table-cell office:value-type="float" office:value="-0.263228">
            <text:p>-0.263228</text:p>
          </table:table-cell>
          <table:table-cell office:value-type="float" office:value="0.873111">
            <text:p>0.873111</text:p>
          </table:table-cell>
          <table:table-cell office:value-type="float" office:value="0.300054">
            <text:p>0.300054</text:p>
          </table:table-cell>
          <table:table-cell office:value-type="float" office:value="-0.0832217">
            <text:p>-0.0832217</text:p>
          </table:table-cell>
          <table:table-cell office:value-type="float" office:value="-0.284146">
            <text:p>-0.284146</text:p>
          </table:table-cell>
          <table:table-cell office:value-type="float" office:value="-0.0281616">
            <text:p>-0.0281616</text:p>
          </table:table-cell>
          <table:table-cell office:value-type="float" office:value="0.0829937">
            <text:p>0.0829937</text:p>
          </table:table-cell>
          <table:table-cell office:value-type="float" office:value="0.00633515">
            <text:p>0.00633515</text:p>
          </table:table-cell>
          <table:table-cell office:value-type="float" office:value="-0.0341975">
            <text:p>-0.0341975</text:p>
          </table:table-cell>
          <table:table-cell office:value-type="float" office:value="0.011748">
            <text:p>0.011748</text:p>
          </table:table-cell>
          <table:table-cell office:value-type="float" office:value="0.012974">
            <text:p>0.012974</text:p>
          </table:table-cell>
          <table:table-cell office:value-type="float" office:value="0.0394687">
            <text:p>0.0394687</text:p>
          </table:table-cell>
          <table:table-cell/>
          <table:table-cell office:value-type="float" office:value="4.77167">
            <text:p>4.77167</text:p>
          </table:table-cell>
          <table:table-cell office:value-type="float" office:value="0.121272">
            <text:p>0.121272</text:p>
          </table:table-cell>
          <table:table-cell office:value-type="float" office:value="-0.235904">
            <text:p>-0.235904</text:p>
          </table:table-cell>
          <table:table-cell office:value-type="float" office:value="0.882321">
            <text:p>0.882321</text:p>
          </table:table-cell>
          <table:table-cell office:value-type="float" office:value="0.312426">
            <text:p>0.312426</text:p>
          </table:table-cell>
          <table:table-cell office:value-type="float" office:value="-0.112883">
            <text:p>-0.112883</text:p>
          </table:table-cell>
          <table:table-cell office:value-type="float" office:value="-0.259304">
            <text:p>-0.259304</text:p>
          </table:table-cell>
          <table:table-cell office:value-type="float" office:value="0.0154998">
            <text:p>0.0154998</text:p>
          </table:table-cell>
          <table:table-cell office:value-type="float" office:value="0.0308732">
            <text:p>0.0308732</text:p>
          </table:table-cell>
          <table:table-cell office:value-type="float" office:value="-0.0102728">
            <text:p>-0.0102728</text:p>
          </table:table-cell>
          <table:table-cell office:value-type="float" office:value="-0.00756665">
            <text:p>-0.00756665</text:p>
          </table:table-cell>
          <table:table-cell office:value-type="float" office:value="0.253667">
            <text:p>0.253667</text:p>
          </table:table-cell>
          <table:table-cell office:value-type="float" office:value="-0.0731082">
            <text:p>-0.0731082</text:p>
          </table:table-cell>
          <table:table-cell office:value-type="float" office:value="-0.112332">
            <text:p>-0.112332</text:p>
          </table:table-cell>
          <table:table-cell/>
          <table:table-cell office:value-type="float" office:value="3.80696">
            <text:p>3.80696</text:p>
          </table:table-cell>
          <table:table-cell office:value-type="float" office:value="0.100419">
            <text:p>0.100419</text:p>
          </table:table-cell>
          <table:table-cell office:value-type="float" office:value="-0.272653">
            <text:p>-0.272653</text:p>
          </table:table-cell>
          <table:table-cell office:value-type="float" office:value="0.905025">
            <text:p>0.905025</text:p>
          </table:table-cell>
          <table:table-cell office:value-type="float" office:value="0.392129">
            <text:p>0.392129</text:p>
          </table:table-cell>
          <table:table-cell office:value-type="float" office:value="-0.086301">
            <text:p>-0.086301</text:p>
          </table:table-cell>
          <table:table-cell office:value-type="float" office:value="-0.292515">
            <text:p>-0.292515</text:p>
          </table:table-cell>
          <table:table-cell office:value-type="float" office:value="-0.000292923">
            <text:p>-0.000292923</text:p>
          </table:table-cell>
          <table:table-cell office:value-type="float" office:value="0.210736">
            <text:p>0.210736</text:p>
          </table:table-cell>
          <table:table-cell office:value-type="float" office:value="-0.0278634">
            <text:p>-0.0278634</text:p>
          </table:table-cell>
          <table:table-cell office:value-type="float" office:value="-0.0662373">
            <text:p>-0.0662373</text:p>
          </table:table-cell>
          <table:table-cell office:value-type="float" office:value="-0.399914">
            <text:p>-0.399914</text:p>
          </table:table-cell>
          <table:table-cell office:value-type="float" office:value="0.0627415">
            <text:p>0.0627415</text:p>
          </table:table-cell>
          <table:table-cell office:value-type="float" office:value="0.108405">
            <text:p>0.108405</text:p>
          </table:table-cell>
          <table:table-cell/>
          <table:table-cell office:value-type="float" office:value="3.56801">
            <text:p>3.56801</text:p>
          </table:table-cell>
          <table:table-cell office:value-type="float" office:value="0.091687">
            <text:p>0.091687</text:p>
          </table:table-cell>
          <table:table-cell office:value-type="float" office:value="-0.152168">
            <text:p>-0.152168</text:p>
          </table:table-cell>
          <table:table-cell office:value-type="float" office:value="0.660238">
            <text:p>0.660238</text:p>
          </table:table-cell>
          <table:table-cell office:value-type="float" office:value="0.430919">
            <text:p>0.430919</text:p>
          </table:table-cell>
          <table:table-cell office:value-type="float" office:value="-0.0527266">
            <text:p>-0.0527266</text:p>
          </table:table-cell>
          <table:table-cell office:value-type="float" office:value="-0.176017">
            <text:p>-0.176017</text:p>
          </table:table-cell>
          <table:table-cell office:value-type="float" office:value="-0.0148448">
            <text:p>-0.0148448</text:p>
          </table:table-cell>
          <table:table-cell office:value-type="float" office:value="0.0317705">
            <text:p>0.0317705</text:p>
          </table:table-cell>
          <table:table-cell office:value-type="float" office:value="-0.0198425">
            <text:p>-0.0198425</text:p>
          </table:table-cell>
          <table:table-cell office:value-type="float" office:value="-0.00349107">
            <text:p>-0.00349107</text:p>
          </table:table-cell>
          <table:table-cell office:value-type="float" office:value="0.0936953">
            <text:p>0.0936953</text:p>
          </table:table-cell>
          <table:table-cell office:value-type="float" office:value="-0.0709752">
            <text:p>-0.0709752</text:p>
          </table:table-cell>
          <table:table-cell office:value-type="float" office:value="-0.00528891">
            <text:p>-0.00528891</text:p>
          </table:table-cell>
        </table:table-row>
        <table:table-row table:style-name="ro4">
          <table:table-cell office:value-type="float" office:value="4.87293">
            <text:p>4.87293</text:p>
          </table:table-cell>
          <table:table-cell office:value-type="float" office:value="0.153332">
            <text:p>0.153332</text:p>
          </table:table-cell>
          <table:table-cell office:value-type="float" office:value="-0.34285">
            <text:p>-0.34285</text:p>
          </table:table-cell>
          <table:table-cell office:value-type="float" office:value="0.99205">
            <text:p>0.99205</text:p>
          </table:table-cell>
          <table:table-cell office:value-type="float" office:value="0.298558">
            <text:p>0.298558</text:p>
          </table:table-cell>
          <table:table-cell office:value-type="float" office:value="-0.132742">
            <text:p>-0.132742</text:p>
          </table:table-cell>
          <table:table-cell office:value-type="float" office:value="-0.320208">
            <text:p>-0.320208</text:p>
          </table:table-cell>
          <table:table-cell office:value-type="float" office:value="0.0342402">
            <text:p>0.0342402</text:p>
          </table:table-cell>
          <table:table-cell office:value-type="float" office:value="0.0901525">
            <text:p>0.0901525</text:p>
          </table:table-cell>
          <table:table-cell office:value-type="float" office:value="-0.0197272">
            <text:p>-0.0197272</text:p>
          </table:table-cell>
          <table:table-cell office:value-type="float" office:value="-0.0527441">
            <text:p>-0.0527441</text:p>
          </table:table-cell>
          <table:table-cell office:value-type="float" office:value="0.0484539">
            <text:p>0.0484539</text:p>
          </table:table-cell>
          <table:table-cell office:value-type="float" office:value="0.0640291">
            <text:p>0.0640291</text:p>
          </table:table-cell>
          <table:table-cell office:value-type="float" office:value="0.0931493">
            <text:p>0.0931493</text:p>
          </table:table-cell>
          <table:table-cell/>
          <table:table-cell office:value-type="float" office:value="4.66894">
            <text:p>4.66894</text:p>
          </table:table-cell>
          <table:table-cell office:value-type="float" office:value="0.173416">
            <text:p>0.173416</text:p>
          </table:table-cell>
          <table:table-cell office:value-type="float" office:value="-0.260884">
            <text:p>-0.260884</text:p>
          </table:table-cell>
          <table:table-cell office:value-type="float" office:value="0.867086">
            <text:p>0.867086</text:p>
          </table:table-cell>
          <table:table-cell office:value-type="float" office:value="0.280619">
            <text:p>0.280619</text:p>
          </table:table-cell>
          <table:table-cell office:value-type="float" office:value="-0.00123441">
            <text:p>-0.00123441</text:p>
          </table:table-cell>
          <table:table-cell office:value-type="float" office:value="-0.287598">
            <text:p>-0.287598</text:p>
          </table:table-cell>
          <table:table-cell office:value-type="float" office:value="-0.0412884">
            <text:p>-0.0412884</text:p>
          </table:table-cell>
          <table:table-cell office:value-type="float" office:value="0.0858842">
            <text:p>0.0858842</text:p>
          </table:table-cell>
          <table:table-cell office:value-type="float" office:value="0.00952726">
            <text:p>0.00952726</text:p>
          </table:table-cell>
          <table:table-cell office:value-type="float" office:value="-0.0244867">
            <text:p>-0.0244867</text:p>
          </table:table-cell>
          <table:table-cell office:value-type="float" office:value="2.01868">
            <text:p>2.01868</text:p>
          </table:table-cell>
          <table:table-cell office:value-type="float" office:value="-0.000525638">
            <text:p>-0.000525638</text:p>
          </table:table-cell>
          <table:table-cell office:value-type="float" office:value="-0.233191">
            <text:p>-0.233191</text:p>
          </table:table-cell>
          <table:table-cell/>
          <table:table-cell office:value-type="float" office:value="5.00348">
            <text:p>5.00348</text:p>
          </table:table-cell>
          <table:table-cell office:value-type="float" office:value="0.142059">
            <text:p>0.142059</text:p>
          </table:table-cell>
          <table:table-cell office:value-type="float" office:value="-0.242214">
            <text:p>-0.242214</text:p>
          </table:table-cell>
          <table:table-cell office:value-type="float" office:value="0.874531">
            <text:p>0.874531</text:p>
          </table:table-cell>
          <table:table-cell office:value-type="float" office:value="0.295258">
            <text:p>0.295258</text:p>
          </table:table-cell>
          <table:table-cell office:value-type="float" office:value="-0.0875098">
            <text:p>-0.0875098</text:p>
          </table:table-cell>
          <table:table-cell office:value-type="float" office:value="-0.273293">
            <text:p>-0.273293</text:p>
          </table:table-cell>
          <table:table-cell office:value-type="float" office:value="0.00867648">
            <text:p>0.00867648</text:p>
          </table:table-cell>
          <table:table-cell office:value-type="float" office:value="0.089675">
            <text:p>0.089675</text:p>
          </table:table-cell>
          <table:table-cell office:value-type="float" office:value="-0.0272198">
            <text:p>-0.0272198</text:p>
          </table:table-cell>
          <table:table-cell office:value-type="float" office:value="-0.0336061">
            <text:p>-0.0336061</text:p>
          </table:table-cell>
          <table:table-cell office:value-type="float" office:value="0.391185">
            <text:p>0.391185</text:p>
          </table:table-cell>
          <table:table-cell office:value-type="float" office:value="-0.114932">
            <text:p>-0.114932</text:p>
          </table:table-cell>
          <table:table-cell office:value-type="float" office:value="-0.0945937">
            <text:p>-0.0945937</text:p>
          </table:table-cell>
          <table:table-cell/>
          <table:table-cell office:value-type="float" office:value="4.17146">
            <text:p>4.17146</text:p>
          </table:table-cell>
          <table:table-cell office:value-type="float" office:value="0.1241">
            <text:p>0.1241</text:p>
          </table:table-cell>
          <table:table-cell office:value-type="float" office:value="-0.274473">
            <text:p>-0.274473</text:p>
          </table:table-cell>
          <table:table-cell office:value-type="float" office:value="0.895284">
            <text:p>0.895284</text:p>
          </table:table-cell>
          <table:table-cell office:value-type="float" office:value="0.35851">
            <text:p>0.35851</text:p>
          </table:table-cell>
          <table:table-cell office:value-type="float" office:value="-0.0748283">
            <text:p>-0.0748283</text:p>
          </table:table-cell>
          <table:table-cell office:value-type="float" office:value="-0.308212">
            <text:p>-0.308212</text:p>
          </table:table-cell>
          <table:table-cell office:value-type="float" office:value="-0.00276417">
            <text:p>-0.00276417</text:p>
          </table:table-cell>
          <table:table-cell office:value-type="float" office:value="0.0649683">
            <text:p>0.0649683</text:p>
          </table:table-cell>
          <table:table-cell office:value-type="float" office:value="-0.00499427">
            <text:p>-0.00499427</text:p>
          </table:table-cell>
          <table:table-cell office:value-type="float" office:value="-0.0267237">
            <text:p>-0.0267237</text:p>
          </table:table-cell>
          <table:table-cell office:value-type="float" office:value="-0.00711847">
            <text:p>-0.00711847</text:p>
          </table:table-cell>
          <table:table-cell office:value-type="float" office:value="-0.0413267">
            <text:p>-0.0413267</text:p>
          </table:table-cell>
          <table:table-cell office:value-type="float" office:value="0.0898736">
            <text:p>0.0898736</text:p>
          </table:table-cell>
          <table:table-cell/>
          <table:table-cell office:value-type="float" office:value="3.90377">
            <text:p>3.90377</text:p>
          </table:table-cell>
          <table:table-cell office:value-type="float" office:value="0.112917">
            <text:p>0.112917</text:p>
          </table:table-cell>
          <table:table-cell office:value-type="float" office:value="-0.166831">
            <text:p>-0.166831</text:p>
          </table:table-cell>
          <table:table-cell office:value-type="float" office:value="0.658469">
            <text:p>0.658469</text:p>
          </table:table-cell>
          <table:table-cell office:value-type="float" office:value="0.3981">
            <text:p>0.3981</text:p>
          </table:table-cell>
          <table:table-cell office:value-type="float" office:value="-0.0439969">
            <text:p>-0.0439969</text:p>
          </table:table-cell>
          <table:table-cell office:value-type="float" office:value="-0.193861">
            <text:p>-0.193861</text:p>
          </table:table-cell>
          <table:table-cell office:value-type="float" office:value="-0.012945">
            <text:p>-0.012945</text:p>
          </table:table-cell>
          <table:table-cell office:value-type="float" office:value="0.0632292">
            <text:p>0.0632292</text:p>
          </table:table-cell>
          <table:table-cell office:value-type="float" office:value="-0.0436728">
            <text:p>-0.0436728</text:p>
          </table:table-cell>
          <table:table-cell office:value-type="float" office:value="-0.00526684">
            <text:p>-0.00526684</text:p>
          </table:table-cell>
          <table:table-cell office:value-type="float" office:value="-0.113637">
            <text:p>-0.113637</text:p>
          </table:table-cell>
          <table:table-cell office:value-type="float" office:value="0.0602336">
            <text:p>0.0602336</text:p>
          </table:table-cell>
          <table:table-cell office:value-type="float" office:value="0.0816519">
            <text:p>0.0816519</text:p>
          </table:table-cell>
        </table:table-row>
        <table:table-row table:style-name="ro4">
          <table:table-cell office:value-type="float" office:value="5.04127">
            <text:p>5.04127</text:p>
          </table:table-cell>
          <table:table-cell office:value-type="float" office:value="0.169881">
            <text:p>0.169881</text:p>
          </table:table-cell>
          <table:table-cell office:value-type="float" office:value="-0.344356">
            <text:p>-0.344356</text:p>
          </table:table-cell>
          <table:table-cell office:value-type="float" office:value="0.985811">
            <text:p>0.985811</text:p>
          </table:table-cell>
          <table:table-cell office:value-type="float" office:value="0.286348">
            <text:p>0.286348</text:p>
          </table:table-cell>
          <table:table-cell office:value-type="float" office:value="-0.122285">
            <text:p>-0.122285</text:p>
          </table:table-cell>
          <table:table-cell office:value-type="float" office:value="-0.329428">
            <text:p>-0.329428</text:p>
          </table:table-cell>
          <table:table-cell office:value-type="float" office:value="0.0299626">
            <text:p>0.0299626</text:p>
          </table:table-cell>
          <table:table-cell office:value-type="float" office:value="0.098309">
            <text:p>0.098309</text:p>
          </table:table-cell>
          <table:table-cell office:value-type="float" office:value="-0.00894877">
            <text:p>-0.00894877</text:p>
          </table:table-cell>
          <table:table-cell office:value-type="float" office:value="-0.0370637">
            <text:p>-0.0370637</text:p>
          </table:table-cell>
          <table:table-cell office:value-type="float" office:value="-0.0302408">
            <text:p>-0.0302408</text:p>
          </table:table-cell>
          <table:table-cell office:value-type="float" office:value="-0.0469555">
            <text:p>-0.0469555</text:p>
          </table:table-cell>
          <table:table-cell office:value-type="float" office:value="0.0629003">
            <text:p>0.0629003</text:p>
          </table:table-cell>
          <table:table-cell/>
          <table:table-cell office:value-type="float" office:value="4.70675">
            <text:p>4.70675</text:p>
          </table:table-cell>
          <table:table-cell office:value-type="float" office:value="0.179549">
            <text:p>0.179549</text:p>
          </table:table-cell>
          <table:table-cell office:value-type="float" office:value="-0.260525">
            <text:p>-0.260525</text:p>
          </table:table-cell>
          <table:table-cell office:value-type="float" office:value="0.865827">
            <text:p>0.865827</text:p>
          </table:table-cell>
          <table:table-cell office:value-type="float" office:value="0.277746">
            <text:p>0.277746</text:p>
          </table:table-cell>
          <table:table-cell office:value-type="float" office:value="-0.0747998">
            <text:p>-0.0747998</text:p>
          </table:table-cell>
          <table:table-cell office:value-type="float" office:value="-0.286781">
            <text:p>-0.286781</text:p>
          </table:table-cell>
          <table:table-cell office:value-type="float" office:value="-0.0327827">
            <text:p>-0.0327827</text:p>
          </table:table-cell>
          <table:table-cell office:value-type="float" office:value="0.162212">
            <text:p>0.162212</text:p>
          </table:table-cell>
          <table:table-cell office:value-type="float" office:value="0.00950738">
            <text:p>0.00950738</text:p>
          </table:table-cell>
          <table:table-cell office:value-type="float" office:value="-0.0333039">
            <text:p>-0.0333039</text:p>
          </table:table-cell>
          <table:table-cell office:value-type="float" office:value="-0.506254">
            <text:p>-0.506254</text:p>
          </table:table-cell>
          <table:table-cell office:value-type="float" office:value="0.0376312">
            <text:p>0.0376312</text:p>
          </table:table-cell>
          <table:table-cell office:value-type="float" office:value="0.0731879">
            <text:p>0.0731879</text:p>
          </table:table-cell>
          <table:table-cell/>
          <table:table-cell office:value-type="float" office:value="5.10346">
            <text:p>5.10346</text:p>
          </table:table-cell>
          <table:table-cell office:value-type="float" office:value="0.154937">
            <text:p>0.154937</text:p>
          </table:table-cell>
          <table:table-cell office:value-type="float" office:value="-0.246085">
            <text:p>-0.246085</text:p>
          </table:table-cell>
          <table:table-cell office:value-type="float" office:value="0.870225">
            <text:p>0.870225</text:p>
          </table:table-cell>
          <table:table-cell office:value-type="float" office:value="0.288148">
            <text:p>0.288148</text:p>
          </table:table-cell>
          <table:table-cell office:value-type="float" office:value="-0.0923203">
            <text:p>-0.0923203</text:p>
          </table:table-cell>
          <table:table-cell office:value-type="float" office:value="-0.274094">
            <text:p>-0.274094</text:p>
          </table:table-cell>
          <table:table-cell office:value-type="float" office:value="0.0100192">
            <text:p>0.0100192</text:p>
          </table:table-cell>
          <table:table-cell office:value-type="float" office:value="0.128788">
            <text:p>0.128788</text:p>
          </table:table-cell>
          <table:table-cell office:value-type="float" office:value="-0.0387114">
            <text:p>-0.0387114</text:p>
          </table:table-cell>
          <table:table-cell office:value-type="float" office:value="-0.0430642">
            <text:p>-0.0430642</text:p>
          </table:table-cell>
          <table:table-cell office:value-type="float" office:value="-0.105301">
            <text:p>-0.105301</text:p>
          </table:table-cell>
          <table:table-cell office:value-type="float" office:value="0.0437796">
            <text:p>0.0437796</text:p>
          </table:table-cell>
          <table:table-cell office:value-type="float" office:value="0.0485376">
            <text:p>0.0485376</text:p>
          </table:table-cell>
          <table:table-cell/>
          <table:table-cell office:value-type="float" office:value="4.30393">
            <text:p>4.30393</text:p>
          </table:table-cell>
          <table:table-cell office:value-type="float" office:value="0.132581">
            <text:p>0.132581</text:p>
          </table:table-cell>
          <table:table-cell office:value-type="float" office:value="-0.27586">
            <text:p>-0.27586</text:p>
          </table:table-cell>
          <table:table-cell office:value-type="float" office:value="0.893321">
            <text:p>0.893321</text:p>
          </table:table-cell>
          <table:table-cell office:value-type="float" office:value="0.34702">
            <text:p>0.34702</text:p>
          </table:table-cell>
          <table:table-cell office:value-type="float" office:value="-0.066624">
            <text:p>-0.066624</text:p>
          </table:table-cell>
          <table:table-cell office:value-type="float" office:value="-0.31314">
            <text:p>-0.31314</text:p>
          </table:table-cell>
          <table:table-cell office:value-type="float" office:value="-0.00675256">
            <text:p>-0.00675256</text:p>
          </table:table-cell>
          <table:table-cell office:value-type="float" office:value="0.0640253">
            <text:p>0.0640253</text:p>
          </table:table-cell>
          <table:table-cell office:value-type="float" office:value="-0.0104687">
            <text:p>-0.0104687</text:p>
          </table:table-cell>
          <table:table-cell office:value-type="float" office:value="-0.0148184">
            <text:p>-0.0148184</text:p>
          </table:table-cell>
          <table:table-cell office:value-type="float" office:value="0.114417">
            <text:p>0.114417</text:p>
          </table:table-cell>
          <table:table-cell office:value-type="float" office:value="-0.013104">
            <text:p>-0.013104</text:p>
          </table:table-cell>
          <table:table-cell office:value-type="float" office:value="-0.0330543">
            <text:p>-0.0330543</text:p>
          </table:table-cell>
          <table:table-cell/>
          <table:table-cell office:value-type="float" office:value="4.13387">
            <text:p>4.13387</text:p>
          </table:table-cell>
          <table:table-cell office:value-type="float" office:value="0.121449">
            <text:p>0.121449</text:p>
          </table:table-cell>
          <table:table-cell office:value-type="float" office:value="-0.173691">
            <text:p>-0.173691</text:p>
          </table:table-cell>
          <table:table-cell office:value-type="float" office:value="0.66158">
            <text:p>0.66158</text:p>
          </table:table-cell>
          <table:table-cell office:value-type="float" office:value="0.377063">
            <text:p>0.377063</text:p>
          </table:table-cell>
          <table:table-cell office:value-type="float" office:value="0.0507475">
            <text:p>0.0507475</text:p>
          </table:table-cell>
          <table:table-cell office:value-type="float" office:value="-0.252401">
            <text:p>-0.252401</text:p>
          </table:table-cell>
          <table:table-cell office:value-type="float" office:value="-0.0103597">
            <text:p>-0.0103597</text:p>
          </table:table-cell>
          <table:table-cell office:value-type="float" office:value="0.0370818">
            <text:p>0.0370818</text:p>
          </table:table-cell>
          <table:table-cell office:value-type="float" office:value="-0.0298133">
            <text:p>-0.0298133</text:p>
          </table:table-cell>
          <table:table-cell office:value-type="float" office:value="0.013521">
            <text:p>0.013521</text:p>
          </table:table-cell>
          <table:table-cell office:value-type="float" office:value="2.2733">
            <text:p>2.2733</text:p>
          </table:table-cell>
          <table:table-cell office:value-type="float" office:value="-1.19406">
            <text:p>-1.19406</text:p>
          </table:table-cell>
          <table:table-cell office:value-type="float" office:value="0.018023">
            <text:p>0.018023</text:p>
          </table:table-cell>
        </table:table-row>
        <table:table-row table:style-name="ro4">
          <table:table-cell office:value-type="float" office:value="5.24115">
            <text:p>5.24115</text:p>
          </table:table-cell>
          <table:table-cell office:value-type="float" office:value="0.188324">
            <text:p>0.188324</text:p>
          </table:table-cell>
          <table:table-cell office:value-type="float" office:value="-0.348021">
            <text:p>-0.348021</text:p>
          </table:table-cell>
          <table:table-cell office:value-type="float" office:value="0.980916">
            <text:p>0.980916</text:p>
          </table:table-cell>
          <table:table-cell office:value-type="float" office:value="0.272496">
            <text:p>0.272496</text:p>
          </table:table-cell>
          <table:table-cell office:value-type="float" office:value="-0.107254">
            <text:p>-0.107254</text:p>
          </table:table-cell>
          <table:table-cell office:value-type="float" office:value="-0.336603">
            <text:p>-0.336603</text:p>
          </table:table-cell>
          <table:table-cell office:value-type="float" office:value="0.0244775">
            <text:p>0.0244775</text:p>
          </table:table-cell>
          <table:table-cell office:value-type="float" office:value="0.0922644">
            <text:p>0.0922644</text:p>
          </table:table-cell>
          <table:table-cell office:value-type="float" office:value="-0.0183344">
            <text:p>-0.0183344</text:p>
          </table:table-cell>
          <table:table-cell office:value-type="float" office:value="-0.024491">
            <text:p>-0.024491</text:p>
          </table:table-cell>
          <table:table-cell office:value-type="float" office:value="0.0116233">
            <text:p>0.0116233</text:p>
          </table:table-cell>
          <table:table-cell office:value-type="float" office:value="0.0203295">
            <text:p>0.0203295</text:p>
          </table:table-cell>
          <table:table-cell office:value-type="float" office:value="-0.0346686">
            <text:p>-0.0346686</text:p>
          </table:table-cell>
          <table:table-cell/>
          <table:table-cell office:value-type="float" office:value="4.83719">
            <text:p>4.83719</text:p>
          </table:table-cell>
          <table:table-cell office:value-type="float" office:value="0.192094">
            <text:p>0.192094</text:p>
          </table:table-cell>
          <table:table-cell office:value-type="float" office:value="-0.258644">
            <text:p>-0.258644</text:p>
          </table:table-cell>
          <table:table-cell office:value-type="float" office:value="0.862728">
            <text:p>0.862728</text:p>
          </table:table-cell>
          <table:table-cell office:value-type="float" office:value="0.268059">
            <text:p>0.268059</text:p>
          </table:table-cell>
          <table:table-cell office:value-type="float" office:value="-0.0577519">
            <text:p>-0.0577519</text:p>
          </table:table-cell>
          <table:table-cell office:value-type="float" office:value="-0.288124">
            <text:p>-0.288124</text:p>
          </table:table-cell>
          <table:table-cell office:value-type="float" office:value="-0.0339901">
            <text:p>-0.0339901</text:p>
          </table:table-cell>
          <table:table-cell office:value-type="float" office:value="0.0961812">
            <text:p>0.0961812</text:p>
          </table:table-cell>
          <table:table-cell office:value-type="float" office:value="0.0144157">
            <text:p>0.0144157</text:p>
          </table:table-cell>
          <table:table-cell office:value-type="float" office:value="-0.0237579">
            <text:p>-0.0237579</text:p>
          </table:table-cell>
          <table:table-cell office:value-type="float" office:value="-0.0908955">
            <text:p>-0.0908955</text:p>
          </table:table-cell>
          <table:table-cell office:value-type="float" office:value="0.0122629">
            <text:p>0.0122629</text:p>
          </table:table-cell>
          <table:table-cell office:value-type="float" office:value="0.0853471">
            <text:p>0.0853471</text:p>
          </table:table-cell>
          <table:table-cell/>
          <table:table-cell office:value-type="float" office:value="5.50344">
            <text:p>5.50344</text:p>
          </table:table-cell>
          <table:table-cell office:value-type="float" office:value="0.189603">
            <text:p>0.189603</text:p>
          </table:table-cell>
          <table:table-cell office:value-type="float" office:value="-0.254564">
            <text:p>-0.254564</text:p>
          </table:table-cell>
          <table:table-cell office:value-type="float" office:value="0.860765">
            <text:p>0.860765</text:p>
          </table:table-cell>
          <table:table-cell office:value-type="float" office:value="0.261375">
            <text:p>0.261375</text:p>
          </table:table-cell>
          <table:table-cell office:value-type="float" office:value="-0.0275801">
            <text:p>-0.0275801</text:p>
          </table:table-cell>
          <table:table-cell office:value-type="float" office:value="-0.2883">
            <text:p>-0.2883</text:p>
          </table:table-cell>
          <table:table-cell office:value-type="float" office:value="0.0023941">
            <text:p>0.0023941</text:p>
          </table:table-cell>
          <table:table-cell office:value-type="float" office:value="0.0866711">
            <text:p>0.0866711</text:p>
          </table:table-cell>
          <table:table-cell office:value-type="float" office:value="-0.0212008">
            <text:p>-0.0212008</text:p>
          </table:table-cell>
          <table:table-cell office:value-type="float" office:value="-0.0236506">
            <text:p>-0.0236506</text:p>
          </table:table-cell>
          <table:table-cell office:value-type="float" office:value="1.03278">
            <text:p>1.03278</text:p>
          </table:table-cell>
          <table:table-cell office:value-type="float" office:value="0.0399504">
            <text:p>0.0399504</text:p>
          </table:table-cell>
          <table:table-cell office:value-type="float" office:value="-0.0572617">
            <text:p>-0.0572617</text:p>
          </table:table-cell>
          <table:table-cell/>
          <table:table-cell office:value-type="float" office:value="4.40919">
            <text:p>4.40919</text:p>
          </table:table-cell>
          <table:table-cell office:value-type="float" office:value="0.140588">
            <text:p>0.140588</text:p>
          </table:table-cell>
          <table:table-cell office:value-type="float" office:value="-0.277107">
            <text:p>-0.277107</text:p>
          </table:table-cell>
          <table:table-cell office:value-type="float" office:value="0.891395">
            <text:p>0.891395</text:p>
          </table:table-cell>
          <table:table-cell office:value-type="float" office:value="0.338153">
            <text:p>0.338153</text:p>
          </table:table-cell>
          <table:table-cell office:value-type="float" office:value="-0.0657012">
            <text:p>-0.0657012</text:p>
          </table:table-cell>
          <table:table-cell office:value-type="float" office:value="-0.317081">
            <text:p>-0.317081</text:p>
          </table:table-cell>
          <table:table-cell office:value-type="float" office:value="-0.00572267">
            <text:p>-0.00572267</text:p>
          </table:table-cell>
          <table:table-cell office:value-type="float" office:value="0.0760685">
            <text:p>0.0760685</text:p>
          </table:table-cell>
          <table:table-cell office:value-type="float" office:value="-0.011848">
            <text:p>-0.011848</text:p>
          </table:table-cell>
          <table:table-cell office:value-type="float" office:value="-0.0182975">
            <text:p>-0.0182975</text:p>
          </table:table-cell>
          <table:table-cell office:value-type="float" office:value="-0.00571905">
            <text:p>-0.00571905</text:p>
          </table:table-cell>
          <table:table-cell office:value-type="float" office:value="0.00295052">
            <text:p>0.00295052</text:p>
          </table:table-cell>
          <table:table-cell office:value-type="float" office:value="0.022981">
            <text:p>0.022981</text:p>
          </table:table-cell>
          <table:table-cell/>
          <table:table-cell office:value-type="float" office:value="4.17126">
            <text:p>4.17126</text:p>
          </table:table-cell>
          <table:table-cell office:value-type="float" office:value="0.126015">
            <text:p>0.126015</text:p>
          </table:table-cell>
          <table:table-cell office:value-type="float" office:value="-0.176476">
            <text:p>-0.176476</text:p>
          </table:table-cell>
          <table:table-cell office:value-type="float" office:value="0.662111">
            <text:p>0.662111</text:p>
          </table:table-cell>
          <table:table-cell office:value-type="float" office:value="0.373751">
            <text:p>0.373751</text:p>
          </table:table-cell>
          <table:table-cell office:value-type="float" office:value="-0.0297907">
            <text:p>-0.0297907</text:p>
          </table:table-cell>
          <table:table-cell office:value-type="float" office:value="-0.206028">
            <text:p>-0.206028</text:p>
          </table:table-cell>
          <table:table-cell office:value-type="float" office:value="-0.0113103">
            <text:p>-0.0113103</text:p>
          </table:table-cell>
          <table:table-cell office:value-type="float" office:value="0.122099">
            <text:p>0.122099</text:p>
          </table:table-cell>
          <table:table-cell office:value-type="float" office:value="-0.0744688">
            <text:p>-0.0744688</text:p>
          </table:table-cell>
          <table:table-cell office:value-type="float" office:value="0.014195">
            <text:p>0.014195</text:p>
          </table:table-cell>
          <table:table-cell office:value-type="float" office:value="-0.0829329">
            <text:p>-0.0829329</text:p>
          </table:table-cell>
          <table:table-cell office:value-type="float" office:value="0.183477">
            <text:p>0.183477</text:p>
          </table:table-cell>
          <table:table-cell office:value-type="float" office:value="-0.0225926">
            <text:p>-0.0225926</text:p>
          </table:table-cell>
        </table:table-row>
        <table:table-row table:style-name="ro4">
          <table:table-cell office:value-type="float" office:value="5.70383">
            <text:p>5.70383</text:p>
          </table:table-cell>
          <table:table-cell office:value-type="float" office:value="0.2335">
            <text:p>0.2335</text:p>
          </table:table-cell>
          <table:table-cell office:value-type="float" office:value="-0.352152">
            <text:p>-0.352152</text:p>
          </table:table-cell>
          <table:table-cell office:value-type="float" office:value="0.962163">
            <text:p>0.962163</text:p>
          </table:table-cell>
          <table:table-cell office:value-type="float" office:value="0.242949">
            <text:p>0.242949</text:p>
          </table:table-cell>
          <table:table-cell office:value-type="float" office:value="-0.081856">
            <text:p>-0.081856</text:p>
          </table:table-cell>
          <table:table-cell office:value-type="float" office:value="-0.347694">
            <text:p>-0.347694</text:p>
          </table:table-cell>
          <table:table-cell office:value-type="float" office:value="0.0123532">
            <text:p>0.0123532</text:p>
          </table:table-cell>
          <table:table-cell office:value-type="float" office:value="0.0976422">
            <text:p>0.0976422</text:p>
          </table:table-cell>
          <table:table-cell office:value-type="float" office:value="-0.00892836">
            <text:p>-0.00892836</text:p>
          </table:table-cell>
          <table:table-cell office:value-type="float" office:value="-0.0405314">
            <text:p>-0.0405314</text:p>
          </table:table-cell>
          <table:table-cell office:value-type="float" office:value="-0.279829">
            <text:p>-0.279829</text:p>
          </table:table-cell>
          <table:table-cell office:value-type="float" office:value="0.107223">
            <text:p>0.107223</text:p>
          </table:table-cell>
          <table:table-cell office:value-type="float" office:value="0.072871">
            <text:p>0.072871</text:p>
          </table:table-cell>
          <table:table-cell/>
          <table:table-cell office:value-type="float" office:value="5.07177">
            <text:p>5.07177</text:p>
          </table:table-cell>
          <table:table-cell office:value-type="float" office:value="0.209655">
            <text:p>0.209655</text:p>
          </table:table-cell>
          <table:table-cell office:value-type="float" office:value="-0.254588">
            <text:p>-0.254588</text:p>
          </table:table-cell>
          <table:table-cell office:value-type="float" office:value="0.861852">
            <text:p>0.861852</text:p>
          </table:table-cell>
          <table:table-cell office:value-type="float" office:value="0.251479">
            <text:p>0.251479</text:p>
          </table:table-cell>
          <table:table-cell office:value-type="float" office:value="-0.0406258">
            <text:p>-0.0406258</text:p>
          </table:table-cell>
          <table:table-cell office:value-type="float" office:value="-0.286014">
            <text:p>-0.286014</text:p>
          </table:table-cell>
          <table:table-cell office:value-type="float" office:value="-0.0345642">
            <text:p>-0.0345642</text:p>
          </table:table-cell>
          <table:table-cell office:value-type="float" office:value="0.0748583">
            <text:p>0.0748583</text:p>
          </table:table-cell>
          <table:table-cell office:value-type="float" office:value="0.0172924">
            <text:p>0.0172924</text:p>
          </table:table-cell>
          <table:table-cell office:value-type="float" office:value="-0.00373658">
            <text:p>-0.00373658</text:p>
          </table:table-cell>
          <table:table-cell office:value-type="float" office:value="0.137076">
            <text:p>0.137076</text:p>
          </table:table-cell>
          <table:table-cell office:value-type="float" office:value="0.0889212">
            <text:p>0.0889212</text:p>
          </table:table-cell>
          <table:table-cell office:value-type="float" office:value="0.00969669">
            <text:p>0.00969669</text:p>
          </table:table-cell>
          <table:table-cell/>
          <table:table-cell office:value-type="float" office:value="5.59052">
            <text:p>5.59052</text:p>
          </table:table-cell>
          <table:table-cell office:value-type="float" office:value="0.204982">
            <text:p>0.204982</text:p>
          </table:table-cell>
          <table:table-cell office:value-type="float" office:value="-0.256108">
            <text:p>-0.256108</text:p>
          </table:table-cell>
          <table:table-cell office:value-type="float" office:value="0.858272">
            <text:p>0.858272</text:p>
          </table:table-cell>
          <table:table-cell office:value-type="float" office:value="0.255884">
            <text:p>0.255884</text:p>
          </table:table-cell>
          <table:table-cell office:value-type="float" office:value="-0.0597003">
            <text:p>-0.0597003</text:p>
          </table:table-cell>
          <table:table-cell office:value-type="float" office:value="-0.289386">
            <text:p>-0.289386</text:p>
          </table:table-cell>
          <table:table-cell office:value-type="float" office:value="0.00335647">
            <text:p>0.00335647</text:p>
          </table:table-cell>
          <table:table-cell office:value-type="float" office:value="0.17661">
            <text:p>0.17661</text:p>
          </table:table-cell>
          <table:table-cell office:value-type="float" office:value="-0.0177218">
            <text:p>-0.0177218</text:p>
          </table:table-cell>
          <table:table-cell office:value-type="float" office:value="-0.0286371">
            <text:p>-0.0286371</text:p>
          </table:table-cell>
          <table:table-cell office:value-type="float" office:value="-0.387875">
            <text:p>-0.387875</text:p>
          </table:table-cell>
          <table:table-cell office:value-type="float" office:value="0.0826152">
            <text:p>0.0826152</text:p>
          </table:table-cell>
          <table:table-cell office:value-type="float" office:value="0.0238043">
            <text:p>0.0238043</text:p>
          </table:table-cell>
          <table:table-cell/>
          <table:table-cell office:value-type="float" office:value="4.97283">
            <text:p>4.97283</text:p>
          </table:table-cell>
          <table:table-cell office:value-type="float" office:value="0.181647">
            <text:p>0.181647</text:p>
          </table:table-cell>
          <table:table-cell office:value-type="float" office:value="-0.282848">
            <text:p>-0.282848</text:p>
          </table:table-cell>
          <table:table-cell office:value-type="float" office:value="0.888383">
            <text:p>0.888383</text:p>
          </table:table-cell>
          <table:table-cell office:value-type="float" office:value="0.294386">
            <text:p>0.294386</text:p>
          </table:table-cell>
          <table:table-cell office:value-type="float" office:value="-0.0605304">
            <text:p>-0.0605304</text:p>
          </table:table-cell>
          <table:table-cell office:value-type="float" office:value="-0.332894">
            <text:p>-0.332894</text:p>
          </table:table-cell>
          <table:table-cell office:value-type="float" office:value="-0.0036887">
            <text:p>-0.0036887</text:p>
          </table:table-cell>
          <table:table-cell office:value-type="float" office:value="0.072845">
            <text:p>0.072845</text:p>
          </table:table-cell>
          <table:table-cell office:value-type="float" office:value="-0.010185">
            <text:p>-0.010185</text:p>
          </table:table-cell>
          <table:table-cell office:value-type="float" office:value="-0.00534439">
            <text:p>-0.00534439</text:p>
          </table:table-cell>
          <table:table-cell office:value-type="float" office:value="-0.473678">
            <text:p>-0.473678</text:p>
          </table:table-cell>
          <table:table-cell office:value-type="float" office:value="0.147987">
            <text:p>0.147987</text:p>
          </table:table-cell>
          <table:table-cell office:value-type="float" office:value="-0.027179">
            <text:p>-0.027179</text:p>
          </table:table-cell>
          <table:table-cell/>
          <table:table-cell office:value-type="float" office:value="4.40242">
            <text:p>4.40242</text:p>
          </table:table-cell>
          <table:table-cell office:value-type="float" office:value="0.149808">
            <text:p>0.149808</text:p>
          </table:table-cell>
          <table:table-cell office:value-type="float" office:value="-0.183887">
            <text:p>-0.183887</text:p>
          </table:table-cell>
          <table:table-cell office:value-type="float" office:value="0.664185">
            <text:p>0.664185</text:p>
          </table:table-cell>
          <table:table-cell office:value-type="float" office:value="0.353913">
            <text:p>0.353913</text:p>
          </table:table-cell>
          <table:table-cell office:value-type="float" office:value="-0.00831288">
            <text:p>-0.00831288</text:p>
          </table:table-cell>
          <table:table-cell office:value-type="float" office:value="-0.218093">
            <text:p>-0.218093</text:p>
          </table:table-cell>
          <table:table-cell office:value-type="float" office:value="-0.00793378">
            <text:p>-0.00793378</text:p>
          </table:table-cell>
          <table:table-cell office:value-type="float" office:value="0.102928">
            <text:p>0.102928</text:p>
          </table:table-cell>
          <table:table-cell office:value-type="float" office:value="-0.0320564">
            <text:p>-0.0320564</text:p>
          </table:table-cell>
          <table:table-cell office:value-type="float" office:value="0.00897251">
            <text:p>0.00897251</text:p>
          </table:table-cell>
          <table:table-cell office:value-type="float" office:value="0.0134899">
            <text:p>0.0134899</text:p>
          </table:table-cell>
          <table:table-cell office:value-type="float" office:value="0.0626079">
            <text:p>0.0626079</text:p>
          </table:table-cell>
          <table:table-cell office:value-type="float" office:value="0.0160317">
            <text:p>0.0160317</text:p>
          </table:table-cell>
        </table:table-row>
        <table:table-row table:style-name="ro4">
          <table:table-cell office:value-type="float" office:value="5.81126">
            <text:p>5.81126</text:p>
          </table:table-cell>
          <table:table-cell office:value-type="float" office:value="0.24076">
            <text:p>0.24076</text:p>
          </table:table-cell>
          <table:table-cell office:value-type="float" office:value="-0.351874">
            <text:p>-0.351874</text:p>
          </table:table-cell>
          <table:table-cell office:value-type="float" office:value="0.958649">
            <text:p>0.958649</text:p>
          </table:table-cell>
          <table:table-cell office:value-type="float" office:value="0.23656">
            <text:p>0.23656</text:p>
          </table:table-cell>
          <table:table-cell office:value-type="float" office:value="-0.0690199">
            <text:p>-0.0690199</text:p>
          </table:table-cell>
          <table:table-cell office:value-type="float" office:value="-0.352862">
            <text:p>-0.352862</text:p>
          </table:table-cell>
          <table:table-cell office:value-type="float" office:value="0.0105913">
            <text:p>0.0105913</text:p>
          </table:table-cell>
          <table:table-cell office:value-type="float" office:value="0.0675816">
            <text:p>0.0675816</text:p>
          </table:table-cell>
          <table:table-cell office:value-type="float" office:value="0.00259011">
            <text:p>0.00259011</text:p>
          </table:table-cell>
          <table:table-cell office:value-type="float" office:value="-0.0327032">
            <text:p>-0.0327032</text:p>
          </table:table-cell>
          <table:table-cell office:value-type="float" office:value="-0.00226874">
            <text:p>-0.00226874</text:p>
          </table:table-cell>
          <table:table-cell office:value-type="float" office:value="-0.00300186">
            <text:p>-0.00300186</text:p>
          </table:table-cell>
          <table:table-cell office:value-type="float" office:value="0.0774748">
            <text:p>0.0774748</text:p>
          </table:table-cell>
          <table:table-cell/>
          <table:table-cell office:value-type="float" office:value="5.43615">
            <text:p>5.43615</text:p>
          </table:table-cell>
          <table:table-cell office:value-type="float" office:value="0.255132">
            <text:p>0.255132</text:p>
          </table:table-cell>
          <table:table-cell office:value-type="float" office:value="-0.23648">
            <text:p>-0.23648</text:p>
          </table:table-cell>
          <table:table-cell office:value-type="float" office:value="0.861778">
            <text:p>0.861778</text:p>
          </table:table-cell>
          <table:table-cell office:value-type="float" office:value="0.227736">
            <text:p>0.227736</text:p>
          </table:table-cell>
          <table:table-cell office:value-type="float" office:value="-0.0077953">
            <text:p>-0.0077953</text:p>
          </table:table-cell>
          <table:table-cell office:value-type="float" office:value="-0.271541">
            <text:p>-0.271541</text:p>
          </table:table-cell>
          <table:table-cell office:value-type="float" office:value="-0.0332414">
            <text:p>-0.0332414</text:p>
          </table:table-cell>
          <table:table-cell office:value-type="float" office:value="0.124806">
            <text:p>0.124806</text:p>
          </table:table-cell>
          <table:table-cell office:value-type="float" office:value="0.0496936">
            <text:p>0.0496936</text:p>
          </table:table-cell>
          <table:table-cell office:value-type="float" office:value="-0.000203276">
            <text:p>-0.000203276</text:p>
          </table:table-cell>
          <table:table-cell office:value-type="float" office:value="-0.104506">
            <text:p>-0.104506</text:p>
          </table:table-cell>
          <table:table-cell office:value-type="float" office:value="0.0989702">
            <text:p>0.0989702</text:p>
          </table:table-cell>
          <table:table-cell office:value-type="float" office:value="-0.0037123">
            <text:p>-0.0037123</text:p>
          </table:table-cell>
          <table:table-cell/>
          <table:table-cell office:value-type="float" office:value="5.83978">
            <text:p>5.83978</text:p>
          </table:table-cell>
          <table:table-cell office:value-type="float" office:value="0.224905">
            <text:p>0.224905</text:p>
          </table:table-cell>
          <table:table-cell office:value-type="float" office:value="-0.255392">
            <text:p>-0.255392</text:p>
          </table:table-cell>
          <table:table-cell office:value-type="float" office:value="0.852613">
            <text:p>0.852613</text:p>
          </table:table-cell>
          <table:table-cell office:value-type="float" office:value="0.240796">
            <text:p>0.240796</text:p>
          </table:table-cell>
          <table:table-cell office:value-type="float" office:value="-0.0265028">
            <text:p>-0.0265028</text:p>
          </table:table-cell>
          <table:table-cell office:value-type="float" office:value="-0.294295">
            <text:p>-0.294295</text:p>
          </table:table-cell>
          <table:table-cell office:value-type="float" office:value="0.00143594">
            <text:p>0.00143594</text:p>
          </table:table-cell>
          <table:table-cell office:value-type="float" office:value="0.0799282">
            <text:p>0.0799282</text:p>
          </table:table-cell>
          <table:table-cell office:value-type="float" office:value="0.0028708">
            <text:p>0.0028708</text:p>
          </table:table-cell>
          <table:table-cell office:value-type="float" office:value="-0.0227037">
            <text:p>-0.0227037</text:p>
          </table:table-cell>
          <table:table-cell office:value-type="float" office:value="0.328954">
            <text:p>0.328954</text:p>
          </table:table-cell>
          <table:table-cell office:value-type="float" office:value="-0.00838312">
            <text:p>-0.00838312</text:p>
          </table:table-cell>
          <table:table-cell office:value-type="float" office:value="0.0476367">
            <text:p>0.0476367</text:p>
          </table:table-cell>
          <table:table-cell/>
          <table:table-cell office:value-type="float" office:value="5.07363">
            <text:p>5.07363</text:p>
          </table:table-cell>
          <table:table-cell office:value-type="float" office:value="0.184177">
            <text:p>0.184177</text:p>
          </table:table-cell>
          <table:table-cell office:value-type="float" office:value="-0.282371">
            <text:p>-0.282371</text:p>
          </table:table-cell>
          <table:table-cell office:value-type="float" office:value="0.887568">
            <text:p>0.887568</text:p>
          </table:table-cell>
          <table:table-cell office:value-type="float" office:value="0.287179">
            <text:p>0.287179</text:p>
          </table:table-cell>
          <table:table-cell office:value-type="float" office:value="-0.0159922">
            <text:p>-0.0159922</text:p>
          </table:table-cell>
          <table:table-cell office:value-type="float" office:value="-0.339527">
            <text:p>-0.339527</text:p>
          </table:table-cell>
          <table:table-cell office:value-type="float" office:value="-0.0056549">
            <text:p>-0.0056549</text:p>
          </table:table-cell>
          <table:table-cell office:value-type="float" office:value="0.0251007">
            <text:p>0.0251007</text:p>
          </table:table-cell>
          <table:table-cell office:value-type="float" office:value="0.00473136">
            <text:p>0.00473136</text:p>
          </table:table-cell>
          <table:table-cell office:value-type="float" office:value="-0.00808389">
            <text:p>-0.00808389</text:p>
          </table:table-cell>
          <table:table-cell office:value-type="float" office:value="0.841379">
            <text:p>0.841379</text:p>
          </table:table-cell>
          <table:table-cell office:value-type="float" office:value="-0.00863577">
            <text:p>-0.00863577</text:p>
          </table:table-cell>
          <table:table-cell office:value-type="float" office:value="-0.0767306">
            <text:p>-0.0767306</text:p>
          </table:table-cell>
          <table:table-cell/>
          <table:table-cell office:value-type="float" office:value="4.80215">
            <text:p>4.80215</text:p>
          </table:table-cell>
          <table:table-cell office:value-type="float" office:value="0.193106">
            <text:p>0.193106</text:p>
          </table:table-cell>
          <table:table-cell office:value-type="float" office:value="-0.186697">
            <text:p>-0.186697</text:p>
          </table:table-cell>
          <table:table-cell office:value-type="float" office:value="0.670333">
            <text:p>0.670333</text:p>
          </table:table-cell>
          <table:table-cell office:value-type="float" office:value="0.32206">
            <text:p>0.32206</text:p>
          </table:table-cell>
          <table:table-cell office:value-type="float" office:value="0.00751568">
            <text:p>0.00751568</text:p>
          </table:table-cell>
          <table:table-cell office:value-type="float" office:value="-0.222839">
            <text:p>-0.222839</text:p>
          </table:table-cell>
          <table:table-cell office:value-type="float" office:value="-0.00477818">
            <text:p>-0.00477818</text:p>
          </table:table-cell>
          <table:table-cell office:value-type="float" office:value="0.10832">
            <text:p>0.10832</text:p>
          </table:table-cell>
          <table:table-cell office:value-type="float" office:value="-0.00703023">
            <text:p>-0.00703023</text:p>
          </table:table-cell>
          <table:table-cell office:value-type="float" office:value="0.0153808">
            <text:p>0.0153808</text:p>
          </table:table-cell>
          <table:table-cell office:value-type="float" office:value="-0.523057">
            <text:p>-0.523057</text:p>
          </table:table-cell>
          <table:table-cell office:value-type="float" office:value="0.109119">
            <text:p>0.109119</text:p>
          </table:table-cell>
          <table:table-cell office:value-type="float" office:value="-0.0860796">
            <text:p>-0.0860796</text:p>
          </table:table-cell>
        </table:table-row>
        <table:table-row table:style-name="ro4">
          <table:table-cell office:value-type="float" office:value="6.00835">
            <text:p>6.00835</text:p>
          </table:table-cell>
          <table:table-cell office:value-type="float" office:value="0.253992">
            <text:p>0.253992</text:p>
          </table:table-cell>
          <table:table-cell office:value-type="float" office:value="-0.35148">
            <text:p>-0.35148</text:p>
          </table:table-cell>
          <table:table-cell office:value-type="float" office:value="0.955213">
            <text:p>0.955213</text:p>
          </table:table-cell>
          <table:table-cell office:value-type="float" office:value="0.225273">
            <text:p>0.225273</text:p>
          </table:table-cell>
          <table:table-cell office:value-type="float" office:value="0.0164143">
            <text:p>0.0164143</text:p>
          </table:table-cell>
          <table:table-cell office:value-type="float" office:value="-0.362794">
            <text:p>-0.362794</text:p>
          </table:table-cell>
          <table:table-cell office:value-type="float" office:value="0.0087494">
            <text:p>0.0087494</text:p>
          </table:table-cell>
          <table:table-cell office:value-type="float" office:value="0.0671344">
            <text:p>0.0671344</text:p>
          </table:table-cell>
          <table:table-cell office:value-type="float" office:value="0.00199847">
            <text:p>0.00199847</text:p>
          </table:table-cell>
          <table:table-cell office:value-type="float" office:value="-0.0174337">
            <text:p>-0.0174337</text:p>
          </table:table-cell>
          <table:table-cell office:value-type="float" office:value="2.04055">
            <text:p>2.04055</text:p>
          </table:table-cell>
          <table:table-cell office:value-type="float" office:value="-0.166221">
            <text:p>-0.166221</text:p>
          </table:table-cell>
          <table:table-cell office:value-type="float" office:value="0.0417445">
            <text:p>0.0417445</text:p>
          </table:table-cell>
          <table:table-cell/>
          <table:table-cell office:value-type="float" office:value="5.73615">
            <text:p>5.73615</text:p>
          </table:table-cell>
          <table:table-cell office:value-type="float" office:value="0.283168">
            <text:p>0.283168</text:p>
          </table:table-cell>
          <table:table-cell office:value-type="float" office:value="-0.212666">
            <text:p>-0.212666</text:p>
          </table:table-cell>
          <table:table-cell office:value-type="float" office:value="0.861383">
            <text:p>0.861383</text:p>
          </table:table-cell>
          <table:table-cell office:value-type="float" office:value="0.20988">
            <text:p>0.20988</text:p>
          </table:table-cell>
          <table:table-cell office:value-type="float" office:value="0.014609">
            <text:p>0.014609</text:p>
          </table:table-cell>
          <table:table-cell office:value-type="float" office:value="-0.253003">
            <text:p>-0.253003</text:p>
          </table:table-cell>
          <table:table-cell office:value-type="float" office:value="-0.0265738">
            <text:p>-0.0265738</text:p>
          </table:table-cell>
          <table:table-cell office:value-type="float" office:value="0.0934555">
            <text:p>0.0934555</text:p>
          </table:table-cell>
          <table:table-cell office:value-type="float" office:value="0.0793838">
            <text:p>0.0793838</text:p>
          </table:table-cell>
          <table:table-cell office:value-type="float" office:value="-0.00131693">
            <text:p>-0.00131693</text:p>
          </table:table-cell>
          <table:table-cell office:value-type="float" office:value="0.0105901">
            <text:p>0.0105901</text:p>
          </table:table-cell>
          <table:table-cell office:value-type="float" office:value="0.0172758">
            <text:p>0.0172758</text:p>
          </table:table-cell>
          <table:table-cell office:value-type="float" office:value="0.173834">
            <text:p>0.173834</text:p>
          </table:table-cell>
          <table:table-cell/>
          <table:table-cell office:value-type="float" office:value="5.94119">
            <text:p>5.94119</text:p>
          </table:table-cell>
          <table:table-cell office:value-type="float" office:value="0.236394">
            <text:p>0.236394</text:p>
          </table:table-cell>
          <table:table-cell office:value-type="float" office:value="-0.255187">
            <text:p>-0.255187</text:p>
          </table:table-cell>
          <table:table-cell office:value-type="float" office:value="0.8508">
            <text:p>0.8508</text:p>
          </table:table-cell>
          <table:table-cell office:value-type="float" office:value="0.234916">
            <text:p>0.234916</text:p>
          </table:table-cell>
          <table:table-cell office:value-type="float" office:value="-0.0275501">
            <text:p>-0.0275501</text:p>
          </table:table-cell>
          <table:table-cell office:value-type="float" office:value="-0.291695">
            <text:p>-0.291695</text:p>
          </table:table-cell>
          <table:table-cell office:value-type="float" office:value="-0.00279303">
            <text:p>-0.00279303</text:p>
          </table:table-cell>
          <table:table-cell office:value-type="float" office:value="0.113288">
            <text:p>0.113288</text:p>
          </table:table-cell>
          <table:table-cell office:value-type="float" office:value="0.00202066">
            <text:p>0.00202066</text:p>
          </table:table-cell>
          <table:table-cell office:value-type="float" office:value="-0.0178728">
            <text:p>-0.0178728</text:p>
          </table:table-cell>
          <table:table-cell office:value-type="float" office:value="-0.0286629">
            <text:p>-0.0286629</text:p>
          </table:table-cell>
          <table:table-cell office:value-type="float" office:value="0.0985909">
            <text:p>0.0985909</text:p>
          </table:table-cell>
          <table:table-cell office:value-type="float" office:value="-0.0515779">
            <text:p>-0.0515779</text:p>
          </table:table-cell>
          <table:table-cell/>
          <table:table-cell office:value-type="float" office:value="5.17487">
            <text:p>5.17487</text:p>
          </table:table-cell>
          <table:table-cell office:value-type="float" office:value="0.195342">
            <text:p>0.195342</text:p>
          </table:table-cell>
          <table:table-cell office:value-type="float" office:value="-0.281981">
            <text:p>-0.281981</text:p>
          </table:table-cell>
          <table:table-cell office:value-type="float" office:value="0.885963">
            <text:p>0.885963</text:p>
          </table:table-cell>
          <table:table-cell office:value-type="float" office:value="0.280118">
            <text:p>0.280118</text:p>
          </table:table-cell>
          <table:table-cell office:value-type="float" office:value="-0.0319142">
            <text:p>-0.0319142</text:p>
          </table:table-cell>
          <table:table-cell office:value-type="float" office:value="-0.340024">
            <text:p>-0.340024</text:p>
          </table:table-cell>
          <table:table-cell office:value-type="float" office:value="-0.00299502">
            <text:p>-0.00299502</text:p>
          </table:table-cell>
          <table:table-cell office:value-type="float" office:value="0.110285">
            <text:p>0.110285</text:p>
          </table:table-cell>
          <table:table-cell office:value-type="float" office:value="0.00385705">
            <text:p>0.00385705</text:p>
          </table:table-cell>
          <table:table-cell office:value-type="float" office:value="-0.0158523">
            <text:p>-0.0158523</text:p>
          </table:table-cell>
          <table:table-cell office:value-type="float" office:value="-0.00740782">
            <text:p>-0.00740782</text:p>
          </table:table-cell>
          <table:table-cell office:value-type="float" office:value="0.0371768">
            <text:p>0.0371768</text:p>
          </table:table-cell>
          <table:table-cell office:value-type="float" office:value="0.0308478">
            <text:p>0.0308478</text:p>
          </table:table-cell>
          <table:table-cell/>
          <table:table-cell office:value-type="float" office:value="4.93409">
            <text:p>4.93409</text:p>
          </table:table-cell>
          <table:table-cell office:value-type="float" office:value="0.198293">
            <text:p>0.198293</text:p>
          </table:table-cell>
          <table:table-cell office:value-type="float" office:value="-0.185725">
            <text:p>-0.185725</text:p>
          </table:table-cell>
          <table:table-cell office:value-type="float" office:value="0.670864">
            <text:p>0.670864</text:p>
          </table:table-cell>
          <table:table-cell office:value-type="float" office:value="0.312189">
            <text:p>0.312189</text:p>
          </table:table-cell>
          <table:table-cell office:value-type="float" office:value="0.0393958">
            <text:p>0.0393958</text:p>
          </table:table-cell>
          <table:table-cell office:value-type="float" office:value="-0.217556">
            <text:p>-0.217556</text:p>
          </table:table-cell>
          <table:table-cell office:value-type="float" office:value="-0.00363141">
            <text:p>-0.00363141</text:p>
          </table:table-cell>
          <table:table-cell office:value-type="float" office:value="0.0393081">
            <text:p>0.0393081</text:p>
          </table:table-cell>
          <table:table-cell office:value-type="float" office:value="0.00736685">
            <text:p>0.00736685</text:p>
          </table:table-cell>
          <table:table-cell office:value-type="float" office:value="0.00402351">
            <text:p>0.00402351</text:p>
          </table:table-cell>
          <table:table-cell office:value-type="float" office:value="0.374505">
            <text:p>0.374505</text:p>
          </table:table-cell>
          <table:table-cell office:value-type="float" office:value="0.23412">
            <text:p>0.23412</text:p>
          </table:table-cell>
          <table:table-cell office:value-type="float" office:value="-0.0476169">
            <text:p>-0.0476169</text:p>
          </table:table-cell>
        </table:table-row>
        <table:table-row table:style-name="ro4">
          <table:table-cell office:value-type="float" office:value="6.07312">
            <text:p>6.07312</text:p>
          </table:table-cell>
          <table:table-cell office:value-type="float" office:value="0.266901">
            <text:p>0.266901</text:p>
          </table:table-cell>
          <table:table-cell office:value-type="float" office:value="-0.352048">
            <text:p>-0.352048</text:p>
          </table:table-cell>
          <table:table-cell office:value-type="float" office:value="0.954259">
            <text:p>0.954259</text:p>
          </table:table-cell>
          <table:table-cell office:value-type="float" office:value="0.221682">
            <text:p>0.221682</text:p>
          </table:table-cell>
          <table:table-cell office:value-type="float" office:value="-0.043076">
            <text:p>-0.043076</text:p>
          </table:table-cell>
          <table:table-cell office:value-type="float" office:value="-0.34529">
            <text:p>-0.34529</text:p>
          </table:table-cell>
          <table:table-cell office:value-type="float" office:value="0.018499">
            <text:p>0.018499</text:p>
          </table:table-cell>
          <table:table-cell office:value-type="float" office:value="0.199303">
            <text:p>0.199303</text:p>
          </table:table-cell>
          <table:table-cell office:value-type="float" office:value="-0.00876784">
            <text:p>-0.00876784</text:p>
          </table:table-cell>
          <table:table-cell office:value-type="float" office:value="-0.0147299">
            <text:p>-0.0147299</text:p>
          </table:table-cell>
          <table:table-cell office:value-type="float" office:value="-0.196881">
            <text:p>-0.196881</text:p>
          </table:table-cell>
          <table:table-cell office:value-type="float" office:value="0.382544">
            <text:p>0.382544</text:p>
          </table:table-cell>
          <table:table-cell office:value-type="float" office:value="0.310191">
            <text:p>0.310191</text:p>
          </table:table-cell>
          <table:table-cell/>
          <table:table-cell office:value-type="float" office:value="5.80367">
            <text:p>5.80367</text:p>
          </table:table-cell>
          <table:table-cell office:value-type="float" office:value="0.289527">
            <text:p>0.289527</text:p>
          </table:table-cell>
          <table:table-cell office:value-type="float" office:value="-0.207227">
            <text:p>-0.207227</text:p>
          </table:table-cell>
          <table:table-cell office:value-type="float" office:value="0.862086">
            <text:p>0.862086</text:p>
          </table:table-cell>
          <table:table-cell office:value-type="float" office:value="0.206058">
            <text:p>0.206058</text:p>
          </table:table-cell>
          <table:table-cell office:value-type="float" office:value="0.0144569">
            <text:p>0.0144569</text:p>
          </table:table-cell>
          <table:table-cell office:value-type="float" office:value="-0.252253">
            <text:p>-0.252253</text:p>
          </table:table-cell>
          <table:table-cell office:value-type="float" office:value="-0.0324788">
            <text:p>-0.0324788</text:p>
          </table:table-cell>
          <table:table-cell office:value-type="float" office:value="0.0941706">
            <text:p>0.0941706</text:p>
          </table:table-cell>
          <table:table-cell office:value-type="float" office:value="0.0805504">
            <text:p>0.0805504</text:p>
          </table:table-cell>
          <table:table-cell office:value-type="float" office:value="0.0104214">
            <text:p>0.0104214</text:p>
          </table:table-cell>
          <table:table-cell office:value-type="float" office:value="-0.141185">
            <text:p>-0.141185</text:p>
          </table:table-cell>
          <table:table-cell office:value-type="float" office:value="-0.091685">
            <text:p>-0.091685</text:p>
          </table:table-cell>
          <table:table-cell office:value-type="float" office:value="-0.0597841">
            <text:p>-0.0597841</text:p>
          </table:table-cell>
          <table:table-cell/>
          <table:table-cell office:value-type="float" office:value="6.07472">
            <text:p>6.07472</text:p>
          </table:table-cell>
          <table:table-cell office:value-type="float" office:value="0.25101">
            <text:p>0.25101</text:p>
          </table:table-cell>
          <table:table-cell office:value-type="float" office:value="-0.253159">
            <text:p>-0.253159</text:p>
          </table:table-cell>
          <table:table-cell office:value-type="float" office:value="0.847494">
            <text:p>0.847494</text:p>
          </table:table-cell>
          <table:table-cell office:value-type="float" office:value="0.227391">
            <text:p>0.227391</text:p>
          </table:table-cell>
          <table:table-cell office:value-type="float" office:value="-0.0127399">
            <text:p>-0.0127399</text:p>
          </table:table-cell>
          <table:table-cell office:value-type="float" office:value="-0.292953">
            <text:p>-0.292953</text:p>
          </table:table-cell>
          <table:table-cell office:value-type="float" office:value="-0.00253786">
            <text:p>-0.00253786</text:p>
          </table:table-cell>
          <table:table-cell office:value-type="float" office:value="0.10946">
            <text:p>0.10946</text:p>
          </table:table-cell>
          <table:table-cell office:value-type="float" office:value="0.0151854">
            <text:p>0.0151854</text:p>
          </table:table-cell>
          <table:table-cell office:value-type="float" office:value="-0.02476">
            <text:p>-0.02476</text:p>
          </table:table-cell>
          <table:table-cell office:value-type="float" office:value="0.0536218">
            <text:p>0.0536218</text:p>
          </table:table-cell>
          <table:table-cell office:value-type="float" office:value="0.0336215">
            <text:p>0.0336215</text:p>
          </table:table-cell>
          <table:table-cell office:value-type="float" office:value="0.0285375">
            <text:p>0.0285375</text:p>
          </table:table-cell>
          <table:table-cell/>
          <table:table-cell office:value-type="float" office:value="5.37192">
            <text:p>5.37192</text:p>
          </table:table-cell>
          <table:table-cell office:value-type="float" office:value="0.216786">
            <text:p>0.216786</text:p>
          </table:table-cell>
          <table:table-cell office:value-type="float" office:value="-0.279777">
            <text:p>-0.279777</text:p>
          </table:table-cell>
          <table:table-cell office:value-type="float" office:value="0.884037">
            <text:p>0.884037</text:p>
          </table:table-cell>
          <table:table-cell office:value-type="float" office:value="0.266868">
            <text:p>0.266868</text:p>
          </table:table-cell>
          <table:table-cell office:value-type="float" office:value="-0.015742">
            <text:p>-0.015742</text:p>
          </table:table-cell>
          <table:table-cell office:value-type="float" office:value="-0.341">
            <text:p>-0.341</text:p>
          </table:table-cell>
          <table:table-cell office:value-type="float" office:value="-0.00356713">
            <text:p>-0.00356713</text:p>
          </table:table-cell>
          <table:table-cell office:value-type="float" office:value="0.108825">
            <text:p>0.108825</text:p>
          </table:table-cell>
          <table:table-cell office:value-type="float" office:value="0.0111828">
            <text:p>0.0111828</text:p>
          </table:table-cell>
          <table:table-cell office:value-type="float" office:value="-0.00977376">
            <text:p>-0.00977376</text:p>
          </table:table-cell>
          <table:table-cell office:value-type="float" office:value="0.00140479">
            <text:p>0.00140479</text:p>
          </table:table-cell>
          <table:table-cell office:value-type="float" office:value="0.0613177">
            <text:p>0.0613177</text:p>
          </table:table-cell>
          <table:table-cell office:value-type="float" office:value="0.00586791">
            <text:p>0.00586791</text:p>
          </table:table-cell>
          <table:table-cell/>
          <table:table-cell office:value-type="float" office:value="5.13401">
            <text:p>5.13401</text:p>
          </table:table-cell>
          <table:table-cell office:value-type="float" office:value="0.221119">
            <text:p>0.221119</text:p>
          </table:table-cell>
          <table:table-cell office:value-type="float" office:value="-0.174895">
            <text:p>-0.174895</text:p>
          </table:table-cell>
          <table:table-cell office:value-type="float" office:value="0.669765">
            <text:p>0.669765</text:p>
          </table:table-cell>
          <table:table-cell office:value-type="float" office:value="0.297805">
            <text:p>0.297805</text:p>
          </table:table-cell>
          <table:table-cell office:value-type="float" office:value="0.0430833">
            <text:p>0.0430833</text:p>
          </table:table-cell>
          <table:table-cell office:value-type="float" office:value="-0.215353">
            <text:p>-0.215353</text:p>
          </table:table-cell>
          <table:table-cell office:value-type="float" office:value="-0.00317129">
            <text:p>-0.00317129</text:p>
          </table:table-cell>
          <table:table-cell office:value-type="float" office:value="0.114179">
            <text:p>0.114179</text:p>
          </table:table-cell>
          <table:table-cell office:value-type="float" office:value="0.054172">
            <text:p>0.054172</text:p>
          </table:table-cell>
          <table:table-cell office:value-type="float" office:value="-0.00549603">
            <text:p>-0.00549603</text:p>
          </table:table-cell>
          <table:table-cell office:value-type="float" office:value="-0.206265">
            <text:p>-0.206265</text:p>
          </table:table-cell>
          <table:table-cell office:value-type="float" office:value="-0.0248575">
            <text:p>-0.0248575</text:p>
          </table:table-cell>
          <table:table-cell office:value-type="float" office:value="0.00926526">
            <text:p>0.00926526</text:p>
          </table:table-cell>
        </table:table-row>
        <table:table-row table:style-name="ro4">
          <table:table-cell office:value-type="float" office:value="6.14447">
            <text:p>6.14447</text:p>
          </table:table-cell>
          <table:table-cell office:value-type="float" office:value="0.28012">
            <text:p>0.28012</text:p>
          </table:table-cell>
          <table:table-cell office:value-type="float" office:value="-0.350726">
            <text:p>-0.350726</text:p>
          </table:table-cell>
          <table:table-cell office:value-type="float" office:value="0.954788">
            <text:p>0.954788</text:p>
          </table:table-cell>
          <table:table-cell office:value-type="float" office:value="0.217793">
            <text:p>0.217793</text:p>
          </table:table-cell>
          <table:table-cell office:value-type="float" office:value="-0.0600368">
            <text:p>-0.0600368</text:p>
          </table:table-cell>
          <table:table-cell office:value-type="float" office:value="-0.354924">
            <text:p>-0.354924</text:p>
          </table:table-cell>
          <table:table-cell office:value-type="float" office:value="-0.000295877">
            <text:p>-0.000295877</text:p>
          </table:table-cell>
          <table:table-cell office:value-type="float" office:value="0.185255">
            <text:p>0.185255</text:p>
          </table:table-cell>
          <table:table-cell office:value-type="float" office:value="0.0185279">
            <text:p>0.0185279</text:p>
          </table:table-cell>
          <table:table-cell office:value-type="float" office:value="0.00740315">
            <text:p>0.00740315</text:p>
          </table:table-cell>
          <table:table-cell office:value-type="float" office:value="-0.942399">
            <text:p>-0.942399</text:p>
          </table:table-cell>
          <table:table-cell office:value-type="float" office:value="0.0608028">
            <text:p>0.0608028</text:p>
          </table:table-cell>
          <table:table-cell office:value-type="float" office:value="-0.277988">
            <text:p>-0.277988</text:p>
          </table:table-cell>
          <table:table-cell/>
          <table:table-cell office:value-type="float" office:value="5.92227">
            <text:p>5.92227</text:p>
          </table:table-cell>
          <table:table-cell office:value-type="float" office:value="0.29871">
            <text:p>0.29871</text:p>
          </table:table-cell>
          <table:table-cell office:value-type="float" office:value="-0.198963">
            <text:p>-0.198963</text:p>
          </table:table-cell>
          <table:table-cell office:value-type="float" office:value="0.862482">
            <text:p>0.862482</text:p>
          </table:table-cell>
          <table:table-cell office:value-type="float" office:value="0.199513">
            <text:p>0.199513</text:p>
          </table:table-cell>
          <table:table-cell office:value-type="float" office:value="0.141066">
            <text:p>0.141066</text:p>
          </table:table-cell>
          <table:table-cell office:value-type="float" office:value="-0.0994107">
            <text:p>-0.0994107</text:p>
          </table:table-cell>
          <table:table-cell office:value-type="float" office:value="-0.0126789">
            <text:p>-0.0126789</text:p>
          </table:table-cell>
          <table:table-cell office:value-type="float" office:value="0.0774264">
            <text:p>0.0774264</text:p>
          </table:table-cell>
          <table:table-cell office:value-type="float" office:value="0.0696768">
            <text:p>0.0696768</text:p>
          </table:table-cell>
          <table:table-cell office:value-type="float" office:value="0.00333114">
            <text:p>0.00333114</text:p>
          </table:table-cell>
          <table:table-cell office:value-type="float" office:value="3.44594">
            <text:p>3.44594</text:p>
          </table:table-cell>
          <table:table-cell office:value-type="float" office:value="4.26544">
            <text:p>4.26544</text:p>
          </table:table-cell>
          <table:table-cell office:value-type="float" office:value="0.519883">
            <text:p>0.519883</text:p>
          </table:table-cell>
          <table:table-cell/>
          <table:table-cell office:value-type="float" office:value="6.47239">
            <text:p>6.47239</text:p>
          </table:table-cell>
          <table:table-cell office:value-type="float" office:value="0.30302">
            <text:p>0.30302</text:p>
          </table:table-cell>
          <table:table-cell office:value-type="float" office:value="-0.241803">
            <text:p>-0.241803</text:p>
          </table:table-cell>
          <table:table-cell office:value-type="float" office:value="0.842161">
            <text:p>0.842161</text:p>
          </table:table-cell>
          <table:table-cell office:value-type="float" office:value="0.206379">
            <text:p>0.206379</text:p>
          </table:table-cell>
          <table:table-cell office:value-type="float" office:value="0.0257641">
            <text:p>0.0257641</text:p>
          </table:table-cell>
          <table:table-cell office:value-type="float" office:value="-0.284331">
            <text:p>-0.284331</text:p>
          </table:table-cell>
          <table:table-cell office:value-type="float" office:value="-0.00248435">
            <text:p>-0.00248435</text:p>
          </table:table-cell>
          <table:table-cell office:value-type="float" office:value="0.130784">
            <text:p>0.130784</text:p>
          </table:table-cell>
          <table:table-cell office:value-type="float" office:value="0.0285559">
            <text:p>0.0285559</text:p>
          </table:table-cell>
          <table:table-cell office:value-type="float" office:value="-0.0134113">
            <text:p>-0.0134113</text:p>
          </table:table-cell>
          <table:table-cell office:value-type="float" office:value="-0.164259">
            <text:p>-0.164259</text:p>
          </table:table-cell>
          <table:table-cell office:value-type="float" office:value="0.0780888">
            <text:p>0.0780888</text:p>
          </table:table-cell>
          <table:table-cell office:value-type="float" office:value="0.0591935">
            <text:p>0.0591935</text:p>
          </table:table-cell>
          <table:table-cell/>
          <table:table-cell office:value-type="float" office:value="5.87188">
            <text:p>5.87188</text:p>
          </table:table-cell>
          <table:table-cell office:value-type="float" office:value="0.271546">
            <text:p>0.271546</text:p>
          </table:table-cell>
          <table:table-cell office:value-type="float" office:value="-0.258859">
            <text:p>-0.258859</text:p>
          </table:table-cell>
          <table:table-cell office:value-type="float" office:value="0.880617">
            <text:p>0.880617</text:p>
          </table:table-cell>
          <table:table-cell office:value-type="float" office:value="0.235994">
            <text:p>0.235994</text:p>
          </table:table-cell>
          <table:table-cell office:value-type="float" office:value="0.0137991">
            <text:p>0.0137991</text:p>
          </table:table-cell>
          <table:table-cell office:value-type="float" office:value="-0.329061">
            <text:p>-0.329061</text:p>
          </table:table-cell>
          <table:table-cell office:value-type="float" office:value="-0.00540017">
            <text:p>-0.00540017</text:p>
          </table:table-cell>
          <table:table-cell office:value-type="float" office:value="0.109527">
            <text:p>0.109527</text:p>
          </table:table-cell>
          <table:table-cell office:value-type="float" office:value="0.0418392">
            <text:p>0.0418392</text:p>
          </table:table-cell>
          <table:table-cell office:value-type="float" office:value="-0.00684003">
            <text:p>-0.00684003</text:p>
          </table:table-cell>
          <table:table-cell office:value-type="float" office:value="-0.333202">
            <text:p>-0.333202</text:p>
          </table:table-cell>
          <table:table-cell office:value-type="float" office:value="0.0431953">
            <text:p>0.0431953</text:p>
          </table:table-cell>
          <table:table-cell office:value-type="float" office:value="-0.0673782">
            <text:p>-0.0673782</text:p>
          </table:table-cell>
          <table:table-cell/>
          <table:table-cell office:value-type="float" office:value="5.50377">
            <text:p>5.50377</text:p>
          </table:table-cell>
          <table:table-cell office:value-type="float" office:value="0.235137">
            <text:p>0.235137</text:p>
          </table:table-cell>
          <table:table-cell office:value-type="float" office:value="-0.158263">
            <text:p>-0.158263</text:p>
          </table:table-cell>
          <table:table-cell office:value-type="float" office:value="0.669">
            <text:p>0.669</text:p>
          </table:table-cell>
          <table:table-cell office:value-type="float" office:value="0.272925">
            <text:p>0.272925</text:p>
          </table:table-cell>
          <table:table-cell office:value-type="float" office:value="0.0561072">
            <text:p>0.0561072</text:p>
          </table:table-cell>
          <table:table-cell office:value-type="float" office:value="-0.179795">
            <text:p>-0.179795</text:p>
          </table:table-cell>
          <table:table-cell office:value-type="float" office:value="-0.0143537">
            <text:p>-0.0143537</text:p>
          </table:table-cell>
          <table:table-cell office:value-type="float" office:value="0.0379097">
            <text:p>0.0379097</text:p>
          </table:table-cell>
          <table:table-cell office:value-type="float" office:value="0.0449806">
            <text:p>0.0449806</text:p>
          </table:table-cell>
          <table:table-cell office:value-type="float" office:value="-0.00207008">
            <text:p>-0.00207008</text:p>
          </table:table-cell>
          <table:table-cell office:value-type="float" office:value="0.0832419">
            <text:p>0.0832419</text:p>
          </table:table-cell>
          <table:table-cell office:value-type="float" office:value="0.600882">
            <text:p>0.600882</text:p>
          </table:table-cell>
          <table:table-cell office:value-type="float" office:value="-0.273845">
            <text:p>-0.273845</text:p>
          </table:table-cell>
        </table:table-row>
        <table:table-row table:style-name="ro4">
          <table:table-cell office:value-type="float" office:value="6.27336">
            <text:p>6.27336</text:p>
          </table:table-cell>
          <table:table-cell office:value-type="float" office:value="0.288341">
            <text:p>0.288341</text:p>
          </table:table-cell>
          <table:table-cell office:value-type="float" office:value="-0.347328">
            <text:p>-0.347328</text:p>
          </table:table-cell>
          <table:table-cell office:value-type="float" office:value="0.951124">
            <text:p>0.951124</text:p>
          </table:table-cell>
          <table:table-cell office:value-type="float" office:value="0.21094">
            <text:p>0.21094</text:p>
          </table:table-cell>
          <table:table-cell office:value-type="float" office:value="-0.0038561">
            <text:p>-0.0038561</text:p>
          </table:table-cell>
          <table:table-cell office:value-type="float" office:value="-0.344289">
            <text:p>-0.344289</text:p>
          </table:table-cell>
          <table:table-cell office:value-type="float" office:value="0.00418537">
            <text:p>0.00418537</text:p>
          </table:table-cell>
          <table:table-cell office:value-type="float" office:value="0.0637875">
            <text:p>0.0637875</text:p>
          </table:table-cell>
          <table:table-cell office:value-type="float" office:value="0.0263649">
            <text:p>0.0263649</text:p>
          </table:table-cell>
          <table:table-cell office:value-type="float" office:value="-0.0284272">
            <text:p>-0.0284272</text:p>
          </table:table-cell>
          <table:table-cell office:value-type="float" office:value="0.700854">
            <text:p>0.700854</text:p>
          </table:table-cell>
          <table:table-cell office:value-type="float" office:value="0.305717">
            <text:p>0.305717</text:p>
          </table:table-cell>
          <table:table-cell office:value-type="float" office:value="0.00227426">
            <text:p>0.00227426</text:p>
          </table:table-cell>
          <table:table-cell/>
          <table:table-cell office:value-type="float" office:value="5.9718">
            <text:p>5.9718</text:p>
          </table:table-cell>
          <table:table-cell office:value-type="float" office:value="0.311">
            <text:p>0.311</text:p>
          </table:table-cell>
          <table:table-cell office:value-type="float" office:value="-0.185046">
            <text:p>-0.185046</text:p>
          </table:table-cell>
          <table:table-cell office:value-type="float" office:value="0.863922">
            <text:p>0.863922</text:p>
          </table:table-cell>
          <table:table-cell office:value-type="float" office:value="0.196841">
            <text:p>0.196841</text:p>
          </table:table-cell>
          <table:table-cell office:value-type="float" office:value="0.0285071">
            <text:p>0.0285071</text:p>
          </table:table-cell>
          <table:table-cell office:value-type="float" office:value="-0.234679">
            <text:p>-0.234679</text:p>
          </table:table-cell>
          <table:table-cell office:value-type="float" office:value="-0.0295219">
            <text:p>-0.0295219</text:p>
          </table:table-cell>
          <table:table-cell office:value-type="float" office:value="0.248117">
            <text:p>0.248117</text:p>
          </table:table-cell>
          <table:table-cell office:value-type="float" office:value="0.280961">
            <text:p>0.280961</text:p>
          </table:table-cell>
          <table:table-cell office:value-type="float" office:value="0.029083">
            <text:p>0.029083</text:p>
          </table:table-cell>
          <table:table-cell office:value-type="float" office:value="-0.664883">
            <text:p>-0.664883</text:p>
          </table:table-cell>
          <table:table-cell office:value-type="float" office:value="-0.678697">
            <text:p>-0.678697</text:p>
          </table:table-cell>
          <table:table-cell office:value-type="float" office:value="-0.0935776">
            <text:p>-0.0935776</text:p>
          </table:table-cell>
          <table:table-cell/>
          <table:table-cell office:value-type="float" office:value="6.71284">
            <text:p>6.71284</text:p>
          </table:table-cell>
          <table:table-cell office:value-type="float" office:value="0.32497">
            <text:p>0.32497</text:p>
          </table:table-cell>
          <table:table-cell office:value-type="float" office:value="-0.230423">
            <text:p>-0.230423</text:p>
          </table:table-cell>
          <table:table-cell office:value-type="float" office:value="0.842358">
            <text:p>0.842358</text:p>
          </table:table-cell>
          <table:table-cell office:value-type="float" office:value="0.194628">
            <text:p>0.194628</text:p>
          </table:table-cell>
          <table:table-cell office:value-type="float" office:value="0.0517027">
            <text:p>0.0517027</text:p>
          </table:table-cell>
          <table:table-cell office:value-type="float" office:value="-0.270565">
            <text:p>-0.270565</text:p>
          </table:table-cell>
          <table:table-cell office:value-type="float" office:value="-0.00044145">
            <text:p>-0.00044145</text:p>
          </table:table-cell>
          <table:table-cell office:value-type="float" office:value="0.0912893">
            <text:p>0.0912893</text:p>
          </table:table-cell>
          <table:table-cell office:value-type="float" office:value="0.0473319">
            <text:p>0.0473319</text:p>
          </table:table-cell>
          <table:table-cell office:value-type="float" office:value="0.000821524">
            <text:p>0.000821524</text:p>
          </table:table-cell>
          <table:table-cell office:value-type="float" office:value="0.141163">
            <text:p>0.141163</text:p>
          </table:table-cell>
          <table:table-cell office:value-type="float" office:value="0.179798">
            <text:p>0.179798</text:p>
          </table:table-cell>
          <table:table-cell office:value-type="float" office:value="0.0267693">
            <text:p>0.0267693</text:p>
          </table:table-cell>
          <table:table-cell/>
          <table:table-cell office:value-type="float" office:value="5.97189">
            <text:p>5.97189</text:p>
          </table:table-cell>
          <table:table-cell office:value-type="float" office:value="0.279167">
            <text:p>0.279167</text:p>
          </table:table-cell>
          <table:table-cell office:value-type="float" office:value="-0.254243">
            <text:p>-0.254243</text:p>
          </table:table-cell>
          <table:table-cell office:value-type="float" office:value="0.879259">
            <text:p>0.879259</text:p>
          </table:table-cell>
          <table:table-cell office:value-type="float" office:value="0.230261">
            <text:p>0.230261</text:p>
          </table:table-cell>
          <table:table-cell office:value-type="float" office:value="0.0313047">
            <text:p>0.0313047</text:p>
          </table:table-cell>
          <table:table-cell office:value-type="float" office:value="-0.324794">
            <text:p>-0.324794</text:p>
          </table:table-cell>
          <table:table-cell office:value-type="float" office:value="-0.0028874">
            <text:p>-0.0028874</text:p>
          </table:table-cell>
          <table:table-cell office:value-type="float" office:value="0.076203">
            <text:p>0.076203</text:p>
          </table:table-cell>
          <table:table-cell office:value-type="float" office:value="0.0461593">
            <text:p>0.0461593</text:p>
          </table:table-cell>
          <table:table-cell office:value-type="float" office:value="-0.0135787">
            <text:p>-0.0135787</text:p>
          </table:table-cell>
          <table:table-cell office:value-type="float" office:value="0.0734901">
            <text:p>0.0734901</text:p>
          </table:table-cell>
          <table:table-cell office:value-type="float" office:value="0.078292">
            <text:p>0.078292</text:p>
          </table:table-cell>
          <table:table-cell office:value-type="float" office:value="0.0318932">
            <text:p>0.0318932</text:p>
          </table:table-cell>
          <table:table-cell/>
          <table:table-cell office:value-type="float" office:value="5.53444">
            <text:p>5.53444</text:p>
          </table:table-cell>
          <table:table-cell office:value-type="float" office:value="0.236378">
            <text:p>0.236378</text:p>
          </table:table-cell>
          <table:table-cell office:value-type="float" office:value="-0.156318">
            <text:p>-0.156318</text:p>
          </table:table-cell>
          <table:table-cell office:value-type="float" office:value="0.668679">
            <text:p>0.668679</text:p>
          </table:table-cell>
          <table:table-cell office:value-type="float" office:value="0.270958">
            <text:p>0.270958</text:p>
          </table:table-cell>
          <table:table-cell office:value-type="float" office:value="0.040405">
            <text:p>0.040405</text:p>
          </table:table-cell>
          <table:table-cell office:value-type="float" office:value="-0.215307">
            <text:p>-0.215307</text:p>
          </table:table-cell>
          <table:table-cell office:value-type="float" office:value="-0.00882724">
            <text:p>-0.00882724</text:p>
          </table:table-cell>
          <table:table-cell office:value-type="float" office:value="0.0404623">
            <text:p>0.0404623</text:p>
          </table:table-cell>
          <table:table-cell office:value-type="float" office:value="0.0634066">
            <text:p>0.0634066</text:p>
          </table:table-cell>
          <table:table-cell office:value-type="float" office:value="-0.0104675">
            <text:p>-0.0104675</text:p>
          </table:table-cell>
          <table:table-cell office:value-type="float" office:value="-0.345546">
            <text:p>-0.345546</text:p>
          </table:table-cell>
          <table:table-cell office:value-type="float" office:value="-0.391373">
            <text:p>-0.391373</text:p>
          </table:table-cell>
          <table:table-cell office:value-type="float" office:value="-0.105477">
            <text:p>-0.105477</text:p>
          </table:table-cell>
        </table:table-row>
        <table:table-row table:style-name="ro4">
          <table:table-cell office:value-type="float" office:value="6.44573">
            <text:p>6.44573</text:p>
          </table:table-cell>
          <table:table-cell office:value-type="float" office:value="0.320158">
            <text:p>0.320158</text:p>
          </table:table-cell>
          <table:table-cell office:value-type="float" office:value="-0.3337">
            <text:p>-0.3337</text:p>
          </table:table-cell>
          <table:table-cell office:value-type="float" office:value="0.946291">
            <text:p>0.946291</text:p>
          </table:table-cell>
          <table:table-cell office:value-type="float" office:value="0.20211">
            <text:p>0.20211</text:p>
          </table:table-cell>
          <table:table-cell office:value-type="float" office:value="-0.00112977">
            <text:p>-0.00112977</text:p>
          </table:table-cell>
          <table:table-cell office:value-type="float" office:value="-0.34149">
            <text:p>-0.34149</text:p>
          </table:table-cell>
          <table:table-cell office:value-type="float" office:value="0.000836956">
            <text:p>0.000836956</text:p>
          </table:table-cell>
          <table:table-cell office:value-type="float" office:value="0.184591">
            <text:p>0.184591</text:p>
          </table:table-cell>
          <table:table-cell office:value-type="float" office:value="0.0790602">
            <text:p>0.0790602</text:p>
          </table:table-cell>
          <table:table-cell office:value-type="float" office:value="-0.0280352">
            <text:p>-0.0280352</text:p>
          </table:table-cell>
          <table:table-cell office:value-type="float" office:value="-0.297702">
            <text:p>-0.297702</text:p>
          </table:table-cell>
          <table:table-cell office:value-type="float" office:value="-0.024124">
            <text:p>-0.024124</text:p>
          </table:table-cell>
          <table:table-cell office:value-type="float" office:value="0.00853587">
            <text:p>0.00853587</text:p>
          </table:table-cell>
          <table:table-cell/>
          <table:table-cell office:value-type="float" office:value="6.30688">
            <text:p>6.30688</text:p>
          </table:table-cell>
          <table:table-cell office:value-type="float" office:value="0.319487">
            <text:p>0.319487</text:p>
          </table:table-cell>
          <table:table-cell office:value-type="float" office:value="-0.167105">
            <text:p>-0.167105</text:p>
          </table:table-cell>
          <table:table-cell office:value-type="float" office:value="0.863161">
            <text:p>0.863161</text:p>
          </table:table-cell>
          <table:table-cell office:value-type="float" office:value="0.179684">
            <text:p>0.179684</text:p>
          </table:table-cell>
          <table:table-cell office:value-type="float" office:value="0.0239999">
            <text:p>0.0239999</text:p>
          </table:table-cell>
          <table:table-cell office:value-type="float" office:value="-0.224516">
            <text:p>-0.224516</text:p>
          </table:table-cell>
          <table:table-cell office:value-type="float" office:value="-0.0349385">
            <text:p>-0.0349385</text:p>
          </table:table-cell>
          <table:table-cell office:value-type="float" office:value="0.0253293">
            <text:p>0.0253293</text:p>
          </table:table-cell>
          <table:table-cell office:value-type="float" office:value="0.0535439">
            <text:p>0.0535439</text:p>
          </table:table-cell>
          <table:table-cell office:value-type="float" office:value="-0.00227288">
            <text:p>-0.00227288</text:p>
          </table:table-cell>
          <table:table-cell office:value-type="float" office:value="-0.269146">
            <text:p>-0.269146</text:p>
          </table:table-cell>
          <table:table-cell office:value-type="float" office:value="-0.160718">
            <text:p>-0.160718</text:p>
          </table:table-cell>
          <table:table-cell office:value-type="float" office:value="-0.18103">
            <text:p>-0.18103</text:p>
          </table:table-cell>
          <table:table-cell/>
          <table:table-cell office:value-type="float" office:value="6.94749">
            <text:p>6.94749</text:p>
          </table:table-cell>
          <table:table-cell office:value-type="float" office:value="0.354163">
            <text:p>0.354163</text:p>
          </table:table-cell>
          <table:table-cell office:value-type="float" office:value="-0.209417">
            <text:p>-0.209417</text:p>
          </table:table-cell>
          <table:table-cell office:value-type="float" office:value="0.844025">
            <text:p>0.844025</text:p>
          </table:table-cell>
          <table:table-cell office:value-type="float" office:value="0.183806">
            <text:p>0.183806</text:p>
          </table:table-cell>
          <table:table-cell office:value-type="float" office:value="0.0697329">
            <text:p>0.0697329</text:p>
          </table:table-cell>
          <table:table-cell office:value-type="float" office:value="-0.256483">
            <text:p>-0.256483</text:p>
          </table:table-cell>
          <table:table-cell office:value-type="float" office:value="0.000216729">
            <text:p>0.000216729</text:p>
          </table:table-cell>
          <table:table-cell office:value-type="float" office:value="0.124413">
            <text:p>0.124413</text:p>
          </table:table-cell>
          <table:table-cell office:value-type="float" office:value="0.089521">
            <text:p>0.089521</text:p>
          </table:table-cell>
          <table:table-cell office:value-type="float" office:value="0.00710286">
            <text:p>0.00710286</text:p>
          </table:table-cell>
          <table:table-cell office:value-type="float" office:value="-0.134838">
            <text:p>-0.134838</text:p>
          </table:table-cell>
          <table:table-cell office:value-type="float" office:value="-0.0268871">
            <text:p>-0.0268871</text:p>
          </table:table-cell>
          <table:table-cell office:value-type="float" office:value="-0.0586141">
            <text:p>-0.0586141</text:p>
          </table:table-cell>
          <table:table-cell/>
          <table:table-cell office:value-type="float" office:value="6.1084">
            <text:p>6.1084</text:p>
          </table:table-cell>
          <table:table-cell office:value-type="float" office:value="0.290938">
            <text:p>0.290938</text:p>
          </table:table-cell>
          <table:table-cell office:value-type="float" office:value="-0.246483">
            <text:p>-0.246483</text:p>
          </table:table-cell>
          <table:table-cell office:value-type="float" office:value="0.878">
            <text:p>0.878</text:p>
          </table:table-cell>
          <table:table-cell office:value-type="float" office:value="0.22266">
            <text:p>0.22266</text:p>
          </table:table-cell>
          <table:table-cell office:value-type="float" office:value="0.166468">
            <text:p>0.166468</text:p>
          </table:table-cell>
          <table:table-cell office:value-type="float" office:value="-0.239801">
            <text:p>-0.239801</text:p>
          </table:table-cell>
          <table:table-cell office:value-type="float" office:value="0.0165155">
            <text:p>0.0165155</text:p>
          </table:table-cell>
          <table:table-cell office:value-type="float" office:value="0.0862345">
            <text:p>0.0862345</text:p>
          </table:table-cell>
          <table:table-cell office:value-type="float" office:value="0.0568463">
            <text:p>0.0568463</text:p>
          </table:table-cell>
          <table:table-cell office:value-type="float" office:value="-0.00922517">
            <text:p>-0.00922517</text:p>
          </table:table-cell>
          <table:table-cell office:value-type="float" office:value="3.42781">
            <text:p>3.42781</text:p>
          </table:table-cell>
          <table:table-cell office:value-type="float" office:value="2.18741">
            <text:p>2.18741</text:p>
          </table:table-cell>
          <table:table-cell office:value-type="float" office:value="0.546423">
            <text:p>0.546423</text:p>
          </table:table-cell>
          <table:table-cell/>
          <table:table-cell office:value-type="float" office:value="5.58633">
            <text:p>5.58633</text:p>
          </table:table-cell>
          <table:table-cell office:value-type="float" office:value="0.237547">
            <text:p>0.237547</text:p>
          </table:table-cell>
          <table:table-cell office:value-type="float" office:value="-0.154082">
            <text:p>-0.154082</text:p>
          </table:table-cell>
          <table:table-cell office:value-type="float" office:value="0.667852">
            <text:p>0.667852</text:p>
          </table:table-cell>
          <table:table-cell office:value-type="float" office:value="0.267661">
            <text:p>0.267661</text:p>
          </table:table-cell>
          <table:table-cell office:value-type="float" office:value="0.0481458">
            <text:p>0.0481458</text:p>
          </table:table-cell>
          <table:table-cell office:value-type="float" office:value="-0.209519">
            <text:p>-0.209519</text:p>
          </table:table-cell>
          <table:table-cell office:value-type="float" office:value="-0.00345179">
            <text:p>-0.00345179</text:p>
          </table:table-cell>
          <table:table-cell office:value-type="float" office:value="0.022532">
            <text:p>0.022532</text:p>
          </table:table-cell>
          <table:table-cell office:value-type="float" office:value="0.0430983">
            <text:p>0.0430983</text:p>
          </table:table-cell>
          <table:table-cell office:value-type="float" office:value="-0.0159407">
            <text:p>-0.0159407</text:p>
          </table:table-cell>
          <table:table-cell office:value-type="float" office:value="-0.117538">
            <text:p>-0.117538</text:p>
          </table:table-cell>
          <table:table-cell office:value-type="float" office:value="-0.237971">
            <text:p>-0.237971</text:p>
          </table:table-cell>
          <table:table-cell office:value-type="float" office:value="0.0648397">
            <text:p>0.0648397</text:p>
          </table:table-cell>
        </table:table-row>
        <table:table-row table:style-name="ro4">
          <table:table-cell office:value-type="float" office:value="6.71144">
            <text:p>6.71144</text:p>
          </table:table-cell>
          <table:table-cell office:value-type="float" office:value="0.348188">
            <text:p>0.348188</text:p>
          </table:table-cell>
          <table:table-cell office:value-type="float" office:value="-0.314396">
            <text:p>-0.314396</text:p>
          </table:table-cell>
          <table:table-cell office:value-type="float" office:value="0.939444">
            <text:p>0.939444</text:p>
          </table:table-cell>
          <table:table-cell office:value-type="float" office:value="0.189218">
            <text:p>0.189218</text:p>
          </table:table-cell>
          <table:table-cell office:value-type="float" office:value="0.0204441">
            <text:p>0.0204441</text:p>
          </table:table-cell>
          <table:table-cell office:value-type="float" office:value="-0.329214">
            <text:p>-0.329214</text:p>
          </table:table-cell>
          <table:table-cell office:value-type="float" office:value="-0.00257677">
            <text:p>-0.00257677</text:p>
          </table:table-cell>
          <table:table-cell office:value-type="float" office:value="0.105487">
            <text:p>0.105487</text:p>
          </table:table-cell>
          <table:table-cell office:value-type="float" office:value="0.0726501">
            <text:p>0.0726501</text:p>
          </table:table-cell>
          <table:table-cell office:value-type="float" office:value="-0.0257671">
            <text:p>-0.0257671</text:p>
          </table:table-cell>
          <table:table-cell office:value-type="float" office:value="-0.170097">
            <text:p>-0.170097</text:p>
          </table:table-cell>
          <table:table-cell office:value-type="float" office:value="-0.0683747">
            <text:p>-0.0683747</text:p>
          </table:table-cell>
          <table:table-cell office:value-type="float" office:value="0.0476965">
            <text:p>0.0476965</text:p>
          </table:table-cell>
          <table:table-cell/>
          <table:table-cell office:value-type="float" office:value="6.3761">
            <text:p>6.3761</text:p>
          </table:table-cell>
          <table:table-cell office:value-type="float" office:value="0.319951">
            <text:p>0.319951</text:p>
          </table:table-cell>
          <table:table-cell office:value-type="float" office:value="-0.164168">
            <text:p>-0.164168</text:p>
          </table:table-cell>
          <table:table-cell office:value-type="float" office:value="0.862136">
            <text:p>0.862136</text:p>
          </table:table-cell>
          <table:table-cell office:value-type="float" office:value="0.17633">
            <text:p>0.17633</text:p>
          </table:table-cell>
          <table:table-cell office:value-type="float" office:value="0.0315176">
            <text:p>0.0315176</text:p>
          </table:table-cell>
          <table:table-cell office:value-type="float" office:value="-0.214644">
            <text:p>-0.214644</text:p>
          </table:table-cell>
          <table:table-cell office:value-type="float" office:value="-0.0298363">
            <text:p>-0.0298363</text:p>
          </table:table-cell>
          <table:table-cell office:value-type="float" office:value="0.00669924">
            <text:p>0.00669924</text:p>
          </table:table-cell>
          <table:table-cell office:value-type="float" office:value="0.0424192">
            <text:p>0.0424192</text:p>
          </table:table-cell>
          <table:table-cell office:value-type="float" office:value="-0.0148036">
            <text:p>-0.0148036</text:p>
          </table:table-cell>
          <table:table-cell office:value-type="float" office:value="0.0258523">
            <text:p>0.0258523</text:p>
          </table:table-cell>
          <table:table-cell office:value-type="float" office:value="0.102332">
            <text:p>0.102332</text:p>
          </table:table-cell>
          <table:table-cell office:value-type="float" office:value="0.026737">
            <text:p>0.026737</text:p>
          </table:table-cell>
          <table:table-cell/>
          <table:table-cell office:value-type="float" office:value="7.30742">
            <text:p>7.30742</text:p>
          </table:table-cell>
          <table:table-cell office:value-type="float" office:value="0.381475">
            <text:p>0.381475</text:p>
          </table:table-cell>
          <table:table-cell office:value-type="float" office:value="-0.180678">
            <text:p>-0.180678</text:p>
          </table:table-cell>
          <table:table-cell office:value-type="float" office:value="0.838988">
            <text:p>0.838988</text:p>
          </table:table-cell>
          <table:table-cell office:value-type="float" office:value="0.168363">
            <text:p>0.168363</text:p>
          </table:table-cell>
          <table:table-cell office:value-type="float" office:value="0.0752722">
            <text:p>0.0752722</text:p>
          </table:table-cell>
          <table:table-cell office:value-type="float" office:value="-0.246758">
            <text:p>-0.246758</text:p>
          </table:table-cell>
          <table:table-cell office:value-type="float" office:value="-0.00163412">
            <text:p>-0.00163412</text:p>
          </table:table-cell>
          <table:table-cell office:value-type="float" office:value="0.0758799">
            <text:p>0.0758799</text:p>
          </table:table-cell>
          <table:table-cell office:value-type="float" office:value="0.0798434">
            <text:p>0.0798434</text:p>
          </table:table-cell>
          <table:table-cell office:value-type="float" office:value="-0.0139943">
            <text:p>-0.0139943</text:p>
          </table:table-cell>
          <table:table-cell office:value-type="float" office:value="-0.456547">
            <text:p>-0.456547</text:p>
          </table:table-cell>
          <table:table-cell office:value-type="float" office:value="-0.398158">
            <text:p>-0.398158</text:p>
          </table:table-cell>
          <table:table-cell office:value-type="float" office:value="0.0131585">
            <text:p>0.0131585</text:p>
          </table:table-cell>
          <table:table-cell/>
          <table:table-cell office:value-type="float" office:value="6.1723">
            <text:p>6.1723</text:p>
          </table:table-cell>
          <table:table-cell office:value-type="float" office:value="0.310448">
            <text:p>0.310448</text:p>
          </table:table-cell>
          <table:table-cell office:value-type="float" office:value="-0.233917">
            <text:p>-0.233917</text:p>
          </table:table-cell>
          <table:table-cell office:value-type="float" office:value="0.879642">
            <text:p>0.879642</text:p>
          </table:table-cell>
          <table:table-cell office:value-type="float" office:value="0.219189">
            <text:p>0.219189</text:p>
          </table:table-cell>
          <table:table-cell office:value-type="float" office:value="0.0459284">
            <text:p>0.0459284</text:p>
          </table:table-cell>
          <table:table-cell office:value-type="float" office:value="-0.31516">
            <text:p>-0.31516</text:p>
          </table:table-cell>
          <table:table-cell office:value-type="float" office:value="-0.000974877">
            <text:p>-0.000974877</text:p>
          </table:table-cell>
          <table:table-cell office:value-type="float" office:value="0.305289">
            <text:p>0.305289</text:p>
          </table:table-cell>
          <table:table-cell office:value-type="float" office:value="0.196633">
            <text:p>0.196633</text:p>
          </table:table-cell>
          <table:table-cell office:value-type="float" office:value="0.025694">
            <text:p>0.025694</text:p>
          </table:table-cell>
          <table:table-cell office:value-type="float" office:value="-0.796231">
            <text:p>-0.796231</text:p>
          </table:table-cell>
          <table:table-cell office:value-type="float" office:value="-0.460773">
            <text:p>-0.460773</text:p>
          </table:table-cell>
          <table:table-cell office:value-type="float" office:value="-0.0599978">
            <text:p>-0.0599978</text:p>
          </table:table-cell>
          <table:table-cell/>
          <table:table-cell office:value-type="float" office:value="5.67182">
            <text:p>5.67182</text:p>
          </table:table-cell>
          <table:table-cell office:value-type="float" office:value="0.238614">
            <text:p>0.238614</text:p>
          </table:table-cell>
          <table:table-cell office:value-type="float" office:value="-0.152137">
            <text:p>-0.152137</text:p>
          </table:table-cell>
          <table:table-cell office:value-type="float" office:value="0.666963">
            <text:p>0.666963</text:p>
          </table:table-cell>
          <table:table-cell office:value-type="float" office:value="0.262316">
            <text:p>0.262316</text:p>
          </table:table-cell>
          <table:table-cell office:value-type="float" office:value="0.0568223">
            <text:p>0.0568223</text:p>
          </table:table-cell>
          <table:table-cell office:value-type="float" office:value="-0.1969">
            <text:p>-0.1969</text:p>
          </table:table-cell>
          <table:table-cell office:value-type="float" office:value="-0.00496262">
            <text:p>-0.00496262</text:p>
          </table:table-cell>
          <table:table-cell office:value-type="float" office:value="0.0124837">
            <text:p>0.0124837</text:p>
          </table:table-cell>
          <table:table-cell office:value-type="float" office:value="0.0227541">
            <text:p>0.0227541</text:p>
          </table:table-cell>
          <table:table-cell office:value-type="float" office:value="-0.0103975">
            <text:p>-0.0103975</text:p>
          </table:table-cell>
          <table:table-cell office:value-type="float" office:value="0.13053">
            <text:p>0.13053</text:p>
          </table:table-cell>
          <table:table-cell office:value-type="float" office:value="0.107792">
            <text:p>0.107792</text:p>
          </table:table-cell>
          <table:table-cell office:value-type="float" office:value="0.0343999">
            <text:p>0.0343999</text:p>
          </table:table-cell>
        </table:table-row>
        <table:table-row table:style-name="ro4">
          <table:table-cell office:value-type="float" office:value="6.91128">
            <text:p>6.91128</text:p>
          </table:table-cell>
          <table:table-cell office:value-type="float" office:value="0.362475">
            <text:p>0.362475</text:p>
          </table:table-cell>
          <table:table-cell office:value-type="float" office:value="-0.302609">
            <text:p>-0.302609</text:p>
          </table:table-cell>
          <table:table-cell office:value-type="float" office:value="0.9362">
            <text:p>0.9362</text:p>
          </table:table-cell>
          <table:table-cell office:value-type="float" office:value="0.180067">
            <text:p>0.180067</text:p>
          </table:table-cell>
          <table:table-cell office:value-type="float" office:value="0.0359175">
            <text:p>0.0359175</text:p>
          </table:table-cell>
          <table:table-cell office:value-type="float" office:value="-0.315227">
            <text:p>-0.315227</text:p>
          </table:table-cell>
          <table:table-cell office:value-type="float" office:value="-0.00446178">
            <text:p>-0.00446178</text:p>
          </table:table-cell>
          <table:table-cell office:value-type="float" office:value="0.0714959">
            <text:p>0.0714959</text:p>
          </table:table-cell>
          <table:table-cell office:value-type="float" office:value="0.0589865">
            <text:p>0.0589865</text:p>
          </table:table-cell>
          <table:table-cell office:value-type="float" office:value="-0.0162358">
            <text:p>-0.0162358</text:p>
          </table:table-cell>
          <table:table-cell office:value-type="float" office:value="0.022462">
            <text:p>0.022462</text:p>
          </table:table-cell>
          <table:table-cell office:value-type="float" office:value="0.115757">
            <text:p>0.115757</text:p>
          </table:table-cell>
          <table:table-cell office:value-type="float" office:value="0.0273949">
            <text:p>0.0273949</text:p>
          </table:table-cell>
          <table:table-cell/>
          <table:table-cell office:value-type="float" office:value="6.90717">
            <text:p>6.90717</text:p>
          </table:table-cell>
          <table:table-cell office:value-type="float" office:value="0.3308">
            <text:p>0.3308</text:p>
          </table:table-cell>
          <table:table-cell office:value-type="float" office:value="-0.112779">
            <text:p>-0.112779</text:p>
          </table:table-cell>
          <table:table-cell office:value-type="float" office:value="0.861815">
            <text:p>0.861815</text:p>
          </table:table-cell>
          <table:table-cell office:value-type="float" office:value="0.152599">
            <text:p>0.152599</text:p>
          </table:table-cell>
          <table:table-cell office:value-type="float" office:value="0.0270662">
            <text:p>0.0270662</text:p>
          </table:table-cell>
          <table:table-cell office:value-type="float" office:value="-0.174746">
            <text:p>-0.174746</text:p>
          </table:table-cell>
          <table:table-cell office:value-type="float" office:value="-0.0271065">
            <text:p>-0.0271065</text:p>
          </table:table-cell>
          <table:table-cell office:value-type="float" office:value="0.0204286">
            <text:p>0.0204286</text:p>
          </table:table-cell>
          <table:table-cell office:value-type="float" office:value="0.0967648">
            <text:p>0.0967648</text:p>
          </table:table-cell>
          <table:table-cell office:value-type="float" office:value="-0.000604397">
            <text:p>-0.000604397</text:p>
          </table:table-cell>
          <table:table-cell office:value-type="float" office:value="-0.198562">
            <text:p>-0.198562</text:p>
          </table:table-cell>
          <table:table-cell office:value-type="float" office:value="-0.177915">
            <text:p>-0.177915</text:p>
          </table:table-cell>
          <table:table-cell office:value-type="float" office:value="0.0340353">
            <text:p>0.0340353</text:p>
          </table:table-cell>
          <table:table-cell/>
          <table:table-cell office:value-type="float" office:value="7.47368">
            <text:p>7.47368</text:p>
          </table:table-cell>
          <table:table-cell office:value-type="float" office:value="0.381471">
            <text:p>0.381471</text:p>
          </table:table-cell>
          <table:table-cell office:value-type="float" office:value="-0.17841">
            <text:p>-0.17841</text:p>
          </table:table-cell>
          <table:table-cell office:value-type="float" office:value="0.837025">
            <text:p>0.837025</text:p>
          </table:table-cell>
          <table:table-cell office:value-type="float" office:value="0.161675">
            <text:p>0.161675</text:p>
          </table:table-cell>
          <table:table-cell office:value-type="float" office:value="0.0884717">
            <text:p>0.0884717</text:p>
          </table:table-cell>
          <table:table-cell office:value-type="float" office:value="-0.223034">
            <text:p>-0.223034</text:p>
          </table:table-cell>
          <table:table-cell office:value-type="float" office:value="-0.000334551">
            <text:p>-0.000334551</text:p>
          </table:table-cell>
          <table:table-cell table:style-name="ce1" office:value-type="string">
            <text:p>-2.55223e-05</text:p>
          </table:table-cell>
          <table:table-cell office:value-type="float" office:value="0.0136458">
            <text:p>0.0136458</text:p>
          </table:table-cell>
          <table:table-cell office:value-type="float" office:value="-0.0118066">
            <text:p>-0.0118066</text:p>
          </table:table-cell>
          <table:table-cell office:value-type="float" office:value="0.133215">
            <text:p>0.133215</text:p>
          </table:table-cell>
          <table:table-cell office:value-type="float" office:value="0.373821">
            <text:p>0.373821</text:p>
          </table:table-cell>
          <table:table-cell office:value-type="float" office:value="0.067264">
            <text:p>0.067264</text:p>
          </table:table-cell>
          <table:table-cell/>
          <table:table-cell office:value-type="float" office:value="6.47347">
            <text:p>6.47347</text:p>
          </table:table-cell>
          <table:table-cell office:value-type="float" office:value="0.330171">
            <text:p>0.330171</text:p>
          </table:table-cell>
          <table:table-cell office:value-type="float" office:value="-0.21649">
            <text:p>-0.21649</text:p>
          </table:table-cell>
          <table:table-cell office:value-type="float" office:value="0.881938">
            <text:p>0.881938</text:p>
          </table:table-cell>
          <table:table-cell office:value-type="float" office:value="0.203542">
            <text:p>0.203542</text:p>
          </table:table-cell>
          <table:table-cell office:value-type="float" office:value="0.0655253">
            <text:p>0.0655253</text:p>
          </table:table-cell>
          <table:table-cell office:value-type="float" office:value="-0.298091">
            <text:p>-0.298091</text:p>
          </table:table-cell>
          <table:table-cell office:value-type="float" office:value="0.00426486">
            <text:p>0.00426486</text:p>
          </table:table-cell>
          <table:table-cell office:value-type="float" office:value="0.0654912">
            <text:p>0.0654912</text:p>
          </table:table-cell>
          <table:table-cell office:value-type="float" office:value="0.057864">
            <text:p>0.057864</text:p>
          </table:table-cell>
          <table:table-cell office:value-type="float" office:value="0.00762469">
            <text:p>0.00762469</text:p>
          </table:table-cell>
          <table:table-cell office:value-type="float" office:value="-0.0544674">
            <text:p>-0.0544674</text:p>
          </table:table-cell>
          <table:table-cell office:value-type="float" office:value="0.0104825">
            <text:p>0.0104825</text:p>
          </table:table-cell>
          <table:table-cell office:value-type="float" office:value="0.00670011">
            <text:p>0.00670011</text:p>
          </table:table-cell>
          <table:table-cell/>
          <table:table-cell office:value-type="float" office:value="5.93444">
            <text:p>5.93444</text:p>
          </table:table-cell>
          <table:table-cell office:value-type="float" office:value="0.250896">
            <text:p>0.250896</text:p>
          </table:table-cell>
          <table:table-cell office:value-type="float" office:value="-0.138726">
            <text:p>-0.138726</text:p>
          </table:table-cell>
          <table:table-cell office:value-type="float" office:value="0.666605">
            <text:p>0.666605</text:p>
          </table:table-cell>
          <table:table-cell office:value-type="float" office:value="0.246555">
            <text:p>0.246555</text:p>
          </table:table-cell>
          <table:table-cell office:value-type="float" office:value="0.0638823">
            <text:p>0.0638823</text:p>
          </table:table-cell>
          <table:table-cell office:value-type="float" office:value="-0.186177">
            <text:p>-0.186177</text:p>
          </table:table-cell>
          <table:table-cell office:value-type="float" office:value="-0.00470928">
            <text:p>-0.00470928</text:p>
          </table:table-cell>
          <table:table-cell office:value-type="float" office:value="0.0467642">
            <text:p>0.0467642</text:p>
          </table:table-cell>
          <table:table-cell office:value-type="float" office:value="0.0510632">
            <text:p>0.0510632</text:p>
          </table:table-cell>
          <table:table-cell office:value-type="float" office:value="-0.00136325">
            <text:p>-0.00136325</text:p>
          </table:table-cell>
          <table:table-cell office:value-type="float" office:value="0.00704853">
            <text:p>0.00704853</text:p>
          </table:table-cell>
          <table:table-cell office:value-type="float" office:value="0.0500192">
            <text:p>0.0500192</text:p>
          </table:table-cell>
          <table:table-cell office:value-type="float" office:value="0.024033">
            <text:p>0.024033</text:p>
          </table:table-cell>
        </table:table-row>
        <table:table-row table:style-name="ro4">
          <table:table-cell office:value-type="float" office:value="7.20932">
            <text:p>7.20932</text:p>
          </table:table-cell>
          <table:table-cell office:value-type="float" office:value="0.38578">
            <text:p>0.38578</text:p>
          </table:table-cell>
          <table:table-cell office:value-type="float" office:value="-0.274745">
            <text:p>-0.274745</text:p>
          </table:table-cell>
          <table:table-cell office:value-type="float" office:value="0.933795">
            <text:p>0.933795</text:p>
          </table:table-cell>
          <table:table-cell office:value-type="float" office:value="0.167234">
            <text:p>0.167234</text:p>
          </table:table-cell>
          <table:table-cell office:value-type="float" office:value="0.0456781">
            <text:p>0.0456781</text:p>
          </table:table-cell>
          <table:table-cell office:value-type="float" office:value="-0.299825">
            <text:p>-0.299825</text:p>
          </table:table-cell>
          <table:table-cell office:value-type="float" office:value="-0.0100918">
            <text:p>-0.0100918</text:p>
          </table:table-cell>
          <table:table-cell office:value-type="float" office:value="0.0781906">
            <text:p>0.0781906</text:p>
          </table:table-cell>
          <table:table-cell office:value-type="float" office:value="0.0934877">
            <text:p>0.0934877</text:p>
          </table:table-cell>
          <table:table-cell office:value-type="float" office:value="-0.00807077">
            <text:p>-0.00807077</text:p>
          </table:table-cell>
          <table:table-cell office:value-type="float" office:value="-0.248039">
            <text:p>-0.248039</text:p>
          </table:table-cell>
          <table:table-cell office:value-type="float" office:value="-0.173999">
            <text:p>-0.173999</text:p>
          </table:table-cell>
          <table:table-cell office:value-type="float" office:value="-0.126735">
            <text:p>-0.126735</text:p>
          </table:table-cell>
          <table:table-cell/>
          <table:table-cell office:value-type="float" office:value="7.00582">
            <text:p>7.00582</text:p>
          </table:table-cell>
          <table:table-cell office:value-type="float" office:value="0.330883">
            <text:p>0.330883</text:p>
          </table:table-cell>
          <table:table-cell office:value-type="float" office:value="-0.104965">
            <text:p>-0.104965</text:p>
          </table:table-cell>
          <table:table-cell office:value-type="float" office:value="0.862086">
            <text:p>0.862086</text:p>
          </table:table-cell>
          <table:table-cell office:value-type="float" office:value="0.148557">
            <text:p>0.148557</text:p>
          </table:table-cell>
          <table:table-cell office:value-type="float" office:value="0.0315617">
            <text:p>0.0315617</text:p>
          </table:table-cell>
          <table:table-cell office:value-type="float" office:value="-0.162234">
            <text:p>-0.162234</text:p>
          </table:table-cell>
          <table:table-cell office:value-type="float" office:value="-0.0231106">
            <text:p>-0.0231106</text:p>
          </table:table-cell>
          <table:table-cell office:value-type="float" office:value="0.000840494">
            <text:p>0.000840494</text:p>
          </table:table-cell>
          <table:table-cell office:value-type="float" office:value="0.0792134">
            <text:p>0.0792134</text:p>
          </table:table-cell>
          <table:table-cell office:value-type="float" office:value="0.00275319">
            <text:p>0.00275319</text:p>
          </table:table-cell>
          <table:table-cell office:value-type="float" office:value="0.0285817">
            <text:p>0.0285817</text:p>
          </table:table-cell>
          <table:table-cell office:value-type="float" office:value="0.0418729">
            <text:p>0.0418729</text:p>
          </table:table-cell>
          <table:table-cell office:value-type="float" office:value="0.127494">
            <text:p>0.127494</text:p>
          </table:table-cell>
          <table:table-cell/>
          <table:table-cell office:value-type="float" office:value="7.73962">
            <text:p>7.73962</text:p>
          </table:table-cell>
          <table:table-cell office:value-type="float" office:value="0.390885">
            <text:p>0.390885</text:p>
          </table:table-cell>
          <table:table-cell office:value-type="float" office:value="-0.148343">
            <text:p>-0.148343</text:p>
          </table:table-cell>
          <table:table-cell office:value-type="float" office:value="0.838642">
            <text:p>0.838642</text:p>
          </table:table-cell>
          <table:table-cell office:value-type="float" office:value="0.151525">
            <text:p>0.151525</text:p>
          </table:table-cell>
          <table:table-cell office:value-type="float" office:value="0.0833419">
            <text:p>0.0833419</text:p>
          </table:table-cell>
          <table:table-cell office:value-type="float" office:value="-0.206363">
            <text:p>-0.206363</text:p>
          </table:table-cell>
          <table:table-cell office:value-type="float" office:value="0.00199001">
            <text:p>0.00199001</text:p>
          </table:table-cell>
          <table:table-cell office:value-type="float" office:value="0.0354013">
            <text:p>0.0354013</text:p>
          </table:table-cell>
          <table:table-cell office:value-type="float" office:value="0.113059">
            <text:p>0.113059</text:p>
          </table:table-cell>
          <table:table-cell office:value-type="float" office:value="0.00608144">
            <text:p>0.00608144</text:p>
          </table:table-cell>
          <table:table-cell office:value-type="float" office:value="-0.243831">
            <text:p>-0.243831</text:p>
          </table:table-cell>
          <table:table-cell office:value-type="float" office:value="-0.144446">
            <text:p>-0.144446</text:p>
          </table:table-cell>
          <table:table-cell office:value-type="float" office:value="0.00253854">
            <text:p>0.00253854</text:p>
          </table:table-cell>
          <table:table-cell/>
          <table:table-cell office:value-type="float" office:value="6.90998">
            <text:p>6.90998</text:p>
          </table:table-cell>
          <table:table-cell office:value-type="float" office:value="0.348381">
            <text:p>0.348381</text:p>
          </table:table-cell>
          <table:table-cell office:value-type="float" office:value="-0.189235">
            <text:p>-0.189235</text:p>
          </table:table-cell>
          <table:table-cell office:value-type="float" office:value="0.886543">
            <text:p>0.886543</text:p>
          </table:table-cell>
          <table:table-cell office:value-type="float" office:value="0.182825">
            <text:p>0.182825</text:p>
          </table:table-cell>
          <table:table-cell office:value-type="float" office:value="0.0570748">
            <text:p>0.0570748</text:p>
          </table:table-cell>
          <table:table-cell office:value-type="float" office:value="-0.288073">
            <text:p>-0.288073</text:p>
          </table:table-cell>
          <table:table-cell office:value-type="float" office:value="-0.00911737">
            <text:p>-0.00911737</text:p>
          </table:table-cell>
          <table:table-cell office:value-type="float" office:value="0.0417155">
            <text:p>0.0417155</text:p>
          </table:table-cell>
          <table:table-cell office:value-type="float" office:value="0.0624397">
            <text:p>0.0624397</text:p>
          </table:table-cell>
          <table:table-cell office:value-type="float" office:value="0.0105494">
            <text:p>0.0105494</text:p>
          </table:table-cell>
          <table:table-cell office:value-type="float" office:value="-0.481084">
            <text:p>-0.481084</text:p>
          </table:table-cell>
          <table:table-cell office:value-type="float" office:value="-0.262839">
            <text:p>-0.262839</text:p>
          </table:table-cell>
          <table:table-cell office:value-type="float" office:value="-0.553404">
            <text:p>-0.553404</text:p>
          </table:table-cell>
          <table:table-cell/>
          <table:table-cell office:value-type="float" office:value="6.17969">
            <text:p>6.17969</text:p>
          </table:table-cell>
          <table:table-cell office:value-type="float" office:value="0.262788">
            <text:p>0.262788</text:p>
          </table:table-cell>
          <table:table-cell table:style-name="ce1" office:value-type="float" office:value="-0.123195">
            <text:p>-0.123195</text:p>
          </table:table-cell>
          <table:table-cell office:value-type="float" office:value="0.667716">
            <text:p>0.667716</text:p>
          </table:table-cell>
          <table:table-cell office:value-type="float" office:value="0.232694">
            <text:p>0.232694</text:p>
          </table:table-cell>
          <table:table-cell office:value-type="float" office:value="0.0693127">
            <text:p>0.0693127</text:p>
          </table:table-cell>
          <table:table-cell office:value-type="float" office:value="-0.176462">
            <text:p>-0.176462</text:p>
          </table:table-cell>
          <table:table-cell office:value-type="float" office:value="-0.00446281">
            <text:p>-0.00446281</text:p>
          </table:table-cell>
          <table:table-cell office:value-type="float" office:value="0.0484927">
            <text:p>0.0484927</text:p>
          </table:table-cell>
          <table:table-cell office:value-type="float" office:value="0.06333">
            <text:p>0.06333</text:p>
          </table:table-cell>
          <table:table-cell office:value-type="float" office:value="0.00453066">
            <text:p>0.00453066</text:p>
          </table:table-cell>
          <table:table-cell office:value-type="float" office:value="-0.084336">
            <text:p>-0.084336</text:p>
          </table:table-cell>
          <table:table-cell table:style-name="ce1" office:value-type="float" office:value="-0.0603041">
            <text:p>-0.0603041</text:p>
          </table:table-cell>
          <table:table-cell office:value-type="float" office:value="-0.0163067">
            <text:p>-0.0163067</text:p>
          </table:table-cell>
        </table:table-row>
        <table:table-row table:style-name="ro4">
          <table:table-cell office:value-type="float" office:value="7.47672">
            <text:p>7.47672</text:p>
          </table:table-cell>
          <table:table-cell office:value-type="float" office:value="0.388953">
            <text:p>0.388953</text:p>
          </table:table-cell>
          <table:table-cell office:value-type="float" office:value="-0.262188">
            <text:p>-0.262188</text:p>
          </table:table-cell>
          <table:table-cell office:value-type="float" office:value="0.922575">
            <text:p>0.922575</text:p>
          </table:table-cell>
          <table:table-cell office:value-type="float" office:value="0.156501">
            <text:p>0.156501</text:p>
          </table:table-cell>
          <table:table-cell office:value-type="float" office:value="0.0527748">
            <text:p>0.0527748</text:p>
          </table:table-cell>
          <table:table-cell office:value-type="float" office:value="-0.284774">
            <text:p>-0.284774</text:p>
          </table:table-cell>
          <table:table-cell office:value-type="float" office:value="-0.0146917">
            <text:p>-0.0146917</text:p>
          </table:table-cell>
          <table:table-cell office:value-type="float" office:value="0.0118666">
            <text:p>0.0118666</text:p>
          </table:table-cell>
          <table:table-cell office:value-type="float" office:value="0.0469615">
            <text:p>0.0469615</text:p>
          </table:table-cell>
          <table:table-cell office:value-type="float" office:value="-0.0419589">
            <text:p>-0.0419589</text:p>
          </table:table-cell>
          <table:table-cell office:value-type="float" office:value="0.109744">
            <text:p>0.109744</text:p>
          </table:table-cell>
          <table:table-cell office:value-type="float" office:value="0.113121">
            <text:p>0.113121</text:p>
          </table:table-cell>
          <table:table-cell office:value-type="float" office:value="0.093363">
            <text:p>0.093363</text:p>
          </table:table-cell>
          <table:table-cell/>
          <table:table-cell office:value-type="float" office:value="7.10945">
            <text:p>7.10945</text:p>
          </table:table-cell>
          <table:table-cell office:value-type="float" office:value="0.331277">
            <text:p>0.331277</text:p>
          </table:table-cell>
          <table:table-cell office:value-type="float" office:value="-0.096307">
            <text:p>-0.096307</text:p>
          </table:table-cell>
          <table:table-cell office:value-type="float" office:value="0.863741">
            <text:p>0.863741</text:p>
          </table:table-cell>
          <table:table-cell office:value-type="float" office:value="0.144425">
            <text:p>0.144425</text:p>
          </table:table-cell>
          <table:table-cell office:value-type="float" office:value="0.0273397">
            <text:p>0.0273397</text:p>
          </table:table-cell>
          <table:table-cell office:value-type="float" office:value="-0.158373">
            <text:p>-0.158373</text:p>
          </table:table-cell>
          <table:table-cell office:value-type="float" office:value="-0.0254072">
            <text:p>-0.0254072</text:p>
          </table:table-cell>
          <table:table-cell office:value-type="float" office:value="0.00380224">
            <text:p>0.00380224</text:p>
          </table:table-cell>
          <table:table-cell office:value-type="float" office:value="0.0835525">
            <text:p>0.0835525</text:p>
          </table:table-cell>
          <table:table-cell office:value-type="float" office:value="0.0159647">
            <text:p>0.0159647</text:p>
          </table:table-cell>
          <table:table-cell office:value-type="float" office:value="-0.0696897">
            <text:p>-0.0696897</text:p>
          </table:table-cell>
          <table:table-cell office:value-type="float" office:value="-0.0760275">
            <text:p>-0.0760275</text:p>
          </table:table-cell>
          <table:table-cell office:value-type="float" office:value="-0.032068">
            <text:p>-0.032068</text:p>
          </table:table-cell>
          <table:table-cell/>
          <table:table-cell office:value-type="float" office:value="7.90793">
            <text:p>7.90793</text:p>
          </table:table-cell>
          <table:table-cell office:value-type="float" office:value="0.389936">
            <text:p>0.389936</text:p>
          </table:table-cell>
          <table:table-cell office:value-type="float" office:value="-0.133406">
            <text:p>-0.133406</text:p>
          </table:table-cell>
          <table:table-cell office:value-type="float" office:value="0.839738">
            <text:p>0.839738</text:p>
          </table:table-cell>
          <table:table-cell office:value-type="float" office:value="0.145432">
            <text:p>0.145432</text:p>
          </table:table-cell>
          <table:table-cell office:value-type="float" office:value="0.0783823">
            <text:p>0.0783823</text:p>
          </table:table-cell>
          <table:table-cell office:value-type="float" office:value="-0.193848">
            <text:p>-0.193848</text:p>
          </table:table-cell>
          <table:table-cell office:value-type="float" office:value="-0.00297205">
            <text:p>-0.00297205</text:p>
          </table:table-cell>
          <table:table-cell office:value-type="float" office:value="-0.00563945">
            <text:p>-0.00563945</text:p>
          </table:table-cell>
          <table:table-cell office:value-type="float" office:value="0.0887462">
            <text:p>0.0887462</text:p>
          </table:table-cell>
          <table:table-cell office:value-type="float" office:value="0.00650872">
            <text:p>0.00650872</text:p>
          </table:table-cell>
          <table:table-cell office:value-type="float" office:value="-0.197695">
            <text:p>-0.197695</text:p>
          </table:table-cell>
          <table:table-cell office:value-type="float" office:value="-0.10795">
            <text:p>-0.10795</text:p>
          </table:table-cell>
          <table:table-cell office:value-type="float" office:value="-0.183492">
            <text:p>-0.183492</text:p>
          </table:table-cell>
          <table:table-cell/>
          <table:table-cell office:value-type="float" office:value="7.0075">
            <text:p>7.0075</text:p>
          </table:table-cell>
          <table:table-cell office:value-type="float" office:value="0.347873">
            <text:p>0.347873</text:p>
          </table:table-cell>
          <table:table-cell office:value-type="float" office:value="-0.185645">
            <text:p>-0.185645</text:p>
          </table:table-cell>
          <table:table-cell office:value-type="float" office:value="0.882309">
            <text:p>0.882309</text:p>
          </table:table-cell>
          <table:table-cell office:value-type="float" office:value="0.178493">
            <text:p>0.178493</text:p>
          </table:table-cell>
          <table:table-cell office:value-type="float" office:value="0.0758963">
            <text:p>0.0758963</text:p>
          </table:table-cell>
          <table:table-cell office:value-type="float" office:value="-0.265188">
            <text:p>-0.265188</text:p>
          </table:table-cell>
          <table:table-cell office:value-type="float" office:value="0.00838334">
            <text:p>0.00838334</text:p>
          </table:table-cell>
          <table:table-cell office:value-type="float" office:value="-0.0052017">
            <text:p>-0.0052017</text:p>
          </table:table-cell>
          <table:table-cell office:value-type="float" office:value="0.0368066">
            <text:p>0.0368066</text:p>
          </table:table-cell>
          <table:table-cell office:value-type="float" office:value="-0.0434208">
            <text:p>-0.0434208</text:p>
          </table:table-cell>
          <table:table-cell office:value-type="float" office:value="0.194785">
            <text:p>0.194785</text:p>
          </table:table-cell>
          <table:table-cell office:value-type="float" office:value="0.354908">
            <text:p>0.354908</text:p>
          </table:table-cell>
          <table:table-cell office:value-type="float" office:value="0.140554">
            <text:p>0.140554</text:p>
          </table:table-cell>
          <table:table-cell/>
          <table:table-cell office:value-type="float" office:value="6.40337">
            <text:p>6.40337</text:p>
          </table:table-cell>
          <table:table-cell office:value-type="float" office:value="0.269415">
            <text:p>0.269415</text:p>
          </table:table-cell>
          <table:table-cell office:value-type="float" office:value="-0.112046">
            <text:p>-0.112046</text:p>
          </table:table-cell>
          <table:table-cell office:value-type="float" office:value="0.667914">
            <text:p>0.667914</text:p>
          </table:table-cell>
          <table:table-cell office:value-type="float" office:value="0.220732">
            <text:p>0.220732</text:p>
          </table:table-cell>
          <table:table-cell office:value-type="float" office:value="0.0722634">
            <text:p>0.0722634</text:p>
          </table:table-cell>
          <table:table-cell office:value-type="float" office:value="-0.165995">
            <text:p>-0.165995</text:p>
          </table:table-cell>
          <table:table-cell office:value-type="float" office:value="-0.00562279">
            <text:p>-0.00562279</text:p>
          </table:table-cell>
          <table:table-cell office:value-type="float" office:value="0.0296279">
            <text:p>0.0296279</text:p>
          </table:table-cell>
          <table:table-cell office:value-type="float" office:value="0.0498407">
            <text:p>0.0498407</text:p>
          </table:table-cell>
          <table:table-cell office:value-type="float" office:value="0.000883067">
            <text:p>0.000883067</text:p>
          </table:table-cell>
          <table:table-cell office:value-type="float" office:value="-0.0678816">
            <text:p>-0.0678816</text:p>
          </table:table-cell>
          <table:table-cell office:value-type="float" office:value="0.010752">
            <text:p>0.010752</text:p>
          </table:table-cell>
          <table:table-cell office:value-type="float" office:value="-0.0467686">
            <text:p>-0.0467686</text:p>
          </table:table-cell>
        </table:table-row>
        <table:table-row table:style-name="ro4">
          <table:table-cell office:value-type="float" office:value="7.7647">
            <text:p>7.7647</text:p>
          </table:table-cell>
          <table:table-cell office:value-type="float" office:value="0.401472">
            <text:p>0.401472</text:p>
          </table:table-cell>
          <table:table-cell office:value-type="float" office:value="-0.239282">
            <text:p>-0.239282</text:p>
          </table:table-cell>
          <table:table-cell office:value-type="float" office:value="0.918235">
            <text:p>0.918235</text:p>
          </table:table-cell>
          <table:table-cell office:value-type="float" office:value="0.145711">
            <text:p>0.145711</text:p>
          </table:table-cell>
          <table:table-cell office:value-type="float" office:value="0.0587195">
            <text:p>0.0587195</text:p>
          </table:table-cell>
          <table:table-cell office:value-type="float" office:value="-0.264149">
            <text:p>-0.264149</text:p>
          </table:table-cell>
          <table:table-cell office:value-type="float" office:value="-0.0193829">
            <text:p>-0.0193829</text:p>
          </table:table-cell>
          <table:table-cell office:value-type="float" office:value="0.0434713">
            <text:p>0.0434713</text:p>
          </table:table-cell>
          <table:table-cell office:value-type="float" office:value="0.0795388">
            <text:p>0.0795388</text:p>
          </table:table-cell>
          <table:table-cell office:value-type="float" office:value="-0.0150717">
            <text:p>-0.0150717</text:p>
          </table:table-cell>
          <table:table-cell office:value-type="float" office:value="-0.0506277">
            <text:p>-0.0506277</text:p>
          </table:table-cell>
          <table:table-cell office:value-type="float" office:value="0.0816587">
            <text:p>0.0816587</text:p>
          </table:table-cell>
          <table:table-cell office:value-type="float" office:value="-0.0208906">
            <text:p>-0.0208906</text:p>
          </table:table-cell>
          <table:table-cell/>
          <table:table-cell office:value-type="float" office:value="7.54341">
            <text:p>7.54341</text:p>
          </table:table-cell>
          <table:table-cell office:value-type="float" office:value="0.319803">
            <text:p>0.319803</text:p>
          </table:table-cell>
          <table:table-cell office:value-type="float" office:value="-0.0743661">
            <text:p>-0.0743661</text:p>
          </table:table-cell>
          <table:table-cell office:value-type="float" office:value="0.86463">
            <text:p>0.86463</text:p>
          </table:table-cell>
          <table:table-cell office:value-type="float" office:value="0.128336">
            <text:p>0.128336</text:p>
          </table:table-cell>
          <table:table-cell office:value-type="float" office:value="0.0108716">
            <text:p>0.0108716</text:p>
          </table:table-cell>
          <table:table-cell office:value-type="float" office:value="-0.14709">
            <text:p>-0.14709</text:p>
          </table:table-cell>
          <table:table-cell office:value-type="float" office:value="-0.0244552">
            <text:p>-0.0244552</text:p>
          </table:table-cell>
          <table:table-cell office:value-type="float" office:value="-0.0264406">
            <text:p>-0.0264406</text:p>
          </table:table-cell>
          <table:table-cell office:value-type="float" office:value="0.0505593">
            <text:p>0.0505593</text:p>
          </table:table-cell>
          <table:table-cell office:value-type="float" office:value="0.00204829">
            <text:p>0.00204829</text:p>
          </table:table-cell>
          <table:table-cell office:value-type="float" office:value="0.0416755">
            <text:p>0.0416755</text:p>
          </table:table-cell>
          <table:table-cell office:value-type="float" office:value="-0.166166">
            <text:p>-0.166166</text:p>
          </table:table-cell>
          <table:table-cell office:value-type="float" office:value="-0.0241529">
            <text:p>-0.0241529</text:p>
          </table:table-cell>
          <table:table-cell/>
          <table:table-cell office:value-type="float" office:value="8.13963">
            <text:p>8.13963</text:p>
          </table:table-cell>
          <table:table-cell office:value-type="float" office:value="0.378016">
            <text:p>0.378016</text:p>
          </table:table-cell>
          <table:table-cell office:value-type="float" office:value="-0.118639">
            <text:p>-0.118639</text:p>
          </table:table-cell>
          <table:table-cell office:value-type="float" office:value="0.831395">
            <text:p>0.831395</text:p>
          </table:table-cell>
          <table:table-cell office:value-type="float" office:value="0.137445">
            <text:p>0.137445</text:p>
          </table:table-cell>
          <table:table-cell office:value-type="float" office:value="0.0708135">
            <text:p>0.0708135</text:p>
          </table:table-cell>
          <table:table-cell office:value-type="float" office:value="-0.189744">
            <text:p>-0.189744</text:p>
          </table:table-cell>
          <table:table-cell office:value-type="float" office:value="-0.000544629">
            <text:p>-0.000544629</text:p>
          </table:table-cell>
          <table:table-cell office:value-type="float" office:value="-0.0514448">
            <text:p>-0.0514448</text:p>
          </table:table-cell>
          <table:table-cell office:value-type="float" office:value="0.0637345">
            <text:p>0.0637345</text:p>
          </table:table-cell>
          <table:table-cell office:value-type="float" office:value="-0.0360058">
            <text:p>-0.0360058</text:p>
          </table:table-cell>
          <table:table-cell office:value-type="float" office:value="0.0982062">
            <text:p>0.0982062</text:p>
          </table:table-cell>
          <table:table-cell office:value-type="float" office:value="-0.274545">
            <text:p>-0.274545</text:p>
          </table:table-cell>
          <table:table-cell office:value-type="float" office:value="0.169923">
            <text:p>0.169923</text:p>
          </table:table-cell>
          <table:table-cell/>
          <table:table-cell office:value-type="float" office:value="7.13973">
            <text:p>7.13973</text:p>
          </table:table-cell>
          <table:table-cell office:value-type="float" office:value="0.350591">
            <text:p>0.350591</text:p>
          </table:table-cell>
          <table:table-cell office:value-type="float" office:value="-0.174573">
            <text:p>-0.174573</text:p>
          </table:table-cell>
          <table:table-cell office:value-type="float" office:value="0.879025">
            <text:p>0.879025</text:p>
          </table:table-cell>
          <table:table-cell office:value-type="float" office:value="0.172782">
            <text:p>0.172782</text:p>
          </table:table-cell>
          <table:table-cell office:value-type="float" office:value="0.0721396">
            <text:p>0.0721396</text:p>
          </table:table-cell>
          <table:table-cell office:value-type="float" office:value="-0.262865">
            <text:p>-0.262865</text:p>
          </table:table-cell>
          <table:table-cell office:value-type="float" office:value="0.00623167">
            <text:p>0.00623167</text:p>
          </table:table-cell>
          <table:table-cell office:value-type="float" office:value="0.0205539">
            <text:p>0.0205539</text:p>
          </table:table-cell>
          <table:table-cell office:value-type="float" office:value="0.0837347">
            <text:p>0.0837347</text:p>
          </table:table-cell>
          <table:table-cell office:value-type="float" office:value="-0.0248359">
            <text:p>-0.0248359</text:p>
          </table:table-cell>
          <table:table-cell office:value-type="float" office:value="0.023372">
            <text:p>0.023372</text:p>
          </table:table-cell>
          <table:table-cell office:value-type="float" office:value="0.0637909">
            <text:p>0.0637909</text:p>
          </table:table-cell>
          <table:table-cell office:value-type="float" office:value="0.106315">
            <text:p>0.106315</text:p>
          </table:table-cell>
          <table:table-cell/>
          <table:table-cell office:value-type="float" office:value="6.75142">
            <text:p>6.75142</text:p>
          </table:table-cell>
          <table:table-cell office:value-type="float" office:value="0.271504">
            <text:p>0.271504</text:p>
          </table:table-cell>
          <table:table-cell office:value-type="float" office:value="-0.0933968">
            <text:p>-0.0933968</text:p>
          </table:table-cell>
          <table:table-cell office:value-type="float" office:value="0.662556">
            <text:p>0.662556</text:p>
          </table:table-cell>
          <table:table-cell office:value-type="float" office:value="0.20333">
            <text:p>0.20333</text:p>
          </table:table-cell>
          <table:table-cell office:value-type="float" office:value="0.072117">
            <text:p>0.072117</text:p>
          </table:table-cell>
          <table:table-cell office:value-type="float" office:value="-0.14984">
            <text:p>-0.14984</text:p>
          </table:table-cell>
          <table:table-cell office:value-type="float" office:value="-0.0102672">
            <text:p>-0.0102672</text:p>
          </table:table-cell>
          <table:table-cell office:value-type="float" office:value="0.00600197">
            <text:p>0.00600197</text:p>
          </table:table-cell>
          <table:table-cell office:value-type="float" office:value="0.0535829">
            <text:p>0.0535829</text:p>
          </table:table-cell>
          <table:table-cell office:value-type="float" office:value="-0.0153946">
            <text:p>-0.0153946</text:p>
          </table:table-cell>
          <table:table-cell office:value-type="float" office:value="0.0270533">
            <text:p>0.0270533</text:p>
          </table:table-cell>
          <table:table-cell office:value-type="float" office:value="0.0221122">
            <text:p>0.0221122</text:p>
          </table:table-cell>
          <table:table-cell office:value-type="float" office:value="0.0029238">
            <text:p>0.0029238</text:p>
          </table:table-cell>
        </table:table-row>
        <table:table-row table:style-name="ro4">
          <table:table-cell office:value-type="float" office:value="8.143">
            <text:p>8.143</text:p>
          </table:table-cell>
          <table:table-cell office:value-type="float" office:value="0.410672">
            <text:p>0.410672</text:p>
          </table:table-cell>
          <table:table-cell office:value-type="float" office:value="-0.197506">
            <text:p>-0.197506</text:p>
          </table:table-cell>
          <table:table-cell office:value-type="float" office:value="0.909543">
            <text:p>0.909543</text:p>
          </table:table-cell>
          <table:table-cell office:value-type="float" office:value="0.132659">
            <text:p>0.132659</text:p>
          </table:table-cell>
          <table:table-cell office:value-type="float" office:value="0.0563236">
            <text:p>0.0563236</text:p>
          </table:table-cell>
          <table:table-cell office:value-type="float" office:value="-0.237537">
            <text:p>-0.237537</text:p>
          </table:table-cell>
          <table:table-cell office:value-type="float" office:value="-0.0274663">
            <text:p>-0.0274663</text:p>
          </table:table-cell>
          <table:table-cell office:value-type="float" office:value="0.0243187">
            <text:p>0.0243187</text:p>
          </table:table-cell>
          <table:table-cell office:value-type="float" office:value="0.11043">
            <text:p>0.11043</text:p>
          </table:table-cell>
          <table:table-cell office:value-type="float" office:value="-0.0229747">
            <text:p>-0.0229747</text:p>
          </table:table-cell>
          <table:table-cell office:value-type="float" office:value="-0.20451">
            <text:p>-0.20451</text:p>
          </table:table-cell>
          <table:table-cell office:value-type="float" office:value="-0.269975">
            <text:p>-0.269975</text:p>
          </table:table-cell>
          <table:table-cell office:value-type="float" office:value="-0.0339084">
            <text:p>-0.0339084</text:p>
          </table:table-cell>
          <table:table-cell/>
          <table:table-cell office:value-type="float" office:value="7.67196">
            <text:p>7.67196</text:p>
          </table:table-cell>
          <table:table-cell office:value-type="float" office:value="0.317093">
            <text:p>0.317093</text:p>
          </table:table-cell>
          <table:table-cell office:value-type="float" office:value="-0.0706126">
            <text:p>-0.0706126</text:p>
          </table:table-cell>
          <table:table-cell office:value-type="float" office:value="0.864494">
            <text:p>0.864494</text:p>
          </table:table-cell>
          <table:table-cell office:value-type="float" office:value="0.123923">
            <text:p>0.123923</text:p>
          </table:table-cell>
          <table:table-cell office:value-type="float" office:value="0.00376884">
            <text:p>0.00376884</text:p>
          </table:table-cell>
          <table:table-cell office:value-type="float" office:value="-0.138206">
            <text:p>-0.138206</text:p>
          </table:table-cell>
          <table:table-cell office:value-type="float" office:value="-0.023879">
            <text:p>-0.023879</text:p>
          </table:table-cell>
          <table:table-cell office:value-type="float" office:value="-0.0210834">
            <text:p>-0.0210834</text:p>
          </table:table-cell>
          <table:table-cell office:value-type="float" office:value="0.0291993">
            <text:p>0.0291993</text:p>
          </table:table-cell>
          <table:table-cell office:value-type="float" office:value="-0.00105646">
            <text:p>-0.00105646</text:p>
          </table:table-cell>
          <table:table-cell office:value-type="float" office:value="-0.0531992">
            <text:p>-0.0531992</text:p>
          </table:table-cell>
          <table:table-cell office:value-type="float" office:value="0.0796287">
            <text:p>0.0796287</text:p>
          </table:table-cell>
          <table:table-cell office:value-type="float" office:value="-0.00333387">
            <text:p>-0.00333387</text:p>
          </table:table-cell>
          <table:table-cell/>
          <table:table-cell office:value-type="float" office:value="8.23957">
            <text:p>8.23957</text:p>
          </table:table-cell>
          <table:table-cell office:value-type="float" office:value="0.373856">
            <text:p>0.373856</text:p>
          </table:table-cell>
          <table:table-cell office:value-type="float" office:value="-0.115011">
            <text:p>-0.115011</text:p>
          </table:table-cell>
          <table:table-cell office:value-type="float" office:value="0.829494">
            <text:p>0.829494</text:p>
          </table:table-cell>
          <table:table-cell office:value-type="float" office:value="0.134136">
            <text:p>0.134136</text:p>
          </table:table-cell>
          <table:table-cell office:value-type="float" office:value="0.0603835">
            <text:p>0.0603835</text:p>
          </table:table-cell>
          <table:table-cell office:value-type="float" office:value="-0.175942">
            <text:p>-0.175942</text:p>
          </table:table-cell>
          <table:table-cell office:value-type="float" office:value="-0.00545293">
            <text:p>-0.00545293</text:p>
          </table:table-cell>
          <table:table-cell office:value-type="float" office:value="-0.0416298">
            <text:p>-0.0416298</text:p>
          </table:table-cell>
          <table:table-cell office:value-type="float" office:value="0.0362955">
            <text:p>0.0362955</text:p>
          </table:table-cell>
          <table:table-cell office:value-type="float" office:value="-0.0190232">
            <text:p>-0.0190232</text:p>
          </table:table-cell>
          <table:table-cell office:value-type="float" office:value="-0.0610539">
            <text:p>-0.0610539</text:p>
          </table:table-cell>
          <table:table-cell office:value-type="float" office:value="0.0831331">
            <text:p>0.0831331</text:p>
          </table:table-cell>
          <table:table-cell office:value-type="float" office:value="0.0367163">
            <text:p>0.0367163</text:p>
          </table:table-cell>
          <table:table-cell/>
          <table:table-cell office:value-type="float" office:value="7.33965">
            <text:p>7.33965</text:p>
          </table:table-cell>
          <table:table-cell office:value-type="float" office:value="0.355634">
            <text:p>0.355634</text:p>
          </table:table-cell>
          <table:table-cell office:value-type="float" office:value="-0.155284">
            <text:p>-0.155284</text:p>
          </table:table-cell>
          <table:table-cell office:value-type="float" office:value="0.878309">
            <text:p>0.878309</text:p>
          </table:table-cell>
          <table:table-cell office:value-type="float" office:value="0.164494">
            <text:p>0.164494</text:p>
          </table:table-cell>
          <table:table-cell office:value-type="float" office:value="0.0699644">
            <text:p>0.0699644</text:p>
          </table:table-cell>
          <table:table-cell office:value-type="float" office:value="-0.253222">
            <text:p>-0.253222</text:p>
          </table:table-cell>
          <table:table-cell table:style-name="ce1" office:value-type="float" office:value="0.00292788">
            <text:p>0.00292788</text:p>
          </table:table-cell>
          <table:table-cell office:value-type="float" office:value="0.0252264">
            <text:p>0.0252264</text:p>
          </table:table-cell>
          <table:table-cell office:value-type="float" office:value="0.0964875">
            <text:p>0.0964875</text:p>
          </table:table-cell>
          <table:table-cell office:value-type="float" office:value="-0.00358175">
            <text:p>-0.00358175</text:p>
          </table:table-cell>
          <table:table-cell office:value-type="float" office:value="-0.0891257">
            <text:p>-0.0891257</text:p>
          </table:table-cell>
          <table:table-cell office:value-type="float" office:value="-0.14507">
            <text:p>-0.14507</text:p>
          </table:table-cell>
          <table:table-cell office:value-type="float" office:value="-0.0426889">
            <text:p>-0.0426889</text:p>
          </table:table-cell>
          <table:table-cell/>
          <table:table-cell office:value-type="float" office:value="6.87123">
            <text:p>6.87123</text:p>
          </table:table-cell>
          <table:table-cell office:value-type="float" office:value="0.272612">
            <text:p>0.272612</text:p>
          </table:table-cell>
          <table:table-cell office:value-type="float" office:value="-0.0866596">
            <text:p>-0.0866596</text:p>
          </table:table-cell>
          <table:table-cell office:value-type="float" office:value="0.660753">
            <text:p>0.660753</text:p>
          </table:table-cell>
          <table:table-cell office:value-type="float" office:value="0.197663">
            <text:p>0.197663</text:p>
          </table:table-cell>
          <table:table-cell office:value-type="float" office:value="0.069221">
            <text:p>0.069221</text:p>
          </table:table-cell>
          <table:table-cell office:value-type="float" office:value="-0.145611">
            <text:p>-0.145611</text:p>
          </table:table-cell>
          <table:table-cell office:value-type="float" office:value="-0.0111339">
            <text:p>-0.0111339</text:p>
          </table:table-cell>
          <table:table-cell table:style-name="ce1" office:value-type="float" office:value="0.00924325">
            <text:p>0.00924325</text:p>
          </table:table-cell>
          <table:table-cell office:value-type="float" office:value="0.0562322">
            <text:p>0.0562322</text:p>
          </table:table-cell>
          <table:table-cell office:value-type="float" office:value="-0.0150443">
            <text:p>-0.0150443</text:p>
          </table:table-cell>
          <table:table-cell office:value-type="float" office:value="-0.050991">
            <text:p>-0.050991</text:p>
          </table:table-cell>
          <table:table-cell office:value-type="float" office:value="-0.0209261">
            <text:p>-0.0209261</text:p>
          </table:table-cell>
          <table:table-cell office:value-type="float" office:value="0.024178">
            <text:p>0.024178</text:p>
          </table:table-cell>
        </table:table-row>
        <table:table-row table:style-name="ro4">
          <table:table-cell office:value-type="float" office:value="8.24152">
            <text:p>8.24152</text:p>
          </table:table-cell>
          <table:table-cell office:value-type="float" office:value="0.411082">
            <text:p>0.411082</text:p>
          </table:table-cell>
          <table:table-cell office:value-type="float" office:value="-0.189246">
            <text:p>-0.189246</text:p>
          </table:table-cell>
          <table:table-cell office:value-type="float" office:value="0.906951">
            <text:p>0.906951</text:p>
          </table:table-cell>
          <table:table-cell office:value-type="float" office:value="0.129457">
            <text:p>0.129457</text:p>
          </table:table-cell>
          <table:table-cell office:value-type="float" office:value="0.0603809">
            <text:p>0.0603809</text:p>
          </table:table-cell>
          <table:table-cell office:value-type="float" office:value="-0.225904">
            <text:p>-0.225904</text:p>
          </table:table-cell>
          <table:table-cell office:value-type="float" office:value="-0.0286084">
            <text:p>-0.0286084</text:p>
          </table:table-cell>
          <table:table-cell office:value-type="float" office:value="0.00417036">
            <text:p>0.00417036</text:p>
          </table:table-cell>
          <table:table-cell office:value-type="float" office:value="0.0838326">
            <text:p>0.0838326</text:p>
          </table:table-cell>
          <table:table-cell office:value-type="float" office:value="-0.0263153">
            <text:p>-0.0263153</text:p>
          </table:table-cell>
          <table:table-cell office:value-type="float" office:value="-0.0302088">
            <text:p>-0.0302088</text:p>
          </table:table-cell>
          <table:table-cell office:value-type="float" office:value="-0.0828344">
            <text:p>-0.0828344</text:p>
          </table:table-cell>
          <table:table-cell office:value-type="float" office:value="0.00132159">
            <text:p>0.00132159</text:p>
          </table:table-cell>
          <table:table-cell/>
          <table:table-cell office:value-type="float" office:value="7.83997">
            <text:p>7.83997</text:p>
          </table:table-cell>
          <table:table-cell office:value-type="float" office:value="0.312049">
            <text:p>0.312049</text:p>
          </table:table-cell>
          <table:table-cell office:value-type="float" office:value="-0.0634591">
            <text:p>-0.0634591</text:p>
          </table:table-cell>
          <table:table-cell office:value-type="float" office:value="0.864222">
            <text:p>0.864222</text:p>
          </table:table-cell>
          <table:table-cell office:value-type="float" office:value="0.118384">
            <text:p>0.118384</text:p>
          </table:table-cell>
          <table:table-cell office:value-type="float" office:value="-0.0102574">
            <text:p>-0.0102574</text:p>
          </table:table-cell>
          <table:table-cell office:value-type="float" office:value="-0.122963">
            <text:p>-0.122963</text:p>
          </table:table-cell>
          <table:table-cell office:value-type="float" office:value="-0.0185591">
            <text:p>-0.0185591</text:p>
          </table:table-cell>
          <table:table-cell office:value-type="float" office:value="-0.0300214">
            <text:p>-0.0300214</text:p>
          </table:table-cell>
          <table:table-cell office:value-type="float" office:value="0.0425778">
            <text:p>0.0425778</text:p>
          </table:table-cell>
          <table:table-cell office:value-type="float" office:value="-0.00161659">
            <text:p>-0.00161659</text:p>
          </table:table-cell>
          <table:table-cell office:value-type="float" office:value="-0.233384">
            <text:p>-0.233384</text:p>
          </table:table-cell>
          <table:table-cell office:value-type="float" office:value="0.330698">
            <text:p>0.330698</text:p>
          </table:table-cell>
          <table:table-cell office:value-type="float" office:value="0.152801">
            <text:p>0.152801</text:p>
          </table:table-cell>
          <table:table-cell/>
          <table:table-cell office:value-type="float" office:value="8.47553">
            <text:p>8.47553</text:p>
          </table:table-cell>
          <table:table-cell office:value-type="float" office:value="0.360634">
            <text:p>0.360634</text:p>
          </table:table-cell>
          <table:table-cell office:value-type="float" office:value="-0.101819">
            <text:p>-0.101819</text:p>
          </table:table-cell>
          <table:table-cell office:value-type="float" office:value="0.827049">
            <text:p>0.827049</text:p>
          </table:table-cell>
          <table:table-cell office:value-type="float" office:value="0.126637">
            <text:p>0.126637</text:p>
          </table:table-cell>
          <table:table-cell office:value-type="float" office:value="0.0495765">
            <text:p>0.0495765</text:p>
          </table:table-cell>
          <table:table-cell office:value-type="float" office:value="-0.169332">
            <text:p>-0.169332</text:p>
          </table:table-cell>
          <table:table-cell office:value-type="float" office:value="-0.00648262">
            <text:p>-0.00648262</text:p>
          </table:table-cell>
          <table:table-cell office:value-type="float" office:value="-0.0560358">
            <text:p>-0.0560358</text:p>
          </table:table-cell>
          <table:table-cell office:value-type="float" office:value="0.0559112">
            <text:p>0.0559112</text:p>
          </table:table-cell>
          <table:table-cell office:value-type="float" office:value="-0.0103598">
            <text:p>-0.0103598</text:p>
          </table:table-cell>
          <table:table-cell office:value-type="float" office:value="0.104835">
            <text:p>0.104835</text:p>
          </table:table-cell>
          <table:table-cell office:value-type="float" office:value="-0.0845623">
            <text:p>-0.0845623</text:p>
          </table:table-cell>
          <table:table-cell office:value-type="float" office:value="0.0232941">
            <text:p>0.0232941</text:p>
          </table:table-cell>
          <table:table-cell/>
          <table:table-cell office:value-type="float" office:value="7.7101">
            <text:p>7.7101</text:p>
          </table:table-cell>
          <table:table-cell office:value-type="float" office:value="0.352748">
            <text:p>0.352748</text:p>
          </table:table-cell>
          <table:table-cell office:value-type="float" office:value="-0.139448">
            <text:p>-0.139448</text:p>
          </table:table-cell>
          <table:table-cell office:value-type="float" office:value="0.871123">
            <text:p>0.871123</text:p>
          </table:table-cell>
          <table:table-cell office:value-type="float" office:value="0.150171">
            <text:p>0.150171</text:p>
          </table:table-cell>
          <table:table-cell office:value-type="float" office:value="0.0626243">
            <text:p>0.0626243</text:p>
          </table:table-cell>
          <table:table-cell office:value-type="float" office:value="-0.237525">
            <text:p>-0.237525</text:p>
          </table:table-cell>
          <table:table-cell office:value-type="float" office:value="0.00597364">
            <text:p>0.00597364</text:p>
          </table:table-cell>
          <table:table-cell office:value-type="float" office:value="-0.00779027">
            <text:p>-0.00779027</text:p>
          </table:table-cell>
          <table:table-cell office:value-type="float" office:value="0.0427462">
            <text:p>0.0427462</text:p>
          </table:table-cell>
          <table:table-cell office:value-type="float" office:value="-0.0193958">
            <text:p>-0.0193958</text:p>
          </table:table-cell>
          <table:table-cell office:value-type="float" office:value="0.0287">
            <text:p>0.0287</text:p>
          </table:table-cell>
          <table:table-cell office:value-type="float" office:value="0.116341">
            <text:p>0.116341</text:p>
          </table:table-cell>
          <table:table-cell office:value-type="float" office:value="0.217851">
            <text:p>0.217851</text:p>
          </table:table-cell>
          <table:table-cell/>
          <table:table-cell office:value-type="float" office:value="7.10226">
            <text:p>7.10226</text:p>
          </table:table-cell>
          <table:table-cell office:value-type="float" office:value="0.272026">
            <text:p>0.272026</text:p>
          </table:table-cell>
          <table:table-cell office:value-type="float" office:value="-0.0747852">
            <text:p>-0.0747852</text:p>
          </table:table-cell>
          <table:table-cell office:value-type="float" office:value="0.658568">
            <text:p>0.658568</text:p>
          </table:table-cell>
          <table:table-cell office:value-type="float" office:value="0.187177">
            <text:p>0.187177</text:p>
          </table:table-cell>
          <table:table-cell office:value-type="float" office:value="0.0531143">
            <text:p>0.0531143</text:p>
          </table:table-cell>
          <table:table-cell office:value-type="float" office:value="-0.111803">
            <text:p>-0.111803</text:p>
          </table:table-cell>
          <table:table-cell office:value-type="float" office:value="-0.00903517">
            <text:p>-0.00903517</text:p>
          </table:table-cell>
          <table:table-cell office:value-type="float" office:value="-0.00253726">
            <text:p>-0.00253726</text:p>
          </table:table-cell>
          <table:table-cell office:value-type="float" office:value="0.0513976">
            <text:p>0.0513976</text:p>
          </table:table-cell>
          <table:table-cell office:value-type="float" office:value="-0.00945841">
            <text:p>-0.00945841</text:p>
          </table:table-cell>
          <table:table-cell office:value-type="float" office:value="-0.362491">
            <text:p>-0.362491</text:p>
          </table:table-cell>
          <table:table-cell office:value-type="float" office:value="0.602537">
            <text:p>0.602537</text:p>
          </table:table-cell>
          <table:table-cell office:value-type="float" office:value="0.117574">
            <text:p>0.117574</text:p>
          </table:table-cell>
        </table:table-row>
        <table:table-row table:style-name="ro4">
          <table:table-cell office:value-type="float" office:value="8.37597">
            <text:p>8.37597</text:p>
          </table:table-cell>
          <table:table-cell office:value-type="float" office:value="0.411097">
            <text:p>0.411097</text:p>
          </table:table-cell>
          <table:table-cell office:value-type="float" office:value="-0.179473">
            <text:p>-0.179473</text:p>
          </table:table-cell>
          <table:table-cell office:value-type="float" office:value="0.903437">
            <text:p>0.903437</text:p>
          </table:table-cell>
          <table:table-cell office:value-type="float" office:value="0.12521">
            <text:p>0.12521</text:p>
          </table:table-cell>
          <table:table-cell office:value-type="float" office:value="0.0502746">
            <text:p>0.0502746</text:p>
          </table:table-cell>
          <table:table-cell office:value-type="float" office:value="-0.171362">
            <text:p>-0.171362</text:p>
          </table:table-cell>
          <table:table-cell office:value-type="float" office:value="-0.0123686">
            <text:p>-0.0123686</text:p>
          </table:table-cell>
          <table:table-cell office:value-type="float" office:value="0.000109032">
            <text:p>0.000109032</text:p>
          </table:table-cell>
          <table:table-cell office:value-type="float" office:value="0.0726961">
            <text:p>0.0726961</text:p>
          </table:table-cell>
          <table:table-cell office:value-type="float" office:value="-0.0261377">
            <text:p>-0.0261377</text:p>
          </table:table-cell>
          <table:table-cell office:value-type="float" office:value="-0.256482">
            <text:p>-0.256482</text:p>
          </table:table-cell>
          <table:table-cell office:value-type="float" office:value="1.19242">
            <text:p>1.19242</text:p>
          </table:table-cell>
          <table:table-cell office:value-type="float" office:value="0.517168">
            <text:p>0.517168</text:p>
          </table:table-cell>
          <table:table-cell/>
          <table:table-cell office:value-type="float" office:value="7.93968">
            <text:p>7.93968</text:p>
          </table:table-cell>
          <table:table-cell office:value-type="float" office:value="0.306735">
            <text:p>0.306735</text:p>
          </table:table-cell>
          <table:table-cell office:value-type="float" office:value="-0.0559256">
            <text:p>-0.0559256</text:p>
          </table:table-cell>
          <table:table-cell office:value-type="float" office:value="0.86558">
            <text:p>0.86558</text:p>
          </table:table-cell>
          <table:table-cell office:value-type="float" office:value="0.115215">
            <text:p>0.115215</text:p>
          </table:table-cell>
          <table:table-cell office:value-type="float" office:value="-0.00927497">
            <text:p>-0.00927497</text:p>
          </table:table-cell>
          <table:table-cell office:value-type="float" office:value="-0.128538">
            <text:p>-0.128538</text:p>
          </table:table-cell>
          <table:table-cell office:value-type="float" office:value="-0.0207715">
            <text:p>-0.0207715</text:p>
          </table:table-cell>
          <table:table-cell office:value-type="float" office:value="-0.0532926">
            <text:p>-0.0532926</text:p>
          </table:table-cell>
          <table:table-cell office:value-type="float" office:value="0.0755523">
            <text:p>0.0755523</text:p>
          </table:table-cell>
          <table:table-cell office:value-type="float" office:value="0.0136195">
            <text:p>0.0136195</text:p>
          </table:table-cell>
          <table:table-cell office:value-type="float" office:value="0.0494477">
            <text:p>0.0494477</text:p>
          </table:table-cell>
          <table:table-cell office:value-type="float" office:value="-0.116694">
            <text:p>-0.116694</text:p>
          </table:table-cell>
          <table:table-cell office:value-type="float" office:value="0.000966652">
            <text:p>0.000966652</text:p>
          </table:table-cell>
          <table:table-cell/>
          <table:table-cell office:value-type="float" office:value="8.77528">
            <text:p>8.77528</text:p>
          </table:table-cell>
          <table:table-cell office:value-type="float" office:value="0.353257">
            <text:p>0.353257</text:p>
          </table:table-cell>
          <table:table-cell office:value-type="float" office:value="-0.0926571">
            <text:p>-0.0926571</text:p>
          </table:table-cell>
          <table:table-cell office:value-type="float" office:value="0.826037">
            <text:p>0.826037</text:p>
          </table:table-cell>
          <table:table-cell office:value-type="float" office:value="0.117712">
            <text:p>0.117712</text:p>
          </table:table-cell>
          <table:table-cell office:value-type="float" office:value="0.0393279">
            <text:p>0.0393279</text:p>
          </table:table-cell>
          <table:table-cell office:value-type="float" office:value="-0.159939">
            <text:p>-0.159939</text:p>
          </table:table-cell>
          <table:table-cell office:value-type="float" office:value="-0.0103362">
            <text:p>-0.0103362</text:p>
          </table:table-cell>
          <table:table-cell office:value-type="float" office:value="-0.0246107">
            <text:p>-0.0246107</text:p>
          </table:table-cell>
          <table:table-cell office:value-type="float" office:value="0.0305631">
            <text:p>0.0305631</text:p>
          </table:table-cell>
          <table:table-cell office:value-type="float" office:value="-0.00337724">
            <text:p>-0.00337724</text:p>
          </table:table-cell>
          <table:table-cell office:value-type="float" office:value="0.0351777">
            <text:p>0.0351777</text:p>
          </table:table-cell>
          <table:table-cell office:value-type="float" office:value="0.0446731">
            <text:p>0.0446731</text:p>
          </table:table-cell>
          <table:table-cell office:value-type="float" office:value="-0.104583">
            <text:p>-0.104583</text:p>
          </table:table-cell>
          <table:table-cell/>
          <table:table-cell office:value-type="float" office:value="7.77586">
            <text:p>7.77586</text:p>
          </table:table-cell>
          <table:table-cell office:value-type="float" office:value="0.35236">
            <text:p>0.35236</text:p>
          </table:table-cell>
          <table:table-cell office:value-type="float" office:value="-0.136134">
            <text:p>-0.136134</text:p>
          </table:table-cell>
          <table:table-cell office:value-type="float" office:value="0.87079">
            <text:p>0.87079</text:p>
          </table:table-cell>
          <table:table-cell office:value-type="float" office:value="0.147762">
            <text:p>0.147762</text:p>
          </table:table-cell>
          <table:table-cell office:value-type="float" office:value="0.0600951">
            <text:p>0.0600951</text:p>
          </table:table-cell>
          <table:table-cell office:value-type="float" office:value="-0.229955">
            <text:p>-0.229955</text:p>
          </table:table-cell>
          <table:table-cell office:value-type="float" office:value="0.00265295">
            <text:p>0.00265295</text:p>
          </table:table-cell>
          <table:table-cell office:value-type="float" office:value="-0.00590275">
            <text:p>-0.00590275</text:p>
          </table:table-cell>
          <table:table-cell office:value-type="float" office:value="0.0503976">
            <text:p>0.0503976</text:p>
          </table:table-cell>
          <table:table-cell office:value-type="float" office:value="-0.0050684">
            <text:p>-0.0050684</text:p>
          </table:table-cell>
          <table:table-cell office:value-type="float" office:value="-0.00640832">
            <text:p>-0.00640832</text:p>
          </table:table-cell>
          <table:table-cell office:value-type="float" office:value="0.234693">
            <text:p>0.234693</text:p>
          </table:table-cell>
          <table:table-cell office:value-type="float" office:value="0.0954014">
            <text:p>0.0954014</text:p>
          </table:table-cell>
          <table:table-cell/>
          <table:table-cell office:value-type="float" office:value="7.17037">
            <text:p>7.17037</text:p>
          </table:table-cell>
          <table:table-cell table:style-name="ce1" office:value-type="float" office:value="0.270171">
            <text:p>0.270171</text:p>
          </table:table-cell>
          <table:table-cell office:value-type="float" office:value="-0.0684888">
            <text:p>-0.0684888</text:p>
          </table:table-cell>
          <table:table-cell office:value-type="float" office:value="0.658469">
            <text:p>0.658469</text:p>
          </table:table-cell>
          <table:table-cell office:value-type="float" office:value="0.184193">
            <text:p>0.184193</text:p>
          </table:table-cell>
          <table:table-cell office:value-type="float" office:value="0.063359">
            <text:p>0.063359</text:p>
          </table:table-cell>
          <table:table-cell office:value-type="float" office:value="-0.128979">
            <text:p>-0.128979</text:p>
          </table:table-cell>
          <table:table-cell office:value-type="float" office:value="-0.0130298">
            <text:p>-0.0130298</text:p>
          </table:table-cell>
          <table:table-cell table:style-name="ce1" office:value-type="float" office:value="-0.0272279">
            <text:p>-0.0272279</text:p>
          </table:table-cell>
          <table:table-cell office:value-type="float" office:value="0.0924388">
            <text:p>0.0924388</text:p>
          </table:table-cell>
          <table:table-cell table:style-name="ce1" office:value-type="float" office:value="-0.00144998">
            <text:p>-0.00144998</text:p>
          </table:table-cell>
          <table:table-cell office:value-type="float" office:value="0.0208441">
            <text:p>0.0208441</text:p>
          </table:table-cell>
          <table:table-cell office:value-type="float" office:value="-0.0784254">
            <text:p>-0.0784254</text:p>
          </table:table-cell>
          <table:table-cell office:value-type="float" office:value="-0.00158362">
            <text:p>-0.00158362</text:p>
          </table:table-cell>
        </table:table-row>
        <table:table-row table:style-name="ro4">
          <table:table-cell office:value-type="float" office:value="8.48158">
            <text:p>8.48158</text:p>
          </table:table-cell>
          <table:table-cell office:value-type="float" office:value="0.408248">
            <text:p>0.408248</text:p>
          </table:table-cell>
          <table:table-cell office:value-type="float" office:value="-0.158496">
            <text:p>-0.158496</text:p>
          </table:table-cell>
          <table:table-cell office:value-type="float" office:value="0.906444">
            <text:p>0.906444</text:p>
          </table:table-cell>
          <table:table-cell office:value-type="float" office:value="0.121973">
            <text:p>0.121973</text:p>
          </table:table-cell>
          <table:table-cell office:value-type="float" office:value="0.0553695">
            <text:p>0.0553695</text:p>
          </table:table-cell>
          <table:table-cell office:value-type="float" office:value="-0.198743">
            <text:p>-0.198743</text:p>
          </table:table-cell>
          <table:table-cell office:value-type="float" office:value="-0.0283734">
            <text:p>-0.0283734</text:p>
          </table:table-cell>
          <table:table-cell office:value-type="float" office:value="-0.026978">
            <text:p>-0.026978</text:p>
          </table:table-cell>
          <table:table-cell office:value-type="float" office:value="0.198627">
            <text:p>0.198627</text:p>
          </table:table-cell>
          <table:table-cell office:value-type="float" office:value="0.0284805">
            <text:p>0.0284805</text:p>
          </table:table-cell>
          <table:table-cell office:value-type="float" office:value="0.0505803">
            <text:p>0.0505803</text:p>
          </table:table-cell>
          <table:table-cell office:value-type="float" office:value="-0.380832">
            <text:p>-0.380832</text:p>
          </table:table-cell>
          <table:table-cell office:value-type="float" office:value="-0.138484">
            <text:p>-0.138484</text:p>
          </table:table-cell>
          <table:table-cell/>
          <table:table-cell office:value-type="float" office:value="8.24055">
            <text:p>8.24055</text:p>
          </table:table-cell>
          <table:table-cell office:value-type="float" office:value="0.295177">
            <text:p>0.295177</text:p>
          </table:table-cell>
          <table:table-cell office:value-type="float" office:value="-0.0437577">
            <text:p>-0.0437577</text:p>
          </table:table-cell>
          <table:table-cell office:value-type="float" office:value="0.869765">
            <text:p>0.869765</text:p>
          </table:table-cell>
          <table:table-cell office:value-type="float" office:value="0.106156">
            <text:p>0.106156</text:p>
          </table:table-cell>
          <table:table-cell office:value-type="float" office:value="-0.0222016">
            <text:p>-0.0222016</text:p>
          </table:table-cell>
          <table:table-cell office:value-type="float" office:value="-0.119264">
            <text:p>-0.119264</text:p>
          </table:table-cell>
          <table:table-cell office:value-type="float" office:value="-0.0170518">
            <text:p>-0.0170518</text:p>
          </table:table-cell>
          <table:table-cell office:value-type="float" office:value="-0.0384152">
            <text:p>-0.0384152</text:p>
          </table:table-cell>
          <table:table-cell office:value-type="float" office:value="0.0404425">
            <text:p>0.0404425</text:p>
          </table:table-cell>
          <table:table-cell office:value-type="float" office:value="0.0139103">
            <text:p>0.0139103</text:p>
          </table:table-cell>
          <table:table-cell office:value-type="float" office:value="0.0704637">
            <text:p>0.0704637</text:p>
          </table:table-cell>
          <table:table-cell office:value-type="float" office:value="-0.0319585">
            <text:p>-0.0319585</text:p>
          </table:table-cell>
          <table:table-cell office:value-type="float" office:value="-0.0308574">
            <text:p>-0.0308574</text:p>
          </table:table-cell>
          <table:table-cell/>
          <table:table-cell office:value-type="float" office:value="8.9078">
            <text:p>8.9078</text:p>
          </table:table-cell>
          <table:table-cell office:value-type="float" office:value="0.350613">
            <text:p>0.350613</text:p>
          </table:table-cell>
          <table:table-cell office:value-type="float" office:value="-0.0878227">
            <text:p>-0.0878227</text:p>
          </table:table-cell>
          <table:table-cell office:value-type="float" office:value="0.823753">
            <text:p>0.823753</text:p>
          </table:table-cell>
          <table:table-cell office:value-type="float" office:value="0.11397">
            <text:p>0.11397</text:p>
          </table:table-cell>
          <table:table-cell office:value-type="float" office:value="-0.0284554">
            <text:p>-0.0284554</text:p>
          </table:table-cell>
          <table:table-cell office:value-type="float" office:value="-0.0420879">
            <text:p>-0.0420879</text:p>
          </table:table-cell>
          <table:table-cell office:value-type="float" office:value="0.036628">
            <text:p>0.036628</text:p>
          </table:table-cell>
          <table:table-cell office:value-type="float" office:value="-0.0199493">
            <text:p>-0.0199493</text:p>
          </table:table-cell>
          <table:table-cell office:value-type="float" office:value="0.0364828">
            <text:p>0.0364828</text:p>
          </table:table-cell>
          <table:table-cell office:value-type="float" office:value="-0.0172358">
            <text:p>-0.0172358</text:p>
          </table:table-cell>
          <table:table-cell office:value-type="float" office:value="-1.66634">
            <text:p>-1.66634</text:p>
          </table:table-cell>
          <table:table-cell office:value-type="float" office:value="3.04882">
            <text:p>3.04882</text:p>
          </table:table-cell>
          <table:table-cell office:value-type="float" office:value="1.21675">
            <text:p>1.21675</text:p>
          </table:table-cell>
          <table:table-cell/>
          <table:table-cell office:value-type="float" office:value="7.87567">
            <text:p>7.87567</text:p>
          </table:table-cell>
          <table:table-cell office:value-type="float" office:value="0.351707">
            <text:p>0.351707</text:p>
          </table:table-cell>
          <table:table-cell office:value-type="float" office:value="-0.128766">
            <text:p>-0.128766</text:p>
          </table:table-cell>
          <table:table-cell office:value-type="float" office:value="0.871235">
            <text:p>0.871235</text:p>
          </table:table-cell>
          <table:table-cell office:value-type="float" office:value="0.14418">
            <text:p>0.14418</text:p>
          </table:table-cell>
          <table:table-cell office:value-type="float" office:value="0.0572298">
            <text:p>0.0572298</text:p>
          </table:table-cell>
          <table:table-cell office:value-type="float" office:value="-0.231938">
            <text:p>-0.231938</text:p>
          </table:table-cell>
          <table:table-cell office:value-type="float" office:value="-0.000506432">
            <text:p>-0.000506432</text:p>
          </table:table-cell>
          <table:table-cell office:value-type="float" office:value="-0.00654233">
            <text:p>-0.00654233</text:p>
          </table:table-cell>
          <table:table-cell office:value-type="float" office:value="0.0738211">
            <text:p>0.0738211</text:p>
          </table:table-cell>
          <table:table-cell office:value-type="float" office:value="0.00445313">
            <text:p>0.00445313</text:p>
          </table:table-cell>
          <table:table-cell office:value-type="float" office:value="-0.0244539">
            <text:p>-0.0244539</text:p>
          </table:table-cell>
          <table:table-cell office:value-type="float" office:value="-0.0367078">
            <text:p>-0.0367078</text:p>
          </table:table-cell>
          <table:table-cell office:value-type="float" office:value="-0.0361575">
            <text:p>-0.0361575</text:p>
          </table:table-cell>
          <table:table-cell/>
          <table:table-cell office:value-type="float" office:value="7.63812">
            <text:p>7.63812</text:p>
          </table:table-cell>
          <table:table-cell office:value-type="float" office:value="0.261996">
            <text:p>0.261996</text:p>
          </table:table-cell>
          <table:table-cell office:value-type="float" office:value="-0.0424094">
            <text:p>-0.0424094</text:p>
          </table:table-cell>
          <table:table-cell office:value-type="float" office:value="0.657444">
            <text:p>0.657444</text:p>
          </table:table-cell>
          <table:table-cell office:value-type="float" office:value="0.164947">
            <text:p>0.164947</text:p>
          </table:table-cell>
          <table:table-cell office:value-type="float" office:value="0.0596263">
            <text:p>0.0596263</text:p>
          </table:table-cell>
          <table:table-cell office:value-type="float" office:value="-0.118777">
            <text:p>-0.118777</text:p>
          </table:table-cell>
          <table:table-cell office:value-type="float" office:value="-0.0124454">
            <text:p>-0.0124454</text:p>
          </table:table-cell>
          <table:table-cell office:value-type="float" office:value="-0.0174782">
            <text:p>-0.0174782</text:p>
          </table:table-cell>
          <table:table-cell office:value-type="float" office:value="0.0557558">
            <text:p>0.0557558</text:p>
          </table:table-cell>
          <table:table-cell office:value-type="float" office:value="-0.00219071">
            <text:p>-0.00219071</text:p>
          </table:table-cell>
          <table:table-cell office:value-type="float" office:value="0.22077">
            <text:p>0.22077</text:p>
          </table:table-cell>
          <table:table-cell office:value-type="float" office:value="-0.308382">
            <text:p>-0.308382</text:p>
          </table:table-cell>
          <table:table-cell office:value-type="float" office:value="0.0348277">
            <text:p>0.0348277</text:p>
          </table:table-cell>
        </table:table-row>
        <table:table-row table:style-name="ro4">
          <table:table-cell office:value-type="float" office:value="8.74619">
            <text:p>8.74619</text:p>
          </table:table-cell>
          <table:table-cell office:value-type="float" office:value="0.404651">
            <text:p>0.404651</text:p>
          </table:table-cell>
          <table:table-cell office:value-type="float" office:value="-0.132603">
            <text:p>-0.132603</text:p>
          </table:table-cell>
          <table:table-cell office:value-type="float" office:value="0.904284">
            <text:p>0.904284</text:p>
          </table:table-cell>
          <table:table-cell office:value-type="float" office:value="0.114223">
            <text:p>0.114223</text:p>
          </table:table-cell>
          <table:table-cell office:value-type="float" office:value="0.0517291">
            <text:p>0.0517291</text:p>
          </table:table-cell>
          <table:table-cell office:value-type="float" office:value="-0.182708">
            <text:p>-0.182708</text:p>
          </table:table-cell>
          <table:table-cell office:value-type="float" office:value="-0.0263053">
            <text:p>-0.0263053</text:p>
          </table:table-cell>
          <table:table-cell office:value-type="float" office:value="-0.0135936">
            <text:p>-0.0135936</text:p>
          </table:table-cell>
          <table:table-cell office:value-type="float" office:value="0.0978528">
            <text:p>0.0978528</text:p>
          </table:table-cell>
          <table:table-cell office:value-type="float" office:value="-0.00816464">
            <text:p>-0.00816464</text:p>
          </table:table-cell>
          <table:table-cell office:value-type="float" office:value="0.0838411">
            <text:p>0.0838411</text:p>
          </table:table-cell>
          <table:table-cell office:value-type="float" office:value="-0.325696">
            <text:p>-0.325696</text:p>
          </table:table-cell>
          <table:table-cell office:value-type="float" office:value="0.0349259">
            <text:p>0.0349259</text:p>
          </table:table-cell>
          <table:table-cell/>
          <table:table-cell office:value-type="float" office:value="8.38113">
            <text:p>8.38113</text:p>
          </table:table-cell>
          <table:table-cell office:value-type="float" office:value="0.291169">
            <text:p>0.291169</text:p>
          </table:table-cell>
          <table:table-cell office:value-type="float" office:value="-0.0387039">
            <text:p>-0.0387039</text:p>
          </table:table-cell>
          <table:table-cell office:value-type="float" office:value="0.871111">
            <text:p>0.871111</text:p>
          </table:table-cell>
          <table:table-cell office:value-type="float" office:value="0.102171">
            <text:p>0.102171</text:p>
          </table:table-cell>
          <table:table-cell office:value-type="float" office:value="-0.0357362">
            <text:p>-0.0357362</text:p>
          </table:table-cell>
          <table:table-cell office:value-type="float" office:value="-0.10753">
            <text:p>-0.10753</text:p>
          </table:table-cell>
          <table:table-cell office:value-type="float" office:value="-0.0150439">
            <text:p>-0.0150439</text:p>
          </table:table-cell>
          <table:table-cell office:value-type="float" office:value="-0.0285095">
            <text:p>-0.0285095</text:p>
          </table:table-cell>
          <table:table-cell office:value-type="float" office:value="0.0359498">
            <text:p>0.0359498</text:p>
          </table:table-cell>
          <table:table-cell office:value-type="float" office:value="0.00957239">
            <text:p>0.00957239</text:p>
          </table:table-cell>
          <table:table-cell office:value-type="float" office:value="-0.192907">
            <text:p>-0.192907</text:p>
          </table:table-cell>
          <table:table-cell office:value-type="float" office:value="0.211403">
            <text:p>0.211403</text:p>
          </table:table-cell>
          <table:table-cell office:value-type="float" office:value="-0.00743444">
            <text:p>-0.00743444</text:p>
          </table:table-cell>
          <table:table-cell/>
          <table:table-cell office:value-type="float" office:value="8.94389">
            <text:p>8.94389</text:p>
          </table:table-cell>
          <table:table-cell office:value-type="float" office:value="0.347722">
            <text:p>0.347722</text:p>
          </table:table-cell>
          <table:table-cell office:value-type="float" office:value="-0.0825342">
            <text:p>-0.0825342</text:p>
          </table:table-cell>
          <table:table-cell office:value-type="float" office:value="0.824716">
            <text:p>0.824716</text:p>
          </table:table-cell>
          <table:table-cell office:value-type="float" office:value="0.112971">
            <text:p>0.112971</text:p>
          </table:table-cell>
          <table:table-cell office:value-type="float" office:value="0.0290138">
            <text:p>0.0290138</text:p>
          </table:table-cell>
          <table:table-cell office:value-type="float" office:value="-0.161339">
            <text:p>-0.161339</text:p>
          </table:table-cell>
          <table:table-cell office:value-type="float" office:value="-0.0121722">
            <text:p>-0.0121722</text:p>
          </table:table-cell>
          <table:table-cell office:value-type="float" office:value="-0.0800924">
            <text:p>-0.0800924</text:p>
          </table:table-cell>
          <table:table-cell office:value-type="float" office:value="0.146524">
            <text:p>0.146524</text:p>
          </table:table-cell>
          <table:table-cell office:value-type="float" office:value="0.0266802">
            <text:p>0.0266802</text:p>
          </table:table-cell>
          <table:table-cell office:value-type="float" office:value="0.0829096">
            <text:p>0.0829096</text:p>
          </table:table-cell>
          <table:table-cell office:value-type="float" office:value="-0.501406">
            <text:p>-0.501406</text:p>
          </table:table-cell>
          <table:table-cell office:value-type="float" office:value="-0.208577">
            <text:p>-0.208577</text:p>
          </table:table-cell>
          <table:table-cell/>
          <table:table-cell office:value-type="float" office:value="8.37651">
            <text:p>8.37651</text:p>
          </table:table-cell>
          <table:table-cell office:value-type="float" office:value="0.342296">
            <text:p>0.342296</text:p>
          </table:table-cell>
          <table:table-cell office:value-type="float" office:value="-0.101001">
            <text:p>-0.101001</text:p>
          </table:table-cell>
          <table:table-cell office:value-type="float" office:value="0.864395">
            <text:p>0.864395</text:p>
          </table:table-cell>
          <table:table-cell office:value-type="float" office:value="0.127472">
            <text:p>0.127472</text:p>
          </table:table-cell>
          <table:table-cell office:value-type="float" office:value="0.0353118">
            <text:p>0.0353118</text:p>
          </table:table-cell>
          <table:table-cell office:value-type="float" office:value="-0.210403">
            <text:p>-0.210403</text:p>
          </table:table-cell>
          <table:table-cell office:value-type="float" office:value="-0.00684716">
            <text:p>-0.00684716</text:p>
          </table:table-cell>
          <table:table-cell table:style-name="ce1" office:value-type="float" office:value="-0.0187898">
            <text:p>-0.0187898</text:p>
          </table:table-cell>
          <table:table-cell office:value-type="float" office:value="0.0554364">
            <text:p>0.0554364</text:p>
          </table:table-cell>
          <table:table-cell office:value-type="float" office:value="-0.013656">
            <text:p>-0.013656</text:p>
          </table:table-cell>
          <table:table-cell office:value-type="float" office:value="-0.144943">
            <text:p>-0.144943</text:p>
          </table:table-cell>
          <table:table-cell office:value-type="float" office:value="0.000411131">
            <text:p>0.000411131</text:p>
          </table:table-cell>
          <table:table-cell office:value-type="float" office:value="-0.0383672">
            <text:p>-0.0383672</text:p>
          </table:table-cell>
          <table:table-cell/>
          <table:table-cell office:value-type="float" office:value="7.70622">
            <text:p>7.70622</text:p>
          </table:table-cell>
          <table:table-cell office:value-type="float" office:value="0.261829">
            <text:p>0.261829</text:p>
          </table:table-cell>
          <table:table-cell office:value-type="float" office:value="-0.0400425">
            <text:p>-0.0400425</text:p>
          </table:table-cell>
          <table:table-cell office:value-type="float" office:value="0.657457">
            <text:p>0.657457</text:p>
          </table:table-cell>
          <table:table-cell office:value-type="float" office:value="0.162317">
            <text:p>0.162317</text:p>
          </table:table-cell>
          <table:table-cell office:value-type="float" office:value="0.053729">
            <text:p>0.053729</text:p>
          </table:table-cell>
          <table:table-cell office:value-type="float" office:value="0.0483651">
            <text:p>0.0483651</text:p>
          </table:table-cell>
          <table:table-cell office:value-type="float" office:value="-0.0161527">
            <text:p>-0.0161527</text:p>
          </table:table-cell>
          <table:table-cell office:value-type="float" office:value="-0.00244272">
            <text:p>-0.00244272</text:p>
          </table:table-cell>
          <table:table-cell office:value-type="float" office:value="0.0347534">
            <text:p>0.0347534</text:p>
          </table:table-cell>
          <table:table-cell office:value-type="float" office:value="0.000181229">
            <text:p>0.000181229</text:p>
          </table:table-cell>
          <table:table-cell office:value-type="float" office:value="0.0543276">
            <text:p>0.0543276</text:p>
          </table:table-cell>
          <table:table-cell office:value-type="float" office:value="3.97341">
            <text:p>3.97341</text:p>
          </table:table-cell>
          <table:table-cell office:value-type="float" office:value="-0.0667816">
            <text:p>-0.0667816</text:p>
          </table:table-cell>
        </table:table-row>
        <table:table-row table:style-name="ro4">
          <table:table-cell office:value-type="float" office:value="8.91156">
            <text:p>8.91156</text:p>
          </table:table-cell>
          <table:table-cell office:value-type="float" office:value="0.404696">
            <text:p>0.404696</text:p>
          </table:table-cell>
          <table:table-cell office:value-type="float" office:value="-0.125328">
            <text:p>-0.125328</text:p>
          </table:table-cell>
          <table:table-cell office:value-type="float" office:value="0.903889">
            <text:p>0.903889</text:p>
          </table:table-cell>
          <table:table-cell office:value-type="float" office:value="0.109633">
            <text:p>0.109633</text:p>
          </table:table-cell>
          <table:table-cell office:value-type="float" office:value="0.0462432">
            <text:p>0.0462432</text:p>
          </table:table-cell>
          <table:table-cell office:value-type="float" office:value="-0.166191">
            <text:p>-0.166191</text:p>
          </table:table-cell>
          <table:table-cell office:value-type="float" office:value="-0.0219716">
            <text:p>-0.0219716</text:p>
          </table:table-cell>
          <table:table-cell office:value-type="float" office:value="0.000271172">
            <text:p>0.000271172</text:p>
          </table:table-cell>
          <table:table-cell office:value-type="float" office:value="0.0439925">
            <text:p>0.0439925</text:p>
          </table:table-cell>
          <table:table-cell office:value-type="float" office:value="-0.00238894">
            <text:p>-0.00238894</text:p>
          </table:table-cell>
          <table:table-cell office:value-type="float" office:value="-0.0590216">
            <text:p>-0.0590216</text:p>
          </table:table-cell>
          <table:table-cell office:value-type="float" office:value="0.0991038">
            <text:p>0.0991038</text:p>
          </table:table-cell>
          <table:table-cell office:value-type="float" office:value="0.131338">
            <text:p>0.131338</text:p>
          </table:table-cell>
          <table:table-cell/>
          <table:table-cell office:value-type="float" office:value="8.57929">
            <text:p>8.57929</text:p>
          </table:table-cell>
          <table:table-cell office:value-type="float" office:value="0.277944">
            <text:p>0.277944</text:p>
          </table:table-cell>
          <table:table-cell office:value-type="float" office:value="-0.0232787">
            <text:p>-0.0232787</text:p>
          </table:table-cell>
          <table:table-cell office:value-type="float" office:value="0.872716">
            <text:p>0.872716</text:p>
          </table:table-cell>
          <table:table-cell office:value-type="float" office:value="0.0968063">
            <text:p>0.0968063</text:p>
          </table:table-cell>
          <table:table-cell office:value-type="float" office:value="-0.0524206">
            <text:p>-0.0524206</text:p>
          </table:table-cell>
          <table:table-cell office:value-type="float" office:value="-0.0970805">
            <text:p>-0.0970805</text:p>
          </table:table-cell>
          <table:table-cell office:value-type="float" office:value="-0.0124878">
            <text:p>-0.0124878</text:p>
          </table:table-cell>
          <table:table-cell office:value-type="float" office:value="-0.0667362">
            <text:p>-0.0667362</text:p>
          </table:table-cell>
          <table:table-cell office:value-type="float" office:value="0.0778416">
            <text:p>0.0778416</text:p>
          </table:table-cell>
          <table:table-cell office:value-type="float" office:value="0.00809917">
            <text:p>0.00809917</text:p>
          </table:table-cell>
          <table:table-cell office:value-type="float" office:value="-0.134432">
            <text:p>-0.134432</text:p>
          </table:table-cell>
          <table:table-cell office:value-type="float" office:value="-0.000463915">
            <text:p>-0.000463915</text:p>
          </table:table-cell>
          <table:table-cell office:value-type="float" office:value="0.0143188">
            <text:p>0.0143188</text:p>
          </table:table-cell>
          <table:table-cell/>
          <table:table-cell office:value-type="float" office:value="9.17554">
            <text:p>9.17554</text:p>
          </table:table-cell>
          <table:table-cell office:value-type="float" office:value="0.333618">
            <text:p>0.333618</text:p>
          </table:table-cell>
          <table:table-cell office:value-type="float" office:value="-0.0754985">
            <text:p>-0.0754985</text:p>
          </table:table-cell>
          <table:table-cell office:value-type="float" office:value="0.819704">
            <text:p>0.819704</text:p>
          </table:table-cell>
          <table:table-cell office:value-type="float" office:value="0.106768">
            <text:p>0.106768</text:p>
          </table:table-cell>
          <table:table-cell office:value-type="float" office:value="0.00333417">
            <text:p>0.00333417</text:p>
          </table:table-cell>
          <table:table-cell office:value-type="float" office:value="-0.144028">
            <text:p>-0.144028</text:p>
          </table:table-cell>
          <table:table-cell office:value-type="float" office:value="-0.0110308">
            <text:p>-0.0110308</text:p>
          </table:table-cell>
          <table:table-cell office:value-type="float" office:value="-0.0608862">
            <text:p>-0.0608862</text:p>
          </table:table-cell>
          <table:table-cell office:value-type="float" office:value="0.0303715">
            <text:p>0.0303715</text:p>
          </table:table-cell>
          <table:table-cell office:value-type="float" office:value="-0.0216373">
            <text:p>-0.0216373</text:p>
          </table:table-cell>
          <table:table-cell office:value-type="float" office:value="-0.212843">
            <text:p>-0.212843</text:p>
          </table:table-cell>
          <table:table-cell office:value-type="float" office:value="0.0894553">
            <text:p>0.0894553</text:p>
          </table:table-cell>
          <table:table-cell office:value-type="float" office:value="0.0436057">
            <text:p>0.0436057</text:p>
          </table:table-cell>
          <table:table-cell/>
          <table:table-cell office:value-type="float" office:value="8.54379">
            <text:p>8.54379</text:p>
          </table:table-cell>
          <table:table-cell office:value-type="float" office:value="0.335097">
            <text:p>0.335097</text:p>
          </table:table-cell>
          <table:table-cell office:value-type="float" office:value="-0.0917165">
            <text:p>-0.0917165</text:p>
          </table:table-cell>
          <table:table-cell office:value-type="float" office:value="0.861037">
            <text:p>0.861037</text:p>
          </table:table-cell>
          <table:table-cell office:value-type="float" office:value="0.122335">
            <text:p>0.122335</text:p>
          </table:table-cell>
          <table:table-cell office:value-type="float" office:value="0.0299498">
            <text:p>0.0299498</text:p>
          </table:table-cell>
          <table:table-cell office:value-type="float" office:value="-0.202994">
            <text:p>-0.202994</text:p>
          </table:table-cell>
          <table:table-cell office:value-type="float" office:value="-0.00812729">
            <text:p>-0.00812729</text:p>
          </table:table-cell>
          <table:table-cell office:value-type="float" office:value="-0.0430361">
            <text:p>-0.0430361</text:p>
          </table:table-cell>
          <table:table-cell office:value-type="float" office:value="0.0555051">
            <text:p>0.0555051</text:p>
          </table:table-cell>
          <table:table-cell office:value-type="float" office:value="-0.0200741">
            <text:p>-0.0200741</text:p>
          </table:table-cell>
          <table:table-cell office:value-type="float" office:value="0.0186472">
            <text:p>0.0186472</text:p>
          </table:table-cell>
          <table:table-cell office:value-type="float" office:value="-0.000776332">
            <text:p>-0.000776332</text:p>
          </table:table-cell>
          <table:table-cell office:value-type="float" office:value="0.014366">
            <text:p>0.014366</text:p>
          </table:table-cell>
          <table:table-cell/>
          <table:table-cell office:value-type="float" office:value="7.73801">
            <text:p>7.73801</text:p>
          </table:table-cell>
          <table:table-cell office:value-type="float" office:value="0.261807">
            <text:p>0.261807</text:p>
          </table:table-cell>
          <table:table-cell office:value-type="float" office:value="-0.0349224">
            <text:p>-0.0349224</text:p>
          </table:table-cell>
          <table:table-cell office:value-type="float" office:value="0.657395">
            <text:p>0.657395</text:p>
          </table:table-cell>
          <table:table-cell office:value-type="float" office:value="0.161105">
            <text:p>0.161105</text:p>
          </table:table-cell>
          <table:table-cell office:value-type="float" office:value="0.0492178">
            <text:p>0.0492178</text:p>
          </table:table-cell>
          <table:table-cell office:value-type="float" office:value="-0.107719">
            <text:p>-0.107719</text:p>
          </table:table-cell>
          <table:table-cell office:value-type="float" office:value="-0.0146803">
            <text:p>-0.0146803</text:p>
          </table:table-cell>
          <table:table-cell office:value-type="float" office:value="-0.000715696">
            <text:p>-0.000715696</text:p>
          </table:table-cell>
          <table:table-cell office:value-type="float" office:value="0.161064">
            <text:p>0.161064</text:p>
          </table:table-cell>
          <table:table-cell office:value-type="float" office:value="-0.0019417">
            <text:p>-0.0019417</text:p>
          </table:table-cell>
          <table:table-cell office:value-type="float" office:value="-0.0577724">
            <text:p>-0.0577724</text:p>
          </table:table-cell>
          <table:table-cell office:value-type="float" office:value="-0.439704">
            <text:p>-0.439704</text:p>
          </table:table-cell>
          <table:table-cell office:value-type="float" office:value="-0.0230292">
            <text:p>-0.0230292</text:p>
          </table:table-cell>
        </table:table-row>
        <table:table-row table:style-name="ro4">
          <table:table-cell office:value-type="float" office:value="9.11012">
            <text:p>9.11012</text:p>
          </table:table-cell>
          <table:table-cell office:value-type="float" office:value="0.402423">
            <text:p>0.402423</text:p>
          </table:table-cell>
          <table:table-cell office:value-type="float" office:value="-0.112685">
            <text:p>-0.112685</text:p>
          </table:table-cell>
          <table:table-cell office:value-type="float" office:value="0.908593">
            <text:p>0.908593</text:p>
          </table:table-cell>
          <table:table-cell office:value-type="float" office:value="0.104363">
            <text:p>0.104363</text:p>
          </table:table-cell>
          <table:table-cell office:value-type="float" office:value="0.0437968">
            <text:p>0.0437968</text:p>
          </table:table-cell>
          <table:table-cell office:value-type="float" office:value="-0.180657">
            <text:p>-0.180657</text:p>
          </table:table-cell>
          <table:table-cell office:value-type="float" office:value="-0.0246106">
            <text:p>-0.0246106</text:p>
          </table:table-cell>
          <table:table-cell office:value-type="float" office:value="-0.011448">
            <text:p>-0.011448</text:p>
          </table:table-cell>
          <table:table-cell office:value-type="float" office:value="0.0636703">
            <text:p>0.0636703</text:p>
          </table:table-cell>
          <table:table-cell office:value-type="float" office:value="0.0236893">
            <text:p>0.0236893</text:p>
          </table:table-cell>
          <table:table-cell office:value-type="float" office:value="0.00987173">
            <text:p>0.00987173</text:p>
          </table:table-cell>
          <table:table-cell office:value-type="float" office:value="-0.625422">
            <text:p>-0.625422</text:p>
          </table:table-cell>
          <table:table-cell office:value-type="float" office:value="-0.148793">
            <text:p>-0.148793</text:p>
          </table:table-cell>
          <table:table-cell/>
          <table:table-cell office:value-type="float" office:value="8.84798">
            <text:p>8.84798</text:p>
          </table:table-cell>
          <table:table-cell office:value-type="float" office:value="0.250308">
            <text:p>0.250308</text:p>
          </table:table-cell>
          <table:table-cell office:value-type="float" office:value="-0.00239711">
            <text:p>-0.00239711</text:p>
          </table:table-cell>
          <table:table-cell office:value-type="float" office:value="0.875926">
            <text:p>0.875926</text:p>
          </table:table-cell>
          <table:table-cell office:value-type="float" office:value="0.0899795">
            <text:p>0.0899795</text:p>
          </table:table-cell>
          <table:table-cell office:value-type="float" office:value="-0.07984">
            <text:p>-0.07984</text:p>
          </table:table-cell>
          <table:table-cell office:value-type="float" office:value="-0.0744287">
            <text:p>-0.0744287</text:p>
          </table:table-cell>
          <table:table-cell office:value-type="float" office:value="-0.0129977">
            <text:p>-0.0129977</text:p>
          </table:table-cell>
          <table:table-cell office:value-type="float" office:value="-0.102856">
            <text:p>-0.102856</text:p>
          </table:table-cell>
          <table:table-cell office:value-type="float" office:value="0.077717">
            <text:p>0.077717</text:p>
          </table:table-cell>
          <table:table-cell office:value-type="float" office:value="0.0119465">
            <text:p>0.0119465</text:p>
          </table:table-cell>
          <table:table-cell office:value-type="float" office:value="0.0433962">
            <text:p>0.0433962</text:p>
          </table:table-cell>
          <table:table-cell office:value-type="float" office:value="0.110562">
            <text:p>0.110562</text:p>
          </table:table-cell>
          <table:table-cell office:value-type="float" office:value="-0.118809">
            <text:p>-0.118809</text:p>
          </table:table-cell>
          <table:table-cell/>
          <table:table-cell office:value-type="float" office:value="9.44366">
            <text:p>9.44366</text:p>
          </table:table-cell>
          <table:table-cell office:value-type="float" office:value="0.301992">
            <text:p>0.301992</text:p>
          </table:table-cell>
          <table:table-cell office:value-type="float" office:value="-0.0609247">
            <text:p>-0.0609247</text:p>
          </table:table-cell>
          <table:table-cell office:value-type="float" office:value="0.817037">
            <text:p>0.817037</text:p>
          </table:table-cell>
          <table:table-cell office:value-type="float" office:value="0.100011">
            <text:p>0.100011</text:p>
          </table:table-cell>
          <table:table-cell office:value-type="float" office:value="-0.0178935">
            <text:p>-0.0178935</text:p>
          </table:table-cell>
          <table:table-cell office:value-type="float" office:value="-0.138412">
            <text:p>-0.138412</text:p>
          </table:table-cell>
          <table:table-cell office:value-type="float" office:value="-0.0140622">
            <text:p>-0.0140622</text:p>
          </table:table-cell>
          <table:table-cell office:value-type="float" office:value="-0.117953">
            <text:p>-0.117953</text:p>
          </table:table-cell>
          <table:table-cell office:value-type="float" office:value="0.0543561">
            <text:p>0.0543561</text:p>
          </table:table-cell>
          <table:table-cell office:value-type="float" office:value="-0.00994586">
            <text:p>-0.00994586</text:p>
          </table:table-cell>
          <table:table-cell office:value-type="float" office:value="0.258649">
            <text:p>0.258649</text:p>
          </table:table-cell>
          <table:table-cell office:value-type="float" office:value="-0.156726">
            <text:p>-0.156726</text:p>
          </table:table-cell>
          <table:table-cell office:value-type="float" office:value="-0.0210859">
            <text:p>-0.0210859</text:p>
          </table:table-cell>
          <table:table-cell/>
          <table:table-cell office:value-type="float" office:value="8.91077">
            <text:p>8.91077</text:p>
          </table:table-cell>
          <table:table-cell office:value-type="float" office:value="0.321815">
            <text:p>0.321815</text:p>
          </table:table-cell>
          <table:table-cell office:value-type="float" office:value="-0.0714516">
            <text:p>-0.0714516</text:p>
          </table:table-cell>
          <table:table-cell office:value-type="float" office:value="0.855605">
            <text:p>0.855605</text:p>
          </table:table-cell>
          <table:table-cell office:value-type="float" office:value="0.111778">
            <text:p>0.111778</text:p>
          </table:table-cell>
          <table:table-cell office:value-type="float" office:value="0.0104541">
            <text:p>0.0104541</text:p>
          </table:table-cell>
          <table:table-cell office:value-type="float" office:value="-0.186616">
            <text:p>-0.186616</text:p>
          </table:table-cell>
          <table:table-cell office:value-type="float" office:value="-0.0100791">
            <text:p>-0.0100791</text:p>
          </table:table-cell>
          <table:table-cell office:value-type="float" office:value="-0.0361929">
            <text:p>-0.0361929</text:p>
          </table:table-cell>
          <table:table-cell office:value-type="float" office:value="0.0552202">
            <text:p>0.0552202</text:p>
          </table:table-cell>
          <table:table-cell office:value-type="float" office:value="-0.0148021">
            <text:p>-0.0148021</text:p>
          </table:table-cell>
          <table:table-cell office:value-type="float" office:value="-0.047207">
            <text:p>-0.047207</text:p>
          </table:table-cell>
          <table:table-cell office:value-type="float" office:value="-0.00307513">
            <text:p>-0.00307513</text:p>
          </table:table-cell>
          <table:table-cell office:value-type="float" office:value="0.0575605">
            <text:p>0.0575605</text:p>
          </table:table-cell>
          <table:table-cell/>
          <table:table-cell office:value-type="float" office:value="7.97012">
            <text:p>7.97012</text:p>
          </table:table-cell>
          <table:table-cell office:value-type="float" office:value="0.258528">
            <text:p>0.258528</text:p>
          </table:table-cell>
          <table:table-cell office:value-type="float" office:value="-0.0212268">
            <text:p>-0.0212268</text:p>
          </table:table-cell>
          <table:table-cell office:value-type="float" office:value="0.655704">
            <text:p>0.655704</text:p>
          </table:table-cell>
          <table:table-cell office:value-type="float" office:value="0.152519">
            <text:p>0.152519</text:p>
          </table:table-cell>
          <table:table-cell office:value-type="float" office:value="0.0405858">
            <text:p>0.0405858</text:p>
          </table:table-cell>
          <table:table-cell office:value-type="float" office:value="-0.0889855">
            <text:p>-0.0889855</text:p>
          </table:table-cell>
          <table:table-cell office:value-type="float" office:value="-0.0172992">
            <text:p>-0.0172992</text:p>
          </table:table-cell>
          <table:table-cell office:value-type="float" office:value="-0.0141251">
            <text:p>-0.0141251</text:p>
          </table:table-cell>
          <table:table-cell office:value-type="float" office:value="0.0590055">
            <text:p>0.0590055</text:p>
          </table:table-cell>
          <table:table-cell office:value-type="float" office:value="-0.00728696">
            <text:p>-0.00728696</text:p>
          </table:table-cell>
          <table:table-cell office:value-type="float" office:value="-0.115805">
            <text:p>-0.115805</text:p>
          </table:table-cell>
          <table:table-cell office:value-type="float" office:value="-0.0354415">
            <text:p>-0.0354415</text:p>
          </table:table-cell>
          <table:table-cell office:value-type="float" office:value="-0.0374446">
            <text:p>-0.0374446</text:p>
          </table:table-cell>
        </table:table-row>
        <table:table-row table:style-name="ro4">
          <table:table-cell office:value-type="float" office:value="9.17569">
            <text:p>9.17569</text:p>
          </table:table-cell>
          <table:table-cell office:value-type="float" office:value="0.401714">
            <text:p>0.401714</text:p>
          </table:table-cell>
          <table:table-cell office:value-type="float" office:value="-0.111199">
            <text:p>-0.111199</text:p>
          </table:table-cell>
          <table:table-cell office:value-type="float" office:value="0.909506">
            <text:p>0.909506</text:p>
          </table:table-cell>
          <table:table-cell office:value-type="float" office:value="0.10268">
            <text:p>0.10268</text:p>
          </table:table-cell>
          <table:table-cell office:value-type="float" office:value="0.0383513">
            <text:p>0.0383513</text:p>
          </table:table-cell>
          <table:table-cell office:value-type="float" office:value="-0.154194">
            <text:p>-0.154194</text:p>
          </table:table-cell>
          <table:table-cell office:value-type="float" office:value="-0.0183711">
            <text:p>-0.0183711</text:p>
          </table:table-cell>
          <table:table-cell office:value-type="float" office:value="-0.0108008">
            <text:p>-0.0108008</text:p>
          </table:table-cell>
          <table:table-cell office:value-type="float" office:value="0.022662">
            <text:p>0.022662</text:p>
          </table:table-cell>
          <table:table-cell office:value-type="float" office:value="0.0139331">
            <text:p>0.0139331</text:p>
          </table:table-cell>
          <table:table-cell office:value-type="float" office:value="-0.104791">
            <text:p>-0.104791</text:p>
          </table:table-cell>
          <table:table-cell office:value-type="float" office:value="0.162997">
            <text:p>0.162997</text:p>
          </table:table-cell>
          <table:table-cell office:value-type="float" office:value="0.0119043">
            <text:p>0.0119043</text:p>
          </table:table-cell>
          <table:table-cell/>
          <table:table-cell office:value-type="float" office:value="9.00925">
            <text:p>9.00925</text:p>
          </table:table-cell>
          <table:table-cell office:value-type="float" office:value="0.234849">
            <text:p>0.234849</text:p>
          </table:table-cell>
          <table:table-cell office:value-type="float" office:value="0.013012">
            <text:p>0.013012</text:p>
          </table:table-cell>
          <table:table-cell office:value-type="float" office:value="0.874763">
            <text:p>0.874763</text:p>
          </table:table-cell>
          <table:table-cell office:value-type="float" office:value="0.0861154">
            <text:p>0.0861154</text:p>
          </table:table-cell>
          <table:table-cell office:value-type="float" office:value="-0.0712057">
            <text:p>-0.0712057</text:p>
          </table:table-cell>
          <table:table-cell office:value-type="float" office:value="-0.0904508">
            <text:p>-0.0904508</text:p>
          </table:table-cell>
          <table:table-cell office:value-type="float" office:value="-0.0254475">
            <text:p>-0.0254475</text:p>
          </table:table-cell>
          <table:table-cell office:value-type="float" office:value="-0.0958578">
            <text:p>-0.0958578</text:p>
          </table:table-cell>
          <table:table-cell office:value-type="float" office:value="0.0955475">
            <text:p>0.0955475</text:p>
          </table:table-cell>
          <table:table-cell office:value-type="float" office:value="-0.00721407">
            <text:p>-0.00721407</text:p>
          </table:table-cell>
          <table:table-cell office:value-type="float" office:value="0.779868">
            <text:p>0.779868</text:p>
          </table:table-cell>
          <table:table-cell office:value-type="float" office:value="-0.832332">
            <text:p>-0.832332</text:p>
          </table:table-cell>
          <table:table-cell office:value-type="float" office:value="-0.409069">
            <text:p>-0.409069</text:p>
          </table:table-cell>
          <table:table-cell/>
          <table:table-cell office:value-type="float" office:value="9.57558">
            <text:p>9.57558</text:p>
          </table:table-cell>
          <table:table-cell office:value-type="float" office:value="0.290933">
            <text:p>0.290933</text:p>
          </table:table-cell>
          <table:table-cell office:value-type="float" office:value="-0.0564815">
            <text:p>-0.0564815</text:p>
          </table:table-cell>
          <table:table-cell office:value-type="float" office:value="0.815358">
            <text:p>0.815358</text:p>
          </table:table-cell>
          <table:table-cell office:value-type="float" office:value="0.0968458">
            <text:p>0.0968458</text:p>
          </table:table-cell>
          <table:table-cell office:value-type="float" office:value="-0.0349661">
            <text:p>-0.0349661</text:p>
          </table:table-cell>
          <table:table-cell office:value-type="float" office:value="-0.135714">
            <text:p>-0.135714</text:p>
          </table:table-cell>
          <table:table-cell office:value-type="float" office:value="-0.0128906">
            <text:p>-0.0128906</text:p>
          </table:table-cell>
          <table:table-cell office:value-type="float" office:value="-0.0838321">
            <text:p>-0.0838321</text:p>
          </table:table-cell>
          <table:table-cell office:value-type="float" office:value="0.0336808">
            <text:p>0.0336808</text:p>
          </table:table-cell>
          <table:table-cell office:value-type="float" office:value="-0.0127275">
            <text:p>-0.0127275</text:p>
          </table:table-cell>
          <table:table-cell office:value-type="float" office:value="0.0473205">
            <text:p>0.0473205</text:p>
          </table:table-cell>
          <table:table-cell office:value-type="float" office:value="-0.131604">
            <text:p>-0.131604</text:p>
          </table:table-cell>
          <table:table-cell office:value-type="float" office:value="0.0481446">
            <text:p>0.0481446</text:p>
          </table:table-cell>
          <table:table-cell/>
          <table:table-cell office:value-type="float" office:value="9.0435">
            <text:p>9.0435</text:p>
          </table:table-cell>
          <table:table-cell office:value-type="float" office:value="0.31618">
            <text:p>0.31618</text:p>
          </table:table-cell>
          <table:table-cell office:value-type="float" office:value="-0.0641763">
            <text:p>-0.0641763</text:p>
          </table:table-cell>
          <table:table-cell office:value-type="float" office:value="0.854654">
            <text:p>0.854654</text:p>
          </table:table-cell>
          <table:table-cell office:value-type="float" office:value="0.108189">
            <text:p>0.108189</text:p>
          </table:table-cell>
          <table:table-cell office:value-type="float" office:value="0.00506307">
            <text:p>0.00506307</text:p>
          </table:table-cell>
          <table:table-cell office:value-type="float" office:value="-0.182895">
            <text:p>-0.182895</text:p>
          </table:table-cell>
          <table:table-cell office:value-type="float" office:value="-0.0124906">
            <text:p>-0.0124906</text:p>
          </table:table-cell>
          <table:table-cell office:value-type="float" office:value="-0.0424588">
            <text:p>-0.0424588</text:p>
          </table:table-cell>
          <table:table-cell office:value-type="float" office:value="0.0548121">
            <text:p>0.0548121</text:p>
          </table:table-cell>
          <table:table-cell office:value-type="float" office:value="-0.00716194">
            <text:p>-0.00716194</text:p>
          </table:table-cell>
          <table:table-cell office:value-type="float" office:value="0.0138622">
            <text:p>0.0138622</text:p>
          </table:table-cell>
          <table:table-cell office:value-type="float" office:value="-0.0627208">
            <text:p>-0.0627208</text:p>
          </table:table-cell>
          <table:table-cell office:value-type="float" office:value="-0.0123151">
            <text:p>-0.0123151</text:p>
          </table:table-cell>
          <table:table-cell/>
          <table:table-cell office:value-type="float" office:value="8.2701">
            <text:p>8.2701</text:p>
          </table:table-cell>
          <table:table-cell office:value-type="float" office:value="0.24387">
            <text:p>0.24387</text:p>
          </table:table-cell>
          <table:table-cell office:value-type="float" office:value="-0.00671553">
            <text:p>-0.00671553</text:p>
          </table:table-cell>
          <table:table-cell office:value-type="float" office:value="0.650148">
            <text:p>0.650148</text:p>
          </table:table-cell>
          <table:table-cell office:value-type="float" office:value="0.142097">
            <text:p>0.142097</text:p>
          </table:table-cell>
          <table:table-cell office:value-type="float" office:value="0.0231603">
            <text:p>0.0231603</text:p>
          </table:table-cell>
          <table:table-cell office:value-type="float" office:value="-0.0759986">
            <text:p>-0.0759986</text:p>
          </table:table-cell>
          <table:table-cell office:value-type="float" office:value="-0.0220047">
            <text:p>-0.0220047</text:p>
          </table:table-cell>
          <table:table-cell office:value-type="float" office:value="-0.0488646">
            <text:p>-0.0488646</text:p>
          </table:table-cell>
          <table:table-cell office:value-type="float" office:value="0.0483737">
            <text:p>0.0483737</text:p>
          </table:table-cell>
          <table:table-cell office:value-type="float" office:value="-0.0185197">
            <text:p>-0.0185197</text:p>
          </table:table-cell>
          <table:table-cell office:value-type="float" office:value="-0.0483594">
            <text:p>-0.0483594</text:p>
          </table:table-cell>
          <table:table-cell table:style-name="ce1" office:value-type="string">
            <text:p>7.03577e-05</text:p>
          </table:table-cell>
          <table:table-cell office:value-type="float" office:value="0.00654429">
            <text:p>0.00654429</text:p>
          </table:table-cell>
        </table:table-row>
        <table:table-row table:style-name="ro4">
          <table:table-cell office:value-type="float" office:value="9.30858">
            <text:p>9.30858</text:p>
          </table:table-cell>
          <table:table-cell office:value-type="float" office:value="0.398429">
            <text:p>0.398429</text:p>
          </table:table-cell>
          <table:table-cell office:value-type="float" office:value="-0.10531">
            <text:p>-0.10531</text:p>
          </table:table-cell>
          <table:table-cell office:value-type="float" office:value="0.911568">
            <text:p>0.911568</text:p>
          </table:table-cell>
          <table:table-cell office:value-type="float" office:value="0.0993501">
            <text:p>0.0993501</text:p>
          </table:table-cell>
          <table:table-cell office:value-type="float" office:value="0.0442646">
            <text:p>0.0442646</text:p>
          </table:table-cell>
          <table:table-cell office:value-type="float" office:value="-0.163353">
            <text:p>-0.163353</text:p>
          </table:table-cell>
          <table:table-cell office:value-type="float" office:value="-0.0156775">
            <text:p>-0.0156775</text:p>
          </table:table-cell>
          <table:table-cell office:value-type="float" office:value="-0.0247261">
            <text:p>-0.0247261</text:p>
          </table:table-cell>
          <table:table-cell office:value-type="float" office:value="0.044322">
            <text:p>0.044322</text:p>
          </table:table-cell>
          <table:table-cell office:value-type="float" office:value="0.015515">
            <text:p>0.015515</text:p>
          </table:table-cell>
          <table:table-cell office:value-type="float" office:value="0.205158">
            <text:p>0.205158</text:p>
          </table:table-cell>
          <table:table-cell office:value-type="float" office:value="-0.261032">
            <text:p>-0.261032</text:p>
          </table:table-cell>
          <table:table-cell office:value-type="float" office:value="0.0127568">
            <text:p>0.0127568</text:p>
          </table:table-cell>
          <table:table-cell/>
          <table:table-cell office:value-type="float" office:value="9.07582">
            <text:p>9.07582</text:p>
          </table:table-cell>
          <table:table-cell office:value-type="float" office:value="0.231924">
            <text:p>0.231924</text:p>
          </table:table-cell>
          <table:table-cell office:value-type="float" office:value="0.015684">
            <text:p>0.015684</text:p>
          </table:table-cell>
          <table:table-cell office:value-type="float" office:value="0.872469">
            <text:p>0.872469</text:p>
          </table:table-cell>
          <table:table-cell office:value-type="float" office:value="0.0845691">
            <text:p>0.0845691</text:p>
          </table:table-cell>
          <table:table-cell office:value-type="float" office:value="-0.0983113">
            <text:p>-0.0983113</text:p>
          </table:table-cell>
          <table:table-cell office:value-type="float" office:value="-0.0674152">
            <text:p>-0.0674152</text:p>
          </table:table-cell>
          <table:table-cell office:value-type="float" office:value="-0.0132954">
            <text:p>-0.0132954</text:p>
          </table:table-cell>
          <table:table-cell office:value-type="float" office:value="-0.043938">
            <text:p>-0.043938</text:p>
          </table:table-cell>
          <table:table-cell office:value-type="float" office:value="0.0401349">
            <text:p>0.0401349</text:p>
          </table:table-cell>
          <table:table-cell office:value-type="float" office:value="-0.0344479">
            <text:p>-0.0344479</text:p>
          </table:table-cell>
          <table:table-cell office:value-type="float" office:value="-0.0547061">
            <text:p>-0.0547061</text:p>
          </table:table-cell>
          <table:table-cell office:value-type="float" office:value="-0.0708878">
            <text:p>-0.0708878</text:p>
          </table:table-cell>
          <table:table-cell office:value-type="float" office:value="0.0868354">
            <text:p>0.0868354</text:p>
          </table:table-cell>
          <table:table-cell/>
          <table:table-cell office:value-type="float" office:value="9.74404">
            <text:p>9.74404</text:p>
          </table:table-cell>
          <table:table-cell office:value-type="float" office:value="0.278154">
            <text:p>0.278154</text:p>
          </table:table-cell>
          <table:table-cell office:value-type="float" office:value="-0.0545424">
            <text:p>-0.0545424</text:p>
          </table:table-cell>
          <table:table-cell office:value-type="float" office:value="0.81458">
            <text:p>0.81458</text:p>
          </table:table-cell>
          <table:table-cell office:value-type="float" office:value="0.0929486">
            <text:p>0.0929486</text:p>
          </table:table-cell>
          <table:table-cell office:value-type="float" office:value="-0.0356816">
            <text:p>-0.0356816</text:p>
          </table:table-cell>
          <table:table-cell office:value-type="float" office:value="-0.134576">
            <text:p>-0.134576</text:p>
          </table:table-cell>
          <table:table-cell office:value-type="float" office:value="-0.0126102">
            <text:p>-0.0126102</text:p>
          </table:table-cell>
          <table:table-cell office:value-type="float" office:value="-0.0758603">
            <text:p>-0.0758603</text:p>
          </table:table-cell>
          <table:table-cell office:value-type="float" office:value="0.0115103">
            <text:p>0.0115103</text:p>
          </table:table-cell>
          <table:table-cell office:value-type="float" office:value="-0.00461691">
            <text:p>-0.00461691</text:p>
          </table:table-cell>
          <table:table-cell office:value-type="float" office:value="0.383064">
            <text:p>0.383064</text:p>
          </table:table-cell>
          <table:table-cell office:value-type="float" office:value="-0.0727728">
            <text:p>-0.0727728</text:p>
          </table:table-cell>
          <table:table-cell office:value-type="float" office:value="0.041174">
            <text:p>0.041174</text:p>
          </table:table-cell>
          <table:table-cell/>
          <table:table-cell office:value-type="float" office:value="9.11281">
            <text:p>9.11281</text:p>
          </table:table-cell>
          <table:table-cell office:value-type="float" office:value="0.313303">
            <text:p>0.313303</text:p>
          </table:table-cell>
          <table:table-cell office:value-type="float" office:value="-0.0606786">
            <text:p>-0.0606786</text:p>
          </table:table-cell>
          <table:table-cell office:value-type="float" office:value="0.854099">
            <text:p>0.854099</text:p>
          </table:table-cell>
          <table:table-cell office:value-type="float" office:value="0.106361">
            <text:p>0.106361</text:p>
          </table:table-cell>
          <table:table-cell office:value-type="float" office:value="-0.00332101">
            <text:p>-0.00332101</text:p>
          </table:table-cell>
          <table:table-cell office:value-type="float" office:value="-0.174297">
            <text:p>-0.174297</text:p>
          </table:table-cell>
          <table:table-cell office:value-type="float" office:value="-0.0111939">
            <text:p>-0.0111939</text:p>
          </table:table-cell>
          <table:table-cell office:value-type="float" office:value="-0.041498">
            <text:p>-0.041498</text:p>
          </table:table-cell>
          <table:table-cell office:value-type="float" office:value="0.0504649">
            <text:p>0.0504649</text:p>
          </table:table-cell>
          <table:table-cell office:value-type="float" office:value="-0.00801549">
            <text:p>-0.00801549</text:p>
          </table:table-cell>
          <table:table-cell office:value-type="float" office:value="-0.11533">
            <text:p>-0.11533</text:p>
          </table:table-cell>
          <table:table-cell office:value-type="float" office:value="0.101305">
            <text:p>0.101305</text:p>
          </table:table-cell>
          <table:table-cell office:value-type="float" office:value="0.0327465">
            <text:p>0.0327465</text:p>
          </table:table-cell>
          <table:table-cell/>
          <table:table-cell office:value-type="float" office:value="8.53814">
            <text:p>8.53814</text:p>
          </table:table-cell>
          <table:table-cell table:style-name="ce1" office:value-type="float" office:value="0.227297">
            <text:p>0.227297</text:p>
          </table:table-cell>
          <table:table-cell office:value-type="float" office:value="0.00625557">
            <text:p>0.00625557</text:p>
          </table:table-cell>
          <table:table-cell office:value-type="float" office:value="0.645654">
            <text:p>0.645654</text:p>
          </table:table-cell>
          <table:table-cell office:value-type="float" office:value="0.133389">
            <text:p>0.133389</text:p>
          </table:table-cell>
          <table:table-cell office:value-type="float" office:value="0.00687611">
            <text:p>0.00687611</text:p>
          </table:table-cell>
          <table:table-cell office:value-type="float" office:value="-0.0689958">
            <text:p>-0.0689958</text:p>
          </table:table-cell>
          <table:table-cell office:value-type="float" office:value="-0.0231255">
            <text:p>-0.0231255</text:p>
          </table:table-cell>
          <table:table-cell office:value-type="float" office:value="-0.0618269">
            <text:p>-0.0618269</text:p>
          </table:table-cell>
          <table:table-cell office:value-type="float" office:value="0.0483926">
            <text:p>0.0483926</text:p>
          </table:table-cell>
          <table:table-cell office:value-type="float" office:value="-0.0167655">
            <text:p>-0.0167655</text:p>
          </table:table-cell>
          <table:table-cell office:value-type="float" office:value="0.0377886">
            <text:p>0.0377886</text:p>
          </table:table-cell>
          <table:table-cell office:value-type="float" office:value="-0.110916">
            <text:p>-0.110916</text:p>
          </table:table-cell>
          <table:table-cell office:value-type="float" office:value="0.0859874">
            <text:p>0.0859874</text:p>
          </table:table-cell>
        </table:table-row>
        <table:table-row table:style-name="ro4">
          <table:table-cell office:value-type="float" office:value="9.37569">
            <text:p>9.37569</text:p>
          </table:table-cell>
          <table:table-cell office:value-type="float" office:value="0.397693">
            <text:p>0.397693</text:p>
          </table:table-cell>
          <table:table-cell office:value-type="float" office:value="-0.103511">
            <text:p>-0.103511</text:p>
          </table:table-cell>
          <table:table-cell office:value-type="float" office:value="0.912667">
            <text:p>0.912667</text:p>
          </table:table-cell>
          <table:table-cell office:value-type="float" office:value="0.0977097">
            <text:p>0.0977097</text:p>
          </table:table-cell>
          <table:table-cell office:value-type="float" office:value="0.0339051">
            <text:p>0.0339051</text:p>
          </table:table-cell>
          <table:table-cell office:value-type="float" office:value="-0.152368">
            <text:p>-0.152368</text:p>
          </table:table-cell>
          <table:table-cell office:value-type="float" office:value="-0.0148812">
            <text:p>-0.0148812</text:p>
          </table:table-cell>
          <table:table-cell office:value-type="float" office:value="-0.0109567">
            <text:p>-0.0109567</text:p>
          </table:table-cell>
          <table:table-cell office:value-type="float" office:value="0.0268026">
            <text:p>0.0268026</text:p>
          </table:table-cell>
          <table:table-cell office:value-type="float" office:value="0.0163712">
            <text:p>0.0163712</text:p>
          </table:table-cell>
          <table:table-cell office:value-type="float" office:value="-0.0731062">
            <text:p>-0.0731062</text:p>
          </table:table-cell>
          <table:table-cell office:value-type="float" office:value="0.0450747">
            <text:p>0.0450747</text:p>
          </table:table-cell>
          <table:table-cell office:value-type="float" office:value="-0.00353709">
            <text:p>-0.00353709</text:p>
          </table:table-cell>
          <table:table-cell/>
          <table:table-cell office:value-type="float" office:value="9.38064">
            <text:p>9.38064</text:p>
          </table:table-cell>
          <table:table-cell office:value-type="float" office:value="0.213448">
            <text:p>0.213448</text:p>
          </table:table-cell>
          <table:table-cell office:value-type="float" office:value="0.0213314">
            <text:p>0.0213314</text:p>
          </table:table-cell>
          <table:table-cell office:value-type="float" office:value="0.870037">
            <text:p>0.870037</text:p>
          </table:table-cell>
          <table:table-cell office:value-type="float" office:value="0.0778361">
            <text:p>0.0778361</text:p>
          </table:table-cell>
          <table:table-cell office:value-type="float" office:value="-0.207823">
            <text:p>-0.207823</text:p>
          </table:table-cell>
          <table:table-cell office:value-type="float" office:value="-0.0317847">
            <text:p>-0.0317847</text:p>
          </table:table-cell>
          <table:table-cell office:value-type="float" office:value="0.00892448">
            <text:p>0.00892448</text:p>
          </table:table-cell>
          <table:table-cell office:value-type="float" office:value="-0.0606135">
            <text:p>-0.0606135</text:p>
          </table:table-cell>
          <table:table-cell office:value-type="float" office:value="0.018527">
            <text:p>0.018527</text:p>
          </table:table-cell>
          <table:table-cell office:value-type="float" office:value="-0.0079788">
            <text:p>-0.0079788</text:p>
          </table:table-cell>
          <table:table-cell office:value-type="float" office:value="-2.6259">
            <text:p>-2.6259</text:p>
          </table:table-cell>
          <table:table-cell office:value-type="float" office:value="0.929833">
            <text:p>0.929833</text:p>
          </table:table-cell>
          <table:table-cell office:value-type="float" office:value="0.732498">
            <text:p>0.732498</text:p>
          </table:table-cell>
          <table:table-cell/>
          <table:table-cell office:value-type="float" office:value="9.88922">
            <text:p>9.88922</text:p>
          </table:table-cell>
          <table:table-cell office:value-type="float" office:value="0.275214">
            <text:p>0.275214</text:p>
          </table:table-cell>
          <table:table-cell office:value-type="float" office:value="-0.0544052">
            <text:p>-0.0544052</text:p>
          </table:table-cell>
          <table:table-cell office:value-type="float" office:value="0.814778">
            <text:p>0.814778</text:p>
          </table:table-cell>
          <table:table-cell office:value-type="float" office:value="0.0897162">
            <text:p>0.0897162</text:p>
          </table:table-cell>
          <table:table-cell office:value-type="float" office:value="-0.0792585">
            <text:p>-0.0792585</text:p>
          </table:table-cell>
          <table:table-cell office:value-type="float" office:value="-0.131309">
            <text:p>-0.131309</text:p>
          </table:table-cell>
          <table:table-cell office:value-type="float" office:value="-0.0102093">
            <text:p>-0.0102093</text:p>
          </table:table-cell>
          <table:table-cell office:value-type="float" office:value="-0.0202479">
            <text:p>-0.0202479</text:p>
          </table:table-cell>
          <table:table-cell table:style-name="ce1" office:value-type="float" office:value="0.0009453">
            <text:p>0.0009453</text:p>
          </table:table-cell>
          <table:table-cell office:value-type="float" office:value="0.00136065">
            <text:p>0.00136065</text:p>
          </table:table-cell>
          <table:table-cell office:value-type="float" office:value="-0.79509">
            <text:p>-0.79509</text:p>
          </table:table-cell>
          <table:table-cell office:value-type="float" office:value="0.0579541">
            <text:p>0.0579541</text:p>
          </table:table-cell>
          <table:table-cell office:value-type="float" office:value="0.0722597">
            <text:p>0.0722597</text:p>
          </table:table-cell>
          <table:table-cell/>
          <table:table-cell office:value-type="float" office:value="9.32145">
            <text:p>9.32145</text:p>
          </table:table-cell>
          <table:table-cell office:value-type="float" office:value="0.299625">
            <text:p>0.299625</text:p>
          </table:table-cell>
          <table:table-cell office:value-type="float" office:value="-0.0457404">
            <text:p>-0.0457404</text:p>
          </table:table-cell>
          <table:table-cell office:value-type="float" office:value="0.853852">
            <text:p>0.853852</text:p>
          </table:table-cell>
          <table:table-cell office:value-type="float" office:value="0.101041">
            <text:p>0.101041</text:p>
          </table:table-cell>
          <table:table-cell office:value-type="float" office:value="-0.0112374">
            <text:p>-0.0112374</text:p>
          </table:table-cell>
          <table:table-cell office:value-type="float" office:value="-0.165637">
            <text:p>-0.165637</text:p>
          </table:table-cell>
          <table:table-cell office:value-type="float" office:value="-0.0152066">
            <text:p>-0.0152066</text:p>
          </table:table-cell>
          <table:table-cell office:value-type="float" office:value="-0.0655597">
            <text:p>-0.0655597</text:p>
          </table:table-cell>
          <table:table-cell office:value-type="float" office:value="0.0716005">
            <text:p>0.0716005</text:p>
          </table:table-cell>
          <table:table-cell office:value-type="float" office:value="-0.0011835">
            <text:p>-0.0011835</text:p>
          </table:table-cell>
          <table:table-cell office:value-type="float" office:value="0.154603">
            <text:p>0.154603</text:p>
          </table:table-cell>
          <table:table-cell office:value-type="float" office:value="-0.0660065">
            <text:p>-0.0660065</text:p>
          </table:table-cell>
          <table:table-cell office:value-type="float" office:value="-0.102824">
            <text:p>-0.102824</text:p>
          </table:table-cell>
          <table:table-cell/>
          <table:table-cell office:value-type="float" office:value="8.80643">
            <text:p>8.80643</text:p>
          </table:table-cell>
          <table:table-cell office:value-type="float" office:value="0.21343">
            <text:p>0.21343</text:p>
          </table:table-cell>
          <table:table-cell office:value-type="float" office:value="0.0112551">
            <text:p>0.0112551</text:p>
          </table:table-cell>
          <table:table-cell office:value-type="float" office:value="0.647346">
            <text:p>0.647346</text:p>
          </table:table-cell>
          <table:table-cell office:value-type="float" office:value="0.125207">
            <text:p>0.125207</text:p>
          </table:table-cell>
          <table:table-cell office:value-type="float" office:value="-0.0162561">
            <text:p>-0.0162561</text:p>
          </table:table-cell>
          <table:table-cell office:value-type="float" office:value="-0.05784">
            <text:p>-0.05784</text:p>
          </table:table-cell>
          <table:table-cell office:value-type="float" office:value="-0.0236492">
            <text:p>-0.0236492</text:p>
          </table:table-cell>
          <table:table-cell office:value-type="float" office:value="-0.0516885">
            <text:p>-0.0516885</text:p>
          </table:table-cell>
          <table:table-cell office:value-type="float" office:value="0.0186346">
            <text:p>0.0186346</text:p>
          </table:table-cell>
          <table:table-cell office:value-type="float" office:value="0.00630416">
            <text:p>0.00630416</text:p>
          </table:table-cell>
          <table:table-cell office:value-type="float" office:value="-0.176662">
            <text:p>-0.176662</text:p>
          </table:table-cell>
          <table:table-cell office:value-type="float" office:value="0.154381">
            <text:p>0.154381</text:p>
          </table:table-cell>
          <table:table-cell office:value-type="float" office:value="-0.0263791">
            <text:p>-0.0263791</text:p>
          </table:table-cell>
        </table:table-row>
        <table:table-row table:style-name="ro4">
          <table:table-cell office:value-type="float" office:value="9.91564">
            <text:p>9.91564</text:p>
          </table:table-cell>
          <table:table-cell office:value-type="float" office:value="0.370464">
            <text:p>0.370464</text:p>
          </table:table-cell>
          <table:table-cell office:value-type="float" office:value="-0.0758977">
            <text:p>-0.0758977</text:p>
          </table:table-cell>
          <table:table-cell office:value-type="float" office:value="0.920475">
            <text:p>0.920475</text:p>
          </table:table-cell>
          <table:table-cell office:value-type="float" office:value="0.0854611">
            <text:p>0.0854611</text:p>
          </table:table-cell>
          <table:table-cell office:value-type="float" office:value="-0.00414336">
            <text:p>-0.00414336</text:p>
          </table:table-cell>
          <table:table-cell office:value-type="float" office:value="-0.133111">
            <text:p>-0.133111</text:p>
          </table:table-cell>
          <table:table-cell office:value-type="float" office:value="0.000620831">
            <text:p>0.000620831</text:p>
          </table:table-cell>
          <table:table-cell office:value-type="float" office:value="-0.05043">
            <text:p>-0.05043</text:p>
          </table:table-cell>
          <table:table-cell office:value-type="float" office:value="0.0511404">
            <text:p>0.0511404</text:p>
          </table:table-cell>
          <table:table-cell office:value-type="float" office:value="0.0144614">
            <text:p>0.0144614</text:p>
          </table:table-cell>
          <table:table-cell office:value-type="float" office:value="-0.164028">
            <text:p>-0.164028</text:p>
          </table:table-cell>
          <table:table-cell office:value-type="float" office:value="-0.115503">
            <text:p>-0.115503</text:p>
          </table:table-cell>
          <table:table-cell office:value-type="float" office:value="0.162829">
            <text:p>0.162829</text:p>
          </table:table-cell>
          <table:table-cell/>
          <table:table-cell office:value-type="float" office:value="9.44082">
            <text:p>9.44082</text:p>
          </table:table-cell>
          <table:table-cell office:value-type="float" office:value="0.200289">
            <text:p>0.200289</text:p>
          </table:table-cell>
          <table:table-cell office:value-type="float" office:value="0.0258141">
            <text:p>0.0258141</text:p>
          </table:table-cell>
          <table:table-cell office:value-type="float" office:value="0.87221">
            <text:p>0.87221</text:p>
          </table:table-cell>
          <table:table-cell office:value-type="float" office:value="0.0765715">
            <text:p>0.0765715</text:p>
          </table:table-cell>
          <table:table-cell office:value-type="float" office:value="-0.123827">
            <text:p>-0.123827</text:p>
          </table:table-cell>
          <table:table-cell office:value-type="float" office:value="-0.0640449">
            <text:p>-0.0640449</text:p>
          </table:table-cell>
          <table:table-cell office:value-type="float" office:value="-0.0151404">
            <text:p>-0.0151404</text:p>
          </table:table-cell>
          <table:table-cell office:value-type="float" office:value="-0.218645">
            <text:p>-0.218645</text:p>
          </table:table-cell>
          <table:table-cell office:value-type="float" office:value="0.0744862">
            <text:p>0.0744862</text:p>
          </table:table-cell>
          <table:table-cell office:value-type="float" office:value="0.0361044">
            <text:p>0.0361044</text:p>
          </table:table-cell>
          <table:table-cell office:value-type="float" office:value="0.676842">
            <text:p>0.676842</text:p>
          </table:table-cell>
          <table:table-cell office:value-type="float" office:value="-0.293037">
            <text:p>-0.293037</text:p>
          </table:table-cell>
          <table:table-cell office:value-type="float" office:value="-0.161776">
            <text:p>-0.161776</text:p>
          </table:table-cell>
          <table:table-cell/>
          <table:table-cell office:value-type="float" office:value="10.0433">
            <text:p>10.0433</text:p>
          </table:table-cell>
          <table:table-cell office:value-type="float" office:value="0.25321">
            <text:p>0.25321</text:p>
          </table:table-cell>
          <table:table-cell office:value-type="float" office:value="-0.0528831">
            <text:p>-0.0528831</text:p>
          </table:table-cell>
          <table:table-cell office:value-type="float" office:value="0.816704">
            <text:p>0.816704</text:p>
          </table:table-cell>
          <table:table-cell office:value-type="float" office:value="0.0864077">
            <text:p>0.0864077</text:p>
          </table:table-cell>
          <table:table-cell office:value-type="float" office:value="-0.0657152">
            <text:p>-0.0657152</text:p>
          </table:table-cell>
          <table:table-cell office:value-type="float" office:value="-0.13377">
            <text:p>-0.13377</text:p>
          </table:table-cell>
          <table:table-cell office:value-type="float" office:value="-0.0123392">
            <text:p>-0.0123392</text:p>
          </table:table-cell>
          <table:table-cell office:value-type="float" office:value="-0.142782">
            <text:p>-0.142782</text:p>
          </table:table-cell>
          <table:table-cell office:value-type="float" office:value="0.00987678">
            <text:p>0.00987678</text:p>
          </table:table-cell>
          <table:table-cell office:value-type="float" office:value="0.0124968">
            <text:p>0.0124968</text:p>
          </table:table-cell>
          <table:table-cell office:value-type="float" office:value="0.46597">
            <text:p>0.46597</text:p>
          </table:table-cell>
          <table:table-cell office:value-type="float" office:value="-0.045274">
            <text:p>-0.045274</text:p>
          </table:table-cell>
          <table:table-cell office:value-type="float" office:value="-0.0748652">
            <text:p>-0.0748652</text:p>
          </table:table-cell>
          <table:table-cell/>
          <table:table-cell office:value-type="float" office:value="9.47609">
            <text:p>9.47609</text:p>
          </table:table-cell>
          <table:table-cell office:value-type="float" office:value="0.293184">
            <text:p>0.293184</text:p>
          </table:table-cell>
          <table:table-cell office:value-type="float" office:value="-0.0362464">
            <text:p>-0.0362464</text:p>
          </table:table-cell>
          <table:table-cell office:value-type="float" office:value="0.85121">
            <text:p>0.85121</text:p>
          </table:table-cell>
          <table:table-cell office:value-type="float" office:value="0.0972711">
            <text:p>0.0972711</text:p>
          </table:table-cell>
          <table:table-cell office:value-type="float" office:value="-0.0253375">
            <text:p>-0.0253375</text:p>
          </table:table-cell>
          <table:table-cell office:value-type="float" office:value="-0.158092">
            <text:p>-0.158092</text:p>
          </table:table-cell>
          <table:table-cell office:value-type="float" office:value="-0.0134926">
            <text:p>-0.0134926</text:p>
          </table:table-cell>
          <table:table-cell office:value-type="float" office:value="-0.0416516">
            <text:p>-0.0416516</text:p>
          </table:table-cell>
          <table:table-cell table:style-name="ce1" office:value-type="float" office:value="0.0613931">
            <text:p>0.0613931</text:p>
          </table:table-cell>
          <table:table-cell office:value-type="float" office:value="-0.0170845">
            <text:p>-0.0170845</text:p>
          </table:table-cell>
          <table:table-cell office:value-type="float" office:value="-0.0654135">
            <text:p>-0.0654135</text:p>
          </table:table-cell>
          <table:table-cell office:value-type="float" office:value="-0.0576465">
            <text:p>-0.0576465</text:p>
          </table:table-cell>
          <table:table-cell office:value-type="float" office:value="0.0381856">
            <text:p>0.0381856</text:p>
          </table:table-cell>
          <table:table-cell/>
          <table:table-cell office:value-type="float" office:value="8.94135">
            <text:p>8.94135</text:p>
          </table:table-cell>
          <table:table-cell office:value-type="float" office:value="0.20324">
            <text:p>0.20324</text:p>
          </table:table-cell>
          <table:table-cell office:value-type="float" office:value="0.0165795">
            <text:p>0.0165795</text:p>
          </table:table-cell>
          <table:table-cell office:value-type="float" office:value="0.647716">
            <text:p>0.647716</text:p>
          </table:table-cell>
          <table:table-cell office:value-type="float" office:value="0.121284">
            <text:p>0.121284</text:p>
          </table:table-cell>
          <table:table-cell office:value-type="float" office:value="-0.0313861">
            <text:p>-0.0313861</text:p>
          </table:table-cell>
          <table:table-cell office:value-type="float" office:value="-0.0609329">
            <text:p>-0.0609329</text:p>
          </table:table-cell>
          <table:table-cell office:value-type="float" office:value="-0.0262866">
            <text:p>-0.0262866</text:p>
          </table:table-cell>
          <table:table-cell office:value-type="float" office:value="-0.0755236">
            <text:p>-0.0755236</text:p>
          </table:table-cell>
          <table:table-cell office:value-type="float" office:value="0.0394636">
            <text:p>0.0394636</text:p>
          </table:table-cell>
          <table:table-cell office:value-type="float" office:value="0.00274511">
            <text:p>0.00274511</text:p>
          </table:table-cell>
          <table:table-cell office:value-type="float" office:value="-0.226501">
            <text:p>-0.226501</text:p>
          </table:table-cell>
          <table:table-cell office:value-type="float" office:value="-0.0900708">
            <text:p>-0.0900708</text:p>
          </table:table-cell>
          <table:table-cell office:value-type="float" office:value="-0.0966005">
            <text:p>-0.0966005</text:p>
          </table:table-cell>
        </table:table-row>
        <table:table-row table:style-name="ro4">
          <table:table-cell office:value-type="float" office:value="10.0126">
            <text:p>10.0126</text:p>
          </table:table-cell>
          <table:table-cell office:value-type="float" office:value="0.364033">
            <text:p>0.364033</text:p>
          </table:table-cell>
          <table:table-cell office:value-type="float" office:value="-0.0720253">
            <text:p>-0.0720253</text:p>
          </table:table-cell>
          <table:table-cell office:value-type="float" office:value="0.923407">
            <text:p>0.923407</text:p>
          </table:table-cell>
          <table:table-cell office:value-type="float" office:value="0.0834303">
            <text:p>0.0834303</text:p>
          </table:table-cell>
          <table:table-cell office:value-type="float" office:value="-0.00672684">
            <text:p>-0.00672684</text:p>
          </table:table-cell>
          <table:table-cell office:value-type="float" office:value="-0.124841">
            <text:p>-0.124841</text:p>
          </table:table-cell>
          <table:table-cell office:value-type="float" office:value="-0.00426825">
            <text:p>-0.00426825</text:p>
          </table:table-cell>
          <table:table-cell office:value-type="float" office:value="-0.0663322">
            <text:p>-0.0663322</text:p>
          </table:table-cell>
          <table:table-cell office:value-type="float" office:value="0.0399427">
            <text:p>0.0399427</text:p>
          </table:table-cell>
          <table:table-cell office:value-type="float" office:value="0.0302473">
            <text:p>0.0302473</text:p>
          </table:table-cell>
          <table:table-cell office:value-type="float" office:value="-0.00462996">
            <text:p>-0.00462996</text:p>
          </table:table-cell>
          <table:table-cell office:value-type="float" office:value="0.0503292">
            <text:p>0.0503292</text:p>
          </table:table-cell>
          <table:table-cell office:value-type="float" office:value="-0.0933901">
            <text:p>-0.0933901</text:p>
          </table:table-cell>
          <table:table-cell/>
          <table:table-cell office:value-type="float" office:value="9.64868">
            <text:p>9.64868</text:p>
          </table:table-cell>
          <table:table-cell office:value-type="float" office:value="0.184085">
            <text:p>0.184085</text:p>
          </table:table-cell>
          <table:table-cell office:value-type="float" office:value="0.0286361">
            <text:p>0.0286361</text:p>
          </table:table-cell>
          <table:table-cell office:value-type="float" office:value="0.872725">
            <text:p>0.872725</text:p>
          </table:table-cell>
          <table:table-cell office:value-type="float" office:value="0.0723599">
            <text:p>0.0723599</text:p>
          </table:table-cell>
          <table:table-cell office:value-type="float" office:value="-0.156332">
            <text:p>-0.156332</text:p>
          </table:table-cell>
          <table:table-cell office:value-type="float" office:value="-0.059302">
            <text:p>-0.059302</text:p>
          </table:table-cell>
          <table:table-cell office:value-type="float" office:value="-0.00954445">
            <text:p>-0.00954445</text:p>
          </table:table-cell>
          <table:table-cell office:value-type="float" office:value="-0.0779597">
            <text:p>-0.0779597</text:p>
          </table:table-cell>
          <table:table-cell office:value-type="float" office:value="0.0135767">
            <text:p>0.0135767</text:p>
          </table:table-cell>
          <table:table-cell office:value-type="float" office:value="0.00247827">
            <text:p>0.00247827</text:p>
          </table:table-cell>
          <table:table-cell office:value-type="float" office:value="-0.129828">
            <text:p>-0.129828</text:p>
          </table:table-cell>
          <table:table-cell office:value-type="float" office:value="-0.039261">
            <text:p>-0.039261</text:p>
          </table:table-cell>
          <table:table-cell office:value-type="float" office:value="0.069198">
            <text:p>0.069198</text:p>
          </table:table-cell>
          <table:table-cell/>
          <table:table-cell office:value-type="float" office:value="10.1753">
            <text:p>10.1753</text:p>
          </table:table-cell>
          <table:table-cell office:value-type="float" office:value="0.242483">
            <text:p>0.242483</text:p>
          </table:table-cell>
          <table:table-cell office:value-type="float" office:value="-0.052368">
            <text:p>-0.052368</text:p>
          </table:table-cell>
          <table:table-cell office:value-type="float" office:value="0.817049">
            <text:p>0.817049</text:p>
          </table:table-cell>
          <table:table-cell office:value-type="float" office:value="0.0836726">
            <text:p>0.0836726</text:p>
          </table:table-cell>
          <table:table-cell office:value-type="float" office:value="-0.0910664">
            <text:p>-0.0910664</text:p>
          </table:table-cell>
          <table:table-cell office:value-type="float" office:value="-0.133218">
            <text:p>-0.133218</text:p>
          </table:table-cell>
          <table:table-cell office:value-type="float" office:value="-0.00990423">
            <text:p>-0.00990423</text:p>
          </table:table-cell>
          <table:table-cell office:value-type="float" office:value="-0.0813089">
            <text:p>-0.0813089</text:p>
          </table:table-cell>
          <table:table-cell office:value-type="float" office:value="0.00390405">
            <text:p>0.00390405</text:p>
          </table:table-cell>
          <table:table-cell office:value-type="float" office:value="0.00262029">
            <text:p>0.00262029</text:p>
          </table:table-cell>
          <table:table-cell office:value-type="float" office:value="-0.0419653">
            <text:p>-0.0419653</text:p>
          </table:table-cell>
          <table:table-cell table:style-name="ce1" office:value-type="float" office:value="-0.0108257">
            <text:p>-0.0108257</text:p>
          </table:table-cell>
          <table:table-cell office:value-type="float" office:value="-0.00724791">
            <text:p>-0.00724791</text:p>
          </table:table-cell>
          <table:table-cell/>
          <table:table-cell office:value-type="float" office:value="9.64355">
            <text:p>9.64355</text:p>
          </table:table-cell>
          <table:table-cell office:value-type="float" office:value="0.284375">
            <text:p>0.284375</text:p>
          </table:table-cell>
          <table:table-cell office:value-type="float" office:value="-0.0275822">
            <text:p>-0.0275822</text:p>
          </table:table-cell>
          <table:table-cell office:value-type="float" office:value="0.84942">
            <text:p>0.84942</text:p>
          </table:table-cell>
          <table:table-cell office:value-type="float" office:value="0.0933469">
            <text:p>0.0933469</text:p>
          </table:table-cell>
          <table:table-cell office:value-type="float" office:value="-0.0497142">
            <text:p>-0.0497142</text:p>
          </table:table-cell>
          <table:table-cell office:value-type="float" office:value="-0.148832">
            <text:p>-0.148832</text:p>
          </table:table-cell>
          <table:table-cell office:value-type="float" office:value="-0.0100809">
            <text:p>-0.0100809</text:p>
          </table:table-cell>
          <table:table-cell office:value-type="float" office:value="-0.0526056">
            <text:p>-0.0526056</text:p>
          </table:table-cell>
          <table:table-cell office:value-type="float" office:value="0.0517397">
            <text:p>0.0517397</text:p>
          </table:table-cell>
          <table:table-cell office:value-type="float" office:value="-0.01069">
            <text:p>-0.01069</text:p>
          </table:table-cell>
          <table:table-cell office:value-type="float" office:value="-0.411629">
            <text:p>-0.411629</text:p>
          </table:table-cell>
          <table:table-cell office:value-type="float" office:value="0.0187812">
            <text:p>0.0187812</text:p>
          </table:table-cell>
          <table:table-cell office:value-type="float" office:value="0.147997">
            <text:p>0.147997</text:p>
          </table:table-cell>
          <table:table-cell/>
          <table:table-cell office:value-type="float" office:value="9.1384">
            <text:p>9.1384</text:p>
          </table:table-cell>
          <table:table-cell office:value-type="float" office:value="0.179564">
            <text:p>0.179564</text:p>
          </table:table-cell>
          <table:table-cell office:value-type="float" office:value="0.0208584">
            <text:p>0.0208584</text:p>
          </table:table-cell>
          <table:table-cell office:value-type="float" office:value="0.644506">
            <text:p>0.644506</text:p>
          </table:table-cell>
          <table:table-cell office:value-type="float" office:value="0.115775">
            <text:p>0.115775</text:p>
          </table:table-cell>
          <table:table-cell office:value-type="float" office:value="-0.0409043">
            <text:p>-0.0409043</text:p>
          </table:table-cell>
          <table:table-cell office:value-type="float" office:value="-0.0571015">
            <text:p>-0.0571015</text:p>
          </table:table-cell>
          <table:table-cell office:value-type="float" office:value="-0.0269167">
            <text:p>-0.0269167</text:p>
          </table:table-cell>
          <table:table-cell office:value-type="float" office:value="-0.120155">
            <text:p>-0.120155</text:p>
          </table:table-cell>
          <table:table-cell office:value-type="float" office:value="0.0217154">
            <text:p>0.0217154</text:p>
          </table:table-cell>
          <table:table-cell office:value-type="float" office:value="-0.0162898">
            <text:p>-0.0162898</text:p>
          </table:table-cell>
          <table:table-cell office:value-type="float" office:value="0.269496">
            <text:p>0.269496</text:p>
          </table:table-cell>
          <table:table-cell office:value-type="float" office:value="-0.0343293">
            <text:p>-0.0343293</text:p>
          </table:table-cell>
          <table:table-cell table:style-name="ce1" office:value-type="float" office:value="0.0112362">
            <text:p>0.0112362</text:p>
          </table:table-cell>
        </table:table-row>
        <table:table-row table:style-name="ro4">
          <table:table-cell office:value-type="float" office:value="10.1829">
            <text:p>10.1829</text:p>
          </table:table-cell>
          <table:table-cell office:value-type="float" office:value="0.352602">
            <text:p>0.352602</text:p>
          </table:table-cell>
          <table:table-cell office:value-type="float" office:value="-0.0637632">
            <text:p>-0.0637632</text:p>
          </table:table-cell>
          <table:table-cell office:value-type="float" office:value="0.92585">
            <text:p>0.92585</text:p>
          </table:table-cell>
          <table:table-cell office:value-type="float" office:value="0.0799792">
            <text:p>0.0799792</text:p>
          </table:table-cell>
          <table:table-cell office:value-type="float" office:value="-0.0235398">
            <text:p>-0.0235398</text:p>
          </table:table-cell>
          <table:table-cell office:value-type="float" office:value="-0.117183">
            <text:p>-0.117183</text:p>
          </table:table-cell>
          <table:table-cell office:value-type="float" office:value="-0.00110998">
            <text:p>-0.00110998</text:p>
          </table:table-cell>
          <table:table-cell office:value-type="float" office:value="-0.0671207">
            <text:p>-0.0671207</text:p>
          </table:table-cell>
          <table:table-cell office:value-type="float" office:value="0.0485139">
            <text:p>0.0485139</text:p>
          </table:table-cell>
          <table:table-cell office:value-type="float" office:value="0.0143427">
            <text:p>0.0143427</text:p>
          </table:table-cell>
          <table:table-cell office:value-type="float" office:value="-0.117997">
            <text:p>-0.117997</text:p>
          </table:table-cell>
          <table:table-cell office:value-type="float" office:value="0.048095">
            <text:p>0.048095</text:p>
          </table:table-cell>
          <table:table-cell office:value-type="float" office:value="-0.0486065">
            <text:p>-0.0486065</text:p>
          </table:table-cell>
          <table:table-cell/>
          <table:table-cell office:value-type="float" office:value="9.84452">
            <text:p>9.84452</text:p>
          </table:table-cell>
          <table:table-cell office:value-type="float" office:value="0.163838">
            <text:p>0.163838</text:p>
          </table:table-cell>
          <table:table-cell office:value-type="float" office:value="0.0297892">
            <text:p>0.0297892</text:p>
          </table:table-cell>
          <table:table-cell office:value-type="float" office:value="0.875864">
            <text:p>0.875864</text:p>
          </table:table-cell>
          <table:table-cell office:value-type="float" office:value="0.0686041">
            <text:p>0.0686041</text:p>
          </table:table-cell>
          <table:table-cell office:value-type="float" office:value="-0.15645">
            <text:p>-0.15645</text:p>
          </table:table-cell>
          <table:table-cell office:value-type="float" office:value="-0.0590561">
            <text:p>-0.0590561</text:p>
          </table:table-cell>
          <table:table-cell office:value-type="float" office:value="-0.0114256">
            <text:p>-0.0114256</text:p>
          </table:table-cell>
          <table:table-cell office:value-type="float" office:value="-0.103385">
            <text:p>-0.103385</text:p>
          </table:table-cell>
          <table:table-cell office:value-type="float" office:value="0.00588797">
            <text:p>0.00588797</text:p>
          </table:table-cell>
          <table:table-cell office:value-type="float" office:value="0.0160297">
            <text:p>0.0160297</text:p>
          </table:table-cell>
          <table:table-cell office:value-type="float" office:value="0.57398">
            <text:p>0.57398</text:p>
          </table:table-cell>
          <table:table-cell office:value-type="float" office:value="-0.0136264">
            <text:p>-0.0136264</text:p>
          </table:table-cell>
          <table:table-cell office:value-type="float" office:value="-0.12215">
            <text:p>-0.12215</text:p>
          </table:table-cell>
          <table:table-cell/>
          <table:table-cell office:value-type="float" office:value="10.7115">
            <text:p>10.7115</text:p>
          </table:table-cell>
          <table:table-cell office:value-type="float" office:value="0.186816">
            <text:p>0.186816</text:p>
          </table:table-cell>
          <table:table-cell office:value-type="float" office:value="-0.0533874">
            <text:p>-0.0533874</text:p>
          </table:table-cell>
          <table:table-cell office:value-type="float" office:value="0.81637">
            <text:p>0.81637</text:p>
          </table:table-cell>
          <table:table-cell office:value-type="float" office:value="0.0734182">
            <text:p>0.0734182</text:p>
          </table:table-cell>
          <table:table-cell office:value-type="float" office:value="-0.13224">
            <text:p>-0.13224</text:p>
          </table:table-cell>
          <table:table-cell office:value-type="float" office:value="-0.131807">
            <text:p>-0.131807</text:p>
          </table:table-cell>
          <table:table-cell office:value-type="float" office:value="-0.00573723">
            <text:p>-0.00573723</text:p>
          </table:table-cell>
          <table:table-cell office:value-type="float" office:value="-0.103812">
            <text:p>-0.103812</text:p>
          </table:table-cell>
          <table:table-cell office:value-type="float" office:value="-0.00190102">
            <text:p>-0.00190102</text:p>
          </table:table-cell>
          <table:table-cell office:value-type="float" office:value="-0.00126626">
            <text:p>-0.00126626</text:p>
          </table:table-cell>
          <table:table-cell office:value-type="float" office:value="0.487776">
            <text:p>0.487776</text:p>
          </table:table-cell>
          <table:table-cell office:value-type="float" office:value="0.139735">
            <text:p>0.139735</text:p>
          </table:table-cell>
          <table:table-cell office:value-type="float" office:value="0.0887187">
            <text:p>0.0887187</text:p>
          </table:table-cell>
          <table:table-cell/>
          <table:table-cell office:value-type="float" office:value="9.84794">
            <text:p>9.84794</text:p>
          </table:table-cell>
          <table:table-cell office:value-type="float" office:value="0.256426">
            <text:p>0.256426</text:p>
          </table:table-cell>
          <table:table-cell office:value-type="float" office:value="-0.0162222">
            <text:p>-0.0162222</text:p>
          </table:table-cell>
          <table:table-cell office:value-type="float" office:value="0.853418">
            <text:p>0.853418</text:p>
          </table:table-cell>
          <table:table-cell office:value-type="float" office:value="0.088771">
            <text:p>0.088771</text:p>
          </table:table-cell>
          <table:table-cell office:value-type="float" office:value="-0.0622678">
            <text:p>-0.0622678</text:p>
          </table:table-cell>
          <table:table-cell office:value-type="float" office:value="-0.14427">
            <text:p>-0.14427</text:p>
          </table:table-cell>
          <table:table-cell office:value-type="float" office:value="-0.00979978">
            <text:p>-0.00979978</text:p>
          </table:table-cell>
          <table:table-cell office:value-type="float" office:value="-0.136741">
            <text:p>-0.136741</text:p>
          </table:table-cell>
          <table:table-cell office:value-type="float" office:value="0.0555785">
            <text:p>0.0555785</text:p>
          </table:table-cell>
          <table:table-cell office:value-type="float" office:value="0.0195599">
            <text:p>0.0195599</text:p>
          </table:table-cell>
          <table:table-cell office:value-type="float" office:value="0.250791">
            <text:p>0.250791</text:p>
          </table:table-cell>
          <table:table-cell office:value-type="float" office:value="-0.128191">
            <text:p>-0.128191</text:p>
          </table:table-cell>
          <table:table-cell office:value-type="float" office:value="-0.0395758">
            <text:p>-0.0395758</text:p>
          </table:table-cell>
          <table:table-cell/>
          <table:table-cell office:value-type="float" office:value="9.41582">
            <text:p>9.41582</text:p>
          </table:table-cell>
          <table:table-cell office:value-type="float" office:value="0.166971">
            <text:p>0.166971</text:p>
          </table:table-cell>
          <table:table-cell office:value-type="float" office:value="0.0242407">
            <text:p>0.0242407</text:p>
          </table:table-cell>
          <table:table-cell office:value-type="float" office:value="0.640852">
            <text:p>0.640852</text:p>
          </table:table-cell>
          <table:table-cell office:value-type="float" office:value="0.10844">
            <text:p>0.10844</text:p>
          </table:table-cell>
          <table:table-cell office:value-type="float" office:value="-0.104101">
            <text:p>-0.104101</text:p>
          </table:table-cell>
          <table:table-cell office:value-type="float" office:value="-0.038957">
            <text:p>-0.038957</text:p>
          </table:table-cell>
          <table:table-cell office:value-type="float" office:value="-0.0288783">
            <text:p>-0.0288783</text:p>
          </table:table-cell>
          <table:table-cell office:value-type="float" office:value="-0.0453924">
            <text:p>-0.0453924</text:p>
          </table:table-cell>
          <table:table-cell office:value-type="float" office:value="0.0121919">
            <text:p>0.0121919</text:p>
          </table:table-cell>
          <table:table-cell office:value-type="float" office:value="-0.0131727">
            <text:p>-0.0131727</text:p>
          </table:table-cell>
          <table:table-cell office:value-type="float" office:value="-1.15679">
            <text:p>-1.15679</text:p>
          </table:table-cell>
          <table:table-cell office:value-type="float" office:value="0.400985">
            <text:p>0.400985</text:p>
          </table:table-cell>
          <table:table-cell office:value-type="float" office:value="0.0449754">
            <text:p>0.0449754</text:p>
          </table:table-cell>
        </table:table-row>
        <table:table-row table:style-name="ro4">
          <table:table-cell office:value-type="float" office:value="10.5793">
            <text:p>10.5793</text:p>
          </table:table-cell>
          <table:table-cell office:value-type="float" office:value="0.307452">
            <text:p>0.307452</text:p>
          </table:table-cell>
          <table:table-cell office:value-type="float" office:value="-0.0369739">
            <text:p>-0.0369739</text:p>
          </table:table-cell>
          <table:table-cell office:value-type="float" office:value="0.923897">
            <text:p>0.923897</text:p>
          </table:table-cell>
          <table:table-cell office:value-type="float" office:value="0.0724887">
            <text:p>0.0724887</text:p>
          </table:table-cell>
          <table:table-cell office:value-type="float" office:value="-0.0846208">
            <text:p>-0.0846208</text:p>
          </table:table-cell>
          <table:table-cell office:value-type="float" office:value="-0.0966574">
            <text:p>-0.0966574</text:p>
          </table:table-cell>
          <table:table-cell office:value-type="float" office:value="-0.00213785">
            <text:p>-0.00213785</text:p>
          </table:table-cell>
          <table:table-cell office:value-type="float" office:value="-0.113896">
            <text:p>-0.113896</text:p>
          </table:table-cell>
          <table:table-cell office:value-type="float" office:value="0.0675794">
            <text:p>0.0675794</text:p>
          </table:table-cell>
          <table:table-cell office:value-type="float" office:value="-0.00492556">
            <text:p>-0.00492556</text:p>
          </table:table-cell>
          <table:table-cell office:value-type="float" office:value="-0.369946">
            <text:p>-0.369946</text:p>
          </table:table-cell>
          <table:table-cell office:value-type="float" office:value="-0.091236">
            <text:p>-0.091236</text:p>
          </table:table-cell>
          <table:table-cell office:value-type="float" office:value="-0.00507827">
            <text:p>-0.00507827</text:p>
          </table:table-cell>
          <table:table-cell/>
          <table:table-cell office:value-type="float" office:value="9.97575">
            <text:p>9.97575</text:p>
          </table:table-cell>
          <table:table-cell office:value-type="float" office:value="0.160156">
            <text:p>0.160156</text:p>
          </table:table-cell>
          <table:table-cell office:value-type="float" office:value="0.0303272">
            <text:p>0.0303272</text:p>
          </table:table-cell>
          <table:table-cell office:value-type="float" office:value="0.875864">
            <text:p>0.875864</text:p>
          </table:table-cell>
          <table:table-cell office:value-type="float" office:value="0.066197">
            <text:p>0.066197</text:p>
          </table:table-cell>
          <table:table-cell office:value-type="float" office:value="-0.185007">
            <text:p>-0.185007</text:p>
          </table:table-cell>
          <table:table-cell office:value-type="float" office:value="-0.0552256">
            <text:p>-0.0552256</text:p>
          </table:table-cell>
          <table:table-cell office:value-type="float" office:value="-0.00781812">
            <text:p>-0.00781812</text:p>
          </table:table-cell>
          <table:table-cell office:value-type="float" office:value="-0.0280612">
            <text:p>-0.0280612</text:p>
          </table:table-cell>
          <table:table-cell office:value-type="float" office:value="0.00409977">
            <text:p>0.00409977</text:p>
          </table:table-cell>
          <table:table-cell table:style-name="ce1" office:value-type="string">
            <text:p>3.92519e-08</text:p>
          </table:table-cell>
          <table:table-cell office:value-type="float" office:value="-0.333403">
            <text:p>-0.333403</text:p>
          </table:table-cell>
          <table:table-cell office:value-type="float" office:value="0.108984">
            <text:p>0.108984</text:p>
          </table:table-cell>
          <table:table-cell office:value-type="float" office:value="0.0222256">
            <text:p>0.0222256</text:p>
          </table:table-cell>
          <table:table-cell/>
          <table:table-cell office:value-type="float" office:value="10.7815">
            <text:p>10.7815</text:p>
          </table:table-cell>
          <table:table-cell office:value-type="float" office:value="0.18194">
            <text:p>0.18194</text:p>
          </table:table-cell>
          <table:table-cell office:value-type="float" office:value="-0.0528364">
            <text:p>-0.0528364</text:p>
          </table:table-cell>
          <table:table-cell office:value-type="float" office:value="0.816716">
            <text:p>0.816716</text:p>
          </table:table-cell>
          <table:table-cell office:value-type="float" office:value="0.0721765">
            <text:p>0.0721765</text:p>
          </table:table-cell>
          <table:table-cell office:value-type="float" office:value="-0.177932">
            <text:p>-0.177932</text:p>
          </table:table-cell>
          <table:table-cell office:value-type="float" office:value="-0.137315">
            <text:p>-0.137315</text:p>
          </table:table-cell>
          <table:table-cell office:value-type="float" office:value="-0.000377939">
            <text:p>-0.000377939</text:p>
          </table:table-cell>
          <table:table-cell office:value-type="float" office:value="-0.0696853">
            <text:p>-0.0696853</text:p>
          </table:table-cell>
          <table:table-cell office:value-type="float" office:value="0.00787538">
            <text:p>0.00787538</text:p>
          </table:table-cell>
          <table:table-cell office:value-type="float" office:value="0.00494085">
            <text:p>0.00494085</text:p>
          </table:table-cell>
          <table:table-cell office:value-type="float" office:value="-0.662259">
            <text:p>-0.662259</text:p>
          </table:table-cell>
          <table:table-cell office:value-type="float" office:value="-0.035018">
            <text:p>-0.035018</text:p>
          </table:table-cell>
          <table:table-cell office:value-type="float" office:value="0.201712">
            <text:p>0.201712</text:p>
          </table:table-cell>
          <table:table-cell/>
          <table:table-cell office:value-type="float" office:value="9.97592">
            <text:p>9.97592</text:p>
          </table:table-cell>
          <table:table-cell office:value-type="float" office:value="0.243034">
            <text:p>0.243034</text:p>
          </table:table-cell>
          <table:table-cell office:value-type="float" office:value="-0.011209">
            <text:p>-0.011209</text:p>
          </table:table-cell>
          <table:table-cell office:value-type="float" office:value="0.855273">
            <text:p>0.855273</text:p>
          </table:table-cell>
          <table:table-cell office:value-type="float" office:value="0.0860209">
            <text:p>0.0860209</text:p>
          </table:table-cell>
          <table:table-cell office:value-type="float" office:value="-0.0777815">
            <text:p>-0.0777815</text:p>
          </table:table-cell>
          <table:table-cell office:value-type="float" office:value="-0.14055">
            <text:p>-0.14055</text:p>
          </table:table-cell>
          <table:table-cell office:value-type="float" office:value="-0.00886275">
            <text:p>-0.00886275</text:p>
          </table:table-cell>
          <table:table-cell office:value-type="float" office:value="-0.104646">
            <text:p>-0.104646</text:p>
          </table:table-cell>
          <table:table-cell office:value-type="float" office:value="0.0391735">
            <text:p>0.0391735</text:p>
          </table:table-cell>
          <table:table-cell office:value-type="float" office:value="0.0144953">
            <text:p>0.0144953</text:p>
          </table:table-cell>
          <table:table-cell office:value-type="float" office:value="0.147817">
            <text:p>0.147817</text:p>
          </table:table-cell>
          <table:table-cell office:value-type="float" office:value="-0.0972873">
            <text:p>-0.0972873</text:p>
          </table:table-cell>
          <table:table-cell office:value-type="float" office:value="-0.0616645">
            <text:p>-0.0616645</text:p>
          </table:table-cell>
          <table:table-cell/>
          <table:table-cell office:value-type="float" office:value="9.47757">
            <text:p>9.47757</text:p>
          </table:table-cell>
          <table:table-cell office:value-type="float" office:value="0.159756">
            <text:p>0.159756</text:p>
          </table:table-cell>
          <table:table-cell office:value-type="float" office:value="0.0265229">
            <text:p>0.0265229</text:p>
          </table:table-cell>
          <table:table-cell office:value-type="float" office:value="0.64021">
            <text:p>0.64021</text:p>
          </table:table-cell>
          <table:table-cell office:value-type="float" office:value="0.106871">
            <text:p>0.106871</text:p>
          </table:table-cell>
          <table:table-cell office:value-type="float" office:value="-0.0661835">
            <text:p>-0.0661835</text:p>
          </table:table-cell>
          <table:table-cell office:value-type="float" office:value="-0.0539252">
            <text:p>-0.0539252</text:p>
          </table:table-cell>
          <table:table-cell office:value-type="float" office:value="-0.0303811">
            <text:p>-0.0303811</text:p>
          </table:table-cell>
          <table:table-cell office:value-type="float" office:value="-0.116832">
            <text:p>-0.116832</text:p>
          </table:table-cell>
          <table:table-cell office:value-type="float" office:value="0.0369555">
            <text:p>0.0369555</text:p>
          </table:table-cell>
          <table:table-cell office:value-type="float" office:value="-0.0103951">
            <text:p>-0.0103951</text:p>
          </table:table-cell>
          <table:table-cell office:value-type="float" office:value="0.171897">
            <text:p>0.171897</text:p>
          </table:table-cell>
          <table:table-cell office:value-type="float" office:value="-0.0900996">
            <text:p>-0.0900996</text:p>
          </table:table-cell>
          <table:table-cell office:value-type="float" office:value="0.0160292">
            <text:p>0.0160292</text:p>
          </table:table-cell>
        </table:table-row>
        <table:table-row table:style-name="ro4">
          <table:table-cell office:value-type="float" office:value="10.7436">
            <text:p>10.7436</text:p>
          </table:table-cell>
          <table:table-cell office:value-type="float" office:value="0.278743">
            <text:p>0.278743</text:p>
          </table:table-cell>
          <table:table-cell office:value-type="float" office:value="-0.0283319">
            <text:p>-0.0283319</text:p>
          </table:table-cell>
          <table:table-cell office:value-type="float" office:value="0.922951">
            <text:p>0.922951</text:p>
          </table:table-cell>
          <table:table-cell office:value-type="float" office:value="0.069593">
            <text:p>0.069593</text:p>
          </table:table-cell>
          <table:table-cell office:value-type="float" office:value="-0.0853728">
            <text:p>-0.0853728</text:p>
          </table:table-cell>
          <table:table-cell office:value-type="float" office:value="-0.105496">
            <text:p>-0.105496</text:p>
          </table:table-cell>
          <table:table-cell office:value-type="float" office:value="0.00097485">
            <text:p>0.00097485</text:p>
          </table:table-cell>
          <table:table-cell office:value-type="float" office:value="-0.174693">
            <text:p>-0.174693</text:p>
          </table:table-cell>
          <table:table-cell office:value-type="float" office:value="0.0525856">
            <text:p>0.0525856</text:p>
          </table:table-cell>
          <table:table-cell office:value-type="float" office:value="-0.00576013">
            <text:p>-0.00576013</text:p>
          </table:table-cell>
          <table:table-cell office:value-type="float" office:value="0.554397">
            <text:p>0.554397</text:p>
          </table:table-cell>
          <table:table-cell office:value-type="float" office:value="-0.496825">
            <text:p>-0.496825</text:p>
          </table:table-cell>
          <table:table-cell office:value-type="float" office:value="0.0955176">
            <text:p>0.0955176</text:p>
          </table:table-cell>
          <table:table-cell/>
          <table:table-cell office:value-type="float" office:value="10.1799">
            <text:p>10.1799</text:p>
          </table:table-cell>
          <table:table-cell office:value-type="float" office:value="0.140539">
            <text:p>0.140539</text:p>
          </table:table-cell>
          <table:table-cell office:value-type="float" office:value="0.0357042">
            <text:p>0.0357042</text:p>
          </table:table-cell>
          <table:table-cell office:value-type="float" office:value="0.87679">
            <text:p>0.87679</text:p>
          </table:table-cell>
          <table:table-cell office:value-type="float" office:value="0.0626199">
            <text:p>0.0626199</text:p>
          </table:table-cell>
          <table:table-cell office:value-type="float" office:value="-0.201135">
            <text:p>-0.201135</text:p>
          </table:table-cell>
          <table:table-cell office:value-type="float" office:value="-0.0500353">
            <text:p>-0.0500353</text:p>
          </table:table-cell>
          <table:table-cell office:value-type="float" office:value="-0.00652229">
            <text:p>-0.00652229</text:p>
          </table:table-cell>
          <table:table-cell office:value-type="float" office:value="-0.0961111">
            <text:p>-0.0961111</text:p>
          </table:table-cell>
          <table:table-cell office:value-type="float" office:value="0.0263442">
            <text:p>0.0263442</text:p>
          </table:table-cell>
          <table:table-cell office:value-type="float" office:value="0.00453644">
            <text:p>0.00453644</text:p>
          </table:table-cell>
          <table:table-cell office:value-type="float" office:value="-0.0106405">
            <text:p>-0.0106405</text:p>
          </table:table-cell>
          <table:table-cell office:value-type="float" office:value="0.0752646">
            <text:p>0.0752646</text:p>
          </table:table-cell>
          <table:table-cell office:value-type="float" office:value="0.0143345">
            <text:p>0.0143345</text:p>
          </table:table-cell>
          <table:table-cell/>
          <table:table-cell office:value-type="float" office:value="10.9112">
            <text:p>10.9112</text:p>
          </table:table-cell>
          <table:table-cell office:value-type="float" office:value="0.161749">
            <text:p>0.161749</text:p>
          </table:table-cell>
          <table:table-cell office:value-type="float" office:value="-0.0524041">
            <text:p>-0.0524041</text:p>
          </table:table-cell>
          <table:table-cell office:value-type="float" office:value="0.820753">
            <text:p>0.820753</text:p>
          </table:table-cell>
          <table:table-cell office:value-type="float" office:value="0.0699289">
            <text:p>0.0699289</text:p>
          </table:table-cell>
          <table:table-cell office:value-type="float" office:value="-0.177302">
            <text:p>-0.177302</text:p>
          </table:table-cell>
          <table:table-cell office:value-type="float" office:value="-0.132841">
            <text:p>-0.132841</text:p>
          </table:table-cell>
          <table:table-cell office:value-type="float" office:value="-0.00074311">
            <text:p>-0.00074311</text:p>
          </table:table-cell>
          <table:table-cell office:value-type="float" office:value="-0.155615">
            <text:p>-0.155615</text:p>
          </table:table-cell>
          <table:table-cell office:value-type="float" office:value="0.00333173">
            <text:p>0.00333173</text:p>
          </table:table-cell>
          <table:table-cell office:value-type="float" office:value="0.0311134">
            <text:p>0.0311134</text:p>
          </table:table-cell>
          <table:table-cell office:value-type="float" office:value="0.112706">
            <text:p>0.112706</text:p>
          </table:table-cell>
          <table:table-cell office:value-type="float" office:value="0.0986152">
            <text:p>0.0986152</text:p>
          </table:table-cell>
          <table:table-cell office:value-type="float" office:value="0.0141115">
            <text:p>0.0141115</text:p>
          </table:table-cell>
          <table:table-cell/>
          <table:table-cell office:value-type="float" office:value="10.2307">
            <text:p>10.2307</text:p>
          </table:table-cell>
          <table:table-cell office:value-type="float" office:value="0.225967">
            <text:p>0.225967</text:p>
          </table:table-cell>
          <table:table-cell office:value-type="float" office:value="-0.00754361">
            <text:p>-0.00754361</text:p>
          </table:table-cell>
          <table:table-cell office:value-type="float" office:value="0.854963">
            <text:p>0.854963</text:p>
          </table:table-cell>
          <table:table-cell office:value-type="float" office:value="0.0807968">
            <text:p>0.0807968</text:p>
          </table:table-cell>
          <table:table-cell office:value-type="float" office:value="-0.103274">
            <text:p>-0.103274</text:p>
          </table:table-cell>
          <table:table-cell office:value-type="float" office:value="-0.139992">
            <text:p>-0.139992</text:p>
          </table:table-cell>
          <table:table-cell office:value-type="float" office:value="-0.00682337">
            <text:p>-0.00682337</text:p>
          </table:table-cell>
          <table:table-cell office:value-type="float" office:value="-0.0669852">
            <text:p>-0.0669852</text:p>
          </table:table-cell>
          <table:table-cell office:value-type="float" office:value="0.0143863">
            <text:p>0.0143863</text:p>
          </table:table-cell>
          <table:table-cell office:value-type="float" office:value="-0.0012158">
            <text:p>-0.0012158</text:p>
          </table:table-cell>
          <table:table-cell office:value-type="float" office:value="-0.109482">
            <text:p>-0.109482</text:p>
          </table:table-cell>
          <table:table-cell office:value-type="float" office:value="-0.071178">
            <text:p>-0.071178</text:p>
          </table:table-cell>
          <table:table-cell office:value-type="float" office:value="0.0201975">
            <text:p>0.0201975</text:p>
          </table:table-cell>
          <table:table-cell/>
          <table:table-cell office:value-type="float" office:value="9.78195">
            <text:p>9.78195</text:p>
          </table:table-cell>
          <table:table-cell office:value-type="float" office:value="0.140121">
            <text:p>0.140121</text:p>
          </table:table-cell>
          <table:table-cell office:value-type="float" office:value="0.029424">
            <text:p>0.029424</text:p>
          </table:table-cell>
          <table:table-cell office:value-type="float" office:value="0.638531">
            <text:p>0.638531</text:p>
          </table:table-cell>
          <table:table-cell office:value-type="float" office:value="0.0994651">
            <text:p>0.0994651</text:p>
          </table:table-cell>
          <table:table-cell office:value-type="float" office:value="-0.0892958">
            <text:p>-0.0892958</text:p>
          </table:table-cell>
          <table:table-cell office:value-type="float" office:value="-0.0496095">
            <text:p>-0.0496095</text:p>
          </table:table-cell>
          <table:table-cell office:value-type="float" office:value="-0.0356486">
            <text:p>-0.0356486</text:p>
          </table:table-cell>
          <table:table-cell office:value-type="float" office:value="-0.0645098">
            <text:p>-0.0645098</text:p>
          </table:table-cell>
          <table:table-cell office:value-type="float" office:value="0.0095309">
            <text:p>0.0095309</text:p>
          </table:table-cell>
          <table:table-cell office:value-type="float" office:value="-0.00551616">
            <text:p>-0.00551616</text:p>
          </table:table-cell>
          <table:table-cell office:value-type="float" office:value="0.00468884">
            <text:p>0.00468884</text:p>
          </table:table-cell>
          <table:table-cell office:value-type="float" office:value="0.0446494">
            <text:p>0.0446494</text:p>
          </table:table-cell>
          <table:table-cell office:value-type="float" office:value="-0.0895769">
            <text:p>-0.0895769</text:p>
          </table:table-cell>
        </table:table-row>
        <table:table-row table:style-name="ro4">
          <table:table-cell office:value-type="float" office:value="10.8858">
            <text:p>10.8858</text:p>
          </table:table-cell>
          <table:table-cell office:value-type="float" office:value="0.265113">
            <text:p>0.265113</text:p>
          </table:table-cell>
          <table:table-cell office:value-type="float" office:value="-0.0308977">
            <text:p>-0.0308977</text:p>
          </table:table-cell>
          <table:table-cell office:value-type="float" office:value="0.924063">
            <text:p>0.924063</text:p>
          </table:table-cell>
          <table:table-cell office:value-type="float" office:value="0.0671815">
            <text:p>0.0671815</text:p>
          </table:table-cell>
          <table:table-cell office:value-type="float" office:value="-0.125102">
            <text:p>-0.125102</text:p>
          </table:table-cell>
          <table:table-cell office:value-type="float" office:value="-0.0945992">
            <text:p>-0.0945992</text:p>
          </table:table-cell>
          <table:table-cell table:style-name="ce1" office:value-type="string">
            <text:p>7.44758e-05</text:p>
          </table:table-cell>
          <table:table-cell office:value-type="float" office:value="-0.0958752">
            <text:p>-0.0958752</text:p>
          </table:table-cell>
          <table:table-cell office:value-type="float" office:value="-0.0180475">
            <text:p>-0.0180475</text:p>
          </table:table-cell>
          <table:table-cell office:value-type="float" office:value="0.00781952">
            <text:p>0.00781952</text:p>
          </table:table-cell>
          <table:table-cell office:value-type="float" office:value="-0.317642">
            <text:p>-0.317642</text:p>
          </table:table-cell>
          <table:table-cell office:value-type="float" office:value="0.0601678">
            <text:p>0.0601678</text:p>
          </table:table-cell>
          <table:table-cell office:value-type="float" office:value="-0.000334176">
            <text:p>-0.000334176</text:p>
          </table:table-cell>
          <table:table-cell/>
          <table:table-cell office:value-type="float" office:value="10.5768">
            <text:p>10.5768</text:p>
          </table:table-cell>
          <table:table-cell office:value-type="float" office:value="0.100708">
            <text:p>0.100708</text:p>
          </table:table-cell>
          <table:table-cell office:value-type="float" office:value="0.0580234">
            <text:p>0.0580234</text:p>
          </table:table-cell>
          <table:table-cell office:value-type="float" office:value="0.88085">
            <text:p>0.88085</text:p>
          </table:table-cell>
          <table:table-cell office:value-type="float" office:value="0.0562067">
            <text:p>0.0562067</text:p>
          </table:table-cell>
          <table:table-cell office:value-type="float" office:value="-0.210198">
            <text:p>-0.210198</text:p>
          </table:table-cell>
          <table:table-cell office:value-type="float" office:value="-0.0365245">
            <text:p>-0.0365245</text:p>
          </table:table-cell>
          <table:table-cell office:value-type="float" office:value="-0.0262939">
            <text:p>-0.0262939</text:p>
          </table:table-cell>
          <table:table-cell office:value-type="float" office:value="-0.100335">
            <text:p>-0.100335</text:p>
          </table:table-cell>
          <table:table-cell office:value-type="float" office:value="0.0562227">
            <text:p>0.0562227</text:p>
          </table:table-cell>
          <table:table-cell office:value-type="float" office:value="0.0102269">
            <text:p>0.0102269</text:p>
          </table:table-cell>
          <table:table-cell office:value-type="float" office:value="0.981074">
            <text:p>0.981074</text:p>
          </table:table-cell>
          <table:table-cell office:value-type="float" office:value="-0.209151">
            <text:p>-0.209151</text:p>
          </table:table-cell>
          <table:table-cell office:value-type="float" office:value="-0.717193">
            <text:p>-0.717193</text:p>
          </table:table-cell>
          <table:table-cell/>
          <table:table-cell office:value-type="float" office:value="11.1113">
            <text:p>11.1113</text:p>
          </table:table-cell>
          <table:table-cell office:value-type="float" office:value="0.135125">
            <text:p>0.135125</text:p>
          </table:table-cell>
          <table:table-cell office:value-type="float" office:value="-0.0477897">
            <text:p>-0.0477897</text:p>
          </table:table-cell>
          <table:table-cell office:value-type="float" office:value="0.827543">
            <text:p>0.827543</text:p>
          </table:table-cell>
          <table:table-cell office:value-type="float" office:value="0.0665995">
            <text:p>0.0665995</text:p>
          </table:table-cell>
          <table:table-cell office:value-type="float" office:value="-0.196611">
            <text:p>-0.196611</text:p>
          </table:table-cell>
          <table:table-cell office:value-type="float" office:value="-0.132551">
            <text:p>-0.132551</text:p>
          </table:table-cell>
          <table:table-cell office:value-type="float" office:value="0.00540704">
            <text:p>0.00540704</text:p>
          </table:table-cell>
          <table:table-cell office:value-type="float" office:value="-0.133064">
            <text:p>-0.133064</text:p>
          </table:table-cell>
          <table:table-cell office:value-type="float" office:value="0.0230627">
            <text:p>0.0230627</text:p>
          </table:table-cell>
          <table:table-cell office:value-type="float" office:value="0.0339369">
            <text:p>0.0339369</text:p>
          </table:table-cell>
          <table:table-cell office:value-type="float" office:value="0.283053">
            <text:p>0.283053</text:p>
          </table:table-cell>
          <table:table-cell office:value-type="float" office:value="-0.0390512">
            <text:p>-0.0390512</text:p>
          </table:table-cell>
          <table:table-cell office:value-type="float" office:value="-0.0229941">
            <text:p>-0.0229941</text:p>
          </table:table-cell>
          <table:table-cell/>
          <table:table-cell office:value-type="float" office:value="10.5119">
            <text:p>10.5119</text:p>
          </table:table-cell>
          <table:table-cell office:value-type="float" office:value="0.198476">
            <text:p>0.198476</text:p>
          </table:table-cell>
          <table:table-cell office:value-type="float" office:value="-0.00912592">
            <text:p>-0.00912592</text:p>
          </table:table-cell>
          <table:table-cell office:value-type="float" office:value="0.856218">
            <text:p>0.856218</text:p>
          </table:table-cell>
          <table:table-cell office:value-type="float" office:value="0.0753989">
            <text:p>0.0753989</text:p>
          </table:table-cell>
          <table:table-cell office:value-type="float" office:value="-0.124119">
            <text:p>-0.124119</text:p>
          </table:table-cell>
          <table:table-cell office:value-type="float" office:value="-0.143847">
            <text:p>-0.143847</text:p>
          </table:table-cell>
          <table:table-cell office:value-type="float" office:value="-0.00436329">
            <text:p>-0.00436329</text:p>
          </table:table-cell>
          <table:table-cell office:value-type="float" office:value="-0.0977692">
            <text:p>-0.0977692</text:p>
          </table:table-cell>
          <table:table-cell office:value-type="float" office:value="-0.00562742">
            <text:p>-0.00562742</text:p>
          </table:table-cell>
          <table:table-cell office:value-type="float" office:value="0.00446331">
            <text:p>0.00446331</text:p>
          </table:table-cell>
          <table:table-cell office:value-type="float" office:value="0.20098">
            <text:p>0.20098</text:p>
          </table:table-cell>
          <table:table-cell office:value-type="float" office:value="-0.0325144">
            <text:p>-0.0325144</text:p>
          </table:table-cell>
          <table:table-cell office:value-type="float" office:value="0.0198222">
            <text:p>0.0198222</text:p>
          </table:table-cell>
          <table:table-cell/>
          <table:table-cell office:value-type="float" office:value="9.9073">
            <text:p>9.9073</text:p>
          </table:table-cell>
          <table:table-cell office:value-type="float" office:value="0.132108">
            <text:p>0.132108</text:p>
          </table:table-cell>
          <table:table-cell office:value-type="float" office:value="0.0313201">
            <text:p>0.0313201</text:p>
          </table:table-cell>
          <table:table-cell office:value-type="float" office:value="0.636432">
            <text:p>0.636432</text:p>
          </table:table-cell>
          <table:table-cell office:value-type="float" office:value="0.0965666">
            <text:p>0.0965666</text:p>
          </table:table-cell>
          <table:table-cell office:value-type="float" office:value="-0.113219">
            <text:p>-0.113219</text:p>
          </table:table-cell>
          <table:table-cell office:value-type="float" office:value="-0.0395978">
            <text:p>-0.0395978</text:p>
          </table:table-cell>
          <table:table-cell office:value-type="float" office:value="-0.0450457">
            <text:p>-0.0450457</text:p>
          </table:table-cell>
          <table:table-cell office:value-type="float" office:value="-0.0639221">
            <text:p>-0.0639221</text:p>
          </table:table-cell>
          <table:table-cell office:value-type="float" office:value="0.0151274">
            <text:p>0.0151274</text:p>
          </table:table-cell>
          <table:table-cell office:value-type="float" office:value="-0.0167441">
            <text:p>-0.0167441</text:p>
          </table:table-cell>
          <table:table-cell office:value-type="float" office:value="-0.387902">
            <text:p>-0.387902</text:p>
          </table:table-cell>
          <table:table-cell office:value-type="float" office:value="0.253683">
            <text:p>0.253683</text:p>
          </table:table-cell>
          <table:table-cell office:value-type="float" office:value="-0.251792">
            <text:p>-0.251792</text:p>
          </table:table-cell>
        </table:table-row>
        <table:table-row table:style-name="ro4">
          <table:table-cell office:value-type="float" office:value="11.0489">
            <text:p>11.0489</text:p>
          </table:table-cell>
          <table:table-cell office:value-type="float" office:value="0.241022">
            <text:p>0.241022</text:p>
          </table:table-cell>
          <table:table-cell office:value-type="float" office:value="-0.0322407">
            <text:p>-0.0322407</text:p>
          </table:table-cell>
          <table:table-cell office:value-type="float" office:value="0.925329">
            <text:p>0.925329</text:p>
          </table:table-cell>
          <table:table-cell office:value-type="float" office:value="0.0645174">
            <text:p>0.0645174</text:p>
          </table:table-cell>
          <table:table-cell office:value-type="float" office:value="-0.143776">
            <text:p>-0.143776</text:p>
          </table:table-cell>
          <table:table-cell office:value-type="float" office:value="-0.0960663">
            <text:p>-0.0960663</text:p>
          </table:table-cell>
          <table:table-cell office:value-type="float" office:value="0.00277194">
            <text:p>0.00277194</text:p>
          </table:table-cell>
          <table:table-cell office:value-type="float" office:value="-0.147688">
            <text:p>-0.147688</text:p>
          </table:table-cell>
          <table:table-cell office:value-type="float" office:value="-0.00823306">
            <text:p>-0.00823306</text:p>
          </table:table-cell>
          <table:table-cell office:value-type="float" office:value="0.00776501">
            <text:p>0.00776501</text:p>
          </table:table-cell>
          <table:table-cell office:value-type="float" office:value="-0.0240337">
            <text:p>-0.0240337</text:p>
          </table:table-cell>
          <table:table-cell office:value-type="float" office:value="0.0599592">
            <text:p>0.0599592</text:p>
          </table:table-cell>
          <table:table-cell office:value-type="float" office:value="0.0284492">
            <text:p>0.0284492</text:p>
          </table:table-cell>
          <table:table-cell/>
          <table:table-cell office:value-type="float" office:value="10.6451">
            <text:p>10.6451</text:p>
          </table:table-cell>
          <table:table-cell office:value-type="float" office:value="0.098429">
            <text:p>0.098429</text:p>
          </table:table-cell>
          <table:table-cell office:value-type="float" office:value="0.0608856">
            <text:p>0.0608856</text:p>
          </table:table-cell>
          <table:table-cell office:value-type="float" office:value="0.87821">
            <text:p>0.87821</text:p>
          </table:table-cell>
          <table:table-cell office:value-type="float" office:value="0.0551727">
            <text:p>0.0551727</text:p>
          </table:table-cell>
          <table:table-cell office:value-type="float" office:value="-0.240192">
            <text:p>-0.240192</text:p>
          </table:table-cell>
          <table:table-cell office:value-type="float" office:value="-0.0243068">
            <text:p>-0.0243068</text:p>
          </table:table-cell>
          <table:table-cell office:value-type="float" office:value="-0.00654249">
            <text:p>-0.00654249</text:p>
          </table:table-cell>
          <table:table-cell office:value-type="float" office:value="-0.0334061">
            <text:p>-0.0334061</text:p>
          </table:table-cell>
          <table:table-cell office:value-type="float" office:value="0.0419544">
            <text:p>0.0419544</text:p>
          </table:table-cell>
          <table:table-cell office:value-type="float" office:value="-0.0387001">
            <text:p>-0.0387001</text:p>
          </table:table-cell>
          <table:table-cell office:value-type="float" office:value="-0.00332452">
            <text:p>-0.00332452</text:p>
          </table:table-cell>
          <table:table-cell office:value-type="float" office:value="0.113869">
            <text:p>0.113869</text:p>
          </table:table-cell>
          <table:table-cell office:value-type="float" office:value="0.0718369">
            <text:p>0.0718369</text:p>
          </table:table-cell>
          <table:table-cell/>
          <table:table-cell office:value-type="float" office:value="11.2815">
            <text:p>11.2815</text:p>
          </table:table-cell>
          <table:table-cell office:value-type="float" office:value="0.120676">
            <text:p>0.120676</text:p>
          </table:table-cell>
          <table:table-cell office:value-type="float" office:value="-0.0449952">
            <text:p>-0.0449952</text:p>
          </table:table-cell>
          <table:table-cell office:value-type="float" office:value="0.832654">
            <text:p>0.832654</text:p>
          </table:table-cell>
          <table:table-cell office:value-type="float" office:value="0.0638917">
            <text:p>0.0638917</text:p>
          </table:table-cell>
          <table:table-cell office:value-type="float" office:value="-0.217915">
            <text:p>-0.217915</text:p>
          </table:table-cell>
          <table:table-cell office:value-type="float" office:value="-0.125766">
            <text:p>-0.125766</text:p>
          </table:table-cell>
          <table:table-cell office:value-type="float" office:value="0.00852424">
            <text:p>0.00852424</text:p>
          </table:table-cell>
          <table:table-cell office:value-type="float" office:value="-0.0848763">
            <text:p>-0.0848763</text:p>
          </table:table-cell>
          <table:table-cell office:value-type="float" office:value="0.0164145">
            <text:p>0.0164145</text:p>
          </table:table-cell>
          <table:table-cell office:value-type="float" office:value="0.0300223">
            <text:p>0.0300223</text:p>
          </table:table-cell>
          <table:table-cell office:value-type="float" office:value="0.0120333">
            <text:p>0.0120333</text:p>
          </table:table-cell>
          <table:table-cell office:value-type="float" office:value="0.101452">
            <text:p>0.101452</text:p>
          </table:table-cell>
          <table:table-cell office:value-type="float" office:value="-0.0774704">
            <text:p>-0.0774704</text:p>
          </table:table-cell>
          <table:table-cell/>
          <table:table-cell office:value-type="float" office:value="10.7137">
            <text:p>10.7137</text:p>
          </table:table-cell>
          <table:table-cell office:value-type="float" office:value="0.186931">
            <text:p>0.186931</text:p>
          </table:table-cell>
          <table:table-cell office:value-type="float" office:value="-0.0115857">
            <text:p>-0.0115857</text:p>
          </table:table-cell>
          <table:table-cell office:value-type="float" office:value="0.857926">
            <text:p>0.857926</text:p>
          </table:table-cell>
          <table:table-cell office:value-type="float" office:value="0.0717485">
            <text:p>0.0717485</text:p>
          </table:table-cell>
          <table:table-cell office:value-type="float" office:value="-0.139529">
            <text:p>-0.139529</text:p>
          </table:table-cell>
          <table:table-cell office:value-type="float" office:value="-0.144791">
            <text:p>-0.144791</text:p>
          </table:table-cell>
          <table:table-cell office:value-type="float" office:value="-0.00349937">
            <text:p>-0.00349937</text:p>
          </table:table-cell>
          <table:table-cell office:value-type="float" office:value="-0.0572106">
            <text:p>-0.0572106</text:p>
          </table:table-cell>
          <table:table-cell office:value-type="float" office:value="-0.012189">
            <text:p>-0.012189</text:p>
          </table:table-cell>
          <table:table-cell office:value-type="float" office:value="0.00846351">
            <text:p>0.00846351</text:p>
          </table:table-cell>
          <table:table-cell office:value-type="float" office:value="0.0411693">
            <text:p>0.0411693</text:p>
          </table:table-cell>
          <table:table-cell office:value-type="float" office:value="0.0584888">
            <text:p>0.0584888</text:p>
          </table:table-cell>
          <table:table-cell office:value-type="float" office:value="-0.0251072">
            <text:p>-0.0251072</text:p>
          </table:table-cell>
          <table:table-cell/>
          <table:table-cell office:value-type="float" office:value="9.97493">
            <text:p>9.97493</text:p>
          </table:table-cell>
          <table:table-cell office:value-type="float" office:value="0.126011">
            <text:p>0.126011</text:p>
          </table:table-cell>
          <table:table-cell office:value-type="float" office:value="0.0335034">
            <text:p>0.0335034</text:p>
          </table:table-cell>
          <table:table-cell office:value-type="float" office:value="0.634148">
            <text:p>0.634148</text:p>
          </table:table-cell>
          <table:table-cell office:value-type="float" office:value="0.095038">
            <text:p>0.095038</text:p>
          </table:table-cell>
          <table:table-cell office:value-type="float" office:value="-0.106579">
            <text:p>-0.106579</text:p>
          </table:table-cell>
          <table:table-cell office:value-type="float" office:value="-0.048877">
            <text:p>-0.048877</text:p>
          </table:table-cell>
          <table:table-cell office:value-type="float" office:value="-0.0380094">
            <text:p>-0.0380094</text:p>
          </table:table-cell>
          <table:table-cell office:value-type="float" office:value="-0.0901551">
            <text:p>-0.0901551</text:p>
          </table:table-cell>
          <table:table-cell office:value-type="float" office:value="0.0322835">
            <text:p>0.0322835</text:p>
          </table:table-cell>
          <table:table-cell office:value-type="float" office:value="-0.0337723">
            <text:p>-0.0337723</text:p>
          </table:table-cell>
          <table:table-cell office:value-type="float" office:value="0.00709678">
            <text:p>0.00709678</text:p>
          </table:table-cell>
          <table:table-cell office:value-type="float" office:value="-0.0718936">
            <text:p>-0.0718936</text:p>
          </table:table-cell>
          <table:table-cell office:value-type="float" office:value="0.0254625">
            <text:p>0.0254625</text:p>
          </table:table-cell>
        </table:table-row>
        <table:table-row table:style-name="ro4">
          <table:table-cell office:value-type="float" office:value="11.316">
            <text:p>11.316</text:p>
          </table:table-cell>
          <table:table-cell office:value-type="float" office:value="0.199865">
            <text:p>0.199865</text:p>
          </table:table-cell>
          <table:table-cell office:value-type="float" office:value="-0.0301628">
            <text:p>-0.0301628</text:p>
          </table:table-cell>
          <table:table-cell office:value-type="float" office:value="0.929432">
            <text:p>0.929432</text:p>
          </table:table-cell>
          <table:table-cell office:value-type="float" office:value="0.0603816">
            <text:p>0.0603816</text:p>
          </table:table-cell>
          <table:table-cell office:value-type="float" office:value="-0.188501">
            <text:p>-0.188501</text:p>
          </table:table-cell>
          <table:table-cell office:value-type="float" office:value="-0.0904506">
            <text:p>-0.0904506</text:p>
          </table:table-cell>
          <table:table-cell office:value-type="float" office:value="0.00972781">
            <text:p>0.00972781</text:p>
          </table:table-cell>
          <table:table-cell office:value-type="float" office:value="-0.154107">
            <text:p>-0.154107</text:p>
          </table:table-cell>
          <table:table-cell office:value-type="float" office:value="0.00778023">
            <text:p>0.00778023</text:p>
          </table:table-cell>
          <table:table-cell office:value-type="float" office:value="0.0153629">
            <text:p>0.0153629</text:p>
          </table:table-cell>
          <table:table-cell office:value-type="float" office:value="-0.0690591">
            <text:p>-0.0690591</text:p>
          </table:table-cell>
          <table:table-cell office:value-type="float" office:value="0.158238">
            <text:p>0.158238</text:p>
          </table:table-cell>
          <table:table-cell office:value-type="float" office:value="0.0716377">
            <text:p>0.0716377</text:p>
          </table:table-cell>
          <table:table-cell/>
          <table:table-cell office:value-type="float" office:value="11.1888">
            <text:p>11.1888</text:p>
          </table:table-cell>
          <table:table-cell office:value-type="float" office:value="0.0792804">
            <text:p>0.0792804</text:p>
          </table:table-cell>
          <table:table-cell office:value-type="float" office:value="0.11737">
            <text:p>0.11737</text:p>
          </table:table-cell>
          <table:table-cell office:value-type="float" office:value="0.878407">
            <text:p>0.878407</text:p>
          </table:table-cell>
          <table:table-cell office:value-type="float" office:value="0.0475826">
            <text:p>0.0475826</text:p>
          </table:table-cell>
          <table:table-cell office:value-type="float" office:value="-0.232323">
            <text:p>-0.232323</text:p>
          </table:table-cell>
          <table:table-cell office:value-type="float" office:value="0.0554409">
            <text:p>0.0554409</text:p>
          </table:table-cell>
          <table:table-cell office:value-type="float" office:value="-0.0179746">
            <text:p>-0.0179746</text:p>
          </table:table-cell>
          <table:table-cell office:value-type="float" office:value="-0.0352139">
            <text:p>-0.0352139</text:p>
          </table:table-cell>
          <table:table-cell office:value-type="float" office:value="0.103874">
            <text:p>0.103874</text:p>
          </table:table-cell>
          <table:table-cell office:value-type="float" office:value="0.000363257">
            <text:p>0.000363257</text:p>
          </table:table-cell>
          <table:table-cell office:value-type="float" office:value="0.884302">
            <text:p>0.884302</text:p>
          </table:table-cell>
          <table:table-cell office:value-type="float" office:value="0.702571">
            <text:p>0.702571</text:p>
          </table:table-cell>
          <table:table-cell office:value-type="float" office:value="-0.389574">
            <text:p>-0.389574</text:p>
          </table:table-cell>
          <table:table-cell/>
          <table:table-cell office:value-type="float" office:value="11.6795">
            <text:p>11.6795</text:p>
          </table:table-cell>
          <table:table-cell office:value-type="float" office:value="0.0888051">
            <text:p>0.0888051</text:p>
          </table:table-cell>
          <table:table-cell office:value-type="float" office:value="-0.0223973">
            <text:p>-0.0223973</text:p>
          </table:table-cell>
          <table:table-cell office:value-type="float" office:value="0.832333">
            <text:p>0.832333</text:p>
          </table:table-cell>
          <table:table-cell office:value-type="float" office:value="0.057984">
            <text:p>0.057984</text:p>
          </table:table-cell>
          <table:table-cell office:value-type="float" office:value="-0.249447">
            <text:p>-0.249447</text:p>
          </table:table-cell>
          <table:table-cell office:value-type="float" office:value="-0.105494">
            <text:p>-0.105494</text:p>
          </table:table-cell>
          <table:table-cell office:value-type="float" office:value="0.00972701">
            <text:p>0.00972701</text:p>
          </table:table-cell>
          <table:table-cell office:value-type="float" office:value="-0.0800877">
            <text:p>-0.0800877</text:p>
          </table:table-cell>
          <table:table-cell office:value-type="float" office:value="0.0567867">
            <text:p>0.0567867</text:p>
          </table:table-cell>
          <table:table-cell office:value-type="float" office:value="-0.000806606">
            <text:p>-0.000806606</text:p>
          </table:table-cell>
          <table:table-cell office:value-type="float" office:value="0.063101">
            <text:p>0.063101</text:p>
          </table:table-cell>
          <table:table-cell office:value-type="float" office:value="-0.0139542">
            <text:p>-0.0139542</text:p>
          </table:table-cell>
          <table:table-cell office:value-type="float" office:value="0.01194">
            <text:p>0.01194</text:p>
          </table:table-cell>
          <table:table-cell/>
          <table:table-cell office:value-type="float" office:value="10.9118">
            <text:p>10.9118</text:p>
          </table:table-cell>
          <table:table-cell office:value-type="float" office:value="0.177214">
            <text:p>0.177214</text:p>
          </table:table-cell>
          <table:table-cell office:value-type="float" office:value="-0.0117053">
            <text:p>-0.0117053</text:p>
          </table:table-cell>
          <table:table-cell office:value-type="float" office:value="0.858617">
            <text:p>0.858617</text:p>
          </table:table-cell>
          <table:table-cell office:value-type="float" office:value="0.0683375">
            <text:p>0.0683375</text:p>
          </table:table-cell>
          <table:table-cell office:value-type="float" office:value="-0.44467">
            <text:p>-0.44467</text:p>
          </table:table-cell>
          <table:table-cell office:value-type="float" office:value="-0.155203">
            <text:p>-0.155203</text:p>
          </table:table-cell>
          <table:table-cell office:value-type="float" office:value="0.0357411">
            <text:p>0.0357411</text:p>
          </table:table-cell>
          <table:table-cell office:value-type="float" office:value="-0.0490558">
            <text:p>-0.0490558</text:p>
          </table:table-cell>
          <table:table-cell office:value-type="float" office:value="-0.000603564">
            <text:p>-0.000603564</text:p>
          </table:table-cell>
          <table:table-cell office:value-type="float" office:value="0.00349031">
            <text:p>0.00349031</text:p>
          </table:table-cell>
          <table:table-cell office:value-type="float" office:value="-7.82828">
            <text:p>-7.82828</text:p>
          </table:table-cell>
          <table:table-cell office:value-type="float" office:value="-0.211411">
            <text:p>-0.211411</text:p>
          </table:table-cell>
          <table:table-cell office:value-type="float" office:value="1.004">
            <text:p>1.004</text:p>
          </table:table-cell>
          <table:table-cell/>
          <table:table-cell office:value-type="float" office:value="10.2756">
            <text:p>10.2756</text:p>
          </table:table-cell>
          <table:table-cell office:value-type="float" office:value="0.0995488">
            <text:p>0.0995488</text:p>
          </table:table-cell>
          <table:table-cell office:value-type="float" office:value="0.036711">
            <text:p>0.036711</text:p>
          </table:table-cell>
          <table:table-cell office:value-type="float" office:value="0.626296">
            <text:p>0.626296</text:p>
          </table:table-cell>
          <table:table-cell office:value-type="float" office:value="0.0885303">
            <text:p>0.0885303</text:p>
          </table:table-cell>
          <table:table-cell office:value-type="float" office:value="-0.129297">
            <text:p>-0.129297</text:p>
          </table:table-cell>
          <table:table-cell office:value-type="float" office:value="-0.0467388">
            <text:p>-0.0467388</text:p>
          </table:table-cell>
          <table:table-cell table:style-name="ce1" office:value-type="float" office:value="-0.0433067">
            <text:p>-0.0433067</text:p>
          </table:table-cell>
          <table:table-cell office:value-type="float" office:value="-0.0880216">
            <text:p>-0.0880216</text:p>
          </table:table-cell>
          <table:table-cell office:value-type="float" office:value="0.0106695">
            <text:p>0.0106695</text:p>
          </table:table-cell>
          <table:table-cell office:value-type="float" office:value="-0.0261173">
            <text:p>-0.0261173</text:p>
          </table:table-cell>
          <table:table-cell office:value-type="float" office:value="0.134796">
            <text:p>0.134796</text:p>
          </table:table-cell>
          <table:table-cell office:value-type="float" office:value="-0.0184217">
            <text:p>-0.0184217</text:p>
          </table:table-cell>
          <table:table-cell office:value-type="float" office:value="0.0711618">
            <text:p>0.0711618</text:p>
          </table:table-cell>
        </table:table-row>
        <table:table-row table:style-name="ro4">
          <table:table-cell office:value-type="float" office:value="11.3798">
            <text:p>11.3798</text:p>
          </table:table-cell>
          <table:table-cell office:value-type="float" office:value="0.189753">
            <text:p>0.189753</text:p>
          </table:table-cell>
          <table:table-cell office:value-type="float" office:value="-0.0290225">
            <text:p>-0.0290225</text:p>
          </table:table-cell>
          <table:table-cell office:value-type="float" office:value="0.930704">
            <text:p>0.930704</text:p>
          </table:table-cell>
          <table:table-cell office:value-type="float" office:value="0.0594336">
            <text:p>0.0594336</text:p>
          </table:table-cell>
          <table:table-cell office:value-type="float" office:value="-0.190045">
            <text:p>-0.190045</text:p>
          </table:table-cell>
          <table:table-cell office:value-type="float" office:value="-0.0933035">
            <text:p>-0.0933035</text:p>
          </table:table-cell>
          <table:table-cell office:value-type="float" office:value="0.00902022">
            <text:p>0.00902022</text:p>
          </table:table-cell>
          <table:table-cell office:value-type="float" office:value="-0.158513">
            <text:p>-0.158513</text:p>
          </table:table-cell>
          <table:table-cell office:value-type="float" office:value="0.0178748">
            <text:p>0.0178748</text:p>
          </table:table-cell>
          <table:table-cell office:value-type="float" office:value="0.019933">
            <text:p>0.019933</text:p>
          </table:table-cell>
          <table:table-cell office:value-type="float" office:value="0.180466">
            <text:p>0.180466</text:p>
          </table:table-cell>
          <table:table-cell office:value-type="float" office:value="0.0359024">
            <text:p>0.0359024</text:p>
          </table:table-cell>
          <table:table-cell office:value-type="float" office:value="0.00380541">
            <text:p>0.00380541</text:p>
          </table:table-cell>
          <table:table-cell/>
          <table:table-cell office:value-type="float" office:value="11.2445">
            <text:p>11.2445</text:p>
          </table:table-cell>
          <table:table-cell office:value-type="float" office:value="0.0800578">
            <text:p>0.0800578</text:p>
          </table:table-cell>
          <table:table-cell office:value-type="float" office:value="0.125322">
            <text:p>0.125322</text:p>
          </table:table-cell>
          <table:table-cell office:value-type="float" office:value="0.877222">
            <text:p>0.877222</text:p>
          </table:table-cell>
          <table:table-cell office:value-type="float" office:value="0.0468676">
            <text:p>0.0468676</text:p>
          </table:table-cell>
          <table:table-cell office:value-type="float" office:value="-0.247928">
            <text:p>-0.247928</text:p>
          </table:table-cell>
          <table:table-cell office:value-type="float" office:value="0.0311126">
            <text:p>0.0311126</text:p>
          </table:table-cell>
          <table:table-cell office:value-type="float" office:value="0.00212887">
            <text:p>0.00212887</text:p>
          </table:table-cell>
          <table:table-cell office:value-type="float" office:value="0.0139754">
            <text:p>0.0139754</text:p>
          </table:table-cell>
          <table:table-cell office:value-type="float" office:value="0.142955">
            <text:p>0.142955</text:p>
          </table:table-cell>
          <table:table-cell office:value-type="float" office:value="-0.0213068">
            <text:p>-0.0213068</text:p>
          </table:table-cell>
          <table:table-cell office:value-type="float" office:value="0.278119">
            <text:p>0.278119</text:p>
          </table:table-cell>
          <table:table-cell office:value-type="float" office:value="-0.348511">
            <text:p>-0.348511</text:p>
          </table:table-cell>
          <table:table-cell office:value-type="float" office:value="0.295433">
            <text:p>0.295433</text:p>
          </table:table-cell>
          <table:table-cell/>
          <table:table-cell office:value-type="float" office:value="12.1436">
            <text:p>12.1436</text:p>
          </table:table-cell>
          <table:table-cell office:value-type="float" office:value="0.0652274">
            <text:p>0.0652274</text:p>
          </table:table-cell>
          <table:table-cell office:value-type="float" office:value="0.000952393">
            <text:p>0.000952393</text:p>
          </table:table-cell>
          <table:table-cell office:value-type="float" office:value="0.834531">
            <text:p>0.834531</text:p>
          </table:table-cell>
          <table:table-cell office:value-type="float" office:value="0.0517803">
            <text:p>0.0517803</text:p>
          </table:table-cell>
          <table:table-cell office:value-type="float" office:value="-0.255028">
            <text:p>-0.255028</text:p>
          </table:table-cell>
          <table:table-cell office:value-type="float" office:value="-0.0595622">
            <text:p>-0.0595622</text:p>
          </table:table-cell>
          <table:table-cell office:value-type="float" office:value="-0.0161068">
            <text:p>-0.0161068</text:p>
          </table:table-cell>
          <table:table-cell office:value-type="float" office:value="-0.0508017">
            <text:p>-0.0508017</text:p>
          </table:table-cell>
          <table:table-cell office:value-type="float" office:value="0.0503104">
            <text:p>0.0503104</text:p>
          </table:table-cell>
          <table:table-cell office:value-type="float" office:value="0.00473489">
            <text:p>0.00473489</text:p>
          </table:table-cell>
          <table:table-cell office:value-type="float" office:value="0.526293">
            <text:p>0.526293</text:p>
          </table:table-cell>
          <table:table-cell office:value-type="float" office:value="0.643006">
            <text:p>0.643006</text:p>
          </table:table-cell>
          <table:table-cell office:value-type="float" office:value="-0.768327">
            <text:p>-0.768327</text:p>
          </table:table-cell>
          <table:table-cell/>
          <table:table-cell office:value-type="float" office:value="10.9437">
            <text:p>10.9437</text:p>
          </table:table-cell>
          <table:table-cell office:value-type="float" office:value="0.167661">
            <text:p>0.167661</text:p>
          </table:table-cell>
          <table:table-cell office:value-type="float" office:value="-0.0119402">
            <text:p>-0.0119402</text:p>
          </table:table-cell>
          <table:table-cell office:value-type="float" office:value="0.859753">
            <text:p>0.859753</text:p>
          </table:table-cell>
          <table:table-cell office:value-type="float" office:value="0.0678028">
            <text:p>0.0678028</text:p>
          </table:table-cell>
          <table:table-cell office:value-type="float" office:value="-0.150962">
            <text:p>-0.150962</text:p>
          </table:table-cell>
          <table:table-cell office:value-type="float" office:value="-0.148214">
            <text:p>-0.148214</text:p>
          </table:table-cell>
          <table:table-cell office:value-type="float" office:value="-0.00123417">
            <text:p>-0.00123417</text:p>
          </table:table-cell>
          <table:table-cell office:value-type="float" office:value="-0.2991">
            <text:p>-0.2991</text:p>
          </table:table-cell>
          <table:table-cell office:value-type="float" office:value="-0.00735627">
            <text:p>-0.00735627</text:p>
          </table:table-cell>
          <table:table-cell office:value-type="float" office:value="0.0355592">
            <text:p>0.0355592</text:p>
          </table:table-cell>
          <table:table-cell office:value-type="float" office:value="0.87159">
            <text:p>0.87159</text:p>
          </table:table-cell>
          <table:table-cell office:value-type="float" office:value="0.00268848">
            <text:p>0.00268848</text:p>
          </table:table-cell>
          <table:table-cell office:value-type="float" office:value="-0.0919976">
            <text:p>-0.0919976</text:p>
          </table:table-cell>
          <table:table-cell/>
          <table:table-cell office:value-type="float" office:value="10.5769">
            <text:p>10.5769</text:p>
          </table:table-cell>
          <table:table-cell office:value-type="float" office:value="0.0852649">
            <text:p>0.0852649</text:p>
          </table:table-cell>
          <table:table-cell office:value-type="float" office:value="0.0382534">
            <text:p>0.0382534</text:p>
          </table:table-cell>
          <table:table-cell office:value-type="float" office:value="0.624888">
            <text:p>0.624888</text:p>
          </table:table-cell>
          <table:table-cell office:value-type="float" office:value="0.0824551">
            <text:p>0.0824551</text:p>
          </table:table-cell>
          <table:table-cell office:value-type="float" office:value="-0.148364">
            <text:p>-0.148364</text:p>
          </table:table-cell>
          <table:table-cell office:value-type="float" office:value="-0.046647">
            <text:p>-0.046647</text:p>
          </table:table-cell>
          <table:table-cell office:value-type="float" office:value="-0.0442584">
            <text:p>-0.0442584</text:p>
          </table:table-cell>
          <table:table-cell office:value-type="float" office:value="-0.0474062">
            <text:p>-0.0474062</text:p>
          </table:table-cell>
          <table:table-cell office:value-type="float" office:value="0.00511891">
            <text:p>0.00511891</text:p>
          </table:table-cell>
          <table:table-cell office:value-type="float" office:value="-0.00467559">
            <text:p>-0.00467559</text:p>
          </table:table-cell>
          <table:table-cell office:value-type="float" office:value="-0.0465477">
            <text:p>-0.0465477</text:p>
          </table:table-cell>
          <table:table-cell office:value-type="float" office:value="-0.0135987">
            <text:p>-0.0135987</text:p>
          </table:table-cell>
          <table:table-cell office:value-type="float" office:value="0.0316889">
            <text:p>0.0316889</text:p>
          </table:table-cell>
        </table:table-row>
        <table:table-row table:style-name="ro4">
          <table:table-cell office:value-type="float" office:value="11.6803">
            <text:p>11.6803</text:p>
          </table:table-cell>
          <table:table-cell office:value-type="float" office:value="0.158416">
            <text:p>0.158416</text:p>
          </table:table-cell>
          <table:table-cell office:value-type="float" office:value="-0.0204094">
            <text:p>-0.0204094</text:p>
          </table:table-cell>
          <table:table-cell office:value-type="float" office:value="0.937037">
            <text:p>0.937037</text:p>
          </table:table-cell>
          <table:table-cell office:value-type="float" office:value="0.0551644">
            <text:p>0.0551644</text:p>
          </table:table-cell>
          <table:table-cell office:value-type="float" office:value="-0.399548">
            <text:p>-0.399548</text:p>
          </table:table-cell>
          <table:table-cell office:value-type="float" office:value="0.0604751">
            <text:p>0.0604751</text:p>
          </table:table-cell>
          <table:table-cell office:value-type="float" office:value="0.0283806">
            <text:p>0.0283806</text:p>
          </table:table-cell>
          <table:table-cell office:value-type="float" office:value="-0.104284">
            <text:p>-0.104284</text:p>
          </table:table-cell>
          <table:table-cell office:value-type="float" office:value="0.0286633">
            <text:p>0.0286633</text:p>
          </table:table-cell>
          <table:table-cell office:value-type="float" office:value="0.0210765">
            <text:p>0.0210765</text:p>
          </table:table-cell>
          <table:table-cell office:value-type="float" office:value="-4.71201">
            <text:p>-4.71201</text:p>
          </table:table-cell>
          <table:table-cell office:value-type="float" office:value="3.96257">
            <text:p>3.96257</text:p>
          </table:table-cell>
          <table:table-cell office:value-type="float" office:value="0.336068">
            <text:p>0.336068</text:p>
          </table:table-cell>
          <table:table-cell/>
          <table:table-cell office:value-type="float" office:value="11.3129">
            <text:p>11.3129</text:p>
          </table:table-cell>
          <table:table-cell office:value-type="float" office:value="0.0823179">
            <text:p>0.0823179</text:p>
          </table:table-cell>
          <table:table-cell office:value-type="float" office:value="0.133475">
            <text:p>0.133475</text:p>
          </table:table-cell>
          <table:table-cell office:value-type="float" office:value="0.877148">
            <text:p>0.877148</text:p>
          </table:table-cell>
          <table:table-cell office:value-type="float" office:value="0.0460025">
            <text:p>0.0460025</text:p>
          </table:table-cell>
          <table:table-cell office:value-type="float" office:value="-0.196902">
            <text:p>-0.196902</text:p>
          </table:table-cell>
          <table:table-cell office:value-type="float" office:value="0.128923">
            <text:p>0.128923</text:p>
          </table:table-cell>
          <table:table-cell office:value-type="float" office:value="-0.00476537">
            <text:p>-0.00476537</text:p>
          </table:table-cell>
          <table:table-cell office:value-type="float" office:value="0.0330148">
            <text:p>0.0330148</text:p>
          </table:table-cell>
          <table:table-cell office:value-type="float" office:value="0.119096">
            <text:p>0.119096</text:p>
          </table:table-cell>
          <table:table-cell office:value-type="float" office:value="-0.001082">
            <text:p>-0.001082</text:p>
          </table:table-cell>
          <table:table-cell office:value-type="float" office:value="1.6785">
            <text:p>1.6785</text:p>
          </table:table-cell>
          <table:table-cell office:value-type="float" office:value="2.37139">
            <text:p>2.37139</text:p>
          </table:table-cell>
          <table:table-cell office:value-type="float" office:value="0.0387838">
            <text:p>0.0387838</text:p>
          </table:table-cell>
          <table:table-cell/>
          <table:table-cell office:value-type="float" office:value="12.1794">
            <text:p>12.1794</text:p>
          </table:table-cell>
          <table:table-cell office:value-type="float" office:value="0.0640833">
            <text:p>0.0640833</text:p>
          </table:table-cell>
          <table:table-cell office:value-type="float" office:value="0.00357685">
            <text:p>0.00357685</text:p>
          </table:table-cell>
          <table:table-cell office:value-type="float" office:value="0.833716">
            <text:p>0.833716</text:p>
          </table:table-cell>
          <table:table-cell office:value-type="float" office:value="0.0513304">
            <text:p>0.0513304</text:p>
          </table:table-cell>
          <table:table-cell office:value-type="float" office:value="-0.268706">
            <text:p>-0.268706</text:p>
          </table:table-cell>
          <table:table-cell office:value-type="float" office:value="-0.0836234">
            <text:p>-0.0836234</text:p>
          </table:table-cell>
          <table:table-cell office:value-type="float" office:value="0.0125676">
            <text:p>0.0125676</text:p>
          </table:table-cell>
          <table:table-cell office:value-type="float" office:value="-0.0319646">
            <text:p>-0.0319646</text:p>
          </table:table-cell>
          <table:table-cell office:value-type="float" office:value="0.073325">
            <text:p>0.073325</text:p>
          </table:table-cell>
          <table:table-cell office:value-type="float" office:value="-0.0227652">
            <text:p>-0.0227652</text:p>
          </table:table-cell>
          <table:table-cell office:value-type="float" office:value="0.153979">
            <text:p>0.153979</text:p>
          </table:table-cell>
          <table:table-cell office:value-type="float" office:value="-0.114715">
            <text:p>-0.114715</text:p>
          </table:table-cell>
          <table:table-cell office:value-type="float" office:value="0.0755839">
            <text:p>0.0755839</text:p>
          </table:table-cell>
          <table:table-cell/>
          <table:table-cell office:value-type="float" office:value="11.2117">
            <text:p>11.2117</text:p>
          </table:table-cell>
          <table:table-cell office:value-type="float" office:value="0.150107">
            <text:p>0.150107</text:p>
          </table:table-cell>
          <table:table-cell office:value-type="float" office:value="-0.0137187">
            <text:p>-0.0137187</text:p>
          </table:table-cell>
          <table:table-cell office:value-type="float" office:value="0.862675">
            <text:p>0.862675</text:p>
          </table:table-cell>
          <table:table-cell office:value-type="float" office:value="0.0634781">
            <text:p>0.0634781</text:p>
          </table:table-cell>
          <table:table-cell office:value-type="float" office:value="-0.178546">
            <text:p>-0.178546</text:p>
          </table:table-cell>
          <table:table-cell office:value-type="float" office:value="-0.150568">
            <text:p>-0.150568</text:p>
          </table:table-cell>
          <table:table-cell office:value-type="float" office:value="0.00348059">
            <text:p>0.00348059</text:p>
          </table:table-cell>
          <table:table-cell office:value-type="float" office:value="-0.0654945">
            <text:p>-0.0654945</text:p>
          </table:table-cell>
          <table:table-cell office:value-type="float" office:value="-0.0066357">
            <text:p>-0.0066357</text:p>
          </table:table-cell>
          <table:table-cell office:value-type="float" office:value="0.0109018">
            <text:p>0.0109018</text:p>
          </table:table-cell>
          <table:table-cell office:value-type="float" office:value="0.0936077">
            <text:p>0.0936077</text:p>
          </table:table-cell>
          <table:table-cell office:value-type="float" office:value="0.0269149">
            <text:p>0.0269149</text:p>
          </table:table-cell>
          <table:table-cell office:value-type="float" office:value="-0.000460467">
            <text:p>-0.000460467</text:p>
          </table:table-cell>
          <table:table-cell/>
          <table:table-cell office:value-type="float" office:value="10.774">
            <text:p>10.774</text:p>
          </table:table-cell>
          <table:table-cell office:value-type="float" office:value="0.0741084">
            <text:p>0.0741084</text:p>
          </table:table-cell>
          <table:table-cell office:value-type="float" office:value="0.038734">
            <text:p>0.038734</text:p>
          </table:table-cell>
          <table:table-cell office:value-type="float" office:value="0.625198">
            <text:p>0.625198</text:p>
          </table:table-cell>
          <table:table-cell office:value-type="float" office:value="0.0787072">
            <text:p>0.0787072</text:p>
          </table:table-cell>
          <table:table-cell office:value-type="float" office:value="-0.169519">
            <text:p>-0.169519</text:p>
          </table:table-cell>
          <table:table-cell office:value-type="float" office:value="-0.0469405">
            <text:p>-0.0469405</text:p>
          </table:table-cell>
          <table:table-cell office:value-type="float" office:value="-0.0428827">
            <text:p>-0.0428827</text:p>
          </table:table-cell>
          <table:table-cell office:value-type="float" office:value="-0.0565839">
            <text:p>-0.0565839</text:p>
          </table:table-cell>
          <table:table-cell office:value-type="float" office:value="0.00243769">
            <text:p>0.00243769</text:p>
          </table:table-cell>
          <table:table-cell office:value-type="float" office:value="0.00157244">
            <text:p>0.00157244</text:p>
          </table:table-cell>
          <table:table-cell office:value-type="float" office:value="-0.260521">
            <text:p>-0.260521</text:p>
          </table:table-cell>
          <table:table-cell office:value-type="float" office:value="-0.00923439">
            <text:p>-0.00923439</text:p>
          </table:table-cell>
          <table:table-cell office:value-type="float" office:value="0.0434053">
            <text:p>0.0434053</text:p>
          </table:table-cell>
        </table:table-row>
        <table:table-row table:style-name="ro4">
          <table:table-cell office:value-type="float" office:value="11.7119">
            <text:p>11.7119</text:p>
          </table:table-cell>
          <table:table-cell office:value-type="float" office:value="0.150403">
            <text:p>0.150403</text:p>
          </table:table-cell>
          <table:table-cell office:value-type="float" office:value="-0.0155378">
            <text:p>-0.0155378</text:p>
          </table:table-cell>
          <table:table-cell office:value-type="float" office:value="0.93804">
            <text:p>0.93804</text:p>
          </table:table-cell>
          <table:table-cell office:value-type="float" office:value="0.0547333">
            <text:p>0.0547333</text:p>
          </table:table-cell>
          <table:table-cell office:value-type="float" office:value="-0.189718">
            <text:p>-0.189718</text:p>
          </table:table-cell>
          <table:table-cell office:value-type="float" office:value="-0.10066">
            <text:p>-0.10066</text:p>
          </table:table-cell>
          <table:table-cell office:value-type="float" office:value="0.0147801">
            <text:p>0.0147801</text:p>
          </table:table-cell>
          <table:table-cell office:value-type="float" office:value="-0.253335">
            <text:p>-0.253335</text:p>
          </table:table-cell>
          <table:table-cell office:value-type="float" office:value="0.154008">
            <text:p>0.154008</text:p>
          </table:table-cell>
          <table:table-cell office:value-type="float" office:value="0.031707">
            <text:p>0.031707</text:p>
          </table:table-cell>
          <table:table-cell office:value-type="float" office:value="1.51794">
            <text:p>1.51794</text:p>
          </table:table-cell>
          <table:table-cell office:value-type="float" office:value="-0.806096">
            <text:p>-0.806096</text:p>
          </table:table-cell>
          <table:table-cell office:value-type="float" office:value="-0.0844544">
            <text:p>-0.0844544</text:p>
          </table:table-cell>
          <table:table-cell/>
          <table:table-cell office:value-type="float" office:value="11.3761">
            <text:p>11.3761</text:p>
          </table:table-cell>
          <table:table-cell office:value-type="float" office:value="0.0911019">
            <text:p>0.0911019</text:p>
          </table:table-cell>
          <table:table-cell office:value-type="float" office:value="0.150462">
            <text:p>0.150462</text:p>
          </table:table-cell>
          <table:table-cell office:value-type="float" office:value="0.877235">
            <text:p>0.877235</text:p>
          </table:table-cell>
          <table:table-cell office:value-type="float" office:value="0.0452183">
            <text:p>0.0452183</text:p>
          </table:table-cell>
          <table:table-cell office:value-type="float" office:value="-0.251072">
            <text:p>-0.251072</text:p>
          </table:table-cell>
          <table:table-cell office:value-type="float" office:value="0.0464646">
            <text:p>0.0464646</text:p>
          </table:table-cell>
          <table:table-cell office:value-type="float" office:value="-0.00782061">
            <text:p>-0.00782061</text:p>
          </table:table-cell>
          <table:table-cell office:value-type="float" office:value="0.139049">
            <text:p>0.139049</text:p>
          </table:table-cell>
          <table:table-cell office:value-type="float" office:value="0.268902">
            <text:p>0.268902</text:p>
          </table:table-cell>
          <table:table-cell office:value-type="float" office:value="0.00136804">
            <text:p>0.00136804</text:p>
          </table:table-cell>
          <table:table-cell office:value-type="float" office:value="-0.453369">
            <text:p>-0.453369</text:p>
          </table:table-cell>
          <table:table-cell office:value-type="float" office:value="-0.956539">
            <text:p>-0.956539</text:p>
          </table:table-cell>
          <table:table-cell office:value-type="float" office:value="-0.062028">
            <text:p>-0.062028</text:p>
          </table:table-cell>
          <table:table-cell/>
          <table:table-cell office:value-type="float" office:value="12.3182">
            <text:p>12.3182</text:p>
          </table:table-cell>
          <table:table-cell office:value-type="float" office:value="0.0626134">
            <text:p>0.0626134</text:p>
          </table:table-cell>
          <table:table-cell office:value-type="float" office:value="0.0115456">
            <text:p>0.0115456</text:p>
          </table:table-cell>
          <table:table-cell office:value-type="float" office:value="0.832012">
            <text:p>0.832012</text:p>
          </table:table-cell>
          <table:table-cell office:value-type="float" office:value="0.0496221">
            <text:p>0.0496221</text:p>
          </table:table-cell>
          <table:table-cell office:value-type="float" office:value="-0.27306">
            <text:p>-0.27306</text:p>
          </table:table-cell>
          <table:table-cell office:value-type="float" office:value="-0.0635982">
            <text:p>-0.0635982</text:p>
          </table:table-cell>
          <table:table-cell office:value-type="float" office:value="0.0100859">
            <text:p>0.0100859</text:p>
          </table:table-cell>
          <table:table-cell office:value-type="float" office:value="-0.0105877">
            <text:p>-0.0105877</text:p>
          </table:table-cell>
          <table:table-cell office:value-type="float" office:value="0.0573991">
            <text:p>0.0573991</text:p>
          </table:table-cell>
          <table:table-cell office:value-type="float" office:value="-0.0122719">
            <text:p>-0.0122719</text:p>
          </table:table-cell>
          <table:table-cell office:value-type="float" office:value="0.0424613">
            <text:p>0.0424613</text:p>
          </table:table-cell>
          <table:table-cell office:value-type="float" office:value="0.254221">
            <text:p>0.254221</text:p>
          </table:table-cell>
          <table:table-cell office:value-type="float" office:value="0.0232297">
            <text:p>0.0232297</text:p>
          </table:table-cell>
          <table:table-cell/>
          <table:table-cell office:value-type="float" office:value="11.3798">
            <text:p>11.3798</text:p>
          </table:table-cell>
          <table:table-cell office:value-type="float" office:value="0.141745">
            <text:p>0.141745</text:p>
          </table:table-cell>
          <table:table-cell office:value-type="float" office:value="-0.0140738">
            <text:p>-0.0140738</text:p>
          </table:table-cell>
          <table:table-cell office:value-type="float" office:value="0.864494">
            <text:p>0.864494</text:p>
          </table:table-cell>
          <table:table-cell office:value-type="float" office:value="0.0609086">
            <text:p>0.0609086</text:p>
          </table:table-cell>
          <table:table-cell office:value-type="float" office:value="-0.193953">
            <text:p>-0.193953</text:p>
          </table:table-cell>
          <table:table-cell office:value-type="float" office:value="-0.148669">
            <text:p>-0.148669</text:p>
          </table:table-cell>
          <table:table-cell office:value-type="float" office:value="0.00485662">
            <text:p>0.00485662</text:p>
          </table:table-cell>
          <table:table-cell office:value-type="float" office:value="-0.0497655">
            <text:p>-0.0497655</text:p>
          </table:table-cell>
          <table:table-cell office:value-type="float" office:value="-0.00211317">
            <text:p>-0.00211317</text:p>
          </table:table-cell>
          <table:table-cell office:value-type="float" office:value="0.0108244">
            <text:p>0.0108244</text:p>
          </table:table-cell>
          <table:table-cell office:value-type="float" office:value="-0.103716">
            <text:p>-0.103716</text:p>
          </table:table-cell>
          <table:table-cell office:value-type="float" office:value="0.10082">
            <text:p>0.10082</text:p>
          </table:table-cell>
          <table:table-cell office:value-type="float" office:value="-0.0211372">
            <text:p>-0.0211372</text:p>
          </table:table-cell>
          <table:table-cell/>
          <table:table-cell office:value-type="float" office:value="11.0118">
            <text:p>11.0118</text:p>
          </table:table-cell>
          <table:table-cell office:value-type="float" office:value="0.045931">
            <text:p>0.045931</text:p>
          </table:table-cell>
          <table:table-cell office:value-type="float" office:value="0.0387916">
            <text:p>0.0387916</text:p>
          </table:table-cell>
          <table:table-cell office:value-type="float" office:value="0.628025">
            <text:p>0.628025</text:p>
          </table:table-cell>
          <table:table-cell office:value-type="float" office:value="0.0744138">
            <text:p>0.0744138</text:p>
          </table:table-cell>
          <table:table-cell office:value-type="float" office:value="-0.168291">
            <text:p>-0.168291</text:p>
          </table:table-cell>
          <table:table-cell office:value-type="float" office:value="-0.0467074">
            <text:p>-0.0467074</text:p>
          </table:table-cell>
          <table:table-cell office:value-type="float" office:value="-0.0453491">
            <text:p>-0.0453491</text:p>
          </table:table-cell>
          <table:table-cell office:value-type="float" office:value="-0.118521">
            <text:p>-0.118521</text:p>
          </table:table-cell>
          <table:table-cell table:style-name="ce1" office:value-type="float" office:value="0.000242286">
            <text:p>0.000242286</text:p>
          </table:table-cell>
          <table:table-cell office:value-type="float" office:value="0.0118917">
            <text:p>0.0118917</text:p>
          </table:table-cell>
          <table:table-cell office:value-type="float" office:value="0.658851">
            <text:p>0.658851</text:p>
          </table:table-cell>
          <table:table-cell office:value-type="float" office:value="0.0209728">
            <text:p>0.0209728</text:p>
          </table:table-cell>
          <table:table-cell office:value-type="float" office:value="-0.117295">
            <text:p>-0.117295</text:p>
          </table:table-cell>
        </table:table-row>
        <table:table-row table:style-name="ro4">
          <table:table-cell office:value-type="float" office:value="11.8132">
            <text:p>11.8132</text:p>
          </table:table-cell>
          <table:table-cell office:value-type="float" office:value="0.140314">
            <text:p>0.140314</text:p>
          </table:table-cell>
          <table:table-cell office:value-type="float" office:value="-0.00820833">
            <text:p>-0.00820833</text:p>
          </table:table-cell>
          <table:table-cell office:value-type="float" office:value="0.940385">
            <text:p>0.940385</text:p>
          </table:table-cell>
          <table:table-cell office:value-type="float" office:value="0.0533756">
            <text:p>0.0533756</text:p>
          </table:table-cell>
          <table:table-cell office:value-type="float" office:value="-0.238239">
            <text:p>-0.238239</text:p>
          </table:table-cell>
          <table:table-cell office:value-type="float" office:value="-0.0740311">
            <text:p>-0.0740311</text:p>
          </table:table-cell>
          <table:table-cell office:value-type="float" office:value="0.0186522">
            <text:p>0.0186522</text:p>
          </table:table-cell>
          <table:table-cell office:value-type="float" office:value="-0.0996357">
            <text:p>-0.0996357</text:p>
          </table:table-cell>
          <table:table-cell office:value-type="float" office:value="0.0723865">
            <text:p>0.0723865</text:p>
          </table:table-cell>
          <table:table-cell office:value-type="float" office:value="0.0231556">
            <text:p>0.0231556</text:p>
          </table:table-cell>
          <table:table-cell office:value-type="float" office:value="0.124264">
            <text:p>0.124264</text:p>
          </table:table-cell>
          <table:table-cell office:value-type="float" office:value="-0.0760489">
            <text:p>-0.0760489</text:p>
          </table:table-cell>
          <table:table-cell office:value-type="float" office:value="-0.027754">
            <text:p>-0.027754</text:p>
          </table:table-cell>
          <table:table-cell/>
          <table:table-cell office:value-type="float" office:value="11.6127">
            <text:p>11.6127</text:p>
          </table:table-cell>
          <table:table-cell office:value-type="float" office:value="0.0986228">
            <text:p>0.0986228</text:p>
          </table:table-cell>
          <table:table-cell office:value-type="float" office:value="0.160541">
            <text:p>0.160541</text:p>
          </table:table-cell>
          <table:table-cell office:value-type="float" office:value="0.874086">
            <text:p>0.874086</text:p>
          </table:table-cell>
          <table:table-cell office:value-type="float" office:value="0.0423984">
            <text:p>0.0423984</text:p>
          </table:table-cell>
          <table:table-cell office:value-type="float" office:value="-0.22995">
            <text:p>-0.22995</text:p>
          </table:table-cell>
          <table:table-cell office:value-type="float" office:value="0.0778546">
            <text:p>0.0778546</text:p>
          </table:table-cell>
          <table:table-cell office:value-type="float" office:value="-0.0103845">
            <text:p>-0.0103845</text:p>
          </table:table-cell>
          <table:table-cell office:value-type="float" office:value="0.0317895">
            <text:p>0.0317895</text:p>
          </table:table-cell>
          <table:table-cell office:value-type="float" office:value="0.0426007">
            <text:p>0.0426007</text:p>
          </table:table-cell>
          <table:table-cell office:value-type="float" office:value="-0.0133067">
            <text:p>-0.0133067</text:p>
          </table:table-cell>
          <table:table-cell office:value-type="float" office:value="0.263426">
            <text:p>0.263426</text:p>
          </table:table-cell>
          <table:table-cell office:value-type="float" office:value="0.295483">
            <text:p>0.295483</text:p>
          </table:table-cell>
          <table:table-cell office:value-type="float" office:value="-0.0113629">
            <text:p>-0.0113629</text:p>
          </table:table-cell>
          <table:table-cell/>
          <table:table-cell office:value-type="float" office:value="12.5563">
            <text:p>12.5563</text:p>
          </table:table-cell>
          <table:table-cell office:value-type="float" office:value="0.0624992">
            <text:p>0.0624992</text:p>
          </table:table-cell>
          <table:table-cell office:value-type="float" office:value="0.0396156">
            <text:p>0.0396156</text:p>
          </table:table-cell>
          <table:table-cell office:value-type="float" office:value="0.830407">
            <text:p>0.830407</text:p>
          </table:table-cell>
          <table:table-cell office:value-type="float" office:value="0.046824">
            <text:p>0.046824</text:p>
          </table:table-cell>
          <table:table-cell office:value-type="float" office:value="-0.27382">
            <text:p>-0.27382</text:p>
          </table:table-cell>
          <table:table-cell office:value-type="float" office:value="-0.0458161">
            <text:p>-0.0458161</text:p>
          </table:table-cell>
          <table:table-cell office:value-type="float" office:value="0.00870299">
            <text:p>0.00870299</text:p>
          </table:table-cell>
          <table:table-cell office:value-type="float" office:value="-0.000479795">
            <text:p>-0.000479795</text:p>
          </table:table-cell>
          <table:table-cell office:value-type="float" office:value="0.117916">
            <text:p>0.117916</text:p>
          </table:table-cell>
          <table:table-cell office:value-type="float" office:value="-0.00674204">
            <text:p>-0.00674204</text:p>
          </table:table-cell>
          <table:table-cell office:value-type="float" office:value="0.0267492">
            <text:p>0.0267492</text:p>
          </table:table-cell>
          <table:table-cell office:value-type="float" office:value="-0.141628">
            <text:p>-0.141628</text:p>
          </table:table-cell>
          <table:table-cell office:value-type="float" office:value="0.0046852">
            <text:p>0.0046852</text:p>
          </table:table-cell>
          <table:table-cell/>
          <table:table-cell office:value-type="float" office:value="11.7132">
            <text:p>11.7132</text:p>
          </table:table-cell>
          <table:table-cell office:value-type="float" office:value="0.113621">
            <text:p>0.113621</text:p>
          </table:table-cell>
          <table:table-cell office:value-type="float" office:value="-0.00356985">
            <text:p>-0.00356985</text:p>
          </table:table-cell>
          <table:table-cell office:value-type="float" office:value="0.865753">
            <text:p>0.865753</text:p>
          </table:table-cell>
          <table:table-cell office:value-type="float" office:value="0.0561138">
            <text:p>0.0561138</text:p>
          </table:table-cell>
          <table:table-cell office:value-type="float" office:value="-0.209266">
            <text:p>-0.209266</text:p>
          </table:table-cell>
          <table:table-cell office:value-type="float" office:value="-0.146052">
            <text:p>-0.146052</text:p>
          </table:table-cell>
          <table:table-cell office:value-type="float" office:value="0.0103724">
            <text:p>0.0103724</text:p>
          </table:table-cell>
          <table:table-cell office:value-type="float" office:value="-0.0843474">
            <text:p>-0.0843474</text:p>
          </table:table-cell>
          <table:table-cell office:value-type="float" office:value="0.0315029">
            <text:p>0.0315029</text:p>
          </table:table-cell>
          <table:table-cell office:value-type="float" office:value="0.00377669">
            <text:p>0.00377669</text:p>
          </table:table-cell>
          <table:table-cell office:value-type="float" office:value="0.37377">
            <text:p>0.37377</text:p>
          </table:table-cell>
          <table:table-cell office:value-type="float" office:value="-0.144254">
            <text:p>-0.144254</text:p>
          </table:table-cell>
          <table:table-cell office:value-type="float" office:value="0.0924734">
            <text:p>0.0924734</text:p>
          </table:table-cell>
          <table:table-cell/>
          <table:table-cell office:value-type="float" office:value="11.1539">
            <text:p>11.1539</text:p>
          </table:table-cell>
          <table:table-cell office:value-type="float" office:value="0.0423942">
            <text:p>0.0423942</text:p>
          </table:table-cell>
          <table:table-cell office:value-type="float" office:value="0.0392497">
            <text:p>0.0392497</text:p>
          </table:table-cell>
          <table:table-cell office:value-type="float" office:value="0.627346">
            <text:p>0.627346</text:p>
          </table:table-cell>
          <table:table-cell office:value-type="float" office:value="0.07196">
            <text:p>0.07196</text:p>
          </table:table-cell>
          <table:table-cell office:value-type="float" office:value="-0.193901">
            <text:p>-0.193901</text:p>
          </table:table-cell>
          <table:table-cell office:value-type="float" office:value="-0.0455885">
            <text:p>-0.0455885</text:p>
          </table:table-cell>
          <table:table-cell table:style-name="ce1" office:value-type="float" office:value="-0.0428117">
            <text:p>-0.0428117</text:p>
          </table:table-cell>
          <table:table-cell office:value-type="float" office:value="-0.0248867">
            <text:p>-0.0248867</text:p>
          </table:table-cell>
          <table:table-cell office:value-type="float" office:value="0.00322287">
            <text:p>0.00322287</text:p>
          </table:table-cell>
          <table:table-cell office:value-type="float" office:value="-0.00477785">
            <text:p>-0.00477785</text:p>
          </table:table-cell>
          <table:table-cell office:value-type="float" office:value="-0.107315">
            <text:p>-0.107315</text:p>
          </table:table-cell>
          <table:table-cell office:value-type="float" office:value="0.042893">
            <text:p>0.042893</text:p>
          </table:table-cell>
          <table:table-cell office:value-type="float" office:value="0.00246454">
            <text:p>0.00246454</text:p>
          </table:table-cell>
        </table:table-row>
        <table:table-row table:style-name="ro4">
          <table:table-cell office:value-type="float" office:value="12.1141">
            <text:p>12.1141</text:p>
          </table:table-cell>
          <table:table-cell office:value-type="float" office:value="0.121584">
            <text:p>0.121584</text:p>
          </table:table-cell>
          <table:table-cell office:value-type="float" office:value="0.00668828">
            <text:p>0.00668828</text:p>
          </table:table-cell>
          <table:table-cell office:value-type="float" office:value="0.94484">
            <text:p>0.94484</text:p>
          </table:table-cell>
          <table:table-cell office:value-type="float" office:value="0.0495362">
            <text:p>0.0495362</text:p>
          </table:table-cell>
          <table:table-cell office:value-type="float" office:value="-0.273428">
            <text:p>-0.273428</text:p>
          </table:table-cell>
          <table:table-cell office:value-type="float" office:value="-0.0418743">
            <text:p>-0.0418743</text:p>
          </table:table-cell>
          <table:table-cell office:value-type="float" office:value="0.0257414">
            <text:p>0.0257414</text:p>
          </table:table-cell>
          <table:table-cell office:value-type="float" office:value="-0.0622397">
            <text:p>-0.0622397</text:p>
          </table:table-cell>
          <table:table-cell office:value-type="float" office:value="0.0495004">
            <text:p>0.0495004</text:p>
          </table:table-cell>
          <table:table-cell office:value-type="float" office:value="0.0148033">
            <text:p>0.0148033</text:p>
          </table:table-cell>
          <table:table-cell office:value-type="float" office:value="-0.376059">
            <text:p>-0.376059</text:p>
          </table:table-cell>
          <table:table-cell office:value-type="float" office:value="0.482544">
            <text:p>0.482544</text:p>
          </table:table-cell>
          <table:table-cell office:value-type="float" office:value="0.04907">
            <text:p>0.04907</text:p>
          </table:table-cell>
          <table:table-cell/>
          <table:table-cell office:value-type="float" office:value="11.8769">
            <text:p>11.8769</text:p>
          </table:table-cell>
          <table:table-cell office:value-type="float" office:value="0.125408">
            <text:p>0.125408</text:p>
          </table:table-cell>
          <table:table-cell office:value-type="float" office:value="0.192419">
            <text:p>0.192419</text:p>
          </table:table-cell>
          <table:table-cell office:value-type="float" office:value="0.869778">
            <text:p>0.869778</text:p>
          </table:table-cell>
          <table:table-cell office:value-type="float" office:value="0.0394567">
            <text:p>0.0394567</text:p>
          </table:table-cell>
          <table:table-cell office:value-type="float" office:value="-0.206636">
            <text:p>-0.206636</text:p>
          </table:table-cell>
          <table:table-cell office:value-type="float" office:value="0.102425">
            <text:p>0.102425</text:p>
          </table:table-cell>
          <table:table-cell office:value-type="float" office:value="-0.0146164">
            <text:p>-0.0146164</text:p>
          </table:table-cell>
          <table:table-cell office:value-type="float" office:value="0.101384">
            <text:p>0.101384</text:p>
          </table:table-cell>
          <table:table-cell office:value-type="float" office:value="0.120665">
            <text:p>0.120665</text:p>
          </table:table-cell>
          <table:table-cell office:value-type="float" office:value="-0.0163087">
            <text:p>-0.0163087</text:p>
          </table:table-cell>
          <table:table-cell office:value-type="float" office:value="0.00964331">
            <text:p>0.00964331</text:p>
          </table:table-cell>
          <table:table-cell office:value-type="float" office:value="-0.10166">
            <text:p>-0.10166</text:p>
          </table:table-cell>
          <table:table-cell office:value-type="float" office:value="-0.00677827">
            <text:p>-0.00677827</text:p>
          </table:table-cell>
          <table:table-cell/>
          <table:table-cell office:value-type="float" office:value="12.9492">
            <text:p>12.9492</text:p>
          </table:table-cell>
          <table:table-cell office:value-type="float" office:value="0.0664415">
            <text:p>0.0664415</text:p>
          </table:table-cell>
          <table:table-cell office:value-type="float" office:value="0.0640822">
            <text:p>0.0640822</text:p>
          </table:table-cell>
          <table:table-cell office:value-type="float" office:value="0.828482">
            <text:p>0.828482</text:p>
          </table:table-cell>
          <table:table-cell office:value-type="float" office:value="0.0425459">
            <text:p>0.0425459</text:p>
          </table:table-cell>
          <table:table-cell office:value-type="float" office:value="-0.270107">
            <text:p>-0.270107</text:p>
          </table:table-cell>
          <table:table-cell office:value-type="float" office:value="-0.0332839">
            <text:p>-0.0332839</text:p>
          </table:table-cell>
          <table:table-cell office:value-type="float" office:value="0.00675153">
            <text:p>0.00675153</text:p>
          </table:table-cell>
          <table:table-cell office:value-type="float" office:value="0.010032">
            <text:p>0.010032</text:p>
          </table:table-cell>
          <table:table-cell office:value-type="float" office:value="0.06226">
            <text:p>0.06226</text:p>
          </table:table-cell>
          <table:table-cell office:value-type="float" office:value="-0.00490087">
            <text:p>-0.00490087</text:p>
          </table:table-cell>
          <table:table-cell office:value-type="float" office:value="0.0345209">
            <text:p>0.0345209</text:p>
          </table:table-cell>
          <table:table-cell office:value-type="float" office:value="-0.295541">
            <text:p>-0.295541</text:p>
          </table:table-cell>
          <table:table-cell office:value-type="float" office:value="-0.0176706">
            <text:p>-0.0176706</text:p>
          </table:table-cell>
          <table:table-cell/>
          <table:table-cell office:value-type="float" office:value="11.8118">
            <text:p>11.8118</text:p>
          </table:table-cell>
          <table:table-cell office:value-type="float" office:value="0.108938">
            <text:p>0.108938</text:p>
          </table:table-cell>
          <table:table-cell office:value-type="float" office:value="-0.00186607">
            <text:p>-0.00186607</text:p>
          </table:table-cell>
          <table:table-cell office:value-type="float" office:value="0.867025">
            <text:p>0.867025</text:p>
          </table:table-cell>
          <table:table-cell office:value-type="float" office:value="0.0547695">
            <text:p>0.0547695</text:p>
          </table:table-cell>
          <table:table-cell office:value-type="float" office:value="-0.235416">
            <text:p>-0.235416</text:p>
          </table:table-cell>
          <table:table-cell office:value-type="float" office:value="-0.136514">
            <text:p>-0.136514</text:p>
          </table:table-cell>
          <table:table-cell office:value-type="float" office:value="0.0103012">
            <text:p>0.0103012</text:p>
          </table:table-cell>
          <table:table-cell office:value-type="float" office:value="-0.0474904">
            <text:p>-0.0474904</text:p>
          </table:table-cell>
          <table:table-cell office:value-type="float" office:value="0.0172782">
            <text:p>0.0172782</text:p>
          </table:table-cell>
          <table:table-cell office:value-type="float" office:value="0.0128954">
            <text:p>0.0128954</text:p>
          </table:table-cell>
          <table:table-cell office:value-type="float" office:value="-0.272579">
            <text:p>-0.272579</text:p>
          </table:table-cell>
          <table:table-cell office:value-type="float" office:value="0.111725">
            <text:p>0.111725</text:p>
          </table:table-cell>
          <table:table-cell office:value-type="float" office:value="0.0301157">
            <text:p>0.0301157</text:p>
          </table:table-cell>
          <table:table-cell/>
          <table:table-cell office:value-type="float" office:value="11.4762">
            <text:p>11.4762</text:p>
          </table:table-cell>
          <table:table-cell office:value-type="float" office:value="0.0232238">
            <text:p>0.0232238</text:p>
          </table:table-cell>
          <table:table-cell office:value-type="float" office:value="0.0447446">
            <text:p>0.0447446</text:p>
          </table:table-cell>
          <table:table-cell office:value-type="float" office:value="0.626062">
            <text:p>0.626062</text:p>
          </table:table-cell>
          <table:table-cell office:value-type="float" office:value="0.0666905">
            <text:p>0.0666905</text:p>
          </table:table-cell>
          <table:table-cell office:value-type="float" office:value="-0.209993">
            <text:p>-0.209993</text:p>
          </table:table-cell>
          <table:table-cell office:value-type="float" office:value="-0.0430566">
            <text:p>-0.0430566</text:p>
          </table:table-cell>
          <table:table-cell office:value-type="float" office:value="-0.041826">
            <text:p>-0.041826</text:p>
          </table:table-cell>
          <table:table-cell office:value-type="float" office:value="-0.0594765">
            <text:p>-0.0594765</text:p>
          </table:table-cell>
          <table:table-cell office:value-type="float" office:value="0.0170481">
            <text:p>0.0170481</text:p>
          </table:table-cell>
          <table:table-cell office:value-type="float" office:value="-0.00398348">
            <text:p>-0.00398348</text:p>
          </table:table-cell>
          <table:table-cell office:value-type="float" office:value="0.0805043">
            <text:p>0.0805043</text:p>
          </table:table-cell>
          <table:table-cell office:value-type="float" office:value="-0.039305">
            <text:p>-0.039305</text:p>
          </table:table-cell>
          <table:table-cell office:value-type="float" office:value="0.0570044">
            <text:p>0.0570044</text:p>
          </table:table-cell>
        </table:table-row>
        <table:table-row table:style-name="ro4">
          <table:table-cell office:value-type="float" office:value="12.2173">
            <text:p>12.2173</text:p>
          </table:table-cell>
          <table:table-cell office:value-type="float" office:value="0.111161">
            <text:p>0.111161</text:p>
          </table:table-cell>
          <table:table-cell office:value-type="float" office:value="0.0169304">
            <text:p>0.0169304</text:p>
          </table:table-cell>
          <table:table-cell office:value-type="float" office:value="0.946889">
            <text:p>0.946889</text:p>
          </table:table-cell>
          <table:table-cell office:value-type="float" office:value="0.0482846">
            <text:p>0.0482846</text:p>
          </table:table-cell>
          <table:table-cell office:value-type="float" office:value="-0.270348">
            <text:p>-0.270348</text:p>
          </table:table-cell>
          <table:table-cell office:value-type="float" office:value="-0.0440124">
            <text:p>-0.0440124</text:p>
          </table:table-cell>
          <table:table-cell office:value-type="float" office:value="0.0264227">
            <text:p>0.0264227</text:p>
          </table:table-cell>
          <table:table-cell office:value-type="float" office:value="-0.101035">
            <text:p>-0.101035</text:p>
          </table:table-cell>
          <table:table-cell office:value-type="float" office:value="0.099281">
            <text:p>0.099281</text:p>
          </table:table-cell>
          <table:table-cell office:value-type="float" office:value="0.0198655">
            <text:p>0.0198655</text:p>
          </table:table-cell>
          <table:table-cell office:value-type="float" office:value="0.0918509">
            <text:p>0.0918509</text:p>
          </table:table-cell>
          <table:table-cell table:style-name="ce1" office:value-type="float" office:value="0.0417684">
            <text:p>0.0417684</text:p>
          </table:table-cell>
          <table:table-cell office:value-type="float" office:value="-0.00461557">
            <text:p>-0.00461557</text:p>
          </table:table-cell>
          <table:table-cell/>
          <table:table-cell office:value-type="float" office:value="12.3138">
            <text:p>12.3138</text:p>
          </table:table-cell>
          <table:table-cell office:value-type="float" office:value="0.171546">
            <text:p>0.171546</text:p>
          </table:table-cell>
          <table:table-cell office:value-type="float" office:value="0.225733">
            <text:p>0.225733</text:p>
          </table:table-cell>
          <table:table-cell office:value-type="float" office:value="0.861358">
            <text:p>0.861358</text:p>
          </table:table-cell>
          <table:table-cell office:value-type="float" office:value="0.0350328">
            <text:p>0.0350328</text:p>
          </table:table-cell>
          <table:table-cell office:value-type="float" office:value="-0.161591">
            <text:p>-0.161591</text:p>
          </table:table-cell>
          <table:table-cell office:value-type="float" office:value="0.128506">
            <text:p>0.128506</text:p>
          </table:table-cell>
          <table:table-cell office:value-type="float" office:value="-0.0236458">
            <text:p>-0.0236458</text:p>
          </table:table-cell>
          <table:table-cell office:value-type="float" office:value="0.105598">
            <text:p>0.105598</text:p>
          </table:table-cell>
          <table:table-cell office:value-type="float" office:value="0.0762466">
            <text:p>0.0762466</text:p>
          </table:table-cell>
          <table:table-cell office:value-type="float" office:value="-0.0192704">
            <text:p>-0.0192704</text:p>
          </table:table-cell>
          <table:table-cell office:value-type="float" office:value="0.0153946">
            <text:p>0.0153946</text:p>
          </table:table-cell>
          <table:table-cell office:value-type="float" office:value="-0.160153">
            <text:p>-0.160153</text:p>
          </table:table-cell>
          <table:table-cell office:value-type="float" office:value="-0.0254149">
            <text:p>-0.0254149</text:p>
          </table:table-cell>
          <table:table-cell/>
          <table:table-cell office:value-type="float" office:value="13.1117">
            <text:p>13.1117</text:p>
          </table:table-cell>
          <table:table-cell office:value-type="float" office:value="0.0689819">
            <text:p>0.0689819</text:p>
          </table:table-cell>
          <table:table-cell office:value-type="float" office:value="0.0663976">
            <text:p>0.0663976</text:p>
          </table:table-cell>
          <table:table-cell office:value-type="float" office:value="0.827219">
            <text:p>0.827219</text:p>
          </table:table-cell>
          <table:table-cell office:value-type="float" office:value="0.0408939">
            <text:p>0.0408939</text:p>
          </table:table-cell>
          <table:table-cell office:value-type="float" office:value="-0.103845">
            <text:p>-0.103845</text:p>
          </table:table-cell>
          <table:table-cell office:value-type="float" office:value="0.313455">
            <text:p>0.313455</text:p>
          </table:table-cell>
          <table:table-cell office:value-type="float" office:value="-0.0257131">
            <text:p>-0.0257131</text:p>
          </table:table-cell>
          <table:table-cell office:value-type="float" office:value="0.0156394">
            <text:p>0.0156394</text:p>
          </table:table-cell>
          <table:table-cell office:value-type="float" office:value="0.0142542">
            <text:p>0.0142542</text:p>
          </table:table-cell>
          <table:table-cell office:value-type="float" office:value="-0.00777117">
            <text:p>-0.00777117</text:p>
          </table:table-cell>
          <table:table-cell office:value-type="float" office:value="4.37013">
            <text:p>4.37013</text:p>
          </table:table-cell>
          <table:table-cell office:value-type="float" office:value="8.9472">
            <text:p>8.9472</text:p>
          </table:table-cell>
          <table:table-cell office:value-type="float" office:value="-0.843534">
            <text:p>-0.843534</text:p>
          </table:table-cell>
          <table:table-cell/>
          <table:table-cell office:value-type="float" office:value="12.012">
            <text:p>12.012</text:p>
          </table:table-cell>
          <table:table-cell office:value-type="float" office:value="0.0884963">
            <text:p>0.0884963</text:p>
          </table:table-cell>
          <table:table-cell office:value-type="float" office:value="0.0060745">
            <text:p>0.0060745</text:p>
          </table:table-cell>
          <table:table-cell office:value-type="float" office:value="0.870815">
            <text:p>0.870815</text:p>
          </table:table-cell>
          <table:table-cell office:value-type="float" office:value="0.0521377">
            <text:p>0.0521377</text:p>
          </table:table-cell>
          <table:table-cell office:value-type="float" office:value="-0.247613">
            <text:p>-0.247613</text:p>
          </table:table-cell>
          <table:table-cell office:value-type="float" office:value="-0.124615">
            <text:p>-0.124615</text:p>
          </table:table-cell>
          <table:table-cell office:value-type="float" office:value="0.0134935">
            <text:p>0.0134935</text:p>
          </table:table-cell>
          <table:table-cell office:value-type="float" office:value="-0.102076">
            <text:p>-0.102076</text:p>
          </table:table-cell>
          <table:table-cell office:value-type="float" office:value="0.0396519">
            <text:p>0.0396519</text:p>
          </table:table-cell>
          <table:table-cell office:value-type="float" office:value="0.0189263">
            <text:p>0.0189263</text:p>
          </table:table-cell>
          <table:table-cell office:value-type="float" office:value="0.106912">
            <text:p>0.106912</text:p>
          </table:table-cell>
          <table:table-cell office:value-type="float" office:value="0.189131">
            <text:p>0.189131</text:p>
          </table:table-cell>
          <table:table-cell office:value-type="float" office:value="-0.00950606">
            <text:p>-0.00950606</text:p>
          </table:table-cell>
          <table:table-cell/>
          <table:table-cell office:value-type="float" office:value="11.7455">
            <text:p>11.7455</text:p>
          </table:table-cell>
          <table:table-cell office:value-type="float" office:value="0.0130449">
            <text:p>0.0130449</text:p>
          </table:table-cell>
          <table:table-cell office:value-type="float" office:value="0.0464851">
            <text:p>0.0464851</text:p>
          </table:table-cell>
          <table:table-cell office:value-type="float" office:value="0.629123">
            <text:p>0.629123</text:p>
          </table:table-cell>
          <table:table-cell office:value-type="float" office:value="0.0625847">
            <text:p>0.0625847</text:p>
          </table:table-cell>
          <table:table-cell office:value-type="float" office:value="-0.237368">
            <text:p>-0.237368</text:p>
          </table:table-cell>
          <table:table-cell office:value-type="float" office:value="-0.0297503">
            <text:p>-0.0297503</text:p>
          </table:table-cell>
          <table:table-cell office:value-type="float" office:value="-0.0441306">
            <text:p>-0.0441306</text:p>
          </table:table-cell>
          <table:table-cell office:value-type="float" office:value="-0.0377956">
            <text:p>-0.0377956</text:p>
          </table:table-cell>
          <table:table-cell office:value-type="float" office:value="0.00646274">
            <text:p>0.00646274</text:p>
          </table:table-cell>
          <table:table-cell office:value-type="float" office:value="0.0113686">
            <text:p>0.0113686</text:p>
          </table:table-cell>
          <table:table-cell office:value-type="float" office:value="-0.386535">
            <text:p>-0.386535</text:p>
          </table:table-cell>
          <table:table-cell office:value-type="float" office:value="0.301006">
            <text:p>0.301006</text:p>
          </table:table-cell>
          <table:table-cell office:value-type="float" office:value="-0.117027">
            <text:p>-0.117027</text:p>
          </table:table-cell>
        </table:table-row>
        <table:table-row table:style-name="ro4">
          <table:table-cell office:value-type="float" office:value="12.7137">
            <text:p>12.7137</text:p>
          </table:table-cell>
          <table:table-cell office:value-type="float" office:value="0.0836401">
            <text:p>0.0836401</text:p>
          </table:table-cell>
          <table:table-cell office:value-type="float" office:value="0.0765031">
            <text:p>0.0765031</text:p>
          </table:table-cell>
          <table:table-cell office:value-type="float" office:value="0.955613">
            <text:p>0.955613</text:p>
          </table:table-cell>
          <table:table-cell office:value-type="float" office:value="0.0426906">
            <text:p>0.0426906</text:p>
          </table:table-cell>
          <table:table-cell office:value-type="float" office:value="-0.278103">
            <text:p>-0.278103</text:p>
          </table:table-cell>
          <table:table-cell office:value-type="float" office:value="-0.00419372">
            <text:p>-0.00419372</text:p>
          </table:table-cell>
          <table:table-cell office:value-type="float" office:value="0.0292733">
            <text:p>0.0292733</text:p>
          </table:table-cell>
          <table:table-cell office:value-type="float" office:value="-0.055442">
            <text:p>-0.055442</text:p>
          </table:table-cell>
          <table:table-cell office:value-type="float" office:value="0.120014">
            <text:p>0.120014</text:p>
          </table:table-cell>
          <table:table-cell office:value-type="float" office:value="0.0175744">
            <text:p>0.0175744</text:p>
          </table:table-cell>
          <table:table-cell office:value-type="float" office:value="0.562493">
            <text:p>0.562493</text:p>
          </table:table-cell>
          <table:table-cell office:value-type="float" office:value="-0.483985">
            <text:p>-0.483985</text:p>
          </table:table-cell>
          <table:table-cell office:value-type="float" office:value="-0.17803">
            <text:p>-0.17803</text:p>
          </table:table-cell>
          <table:table-cell/>
          <table:table-cell office:value-type="float" office:value="12.5118">
            <text:p>12.5118</text:p>
          </table:table-cell>
          <table:table-cell office:value-type="float" office:value="0.193061">
            <text:p>0.193061</text:p>
          </table:table-cell>
          <table:table-cell office:value-type="float" office:value="0.234552">
            <text:p>0.234552</text:p>
          </table:table-cell>
          <table:table-cell office:value-type="float" office:value="0.856545">
            <text:p>0.856545</text:p>
          </table:table-cell>
          <table:table-cell office:value-type="float" office:value="0.0331946">
            <text:p>0.0331946</text:p>
          </table:table-cell>
          <table:table-cell office:value-type="float" office:value="-0.142023">
            <text:p>-0.142023</text:p>
          </table:table-cell>
          <table:table-cell office:value-type="float" office:value="0.138986">
            <text:p>0.138986</text:p>
          </table:table-cell>
          <table:table-cell office:value-type="float" office:value="-0.0260115">
            <text:p>-0.0260115</text:p>
          </table:table-cell>
          <table:table-cell office:value-type="float" office:value="0.108646">
            <text:p>0.108646</text:p>
          </table:table-cell>
          <table:table-cell office:value-type="float" office:value="0.0445325">
            <text:p>0.0445325</text:p>
          </table:table-cell>
          <table:table-cell office:value-type="float" office:value="-0.0243031">
            <text:p>-0.0243031</text:p>
          </table:table-cell>
          <table:table-cell office:value-type="float" office:value="-0.0297266">
            <text:p>-0.0297266</text:p>
          </table:table-cell>
          <table:table-cell office:value-type="float" office:value="-0.0115274">
            <text:p>-0.0115274</text:p>
          </table:table-cell>
          <table:table-cell office:value-type="float" office:value="0.0566832">
            <text:p>0.0566832</text:p>
          </table:table-cell>
          <table:table-cell/>
          <table:table-cell office:value-type="float" office:value="13.1488">
            <text:p>13.1488</text:p>
          </table:table-cell>
          <table:table-cell office:value-type="float" office:value="0.0755984">
            <text:p>0.0755984</text:p>
          </table:table-cell>
          <table:table-cell office:value-type="float" office:value="0.0792837">
            <text:p>0.0792837</text:p>
          </table:table-cell>
          <table:table-cell office:value-type="float" office:value="0.825765">
            <text:p>0.825765</text:p>
          </table:table-cell>
          <table:table-cell office:value-type="float" office:value="0.0405251">
            <text:p>0.0405251</text:p>
          </table:table-cell>
          <table:table-cell office:value-type="float" office:value="-0.266238">
            <text:p>-0.266238</text:p>
          </table:table-cell>
          <table:table-cell office:value-type="float" office:value="-0.035279">
            <text:p>-0.035279</text:p>
          </table:table-cell>
          <table:table-cell office:value-type="float" office:value="0.00523379">
            <text:p>0.00523379</text:p>
          </table:table-cell>
          <table:table-cell office:value-type="float" office:value="0.178043">
            <text:p>0.178043</text:p>
          </table:table-cell>
          <table:table-cell office:value-type="float" office:value="0.346752">
            <text:p>0.346752</text:p>
          </table:table-cell>
          <table:table-cell office:value-type="float" office:value="-0.0391188">
            <text:p>-0.0391188</text:p>
          </table:table-cell>
          <table:table-cell office:value-type="float" office:value="-0.484966">
            <text:p>-0.484966</text:p>
          </table:table-cell>
          <table:table-cell office:value-type="float" office:value="-1.41006">
            <text:p>-1.41006</text:p>
          </table:table-cell>
          <table:table-cell office:value-type="float" office:value="0.0868853">
            <text:p>0.0868853</text:p>
          </table:table-cell>
          <table:table-cell/>
          <table:table-cell office:value-type="float" office:value="12.2516">
            <text:p>12.2516</text:p>
          </table:table-cell>
          <table:table-cell office:value-type="float" office:value="0.0701812">
            <text:p>0.0701812</text:p>
          </table:table-cell>
          <table:table-cell office:value-type="float" office:value="0.0264205">
            <text:p>0.0264205</text:p>
          </table:table-cell>
          <table:table-cell office:value-type="float" office:value="0.874803">
            <text:p>0.874803</text:p>
          </table:table-cell>
          <table:table-cell office:value-type="float" office:value="0.0491556">
            <text:p>0.0491556</text:p>
          </table:table-cell>
          <table:table-cell office:value-type="float" office:value="-0.260657">
            <text:p>-0.260657</text:p>
          </table:table-cell>
          <table:table-cell office:value-type="float" office:value="-0.10873">
            <text:p>-0.10873</text:p>
          </table:table-cell>
          <table:table-cell office:value-type="float" office:value="0.0146612">
            <text:p>0.0146612</text:p>
          </table:table-cell>
          <table:table-cell office:value-type="float" office:value="-0.0764701">
            <text:p>-0.0764701</text:p>
          </table:table-cell>
          <table:table-cell office:value-type="float" office:value="0.0849498">
            <text:p>0.0849498</text:p>
          </table:table-cell>
          <table:table-cell office:value-type="float" office:value="0.0166495">
            <text:p>0.0166495</text:p>
          </table:table-cell>
          <table:table-cell office:value-type="float" office:value="0.219368">
            <text:p>0.219368</text:p>
          </table:table-cell>
          <table:table-cell office:value-type="float" office:value="-0.00967668">
            <text:p>-0.00967668</text:p>
          </table:table-cell>
          <table:table-cell office:value-type="float" office:value="-0.0898486">
            <text:p>-0.0898486</text:p>
          </table:table-cell>
          <table:table-cell/>
          <table:table-cell office:value-type="float" office:value="11.8099">
            <text:p>11.8099</text:p>
          </table:table-cell>
          <table:table-cell office:value-type="float" office:value="0.00901081">
            <text:p>0.00901081</text:p>
          </table:table-cell>
          <table:table-cell office:value-type="float" office:value="0.0481481">
            <text:p>0.0481481</text:p>
          </table:table-cell>
          <table:table-cell office:value-type="float" office:value="0.62937">
            <text:p>0.62937</text:p>
          </table:table-cell>
          <table:table-cell office:value-type="float" office:value="0.0616415">
            <text:p>0.0616415</text:p>
          </table:table-cell>
          <table:table-cell office:value-type="float" office:value="-0.228125">
            <text:p>-0.228125</text:p>
          </table:table-cell>
          <table:table-cell office:value-type="float" office:value="-0.0345793">
            <text:p>-0.0345793</text:p>
          </table:table-cell>
          <table:table-cell table:style-name="ce1" office:value-type="float" office:value="-0.0413519">
            <text:p>-0.0413519</text:p>
          </table:table-cell>
          <table:table-cell office:value-type="float" office:value="-0.0626749">
            <text:p>-0.0626749</text:p>
          </table:table-cell>
          <table:table-cell office:value-type="float" office:value="0.025837">
            <text:p>0.025837</text:p>
          </table:table-cell>
          <table:table-cell office:value-type="float" office:value="0.0038362">
            <text:p>0.0038362</text:p>
          </table:table-cell>
          <table:table-cell office:value-type="float" office:value="0.0159">
            <text:p>0.0159</text:p>
          </table:table-cell>
          <table:table-cell office:value-type="float" office:value="0.0948533">
            <text:p>0.0948533</text:p>
          </table:table-cell>
          <table:table-cell office:value-type="float" office:value="-0.0352325">
            <text:p>-0.0352325</text:p>
          </table:table-cell>
        </table:table-row>
        <table:table-row table:style-name="ro4">
          <table:table-cell office:value-type="float" office:value="12.8123">
            <text:p>12.8123</text:p>
          </table:table-cell>
          <table:table-cell office:value-type="float" office:value="0.0836459">
            <text:p>0.0836459</text:p>
          </table:table-cell>
          <table:table-cell office:value-type="float" office:value="0.0836329">
            <text:p>0.0836329</text:p>
          </table:table-cell>
          <table:table-cell office:value-type="float" office:value="0.955613">
            <text:p>0.955613</text:p>
          </table:table-cell>
          <table:table-cell office:value-type="float" office:value="0.0416584">
            <text:p>0.0416584</text:p>
          </table:table-cell>
          <table:table-cell office:value-type="float" office:value="-0.292462">
            <text:p>-0.292462</text:p>
          </table:table-cell>
          <table:table-cell office:value-type="float" office:value="0.0300729">
            <text:p>0.0300729</text:p>
          </table:table-cell>
          <table:table-cell office:value-type="float" office:value="0.0337446">
            <text:p>0.0337446</text:p>
          </table:table-cell>
          <table:table-cell table:style-name="ce1" office:value-type="string">
            <text:p>5.85036e-05</text:p>
          </table:table-cell>
          <table:table-cell office:value-type="float" office:value="0.0722599">
            <text:p>0.0722599</text:p>
          </table:table-cell>
          <table:table-cell table:style-name="ce1" office:value-type="string">
            <text:p>8.41797e-06</text:p>
          </table:table-cell>
          <table:table-cell office:value-type="float" office:value="0.0507812">
            <text:p>0.0507812</text:p>
          </table:table-cell>
          <table:table-cell office:value-type="float" office:value="0.372306">
            <text:p>0.372306</text:p>
          </table:table-cell>
          <table:table-cell office:value-type="float" office:value="-0.0191396">
            <text:p>-0.0191396</text:p>
          </table:table-cell>
          <table:table-cell/>
          <table:table-cell office:value-type="float" office:value="12.8446">
            <text:p>12.8446</text:p>
          </table:table-cell>
          <table:table-cell office:value-type="float" office:value="0.225925">
            <text:p>0.225925</text:p>
          </table:table-cell>
          <table:table-cell office:value-type="float" office:value="0.248095">
            <text:p>0.248095</text:p>
          </table:table-cell>
          <table:table-cell office:value-type="float" office:value="0.854735">
            <text:p>0.854735</text:p>
          </table:table-cell>
          <table:table-cell office:value-type="float" office:value="0.0303201">
            <text:p>0.0303201</text:p>
          </table:table-cell>
          <table:table-cell office:value-type="float" office:value="-0.100473">
            <text:p>-0.100473</text:p>
          </table:table-cell>
          <table:table-cell office:value-type="float" office:value="0.154725">
            <text:p>0.154725</text:p>
          </table:table-cell>
          <table:table-cell office:value-type="float" office:value="-0.026567">
            <text:p>-0.026567</text:p>
          </table:table-cell>
          <table:table-cell office:value-type="float" office:value="0.0987535">
            <text:p>0.0987535</text:p>
          </table:table-cell>
          <table:table-cell office:value-type="float" office:value="0.0406963">
            <text:p>0.0406963</text:p>
          </table:table-cell>
          <table:table-cell office:value-type="float" office:value="-0.0054393">
            <text:p>-0.0054393</text:p>
          </table:table-cell>
          <table:table-cell office:value-type="float" office:value="0.285064">
            <text:p>0.285064</text:p>
          </table:table-cell>
          <table:table-cell office:value-type="float" office:value="0.0880937">
            <text:p>0.0880937</text:p>
          </table:table-cell>
          <table:table-cell office:value-type="float" office:value="0.0384091">
            <text:p>0.0384091</text:p>
          </table:table-cell>
          <table:table-cell/>
          <table:table-cell office:value-type="float" office:value="13.3482">
            <text:p>13.3482</text:p>
          </table:table-cell>
          <table:table-cell office:value-type="float" office:value="0.0918178">
            <text:p>0.0918178</text:p>
          </table:table-cell>
          <table:table-cell office:value-type="float" office:value="0.092362">
            <text:p>0.092362</text:p>
          </table:table-cell>
          <table:table-cell office:value-type="float" office:value="0.82142">
            <text:p>0.82142</text:p>
          </table:table-cell>
          <table:table-cell office:value-type="float" office:value="0.038602">
            <text:p>0.038602</text:p>
          </table:table-cell>
          <table:table-cell office:value-type="float" office:value="-0.24312">
            <text:p>-0.24312</text:p>
          </table:table-cell>
          <table:table-cell office:value-type="float" office:value="0.00303602">
            <text:p>0.00303602</text:p>
          </table:table-cell>
          <table:table-cell office:value-type="float" office:value="-0.00079119">
            <text:p>-0.00079119</text:p>
          </table:table-cell>
          <table:table-cell office:value-type="float" office:value="0.0813421">
            <text:p>0.0813421</text:p>
          </table:table-cell>
          <table:table-cell office:value-type="float" office:value="0.0655888">
            <text:p>0.0655888</text:p>
          </table:table-cell>
          <table:table-cell office:value-type="float" office:value="-0.021794">
            <text:p>-0.021794</text:p>
          </table:table-cell>
          <table:table-cell office:value-type="float" office:value="-0.0560056">
            <text:p>-0.0560056</text:p>
          </table:table-cell>
          <table:table-cell office:value-type="float" office:value="-0.0627138">
            <text:p>-0.0627138</text:p>
          </table:table-cell>
          <table:table-cell office:value-type="float" office:value="-0.00637317">
            <text:p>-0.00637317</text:p>
          </table:table-cell>
          <table:table-cell/>
          <table:table-cell office:value-type="float" office:value="12.4474">
            <text:p>12.4474</text:p>
          </table:table-cell>
          <table:table-cell office:value-type="float" office:value="0.0636187">
            <text:p>0.0636187</text:p>
          </table:table-cell>
          <table:table-cell office:value-type="float" office:value="0.0426852">
            <text:p>0.0426852</text:p>
          </table:table-cell>
          <table:table-cell office:value-type="float" office:value="0.874617">
            <text:p>0.874617</text:p>
          </table:table-cell>
          <table:table-cell office:value-type="float" office:value="0.0468445">
            <text:p>0.0468445</text:p>
          </table:table-cell>
          <table:table-cell office:value-type="float" office:value="-0.26873">
            <text:p>-0.26873</text:p>
          </table:table-cell>
          <table:table-cell office:value-type="float" office:value="-0.0969457">
            <text:p>-0.0969457</text:p>
          </table:table-cell>
          <table:table-cell office:value-type="float" office:value="0.017796">
            <text:p>0.017796</text:p>
          </table:table-cell>
          <table:table-cell office:value-type="float" office:value="-0.0335111">
            <text:p>-0.0335111</text:p>
          </table:table-cell>
          <table:table-cell office:value-type="float" office:value="0.0830548">
            <text:p>0.0830548</text:p>
          </table:table-cell>
          <table:table-cell office:value-type="float" office:value="-0.000945648">
            <text:p>-0.000945648</text:p>
          </table:table-cell>
          <table:table-cell office:value-type="float" office:value="0.101929">
            <text:p>0.101929</text:p>
          </table:table-cell>
          <table:table-cell office:value-type="float" office:value="-0.10271">
            <text:p>-0.10271</text:p>
          </table:table-cell>
          <table:table-cell office:value-type="float" office:value="0.0326805">
            <text:p>0.0326805</text:p>
          </table:table-cell>
          <table:table-cell/>
          <table:table-cell office:value-type="float" office:value="11.9119">
            <text:p>11.9119</text:p>
          </table:table-cell>
          <table:table-cell office:value-type="float" office:value="0.00278268">
            <text:p>0.00278268</text:p>
          </table:table-cell>
          <table:table-cell office:value-type="float" office:value="0.0517709">
            <text:p>0.0517709</text:p>
          </table:table-cell>
          <table:table-cell office:value-type="float" office:value="0.629395">
            <text:p>0.629395</text:p>
          </table:table-cell>
          <table:table-cell office:value-type="float" office:value="0.0601756">
            <text:p>0.0601756</text:p>
          </table:table-cell>
          <table:table-cell office:value-type="float" office:value="-0.234412">
            <text:p>-0.234412</text:p>
          </table:table-cell>
          <table:table-cell office:value-type="float" office:value="-0.0334075">
            <text:p>-0.0334075</text:p>
          </table:table-cell>
          <table:table-cell office:value-type="float" office:value="-0.0408281">
            <text:p>-0.0408281</text:p>
          </table:table-cell>
          <table:table-cell table:style-name="ce1" office:value-type="float" office:value="-0.0610529">
            <text:p>-0.0610529</text:p>
          </table:table-cell>
          <table:table-cell table:style-name="ce1" office:value-type="float" office:value="0.0355131">
            <text:p>0.0355131</text:p>
          </table:table-cell>
          <table:table-cell office:value-type="float" office:value="0.000242062">
            <text:p>0.000242062</text:p>
          </table:table-cell>
          <table:table-cell office:value-type="float" office:value="0.0189391">
            <text:p>0.0189391</text:p>
          </table:table-cell>
          <table:table-cell office:value-type="float" office:value="0.0169573">
            <text:p>0.0169573</text:p>
          </table:table-cell>
          <table:table-cell office:value-type="float" office:value="-0.0147073">
            <text:p>-0.0147073</text:p>
          </table:table-cell>
        </table:table-row>
        <table:table-row table:style-name="ro4">
          <table:table-cell office:value-type="float" office:value="12.9818">
            <text:p>12.9818</text:p>
          </table:table-cell>
          <table:table-cell office:value-type="float" office:value="0.0851146">
            <text:p>0.0851146</text:p>
          </table:table-cell>
          <table:table-cell office:value-type="float" office:value="0.106575">
            <text:p>0.106575</text:p>
          </table:table-cell>
          <table:table-cell office:value-type="float" office:value="0.955065">
            <text:p>0.955065</text:p>
          </table:table-cell>
          <table:table-cell office:value-type="float" office:value="0.0399432">
            <text:p>0.0399432</text:p>
          </table:table-cell>
          <table:table-cell office:value-type="float" office:value="-0.280112">
            <text:p>-0.280112</text:p>
          </table:table-cell>
          <table:table-cell office:value-type="float" office:value="0.0464944">
            <text:p>0.0464944</text:p>
          </table:table-cell>
          <table:table-cell office:value-type="float" office:value="0.031472">
            <text:p>0.031472</text:p>
          </table:table-cell>
          <table:table-cell office:value-type="float" office:value="0.00866541">
            <text:p>0.00866541</text:p>
          </table:table-cell>
          <table:table-cell office:value-type="float" office:value="0.135362">
            <text:p>0.135362</text:p>
          </table:table-cell>
          <table:table-cell office:value-type="float" office:value="-0.00323555">
            <text:p>-0.00323555</text:p>
          </table:table-cell>
          <table:table-cell office:value-type="float" office:value="0.337862">
            <text:p>0.337862</text:p>
          </table:table-cell>
          <table:table-cell office:value-type="float" office:value="0.0619029">
            <text:p>0.0619029</text:p>
          </table:table-cell>
          <table:table-cell office:value-type="float" office:value="-0.0641276">
            <text:p>-0.0641276</text:p>
          </table:table-cell>
          <table:table-cell/>
          <table:table-cell office:value-type="float" office:value="12.9118">
            <text:p>12.9118</text:p>
          </table:table-cell>
          <table:table-cell office:value-type="float" office:value="0.233854">
            <text:p>0.233854</text:p>
          </table:table-cell>
          <table:table-cell office:value-type="float" office:value="0.25123">
            <text:p>0.25123</text:p>
          </table:table-cell>
          <table:table-cell office:value-type="float" office:value="0.854543">
            <text:p>0.854543</text:p>
          </table:table-cell>
          <table:table-cell office:value-type="float" office:value="0.0297703">
            <text:p>0.0297703</text:p>
          </table:table-cell>
          <table:table-cell office:value-type="float" office:value="-0.118921">
            <text:p>-0.118921</text:p>
          </table:table-cell>
          <table:table-cell office:value-type="float" office:value="0.144168">
            <text:p>0.144168</text:p>
          </table:table-cell>
          <table:table-cell office:value-type="float" office:value="-0.0307923">
            <text:p>-0.0307923</text:p>
          </table:table-cell>
          <table:table-cell office:value-type="float" office:value="0.117921">
            <text:p>0.117921</text:p>
          </table:table-cell>
          <table:table-cell office:value-type="float" office:value="0.0466196">
            <text:p>0.0466196</text:p>
          </table:table-cell>
          <table:table-cell office:value-type="float" office:value="-0.00285671">
            <text:p>-0.00285671</text:p>
          </table:table-cell>
          <table:table-cell office:value-type="float" office:value="-0.53894">
            <text:p>-0.53894</text:p>
          </table:table-cell>
          <table:table-cell office:value-type="float" office:value="-0.327458">
            <text:p>-0.327458</text:p>
          </table:table-cell>
          <table:table-cell office:value-type="float" office:value="-0.0886506">
            <text:p>-0.0886506</text:p>
          </table:table-cell>
          <table:table-cell/>
          <table:table-cell office:value-type="float" office:value="13.5187">
            <text:p>13.5187</text:p>
          </table:table-cell>
          <table:table-cell office:value-type="float" office:value="0.104059">
            <text:p>0.104059</text:p>
          </table:table-cell>
          <table:table-cell office:value-type="float" office:value="0.101722">
            <text:p>0.101722</text:p>
          </table:table-cell>
          <table:table-cell office:value-type="float" office:value="0.817519">
            <text:p>0.817519</text:p>
          </table:table-cell>
          <table:table-cell office:value-type="float" office:value="0.0370302">
            <text:p>0.0370302</text:p>
          </table:table-cell>
          <table:table-cell office:value-type="float" office:value="-0.218462">
            <text:p>-0.218462</text:p>
          </table:table-cell>
          <table:table-cell office:value-type="float" office:value="0.0183908">
            <text:p>0.0183908</text:p>
          </table:table-cell>
          <table:table-cell office:value-type="float" office:value="-0.00534178">
            <text:p>-0.00534178</text:p>
          </table:table-cell>
          <table:table-cell office:value-type="float" office:value="0.071793">
            <text:p>0.071793</text:p>
          </table:table-cell>
          <table:table-cell office:value-type="float" office:value="0.0548959">
            <text:p>0.0548959</text:p>
          </table:table-cell>
          <table:table-cell office:value-type="float" office:value="-0.0228807">
            <text:p>-0.0228807</text:p>
          </table:table-cell>
          <table:table-cell office:value-type="float" office:value="0.309516">
            <text:p>0.309516</text:p>
          </table:table-cell>
          <table:table-cell office:value-type="float" office:value="0.132405">
            <text:p>0.132405</text:p>
          </table:table-cell>
          <table:table-cell office:value-type="float" office:value="-0.0273539">
            <text:p>-0.0273539</text:p>
          </table:table-cell>
          <table:table-cell/>
          <table:table-cell office:value-type="float" office:value="12.5794">
            <text:p>12.5794</text:p>
          </table:table-cell>
          <table:table-cell office:value-type="float" office:value="0.0609714">
            <text:p>0.0609714</text:p>
          </table:table-cell>
          <table:table-cell office:value-type="float" office:value="0.0518577">
            <text:p>0.0518577</text:p>
          </table:table-cell>
          <table:table-cell office:value-type="float" office:value="0.875062">
            <text:p>0.875062</text:p>
          </table:table-cell>
          <table:table-cell office:value-type="float" office:value="0.0453486">
            <text:p>0.0453486</text:p>
          </table:table-cell>
          <table:table-cell office:value-type="float" office:value="-0.336825">
            <text:p>-0.336825</text:p>
          </table:table-cell>
          <table:table-cell office:value-type="float" office:value="0.0747192">
            <text:p>0.0747192</text:p>
          </table:table-cell>
          <table:table-cell office:value-type="float" office:value="0.0346979">
            <text:p>0.0346979</text:p>
          </table:table-cell>
          <table:table-cell office:value-type="float" office:value="-0.0200584">
            <text:p>-0.0200584</text:p>
          </table:table-cell>
          <table:table-cell office:value-type="float" office:value="0.0694991">
            <text:p>0.0694991</text:p>
          </table:table-cell>
          <table:table-cell office:value-type="float" office:value="0.00336753">
            <text:p>0.00336753</text:p>
          </table:table-cell>
          <table:table-cell office:value-type="float" office:value="-1.66111">
            <text:p>-1.66111</text:p>
          </table:table-cell>
          <table:table-cell office:value-type="float" office:value="4.28236">
            <text:p>4.28236</text:p>
          </table:table-cell>
          <table:table-cell office:value-type="float" office:value="0.456518">
            <text:p>0.456518</text:p>
          </table:table-cell>
          <table:table-cell/>
          <table:table-cell office:value-type="float" office:value="12.3421">
            <text:p>12.3421</text:p>
          </table:table-cell>
          <table:table-cell office:value-type="float" office:value="-0.0199754">
            <text:p>-0.0199754</text:p>
          </table:table-cell>
          <table:table-cell office:value-type="float" office:value="0.0701849">
            <text:p>0.0701849</text:p>
          </table:table-cell>
          <table:table-cell office:value-type="float" office:value="0.626778">
            <text:p>0.626778</text:p>
          </table:table-cell>
          <table:table-cell office:value-type="float" office:value="0.0543679">
            <text:p>0.0543679</text:p>
          </table:table-cell>
          <table:table-cell office:value-type="float" office:value="-0.24984">
            <text:p>-0.24984</text:p>
          </table:table-cell>
          <table:table-cell office:value-type="float" office:value="-0.0168918">
            <text:p>-0.0168918</text:p>
          </table:table-cell>
          <table:table-cell office:value-type="float" office:value="-0.0406231">
            <text:p>-0.0406231</text:p>
          </table:table-cell>
          <table:table-cell office:value-type="float" office:value="-0.0529061">
            <text:p>-0.0529061</text:p>
          </table:table-cell>
          <table:table-cell office:value-type="float" office:value="0.0428075">
            <text:p>0.0428075</text:p>
          </table:table-cell>
          <table:table-cell office:value-type="float" office:value="-0.00608444">
            <text:p>-0.00608444</text:p>
          </table:table-cell>
          <table:table-cell office:value-type="float" office:value="0.220759">
            <text:p>0.220759</text:p>
          </table:table-cell>
          <table:table-cell office:value-type="float" office:value="-0.0204098">
            <text:p>-0.0204098</text:p>
          </table:table-cell>
          <table:table-cell office:value-type="float" office:value="0.0701226">
            <text:p>0.0701226</text:p>
          </table:table-cell>
        </table:table-row>
        <table:table-row table:style-name="ro4">
          <table:table-cell office:value-type="float" office:value="13.2119">
            <text:p>13.2119</text:p>
          </table:table-cell>
          <table:table-cell office:value-type="float" office:value="0.104993">
            <text:p>0.104993</text:p>
          </table:table-cell>
          <table:table-cell office:value-type="float" office:value="0.140996">
            <text:p>0.140996</text:p>
          </table:table-cell>
          <table:table-cell office:value-type="float" office:value="0.950926">
            <text:p>0.950926</text:p>
          </table:table-cell>
          <table:table-cell office:value-type="float" office:value="0.0377274">
            <text:p>0.0377274</text:p>
          </table:table-cell>
          <table:table-cell office:value-type="float" office:value="-0.268698">
            <text:p>-0.268698</text:p>
          </table:table-cell>
          <table:table-cell office:value-type="float" office:value="0.0574984">
            <text:p>0.0574984</text:p>
          </table:table-cell>
          <table:table-cell office:value-type="float" office:value="0.0280789">
            <text:p>0.0280789</text:p>
          </table:table-cell>
          <table:table-cell office:value-type="float" office:value="0.0863994">
            <text:p>0.0863994</text:p>
          </table:table-cell>
          <table:table-cell office:value-type="float" office:value="0.149604">
            <text:p>0.149604</text:p>
          </table:table-cell>
          <table:table-cell office:value-type="float" office:value="-0.0179898">
            <text:p>-0.0179898</text:p>
          </table:table-cell>
          <table:table-cell office:value-type="float" office:value="-0.0582948">
            <text:p>-0.0582948</text:p>
          </table:table-cell>
          <table:table-cell office:value-type="float" office:value="-0.580806">
            <text:p>-0.580806</text:p>
          </table:table-cell>
          <table:table-cell office:value-type="float" office:value="-0.0167185">
            <text:p>-0.0167185</text:p>
          </table:table-cell>
          <table:table-cell/>
          <table:table-cell office:value-type="float" office:value="13.0117">
            <text:p>13.0117</text:p>
          </table:table-cell>
          <table:table-cell office:value-type="float" office:value="0.240256">
            <text:p>0.240256</text:p>
          </table:table-cell>
          <table:table-cell office:value-type="float" office:value="0.25262">
            <text:p>0.25262</text:p>
          </table:table-cell>
          <table:table-cell office:value-type="float" office:value="0.853373">
            <text:p>0.853373</text:p>
          </table:table-cell>
          <table:table-cell office:value-type="float" office:value="0.0289718">
            <text:p>0.0289718</text:p>
          </table:table-cell>
          <table:table-cell office:value-type="float" office:value="-0.0924675">
            <text:p>-0.0924675</text:p>
          </table:table-cell>
          <table:table-cell office:value-type="float" office:value="0.154705">
            <text:p>0.154705</text:p>
          </table:table-cell>
          <table:table-cell office:value-type="float" office:value="-0.0317086">
            <text:p>-0.0317086</text:p>
          </table:table-cell>
          <table:table-cell office:value-type="float" office:value="0.0640873">
            <text:p>0.0640873</text:p>
          </table:table-cell>
          <table:table-cell office:value-type="float" office:value="0.0139104">
            <text:p>0.0139104</text:p>
          </table:table-cell>
          <table:table-cell office:value-type="float" office:value="-0.0117119">
            <text:p>-0.0117119</text:p>
          </table:table-cell>
          <table:table-cell office:value-type="float" office:value="0.204777">
            <text:p>0.204777</text:p>
          </table:table-cell>
          <table:table-cell office:value-type="float" office:value="0.0361364">
            <text:p>0.0361364</text:p>
          </table:table-cell>
          <table:table-cell office:value-type="float" office:value="-0.0592779">
            <text:p>-0.0592779</text:p>
          </table:table-cell>
          <table:table-cell/>
          <table:table-cell office:value-type="float" office:value="13.7821">
            <text:p>13.7821</text:p>
          </table:table-cell>
          <table:table-cell office:value-type="float" office:value="0.144444">
            <text:p>0.144444</text:p>
          </table:table-cell>
          <table:table-cell office:value-type="float" office:value="0.125368">
            <text:p>0.125368</text:p>
          </table:table-cell>
          <table:table-cell office:value-type="float" office:value="0.809594">
            <text:p>0.809594</text:p>
          </table:table-cell>
          <table:table-cell office:value-type="float" office:value="0.0347269">
            <text:p>0.0347269</text:p>
          </table:table-cell>
          <table:table-cell office:value-type="float" office:value="-0.196965">
            <text:p>-0.196965</text:p>
          </table:table-cell>
          <table:table-cell office:value-type="float" office:value="0.0305666">
            <text:p>0.0305666</text:p>
          </table:table-cell>
          <table:table-cell office:value-type="float" office:value="-0.0112038">
            <text:p>-0.0112038</text:p>
          </table:table-cell>
          <table:table-cell office:value-type="float" office:value="0.153321">
            <text:p>0.153321</text:p>
          </table:table-cell>
          <table:table-cell office:value-type="float" office:value="0.0897719">
            <text:p>0.0897719</text:p>
          </table:table-cell>
          <table:table-cell office:value-type="float" office:value="-0.0300858">
            <text:p>-0.0300858</text:p>
          </table:table-cell>
          <table:table-cell office:value-type="float" office:value="-0.362675">
            <text:p>-0.362675</text:p>
          </table:table-cell>
          <table:table-cell office:value-type="float" office:value="-0.237535">
            <text:p>-0.237535</text:p>
          </table:table-cell>
          <table:table-cell office:value-type="float" office:value="0.034984">
            <text:p>0.034984</text:p>
          </table:table-cell>
          <table:table-cell/>
          <table:table-cell office:value-type="float" office:value="12.6502">
            <text:p>12.6502</text:p>
          </table:table-cell>
          <table:table-cell office:value-type="float" office:value="0.0512094">
            <text:p>0.0512094</text:p>
          </table:table-cell>
          <table:table-cell office:value-type="float" office:value="0.0782847">
            <text:p>0.0782847</text:p>
          </table:table-cell>
          <table:table-cell office:value-type="float" office:value="0.877593">
            <text:p>0.877593</text:p>
          </table:table-cell>
          <table:table-cell office:value-type="float" office:value="0.0445652">
            <text:p>0.0445652</text:p>
          </table:table-cell>
          <table:table-cell office:value-type="float" office:value="-0.273766">
            <text:p>-0.273766</text:p>
          </table:table-cell>
          <table:table-cell office:value-type="float" office:value="-0.0685971">
            <text:p>-0.0685971</text:p>
          </table:table-cell>
          <table:table-cell office:value-type="float" office:value="0.0178909">
            <text:p>0.0178909</text:p>
          </table:table-cell>
          <table:table-cell office:value-type="float" office:value="-0.137765">
            <text:p>-0.137765</text:p>
          </table:table-cell>
          <table:table-cell office:value-type="float" office:value="0.372947">
            <text:p>0.372947</text:p>
          </table:table-cell>
          <table:table-cell office:value-type="float" office:value="0.0357164">
            <text:p>0.0357164</text:p>
          </table:table-cell>
          <table:table-cell office:value-type="float" office:value="0.572894">
            <text:p>0.572894</text:p>
          </table:table-cell>
          <table:table-cell office:value-type="float" office:value="-0.966818">
            <text:p>-0.966818</text:p>
          </table:table-cell>
          <table:table-cell office:value-type="float" office:value="-0.139793">
            <text:p>-0.139793</text:p>
          </table:table-cell>
          <table:table-cell/>
          <table:table-cell office:value-type="float" office:value="12.4761">
            <text:p>12.4761</text:p>
          </table:table-cell>
          <table:table-cell office:value-type="float" office:value="-0.0231005">
            <text:p>-0.0231005</text:p>
          </table:table-cell>
          <table:table-cell office:value-type="float" office:value="0.0755565">
            <text:p>0.0755565</text:p>
          </table:table-cell>
          <table:table-cell office:value-type="float" office:value="0.627222">
            <text:p>0.627222</text:p>
          </table:table-cell>
          <table:table-cell office:value-type="float" office:value="0.0526753">
            <text:p>0.0526753</text:p>
          </table:table-cell>
          <table:table-cell office:value-type="float" office:value="-0.259938">
            <text:p>-0.259938</text:p>
          </table:table-cell>
          <table:table-cell office:value-type="float" office:value="-0.0103729">
            <text:p>-0.0103729</text:p>
          </table:table-cell>
          <table:table-cell office:value-type="float" office:value="-0.042616">
            <text:p>-0.042616</text:p>
          </table:table-cell>
          <table:table-cell office:value-type="float" office:value="-0.0233133">
            <text:p>-0.0233133</text:p>
          </table:table-cell>
          <table:table-cell office:value-type="float" office:value="0.0400716">
            <text:p>0.0400716</text:p>
          </table:table-cell>
          <table:table-cell office:value-type="float" office:value="0.0033155">
            <text:p>0.0033155</text:p>
          </table:table-cell>
          <table:table-cell office:value-type="float" office:value="-0.0161264">
            <text:p>-0.0161264</text:p>
          </table:table-cell>
          <table:table-cell office:value-type="float" office:value="0.0234027">
            <text:p>0.0234027</text:p>
          </table:table-cell>
          <table:table-cell office:value-type="float" office:value="-0.0144241">
            <text:p>-0.0144241</text:p>
          </table:table-cell>
        </table:table-row>
        <table:table-row table:style-name="ro4">
          <table:table-cell office:value-type="float" office:value="13.3844">
            <text:p>13.3844</text:p>
          </table:table-cell>
          <table:table-cell office:value-type="float" office:value="0.118163">
            <text:p>0.118163</text:p>
          </table:table-cell>
          <table:table-cell office:value-type="float" office:value="0.14952">
            <text:p>0.14952</text:p>
          </table:table-cell>
          <table:table-cell office:value-type="float" office:value="0.947325">
            <text:p>0.947325</text:p>
          </table:table-cell>
          <table:table-cell office:value-type="float" office:value="0.0361469">
            <text:p>0.0361469</text:p>
          </table:table-cell>
          <table:table-cell office:value-type="float" office:value="-0.242841">
            <text:p>-0.242841</text:p>
          </table:table-cell>
          <table:table-cell office:value-type="float" office:value="0.0864455">
            <text:p>0.0864455</text:p>
          </table:table-cell>
          <table:table-cell office:value-type="float" office:value="0.0218716">
            <text:p>0.0218716</text:p>
          </table:table-cell>
          <table:table-cell office:value-type="float" office:value="0.076343">
            <text:p>0.076343</text:p>
          </table:table-cell>
          <table:table-cell office:value-type="float" office:value="0.0494102">
            <text:p>0.0494102</text:p>
          </table:table-cell>
          <table:table-cell office:value-type="float" office:value="-0.0208739">
            <text:p>-0.0208739</text:p>
          </table:table-cell>
          <table:table-cell office:value-type="float" office:value="0.321222">
            <text:p>0.321222</text:p>
          </table:table-cell>
          <table:table-cell office:value-type="float" office:value="0.226505">
            <text:p>0.226505</text:p>
          </table:table-cell>
          <table:table-cell office:value-type="float" office:value="-0.085831">
            <text:p>-0.085831</text:p>
          </table:table-cell>
          <table:table-cell/>
          <table:table-cell office:value-type="float" office:value="13.18">
            <text:p>13.18</text:p>
          </table:table-cell>
          <table:table-cell office:value-type="float" office:value="0.256834">
            <text:p>0.256834</text:p>
          </table:table-cell>
          <table:table-cell office:value-type="float" office:value="0.255983">
            <text:p>0.255983</text:p>
          </table:table-cell>
          <table:table-cell office:value-type="float" office:value="0.849725">
            <text:p>0.849725</text:p>
          </table:table-cell>
          <table:table-cell office:value-type="float" office:value="0.0276751">
            <text:p>0.0276751</text:p>
          </table:table-cell>
          <table:table-cell office:value-type="float" office:value="-0.0828063">
            <text:p>-0.0828063</text:p>
          </table:table-cell>
          <table:table-cell office:value-type="float" office:value="0.154229">
            <text:p>0.154229</text:p>
          </table:table-cell>
          <table:table-cell office:value-type="float" office:value="-0.0334853">
            <text:p>-0.0334853</text:p>
          </table:table-cell>
          <table:table-cell office:value-type="float" office:value="0.0985395">
            <text:p>0.0985395</text:p>
          </table:table-cell>
          <table:table-cell office:value-type="float" office:value="0.0199901">
            <text:p>0.0199901</text:p>
          </table:table-cell>
          <table:table-cell office:value-type="float" office:value="-0.0216849">
            <text:p>-0.0216849</text:p>
          </table:table-cell>
          <table:table-cell office:value-type="float" office:value="-0.0762683">
            <text:p>-0.0762683</text:p>
          </table:table-cell>
          <table:table-cell office:value-type="float" office:value="-0.0823095">
            <text:p>-0.0823095</text:p>
          </table:table-cell>
          <table:table-cell office:value-type="float" office:value="0.0199143">
            <text:p>0.0199143</text:p>
          </table:table-cell>
          <table:table-cell/>
          <table:table-cell office:value-type="float" office:value="14.0475">
            <text:p>14.0475</text:p>
          </table:table-cell>
          <table:table-cell office:value-type="float" office:value="0.159593">
            <text:p>0.159593</text:p>
          </table:table-cell>
          <table:table-cell office:value-type="float" office:value="0.132465">
            <text:p>0.132465</text:p>
          </table:table-cell>
          <table:table-cell office:value-type="float" office:value="0.804074">
            <text:p>0.804074</text:p>
          </table:table-cell>
          <table:table-cell office:value-type="float" office:value="0.0325516">
            <text:p>0.0325516</text:p>
          </table:table-cell>
          <table:table-cell office:value-type="float" office:value="-0.109161">
            <text:p>-0.109161</text:p>
          </table:table-cell>
          <table:table-cell office:value-type="float" office:value="0.0679585">
            <text:p>0.0679585</text:p>
          </table:table-cell>
          <table:table-cell office:value-type="float" office:value="-0.0308357">
            <text:p>-0.0308357</text:p>
          </table:table-cell>
          <table:table-cell office:value-type="float" office:value="0.0570956">
            <text:p>0.0570956</text:p>
          </table:table-cell>
          <table:table-cell office:value-type="float" office:value="0.026749">
            <text:p>0.026749</text:p>
          </table:table-cell>
          <table:table-cell office:value-type="float" office:value="-0.0208038">
            <text:p>-0.0208038</text:p>
          </table:table-cell>
          <table:table-cell office:value-type="float" office:value="1.80814">
            <text:p>1.80814</text:p>
          </table:table-cell>
          <table:table-cell office:value-type="float" office:value="0.729006">
            <text:p>0.729006</text:p>
          </table:table-cell>
          <table:table-cell office:value-type="float" office:value="-0.369372">
            <text:p>-0.369372</text:p>
          </table:table-cell>
          <table:table-cell/>
          <table:table-cell office:value-type="float" office:value="12.9121">
            <text:p>12.9121</text:p>
          </table:table-cell>
          <table:table-cell office:value-type="float" office:value="0.0544246">
            <text:p>0.0544246</text:p>
          </table:table-cell>
          <table:table-cell office:value-type="float" office:value="0.109644">
            <text:p>0.109644</text:p>
          </table:table-cell>
          <table:table-cell office:value-type="float" office:value="0.877358">
            <text:p>0.877358</text:p>
          </table:table-cell>
          <table:table-cell office:value-type="float" office:value="0.0417856">
            <text:p>0.0417856</text:p>
          </table:table-cell>
          <table:table-cell office:value-type="float" office:value="-0.27805">
            <text:p>-0.27805</text:p>
          </table:table-cell>
          <table:table-cell office:value-type="float" office:value="-0.0268664">
            <text:p>-0.0268664</text:p>
          </table:table-cell>
          <table:table-cell office:value-type="float" office:value="0.0193059">
            <text:p>0.0193059</text:p>
          </table:table-cell>
          <table:table-cell office:value-type="float" office:value="0.0122765">
            <text:p>0.0122765</text:p>
          </table:table-cell>
          <table:table-cell office:value-type="float" office:value="0.119737">
            <text:p>0.119737</text:p>
          </table:table-cell>
          <table:table-cell office:value-type="float" office:value="-0.000895638">
            <text:p>-0.000895638</text:p>
          </table:table-cell>
          <table:table-cell office:value-type="float" office:value="0.0450065">
            <text:p>0.0450065</text:p>
          </table:table-cell>
          <table:table-cell office:value-type="float" office:value="-0.0586824">
            <text:p>-0.0586824</text:p>
          </table:table-cell>
          <table:table-cell office:value-type="float" office:value="-0.0180969">
            <text:p>-0.0180969</text:p>
          </table:table-cell>
          <table:table-cell/>
          <table:table-cell office:value-type="float" office:value="12.7816">
            <text:p>12.7816</text:p>
          </table:table-cell>
          <table:table-cell office:value-type="float" office:value="-0.031728">
            <text:p>-0.031728</text:p>
          </table:table-cell>
          <table:table-cell office:value-type="float" office:value="0.0899828">
            <text:p>0.0899828</text:p>
          </table:table-cell>
          <table:table-cell office:value-type="float" office:value="0.626889">
            <text:p>0.626889</text:p>
          </table:table-cell>
          <table:table-cell office:value-type="float" office:value="0.0490121">
            <text:p>0.0490121</text:p>
          </table:table-cell>
          <table:table-cell office:value-type="float" office:value="-0.265707">
            <text:p>-0.265707</text:p>
          </table:table-cell>
          <table:table-cell office:value-type="float" office:value="-0.000167934">
            <text:p>-0.000167934</text:p>
          </table:table-cell>
          <table:table-cell office:value-type="float" office:value="-0.040896">
            <text:p>-0.040896</text:p>
          </table:table-cell>
          <table:table-cell office:value-type="float" office:value="-0.02824">
            <text:p>-0.02824</text:p>
          </table:table-cell>
          <table:table-cell office:value-type="float" office:value="0.0472212">
            <text:p>0.0472212</text:p>
          </table:table-cell>
          <table:table-cell office:value-type="float" office:value="-0.00109112">
            <text:p>-0.00109112</text:p>
          </table:table-cell>
          <table:table-cell office:value-type="float" office:value="0.0890264">
            <text:p>0.0890264</text:p>
          </table:table-cell>
          <table:table-cell office:value-type="float" office:value="-0.0834702">
            <text:p>-0.0834702</text:p>
          </table:table-cell>
          <table:table-cell office:value-type="float" office:value="0.0470345">
            <text:p>0.0470345</text:p>
          </table:table-cell>
        </table:table-row>
        <table:table-row table:style-name="ro4">
          <table:table-cell office:value-type="float" office:value="13.6214">
            <text:p>13.6214</text:p>
          </table:table-cell>
          <table:table-cell office:value-type="float" office:value="0.154304">
            <text:p>0.154304</text:p>
          </table:table-cell>
          <table:table-cell office:value-type="float" office:value="0.173956">
            <text:p>0.173956</text:p>
          </table:table-cell>
          <table:table-cell office:value-type="float" office:value="0.937556">
            <text:p>0.937556</text:p>
          </table:table-cell>
          <table:table-cell office:value-type="float" office:value="0.0340829">
            <text:p>0.0340829</text:p>
          </table:table-cell>
          <table:table-cell office:value-type="float" office:value="-0.215015">
            <text:p>-0.215015</text:p>
          </table:table-cell>
          <table:table-cell office:value-type="float" office:value="0.101355">
            <text:p>0.101355</text:p>
          </table:table-cell>
          <table:table-cell office:value-type="float" office:value="0.0164291">
            <text:p>0.0164291</text:p>
          </table:table-cell>
          <table:table-cell office:value-type="float" office:value="0.152479">
            <text:p>0.152479</text:p>
          </table:table-cell>
          <table:table-cell office:value-type="float" office:value="0.103097">
            <text:p>0.103097</text:p>
          </table:table-cell>
          <table:table-cell office:value-type="float" office:value="-0.0412176">
            <text:p>-0.0412176</text:p>
          </table:table-cell>
          <table:table-cell office:value-type="float" office:value="-0.0683852">
            <text:p>-0.0683852</text:p>
          </table:table-cell>
          <table:table-cell office:value-type="float" office:value="-0.138668">
            <text:p>-0.138668</text:p>
          </table:table-cell>
          <table:table-cell office:value-type="float" office:value="0.0720553">
            <text:p>0.0720553</text:p>
          </table:table-cell>
          <table:table-cell/>
          <table:table-cell office:value-type="float" office:value="13.3126">
            <text:p>13.3126</text:p>
          </table:table-cell>
          <table:table-cell office:value-type="float" office:value="0.268558">
            <text:p>0.268558</text:p>
          </table:table-cell>
          <table:table-cell office:value-type="float" office:value="0.257186">
            <text:p>0.257186</text:p>
          </table:table-cell>
          <table:table-cell office:value-type="float" office:value="0.8472">
            <text:p>0.8472</text:p>
          </table:table-cell>
          <table:table-cell office:value-type="float" office:value="0.0266942">
            <text:p>0.0266942</text:p>
          </table:table-cell>
          <table:table-cell office:value-type="float" office:value="-0.0603066">
            <text:p>-0.0603066</text:p>
          </table:table-cell>
          <table:table-cell office:value-type="float" office:value="0.155356">
            <text:p>0.155356</text:p>
          </table:table-cell>
          <table:table-cell office:value-type="float" office:value="-0.0389019">
            <text:p>-0.0389019</text:p>
          </table:table-cell>
          <table:table-cell office:value-type="float" office:value="0.0884276">
            <text:p>0.0884276</text:p>
          </table:table-cell>
          <table:table-cell office:value-type="float" office:value="0.0090773">
            <text:p>0.0090773</text:p>
          </table:table-cell>
          <table:table-cell office:value-type="float" office:value="-0.0190447">
            <text:p>-0.0190447</text:p>
          </table:table-cell>
          <table:table-cell office:value-type="float" office:value="0.279799">
            <text:p>0.279799</text:p>
          </table:table-cell>
          <table:table-cell office:value-type="float" office:value="-0.047336">
            <text:p>-0.047336</text:p>
          </table:table-cell>
          <table:table-cell office:value-type="float" office:value="-0.0743869">
            <text:p>-0.0743869</text:p>
          </table:table-cell>
          <table:table-cell/>
          <table:table-cell office:value-type="float" office:value="14.0804">
            <text:p>14.0804</text:p>
          </table:table-cell>
          <table:table-cell office:value-type="float" office:value="0.163437">
            <text:p>0.163437</text:p>
          </table:table-cell>
          <table:table-cell office:value-type="float" office:value="0.134138">
            <text:p>0.134138</text:p>
          </table:table-cell>
          <table:table-cell office:value-type="float" office:value="0.802988">
            <text:p>0.802988</text:p>
          </table:table-cell>
          <table:table-cell office:value-type="float" office:value="0.0322911">
            <text:p>0.0322911</text:p>
          </table:table-cell>
          <table:table-cell office:value-type="float" office:value="-0.168916">
            <text:p>-0.168916</text:p>
          </table:table-cell>
          <table:table-cell office:value-type="float" office:value="0.0427635">
            <text:p>0.0427635</text:p>
          </table:table-cell>
          <table:table-cell office:value-type="float" office:value="-0.018012">
            <text:p>-0.018012</text:p>
          </table:table-cell>
          <table:table-cell office:value-type="float" office:value="0.11667">
            <text:p>0.11667</text:p>
          </table:table-cell>
          <table:table-cell office:value-type="float" office:value="0.0507682">
            <text:p>0.0507682</text:p>
          </table:table-cell>
          <table:table-cell office:value-type="float" office:value="-0.0329739">
            <text:p>-0.0329739</text:p>
          </table:table-cell>
          <table:table-cell office:value-type="float" office:value="-0.0141241">
            <text:p>-0.0141241</text:p>
          </table:table-cell>
          <table:table-cell office:value-type="float" office:value="-0.0372528">
            <text:p>-0.0372528</text:p>
          </table:table-cell>
          <table:table-cell office:value-type="float" office:value="0.0266105">
            <text:p>0.0266105</text:p>
          </table:table-cell>
          <table:table-cell/>
          <table:table-cell office:value-type="float" office:value="13.1816">
            <text:p>13.1816</text:p>
          </table:table-cell>
          <table:table-cell office:value-type="float" office:value="0.0610012">
            <text:p>0.0610012</text:p>
          </table:table-cell>
          <table:table-cell office:value-type="float" office:value="0.137649">
            <text:p>0.137649</text:p>
          </table:table-cell>
          <table:table-cell office:value-type="float" office:value="0.875803">
            <text:p>0.875803</text:p>
          </table:table-cell>
          <table:table-cell office:value-type="float" office:value="0.0391063">
            <text:p>0.0391063</text:p>
          </table:table-cell>
          <table:table-cell office:value-type="float" office:value="-0.269188">
            <text:p>-0.269188</text:p>
          </table:table-cell>
          <table:table-cell office:value-type="float" office:value="-0.00367824">
            <text:p>-0.00367824</text:p>
          </table:table-cell>
          <table:table-cell office:value-type="float" office:value="0.0167928">
            <text:p>0.0167928</text:p>
          </table:table-cell>
          <table:table-cell office:value-type="float" office:value="0.0244049">
            <text:p>0.0244049</text:p>
          </table:table-cell>
          <table:table-cell office:value-type="float" office:value="0.103923">
            <text:p>0.103923</text:p>
          </table:table-cell>
          <table:table-cell office:value-type="float" office:value="-0.00577241">
            <text:p>-0.00577241</text:p>
          </table:table-cell>
          <table:table-cell office:value-type="float" office:value="0.106585">
            <text:p>0.106585</text:p>
          </table:table-cell>
          <table:table-cell office:value-type="float" office:value="-0.123946">
            <text:p>-0.123946</text:p>
          </table:table-cell>
          <table:table-cell office:value-type="float" office:value="-0.0414422">
            <text:p>-0.0414422</text:p>
          </table:table-cell>
          <table:table-cell/>
          <table:table-cell office:value-type="float" office:value="13.0424">
            <text:p>13.0424</text:p>
          </table:table-cell>
          <table:table-cell office:value-type="float" office:value="-0.0330385">
            <text:p>-0.0330385</text:p>
          </table:table-cell>
          <table:table-cell office:value-type="float" office:value="0.0966205">
            <text:p>0.0966205</text:p>
          </table:table-cell>
          <table:table-cell office:value-type="float" office:value="0.629802">
            <text:p>0.629802</text:p>
          </table:table-cell>
          <table:table-cell office:value-type="float" office:value="0.0460876">
            <text:p>0.0460876</text:p>
          </table:table-cell>
          <table:table-cell office:value-type="float" office:value="-0.26602">
            <text:p>-0.26602</text:p>
          </table:table-cell>
          <table:table-cell office:value-type="float" office:value="0.00735293">
            <text:p>0.00735293</text:p>
          </table:table-cell>
          <table:table-cell office:value-type="float" office:value="-0.0370738">
            <text:p>-0.0370738</text:p>
          </table:table-cell>
          <table:table-cell office:value-type="float" office:value="-0.00502564">
            <text:p>-0.00502564</text:p>
          </table:table-cell>
          <table:table-cell office:value-type="float" office:value="0.0254557">
            <text:p>0.0254557</text:p>
          </table:table-cell>
          <table:table-cell office:value-type="float" office:value="0.0111735">
            <text:p>0.0111735</text:p>
          </table:table-cell>
          <table:table-cell office:value-type="float" office:value="0.0778771">
            <text:p>0.0778771</text:p>
          </table:table-cell>
          <table:table-cell office:value-type="float" office:value="0.00310882">
            <text:p>0.00310882</text:p>
          </table:table-cell>
          <table:table-cell office:value-type="float" office:value="0.04122">
            <text:p>0.04122</text:p>
          </table:table-cell>
        </table:table-row>
        <table:table-row table:style-name="ro4">
          <table:table-cell office:value-type="float" office:value="13.8798">
            <text:p>13.8798</text:p>
          </table:table-cell>
          <table:table-cell office:value-type="float" office:value="0.18914">
            <text:p>0.18914</text:p>
          </table:table-cell>
          <table:table-cell office:value-type="float" office:value="0.191337">
            <text:p>0.191337</text:p>
          </table:table-cell>
          <table:table-cell office:value-type="float" office:value="0.931716">
            <text:p>0.931716</text:p>
          </table:table-cell>
          <table:table-cell office:value-type="float" office:value="0.0319667">
            <text:p>0.0319667</text:p>
          </table:table-cell>
          <table:table-cell office:value-type="float" office:value="-0.175635">
            <text:p>-0.175635</text:p>
          </table:table-cell>
          <table:table-cell office:value-type="float" office:value="0.118347">
            <text:p>0.118347</text:p>
          </table:table-cell>
          <table:table-cell office:value-type="float" office:value="0.00930549">
            <text:p>0.00930549</text:p>
          </table:table-cell>
          <table:table-cell office:value-type="float" office:value="0.134808">
            <text:p>0.134808</text:p>
          </table:table-cell>
          <table:table-cell office:value-type="float" office:value="0.0672633">
            <text:p>0.0672633</text:p>
          </table:table-cell>
          <table:table-cell office:value-type="float" office:value="-0.0225977">
            <text:p>-0.0225977</text:p>
          </table:table-cell>
          <table:table-cell office:value-type="float" office:value="0.114798">
            <text:p>0.114798</text:p>
          </table:table-cell>
          <table:table-cell office:value-type="float" office:value="-0.0415654">
            <text:p>-0.0415654</text:p>
          </table:table-cell>
          <table:table-cell office:value-type="float" office:value="-0.0152364">
            <text:p>-0.0152364</text:p>
          </table:table-cell>
          <table:table-cell/>
          <table:table-cell office:value-type="float" office:value="13.4457">
            <text:p>13.4457</text:p>
          </table:table-cell>
          <table:table-cell office:value-type="float" office:value="0.285292">
            <text:p>0.285292</text:p>
          </table:table-cell>
          <table:table-cell office:value-type="float" office:value="0.257556">
            <text:p>0.257556</text:p>
          </table:table-cell>
          <table:table-cell office:value-type="float" office:value="0.843346">
            <text:p>0.843346</text:p>
          </table:table-cell>
          <table:table-cell office:value-type="float" office:value="0.0257442">
            <text:p>0.0257442</text:p>
          </table:table-cell>
          <table:table-cell office:value-type="float" office:value="-0.0539168">
            <text:p>-0.0539168</text:p>
          </table:table-cell>
          <table:table-cell office:value-type="float" office:value="0.153255">
            <text:p>0.153255</text:p>
          </table:table-cell>
          <table:table-cell office:value-type="float" office:value="-0.0405833">
            <text:p>-0.0405833</text:p>
          </table:table-cell>
          <table:table-cell office:value-type="float" office:value="0.125681">
            <text:p>0.125681</text:p>
          </table:table-cell>
          <table:table-cell office:value-type="float" office:value="0.00277483">
            <text:p>0.00277483</text:p>
          </table:table-cell>
          <table:table-cell office:value-type="float" office:value="-0.0289488">
            <text:p>-0.0289488</text:p>
          </table:table-cell>
          <table:table-cell office:value-type="float" office:value="-0.11376">
            <text:p>-0.11376</text:p>
          </table:table-cell>
          <table:table-cell office:value-type="float" office:value="-0.0955376">
            <text:p>-0.0955376</text:p>
          </table:table-cell>
          <table:table-cell office:value-type="float" office:value="0.0141875">
            <text:p>0.0141875</text:p>
          </table:table-cell>
          <table:table-cell/>
          <table:table-cell office:value-type="float" office:value="14.5167">
            <text:p>14.5167</text:p>
          </table:table-cell>
          <table:table-cell office:value-type="float" office:value="0.211652">
            <text:p>0.211652</text:p>
          </table:table-cell>
          <table:table-cell office:value-type="float" office:value="0.149197">
            <text:p>0.149197</text:p>
          </table:table-cell>
          <table:table-cell office:value-type="float" office:value="0.793667">
            <text:p>0.793667</text:p>
          </table:table-cell>
          <table:table-cell office:value-type="float" office:value="0.0290325">
            <text:p>0.0290325</text:p>
          </table:table-cell>
          <table:table-cell office:value-type="float" office:value="-0.118848">
            <text:p>-0.118848</text:p>
          </table:table-cell>
          <table:table-cell office:value-type="float" office:value="0.057084">
            <text:p>0.057084</text:p>
          </table:table-cell>
          <table:table-cell office:value-type="float" office:value="-0.0263997">
            <text:p>-0.0263997</text:p>
          </table:table-cell>
          <table:table-cell office:value-type="float" office:value="0.110508">
            <text:p>0.110508</text:p>
          </table:table-cell>
          <table:table-cell office:value-type="float" office:value="0.0345148">
            <text:p>0.0345148</text:p>
          </table:table-cell>
          <table:table-cell office:value-type="float" office:value="-0.0213637">
            <text:p>-0.0213637</text:p>
          </table:table-cell>
          <table:table-cell office:value-type="float" office:value="0.079014">
            <text:p>0.079014</text:p>
          </table:table-cell>
          <table:table-cell office:value-type="float" office:value="0.00471494">
            <text:p>0.00471494</text:p>
          </table:table-cell>
          <table:table-cell office:value-type="float" office:value="0.0106346">
            <text:p>0.0106346</text:p>
          </table:table-cell>
          <table:table-cell/>
          <table:table-cell office:value-type="float" office:value="13.4829">
            <text:p>13.4829</text:p>
          </table:table-cell>
          <table:table-cell office:value-type="float" office:value="0.0780334">
            <text:p>0.0780334</text:p>
          </table:table-cell>
          <table:table-cell office:value-type="float" office:value="0.15771">
            <text:p>0.15771</text:p>
          </table:table-cell>
          <table:table-cell office:value-type="float" office:value="0.8703">
            <text:p>0.8703</text:p>
          </table:table-cell>
          <table:table-cell office:value-type="float" office:value="0.0363132">
            <text:p>0.0363132</text:p>
          </table:table-cell>
          <table:table-cell office:value-type="float" office:value="-0.254425">
            <text:p>-0.254425</text:p>
          </table:table-cell>
          <table:table-cell office:value-type="float" office:value="0.0175754">
            <text:p>0.0175754</text:p>
          </table:table-cell>
          <table:table-cell office:value-type="float" office:value="0.0113546">
            <text:p>0.0113546</text:p>
          </table:table-cell>
          <table:table-cell office:value-type="float" office:value="0.0565224">
            <text:p>0.0565224</text:p>
          </table:table-cell>
          <table:table-cell office:value-type="float" office:value="0.0665738">
            <text:p>0.0665738</text:p>
          </table:table-cell>
          <table:table-cell office:value-type="float" office:value="-0.0182604">
            <text:p>-0.0182604</text:p>
          </table:table-cell>
          <table:table-cell table:style-name="ce1" office:value-type="string">
            <text:p>9.55542e-05</text:p>
          </table:table-cell>
          <table:table-cell office:value-type="float" office:value="0.0237602">
            <text:p>0.0237602</text:p>
          </table:table-cell>
          <table:table-cell office:value-type="float" office:value="-0.0197302">
            <text:p>-0.0197302</text:p>
          </table:table-cell>
          <table:table-cell/>
          <table:table-cell office:value-type="float" office:value="13.179">
            <text:p>13.179</text:p>
          </table:table-cell>
          <table:table-cell office:value-type="float" office:value="-0.0322712">
            <text:p>-0.0322712</text:p>
          </table:table-cell>
          <table:table-cell office:value-type="float" office:value="0.100157">
            <text:p>0.100157</text:p>
          </table:table-cell>
          <table:table-cell office:value-type="float" office:value="0.632099">
            <text:p>0.632099</text:p>
          </table:table-cell>
          <table:table-cell office:value-type="float" office:value="0.0446255">
            <text:p>0.0446255</text:p>
          </table:table-cell>
          <table:table-cell office:value-type="float" office:value="-0.260872">
            <text:p>-0.260872</text:p>
          </table:table-cell>
          <table:table-cell office:value-type="float" office:value="0.0186272">
            <text:p>0.0186272</text:p>
          </table:table-cell>
          <table:table-cell office:value-type="float" office:value="-0.0395817">
            <text:p>-0.0395817</text:p>
          </table:table-cell>
          <table:table-cell office:value-type="float" office:value="0.00561532">
            <text:p>0.00561532</text:p>
          </table:table-cell>
          <table:table-cell office:value-type="float" office:value="0.0258804">
            <text:p>0.0258804</text:p>
          </table:table-cell>
          <table:table-cell office:value-type="float" office:value="0.0168057">
            <text:p>0.0168057</text:p>
          </table:table-cell>
          <table:table-cell office:value-type="float" office:value="0.173966">
            <text:p>0.173966</text:p>
          </table:table-cell>
          <table:table-cell office:value-type="float" office:value="0.2074">
            <text:p>0.2074</text:p>
          </table:table-cell>
          <table:table-cell office:value-type="float" office:value="-0.0952471">
            <text:p>-0.0952471</text:p>
          </table:table-cell>
        </table:table-row>
        <table:table-row table:style-name="ro4">
          <table:table-cell office:value-type="float" office:value="14.1801">
            <text:p>14.1801</text:p>
          </table:table-cell>
          <table:table-cell office:value-type="float" office:value="0.239977">
            <text:p>0.239977</text:p>
          </table:table-cell>
          <table:table-cell office:value-type="float" office:value="0.207789">
            <text:p>0.207789</text:p>
          </table:table-cell>
          <table:table-cell office:value-type="float" office:value="0.923556">
            <text:p>0.923556</text:p>
          </table:table-cell>
          <table:table-cell office:value-type="float" office:value="0.0296718">
            <text:p>0.0296718</text:p>
          </table:table-cell>
          <table:table-cell office:value-type="float" office:value="-0.131465">
            <text:p>-0.131465</text:p>
          </table:table-cell>
          <table:table-cell office:value-type="float" office:value="0.13192">
            <text:p>0.13192</text:p>
          </table:table-cell>
          <table:table-cell office:value-type="float" office:value="0.00117878">
            <text:p>0.00117878</text:p>
          </table:table-cell>
          <table:table-cell office:value-type="float" office:value="0.169283">
            <text:p>0.169283</text:p>
          </table:table-cell>
          <table:table-cell office:value-type="float" office:value="0.0547807">
            <text:p>0.0547807</text:p>
          </table:table-cell>
          <table:table-cell office:value-type="float" office:value="-0.0271734">
            <text:p>-0.0271734</text:p>
          </table:table-cell>
          <table:table-cell office:value-type="float" office:value="-0.128104">
            <text:p>-0.128104</text:p>
          </table:table-cell>
          <table:table-cell office:value-type="float" office:value="-0.0659414">
            <text:p>-0.0659414</text:p>
          </table:table-cell>
          <table:table-cell office:value-type="float" office:value="-0.0118188">
            <text:p>-0.0118188</text:p>
          </table:table-cell>
          <table:table-cell/>
          <table:table-cell office:value-type="float" office:value="13.6477">
            <text:p>13.6477</text:p>
          </table:table-cell>
          <table:table-cell office:value-type="float" office:value="0.306038">
            <text:p>0.306038</text:p>
          </table:table-cell>
          <table:table-cell office:value-type="float" office:value="0.254218">
            <text:p>0.254218</text:p>
          </table:table-cell>
          <table:table-cell office:value-type="float" office:value="0.838077">
            <text:p>0.838077</text:p>
          </table:table-cell>
          <table:table-cell office:value-type="float" office:value="0.024367">
            <text:p>0.024367</text:p>
          </table:table-cell>
          <table:table-cell office:value-type="float" office:value="-0.0370907">
            <text:p>-0.0370907</text:p>
          </table:table-cell>
          <table:table-cell office:value-type="float" office:value="0.154137">
            <text:p>0.154137</text:p>
          </table:table-cell>
          <table:table-cell office:value-type="float" office:value="-0.0422325">
            <text:p>-0.0422325</text:p>
          </table:table-cell>
          <table:table-cell office:value-type="float" office:value="0.102701">
            <text:p>0.102701</text:p>
          </table:table-cell>
          <table:table-cell office:value-type="float" office:value="-0.0165238">
            <text:p>-0.0165238</text:p>
          </table:table-cell>
          <table:table-cell office:value-type="float" office:value="-0.0260829">
            <text:p>-0.0260829</text:p>
          </table:table-cell>
          <table:table-cell office:value-type="float" office:value="-0.153531">
            <text:p>-0.153531</text:p>
          </table:table-cell>
          <table:table-cell office:value-type="float" office:value="0.0919396">
            <text:p>0.0919396</text:p>
          </table:table-cell>
          <table:table-cell office:value-type="float" office:value="0.110943">
            <text:p>0.110943</text:p>
          </table:table-cell>
          <table:table-cell/>
          <table:table-cell office:value-type="float" office:value="14.8873">
            <text:p>14.8873</text:p>
          </table:table-cell>
          <table:table-cell office:value-type="float" office:value="0.263458">
            <text:p>0.263458</text:p>
          </table:table-cell>
          <table:table-cell office:value-type="float" office:value="0.162636">
            <text:p>0.162636</text:p>
          </table:table-cell>
          <table:table-cell office:value-type="float" office:value="0.78721">
            <text:p>0.78721</text:p>
          </table:table-cell>
          <table:table-cell office:value-type="float" office:value="0.0265243">
            <text:p>0.0265243</text:p>
          </table:table-cell>
          <table:table-cell office:value-type="float" office:value="-0.0718921">
            <text:p>-0.0718921</text:p>
          </table:table-cell>
          <table:table-cell office:value-type="float" office:value="0.0654348">
            <text:p>0.0654348</text:p>
          </table:table-cell>
          <table:table-cell office:value-type="float" office:value="-0.0283233">
            <text:p>-0.0283233</text:p>
          </table:table-cell>
          <table:table-cell office:value-type="float" office:value="0.13979">
            <text:p>0.13979</text:p>
          </table:table-cell>
          <table:table-cell office:value-type="float" office:value="0.0362622">
            <text:p>0.0362622</text:p>
          </table:table-cell>
          <table:table-cell office:value-type="float" office:value="-0.0174225">
            <text:p>-0.0174225</text:p>
          </table:table-cell>
          <table:table-cell office:value-type="float" office:value="-0.0960168">
            <text:p>-0.0960168</text:p>
          </table:table-cell>
          <table:table-cell office:value-type="float" office:value="-0.116382">
            <text:p>-0.116382</text:p>
          </table:table-cell>
          <table:table-cell office:value-type="float" office:value="0.111148">
            <text:p>0.111148</text:p>
          </table:table-cell>
          <table:table-cell/>
          <table:table-cell office:value-type="float" office:value="13.6174">
            <text:p>13.6174</text:p>
          </table:table-cell>
          <table:table-cell office:value-type="float" office:value="0.0856363">
            <text:p>0.0856363</text:p>
          </table:table-cell>
          <table:table-cell office:value-type="float" office:value="0.167093">
            <text:p>0.167093</text:p>
          </table:table-cell>
          <table:table-cell office:value-type="float" office:value="0.867488">
            <text:p>0.867488</text:p>
          </table:table-cell>
          <table:table-cell office:value-type="float" office:value="0.035132">
            <text:p>0.035132</text:p>
          </table:table-cell>
          <table:table-cell office:value-type="float" office:value="-0.0488271">
            <text:p>-0.0488271</text:p>
          </table:table-cell>
          <table:table-cell office:value-type="float" office:value="0.254576">
            <text:p>0.254576</text:p>
          </table:table-cell>
          <table:table-cell office:value-type="float" office:value="-0.0571556">
            <text:p>-0.0571556</text:p>
          </table:table-cell>
          <table:table-cell office:value-type="float" office:value="0.0565353">
            <text:p>0.0565353</text:p>
          </table:table-cell>
          <table:table-cell office:value-type="float" office:value="0.0697691">
            <text:p>0.0697691</text:p>
          </table:table-cell>
          <table:table-cell office:value-type="float" office:value="-0.0209137">
            <text:p>-0.0209137</text:p>
          </table:table-cell>
          <table:table-cell office:value-type="float" office:value="5.2994">
            <text:p>5.2994</text:p>
          </table:table-cell>
          <table:table-cell office:value-type="float" office:value="6.10462">
            <text:p>6.10462</text:p>
          </table:table-cell>
          <table:table-cell office:value-type="float" office:value="-1.77163">
            <text:p>-1.77163</text:p>
          </table:table-cell>
          <table:table-cell/>
          <table:table-cell office:value-type="float" office:value="13.3805">
            <text:p>13.3805</text:p>
          </table:table-cell>
          <table:table-cell office:value-type="float" office:value="-0.0240742">
            <text:p>-0.0240742</text:p>
          </table:table-cell>
          <table:table-cell office:value-type="float" office:value="0.113796">
            <text:p>0.113796</text:p>
          </table:table-cell>
          <table:table-cell office:value-type="float" office:value="0.631617">
            <text:p>0.631617</text:p>
          </table:table-cell>
          <table:table-cell office:value-type="float" office:value="0.0425533">
            <text:p>0.0425533</text:p>
          </table:table-cell>
          <table:table-cell office:value-type="float" office:value="-0.258979">
            <text:p>-0.258979</text:p>
          </table:table-cell>
          <table:table-cell office:value-type="float" office:value="0.0215226">
            <text:p>0.0215226</text:p>
          </table:table-cell>
          <table:table-cell office:value-type="float" office:value="-0.0368998">
            <text:p>-0.0368998</text:p>
          </table:table-cell>
          <table:table-cell office:value-type="float" office:value="0.0406742">
            <text:p>0.0406742</text:p>
          </table:table-cell>
          <table:table-cell office:value-type="float" office:value="0.0676772">
            <text:p>0.0676772</text:p>
          </table:table-cell>
          <table:table-cell office:value-type="float" office:value="-0.00238915">
            <text:p>-0.00238915</text:p>
          </table:table-cell>
          <table:table-cell office:value-type="float" office:value="-0.0561838">
            <text:p>-0.0561838</text:p>
          </table:table-cell>
          <table:table-cell office:value-type="float" office:value="-0.153594">
            <text:p>-0.153594</text:p>
          </table:table-cell>
          <table:table-cell office:value-type="float" office:value="0.0290675">
            <text:p>0.0290675</text:p>
          </table:table-cell>
        </table:table-row>
        <table:table-row table:style-name="ro4">
          <table:table-cell office:value-type="float" office:value="14.5483">
            <text:p>14.5483</text:p>
          </table:table-cell>
          <table:table-cell office:value-type="float" office:value="0.284935">
            <text:p>0.284935</text:p>
          </table:table-cell>
          <table:table-cell office:value-type="float" office:value="0.219019">
            <text:p>0.219019</text:p>
          </table:table-cell>
          <table:table-cell office:value-type="float" office:value="0.911951">
            <text:p>0.911951</text:p>
          </table:table-cell>
          <table:table-cell office:value-type="float" office:value="0.0270823">
            <text:p>0.0270823</text:p>
          </table:table-cell>
          <table:table-cell office:value-type="float" office:value="-0.0234258">
            <text:p>-0.0234258</text:p>
          </table:table-cell>
          <table:table-cell office:value-type="float" office:value="0.151438">
            <text:p>0.151438</text:p>
          </table:table-cell>
          <table:table-cell office:value-type="float" office:value="0.00190695">
            <text:p>0.00190695</text:p>
          </table:table-cell>
          <table:table-cell office:value-type="float" office:value="0.122125">
            <text:p>0.122125</text:p>
          </table:table-cell>
          <table:table-cell office:value-type="float" office:value="0.0305058">
            <text:p>0.0305058</text:p>
          </table:table-cell>
          <table:table-cell office:value-type="float" office:value="-0.0315242">
            <text:p>-0.0315242</text:p>
          </table:table-cell>
          <table:table-cell office:value-type="float" office:value="1.70676">
            <text:p>1.70676</text:p>
          </table:table-cell>
          <table:table-cell office:value-type="float" office:value="0.241786">
            <text:p>0.241786</text:p>
          </table:table-cell>
          <table:table-cell office:value-type="float" office:value="0.321222">
            <text:p>0.321222</text:p>
          </table:table-cell>
          <table:table-cell/>
          <table:table-cell office:value-type="float" office:value="13.7953">
            <text:p>13.7953</text:p>
          </table:table-cell>
          <table:table-cell office:value-type="float" office:value="0.31785">
            <text:p>0.31785</text:p>
          </table:table-cell>
          <table:table-cell office:value-type="float" office:value="0.253782">
            <text:p>0.253782</text:p>
          </table:table-cell>
          <table:table-cell office:value-type="float" office:value="0.836644">
            <text:p>0.836644</text:p>
          </table:table-cell>
          <table:table-cell office:value-type="float" office:value="0.0234078">
            <text:p>0.0234078</text:p>
          </table:table-cell>
          <table:table-cell office:value-type="float" office:value="-0.0242689">
            <text:p>-0.0242689</text:p>
          </table:table-cell>
          <table:table-cell office:value-type="float" office:value="0.146532">
            <text:p>0.146532</text:p>
          </table:table-cell>
          <table:table-cell office:value-type="float" office:value="-0.0448363">
            <text:p>-0.0448363</text:p>
          </table:table-cell>
          <table:table-cell office:value-type="float" office:value="0.0800456">
            <text:p>0.0800456</text:p>
          </table:table-cell>
          <table:table-cell office:value-type="float" office:value="-0.00295676">
            <text:p>-0.00295676</text:p>
          </table:table-cell>
          <table:table-cell office:value-type="float" office:value="-0.00971155">
            <text:p>-0.00971155</text:p>
          </table:table-cell>
          <table:table-cell office:value-type="float" office:value="-0.0531346">
            <text:p>-0.0531346</text:p>
          </table:table-cell>
          <table:table-cell office:value-type="float" office:value="-0.147549">
            <text:p>-0.147549</text:p>
          </table:table-cell>
          <table:table-cell office:value-type="float" office:value="0.0312433">
            <text:p>0.0312433</text:p>
          </table:table-cell>
          <table:table-cell/>
          <table:table-cell office:value-type="float" office:value="15.0155">
            <text:p>15.0155</text:p>
          </table:table-cell>
          <table:table-cell office:value-type="float" office:value="0.279795">
            <text:p>0.279795</text:p>
          </table:table-cell>
          <table:table-cell office:value-type="float" office:value="0.165371">
            <text:p>0.165371</text:p>
          </table:table-cell>
          <table:table-cell office:value-type="float" office:value="0.786802">
            <text:p>0.786802</text:p>
          </table:table-cell>
          <table:table-cell office:value-type="float" office:value="0.0257084">
            <text:p>0.0257084</text:p>
          </table:table-cell>
          <table:table-cell office:value-type="float" office:value="-0.0913778">
            <text:p>-0.0913778</text:p>
          </table:table-cell>
          <table:table-cell office:value-type="float" office:value="0.0655794">
            <text:p>0.0655794</text:p>
          </table:table-cell>
          <table:table-cell office:value-type="float" office:value="-0.0305739">
            <text:p>-0.0305739</text:p>
          </table:table-cell>
          <table:table-cell office:value-type="float" office:value="0.127486">
            <text:p>0.127486</text:p>
          </table:table-cell>
          <table:table-cell office:value-type="float" office:value="0.0213483">
            <text:p>0.0213483</text:p>
          </table:table-cell>
          <table:table-cell office:value-type="float" office:value="-0.00317927">
            <text:p>-0.00317927</text:p>
          </table:table-cell>
          <table:table-cell office:value-type="float" office:value="-1.00778">
            <text:p>-1.00778</text:p>
          </table:table-cell>
          <table:table-cell office:value-type="float" office:value="-0.143894">
            <text:p>-0.143894</text:p>
          </table:table-cell>
          <table:table-cell office:value-type="float" office:value="0.0253287">
            <text:p>0.0253287</text:p>
          </table:table-cell>
          <table:table-cell/>
          <table:table-cell office:value-type="float" office:value="13.6537">
            <text:p>13.6537</text:p>
          </table:table-cell>
          <table:table-cell office:value-type="float" office:value="0.094668">
            <text:p>0.094668</text:p>
          </table:table-cell>
          <table:table-cell office:value-type="float" office:value="0.177665">
            <text:p>0.177665</text:p>
          </table:table-cell>
          <table:table-cell office:value-type="float" office:value="0.864395">
            <text:p>0.864395</text:p>
          </table:table-cell>
          <table:table-cell office:value-type="float" office:value="0.0348199">
            <text:p>0.0348199</text:p>
          </table:table-cell>
          <table:table-cell office:value-type="float" office:value="-0.240774">
            <text:p>-0.240774</text:p>
          </table:table-cell>
          <table:table-cell office:value-type="float" office:value="0.0329417">
            <text:p>0.0329417</text:p>
          </table:table-cell>
          <table:table-cell office:value-type="float" office:value="0.00796115">
            <text:p>0.00796115</text:p>
          </table:table-cell>
          <table:table-cell office:value-type="float" office:value="0.248862">
            <text:p>0.248862</text:p>
          </table:table-cell>
          <table:table-cell office:value-type="float" office:value="0.291318">
            <text:p>0.291318</text:p>
          </table:table-cell>
          <table:table-cell office:value-type="float" office:value="-0.0852097">
            <text:p>-0.0852097</text:p>
          </table:table-cell>
          <table:table-cell office:value-type="float" office:value="-0.522411">
            <text:p>-0.522411</text:p>
          </table:table-cell>
          <table:table-cell office:value-type="float" office:value="-0.6212">
            <text:p>-0.6212</text:p>
          </table:table-cell>
          <table:table-cell office:value-type="float" office:value="0.201949">
            <text:p>0.201949</text:p>
          </table:table-cell>
          <table:table-cell/>
          <table:table-cell office:value-type="float" office:value="13.6782">
            <text:p>13.6782</text:p>
          </table:table-cell>
          <table:table-cell office:value-type="float" office:value="-0.0169451">
            <text:p>-0.0169451</text:p>
          </table:table-cell>
          <table:table-cell office:value-type="float" office:value="0.120332">
            <text:p>0.120332</text:p>
          </table:table-cell>
          <table:table-cell office:value-type="float" office:value="0.633482">
            <text:p>0.633482</text:p>
          </table:table-cell>
          <table:table-cell office:value-type="float" office:value="0.0396673">
            <text:p>0.0396673</text:p>
          </table:table-cell>
          <table:table-cell office:value-type="float" office:value="-0.247252">
            <text:p>-0.247252</text:p>
          </table:table-cell>
          <table:table-cell office:value-type="float" office:value="0.0364685">
            <text:p>0.0364685</text:p>
          </table:table-cell>
          <table:table-cell office:value-type="float" office:value="-0.036242">
            <text:p>-0.036242</text:p>
          </table:table-cell>
          <table:table-cell office:value-type="float" office:value="0.0239508">
            <text:p>0.0239508</text:p>
          </table:table-cell>
          <table:table-cell office:value-type="float" office:value="0.0219593">
            <text:p>0.0219593</text:p>
          </table:table-cell>
          <table:table-cell office:value-type="float" office:value="0.00626295">
            <text:p>0.00626295</text:p>
          </table:table-cell>
          <table:table-cell office:value-type="float" office:value="0.116189">
            <text:p>0.116189</text:p>
          </table:table-cell>
          <table:table-cell office:value-type="float" office:value="0.180484">
            <text:p>0.180484</text:p>
          </table:table-cell>
          <table:table-cell office:value-type="float" office:value="-0.0226342">
            <text:p>-0.0226342</text:p>
          </table:table-cell>
        </table:table-row>
        <table:table-row table:style-name="ro4">
          <table:table-cell office:value-type="float" office:value="14.5814">
            <text:p>14.5814</text:p>
          </table:table-cell>
          <table:table-cell office:value-type="float" office:value="0.290843">
            <text:p>0.290843</text:p>
          </table:table-cell>
          <table:table-cell office:value-type="float" office:value="0.220292">
            <text:p>0.220292</text:p>
          </table:table-cell>
          <table:table-cell office:value-type="float" office:value="0.911259">
            <text:p>0.911259</text:p>
          </table:table-cell>
          <table:table-cell office:value-type="float" office:value="0.0268609">
            <text:p>0.0268609</text:p>
          </table:table-cell>
          <table:table-cell office:value-type="float" office:value="-0.0804981">
            <text:p>-0.0804981</text:p>
          </table:table-cell>
          <table:table-cell office:value-type="float" office:value="0.137848">
            <text:p>0.137848</text:p>
          </table:table-cell>
          <table:table-cell office:value-type="float" office:value="-0.0105459">
            <text:p>-0.0105459</text:p>
          </table:table-cell>
          <table:table-cell office:value-type="float" office:value="0.178591">
            <text:p>0.178591</text:p>
          </table:table-cell>
          <table:table-cell office:value-type="float" office:value="0.0385051">
            <text:p>0.0385051</text:p>
          </table:table-cell>
          <table:table-cell office:value-type="float" office:value="-0.0208969">
            <text:p>-0.0208969</text:p>
          </table:table-cell>
          <table:table-cell office:value-type="float" office:value="-0.123624">
            <text:p>-0.123624</text:p>
          </table:table-cell>
          <table:table-cell office:value-type="float" office:value="-0.175599">
            <text:p>-0.175599</text:p>
          </table:table-cell>
          <table:table-cell office:value-type="float" office:value="-0.0219721">
            <text:p>-0.0219721</text:p>
          </table:table-cell>
          <table:table-cell/>
          <table:table-cell office:value-type="float" office:value="14.1231">
            <text:p>14.1231</text:p>
          </table:table-cell>
          <table:table-cell office:value-type="float" office:value="0.338382">
            <text:p>0.338382</text:p>
          </table:table-cell>
          <table:table-cell office:value-type="float" office:value="0.236952">
            <text:p>0.236952</text:p>
          </table:table-cell>
          <table:table-cell office:value-type="float" office:value="0.836818">
            <text:p>0.836818</text:p>
          </table:table-cell>
          <table:table-cell office:value-type="float" office:value="0.0214095">
            <text:p>0.0214095</text:p>
          </table:table-cell>
          <table:table-cell office:value-type="float" office:value="-0.00649876">
            <text:p>-0.00649876</text:p>
          </table:table-cell>
          <table:table-cell office:value-type="float" office:value="0.125816">
            <text:p>0.125816</text:p>
          </table:table-cell>
          <table:table-cell office:value-type="float" office:value="-0.043024">
            <text:p>-0.043024</text:p>
          </table:table-cell>
          <table:table-cell office:value-type="float" office:value="0.0626251">
            <text:p>0.0626251</text:p>
          </table:table-cell>
          <table:table-cell office:value-type="float" office:value="-0.0513316">
            <text:p>-0.0513316</text:p>
          </table:table-cell>
          <table:table-cell office:value-type="float" office:value="0.000531777">
            <text:p>0.000531777</text:p>
          </table:table-cell>
          <table:table-cell office:value-type="float" office:value="-0.0664748">
            <text:p>-0.0664748</text:p>
          </table:table-cell>
          <table:table-cell office:value-type="float" office:value="-0.11745">
            <text:p>-0.11745</text:p>
          </table:table-cell>
          <table:table-cell office:value-type="float" office:value="0.0487552">
            <text:p>0.0487552</text:p>
          </table:table-cell>
          <table:table-cell/>
          <table:table-cell office:value-type="float" office:value="15.117">
            <text:p>15.117</text:p>
          </table:table-cell>
          <table:table-cell office:value-type="float" office:value="0.282351">
            <text:p>0.282351</text:p>
          </table:table-cell>
          <table:table-cell office:value-type="float" office:value="0.166056">
            <text:p>0.166056</text:p>
          </table:table-cell>
          <table:table-cell office:value-type="float" office:value="0.786741">
            <text:p>0.786741</text:p>
          </table:table-cell>
          <table:table-cell office:value-type="float" office:value="0.0250799">
            <text:p>0.0250799</text:p>
          </table:table-cell>
          <table:table-cell office:value-type="float" office:value="-0.0479436">
            <text:p>-0.0479436</text:p>
          </table:table-cell>
          <table:table-cell office:value-type="float" office:value="0.0731133">
            <text:p>0.0731133</text:p>
          </table:table-cell>
          <table:table-cell office:value-type="float" office:value="-0.0296391">
            <text:p>-0.0296391</text:p>
          </table:table-cell>
          <table:table-cell office:value-type="float" office:value="0.0251805">
            <text:p>0.0251805</text:p>
          </table:table-cell>
          <table:table-cell office:value-type="float" office:value="0.00674072">
            <text:p>0.00674072</text:p>
          </table:table-cell>
          <table:table-cell table:style-name="ce1" office:value-type="float" office:value="-0.000608">
            <text:p>-0.000608</text:p>
          </table:table-cell>
          <table:table-cell office:value-type="float" office:value="0.322234">
            <text:p>0.322234</text:p>
          </table:table-cell>
          <table:table-cell office:value-type="float" office:value="0.0764537">
            <text:p>0.0764537</text:p>
          </table:table-cell>
          <table:table-cell office:value-type="float" office:value="0.0430758">
            <text:p>0.0430758</text:p>
          </table:table-cell>
          <table:table-cell/>
          <table:table-cell office:value-type="float" office:value="14.024">
            <text:p>14.024</text:p>
          </table:table-cell>
          <table:table-cell office:value-type="float" office:value="0.115193">
            <text:p>0.115193</text:p>
          </table:table-cell>
          <table:table-cell office:value-type="float" office:value="0.200367">
            <text:p>0.200367</text:p>
          </table:table-cell>
          <table:table-cell office:value-type="float" office:value="0.860531">
            <text:p>0.860531</text:p>
          </table:table-cell>
          <table:table-cell office:value-type="float" office:value="0.0317896">
            <text:p>0.0317896</text:p>
          </table:table-cell>
          <table:table-cell office:value-type="float" office:value="-0.21524">
            <text:p>-0.21524</text:p>
          </table:table-cell>
          <table:table-cell office:value-type="float" office:value="0.0580768">
            <text:p>0.0580768</text:p>
          </table:table-cell>
          <table:table-cell office:value-type="float" office:value="0.00338225">
            <text:p>0.00338225</text:p>
          </table:table-cell>
          <table:table-cell office:value-type="float" office:value="0.0554353">
            <text:p>0.0554353</text:p>
          </table:table-cell>
          <table:table-cell office:value-type="float" office:value="0.0613149">
            <text:p>0.0613149</text:p>
          </table:table-cell>
          <table:table-cell office:value-type="float" office:value="-0.0104365">
            <text:p>-0.0104365</text:p>
          </table:table-cell>
          <table:table-cell office:value-type="float" office:value="0.106649">
            <text:p>0.106649</text:p>
          </table:table-cell>
          <table:table-cell office:value-type="float" office:value="0.0219523">
            <text:p>0.0219523</text:p>
          </table:table-cell>
          <table:table-cell office:value-type="float" office:value="-0.00635442">
            <text:p>-0.00635442</text:p>
          </table:table-cell>
          <table:table-cell/>
          <table:table-cell office:value-type="float" office:value="13.7461">
            <text:p>13.7461</text:p>
          </table:table-cell>
          <table:table-cell office:value-type="float" office:value="-0.0147821">
            <text:p>-0.0147821</text:p>
          </table:table-cell>
          <table:table-cell office:value-type="float" office:value="0.122656">
            <text:p>0.122656</text:p>
          </table:table-cell>
          <table:table-cell office:value-type="float" office:value="0.633802">
            <text:p>0.633802</text:p>
          </table:table-cell>
          <table:table-cell office:value-type="float" office:value="0.0390367">
            <text:p>0.0390367</text:p>
          </table:table-cell>
          <table:table-cell office:value-type="float" office:value="-0.250032">
            <text:p>-0.250032</text:p>
          </table:table-cell>
          <table:table-cell office:value-type="float" office:value="0.0299214">
            <text:p>0.0299214</text:p>
          </table:table-cell>
          <table:table-cell office:value-type="float" office:value="-0.035209">
            <text:p>-0.035209</text:p>
          </table:table-cell>
          <table:table-cell office:value-type="float" office:value="0.0318434">
            <text:p>0.0318434</text:p>
          </table:table-cell>
          <table:table-cell office:value-type="float" office:value="0.0342192">
            <text:p>0.0342192</text:p>
          </table:table-cell>
          <table:table-cell office:value-type="float" office:value="0.00472545">
            <text:p>0.00472545</text:p>
          </table:table-cell>
          <table:table-cell office:value-type="float" office:value="-0.0249748">
            <text:p>-0.0249748</text:p>
          </table:table-cell>
          <table:table-cell office:value-type="float" office:value="-0.0718292">
            <text:p>-0.0718292</text:p>
          </table:table-cell>
          <table:table-cell office:value-type="float" office:value="-0.00108723">
            <text:p>-0.00108723</text:p>
          </table:table-cell>
        </table:table-row>
        <table:table-row table:style-name="ro4">
          <table:table-cell office:value-type="float" office:value="14.8835">
            <text:p>14.8835</text:p>
          </table:table-cell>
          <table:table-cell office:value-type="float" office:value="0.333522">
            <text:p>0.333522</text:p>
          </table:table-cell>
          <table:table-cell office:value-type="float" office:value="0.215893">
            <text:p>0.215893</text:p>
          </table:table-cell>
          <table:table-cell office:value-type="float" office:value="0.902938">
            <text:p>0.902938</text:p>
          </table:table-cell>
          <table:table-cell office:value-type="float" office:value="0.0249211">
            <text:p>0.0249211</text:p>
          </table:table-cell>
          <table:table-cell office:value-type="float" office:value="-0.0501267">
            <text:p>-0.0501267</text:p>
          </table:table-cell>
          <table:table-cell office:value-type="float" office:value="0.127472">
            <text:p>0.127472</text:p>
          </table:table-cell>
          <table:table-cell office:value-type="float" office:value="-0.0150406">
            <text:p>-0.0150406</text:p>
          </table:table-cell>
          <table:table-cell office:value-type="float" office:value="0.141235">
            <text:p>0.141235</text:p>
          </table:table-cell>
          <table:table-cell office:value-type="float" office:value="-0.0145575">
            <text:p>-0.0145575</text:p>
          </table:table-cell>
          <table:table-cell office:value-type="float" office:value="-0.0275364">
            <text:p>-0.0275364</text:p>
          </table:table-cell>
          <table:table-cell office:value-type="float" office:value="-0.348407">
            <text:p>-0.348407</text:p>
          </table:table-cell>
          <table:table-cell office:value-type="float" office:value="-0.189248">
            <text:p>-0.189248</text:p>
          </table:table-cell>
          <table:table-cell office:value-type="float" office:value="0.0898782">
            <text:p>0.0898782</text:p>
          </table:table-cell>
          <table:table-cell/>
          <table:table-cell office:value-type="float" office:value="14.5526">
            <text:p>14.5526</text:p>
          </table:table-cell>
          <table:table-cell office:value-type="float" office:value="0.353017">
            <text:p>0.353017</text:p>
          </table:table-cell>
          <table:table-cell office:value-type="float" office:value="0.193237">
            <text:p>0.193237</text:p>
          </table:table-cell>
          <table:table-cell office:value-type="float" office:value="0.846041">
            <text:p>0.846041</text:p>
          </table:table-cell>
          <table:table-cell office:value-type="float" office:value="0.0190474">
            <text:p>0.0190474</text:p>
          </table:table-cell>
          <table:table-cell office:value-type="float" office:value="0.00430357">
            <text:p>0.00430357</text:p>
          </table:table-cell>
          <table:table-cell office:value-type="float" office:value="0.08123">
            <text:p>0.08123</text:p>
          </table:table-cell>
          <table:table-cell office:value-type="float" office:value="-0.0310181">
            <text:p>-0.0310181</text:p>
          </table:table-cell>
          <table:table-cell office:value-type="float" office:value="0.0340732">
            <text:p>0.0340732</text:p>
          </table:table-cell>
          <table:table-cell office:value-type="float" office:value="-0.101778">
            <text:p>-0.101778</text:p>
          </table:table-cell>
          <table:table-cell office:value-type="float" office:value="0.0214729">
            <text:p>0.0214729</text:p>
          </table:table-cell>
          <table:table-cell office:value-type="float" office:value="-0.0779873">
            <text:p>-0.0779873</text:p>
          </table:table-cell>
          <table:table-cell office:value-type="float" office:value="0.0103505">
            <text:p>0.0103505</text:p>
          </table:table-cell>
          <table:table-cell office:value-type="float" office:value="0.0711331">
            <text:p>0.0711331</text:p>
          </table:table-cell>
          <table:table-cell/>
          <table:table-cell office:value-type="float" office:value="15.3475">
            <text:p>15.3475</text:p>
          </table:table-cell>
          <table:table-cell office:value-type="float" office:value="0.305272">
            <text:p>0.305272</text:p>
          </table:table-cell>
          <table:table-cell office:value-type="float" office:value="0.171671">
            <text:p>0.171671</text:p>
          </table:table-cell>
          <table:table-cell office:value-type="float" office:value="0.788889">
            <text:p>0.788889</text:p>
          </table:table-cell>
          <table:table-cell office:value-type="float" office:value="0.0237094">
            <text:p>0.0237094</text:p>
          </table:table-cell>
          <table:table-cell office:value-type="float" office:value="-0.0410383">
            <text:p>-0.0410383</text:p>
          </table:table-cell>
          <table:table-cell office:value-type="float" office:value="0.0707363">
            <text:p>0.0707363</text:p>
          </table:table-cell>
          <table:table-cell office:value-type="float" office:value="-0.0288104">
            <text:p>-0.0288104</text:p>
          </table:table-cell>
          <table:table-cell office:value-type="float" office:value="0.0994496">
            <text:p>0.0994496</text:p>
          </table:table-cell>
          <table:table-cell office:value-type="float" office:value="0.0243619">
            <text:p>0.0243619</text:p>
          </table:table-cell>
          <table:table-cell office:value-type="float" office:value="0.0093202">
            <text:p>0.0093202</text:p>
          </table:table-cell>
          <table:table-cell office:value-type="float" office:value="-0.265178">
            <text:p>-0.265178</text:p>
          </table:table-cell>
          <table:table-cell office:value-type="float" office:value="-0.167142">
            <text:p>-0.167142</text:p>
          </table:table-cell>
          <table:table-cell office:value-type="float" office:value="-0.0209068">
            <text:p>-0.0209068</text:p>
          </table:table-cell>
          <table:table-cell/>
          <table:table-cell office:value-type="float" office:value="14.2478">
            <text:p>14.2478</text:p>
          </table:table-cell>
          <table:table-cell office:value-type="float" office:value="0.132944">
            <text:p>0.132944</text:p>
          </table:table-cell>
          <table:table-cell office:value-type="float" office:value="0.215191">
            <text:p>0.215191</text:p>
          </table:table-cell>
          <table:table-cell office:value-type="float" office:value="0.857877">
            <text:p>0.857877</text:p>
          </table:table-cell>
          <table:table-cell office:value-type="float" office:value="0.0300871">
            <text:p>0.0300871</text:p>
          </table:table-cell>
          <table:table-cell office:value-type="float" office:value="-0.205048">
            <text:p>-0.205048</text:p>
          </table:table-cell>
          <table:table-cell office:value-type="float" office:value="0.0634171">
            <text:p>0.0634171</text:p>
          </table:table-cell>
          <table:table-cell office:value-type="float" office:value="0.00112209">
            <text:p>0.00112209</text:p>
          </table:table-cell>
          <table:table-cell office:value-type="float" office:value="0.0793063">
            <text:p>0.0793063</text:p>
          </table:table-cell>
          <table:table-cell office:value-type="float" office:value="0.0662284">
            <text:p>0.0662284</text:p>
          </table:table-cell>
          <table:table-cell office:value-type="float" office:value="-0.0118588">
            <text:p>-0.0118588</text:p>
          </table:table-cell>
          <table:table-cell office:value-type="float" office:value="-0.133404">
            <text:p>-0.133404</text:p>
          </table:table-cell>
          <table:table-cell office:value-type="float" office:value="-0.226724">
            <text:p>-0.226724</text:p>
          </table:table-cell>
          <table:table-cell office:value-type="float" office:value="0.00157704">
            <text:p>0.00157704</text:p>
          </table:table-cell>
          <table:table-cell/>
          <table:table-cell office:value-type="float" office:value="13.9278">
            <text:p>13.9278</text:p>
          </table:table-cell>
          <table:table-cell office:value-type="float" office:value="-0.00982167">
            <text:p>-0.00982167</text:p>
          </table:table-cell>
          <table:table-cell office:value-type="float" office:value="0.126502">
            <text:p>0.126502</text:p>
          </table:table-cell>
          <table:table-cell office:value-type="float" office:value="0.634625">
            <text:p>0.634625</text:p>
          </table:table-cell>
          <table:table-cell office:value-type="float" office:value="0.0373989">
            <text:p>0.0373989</text:p>
          </table:table-cell>
          <table:table-cell office:value-type="float" office:value="-0.235425">
            <text:p>-0.235425</text:p>
          </table:table-cell>
          <table:table-cell office:value-type="float" office:value="0.0377259">
            <text:p>0.0377259</text:p>
          </table:table-cell>
          <table:table-cell table:style-name="ce1" office:value-type="float" office:value="-0.037202">
            <text:p>-0.037202</text:p>
          </table:table-cell>
          <table:table-cell office:value-type="float" office:value="0.0273065">
            <text:p>0.0273065</text:p>
          </table:table-cell>
          <table:table-cell office:value-type="float" office:value="0.0211709">
            <text:p>0.0211709</text:p>
          </table:table-cell>
          <table:table-cell office:value-type="float" office:value="0.00452795">
            <text:p>0.00452795</text:p>
          </table:table-cell>
          <table:table-cell office:value-type="float" office:value="0.241767">
            <text:p>0.241767</text:p>
          </table:table-cell>
          <table:table-cell office:value-type="float" office:value="0.0673652">
            <text:p>0.0673652</text:p>
          </table:table-cell>
          <table:table-cell office:value-type="float" office:value="-0.0733125">
            <text:p>-0.0733125</text:p>
          </table:table-cell>
        </table:table-row>
        <table:table-row table:style-name="ro4">
          <table:table-cell office:value-type="float" office:value="14.9834">
            <text:p>14.9834</text:p>
          </table:table-cell>
          <table:table-cell office:value-type="float" office:value="0.344153">
            <text:p>0.344153</text:p>
          </table:table-cell>
          <table:table-cell office:value-type="float" office:value="0.212551">
            <text:p>0.212551</text:p>
          </table:table-cell>
          <table:table-cell office:value-type="float" office:value="0.901085">
            <text:p>0.901085</text:p>
          </table:table-cell>
          <table:table-cell office:value-type="float" office:value="0.0243112">
            <text:p>0.0243112</text:p>
          </table:table-cell>
          <table:table-cell office:value-type="float" office:value="-0.0322891">
            <text:p>-0.0322891</text:p>
          </table:table-cell>
          <table:table-cell office:value-type="float" office:value="0.125613">
            <text:p>0.125613</text:p>
          </table:table-cell>
          <table:table-cell office:value-type="float" office:value="-0.0186143">
            <text:p>-0.0186143</text:p>
          </table:table-cell>
          <table:table-cell office:value-type="float" office:value="0.106434">
            <text:p>0.106434</text:p>
          </table:table-cell>
          <table:table-cell office:value-type="float" office:value="-0.0334607">
            <text:p>-0.0334607</text:p>
          </table:table-cell>
          <table:table-cell office:value-type="float" office:value="-0.0185588">
            <text:p>-0.0185588</text:p>
          </table:table-cell>
          <table:table-cell office:value-type="float" office:value="-0.0652381">
            <text:p>-0.0652381</text:p>
          </table:table-cell>
          <table:table-cell office:value-type="float" office:value="-0.0976213">
            <text:p>-0.0976213</text:p>
          </table:table-cell>
          <table:table-cell office:value-type="float" office:value="0.0196637">
            <text:p>0.0196637</text:p>
          </table:table-cell>
          <table:table-cell/>
          <table:table-cell office:value-type="float" office:value="14.7809">
            <text:p>14.7809</text:p>
          </table:table-cell>
          <table:table-cell office:value-type="float" office:value="0.356731">
            <text:p>0.356731</text:p>
          </table:table-cell>
          <table:table-cell office:value-type="float" office:value="0.170544">
            <text:p>0.170544</text:p>
          </table:table-cell>
          <table:table-cell office:value-type="float" office:value="0.854649">
            <text:p>0.854649</text:p>
          </table:table-cell>
          <table:table-cell office:value-type="float" office:value="0.0179001">
            <text:p>0.0179001</text:p>
          </table:table-cell>
          <table:table-cell office:value-type="float" office:value="0.00497512">
            <text:p>0.00497512</text:p>
          </table:table-cell>
          <table:table-cell office:value-type="float" office:value="0.0622585">
            <text:p>0.0622585</text:p>
          </table:table-cell>
          <table:table-cell office:value-type="float" office:value="-0.0262801">
            <text:p>-0.0262801</text:p>
          </table:table-cell>
          <table:table-cell office:value-type="float" office:value="0.0162719">
            <text:p>0.0162719</text:p>
          </table:table-cell>
          <table:table-cell office:value-type="float" office:value="-0.0994157">
            <text:p>-0.0994157</text:p>
          </table:table-cell>
          <table:table-cell office:value-type="float" office:value="0.0377096">
            <text:p>0.0377096</text:p>
          </table:table-cell>
          <table:table-cell office:value-type="float" office:value="-0.108085">
            <text:p>-0.108085</text:p>
          </table:table-cell>
          <table:table-cell office:value-type="float" office:value="0.123876">
            <text:p>0.123876</text:p>
          </table:table-cell>
          <table:table-cell office:value-type="float" office:value="-0.0883213">
            <text:p>-0.0883213</text:p>
          </table:table-cell>
          <table:table-cell/>
          <table:table-cell office:value-type="float" office:value="15.5834">
            <text:p>15.5834</text:p>
          </table:table-cell>
          <table:table-cell office:value-type="float" office:value="0.313974">
            <text:p>0.313974</text:p>
          </table:table-cell>
          <table:table-cell office:value-type="float" office:value="0.168113">
            <text:p>0.168113</text:p>
          </table:table-cell>
          <table:table-cell office:value-type="float" office:value="0.789924">
            <text:p>0.789924</text:p>
          </table:table-cell>
          <table:table-cell office:value-type="float" office:value="0.0223839">
            <text:p>0.0223839</text:p>
          </table:table-cell>
          <table:table-cell office:value-type="float" office:value="-0.0237477">
            <text:p>-0.0237477</text:p>
          </table:table-cell>
          <table:table-cell office:value-type="float" office:value="0.0483519">
            <text:p>0.0483519</text:p>
          </table:table-cell>
          <table:table-cell office:value-type="float" office:value="-0.0235178">
            <text:p>-0.0235178</text:p>
          </table:table-cell>
          <table:table-cell office:value-type="float" office:value="0.0368784">
            <text:p>0.0368784</text:p>
          </table:table-cell>
          <table:table-cell office:value-type="float" office:value="-0.0150767">
            <text:p>-0.0150767</text:p>
          </table:table-cell>
          <table:table-cell office:value-type="float" office:value="0.00438704">
            <text:p>0.00438704</text:p>
          </table:table-cell>
          <table:table-cell office:value-type="float" office:value="0.122324">
            <text:p>0.122324</text:p>
          </table:table-cell>
          <table:table-cell office:value-type="float" office:value="-0.562774">
            <text:p>-0.562774</text:p>
          </table:table-cell>
          <table:table-cell office:value-type="float" office:value="0.0981068">
            <text:p>0.0981068</text:p>
          </table:table-cell>
          <table:table-cell/>
          <table:table-cell office:value-type="float" office:value="14.4182">
            <text:p>14.4182</text:p>
          </table:table-cell>
          <table:table-cell office:value-type="float" office:value="0.142586">
            <text:p>0.142586</text:p>
          </table:table-cell>
          <table:table-cell office:value-type="float" office:value="0.219893">
            <text:p>0.219893</text:p>
          </table:table-cell>
          <table:table-cell office:value-type="float" office:value="0.855901">
            <text:p>0.855901</text:p>
          </table:table-cell>
          <table:table-cell office:value-type="float" office:value="0.0288522">
            <text:p>0.0288522</text:p>
          </table:table-cell>
          <table:table-cell office:value-type="float" office:value="-0.178067">
            <text:p>-0.178067</text:p>
          </table:table-cell>
          <table:table-cell office:value-type="float" office:value="0.0775268">
            <text:p>0.0775268</text:p>
          </table:table-cell>
          <table:table-cell office:value-type="float" office:value="-0.00573062">
            <text:p>-0.00573062</text:p>
          </table:table-cell>
          <table:table-cell office:value-type="float" office:value="0.05657">
            <text:p>0.05657</text:p>
          </table:table-cell>
          <table:table-cell office:value-type="float" office:value="0.0275874">
            <text:p>0.0275874</text:p>
          </table:table-cell>
          <table:table-cell office:value-type="float" office:value="-0.01159">
            <text:p>-0.01159</text:p>
          </table:table-cell>
          <table:table-cell office:value-type="float" office:value="0.397462">
            <text:p>0.397462</text:p>
          </table:table-cell>
          <table:table-cell office:value-type="float" office:value="0.128529">
            <text:p>0.128529</text:p>
          </table:table-cell>
          <table:table-cell office:value-type="float" office:value="-0.133632">
            <text:p>-0.133632</text:p>
          </table:table-cell>
          <table:table-cell/>
          <table:table-cell office:value-type="float" office:value="14.2101">
            <text:p>14.2101</text:p>
          </table:table-cell>
          <table:table-cell office:value-type="float" office:value="0.0171498">
            <text:p>0.0171498</text:p>
          </table:table-cell>
          <table:table-cell office:value-type="float" office:value="0.137846">
            <text:p>0.137846</text:p>
          </table:table-cell>
          <table:table-cell office:value-type="float" office:value="0.630062">
            <text:p>0.630062</text:p>
          </table:table-cell>
          <table:table-cell office:value-type="float" office:value="0.0349893">
            <text:p>0.0349893</text:p>
          </table:table-cell>
          <table:table-cell office:value-type="float" office:value="-0.214894">
            <text:p>-0.214894</text:p>
          </table:table-cell>
          <table:table-cell office:value-type="float" office:value="0.0449599">
            <text:p>0.0449599</text:p>
          </table:table-cell>
          <table:table-cell office:value-type="float" office:value="-0.0396122">
            <text:p>-0.0396122</text:p>
          </table:table-cell>
          <table:table-cell office:value-type="float" office:value="0.0955508">
            <text:p>0.0955508</text:p>
          </table:table-cell>
          <table:table-cell office:value-type="float" office:value="0.0401863">
            <text:p>0.0401863</text:p>
          </table:table-cell>
          <table:table-cell office:value-type="float" office:value="-0.0161662">
            <text:p>-0.0161662</text:p>
          </table:table-cell>
          <table:table-cell office:value-type="float" office:value="-0.065992">
            <text:p>-0.065992</text:p>
          </table:table-cell>
          <table:table-cell office:value-type="float" office:value="-0.0698698">
            <text:p>-0.0698698</text:p>
          </table:table-cell>
          <table:table-cell office:value-type="float" office:value="0.0284422">
            <text:p>0.0284422</text:p>
          </table:table-cell>
        </table:table-row>
        <table:table-row table:style-name="ro4">
          <table:table-cell office:value-type="float" office:value="15.3483">
            <text:p>15.3483</text:p>
          </table:table-cell>
          <table:table-cell office:value-type="float" office:value="0.374305">
            <text:p>0.374305</text:p>
          </table:table-cell>
          <table:table-cell office:value-type="float" office:value="0.187341">
            <text:p>0.187341</text:p>
          </table:table-cell>
          <table:table-cell office:value-type="float" office:value="0.896931">
            <text:p>0.896931</text:p>
          </table:table-cell>
          <table:table-cell office:value-type="float" office:value="0.0222071">
            <text:p>0.0222071</text:p>
          </table:table-cell>
          <table:table-cell office:value-type="float" office:value="-0.00818266">
            <text:p>-0.00818266</text:p>
          </table:table-cell>
          <table:table-cell office:value-type="float" office:value="0.094389">
            <text:p>0.094389</text:p>
          </table:table-cell>
          <table:table-cell office:value-type="float" office:value="-0.0198314">
            <text:p>-0.0198314</text:p>
          </table:table-cell>
          <table:table-cell office:value-type="float" office:value="0.0826269">
            <text:p>0.0826269</text:p>
          </table:table-cell>
          <table:table-cell office:value-type="float" office:value="-0.0690849">
            <text:p>-0.0690849</text:p>
          </table:table-cell>
          <table:table-cell office:value-type="float" office:value="-0.0113831">
            <text:p>-0.0113831</text:p>
          </table:table-cell>
          <table:table-cell office:value-type="float" office:value="-0.152623">
            <text:p>-0.152623</text:p>
          </table:table-cell>
          <table:table-cell office:value-type="float" office:value="-0.15262">
            <text:p>-0.15262</text:p>
          </table:table-cell>
          <table:table-cell office:value-type="float" office:value="0.073669">
            <text:p>0.073669</text:p>
          </table:table-cell>
          <table:table-cell/>
          <table:table-cell office:value-type="float" office:value="14.9536">
            <text:p>14.9536</text:p>
          </table:table-cell>
          <table:table-cell office:value-type="float" office:value="0.356317">
            <text:p>0.356317</text:p>
          </table:table-cell>
          <table:table-cell office:value-type="float" office:value="0.157069">
            <text:p>0.157069</text:p>
          </table:table-cell>
          <table:table-cell office:value-type="float" office:value="0.858527">
            <text:p>0.858527</text:p>
          </table:table-cell>
          <table:table-cell office:value-type="float" office:value="0.0170781">
            <text:p>0.0170781</text:p>
          </table:table-cell>
          <table:table-cell office:value-type="float" office:value="0.0104674">
            <text:p>0.0104674</text:p>
          </table:table-cell>
          <table:table-cell office:value-type="float" office:value="0.0461511">
            <text:p>0.0461511</text:p>
          </table:table-cell>
          <table:table-cell office:value-type="float" office:value="-0.0213861">
            <text:p>-0.0213861</text:p>
          </table:table-cell>
          <table:table-cell office:value-type="float" office:value="-0.00239644">
            <text:p>-0.00239644</text:p>
          </table:table-cell>
          <table:table-cell office:value-type="float" office:value="-0.0780199">
            <text:p>-0.0780199</text:p>
          </table:table-cell>
          <table:table-cell office:value-type="float" office:value="0.0224549">
            <text:p>0.0224549</text:p>
          </table:table-cell>
          <table:table-cell office:value-type="float" office:value="0.124934">
            <text:p>0.124934</text:p>
          </table:table-cell>
          <table:table-cell office:value-type="float" office:value="-0.0034174">
            <text:p>-0.0034174</text:p>
          </table:table-cell>
          <table:table-cell office:value-type="float" office:value="-0.0195586">
            <text:p>-0.0195586</text:p>
          </table:table-cell>
          <table:table-cell/>
          <table:table-cell office:value-type="float" office:value="15.6364">
            <text:p>15.6364</text:p>
          </table:table-cell>
          <table:table-cell office:value-type="float" office:value="0.316272">
            <text:p>0.316272</text:p>
          </table:table-cell>
          <table:table-cell office:value-type="float" office:value="0.165733">
            <text:p>0.165733</text:p>
          </table:table-cell>
          <table:table-cell office:value-type="float" office:value="0.790432">
            <text:p>0.790432</text:p>
          </table:table-cell>
          <table:table-cell office:value-type="float" office:value="0.0220966">
            <text:p>0.0220966</text:p>
          </table:table-cell>
          <table:table-cell office:value-type="float" office:value="-0.0269907">
            <text:p>-0.0269907</text:p>
          </table:table-cell>
          <table:table-cell office:value-type="float" office:value="0.0707709">
            <text:p>0.0707709</text:p>
          </table:table-cell>
          <table:table-cell office:value-type="float" office:value="-0.0260442">
            <text:p>-0.0260442</text:p>
          </table:table-cell>
          <table:table-cell office:value-type="float" office:value="0.0433612">
            <text:p>0.0433612</text:p>
          </table:table-cell>
          <table:table-cell office:value-type="float" office:value="-0.044902">
            <text:p>-0.044902</text:p>
          </table:table-cell>
          <table:table-cell office:value-type="float" office:value="0.0095864">
            <text:p>0.0095864</text:p>
          </table:table-cell>
          <table:table-cell office:value-type="float" office:value="-0.0371048">
            <text:p>-0.0371048</text:p>
          </table:table-cell>
          <table:table-cell office:value-type="float" office:value="0.166333">
            <text:p>0.166333</text:p>
          </table:table-cell>
          <table:table-cell office:value-type="float" office:value="0.00430659">
            <text:p>0.00430659</text:p>
          </table:table-cell>
          <table:table-cell/>
          <table:table-cell office:value-type="float" office:value="14.5169">
            <text:p>14.5169</text:p>
          </table:table-cell>
          <table:table-cell office:value-type="float" office:value="0.152036">
            <text:p>0.152036</text:p>
          </table:table-cell>
          <table:table-cell office:value-type="float" office:value="0.223866">
            <text:p>0.223866</text:p>
          </table:table-cell>
          <table:table-cell office:value-type="float" office:value="0.853457">
            <text:p>0.853457</text:p>
          </table:table-cell>
          <table:table-cell office:value-type="float" office:value="0.0281606">
            <text:p>0.0281606</text:p>
          </table:table-cell>
          <table:table-cell office:value-type="float" office:value="-0.176149">
            <text:p>-0.176149</text:p>
          </table:table-cell>
          <table:table-cell office:value-type="float" office:value="0.0771107">
            <text:p>0.0771107</text:p>
          </table:table-cell>
          <table:table-cell office:value-type="float" office:value="-0.00520526">
            <text:p>-0.00520526</text:p>
          </table:table-cell>
          <table:table-cell office:value-type="float" office:value="0.095786">
            <text:p>0.095786</text:p>
          </table:table-cell>
          <table:table-cell office:value-type="float" office:value="0.0402689">
            <text:p>0.0402689</text:p>
          </table:table-cell>
          <table:table-cell office:value-type="float" office:value="-0.0247749">
            <text:p>-0.0247749</text:p>
          </table:table-cell>
          <table:table-cell office:value-type="float" office:value="0.110319">
            <text:p>0.110319</text:p>
          </table:table-cell>
          <table:table-cell office:value-type="float" office:value="-0.0123418">
            <text:p>-0.0123418</text:p>
          </table:table-cell>
          <table:table-cell office:value-type="float" office:value="-0.0252869">
            <text:p>-0.0252869</text:p>
          </table:table-cell>
          <table:table-cell/>
          <table:table-cell office:value-type="float" office:value="14.6159">
            <text:p>14.6159</text:p>
          </table:table-cell>
          <table:table-cell office:value-type="float" office:value="0.0450572">
            <text:p>0.0450572</text:p>
          </table:table-cell>
          <table:table-cell office:value-type="float" office:value="0.142648">
            <text:p>0.142648</text:p>
          </table:table-cell>
          <table:table-cell office:value-type="float" office:value="0.628185">
            <text:p>0.628185</text:p>
          </table:table-cell>
          <table:table-cell office:value-type="float" office:value="0.0317946">
            <text:p>0.0317946</text:p>
          </table:table-cell>
          <table:table-cell office:value-type="float" office:value="-0.189175">
            <text:p>-0.189175</text:p>
          </table:table-cell>
          <table:table-cell office:value-type="float" office:value="0.0502107">
            <text:p>0.0502107</text:p>
          </table:table-cell>
          <table:table-cell office:value-type="float" office:value="-0.0425742">
            <text:p>-0.0425742</text:p>
          </table:table-cell>
          <table:table-cell office:value-type="float" office:value="0.0687711">
            <text:p>0.0687711</text:p>
          </table:table-cell>
          <table:table-cell office:value-type="float" office:value="0.011833">
            <text:p>0.011833</text:p>
          </table:table-cell>
          <table:table-cell office:value-type="float" office:value="-0.00462429">
            <text:p>-0.00462429</text:p>
          </table:table-cell>
          <table:table-cell office:value-type="float" office:value="-0.0426903">
            <text:p>-0.0426903</text:p>
          </table:table-cell>
          <table:table-cell office:value-type="float" office:value="0.0219831">
            <text:p>0.0219831</text:p>
          </table:table-cell>
          <table:table-cell office:value-type="float" office:value="-0.0268872">
            <text:p>-0.0268872</text:p>
          </table:table-cell>
        </table:table-row>
        <table:table-row table:style-name="ro4">
          <table:table-cell office:value-type="float" office:value="15.5852">
            <text:p>15.5852</text:p>
          </table:table-cell>
          <table:table-cell office:value-type="float" office:value="0.385313">
            <text:p>0.385313</text:p>
          </table:table-cell>
          <table:table-cell office:value-type="float" office:value="0.162422">
            <text:p>0.162422</text:p>
          </table:table-cell>
          <table:table-cell office:value-type="float" office:value="0.898366">
            <text:p>0.898366</text:p>
          </table:table-cell>
          <table:table-cell office:value-type="float" office:value="0.0209401">
            <text:p>0.0209401</text:p>
          </table:table-cell>
          <table:table-cell office:value-type="float" office:value="0.00371826">
            <text:p>0.00371826</text:p>
          </table:table-cell>
          <table:table-cell office:value-type="float" office:value="0.0731379">
            <text:p>0.0731379</text:p>
          </table:table-cell>
          <table:table-cell office:value-type="float" office:value="-0.0183615">
            <text:p>-0.0183615</text:p>
          </table:table-cell>
          <table:table-cell office:value-type="float" office:value="0.0464844">
            <text:p>0.0464844</text:p>
          </table:table-cell>
          <table:table-cell office:value-type="float" office:value="-0.105227">
            <text:p>-0.105227</text:p>
          </table:table-cell>
          <table:table-cell office:value-type="float" office:value="0.00606244">
            <text:p>0.00606244</text:p>
          </table:table-cell>
          <table:table-cell office:value-type="float" office:value="-0.0306067">
            <text:p>-0.0306067</text:p>
          </table:table-cell>
          <table:table-cell office:value-type="float" office:value="0.0459587">
            <text:p>0.0459587</text:p>
          </table:table-cell>
          <table:table-cell office:value-type="float" office:value="0.0278658">
            <text:p>0.0278658</text:p>
          </table:table-cell>
          <table:table-cell/>
          <table:table-cell office:value-type="float" office:value="15.0562">
            <text:p>15.0562</text:p>
          </table:table-cell>
          <table:table-cell office:value-type="float" office:value="0.357386">
            <text:p>0.357386</text:p>
          </table:table-cell>
          <table:table-cell office:value-type="float" office:value="0.149028">
            <text:p>0.149028</text:p>
          </table:table-cell>
          <table:table-cell office:value-type="float" office:value="0.860625">
            <text:p>0.860625</text:p>
          </table:table-cell>
          <table:table-cell office:value-type="float" office:value="0.0166078">
            <text:p>0.0166078</text:p>
          </table:table-cell>
          <table:table-cell office:value-type="float" office:value="0.00387528">
            <text:p>0.00387528</text:p>
          </table:table-cell>
          <table:table-cell office:value-type="float" office:value="0.0497078">
            <text:p>0.0497078</text:p>
          </table:table-cell>
          <table:table-cell office:value-type="float" office:value="-0.0204845">
            <text:p>-0.0204845</text:p>
          </table:table-cell>
          <table:table-cell office:value-type="float" office:value="0.0104217">
            <text:p>0.0104217</text:p>
          </table:table-cell>
          <table:table-cell office:value-type="float" office:value="-0.0783706">
            <text:p>-0.0783706</text:p>
          </table:table-cell>
          <table:table-cell office:value-type="float" office:value="0.0204482">
            <text:p>0.0204482</text:p>
          </table:table-cell>
          <table:table-cell office:value-type="float" office:value="-0.130112">
            <text:p>-0.130112</text:p>
          </table:table-cell>
          <table:table-cell office:value-type="float" office:value="0.344243">
            <text:p>0.344243</text:p>
          </table:table-cell>
          <table:table-cell office:value-type="float" office:value="-0.0505069">
            <text:p>-0.0505069</text:p>
          </table:table-cell>
          <table:table-cell/>
          <table:table-cell office:value-type="float" office:value="15.8227">
            <text:p>15.8227</text:p>
          </table:table-cell>
          <table:table-cell office:value-type="float" office:value="0.323061">
            <text:p>0.323061</text:p>
          </table:table-cell>
          <table:table-cell office:value-type="float" office:value="0.163141">
            <text:p>0.163141</text:p>
          </table:table-cell>
          <table:table-cell office:value-type="float" office:value="0.792367">
            <text:p>0.792367</text:p>
          </table:table-cell>
          <table:table-cell office:value-type="float" office:value="0.0211155">
            <text:p>0.0211155</text:p>
          </table:table-cell>
          <table:table-cell office:value-type="float" office:value="-0.0197768">
            <text:p>-0.0197768</text:p>
          </table:table-cell>
          <table:table-cell office:value-type="float" office:value="0.0636177">
            <text:p>0.0636177</text:p>
          </table:table-cell>
          <table:table-cell office:value-type="float" office:value="-0.0238418">
            <text:p>-0.0238418</text:p>
          </table:table-cell>
          <table:table-cell office:value-type="float" office:value="0.03645">
            <text:p>0.03645</text:p>
          </table:table-cell>
          <table:table-cell office:value-type="float" office:value="-0.0139205">
            <text:p>-0.0139205</text:p>
          </table:table-cell>
          <table:table-cell office:value-type="float" office:value="0.0103886">
            <text:p>0.0103886</text:p>
          </table:table-cell>
          <table:table-cell office:value-type="float" office:value="-0.000623108">
            <text:p>-0.000623108</text:p>
          </table:table-cell>
          <table:table-cell office:value-type="float" office:value="-0.0208079">
            <text:p>-0.0208079</text:p>
          </table:table-cell>
          <table:table-cell office:value-type="float" office:value="0.00551541">
            <text:p>0.00551541</text:p>
          </table:table-cell>
          <table:table-cell/>
          <table:table-cell office:value-type="float" office:value="14.8477">
            <text:p>14.8477</text:p>
          </table:table-cell>
          <table:table-cell office:value-type="float" office:value="0.195796">
            <text:p>0.195796</text:p>
          </table:table-cell>
          <table:table-cell office:value-type="float" office:value="0.235837">
            <text:p>0.235837</text:p>
          </table:table-cell>
          <table:table-cell office:value-type="float" office:value="0.842494">
            <text:p>0.842494</text:p>
          </table:table-cell>
          <table:table-cell office:value-type="float" office:value="0.0259605">
            <text:p>0.0259605</text:p>
          </table:table-cell>
          <table:table-cell office:value-type="float" office:value="-0.131622">
            <text:p>-0.131622</text:p>
          </table:table-cell>
          <table:table-cell office:value-type="float" office:value="0.0888457">
            <text:p>0.0888457</text:p>
          </table:table-cell>
          <table:table-cell office:value-type="float" office:value="-0.0145491">
            <text:p>-0.0145491</text:p>
          </table:table-cell>
          <table:table-cell office:value-type="float" office:value="0.13228">
            <text:p>0.13228</text:p>
          </table:table-cell>
          <table:table-cell office:value-type="float" office:value="0.0361861">
            <text:p>0.0361861</text:p>
          </table:table-cell>
          <table:table-cell office:value-type="float" office:value="-0.03314">
            <text:p>-0.03314</text:p>
          </table:table-cell>
          <table:table-cell office:value-type="float" office:value="0.0679171">
            <text:p>0.0679171</text:p>
          </table:table-cell>
          <table:table-cell office:value-type="float" office:value="0.0121256">
            <text:p>0.0121256</text:p>
          </table:table-cell>
          <table:table-cell office:value-type="float" office:value="0.0301784">
            <text:p>0.0301784</text:p>
          </table:table-cell>
          <table:table-cell/>
          <table:table-cell office:value-type="float" office:value="14.7099">
            <text:p>14.7099</text:p>
          </table:table-cell>
          <table:table-cell office:value-type="float" office:value="0.0511452">
            <text:p>0.0511452</text:p>
          </table:table-cell>
          <table:table-cell office:value-type="float" office:value="0.143954">
            <text:p>0.143954</text:p>
          </table:table-cell>
          <table:table-cell office:value-type="float" office:value="0.627513">
            <text:p>0.627513</text:p>
          </table:table-cell>
          <table:table-cell office:value-type="float" office:value="0.0310972">
            <text:p>0.0310972</text:p>
          </table:table-cell>
          <table:table-cell office:value-type="float" office:value="-0.182398">
            <text:p>-0.182398</text:p>
          </table:table-cell>
          <table:table-cell office:value-type="float" office:value="0.0483738">
            <text:p>0.0483738</text:p>
          </table:table-cell>
          <table:table-cell office:value-type="float" office:value="-0.0400735">
            <text:p>-0.0400735</text:p>
          </table:table-cell>
          <table:table-cell office:value-type="float" office:value="0.0647578">
            <text:p>0.0647578</text:p>
          </table:table-cell>
          <table:table-cell office:value-type="float" office:value="0.0138997">
            <text:p>0.0138997</text:p>
          </table:table-cell>
          <table:table-cell office:value-type="float" office:value="-0.00715198">
            <text:p>-0.00715198</text:p>
          </table:table-cell>
          <table:table-cell office:value-type="float" office:value="-0.0119123">
            <text:p>-0.0119123</text:p>
          </table:table-cell>
          <table:table-cell office:value-type="float" office:value="-0.0599216">
            <text:p>-0.0599216</text:p>
          </table:table-cell>
          <table:table-cell office:value-type="float" office:value="0.0599527">
            <text:p>0.0599527</text:p>
          </table:table-cell>
        </table:table-row>
        <table:table-row table:style-name="ro4">
          <table:table-cell office:value-type="float" office:value="15.7224">
            <text:p>15.7224</text:p>
          </table:table-cell>
          <table:table-cell office:value-type="float" office:value="0.391117">
            <text:p>0.391117</text:p>
          </table:table-cell>
          <table:table-cell office:value-type="float" office:value="0.148846">
            <text:p>0.148846</text:p>
          </table:table-cell>
          <table:table-cell office:value-type="float" office:value="0.899723">
            <text:p>0.899723</text:p>
          </table:table-cell>
          <table:table-cell office:value-type="float" office:value="0.0202393">
            <text:p>0.0202393</text:p>
          </table:table-cell>
          <table:table-cell office:value-type="float" office:value="-0.0664659">
            <text:p>-0.0664659</text:p>
          </table:table-cell>
          <table:table-cell office:value-type="float" office:value="0.0166284">
            <text:p>0.0166284</text:p>
          </table:table-cell>
          <table:table-cell office:value-type="float" office:value="0.0406557">
            <text:p>0.0406557</text:p>
          </table:table-cell>
          <table:table-cell office:value-type="float" office:value="0.0422838">
            <text:p>0.0422838</text:p>
          </table:table-cell>
          <table:table-cell office:value-type="float" office:value="-0.0989195">
            <text:p>-0.0989195</text:p>
          </table:table-cell>
          <table:table-cell office:value-type="float" office:value="0.00988678">
            <text:p>0.00988678</text:p>
          </table:table-cell>
          <table:table-cell office:value-type="float" office:value="-2.06102">
            <text:p>-2.06102</text:p>
          </table:table-cell>
          <table:table-cell office:value-type="float" office:value="-1.11852">
            <text:p>-1.11852</text:p>
          </table:table-cell>
          <table:table-cell office:value-type="float" office:value="1.56902">
            <text:p>1.56902</text:p>
          </table:table-cell>
          <table:table-cell/>
          <table:table-cell office:value-type="float" office:value="15.1476">
            <text:p>15.1476</text:p>
          </table:table-cell>
          <table:table-cell office:value-type="float" office:value="0.357252">
            <text:p>0.357252</text:p>
          </table:table-cell>
          <table:table-cell office:value-type="float" office:value="0.144742">
            <text:p>0.144742</text:p>
          </table:table-cell>
          <table:table-cell office:value-type="float" office:value="0.862071">
            <text:p>0.862071</text:p>
          </table:table-cell>
          <table:table-cell office:value-type="float" office:value="0.0162">
            <text:p>0.0162</text:p>
          </table:table-cell>
          <table:table-cell office:value-type="float" office:value="0.00617057">
            <text:p>0.00617057</text:p>
          </table:table-cell>
          <table:table-cell office:value-type="float" office:value="0.0372129">
            <text:p>0.0372129</text:p>
          </table:table-cell>
          <table:table-cell office:value-type="float" office:value="-0.0180355">
            <text:p>-0.0180355</text:p>
          </table:table-cell>
          <table:table-cell office:value-type="float" office:value="-0.00146368">
            <text:p>-0.00146368</text:p>
          </table:table-cell>
          <table:table-cell office:value-type="float" office:value="-0.0469249">
            <text:p>-0.0469249</text:p>
          </table:table-cell>
          <table:table-cell office:value-type="float" office:value="0.0158345">
            <text:p>0.0158345</text:p>
          </table:table-cell>
          <table:table-cell office:value-type="float" office:value="-0.0223822">
            <text:p>-0.0223822</text:p>
          </table:table-cell>
          <table:table-cell office:value-type="float" office:value="0.0220515">
            <text:p>0.0220515</text:p>
          </table:table-cell>
          <table:table-cell office:value-type="float" office:value="-0.00946466">
            <text:p>-0.00946466</text:p>
          </table:table-cell>
          <table:table-cell/>
          <table:table-cell office:value-type="float" office:value="16.1941">
            <text:p>16.1941</text:p>
          </table:table-cell>
          <table:table-cell office:value-type="float" office:value="0.336515">
            <text:p>0.336515</text:p>
          </table:table-cell>
          <table:table-cell office:value-type="float" office:value="0.155099">
            <text:p>0.155099</text:p>
          </table:table-cell>
          <table:table-cell office:value-type="float" office:value="0.796987">
            <text:p>0.796987</text:p>
          </table:table-cell>
          <table:table-cell office:value-type="float" office:value="0.0192872">
            <text:p>0.0192872</text:p>
          </table:table-cell>
          <table:table-cell office:value-type="float" office:value="-0.0107961">
            <text:p>-0.0107961</text:p>
          </table:table-cell>
          <table:table-cell office:value-type="float" office:value="0.0570329">
            <text:p>0.0570329</text:p>
          </table:table-cell>
          <table:table-cell office:value-type="float" office:value="-0.0205451">
            <text:p>-0.0205451</text:p>
          </table:table-cell>
          <table:table-cell office:value-type="float" office:value="0.0362185">
            <text:p>0.0362185</text:p>
          </table:table-cell>
          <table:table-cell office:value-type="float" office:value="-0.0216498">
            <text:p>-0.0216498</text:p>
          </table:table-cell>
          <table:table-cell office:value-type="float" office:value="0.0124373">
            <text:p>0.0124373</text:p>
          </table:table-cell>
          <table:table-cell office:value-type="float" office:value="-0.101939">
            <text:p>-0.101939</text:p>
          </table:table-cell>
          <table:table-cell office:value-type="float" office:value="0.0489866">
            <text:p>0.0489866</text:p>
          </table:table-cell>
          <table:table-cell office:value-type="float" office:value="-0.0417661">
            <text:p>-0.0417661</text:p>
          </table:table-cell>
          <table:table-cell/>
          <table:table-cell office:value-type="float" office:value="15.2159">
            <text:p>15.2159</text:p>
          </table:table-cell>
          <table:table-cell office:value-type="float" office:value="0.253714">
            <text:p>0.253714</text:p>
          </table:table-cell>
          <table:table-cell office:value-type="float" office:value="0.250806">
            <text:p>0.250806</text:p>
          </table:table-cell>
          <table:table-cell office:value-type="float" office:value="0.834383">
            <text:p>0.834383</text:p>
          </table:table-cell>
          <table:table-cell office:value-type="float" office:value="0.023713">
            <text:p>0.023713</text:p>
          </table:table-cell>
          <table:table-cell office:value-type="float" office:value="-0.0965823">
            <text:p>-0.0965823</text:p>
          </table:table-cell>
          <table:table-cell office:value-type="float" office:value="0.0926795">
            <text:p>0.0926795</text:p>
          </table:table-cell>
          <table:table-cell office:value-type="float" office:value="-0.0192064">
            <text:p>-0.0192064</text:p>
          </table:table-cell>
          <table:table-cell office:value-type="float" office:value="0.157289">
            <text:p>0.157289</text:p>
          </table:table-cell>
          <table:table-cell office:value-type="float" office:value="0.0406511">
            <text:p>0.0406511</text:p>
          </table:table-cell>
          <table:table-cell office:value-type="float" office:value="-0.0220275">
            <text:p>-0.0220275</text:p>
          </table:table-cell>
          <table:table-cell office:value-type="float" office:value="-0.577866">
            <text:p>-0.577866</text:p>
          </table:table-cell>
          <table:table-cell office:value-type="float" office:value="-0.274371">
            <text:p>-0.274371</text:p>
          </table:table-cell>
          <table:table-cell office:value-type="float" office:value="0.0879514">
            <text:p>0.0879514</text:p>
          </table:table-cell>
          <table:table-cell/>
          <table:table-cell office:value-type="float" office:value="14.8464">
            <text:p>14.8464</text:p>
          </table:table-cell>
          <table:table-cell office:value-type="float" office:value="0.0597641">
            <text:p>0.0597641</text:p>
          </table:table-cell>
          <table:table-cell office:value-type="float" office:value="0.144735">
            <text:p>0.144735</text:p>
          </table:table-cell>
          <table:table-cell office:value-type="float" office:value="0.627654">
            <text:p>0.627654</text:p>
          </table:table-cell>
          <table:table-cell office:value-type="float" office:value="0.0301114">
            <text:p>0.0301114</text:p>
          </table:table-cell>
          <table:table-cell office:value-type="float" office:value="-0.171533">
            <text:p>-0.171533</text:p>
          </table:table-cell>
          <table:table-cell office:value-type="float" office:value="0.0523131">
            <text:p>0.0523131</text:p>
          </table:table-cell>
          <table:table-cell office:value-type="float" office:value="-0.0419784">
            <text:p>-0.0419784</text:p>
          </table:table-cell>
          <table:table-cell office:value-type="float" office:value="0.0631315">
            <text:p>0.0631315</text:p>
          </table:table-cell>
          <table:table-cell office:value-type="float" office:value="0.00571892">
            <text:p>0.00571892</text:p>
          </table:table-cell>
          <table:table-cell office:value-type="float" office:value="0.001033">
            <text:p>0.001033</text:p>
          </table:table-cell>
          <table:table-cell office:value-type="float" office:value="0.0548869">
            <text:p>0.0548869</text:p>
          </table:table-cell>
          <table:table-cell office:value-type="float" office:value="0.0444834">
            <text:p>0.0444834</text:p>
          </table:table-cell>
          <table:table-cell office:value-type="float" office:value="-0.0115456">
            <text:p>-0.0115456</text:p>
          </table:table-cell>
        </table:table-row>
        <table:table-row table:style-name="ro4">
          <table:table-cell office:value-type="float" office:value="15.752">
            <text:p>15.752</text:p>
          </table:table-cell>
          <table:table-cell office:value-type="float" office:value="0.390566">
            <text:p>0.390566</text:p>
          </table:table-cell>
          <table:table-cell office:value-type="float" office:value="0.144946">
            <text:p>0.144946</text:p>
          </table:table-cell>
          <table:table-cell office:value-type="float" office:value="0.901386">
            <text:p>0.901386</text:p>
          </table:table-cell>
          <table:table-cell office:value-type="float" office:value="0.0200914">
            <text:p>0.0200914</text:p>
          </table:table-cell>
          <table:table-cell office:value-type="float" office:value="0.00696306">
            <text:p>0.00696306</text:p>
          </table:table-cell>
          <table:table-cell office:value-type="float" office:value="0.0542959">
            <text:p>0.0542959</text:p>
          </table:table-cell>
          <table:table-cell office:value-type="float" office:value="-0.0152996">
            <text:p>-0.0152996</text:p>
          </table:table-cell>
          <table:table-cell office:value-type="float" office:value="-0.0186275">
            <text:p>-0.0186275</text:p>
          </table:table-cell>
          <table:table-cell office:value-type="float" office:value="-0.131976">
            <text:p>-0.131976</text:p>
          </table:table-cell>
          <table:table-cell office:value-type="float" office:value="0.0562574">
            <text:p>0.0562574</text:p>
          </table:table-cell>
          <table:table-cell office:value-type="float" office:value="0.0794711">
            <text:p>0.0794711</text:p>
          </table:table-cell>
          <table:table-cell office:value-type="float" office:value="0.0821472">
            <text:p>0.0821472</text:p>
          </table:table-cell>
          <table:table-cell office:value-type="float" office:value="-0.095059">
            <text:p>-0.095059</text:p>
          </table:table-cell>
          <table:table-cell/>
          <table:table-cell office:value-type="float" office:value="15.3477">
            <text:p>15.3477</text:p>
          </table:table-cell>
          <table:table-cell office:value-type="float" office:value="0.356063">
            <text:p>0.356063</text:p>
          </table:table-cell>
          <table:table-cell office:value-type="float" office:value="0.136234">
            <text:p>0.136234</text:p>
          </table:table-cell>
          <table:table-cell office:value-type="float" office:value="0.864861">
            <text:p>0.864861</text:p>
          </table:table-cell>
          <table:table-cell office:value-type="float" office:value="0.0153412">
            <text:p>0.0153412</text:p>
          </table:table-cell>
          <table:table-cell office:value-type="float" office:value="0.00519719">
            <text:p>0.00519719</text:p>
          </table:table-cell>
          <table:table-cell office:value-type="float" office:value="0.0281868">
            <text:p>0.0281868</text:p>
          </table:table-cell>
          <table:table-cell office:value-type="float" office:value="-0.0150459">
            <text:p>-0.0150459</text:p>
          </table:table-cell>
          <table:table-cell office:value-type="float" office:value="-0.0059427">
            <text:p>-0.0059427</text:p>
          </table:table-cell>
          <table:table-cell office:value-type="float" office:value="-0.0425121">
            <text:p>-0.0425121</text:p>
          </table:table-cell>
          <table:table-cell office:value-type="float" office:value="0.0139405">
            <text:p>0.0139405</text:p>
          </table:table-cell>
          <table:table-cell office:value-type="float" office:value="0.00538855">
            <text:p>0.00538855</text:p>
          </table:table-cell>
          <table:table-cell office:value-type="float" office:value="0.00240362">
            <text:p>0.00240362</text:p>
          </table:table-cell>
          <table:table-cell office:value-type="float" office:value="-0.000190742">
            <text:p>-0.000190742</text:p>
          </table:table-cell>
          <table:table-cell/>
          <table:table-cell office:value-type="float" office:value="16.3586">
            <text:p>16.3586</text:p>
          </table:table-cell>
          <table:table-cell office:value-type="float" office:value="0.339714">
            <text:p>0.339714</text:p>
          </table:table-cell>
          <table:table-cell office:value-type="float" office:value="0.152863">
            <text:p>0.152863</text:p>
          </table:table-cell>
          <table:table-cell office:value-type="float" office:value="0.797903">
            <text:p>0.797903</text:p>
          </table:table-cell>
          <table:table-cell office:value-type="float" office:value="0.0185291">
            <text:p>0.0185291</text:p>
          </table:table-cell>
          <table:table-cell office:value-type="float" office:value="-0.00445541">
            <text:p>-0.00445541</text:p>
          </table:table-cell>
          <table:table-cell office:value-type="float" office:value="0.0522175">
            <text:p>0.0522175</text:p>
          </table:table-cell>
          <table:table-cell office:value-type="float" office:value="-0.0169813">
            <text:p>-0.0169813</text:p>
          </table:table-cell>
          <table:table-cell office:value-type="float" office:value="0.0194517">
            <text:p>0.0194517</text:p>
          </table:table-cell>
          <table:table-cell office:value-type="float" office:value="-0.0135925">
            <text:p>-0.0135925</text:p>
          </table:table-cell>
          <table:table-cell office:value-type="float" office:value="0.00556764">
            <text:p>0.00556764</text:p>
          </table:table-cell>
          <table:table-cell office:value-type="float" office:value="0.0277757">
            <text:p>0.0277757</text:p>
          </table:table-cell>
          <table:table-cell office:value-type="float" office:value="-0.033021">
            <text:p>-0.033021</text:p>
          </table:table-cell>
          <table:table-cell office:value-type="float" office:value="0.0415279">
            <text:p>0.0415279</text:p>
          </table:table-cell>
          <table:table-cell/>
          <table:table-cell office:value-type="float" office:value="15.3155">
            <text:p>15.3155</text:p>
          </table:table-cell>
          <table:table-cell office:value-type="float" office:value="0.263645">
            <text:p>0.263645</text:p>
          </table:table-cell>
          <table:table-cell office:value-type="float" office:value="0.252133">
            <text:p>0.252133</text:p>
          </table:table-cell>
          <table:table-cell office:value-type="float" office:value="0.833062">
            <text:p>0.833062</text:p>
          </table:table-cell>
          <table:table-cell office:value-type="float" office:value="0.0231397">
            <text:p>0.0231397</text:p>
          </table:table-cell>
          <table:table-cell office:value-type="float" office:value="-0.0656493">
            <text:p>-0.0656493</text:p>
          </table:table-cell>
          <table:table-cell office:value-type="float" office:value="0.0963162">
            <text:p>0.0963162</text:p>
          </table:table-cell>
          <table:table-cell office:value-type="float" office:value="-0.0234636">
            <text:p>-0.0234636</text:p>
          </table:table-cell>
          <table:table-cell office:value-type="float" office:value="0.0997688">
            <text:p>0.0997688</text:p>
          </table:table-cell>
          <table:table-cell office:value-type="float" office:value="0.0133405">
            <text:p>0.0133405</text:p>
          </table:table-cell>
          <table:table-cell office:value-type="float" office:value="-0.0132729">
            <text:p>-0.0132729</text:p>
          </table:table-cell>
          <table:table-cell office:value-type="float" office:value="0.126556">
            <text:p>0.126556</text:p>
          </table:table-cell>
          <table:table-cell office:value-type="float" office:value="-0.142034">
            <text:p>-0.142034</text:p>
          </table:table-cell>
          <table:table-cell office:value-type="float" office:value="-0.013362">
            <text:p>-0.013362</text:p>
          </table:table-cell>
          <table:table-cell/>
          <table:table-cell office:value-type="float" office:value="15.0453">
            <text:p>15.0453</text:p>
          </table:table-cell>
          <table:table-cell office:value-type="float" office:value="0.0744914">
            <text:p>0.0744914</text:p>
          </table:table-cell>
          <table:table-cell office:value-type="float" office:value="0.147632">
            <text:p>0.147632</text:p>
          </table:table-cell>
          <table:table-cell office:value-type="float" office:value="0.627403">
            <text:p>0.627403</text:p>
          </table:table-cell>
          <table:table-cell office:value-type="float" office:value="0.0287311">
            <text:p>0.0287311</text:p>
          </table:table-cell>
          <table:table-cell office:value-type="float" office:value="-0.151644">
            <text:p>-0.151644</text:p>
          </table:table-cell>
          <table:table-cell office:value-type="float" office:value="0.059295">
            <text:p>0.059295</text:p>
          </table:table-cell>
          <table:table-cell office:value-type="float" office:value="-0.0424859">
            <text:p>-0.0424859</text:p>
          </table:table-cell>
          <table:table-cell office:value-type="float" office:value="0.0740478">
            <text:p>0.0740478</text:p>
          </table:table-cell>
          <table:table-cell office:value-type="float" office:value="0.0145661">
            <text:p>0.0145661</text:p>
          </table:table-cell>
          <table:table-cell office:value-type="float" office:value="-0.00126328">
            <text:p>-0.00126328</text:p>
          </table:table-cell>
          <table:table-cell office:value-type="float" office:value="0.16988">
            <text:p>0.16988</text:p>
          </table:table-cell>
          <table:table-cell office:value-type="float" office:value="0.135502">
            <text:p>0.135502</text:p>
          </table:table-cell>
          <table:table-cell office:value-type="float" office:value="-0.0133155">
            <text:p>-0.0133155</text:p>
          </table:table-cell>
        </table:table-row>
        <table:table-row table:style-name="ro4">
          <table:table-cell office:value-type="float" office:value="16.1194">
            <text:p>16.1194</text:p>
          </table:table-cell>
          <table:table-cell office:value-type="float" office:value="0.394453">
            <text:p>0.394453</text:p>
          </table:table-cell>
          <table:table-cell office:value-type="float" office:value="0.10754">
            <text:p>0.10754</text:p>
          </table:table-cell>
          <table:table-cell office:value-type="float" office:value="0.909222">
            <text:p>0.909222</text:p>
          </table:table-cell>
          <table:table-cell office:value-type="float" office:value="0.0183409">
            <text:p>0.0183409</text:p>
          </table:table-cell>
          <table:table-cell office:value-type="float" office:value="0.00821502">
            <text:p>0.00821502</text:p>
          </table:table-cell>
          <table:table-cell office:value-type="float" office:value="0.0208904">
            <text:p>0.0208904</text:p>
          </table:table-cell>
          <table:table-cell office:value-type="float" office:value="-0.00747023">
            <text:p>-0.00747023</text:p>
          </table:table-cell>
          <table:table-cell office:value-type="float" office:value="0.0105768">
            <text:p>0.0105768</text:p>
          </table:table-cell>
          <table:table-cell office:value-type="float" office:value="-0.101788">
            <text:p>-0.101788</text:p>
          </table:table-cell>
          <table:table-cell office:value-type="float" office:value="0.0213248">
            <text:p>0.0213248</text:p>
          </table:table-cell>
          <table:table-cell office:value-type="float" office:value="-0.0467853">
            <text:p>-0.0467853</text:p>
          </table:table-cell>
          <table:table-cell office:value-type="float" office:value="0.134753">
            <text:p>0.134753</text:p>
          </table:table-cell>
          <table:table-cell office:value-type="float" office:value="-0.0175954">
            <text:p>-0.0175954</text:p>
          </table:table-cell>
          <table:table-cell/>
          <table:table-cell office:value-type="float" office:value="15.5156">
            <text:p>15.5156</text:p>
          </table:table-cell>
          <table:table-cell office:value-type="float" office:value="0.355217">
            <text:p>0.355217</text:p>
          </table:table-cell>
          <table:table-cell office:value-type="float" office:value="0.129162">
            <text:p>0.129162</text:p>
          </table:table-cell>
          <table:table-cell office:value-type="float" office:value="0.867197">
            <text:p>0.867197</text:p>
          </table:table-cell>
          <table:table-cell office:value-type="float" office:value="0.0146557">
            <text:p>0.0146557</text:p>
          </table:table-cell>
          <table:table-cell office:value-type="float" office:value="0.00466415">
            <text:p>0.00466415</text:p>
          </table:table-cell>
          <table:table-cell office:value-type="float" office:value="0.022082">
            <text:p>0.022082</text:p>
          </table:table-cell>
          <table:table-cell office:value-type="float" office:value="-0.0128217">
            <text:p>-0.0128217</text:p>
          </table:table-cell>
          <table:table-cell office:value-type="float" office:value="-0.00503764">
            <text:p>-0.00503764</text:p>
          </table:table-cell>
          <table:table-cell office:value-type="float" office:value="-0.0421084">
            <text:p>-0.0421084</text:p>
          </table:table-cell>
          <table:table-cell office:value-type="float" office:value="0.0139084">
            <text:p>0.0139084</text:p>
          </table:table-cell>
          <table:table-cell office:value-type="float" office:value="0.0198746">
            <text:p>0.0198746</text:p>
          </table:table-cell>
          <table:table-cell office:value-type="float" office:value="0.0357942">
            <text:p>0.0357942</text:p>
          </table:table-cell>
          <table:table-cell office:value-type="float" office:value="-0.00472132">
            <text:p>-0.00472132</text:p>
          </table:table-cell>
          <table:table-cell/>
          <table:table-cell office:value-type="float" office:value="16.5643">
            <text:p>16.5643</text:p>
          </table:table-cell>
          <table:table-cell office:value-type="float" office:value="0.344891">
            <text:p>0.344891</text:p>
          </table:table-cell>
          <table:table-cell office:value-type="float" office:value="0.148669">
            <text:p>0.148669</text:p>
          </table:table-cell>
          <table:table-cell office:value-type="float" office:value="0.800806">
            <text:p>0.800806</text:p>
          </table:table-cell>
          <table:table-cell office:value-type="float" office:value="0.0176227">
            <text:p>0.0176227</text:p>
          </table:table-cell>
          <table:table-cell table:style-name="ce1" office:value-type="float" office:value="0.0314201">
            <text:p>0.0314201</text:p>
          </table:table-cell>
          <table:table-cell office:value-type="float" office:value="-0.0569096">
            <text:p>-0.0569096</text:p>
          </table:table-cell>
          <table:table-cell office:value-type="float" office:value="0.00693705">
            <text:p>0.00693705</text:p>
          </table:table-cell>
          <table:table-cell office:value-type="float" office:value="0.0251656">
            <text:p>0.0251656</text:p>
          </table:table-cell>
          <table:table-cell office:value-type="float" office:value="-0.0203854">
            <text:p>-0.0203854</text:p>
          </table:table-cell>
          <table:table-cell office:value-type="float" office:value="0.0141106">
            <text:p>0.0141106</text:p>
          </table:table-cell>
          <table:table-cell office:value-type="float" office:value="0.835085">
            <text:p>0.835085</text:p>
          </table:table-cell>
          <table:table-cell office:value-type="float" office:value="-2.78828">
            <text:p>-2.78828</text:p>
          </table:table-cell>
          <table:table-cell office:value-type="float" office:value="0.573944">
            <text:p>0.573944</text:p>
          </table:table-cell>
          <table:table-cell/>
          <table:table-cell office:value-type="float" office:value="15.5982">
            <text:p>15.5982</text:p>
          </table:table-cell>
          <table:table-cell office:value-type="float" office:value="0.301971">
            <text:p>0.301971</text:p>
          </table:table-cell>
          <table:table-cell office:value-type="float" office:value="0.244551">
            <text:p>0.244551</text:p>
          </table:table-cell>
          <table:table-cell office:value-type="float" office:value="0.828241">
            <text:p>0.828241</text:p>
          </table:table-cell>
          <table:table-cell office:value-type="float" office:value="0.0215854">
            <text:p>0.0215854</text:p>
          </table:table-cell>
          <table:table-cell office:value-type="float" office:value="-0.0351108">
            <text:p>-0.0351108</text:p>
          </table:table-cell>
          <table:table-cell office:value-type="float" office:value="0.0883551">
            <text:p>0.0883551</text:p>
          </table:table-cell>
          <table:table-cell office:value-type="float" office:value="-0.0257092">
            <text:p>-0.0257092</text:p>
          </table:table-cell>
          <table:table-cell office:value-type="float" office:value="0.135552">
            <text:p>0.135552</text:p>
          </table:table-cell>
          <table:table-cell office:value-type="float" office:value="-0.0268185">
            <text:p>-0.0268185</text:p>
          </table:table-cell>
          <table:table-cell office:value-type="float" office:value="-0.0170509">
            <text:p>-0.0170509</text:p>
          </table:table-cell>
          <table:table-cell office:value-type="float" office:value="-0.149688">
            <text:p>-0.149688</text:p>
          </table:table-cell>
          <table:table-cell office:value-type="float" office:value="-0.04139">
            <text:p>-0.04139</text:p>
          </table:table-cell>
          <table:table-cell office:value-type="float" office:value="0.0589535">
            <text:p>0.0589535</text:p>
          </table:table-cell>
          <table:table-cell/>
          <table:table-cell office:value-type="float" office:value="15.1781">
            <text:p>15.1781</text:p>
          </table:table-cell>
          <table:table-cell office:value-type="float" office:value="0.087321">
            <text:p>0.087321</text:p>
          </table:table-cell>
          <table:table-cell office:value-type="float" office:value="0.151956">
            <text:p>0.151956</text:p>
          </table:table-cell>
          <table:table-cell office:value-type="float" office:value="0.627">
            <text:p>0.627</text:p>
          </table:table-cell>
          <table:table-cell office:value-type="float" office:value="0.0278448">
            <text:p>0.0278448</text:p>
          </table:table-cell>
          <table:table-cell office:value-type="float" office:value="-0.15034">
            <text:p>-0.15034</text:p>
          </table:table-cell>
          <table:table-cell office:value-type="float" office:value="0.0554437">
            <text:p>0.0554437</text:p>
          </table:table-cell>
          <table:table-cell office:value-type="float" office:value="-0.041108">
            <text:p>-0.041108</text:p>
          </table:table-cell>
          <table:table-cell office:value-type="float" office:value="0.0966081">
            <text:p>0.0966081</text:p>
          </table:table-cell>
          <table:table-cell office:value-type="float" office:value="0.0325609">
            <text:p>0.0325609</text:p>
          </table:table-cell>
          <table:table-cell office:value-type="float" office:value="-0.00303159">
            <text:p>-0.00303159</text:p>
          </table:table-cell>
          <table:table-cell office:value-type="float" office:value="-0.172061">
            <text:p>-0.172061</text:p>
          </table:table-cell>
          <table:table-cell office:value-type="float" office:value="-0.110889">
            <text:p>-0.110889</text:p>
          </table:table-cell>
          <table:table-cell office:value-type="float" office:value="0.0360472">
            <text:p>0.0360472</text:p>
          </table:table-cell>
        </table:table-row>
        <table:table-row table:style-name="ro4">
          <table:table-cell office:value-type="float" office:value="16.5156">
            <text:p>16.5156</text:p>
          </table:table-cell>
          <table:table-cell office:value-type="float" office:value="0.391299">
            <text:p>0.391299</text:p>
          </table:table-cell>
          <table:table-cell office:value-type="float" office:value="0.0883641">
            <text:p>0.0883641</text:p>
          </table:table-cell>
          <table:table-cell office:value-type="float" office:value="0.914909">
            <text:p>0.914909</text:p>
          </table:table-cell>
          <table:table-cell office:value-type="float" office:value="0.0166241">
            <text:p>0.0166241</text:p>
          </table:table-cell>
          <table:table-cell office:value-type="float" office:value="0.00951659">
            <text:p>0.00951659</text:p>
          </table:table-cell>
          <table:table-cell office:value-type="float" office:value="0.00799233">
            <text:p>0.00799233</text:p>
          </table:table-cell>
          <table:table-cell office:value-type="float" office:value="-0.000714603">
            <text:p>-0.000714603</text:p>
          </table:table-cell>
          <table:table-cell office:value-type="float" office:value="-0.00795957">
            <text:p>-0.00795957</text:p>
          </table:table-cell>
          <table:table-cell office:value-type="float" office:value="-0.0483994">
            <text:p>-0.0483994</text:p>
          </table:table-cell>
          <table:table-cell office:value-type="float" office:value="0.0143535">
            <text:p>0.0143535</text:p>
          </table:table-cell>
          <table:table-cell office:value-type="float" office:value="0.132629">
            <text:p>0.132629</text:p>
          </table:table-cell>
          <table:table-cell office:value-type="float" office:value="0.192479">
            <text:p>0.192479</text:p>
          </table:table-cell>
          <table:table-cell office:value-type="float" office:value="0.0216129">
            <text:p>0.0216129</text:p>
          </table:table-cell>
          <table:table-cell/>
          <table:table-cell office:value-type="float" office:value="15.8495">
            <text:p>15.8495</text:p>
          </table:table-cell>
          <table:table-cell office:value-type="float" office:value="0.35575">
            <text:p>0.35575</text:p>
          </table:table-cell>
          <table:table-cell office:value-type="float" office:value="0.119093">
            <text:p>0.119093</text:p>
          </table:table-cell>
          <table:table-cell office:value-type="float" office:value="0.871314">
            <text:p>0.871314</text:p>
          </table:table-cell>
          <table:table-cell office:value-type="float" office:value="0.0133827">
            <text:p>0.0133827</text:p>
          </table:table-cell>
          <table:table-cell office:value-type="float" office:value="0.00431162">
            <text:p>0.00431162</text:p>
          </table:table-cell>
          <table:table-cell office:value-type="float" office:value="0.012494">
            <text:p>0.012494</text:p>
          </table:table-cell>
          <table:table-cell office:value-type="float" office:value="-0.00878869">
            <text:p>-0.00878869</text:p>
          </table:table-cell>
          <table:table-cell office:value-type="float" office:value="0.00159749">
            <text:p>0.00159749</text:p>
          </table:table-cell>
          <table:table-cell office:value-type="float" office:value="-0.0301585">
            <text:p>-0.0301585</text:p>
          </table:table-cell>
          <table:table-cell office:value-type="float" office:value="0.0123322">
            <text:p>0.0123322</text:p>
          </table:table-cell>
          <table:table-cell office:value-type="float" office:value="-0.00967783">
            <text:p>-0.00967783</text:p>
          </table:table-cell>
          <table:table-cell office:value-type="float" office:value="0.029295">
            <text:p>0.029295</text:p>
          </table:table-cell>
          <table:table-cell office:value-type="float" office:value="-0.00547197">
            <text:p>-0.00547197</text:p>
          </table:table-cell>
          <table:table-cell/>
          <table:table-cell office:value-type="float" office:value="16.6162">
            <text:p>16.6162</text:p>
          </table:table-cell>
          <table:table-cell office:value-type="float" office:value="0.34845">
            <text:p>0.34845</text:p>
          </table:table-cell>
          <table:table-cell office:value-type="float" office:value="0.140093">
            <text:p>0.140093</text:p>
          </table:table-cell>
          <table:table-cell office:value-type="float" office:value="0.803086">
            <text:p>0.803086</text:p>
          </table:table-cell>
          <table:table-cell office:value-type="float" office:value="0.017401">
            <text:p>0.017401</text:p>
          </table:table-cell>
          <table:table-cell office:value-type="float" office:value="-0.00871288">
            <text:p>-0.00871288</text:p>
          </table:table-cell>
          <table:table-cell office:value-type="float" office:value="0.0552834">
            <text:p>0.0552834</text:p>
          </table:table-cell>
          <table:table-cell office:value-type="float" office:value="-0.015903">
            <text:p>-0.015903</text:p>
          </table:table-cell>
          <table:table-cell office:value-type="float" office:value="0.0685274">
            <text:p>0.0685274</text:p>
          </table:table-cell>
          <table:table-cell office:value-type="float" office:value="-0.165167">
            <text:p>-0.165167</text:p>
          </table:table-cell>
          <table:table-cell office:value-type="float" office:value="0.0439126">
            <text:p>0.0439126</text:p>
          </table:table-cell>
          <table:table-cell office:value-type="float" office:value="-0.422149">
            <text:p>-0.422149</text:p>
          </table:table-cell>
          <table:table-cell office:value-type="float" office:value="0.753029">
            <text:p>0.753029</text:p>
          </table:table-cell>
          <table:table-cell office:value-type="float" office:value="-0.162484">
            <text:p>-0.162484</text:p>
          </table:table-cell>
          <table:table-cell/>
          <table:table-cell office:value-type="float" office:value="15.9563">
            <text:p>15.9563</text:p>
          </table:table-cell>
          <table:table-cell office:value-type="float" office:value="0.331317">
            <text:p>0.331317</text:p>
          </table:table-cell>
          <table:table-cell office:value-type="float" office:value="0.229639">
            <text:p>0.229639</text:p>
          </table:table-cell>
          <table:table-cell office:value-type="float" office:value="0.829694">
            <text:p>0.829694</text:p>
          </table:table-cell>
          <table:table-cell office:value-type="float" office:value="0.0197659">
            <text:p>0.0197659</text:p>
          </table:table-cell>
          <table:table-cell office:value-type="float" office:value="-0.00323774">
            <text:p>-0.00323774</text:p>
          </table:table-cell>
          <table:table-cell office:value-type="float" office:value="0.036726">
            <text:p>0.036726</text:p>
          </table:table-cell>
          <table:table-cell office:value-type="float" office:value="-0.0238797">
            <text:p>-0.0238797</text:p>
          </table:table-cell>
          <table:table-cell office:value-type="float" office:value="0.0819489">
            <text:p>0.0819489</text:p>
          </table:table-cell>
          <table:table-cell office:value-type="float" office:value="-0.0416402">
            <text:p>-0.0416402</text:p>
          </table:table-cell>
          <table:table-cell office:value-type="float" office:value="0.0040602">
            <text:p>0.0040602</text:p>
          </table:table-cell>
          <table:table-cell office:value-type="float" office:value="0.0658544">
            <text:p>0.0658544</text:p>
          </table:table-cell>
          <table:table-cell office:value-type="float" office:value="-0.968958">
            <text:p>-0.968958</text:p>
          </table:table-cell>
          <table:table-cell office:value-type="float" office:value="0.0121669">
            <text:p>0.0121669</text:p>
          </table:table-cell>
          <table:table-cell/>
          <table:table-cell office:value-type="float" office:value="15.4143">
            <text:p>15.4143</text:p>
          </table:table-cell>
          <table:table-cell office:value-type="float" office:value="0.10054">
            <text:p>0.10054</text:p>
          </table:table-cell>
          <table:table-cell office:value-type="float" office:value="0.153461">
            <text:p>0.153461</text:p>
          </table:table-cell>
          <table:table-cell office:value-type="float" office:value="0.628295">
            <text:p>0.628295</text:p>
          </table:table-cell>
          <table:table-cell office:value-type="float" office:value="0.0263356">
            <text:p>0.0263356</text:p>
          </table:table-cell>
          <table:table-cell office:value-type="float" office:value="-0.135226">
            <text:p>-0.135226</text:p>
          </table:table-cell>
          <table:table-cell office:value-type="float" office:value="0.058063">
            <text:p>0.058063</text:p>
          </table:table-cell>
          <table:table-cell office:value-type="float" office:value="-0.0392033">
            <text:p>-0.0392033</text:p>
          </table:table-cell>
          <table:table-cell office:value-type="float" office:value="0.0559692">
            <text:p>0.0559692</text:p>
          </table:table-cell>
          <table:table-cell office:value-type="float" office:value="0.00637019">
            <text:p>0.00637019</text:p>
          </table:table-cell>
          <table:table-cell office:value-type="float" office:value="0.00548236">
            <text:p>0.00548236</text:p>
          </table:table-cell>
          <table:table-cell office:value-type="float" office:value="-0.0218967">
            <text:p>-0.0218967</text:p>
          </table:table-cell>
          <table:table-cell office:value-type="float" office:value="-0.0150518">
            <text:p>-0.0150518</text:p>
          </table:table-cell>
          <table:table-cell office:value-type="float" office:value="0.0316515">
            <text:p>0.0316515</text:p>
          </table:table-cell>
        </table:table-row>
        <table:table-row table:style-name="ro4">
          <table:table-cell office:value-type="float" office:value="16.6157">
            <text:p>16.6157</text:p>
          </table:table-cell>
          <table:table-cell office:value-type="float" office:value="0.391832">
            <text:p>0.391832</text:p>
          </table:table-cell>
          <table:table-cell office:value-type="float" office:value="0.085448">
            <text:p>0.085448</text:p>
          </table:table-cell>
          <table:table-cell office:value-type="float" office:value="0.916563">
            <text:p>0.916563</text:p>
          </table:table-cell>
          <table:table-cell office:value-type="float" office:value="0.0162163">
            <text:p>0.0162163</text:p>
          </table:table-cell>
          <table:table-cell office:value-type="float" office:value="0.00447734">
            <text:p>0.00447734</text:p>
          </table:table-cell>
          <table:table-cell office:value-type="float" office:value="0.00184195">
            <text:p>0.00184195</text:p>
          </table:table-cell>
          <table:table-cell office:value-type="float" office:value="-0.00205914">
            <text:p>-0.00205914</text:p>
          </table:table-cell>
          <table:table-cell office:value-type="float" office:value="0.00531715">
            <text:p>0.00531715</text:p>
          </table:table-cell>
          <table:table-cell office:value-type="float" office:value="-0.0291315">
            <text:p>-0.0291315</text:p>
          </table:table-cell>
          <table:table-cell office:value-type="float" office:value="0.016517">
            <text:p>0.016517</text:p>
          </table:table-cell>
          <table:table-cell office:value-type="float" office:value="-0.0459037">
            <text:p>-0.0459037</text:p>
          </table:table-cell>
          <table:table-cell office:value-type="float" office:value="0.0630544">
            <text:p>0.0630544</text:p>
          </table:table-cell>
          <table:table-cell office:value-type="float" office:value="-0.0658557">
            <text:p>-0.0658557</text:p>
          </table:table-cell>
          <table:table-cell/>
          <table:table-cell office:value-type="float" office:value="16.2799">
            <text:p>16.2799</text:p>
          </table:table-cell>
          <table:table-cell office:value-type="float" office:value="0.354645">
            <text:p>0.354645</text:p>
          </table:table-cell>
          <table:table-cell office:value-type="float" office:value="0.11154">
            <text:p>0.11154</text:p>
          </table:table-cell>
          <table:table-cell office:value-type="float" office:value="0.875609">
            <text:p>0.875609</text:p>
          </table:table-cell>
          <table:table-cell office:value-type="float" office:value="0.0119033">
            <text:p>0.0119033</text:p>
          </table:table-cell>
          <table:table-cell office:value-type="float" office:value="0.00313238">
            <text:p>0.00313238</text:p>
          </table:table-cell>
          <table:table-cell office:value-type="float" office:value="0.00662022">
            <text:p>0.00662022</text:p>
          </table:table-cell>
          <table:table-cell office:value-type="float" office:value="-0.00372827">
            <text:p>-0.00372827</text:p>
          </table:table-cell>
          <table:table-cell office:value-type="float" office:value="-0.00256819">
            <text:p>-0.00256819</text:p>
          </table:table-cell>
          <table:table-cell office:value-type="float" office:value="-0.017549">
            <text:p>-0.017549</text:p>
          </table:table-cell>
          <table:table-cell office:value-type="float" office:value="0.00997691">
            <text:p>0.00997691</text:p>
          </table:table-cell>
          <table:table-cell office:value-type="float" office:value="0.0156113">
            <text:p>0.0156113</text:p>
          </table:table-cell>
          <table:table-cell office:value-type="float" office:value="0.0582621">
            <text:p>0.0582621</text:p>
          </table:table-cell>
          <table:table-cell office:value-type="float" office:value="0.0205636">
            <text:p>0.0205636</text:p>
          </table:table-cell>
          <table:table-cell/>
          <table:table-cell office:value-type="float" office:value="16.7517">
            <text:p>16.7517</text:p>
          </table:table-cell>
          <table:table-cell office:value-type="float" office:value="0.349987">
            <text:p>0.349987</text:p>
          </table:table-cell>
          <table:table-cell office:value-type="float" office:value="0.131537">
            <text:p>0.131537</text:p>
          </table:table-cell>
          <table:table-cell office:value-type="float" office:value="0.806053">
            <text:p>0.806053</text:p>
          </table:table-cell>
          <table:table-cell office:value-type="float" office:value="0.0168357">
            <text:p>0.0168357</text:p>
          </table:table-cell>
          <table:table-cell office:value-type="float" office:value="0.00414628">
            <text:p>0.00414628</text:p>
          </table:table-cell>
          <table:table-cell office:value-type="float" office:value="0.0256736">
            <text:p>0.0256736</text:p>
          </table:table-cell>
          <table:table-cell office:value-type="float" office:value="-0.00713724">
            <text:p>-0.00713724</text:p>
          </table:table-cell>
          <table:table-cell office:value-type="float" office:value="0.0113481">
            <text:p>0.0113481</text:p>
          </table:table-cell>
          <table:table-cell office:value-type="float" office:value="-0.0631704">
            <text:p>-0.0631704</text:p>
          </table:table-cell>
          <table:table-cell office:value-type="float" office:value="0.0219045">
            <text:p>0.0219045</text:p>
          </table:table-cell>
          <table:table-cell office:value-type="float" office:value="0.0180602">
            <text:p>0.0180602</text:p>
          </table:table-cell>
          <table:table-cell office:value-type="float" office:value="-0.0417886">
            <text:p>-0.0417886</text:p>
          </table:table-cell>
          <table:table-cell office:value-type="float" office:value="0.0408388">
            <text:p>0.0408388</text:p>
          </table:table-cell>
          <table:table-cell/>
          <table:table-cell office:value-type="float" office:value="16.052">
            <text:p>16.052</text:p>
          </table:table-cell>
          <table:table-cell office:value-type="float" office:value="0.339762">
            <text:p>0.339762</text:p>
          </table:table-cell>
          <table:table-cell office:value-type="float" office:value="0.21678">
            <text:p>0.21678</text:p>
          </table:table-cell>
          <table:table-cell office:value-type="float" office:value="0.830194">
            <text:p>0.830194</text:p>
          </table:table-cell>
          <table:table-cell office:value-type="float" office:value="0.0193062">
            <text:p>0.0193062</text:p>
          </table:table-cell>
          <table:table-cell office:value-type="float" office:value="-0.0116353">
            <text:p>-0.0116353</text:p>
          </table:table-cell>
          <table:table-cell office:value-type="float" office:value="0.064105">
            <text:p>0.064105</text:p>
          </table:table-cell>
          <table:table-cell office:value-type="float" office:value="-0.0211482">
            <text:p>-0.0211482</text:p>
          </table:table-cell>
          <table:table-cell office:value-type="float" office:value="0.0882512">
            <text:p>0.0882512</text:p>
          </table:table-cell>
          <table:table-cell office:value-type="float" office:value="-0.134369">
            <text:p>-0.134369</text:p>
          </table:table-cell>
          <table:table-cell office:value-type="float" office:value="0.00522457">
            <text:p>0.00522457</text:p>
          </table:table-cell>
          <table:table-cell office:value-type="float" office:value="-0.393827">
            <text:p>-0.393827</text:p>
          </table:table-cell>
          <table:table-cell office:value-type="float" office:value="0.331201">
            <text:p>0.331201</text:p>
          </table:table-cell>
          <table:table-cell office:value-type="float" office:value="0.0673471">
            <text:p>0.0673471</text:p>
          </table:table-cell>
          <table:table-cell/>
          <table:table-cell office:value-type="float" office:value="15.6501">
            <text:p>15.6501</text:p>
          </table:table-cell>
          <table:table-cell office:value-type="float" office:value="0.112523">
            <text:p>0.112523</text:p>
          </table:table-cell>
          <table:table-cell office:value-type="float" office:value="0.154126">
            <text:p>0.154126</text:p>
          </table:table-cell>
          <table:table-cell office:value-type="float" office:value="0.631349">
            <text:p>0.631349</text:p>
          </table:table-cell>
          <table:table-cell office:value-type="float" office:value="0.0249101">
            <text:p>0.0249101</text:p>
          </table:table-cell>
          <table:table-cell office:value-type="float" office:value="-0.119319">
            <text:p>-0.119319</text:p>
          </table:table-cell>
          <table:table-cell office:value-type="float" office:value="0.0589025">
            <text:p>0.0589025</text:p>
          </table:table-cell>
          <table:table-cell office:value-type="float" office:value="-0.0369919">
            <text:p>-0.0369919</text:p>
          </table:table-cell>
          <table:table-cell office:value-type="float" office:value="0.0508049">
            <text:p>0.0508049</text:p>
          </table:table-cell>
          <table:table-cell office:value-type="float" office:value="0.00282025">
            <text:p>0.00282025</text:p>
          </table:table-cell>
          <table:table-cell office:value-type="float" office:value="0.0129473">
            <text:p>0.0129473</text:p>
          </table:table-cell>
          <table:table-cell office:value-type="float" office:value="0.0985007">
            <text:p>0.0985007</text:p>
          </table:table-cell>
          <table:table-cell office:value-type="float" office:value="0.00441282">
            <text:p>0.00441282</text:p>
          </table:table-cell>
          <table:table-cell office:value-type="float" office:value="-0.00750789">
            <text:p>-0.00750789</text:p>
          </table:table-cell>
        </table:table-row>
        <table:table-row table:style-name="ro4">
          <table:table-cell office:value-type="float" office:value="16.8162">
            <text:p>16.8162</text:p>
          </table:table-cell>
          <table:table-cell office:value-type="float" office:value="0.391053">
            <text:p>0.391053</text:p>
          </table:table-cell>
          <table:table-cell office:value-type="float" office:value="0.0821421">
            <text:p>0.0821421</text:p>
          </table:table-cell>
          <table:table-cell office:value-type="float" office:value="0.917227">
            <text:p>0.917227</text:p>
          </table:table-cell>
          <table:table-cell office:value-type="float" office:value="0.0154297">
            <text:p>0.0154297</text:p>
          </table:table-cell>
          <table:table-cell table:style-name="ce1" office:value-type="string">
            <text:p>6.55455e-05</text:p>
          </table:table-cell>
          <table:table-cell office:value-type="float" office:value="0.00203191">
            <text:p>0.00203191</text:p>
          </table:table-cell>
          <table:table-cell office:value-type="float" office:value="0.00238085">
            <text:p>0.00238085</text:p>
          </table:table-cell>
          <table:table-cell office:value-type="float" office:value="-0.00388406">
            <text:p>-0.00388406</text:p>
          </table:table-cell>
          <table:table-cell office:value-type="float" office:value="-0.0164925">
            <text:p>-0.0164925</text:p>
          </table:table-cell>
          <table:table-cell office:value-type="float" office:value="0.00331649">
            <text:p>0.00331649</text:p>
          </table:table-cell>
          <table:table-cell office:value-type="float" office:value="-0.114825">
            <text:p>-0.114825</text:p>
          </table:table-cell>
          <table:table-cell office:value-type="float" office:value="0.134667">
            <text:p>0.134667</text:p>
          </table:table-cell>
          <table:table-cell office:value-type="float" office:value="0.064703">
            <text:p>0.064703</text:p>
          </table:table-cell>
          <table:table-cell/>
          <table:table-cell office:value-type="float" office:value="16.4509">
            <text:p>16.4509</text:p>
          </table:table-cell>
          <table:table-cell office:value-type="float" office:value="0.354662">
            <text:p>0.354662</text:p>
          </table:table-cell>
          <table:table-cell office:value-type="float" office:value="0.110242">
            <text:p>0.110242</text:p>
          </table:table-cell>
          <table:table-cell office:value-type="float" office:value="0.877916">
            <text:p>0.877916</text:p>
          </table:table-cell>
          <table:table-cell office:value-type="float" office:value="0.0113621">
            <text:p>0.0113621</text:p>
          </table:table-cell>
          <table:table-cell office:value-type="float" office:value="0.00325424">
            <text:p>0.00325424</text:p>
          </table:table-cell>
          <table:table-cell office:value-type="float" office:value="0.00523462">
            <text:p>0.00523462</text:p>
          </table:table-cell>
          <table:table-cell office:value-type="float" office:value="-0.0026799">
            <text:p>-0.0026799</text:p>
          </table:table-cell>
          <table:table-cell office:value-type="float" office:value="0.000100819">
            <text:p>0.000100819</text:p>
          </table:table-cell>
          <table:table-cell office:value-type="float" office:value="-0.00758807">
            <text:p>-0.00758807</text:p>
          </table:table-cell>
          <table:table-cell office:value-type="float" office:value="0.0134926">
            <text:p>0.0134926</text:p>
          </table:table-cell>
          <table:table-cell office:value-type="float" office:value="0.0176693">
            <text:p>0.0176693</text:p>
          </table:table-cell>
          <table:table-cell office:value-type="float" office:value="0.0339543">
            <text:p>0.0339543</text:p>
          </table:table-cell>
          <table:table-cell office:value-type="float" office:value="-0.0269497">
            <text:p>-0.0269497</text:p>
          </table:table-cell>
          <table:table-cell/>
          <table:table-cell office:value-type="float" office:value="16.9516">
            <text:p>16.9516</text:p>
          </table:table-cell>
          <table:table-cell office:value-type="float" office:value="0.352977">
            <text:p>0.352977</text:p>
          </table:table-cell>
          <table:table-cell office:value-type="float" office:value="0.117239">
            <text:p>0.117239</text:p>
          </table:table-cell>
          <table:table-cell office:value-type="float" office:value="0.812063">
            <text:p>0.812063</text:p>
          </table:table-cell>
          <table:table-cell office:value-type="float" office:value="0.0160348">
            <text:p>0.0160348</text:p>
          </table:table-cell>
          <table:table-cell office:value-type="float" office:value="0.00721934">
            <text:p>0.00721934</text:p>
          </table:table-cell>
          <table:table-cell office:value-type="float" office:value="0.0157987">
            <text:p>0.0157987</text:p>
          </table:table-cell>
          <table:table-cell office:value-type="float" office:value="-0.00542022">
            <text:p>-0.00542022</text:p>
          </table:table-cell>
          <table:table-cell office:value-type="float" office:value="0.0149584">
            <text:p>0.0149584</text:p>
          </table:table-cell>
          <table:table-cell office:value-type="float" office:value="-0.071524">
            <text:p>-0.071524</text:p>
          </table:table-cell>
          <table:table-cell office:value-type="float" office:value="0.0300682">
            <text:p>0.0300682</text:p>
          </table:table-cell>
          <table:table-cell office:value-type="float" office:value="0.0189525">
            <text:p>0.0189525</text:p>
          </table:table-cell>
          <table:table-cell office:value-type="float" office:value="0.100728">
            <text:p>0.100728</text:p>
          </table:table-cell>
          <table:table-cell office:value-type="float" office:value="-0.0953916">
            <text:p>-0.0953916</text:p>
          </table:table-cell>
          <table:table-cell/>
          <table:table-cell office:value-type="float" office:value="16.186">
            <text:p>16.186</text:p>
          </table:table-cell>
          <table:table-cell office:value-type="float" office:value="0.344516">
            <text:p>0.344516</text:p>
          </table:table-cell>
          <table:table-cell office:value-type="float" office:value="0.204721">
            <text:p>0.204721</text:p>
          </table:table-cell>
          <table:table-cell office:value-type="float" office:value="0.832105">
            <text:p>0.832105</text:p>
          </table:table-cell>
          <table:table-cell office:value-type="float" office:value="0.0186803">
            <text:p>0.0186803</text:p>
          </table:table-cell>
          <table:table-cell office:value-type="float" office:value="-0.0465483">
            <text:p>-0.0465483</text:p>
          </table:table-cell>
          <table:table-cell office:value-type="float" office:value="0.0450253">
            <text:p>0.0450253</text:p>
          </table:table-cell>
          <table:table-cell office:value-type="float" office:value="-0.00275512">
            <text:p>-0.00275512</text:p>
          </table:table-cell>
          <table:table-cell office:value-type="float" office:value="0.0354673">
            <text:p>0.0354673</text:p>
          </table:table-cell>
          <table:table-cell office:value-type="float" office:value="-0.0899793">
            <text:p>-0.0899793</text:p>
          </table:table-cell>
          <table:table-cell office:value-type="float" office:value="0.014251">
            <text:p>0.014251</text:p>
          </table:table-cell>
          <table:table-cell office:value-type="float" office:value="-1.31994">
            <text:p>-1.31994</text:p>
          </table:table-cell>
          <table:table-cell office:value-type="float" office:value="0.0437445">
            <text:p>0.0437445</text:p>
          </table:table-cell>
          <table:table-cell office:value-type="float" office:value="0.483675">
            <text:p>0.483675</text:p>
          </table:table-cell>
          <table:table-cell/>
          <table:table-cell office:value-type="float" office:value="15.9785">
            <text:p>15.9785</text:p>
          </table:table-cell>
          <table:table-cell office:value-type="float" office:value="0.139822">
            <text:p>0.139822</text:p>
          </table:table-cell>
          <table:table-cell office:value-type="float" office:value="0.155528">
            <text:p>0.155528</text:p>
          </table:table-cell>
          <table:table-cell office:value-type="float" office:value="0.63479">
            <text:p>0.63479</text:p>
          </table:table-cell>
          <table:table-cell office:value-type="float" office:value="0.0230533">
            <text:p>0.0230533</text:p>
          </table:table-cell>
          <table:table-cell office:value-type="float" office:value="-0.0990732">
            <text:p>-0.0990732</text:p>
          </table:table-cell>
          <table:table-cell office:value-type="float" office:value="0.0592954">
            <text:p>0.0592954</text:p>
          </table:table-cell>
          <table:table-cell office:value-type="float" office:value="-0.0338521">
            <text:p>-0.0338521</text:p>
          </table:table-cell>
          <table:table-cell office:value-type="float" office:value="0.0831456">
            <text:p>0.0831456</text:p>
          </table:table-cell>
          <table:table-cell office:value-type="float" office:value="0.00426911">
            <text:p>0.00426911</text:p>
          </table:table-cell>
          <table:table-cell office:value-type="float" office:value="0.0104823">
            <text:p>0.0104823</text:p>
          </table:table-cell>
          <table:table-cell office:value-type="float" office:value="-0.145819">
            <text:p>-0.145819</text:p>
          </table:table-cell>
          <table:table-cell office:value-type="float" office:value="-0.0158046">
            <text:p>-0.0158046</text:p>
          </table:table-cell>
          <table:table-cell office:value-type="float" office:value="-0.0102211">
            <text:p>-0.0102211</text:p>
          </table:table-cell>
        </table:table-row>
        <table:table-row table:style-name="ro4">
          <table:table-cell office:value-type="float" office:value="16.9519">
            <text:p>16.9519</text:p>
          </table:table-cell>
          <table:table-cell office:value-type="float" office:value="0.38841">
            <text:p>0.38841</text:p>
          </table:table-cell>
          <table:table-cell office:value-type="float" office:value="0.0823846">
            <text:p>0.0823846</text:p>
          </table:table-cell>
          <table:table-cell office:value-type="float" office:value="0.91887">
            <text:p>0.91887</text:p>
          </table:table-cell>
          <table:table-cell office:value-type="float" office:value="0.0149188">
            <text:p>0.0149188</text:p>
          </table:table-cell>
          <table:table-cell office:value-type="float" office:value="0.00377393">
            <text:p>0.00377393</text:p>
          </table:table-cell>
          <table:table-cell office:value-type="float" office:value="-0.00369395">
            <text:p>-0.00369395</text:p>
          </table:table-cell>
          <table:table-cell office:value-type="float" office:value="-0.00105578">
            <text:p>-0.00105578</text:p>
          </table:table-cell>
          <table:table-cell office:value-type="float" office:value="-0.0194701">
            <text:p>-0.0194701</text:p>
          </table:table-cell>
          <table:table-cell office:value-type="float" office:value="0.00178679">
            <text:p>0.00178679</text:p>
          </table:table-cell>
          <table:table-cell office:value-type="float" office:value="0.0120991">
            <text:p>0.0120991</text:p>
          </table:table-cell>
          <table:table-cell office:value-type="float" office:value="0.0981729">
            <text:p>0.0981729</text:p>
          </table:table-cell>
          <table:table-cell office:value-type="float" office:value="-0.0649787">
            <text:p>-0.0649787</text:p>
          </table:table-cell>
          <table:table-cell office:value-type="float" office:value="-0.0951401">
            <text:p>-0.0951401</text:p>
          </table:table-cell>
          <table:table-cell/>
          <table:table-cell office:value-type="float" office:value="16.7174">
            <text:p>16.7174</text:p>
          </table:table-cell>
          <table:table-cell office:value-type="float" office:value="0.355944">
            <text:p>0.355944</text:p>
          </table:table-cell>
          <table:table-cell office:value-type="float" office:value="0.110632">
            <text:p>0.110632</text:p>
          </table:table-cell>
          <table:table-cell office:value-type="float" office:value="0.879597">
            <text:p>0.879597</text:p>
          </table:table-cell>
          <table:table-cell office:value-type="float" office:value="0.0105671">
            <text:p>0.0105671</text:p>
          </table:table-cell>
          <table:table-cell office:value-type="float" office:value="0.003544">
            <text:p>0.003544</text:p>
          </table:table-cell>
          <table:table-cell office:value-type="float" office:value="0.00327332">
            <text:p>0.00327332</text:p>
          </table:table-cell>
          <table:table-cell office:value-type="float" office:value="-0.0012706">
            <text:p>-0.0012706</text:p>
          </table:table-cell>
          <table:table-cell office:value-type="float" office:value="0.0048101">
            <text:p>0.0048101</text:p>
          </table:table-cell>
          <table:table-cell office:value-type="float" office:value="0.00146153">
            <text:p>0.00146153</text:p>
          </table:table-cell>
          <table:table-cell office:value-type="float" office:value="0.00630989">
            <text:p>0.00630989</text:p>
          </table:table-cell>
          <table:table-cell office:value-type="float" office:value="-0.0152541">
            <text:p>-0.0152541</text:p>
          </table:table-cell>
          <table:table-cell office:value-type="float" office:value="-0.0526339">
            <text:p>-0.0526339</text:p>
          </table:table-cell>
          <table:table-cell office:value-type="float" office:value="-0.0175341">
            <text:p>-0.0175341</text:p>
          </table:table-cell>
          <table:table-cell/>
          <table:table-cell office:value-type="float" office:value="17.2323">
            <text:p>17.2323</text:p>
          </table:table-cell>
          <table:table-cell office:value-type="float" office:value="0.35867">
            <text:p>0.35867</text:p>
          </table:table-cell>
          <table:table-cell office:value-type="float" office:value="0.105098">
            <text:p>0.105098</text:p>
          </table:table-cell>
          <table:table-cell office:value-type="float" office:value="0.812986">
            <text:p>0.812986</text:p>
          </table:table-cell>
          <table:table-cell office:value-type="float" office:value="0.014974">
            <text:p>0.014974</text:p>
          </table:table-cell>
          <table:table-cell office:value-type="float" office:value="0.00812053">
            <text:p>0.00812053</text:p>
          </table:table-cell>
          <table:table-cell office:value-type="float" office:value="0.00867647">
            <text:p>0.00867647</text:p>
          </table:table-cell>
          <table:table-cell office:value-type="float" office:value="-0.00241805">
            <text:p>-0.00241805</text:p>
          </table:table-cell>
          <table:table-cell office:value-type="float" office:value="0.0202793">
            <text:p>0.0202793</text:p>
          </table:table-cell>
          <table:table-cell office:value-type="float" office:value="-0.0432446">
            <text:p>-0.0432446</text:p>
          </table:table-cell>
          <table:table-cell office:value-type="float" office:value="0.00328698">
            <text:p>0.00328698</text:p>
          </table:table-cell>
          <table:table-cell office:value-type="float" office:value="-0.110904">
            <text:p>-0.110904</text:p>
          </table:table-cell>
          <table:table-cell office:value-type="float" office:value="0.174121">
            <text:p>0.174121</text:p>
          </table:table-cell>
          <table:table-cell office:value-type="float" office:value="0.0187663">
            <text:p>0.0187663</text:p>
          </table:table-cell>
          <table:table-cell/>
          <table:table-cell office:value-type="float" office:value="16.218">
            <text:p>16.218</text:p>
          </table:table-cell>
          <table:table-cell office:value-type="float" office:value="0.344299">
            <text:p>0.344299</text:p>
          </table:table-cell>
          <table:table-cell office:value-type="float" office:value="0.201886">
            <text:p>0.201886</text:p>
          </table:table-cell>
          <table:table-cell office:value-type="float" office:value="0.833056">
            <text:p>0.833056</text:p>
          </table:table-cell>
          <table:table-cell office:value-type="float" office:value="0.0185339">
            <text:p>0.0185339</text:p>
          </table:table-cell>
          <table:table-cell office:value-type="float" office:value="0.0076825">
            <text:p>0.0076825</text:p>
          </table:table-cell>
          <table:table-cell office:value-type="float" office:value="0.0471118">
            <text:p>0.0471118</text:p>
          </table:table-cell>
          <table:table-cell office:value-type="float" office:value="-0.0174935">
            <text:p>-0.0174935</text:p>
          </table:table-cell>
          <table:table-cell office:value-type="float" office:value="-0.0067641">
            <text:p>-0.0067641</text:p>
          </table:table-cell>
          <table:table-cell office:value-type="float" office:value="-0.0885796">
            <text:p>-0.0885796</text:p>
          </table:table-cell>
          <table:table-cell office:value-type="float" office:value="0.0297261">
            <text:p>0.0297261</text:p>
          </table:table-cell>
          <table:table-cell office:value-type="float" office:value="0.236219">
            <text:p>0.236219</text:p>
          </table:table-cell>
          <table:table-cell office:value-type="float" office:value="0.173177">
            <text:p>0.173177</text:p>
          </table:table-cell>
          <table:table-cell office:value-type="float" office:value="0.0273079">
            <text:p>0.0273079</text:p>
          </table:table-cell>
          <table:table-cell/>
          <table:table-cell office:value-type="float" office:value="16.2814">
            <text:p>16.2814</text:p>
          </table:table-cell>
          <table:table-cell office:value-type="float" office:value="0.151627">
            <text:p>0.151627</text:p>
          </table:table-cell>
          <table:table-cell office:value-type="float" office:value="0.15537">
            <text:p>0.15537</text:p>
          </table:table-cell>
          <table:table-cell office:value-type="float" office:value="0.637028">
            <text:p>0.637028</text:p>
          </table:table-cell>
          <table:table-cell office:value-type="float" office:value="0.0214628">
            <text:p>0.0214628</text:p>
          </table:table-cell>
          <table:table-cell office:value-type="float" office:value="-0.0626636">
            <text:p>-0.0626636</text:p>
          </table:table-cell>
          <table:table-cell office:value-type="float" office:value="0.068138">
            <text:p>0.068138</text:p>
          </table:table-cell>
          <table:table-cell office:value-type="float" office:value="-0.0306371">
            <text:p>-0.0306371</text:p>
          </table:table-cell>
          <table:table-cell table:style-name="ce1" office:value-type="float" office:value="0.0389653">
            <text:p>0.0389653</text:p>
          </table:table-cell>
          <table:table-cell office:value-type="float" office:value="-0.000519384">
            <text:p>-0.000519384</text:p>
          </table:table-cell>
          <table:table-cell office:value-type="float" office:value="0.00738548">
            <text:p>0.00738548</text:p>
          </table:table-cell>
          <table:table-cell office:value-type="float" office:value="0.594643">
            <text:p>0.594643</text:p>
          </table:table-cell>
          <table:table-cell office:value-type="float" office:value="0.23338">
            <text:p>0.23338</text:p>
          </table:table-cell>
          <table:table-cell office:value-type="float" office:value="0.0213724">
            <text:p>0.0213724</text:p>
          </table:table-cell>
        </table:table-row>
        <table:table-row table:style-name="ro4">
          <table:table-cell office:value-type="float" office:value="17.1522">
            <text:p>17.1522</text:p>
          </table:table-cell>
          <table:table-cell office:value-type="float" office:value="0.388448">
            <text:p>0.388448</text:p>
          </table:table-cell>
          <table:table-cell office:value-type="float" office:value="0.0801364">
            <text:p>0.0801364</text:p>
          </table:table-cell>
          <table:table-cell office:value-type="float" office:value="0.917477">
            <text:p>0.917477</text:p>
          </table:table-cell>
          <table:table-cell office:value-type="float" office:value="0.0141958">
            <text:p>0.0141958</text:p>
          </table:table-cell>
          <table:table-cell office:value-type="float" office:value="0.00167121">
            <text:p>0.00167121</text:p>
          </table:table-cell>
          <table:table-cell office:value-type="float" office:value="-0.00397439">
            <text:p>-0.00397439</text:p>
          </table:table-cell>
          <table:table-cell office:value-type="float" office:value="0.00019583">
            <text:p>0.00019583</text:p>
          </table:table-cell>
          <table:table-cell office:value-type="float" office:value="0.000190408">
            <text:p>0.000190408</text:p>
          </table:table-cell>
          <table:table-cell office:value-type="float" office:value="-0.0112261">
            <text:p>-0.0112261</text:p>
          </table:table-cell>
          <table:table-cell office:value-type="float" office:value="-0.00695406">
            <text:p>-0.00695406</text:p>
          </table:table-cell>
          <table:table-cell office:value-type="float" office:value="-0.000627794">
            <text:p>-0.000627794</text:p>
          </table:table-cell>
          <table:table-cell office:value-type="float" office:value="0.0266336">
            <text:p>0.0266336</text:p>
          </table:table-cell>
          <table:table-cell office:value-type="float" office:value="0.0192932">
            <text:p>0.0192932</text:p>
          </table:table-cell>
          <table:table-cell/>
          <table:table-cell office:value-type="float" office:value="15.9935">
            <text:p>15.9935</text:p>
          </table:table-cell>
          <table:table-cell office:value-type="float" office:value="-0.114635">
            <text:p>-0.114635</text:p>
          </table:table-cell>
          <table:table-cell office:value-type="float" office:value="-0.0664568">
            <text:p>-0.0664568</text:p>
          </table:table-cell>
          <table:table-cell office:value-type="float" office:value="0.850185">
            <text:p>0.850185</text:p>
          </table:table-cell>
          <table:table-cell office:value-type="float" office:value="0.0292704">
            <text:p>0.0292704</text:p>
          </table:table-cell>
          <table:table-cell office:value-type="float" office:value="-0.0287296">
            <text:p>-0.0287296</text:p>
          </table:table-cell>
          <table:table-cell office:value-type="float" office:value="-0.1387">
            <text:p>-0.1387</text:p>
          </table:table-cell>
          <table:table-cell office:value-type="float" office:value="0.0208555">
            <text:p>0.0208555</text:p>
          </table:table-cell>
          <table:table-cell office:value-type="float" office:value="0.000423969">
            <text:p>0.000423969</text:p>
          </table:table-cell>
          <table:table-cell office:value-type="float" office:value="0.00968178">
            <text:p>0.00968178</text:p>
          </table:table-cell>
          <table:table-cell office:value-type="float" office:value="0.00483377">
            <text:p>0.00483377</text:p>
          </table:table-cell>
          <table:table-cell office:value-type="float" office:value="0.00413219">
            <text:p>0.00413219</text:p>
          </table:table-cell>
          <table:table-cell office:value-type="float" office:value="0.222804">
            <text:p>0.222804</text:p>
          </table:table-cell>
          <table:table-cell office:value-type="float" office:value="-0.083149">
            <text:p>-0.083149</text:p>
          </table:table-cell>
          <table:table-cell/>
          <table:table-cell office:value-type="float" office:value="17.4515">
            <text:p>17.4515</text:p>
          </table:table-cell>
          <table:table-cell office:value-type="float" office:value="0.357789">
            <text:p>0.357789</text:p>
          </table:table-cell>
          <table:table-cell office:value-type="float" office:value="0.103983">
            <text:p>0.103983</text:p>
          </table:table-cell>
          <table:table-cell office:value-type="float" office:value="0.814608">
            <text:p>0.814608</text:p>
          </table:table-cell>
          <table:table-cell office:value-type="float" office:value="0.0141949">
            <text:p>0.0141949</text:p>
          </table:table-cell>
          <table:table-cell office:value-type="float" office:value="0.0192919">
            <text:p>0.0192919</text:p>
          </table:table-cell>
          <table:table-cell office:value-type="float" office:value="-0.00486414">
            <text:p>-0.00486414</text:p>
          </table:table-cell>
          <table:table-cell office:value-type="float" office:value="-0.0053959">
            <text:p>-0.0053959</text:p>
          </table:table-cell>
          <table:table-cell office:value-type="float" office:value="-0.00402399">
            <text:p>-0.00402399</text:p>
          </table:table-cell>
          <table:table-cell office:value-type="float" office:value="-0.00508803">
            <text:p>-0.00508803</text:p>
          </table:table-cell>
          <table:table-cell office:value-type="float" office:value="0.00739938">
            <text:p>0.00739938</text:p>
          </table:table-cell>
          <table:table-cell office:value-type="float" office:value="0.272753">
            <text:p>0.272753</text:p>
          </table:table-cell>
          <table:table-cell office:value-type="float" office:value="-0.239641">
            <text:p>-0.239641</text:p>
          </table:table-cell>
          <table:table-cell office:value-type="float" office:value="-0.115876">
            <text:p>-0.115876</text:p>
          </table:table-cell>
          <table:table-cell/>
          <table:table-cell office:value-type="float" office:value="16.3158">
            <text:p>16.3158</text:p>
          </table:table-cell>
          <table:table-cell office:value-type="float" office:value="0.345895">
            <text:p>0.345895</text:p>
          </table:table-cell>
          <table:table-cell office:value-type="float" office:value="0.194882">
            <text:p>0.194882</text:p>
          </table:table-cell>
          <table:table-cell office:value-type="float" office:value="0.836222">
            <text:p>0.836222</text:p>
          </table:table-cell>
          <table:table-cell office:value-type="float" office:value="0.0180937">
            <text:p>0.0180937</text:p>
          </table:table-cell>
          <table:table-cell office:value-type="float" office:value="0.00194593">
            <text:p>0.00194593</text:p>
          </table:table-cell>
          <table:table-cell office:value-type="float" office:value="0.0469308">
            <text:p>0.0469308</text:p>
          </table:table-cell>
          <table:table-cell office:value-type="float" office:value="-0.0174592">
            <text:p>-0.0174592</text:p>
          </table:table-cell>
          <table:table-cell office:value-type="float" office:value="0.0163263">
            <text:p>0.0163263</text:p>
          </table:table-cell>
          <table:table-cell office:value-type="float" office:value="-0.0716516">
            <text:p>-0.0716516</text:p>
          </table:table-cell>
          <table:table-cell office:value-type="float" office:value="0.0323954">
            <text:p>0.0323954</text:p>
          </table:table-cell>
          <table:table-cell office:value-type="float" office:value="-0.00983966">
            <text:p>-0.00983966</text:p>
          </table:table-cell>
          <table:table-cell office:value-type="float" office:value="0.319123">
            <text:p>0.319123</text:p>
          </table:table-cell>
          <table:table-cell office:value-type="float" office:value="-0.0642457">
            <text:p>-0.0642457</text:p>
          </table:table-cell>
          <table:table-cell/>
          <table:table-cell office:value-type="float" office:value="16.3483">
            <text:p>16.3483</text:p>
          </table:table-cell>
          <table:table-cell office:value-type="float" office:value="0.156893">
            <text:p>0.156893</text:p>
          </table:table-cell>
          <table:table-cell office:value-type="float" office:value="0.156379">
            <text:p>0.156379</text:p>
          </table:table-cell>
          <table:table-cell office:value-type="float" office:value="0.637617">
            <text:p>0.637617</text:p>
          </table:table-cell>
          <table:table-cell office:value-type="float" office:value="0.0211268">
            <text:p>0.0211268</text:p>
          </table:table-cell>
          <table:table-cell office:value-type="float" office:value="-0.0785376">
            <text:p>-0.0785376</text:p>
          </table:table-cell>
          <table:table-cell office:value-type="float" office:value="0.0593076">
            <text:p>0.0593076</text:p>
          </table:table-cell>
          <table:table-cell office:value-type="float" office:value="-0.030768">
            <text:p>-0.030768</text:p>
          </table:table-cell>
          <table:table-cell office:value-type="float" office:value="0.0787332">
            <text:p>0.0787332</text:p>
          </table:table-cell>
          <table:table-cell office:value-type="float" office:value="0.0150883">
            <text:p>0.0150883</text:p>
          </table:table-cell>
          <table:table-cell office:value-type="float" office:value="0.0088148">
            <text:p>0.0088148</text:p>
          </table:table-cell>
          <table:table-cell office:value-type="float" office:value="-0.0361055">
            <text:p>-0.0361055</text:p>
          </table:table-cell>
          <table:table-cell office:value-type="float" office:value="-0.0528202">
            <text:p>-0.0528202</text:p>
          </table:table-cell>
          <table:table-cell office:value-type="float" office:value="-0.000470141">
            <text:p>-0.000470141</text:p>
          </table:table-cell>
        </table:table-row>
        <table:table-row table:style-name="ro4">
          <table:table-cell office:value-type="float" office:value="17.5222">
            <text:p>17.5222</text:p>
          </table:table-cell>
          <table:table-cell office:value-type="float" office:value="0.388433">
            <text:p>0.388433</text:p>
          </table:table-cell>
          <table:table-cell office:value-type="float" office:value="0.0796293">
            <text:p>0.0796293</text:p>
          </table:table-cell>
          <table:table-cell office:value-type="float" office:value="0.917546">
            <text:p>0.917546</text:p>
          </table:table-cell>
          <table:table-cell office:value-type="float" office:value="0.0129508">
            <text:p>0.0129508</text:p>
          </table:table-cell>
          <table:table-cell office:value-type="float" office:value="0.00258418">
            <text:p>0.00258418</text:p>
          </table:table-cell>
          <table:table-cell office:value-type="float" office:value="0.000123621">
            <text:p>0.000123621</text:p>
          </table:table-cell>
          <table:table-cell office:value-type="float" office:value="0.00639442">
            <text:p>0.00639442</text:p>
          </table:table-cell>
          <table:table-cell table:style-name="ce1" office:value-type="string">
            <text:p>-4.19014e-05</text:p>
          </table:table-cell>
          <table:table-cell office:value-type="float" office:value="-0.00137059">
            <text:p>-0.00137059</text:p>
          </table:table-cell>
          <table:table-cell office:value-type="float" office:value="0.000185212">
            <text:p>0.000185212</text:p>
          </table:table-cell>
          <table:table-cell office:value-type="float" office:value="0.0356501">
            <text:p>0.0356501</text:p>
          </table:table-cell>
          <table:table-cell office:value-type="float" office:value="0.139438">
            <text:p>0.139438</text:p>
          </table:table-cell>
          <table:table-cell office:value-type="float" office:value="0.162576">
            <text:p>0.162576</text:p>
          </table:table-cell>
          <table:table-cell/>
          <table:table-cell office:value-type="float" office:value="16.1868">
            <text:p>16.1868</text:p>
          </table:table-cell>
          <table:table-cell office:value-type="float" office:value="-0.114398">
            <text:p>-0.114398</text:p>
          </table:table-cell>
          <table:table-cell office:value-type="float" office:value="-0.0562591">
            <text:p>-0.0562591</text:p>
          </table:table-cell>
          <table:table-cell office:value-type="float" office:value="0.848012">
            <text:p>0.848012</text:p>
          </table:table-cell>
          <table:table-cell office:value-type="float" office:value="0.0280474">
            <text:p>0.0280474</text:p>
          </table:table-cell>
          <table:table-cell office:value-type="float" office:value="-0.0257032">
            <text:p>-0.0257032</text:p>
          </table:table-cell>
          <table:table-cell office:value-type="float" office:value="-0.138786">
            <text:p>-0.138786</text:p>
          </table:table-cell>
          <table:table-cell office:value-type="float" office:value="0.0192446">
            <text:p>0.0192446</text:p>
          </table:table-cell>
          <table:table-cell office:value-type="float" office:value="0.00122278">
            <text:p>0.00122278</text:p>
          </table:table-cell>
          <table:table-cell office:value-type="float" office:value="0.0527526">
            <text:p>0.0527526</text:p>
          </table:table-cell>
          <table:table-cell office:value-type="float" office:value="-0.01124">
            <text:p>-0.01124</text:p>
          </table:table-cell>
          <table:table-cell office:value-type="float" office:value="0.0569375">
            <text:p>0.0569375</text:p>
          </table:table-cell>
          <table:table-cell office:value-type="float" office:value="-0.117809">
            <text:p>-0.117809</text:p>
          </table:table-cell>
          <table:table-cell office:value-type="float" office:value="-0.040714">
            <text:p>-0.040714</text:p>
          </table:table-cell>
          <table:table-cell/>
          <table:table-cell office:value-type="float" office:value="17.5194">
            <text:p>17.5194</text:p>
          </table:table-cell>
          <table:table-cell office:value-type="float" office:value="0.358775">
            <text:p>0.358775</text:p>
          </table:table-cell>
          <table:table-cell office:value-type="float" office:value="0.102531">
            <text:p>0.102531</text:p>
          </table:table-cell>
          <table:table-cell office:value-type="float" office:value="0.814575">
            <text:p>0.814575</text:p>
          </table:table-cell>
          <table:table-cell office:value-type="float" office:value="0.0139617">
            <text:p>0.0139617</text:p>
          </table:table-cell>
          <table:table-cell office:value-type="float" office:value="0.00766276">
            <text:p>0.00766276</text:p>
          </table:table-cell>
          <table:table-cell office:value-type="float" office:value="0.00478131">
            <text:p>0.00478131</text:p>
          </table:table-cell>
          <table:table-cell office:value-type="float" office:value="-0.00104702">
            <text:p>-0.00104702</text:p>
          </table:table-cell>
          <table:table-cell office:value-type="float" office:value="0.0145101">
            <text:p>0.0145101</text:p>
          </table:table-cell>
          <table:table-cell office:value-type="float" office:value="-0.0213721">
            <text:p>-0.0213721</text:p>
          </table:table-cell>
          <table:table-cell office:value-type="float" office:value="-0.000474616">
            <text:p>-0.000474616</text:p>
          </table:table-cell>
          <table:table-cell office:value-type="float" office:value="-0.10296">
            <text:p>-0.10296</text:p>
          </table:table-cell>
          <table:table-cell office:value-type="float" office:value="0.094336">
            <text:p>0.094336</text:p>
          </table:table-cell>
          <table:table-cell office:value-type="float" office:value="0.017798">
            <text:p>0.017798</text:p>
          </table:table-cell>
          <table:table-cell/>
          <table:table-cell office:value-type="float" office:value="16.5156">
            <text:p>16.5156</text:p>
          </table:table-cell>
          <table:table-cell office:value-type="float" office:value="0.348765">
            <text:p>0.348765</text:p>
          </table:table-cell>
          <table:table-cell office:value-type="float" office:value="0.193308">
            <text:p>0.193308</text:p>
          </table:table-cell>
          <table:table-cell office:value-type="float" office:value="0.84013">
            <text:p>0.84013</text:p>
          </table:table-cell>
          <table:table-cell office:value-type="float" office:value="0.017226">
            <text:p>0.017226</text:p>
          </table:table-cell>
          <table:table-cell office:value-type="float" office:value="0.00406293">
            <text:p>0.00406293</text:p>
          </table:table-cell>
          <table:table-cell office:value-type="float" office:value="0.0331264">
            <text:p>0.0331264</text:p>
          </table:table-cell>
          <table:table-cell office:value-type="float" office:value="-0.0118122">
            <text:p>-0.0118122</text:p>
          </table:table-cell>
          <table:table-cell office:value-type="float" office:value="0.0143599">
            <text:p>0.0143599</text:p>
          </table:table-cell>
          <table:table-cell office:value-type="float" office:value="-0.00787614">
            <text:p>-0.00787614</text:p>
          </table:table-cell>
          <table:table-cell office:value-type="float" office:value="0.0195562">
            <text:p>0.0195562</text:p>
          </table:table-cell>
          <table:table-cell office:value-type="float" office:value="-0.0156759">
            <text:p>-0.0156759</text:p>
          </table:table-cell>
          <table:table-cell office:value-type="float" office:value="-0.151432">
            <text:p>-0.151432</text:p>
          </table:table-cell>
          <table:table-cell office:value-type="float" office:value="0.00978623">
            <text:p>0.00978623</text:p>
          </table:table-cell>
          <table:table-cell/>
          <table:table-cell office:value-type="float" office:value="16.6834">
            <text:p>16.6834</text:p>
          </table:table-cell>
          <table:table-cell office:value-type="float" office:value="0.179223">
            <text:p>0.179223</text:p>
          </table:table-cell>
          <table:table-cell office:value-type="float" office:value="0.155504">
            <text:p>0.155504</text:p>
          </table:table-cell>
          <table:table-cell office:value-type="float" office:value="0.640519">
            <text:p>0.640519</text:p>
          </table:table-cell>
          <table:table-cell office:value-type="float" office:value="0.0195207">
            <text:p>0.0195207</text:p>
          </table:table-cell>
          <table:table-cell office:value-type="float" office:value="-0.0571133">
            <text:p>-0.0571133</text:p>
          </table:table-cell>
          <table:table-cell office:value-type="float" office:value="0.0585811">
            <text:p>0.0585811</text:p>
          </table:table-cell>
          <table:table-cell office:value-type="float" office:value="-0.0304525">
            <text:p>-0.0304525</text:p>
          </table:table-cell>
          <table:table-cell office:value-type="float" office:value="0.0666334">
            <text:p>0.0666334</text:p>
          </table:table-cell>
          <table:table-cell office:value-type="float" office:value="-0.0026129">
            <text:p>-0.0026129</text:p>
          </table:table-cell>
          <table:table-cell office:value-type="float" office:value="0.00865725">
            <text:p>0.00865725</text:p>
          </table:table-cell>
          <table:table-cell office:value-type="float" office:value="-0.022539">
            <text:p>-0.022539</text:p>
          </table:table-cell>
          <table:table-cell office:value-type="float" office:value="-0.00070364">
            <text:p>-0.00070364</text:p>
          </table:table-cell>
          <table:table-cell office:value-type="float" office:value="-0.0668906">
            <text:p>-0.0668906</text:p>
          </table:table-cell>
        </table:table-row>
        <table:table-row table:style-name="ro4">
          <table:table-cell office:value-type="float" office:value="17.6201">
            <text:p>17.6201</text:p>
          </table:table-cell>
          <table:table-cell office:value-type="float" office:value="0.38877">
            <text:p>0.38877</text:p>
          </table:table-cell>
          <table:table-cell office:value-type="float" office:value="0.0808311">
            <text:p>0.0808311</text:p>
          </table:table-cell>
          <table:table-cell office:value-type="float" office:value="0.919121">
            <text:p>0.919121</text:p>
          </table:table-cell>
          <table:table-cell office:value-type="float" office:value="0.0126401">
            <text:p>0.0126401</text:p>
          </table:table-cell>
          <table:table-cell office:value-type="float" office:value="0.000471457">
            <text:p>0.000471457</text:p>
          </table:table-cell>
          <table:table-cell office:value-type="float" office:value="-0.00513377">
            <text:p>-0.00513377</text:p>
          </table:table-cell>
          <table:table-cell office:value-type="float" office:value="-0.000975668">
            <text:p>-0.000975668</text:p>
          </table:table-cell>
          <table:table-cell office:value-type="float" office:value="0.00344761">
            <text:p>0.00344761</text:p>
          </table:table-cell>
          <table:table-cell office:value-type="float" office:value="0.0122779">
            <text:p>0.0122779</text:p>
          </table:table-cell>
          <table:table-cell office:value-type="float" office:value="0.0160985">
            <text:p>0.0160985</text:p>
          </table:table-cell>
          <table:table-cell office:value-type="float" office:value="-0.036074">
            <text:p>-0.036074</text:p>
          </table:table-cell>
          <table:table-cell office:value-type="float" office:value="-0.0642829">
            <text:p>-0.0642829</text:p>
          </table:table-cell>
          <table:table-cell office:value-type="float" office:value="-0.11785">
            <text:p>-0.11785</text:p>
          </table:table-cell>
          <table:table-cell/>
          <table:table-cell office:value-type="float" office:value="16.3262">
            <text:p>16.3262</text:p>
          </table:table-cell>
          <table:table-cell office:value-type="float" office:value="-0.113121">
            <text:p>-0.113121</text:p>
          </table:table-cell>
          <table:table-cell office:value-type="float" office:value="-0.0511947">
            <text:p>-0.0511947</text:p>
          </table:table-cell>
          <table:table-cell office:value-type="float" office:value="0.845654">
            <text:p>0.845654</text:p>
          </table:table-cell>
          <table:table-cell office:value-type="float" office:value="0.0271973">
            <text:p>0.0271973</text:p>
          </table:table-cell>
          <table:table-cell office:value-type="float" office:value="-0.0275767">
            <text:p>-0.0275767</text:p>
          </table:table-cell>
          <table:table-cell office:value-type="float" office:value="-0.133129">
            <text:p>-0.133129</text:p>
          </table:table-cell>
          <table:table-cell office:value-type="float" office:value="0.0221726">
            <text:p>0.0221726</text:p>
          </table:table-cell>
          <table:table-cell office:value-type="float" office:value="0.00915986">
            <text:p>0.00915986</text:p>
          </table:table-cell>
          <table:table-cell office:value-type="float" office:value="0.03633">
            <text:p>0.03633</text:p>
          </table:table-cell>
          <table:table-cell office:value-type="float" office:value="-0.0169155">
            <text:p>-0.0169155</text:p>
          </table:table-cell>
          <table:table-cell office:value-type="float" office:value="-0.0441948">
            <text:p>-0.0441948</text:p>
          </table:table-cell>
          <table:table-cell office:value-type="float" office:value="-0.0695952">
            <text:p>-0.0695952</text:p>
          </table:table-cell>
          <table:table-cell office:value-type="float" office:value="0.0943472">
            <text:p>0.0943472</text:p>
          </table:table-cell>
          <table:table-cell/>
          <table:table-cell office:value-type="float" office:value="17.7845">
            <text:p>17.7845</text:p>
          </table:table-cell>
          <table:table-cell office:value-type="float" office:value="0.355387">
            <text:p>0.355387</text:p>
          </table:table-cell>
          <table:table-cell office:value-type="float" office:value="0.103494">
            <text:p>0.103494</text:p>
          </table:table-cell>
          <table:table-cell office:value-type="float" office:value="0.8157">
            <text:p>0.8157</text:p>
          </table:table-cell>
          <table:table-cell office:value-type="float" office:value="0.013088">
            <text:p>0.013088</text:p>
          </table:table-cell>
          <table:table-cell office:value-type="float" office:value="0.00672715">
            <text:p>0.00672715</text:p>
          </table:table-cell>
          <table:table-cell office:value-type="float" office:value="0.00342125">
            <text:p>0.00342125</text:p>
          </table:table-cell>
          <table:table-cell office:value-type="float" office:value="-0.000497716">
            <text:p>-0.000497716</text:p>
          </table:table-cell>
          <table:table-cell office:value-type="float" office:value="-0.0127809">
            <text:p>-0.0127809</text:p>
          </table:table-cell>
          <table:table-cell office:value-type="float" office:value="0.00363294">
            <text:p>0.00363294</text:p>
          </table:table-cell>
          <table:table-cell office:value-type="float" office:value="0.00424298">
            <text:p>0.00424298</text:p>
          </table:table-cell>
          <table:table-cell office:value-type="float" office:value="0.0344737">
            <text:p>0.0344737</text:p>
          </table:table-cell>
          <table:table-cell office:value-type="float" office:value="-0.0201866">
            <text:p>-0.0201866</text:p>
          </table:table-cell>
          <table:table-cell office:value-type="float" office:value="-0.0121398">
            <text:p>-0.0121398</text:p>
          </table:table-cell>
          <table:table-cell/>
          <table:table-cell office:value-type="float" office:value="16.818">
            <text:p>16.818</text:p>
          </table:table-cell>
          <table:table-cell office:value-type="float" office:value="0.351674">
            <text:p>0.351674</text:p>
          </table:table-cell>
          <table:table-cell office:value-type="float" office:value="0.177078">
            <text:p>0.177078</text:p>
          </table:table-cell>
          <table:table-cell office:value-type="float" office:value="0.846939">
            <text:p>0.846939</text:p>
          </table:table-cell>
          <table:table-cell office:value-type="float" office:value="0.0159914">
            <text:p>0.0159914</text:p>
          </table:table-cell>
          <table:table-cell office:value-type="float" office:value="0.00617774">
            <text:p>0.00617774</text:p>
          </table:table-cell>
          <table:table-cell office:value-type="float" office:value="0.0185139">
            <text:p>0.0185139</text:p>
          </table:table-cell>
          <table:table-cell office:value-type="float" office:value="-0.00741867">
            <text:p>-0.00741867</text:p>
          </table:table-cell>
          <table:table-cell office:value-type="float" office:value="0.00961936">
            <text:p>0.00961936</text:p>
          </table:table-cell>
          <table:table-cell office:value-type="float" office:value="-0.0536707">
            <text:p>-0.0536707</text:p>
          </table:table-cell>
          <table:table-cell office:value-type="float" office:value="0.0225156">
            <text:p>0.0225156</text:p>
          </table:table-cell>
          <table:table-cell office:value-type="float" office:value="-0.0119484">
            <text:p>-0.0119484</text:p>
          </table:table-cell>
          <table:table-cell office:value-type="float" office:value="0.0129157">
            <text:p>0.0129157</text:p>
          </table:table-cell>
          <table:table-cell office:value-type="float" office:value="-0.0661137">
            <text:p>-0.0661137</text:p>
          </table:table-cell>
          <table:table-cell/>
          <table:table-cell office:value-type="float" office:value="16.9509">
            <text:p>16.9509</text:p>
          </table:table-cell>
          <table:table-cell office:value-type="float" office:value="0.195432">
            <text:p>0.195432</text:p>
          </table:table-cell>
          <table:table-cell office:value-type="float" office:value="0.154754">
            <text:p>0.154754</text:p>
          </table:table-cell>
          <table:table-cell office:value-type="float" office:value="0.638049">
            <text:p>0.638049</text:p>
          </table:table-cell>
          <table:table-cell office:value-type="float" office:value="0.018327">
            <text:p>0.018327</text:p>
          </table:table-cell>
          <table:table-cell office:value-type="float" office:value="-0.0257713">
            <text:p>-0.0257713</text:p>
          </table:table-cell>
          <table:table-cell office:value-type="float" office:value="0.0603574">
            <text:p>0.0603574</text:p>
          </table:table-cell>
          <table:table-cell office:value-type="float" office:value="-0.0275022">
            <text:p>-0.0275022</text:p>
          </table:table-cell>
          <table:table-cell office:value-type="float" office:value="0.0606055">
            <text:p>0.0606055</text:p>
          </table:table-cell>
          <table:table-cell office:value-type="float" office:value="-0.00280108">
            <text:p>-0.00280108</text:p>
          </table:table-cell>
          <table:table-cell office:value-type="float" office:value="-0.00923231">
            <text:p>-0.00923231</text:p>
          </table:table-cell>
          <table:table-cell office:value-type="float" office:value="0.385668">
            <text:p>0.385668</text:p>
          </table:table-cell>
          <table:table-cell office:value-type="float" office:value="0.0701706">
            <text:p>0.0701706</text:p>
          </table:table-cell>
          <table:table-cell office:value-type="float" office:value="0.112524">
            <text:p>0.112524</text:p>
          </table:table-cell>
        </table:table-row>
        <table:table-row table:style-name="ro4">
          <table:table-cell office:value-type="float" office:value="17.7875">
            <text:p>17.7875</text:p>
          </table:table-cell>
          <table:table-cell office:value-type="float" office:value="0.388337">
            <text:p>0.388337</text:p>
          </table:table-cell>
          <table:table-cell office:value-type="float" office:value="0.0810854">
            <text:p>0.0810854</text:p>
          </table:table-cell>
          <table:table-cell office:value-type="float" office:value="0.918515">
            <text:p>0.918515</text:p>
          </table:table-cell>
          <table:table-cell office:value-type="float" office:value="0.0121261">
            <text:p>0.0121261</text:p>
          </table:table-cell>
          <table:table-cell office:value-type="float" office:value="0.00129127">
            <text:p>0.00129127</text:p>
          </table:table-cell>
          <table:table-cell office:value-type="float" office:value="-0.00168578">
            <text:p>-0.00168578</text:p>
          </table:table-cell>
          <table:table-cell office:value-type="float" office:value="0.0015608">
            <text:p>0.0015608</text:p>
          </table:table-cell>
          <table:table-cell table:style-name="ce1" office:value-type="float" office:value="-0.00258952">
            <text:p>-0.00258952</text:p>
          </table:table-cell>
          <table:table-cell office:value-type="float" office:value="0.00151993">
            <text:p>0.00151993</text:p>
          </table:table-cell>
          <table:table-cell office:value-type="float" office:value="-0.00362409">
            <text:p>-0.00362409</text:p>
          </table:table-cell>
          <table:table-cell office:value-type="float" office:value="0.0166431">
            <text:p>0.0166431</text:p>
          </table:table-cell>
          <table:table-cell office:value-type="float" office:value="0.052813">
            <text:p>0.052813</text:p>
          </table:table-cell>
          <table:table-cell office:value-type="float" office:value="0.0124039">
            <text:p>0.0124039</text:p>
          </table:table-cell>
          <table:table-cell/>
          <table:table-cell office:value-type="float" office:value="16.4839">
            <text:p>16.4839</text:p>
          </table:table-cell>
          <table:table-cell office:value-type="float" office:value="-0.112776">
            <text:p>-0.112776</text:p>
          </table:table-cell>
          <table:table-cell office:value-type="float" office:value="-0.0471959">
            <text:p>-0.0471959</text:p>
          </table:table-cell>
          <table:table-cell office:value-type="float" office:value="0.845333">
            <text:p>0.845333</text:p>
          </table:table-cell>
          <table:table-cell office:value-type="float" office:value="0.0262665">
            <text:p>0.0262665</text:p>
          </table:table-cell>
          <table:table-cell office:value-type="float" office:value="-0.0272044">
            <text:p>-0.0272044</text:p>
          </table:table-cell>
          <table:table-cell office:value-type="float" office:value="-0.121854">
            <text:p>-0.121854</text:p>
          </table:table-cell>
          <table:table-cell office:value-type="float" office:value="0.0155899">
            <text:p>0.0155899</text:p>
          </table:table-cell>
          <table:table-cell office:value-type="float" office:value="0.0021895">
            <text:p>0.0021895</text:p>
          </table:table-cell>
          <table:table-cell office:value-type="float" office:value="0.0253535">
            <text:p>0.0253535</text:p>
          </table:table-cell>
          <table:table-cell office:value-type="float" office:value="-0.00203519">
            <text:p>-0.00203519</text:p>
          </table:table-cell>
          <table:table-cell office:value-type="float" office:value="-0.0380143">
            <text:p>-0.0380143</text:p>
          </table:table-cell>
          <table:table-cell office:value-type="float" office:value="0.127055">
            <text:p>0.127055</text:p>
          </table:table-cell>
          <table:table-cell office:value-type="float" office:value="-0.0918479">
            <text:p>-0.0918479</text:p>
          </table:table-cell>
          <table:table-cell/>
          <table:table-cell office:value-type="float" office:value="18.0873">
            <text:p>18.0873</text:p>
          </table:table-cell>
          <table:table-cell office:value-type="float" office:value="0.354677">
            <text:p>0.354677</text:p>
          </table:table-cell>
          <table:table-cell office:value-type="float" office:value="0.102743">
            <text:p>0.102743</text:p>
          </table:table-cell>
          <table:table-cell office:value-type="float" office:value="0.815872">
            <text:p>0.815872</text:p>
          </table:table-cell>
          <table:table-cell office:value-type="float" office:value="0.0121566">
            <text:p>0.0121566</text:p>
          </table:table-cell>
          <table:table-cell office:value-type="float" office:value="0.0145193">
            <text:p>0.0145193</text:p>
          </table:table-cell>
          <table:table-cell office:value-type="float" office:value="0.00385866">
            <text:p>0.00385866</text:p>
          </table:table-cell>
          <table:table-cell office:value-type="float" office:value="0.000771205">
            <text:p>0.000771205</text:p>
          </table:table-cell>
          <table:table-cell office:value-type="float" office:value="-0.00234336">
            <text:p>-0.00234336</text:p>
          </table:table-cell>
          <table:table-cell office:value-type="float" office:value="-0.00247892">
            <text:p>-0.00247892</text:p>
          </table:table-cell>
          <table:table-cell office:value-type="float" office:value="0.000567436">
            <text:p>0.000567436</text:p>
          </table:table-cell>
          <table:table-cell office:value-type="float" office:value="0.24324">
            <text:p>0.24324</text:p>
          </table:table-cell>
          <table:table-cell office:value-type="float" office:value="0.032313">
            <text:p>0.032313</text:p>
          </table:table-cell>
          <table:table-cell office:value-type="float" office:value="0.0218344">
            <text:p>0.0218344</text:p>
          </table:table-cell>
          <table:table-cell/>
          <table:table-cell office:value-type="float" office:value="17.1227">
            <text:p>17.1227</text:p>
          </table:table-cell>
          <table:table-cell office:value-type="float" office:value="0.353496">
            <text:p>0.353496</text:p>
          </table:table-cell>
          <table:table-cell office:value-type="float" office:value="0.161924">
            <text:p>0.161924</text:p>
          </table:table-cell>
          <table:table-cell office:value-type="float" office:value="0.847662">
            <text:p>0.847662</text:p>
          </table:table-cell>
          <table:table-cell office:value-type="float" office:value="0.014837">
            <text:p>0.014837</text:p>
          </table:table-cell>
          <table:table-cell office:value-type="float" office:value="0.00724232">
            <text:p>0.00724232</text:p>
          </table:table-cell>
          <table:table-cell office:value-type="float" office:value="0.00649689">
            <text:p>0.00649689</text:p>
          </table:table-cell>
          <table:table-cell office:value-type="float" office:value="-0.00582067">
            <text:p>-0.00582067</text:p>
          </table:table-cell>
          <table:table-cell office:value-type="float" office:value="0.00597867">
            <text:p>0.00597867</text:p>
          </table:table-cell>
          <table:table-cell office:value-type="float" office:value="-0.0497352">
            <text:p>-0.0497352</text:p>
          </table:table-cell>
          <table:table-cell office:value-type="float" office:value="0.00237079">
            <text:p>0.00237079</text:p>
          </table:table-cell>
          <table:table-cell office:value-type="float" office:value="-0.0107414">
            <text:p>-0.0107414</text:p>
          </table:table-cell>
          <table:table-cell office:value-type="float" office:value="0.0983059">
            <text:p>0.0983059</text:p>
          </table:table-cell>
          <table:table-cell office:value-type="float" office:value="0.00131062">
            <text:p>0.00131062</text:p>
          </table:table-cell>
          <table:table-cell/>
          <table:table-cell office:value-type="float" office:value="16.9858">
            <text:p>16.9858</text:p>
          </table:table-cell>
          <table:table-cell office:value-type="float" office:value="0.198019">
            <text:p>0.198019</text:p>
          </table:table-cell>
          <table:table-cell office:value-type="float" office:value="0.154742">
            <text:p>0.154742</text:p>
          </table:table-cell>
          <table:table-cell office:value-type="float" office:value="0.637864">
            <text:p>0.637864</text:p>
          </table:table-cell>
          <table:table-cell office:value-type="float" office:value="0.0181766">
            <text:p>0.0181766</text:p>
          </table:table-cell>
          <table:table-cell office:value-type="float" office:value="-0.0499717">
            <text:p>-0.0499717</text:p>
          </table:table-cell>
          <table:table-cell office:value-type="float" office:value="0.054661">
            <text:p>0.054661</text:p>
          </table:table-cell>
          <table:table-cell office:value-type="float" office:value="-0.0326411">
            <text:p>-0.0326411</text:p>
          </table:table-cell>
          <table:table-cell office:value-type="float" office:value="0.0740745">
            <text:p>0.0740745</text:p>
          </table:table-cell>
          <table:table-cell office:value-type="float" office:value="-0.00035046">
            <text:p>-0.00035046</text:p>
          </table:table-cell>
          <table:table-cell office:value-type="float" office:value="-0.00530255">
            <text:p>-0.00530255</text:p>
          </table:table-cell>
          <table:table-cell office:value-type="float" office:value="-0.330552">
            <text:p>-0.330552</text:p>
          </table:table-cell>
          <table:table-cell office:value-type="float" office:value="-0.0803314">
            <text:p>-0.0803314</text:p>
          </table:table-cell>
          <table:table-cell office:value-type="float" office:value="-0.0234295">
            <text:p>-0.0234295</text:p>
          </table:table-cell>
        </table:table-row>
        <table:table-row table:style-name="ro4">
          <table:table-cell office:value-type="float" office:value="18.0282">
            <text:p>18.0282</text:p>
          </table:table-cell>
          <table:table-cell office:value-type="float" office:value="0.388678">
            <text:p>0.388678</text:p>
          </table:table-cell>
          <table:table-cell office:value-type="float" office:value="0.084512">
            <text:p>0.084512</text:p>
          </table:table-cell>
          <table:table-cell office:value-type="float" office:value="0.918361">
            <text:p>0.918361</text:p>
          </table:table-cell>
          <table:table-cell office:value-type="float" office:value="0.0114231">
            <text:p>0.0114231</text:p>
          </table:table-cell>
          <table:table-cell office:value-type="float" office:value="0.000667549">
            <text:p>0.000667549</text:p>
          </table:table-cell>
          <table:table-cell office:value-type="float" office:value="0.000202421">
            <text:p>0.000202421</text:p>
          </table:table-cell>
          <table:table-cell office:value-type="float" office:value="0.00151401">
            <text:p>0.00151401</text:p>
          </table:table-cell>
          <table:table-cell office:value-type="float" office:value="0.00141706">
            <text:p>0.00141706</text:p>
          </table:table-cell>
          <table:table-cell office:value-type="float" office:value="0.0142339">
            <text:p>0.0142339</text:p>
          </table:table-cell>
          <table:table-cell office:value-type="float" office:value="-0.000638022">
            <text:p>-0.000638022</text:p>
          </table:table-cell>
          <table:table-cell office:value-type="float" office:value="-0.0129475">
            <text:p>-0.0129475</text:p>
          </table:table-cell>
          <table:table-cell office:value-type="float" office:value="-0.0121831">
            <text:p>-0.0121831</text:p>
          </table:table-cell>
          <table:table-cell office:value-type="float" office:value="0.00547906">
            <text:p>0.00547906</text:p>
          </table:table-cell>
          <table:table-cell/>
          <table:table-cell office:value-type="float" office:value="16.6363">
            <text:p>16.6363</text:p>
          </table:table-cell>
          <table:table-cell office:value-type="float" office:value="-0.113326">
            <text:p>-0.113326</text:p>
          </table:table-cell>
          <table:table-cell office:value-type="float" office:value="-0.0403789">
            <text:p>-0.0403789</text:p>
          </table:table-cell>
          <table:table-cell office:value-type="float" office:value="0.842889">
            <text:p>0.842889</text:p>
          </table:table-cell>
          <table:table-cell office:value-type="float" office:value="0.0253972">
            <text:p>0.0253972</text:p>
          </table:table-cell>
          <table:table-cell office:value-type="float" office:value="-0.0266779">
            <text:p>-0.0266779</text:p>
          </table:table-cell>
          <table:table-cell office:value-type="float" office:value="-0.117643">
            <text:p>-0.117643</text:p>
          </table:table-cell>
          <table:table-cell office:value-type="float" office:value="0.0175007">
            <text:p>0.0175007</text:p>
          </table:table-cell>
          <table:table-cell office:value-type="float" office:value="-0.0036052">
            <text:p>-0.0036052</text:p>
          </table:table-cell>
          <table:table-cell office:value-type="float" office:value="0.0447212">
            <text:p>0.0447212</text:p>
          </table:table-cell>
          <table:table-cell office:value-type="float" office:value="-0.016036">
            <text:p>-0.016036</text:p>
          </table:table-cell>
          <table:table-cell office:value-type="float" office:value="-0.00858163">
            <text:p>-0.00858163</text:p>
          </table:table-cell>
          <table:table-cell office:value-type="float" office:value="0.0218196">
            <text:p>0.0218196</text:p>
          </table:table-cell>
          <table:table-cell office:value-type="float" office:value="0.0386663">
            <text:p>0.0386663</text:p>
          </table:table-cell>
          <table:table-cell/>
          <table:table-cell office:value-type="float" office:value="18.188">
            <text:p>18.188</text:p>
          </table:table-cell>
          <table:table-cell office:value-type="float" office:value="0.356911">
            <text:p>0.356911</text:p>
          </table:table-cell>
          <table:table-cell office:value-type="float" office:value="0.102822">
            <text:p>0.102822</text:p>
          </table:table-cell>
          <table:table-cell office:value-type="float" office:value="0.816151">
            <text:p>0.816151</text:p>
          </table:table-cell>
          <table:table-cell office:value-type="float" office:value="0.0118616">
            <text:p>0.0118616</text:p>
          </table:table-cell>
          <table:table-cell office:value-type="float" office:value="0.00142001">
            <text:p>0.00142001</text:p>
          </table:table-cell>
          <table:table-cell office:value-type="float" office:value="0.00329976">
            <text:p>0.00329976</text:p>
          </table:table-cell>
          <table:table-cell office:value-type="float" office:value="0.000665053">
            <text:p>0.000665053</text:p>
          </table:table-cell>
          <table:table-cell office:value-type="float" office:value="0.0221675">
            <text:p>0.0221675</text:p>
          </table:table-cell>
          <table:table-cell office:value-type="float" office:value="0.000777192">
            <text:p>0.000777192</text:p>
          </table:table-cell>
          <table:table-cell office:value-type="float" office:value="0.00276765">
            <text:p>0.00276765</text:p>
          </table:table-cell>
          <table:table-cell office:value-type="float" office:value="-0.218014">
            <text:p>-0.218014</text:p>
          </table:table-cell>
          <table:table-cell office:value-type="float" office:value="0.00982065">
            <text:p>0.00982065</text:p>
          </table:table-cell>
          <table:table-cell office:value-type="float" office:value="0.0052379">
            <text:p>0.0052379</text:p>
          </table:table-cell>
          <table:table-cell/>
          <table:table-cell office:value-type="float" office:value="17.652">
            <text:p>17.652</text:p>
          </table:table-cell>
          <table:table-cell office:value-type="float" office:value="0.353651">
            <text:p>0.353651</text:p>
          </table:table-cell>
          <table:table-cell office:value-type="float" office:value="0.163137">
            <text:p>0.163137</text:p>
          </table:table-cell>
          <table:table-cell office:value-type="float" office:value="0.849284">
            <text:p>0.849284</text:p>
          </table:table-cell>
          <table:table-cell office:value-type="float" office:value="0.0130264">
            <text:p>0.0130264</text:p>
          </table:table-cell>
          <table:table-cell office:value-type="float" office:value="-0.00507942">
            <text:p>-0.00507942</text:p>
          </table:table-cell>
          <table:table-cell office:value-type="float" office:value="0.00996067">
            <text:p>0.00996067</text:p>
          </table:table-cell>
          <table:table-cell office:value-type="float" office:value="0.0025784">
            <text:p>0.0025784</text:p>
          </table:table-cell>
          <table:table-cell office:value-type="float" office:value="0.000293871">
            <text:p>0.000293871</text:p>
          </table:table-cell>
          <table:table-cell office:value-type="float" office:value="0.00229229">
            <text:p>0.00229229</text:p>
          </table:table-cell>
          <table:table-cell office:value-type="float" office:value="0.00306442">
            <text:p>0.00306442</text:p>
          </table:table-cell>
          <table:table-cell office:value-type="float" office:value="-0.310337">
            <text:p>-0.310337</text:p>
          </table:table-cell>
          <table:table-cell office:value-type="float" office:value="0.0514405">
            <text:p>0.0514405</text:p>
          </table:table-cell>
          <table:table-cell office:value-type="float" office:value="0.174232">
            <text:p>0.174232</text:p>
          </table:table-cell>
          <table:table-cell/>
          <table:table-cell office:value-type="float" office:value="17.1216">
            <text:p>17.1216</text:p>
          </table:table-cell>
          <table:table-cell office:value-type="float" office:value="0.201983">
            <text:p>0.201983</text:p>
          </table:table-cell>
          <table:table-cell office:value-type="float" office:value="0.153214">
            <text:p>0.153214</text:p>
          </table:table-cell>
          <table:table-cell office:value-type="float" office:value="0.636713">
            <text:p>0.636713</text:p>
          </table:table-cell>
          <table:table-cell office:value-type="float" office:value="0.0176036">
            <text:p>0.0176036</text:p>
          </table:table-cell>
          <table:table-cell office:value-type="float" office:value="-0.0313458">
            <text:p>-0.0313458</text:p>
          </table:table-cell>
          <table:table-cell office:value-type="float" office:value="0.0577434">
            <text:p>0.0577434</text:p>
          </table:table-cell>
          <table:table-cell office:value-type="float" office:value="-0.0315288">
            <text:p>-0.0315288</text:p>
          </table:table-cell>
          <table:table-cell office:value-type="float" office:value="0.0291987">
            <text:p>0.0291987</text:p>
          </table:table-cell>
          <table:table-cell office:value-type="float" office:value="-0.0112563">
            <text:p>-0.0112563</text:p>
          </table:table-cell>
          <table:table-cell office:value-type="float" office:value="-0.00848334">
            <text:p>-0.00848334</text:p>
          </table:table-cell>
          <table:table-cell office:value-type="float" office:value="0.151089">
            <text:p>0.151089</text:p>
          </table:table-cell>
          <table:table-cell office:value-type="float" office:value="0.0655258">
            <text:p>0.0655258</text:p>
          </table:table-cell>
          <table:table-cell office:value-type="float" office:value="0.0416621">
            <text:p>0.0416621</text:p>
          </table:table-cell>
        </table:table-row>
        <table:table-row table:style-name="ro4">
          <table:table-cell office:value-type="float" office:value="18.3519">
            <text:p>18.3519</text:p>
          </table:table-cell>
          <table:table-cell office:value-type="float" office:value="0.38778">
            <text:p>0.38778</text:p>
          </table:table-cell>
          <table:table-cell office:value-type="float" office:value="0.0878427">
            <text:p>0.0878427</text:p>
          </table:table-cell>
          <table:table-cell office:value-type="float" office:value="0.918729">
            <text:p>0.918729</text:p>
          </table:table-cell>
          <table:table-cell office:value-type="float" office:value="0.0105419">
            <text:p>0.0105419</text:p>
          </table:table-cell>
          <table:table-cell office:value-type="float" office:value="0.00297067">
            <text:p>0.00297067</text:p>
          </table:table-cell>
          <table:table-cell office:value-type="float" office:value="0.00278016">
            <text:p>0.00278016</text:p>
          </table:table-cell>
          <table:table-cell office:value-type="float" office:value="-0.000954982">
            <text:p>-0.000954982</text:p>
          </table:table-cell>
          <table:table-cell office:value-type="float" office:value="-0.00277352">
            <text:p>-0.00277352</text:p>
          </table:table-cell>
          <table:table-cell office:value-type="float" office:value="0.0102908">
            <text:p>0.0102908</text:p>
          </table:table-cell>
          <table:table-cell office:value-type="float" office:value="0.00113533">
            <text:p>0.00113533</text:p>
          </table:table-cell>
          <table:table-cell office:value-type="float" office:value="0.0909364">
            <text:p>0.0909364</text:p>
          </table:table-cell>
          <table:table-cell office:value-type="float" office:value="-0.0141053">
            <text:p>-0.0141053</text:p>
          </table:table-cell>
          <table:table-cell office:value-type="float" office:value="-0.0784571">
            <text:p>-0.0784571</text:p>
          </table:table-cell>
          <table:table-cell/>
          <table:table-cell office:value-type="float" office:value="16.9167">
            <text:p>16.9167</text:p>
          </table:table-cell>
          <table:table-cell office:value-type="float" office:value="-0.115011">
            <text:p>-0.115011</text:p>
          </table:table-cell>
          <table:table-cell office:value-type="float" office:value="-0.0261275">
            <text:p>-0.0261275</text:p>
          </table:table-cell>
          <table:table-cell office:value-type="float" office:value="0.841432">
            <text:p>0.841432</text:p>
          </table:table-cell>
          <table:table-cell office:value-type="float" office:value="0.023873">
            <text:p>0.023873</text:p>
          </table:table-cell>
          <table:table-cell office:value-type="float" office:value="-0.0270841">
            <text:p>-0.0270841</text:p>
          </table:table-cell>
          <table:table-cell office:value-type="float" office:value="-0.104786">
            <text:p>-0.104786</text:p>
          </table:table-cell>
          <table:table-cell office:value-type="float" office:value="0.0156501">
            <text:p>0.0156501</text:p>
          </table:table-cell>
          <table:table-cell office:value-type="float" office:value="-0.00601089">
            <text:p>-0.00601089</text:p>
          </table:table-cell>
          <table:table-cell office:value-type="float" office:value="0.0508379">
            <text:p>0.0508379</text:p>
          </table:table-cell>
          <table:table-cell office:value-type="float" office:value="-0.0051967">
            <text:p>-0.0051967</text:p>
          </table:table-cell>
          <table:table-cell office:value-type="float" office:value="0.0118215">
            <text:p>0.0118215</text:p>
          </table:table-cell>
          <table:table-cell office:value-type="float" office:value="-0.0268947">
            <text:p>-0.0268947</text:p>
          </table:table-cell>
          <table:table-cell office:value-type="float" office:value="-0.000870121">
            <text:p>-0.000870121</text:p>
          </table:table-cell>
          <table:table-cell/>
          <table:table-cell office:value-type="float" office:value="18.3208">
            <text:p>18.3208</text:p>
          </table:table-cell>
          <table:table-cell office:value-type="float" office:value="0.356012">
            <text:p>0.356012</text:p>
          </table:table-cell>
          <table:table-cell office:value-type="float" office:value="0.103098">
            <text:p>0.103098</text:p>
          </table:table-cell>
          <table:table-cell office:value-type="float" office:value="0.81661">
            <text:p>0.81661</text:p>
          </table:table-cell>
          <table:table-cell office:value-type="float" office:value="0.0114838">
            <text:p>0.0114838</text:p>
          </table:table-cell>
          <table:table-cell office:value-type="float" office:value="0.00781231">
            <text:p>0.00781231</text:p>
          </table:table-cell>
          <table:table-cell office:value-type="float" office:value="0.00193192">
            <text:p>0.00193192</text:p>
          </table:table-cell>
          <table:table-cell office:value-type="float" office:value="0.000785934">
            <text:p>0.000785934</text:p>
          </table:table-cell>
          <table:table-cell office:value-type="float" office:value="-0.00677368">
            <text:p>-0.00677368</text:p>
          </table:table-cell>
          <table:table-cell office:value-type="float" office:value="0.00208087">
            <text:p>0.00208087</text:p>
          </table:table-cell>
          <table:table-cell office:value-type="float" office:value="0.00346297">
            <text:p>0.00346297</text:p>
          </table:table-cell>
          <table:table-cell office:value-type="float" office:value="0.0469443">
            <text:p>0.0469443</text:p>
          </table:table-cell>
          <table:table-cell office:value-type="float" office:value="-0.0341176">
            <text:p>-0.0341176</text:p>
          </table:table-cell>
          <table:table-cell office:value-type="float" office:value="-0.00690706">
            <text:p>-0.00690706</text:p>
          </table:table-cell>
          <table:table-cell/>
          <table:table-cell office:value-type="float" office:value="17.7248">
            <text:p>17.7248</text:p>
          </table:table-cell>
          <table:table-cell office:value-type="float" office:value="0.352027">
            <text:p>0.352027</text:p>
          </table:table-cell>
          <table:table-cell office:value-type="float" office:value="0.163576">
            <text:p>0.163576</text:p>
          </table:table-cell>
          <table:table-cell office:value-type="float" office:value="0.850431">
            <text:p>0.850431</text:p>
          </table:table-cell>
          <table:table-cell office:value-type="float" office:value="0.0127952">
            <text:p>0.0127952</text:p>
          </table:table-cell>
          <table:table-cell office:value-type="float" office:value="0.00799944">
            <text:p>0.00799944</text:p>
          </table:table-cell>
          <table:table-cell office:value-type="float" office:value="0.00546572">
            <text:p>0.00546572</text:p>
          </table:table-cell>
          <table:table-cell office:value-type="float" office:value="-0.0056608">
            <text:p>-0.0056608</text:p>
          </table:table-cell>
          <table:table-cell office:value-type="float" office:value="-0.0223039">
            <text:p>-0.0223039</text:p>
          </table:table-cell>
          <table:table-cell office:value-type="float" office:value="0.00603803">
            <text:p>0.00603803</text:p>
          </table:table-cell>
          <table:table-cell office:value-type="float" office:value="0.0157515">
            <text:p>0.0157515</text:p>
          </table:table-cell>
          <table:table-cell office:value-type="float" office:value="0.138733">
            <text:p>0.138733</text:p>
          </table:table-cell>
          <table:table-cell office:value-type="float" office:value="-0.0870474">
            <text:p>-0.0870474</text:p>
          </table:table-cell>
          <table:table-cell office:value-type="float" office:value="-0.107482">
            <text:p>-0.107482</text:p>
          </table:table-cell>
          <table:table-cell/>
          <table:table-cell office:value-type="float" office:value="17.282">
            <text:p>17.282</text:p>
          </table:table-cell>
          <table:table-cell office:value-type="float" office:value="0.210555">
            <text:p>0.210555</text:p>
          </table:table-cell>
          <table:table-cell office:value-type="float" office:value="0.153095">
            <text:p>0.153095</text:p>
          </table:table-cell>
          <table:table-cell office:value-type="float" office:value="0.636424">
            <text:p>0.636424</text:p>
          </table:table-cell>
          <table:table-cell office:value-type="float" office:value="0.0169498">
            <text:p>0.0169498</text:p>
          </table:table-cell>
          <table:table-cell office:value-type="float" office:value="-0.0248714">
            <text:p>-0.0248714</text:p>
          </table:table-cell>
          <table:table-cell office:value-type="float" office:value="0.0535911">
            <text:p>0.0535911</text:p>
          </table:table-cell>
          <table:table-cell office:value-type="float" office:value="-0.0300229">
            <text:p>-0.0300229</text:p>
          </table:table-cell>
          <table:table-cell office:value-type="float" office:value="0.0534354">
            <text:p>0.0534354</text:p>
          </table:table-cell>
          <table:table-cell office:value-type="float" office:value="-0.000744998">
            <text:p>-0.000744998</text:p>
          </table:table-cell>
          <table:table-cell office:value-type="float" office:value="-0.00180016">
            <text:p>-0.00180016</text:p>
          </table:table-cell>
          <table:table-cell office:value-type="float" office:value="0.0455131">
            <text:p>0.0455131</text:p>
          </table:table-cell>
          <table:table-cell office:value-type="float" office:value="-0.0587155">
            <text:p>-0.0587155</text:p>
          </table:table-cell>
          <table:table-cell office:value-type="float" office:value="0.0721005">
            <text:p>0.0721005</text:p>
          </table:table-cell>
        </table:table-row>
        <table:table-row table:style-name="ro4">
          <table:table-cell office:value-type="float" office:value="17.0779">
            <text:p>17.0779</text:p>
          </table:table-cell>
          <table:table-cell office:value-type="float" office:value="-0.112298">
            <text:p>-0.112298</text:p>
          </table:table-cell>
          <table:table-cell office:value-type="float" office:value="0.0430418">
            <text:p>0.0430418</text:p>
          </table:table-cell>
          <table:table-cell office:value-type="float" office:value="0.813975">
            <text:p>0.813975</text:p>
          </table:table-cell>
          <table:table-cell office:value-type="float" office:value="0.0133259">
            <text:p>0.0133259</text:p>
          </table:table-cell>
          <table:table-cell office:value-type="float" office:value="0.00290151">
            <text:p>0.00290151</text:p>
          </table:table-cell>
          <table:table-cell office:value-type="float" office:value="-0.018038">
            <text:p>-0.018038</text:p>
          </table:table-cell>
          <table:table-cell office:value-type="float" office:value="-0.00178813">
            <text:p>-0.00178813</text:p>
          </table:table-cell>
          <table:table-cell office:value-type="float" office:value="0.00386629">
            <text:p>0.00386629</text:p>
          </table:table-cell>
          <table:table-cell office:value-type="float" office:value="0.05536">
            <text:p>0.05536</text:p>
          </table:table-cell>
          <table:table-cell office:value-type="float" office:value="-0.00308573">
            <text:p>-0.00308573</text:p>
          </table:table-cell>
          <table:table-cell office:value-type="float" office:value="-0.00354076">
            <text:p>-0.00354076</text:p>
          </table:table-cell>
          <table:table-cell office:value-type="float" office:value="-0.0626169">
            <text:p>-0.0626169</text:p>
          </table:table-cell>
          <table:table-cell office:value-type="float" office:value="0.0190774">
            <text:p>0.0190774</text:p>
          </table:table-cell>
          <table:table-cell/>
          <table:table-cell office:value-type="float" office:value="17.4165">
            <text:p>17.4165</text:p>
          </table:table-cell>
          <table:table-cell office:value-type="float" office:value="-0.115062">
            <text:p>-0.115062</text:p>
          </table:table-cell>
          <table:table-cell office:value-type="float" office:value="-0.00743643">
            <text:p>-0.00743643</text:p>
          </table:table-cell>
          <table:table-cell office:value-type="float" office:value="0.838617">
            <text:p>0.838617</text:p>
          </table:table-cell>
          <table:table-cell office:value-type="float" office:value="0.0213786">
            <text:p>0.0213786</text:p>
          </table:table-cell>
          <table:table-cell office:value-type="float" office:value="-0.028037">
            <text:p>-0.028037</text:p>
          </table:table-cell>
          <table:table-cell office:value-type="float" office:value="-0.105565">
            <text:p>-0.105565</text:p>
          </table:table-cell>
          <table:table-cell office:value-type="float" office:value="0.0204218">
            <text:p>0.0204218</text:p>
          </table:table-cell>
          <table:table-cell office:value-type="float" office:value="-0.000102233">
            <text:p>-0.000102233</text:p>
          </table:table-cell>
          <table:table-cell office:value-type="float" office:value="0.0373953">
            <text:p>0.0373953</text:p>
          </table:table-cell>
          <table:table-cell office:value-type="float" office:value="-0.00563161">
            <text:p>-0.00563161</text:p>
          </table:table-cell>
          <table:table-cell office:value-type="float" office:value="-0.0476804">
            <text:p>-0.0476804</text:p>
          </table:table-cell>
          <table:table-cell office:value-type="float" office:value="-0.468346">
            <text:p>-0.468346</text:p>
          </table:table-cell>
          <table:table-cell office:value-type="float" office:value="0.170708">
            <text:p>0.170708</text:p>
          </table:table-cell>
          <table:table-cell/>
          <table:table-cell office:value-type="float" office:value="18.5514">
            <text:p>18.5514</text:p>
          </table:table-cell>
          <table:table-cell office:value-type="float" office:value="0.356947">
            <text:p>0.356947</text:p>
          </table:table-cell>
          <table:table-cell office:value-type="float" office:value="0.101763">
            <text:p>0.101763</text:p>
          </table:table-cell>
          <table:table-cell office:value-type="float" office:value="0.817042">
            <text:p>0.817042</text:p>
          </table:table-cell>
          <table:table-cell office:value-type="float" office:value="0.0108559">
            <text:p>0.0108559</text:p>
          </table:table-cell>
          <table:table-cell office:value-type="float" office:value="0.00644521">
            <text:p>0.00644521</text:p>
          </table:table-cell>
          <table:table-cell office:value-type="float" office:value="0.00369912">
            <text:p>0.00369912</text:p>
          </table:table-cell>
          <table:table-cell office:value-type="float" office:value="-0.000450956">
            <text:p>-0.000450956</text:p>
          </table:table-cell>
          <table:table-cell office:value-type="float" office:value="0.00405341">
            <text:p>0.00405341</text:p>
          </table:table-cell>
          <table:table-cell office:value-type="float" office:value="-0.0057879">
            <text:p>-0.0057879</text:p>
          </table:table-cell>
          <table:table-cell office:value-type="float" office:value="0.00186995">
            <text:p>0.00186995</text:p>
          </table:table-cell>
          <table:table-cell office:value-type="float" office:value="-0.0339453">
            <text:p>-0.0339453</text:p>
          </table:table-cell>
          <table:table-cell office:value-type="float" office:value="0.0710684">
            <text:p>0.0710684</text:p>
          </table:table-cell>
          <table:table-cell office:value-type="float" office:value="-0.0498365">
            <text:p>-0.0498365</text:p>
          </table:table-cell>
          <table:table-cell/>
          <table:table-cell office:value-type="float" office:value="17.8513">
            <text:p>17.8513</text:p>
          </table:table-cell>
          <table:table-cell office:value-type="float" office:value="0.351426">
            <text:p>0.351426</text:p>
          </table:table-cell>
          <table:table-cell office:value-type="float" office:value="0.162947">
            <text:p>0.162947</text:p>
          </table:table-cell>
          <table:table-cell office:value-type="float" office:value="0.850703">
            <text:p>0.850703</text:p>
          </table:table-cell>
          <table:table-cell office:value-type="float" office:value="0.0124032">
            <text:p>0.0124032</text:p>
          </table:table-cell>
          <table:table-cell office:value-type="float" office:value="0.00600451">
            <text:p>0.00600451</text:p>
          </table:table-cell>
          <table:table-cell office:value-type="float" office:value="0.00792842">
            <text:p>0.00792842</text:p>
          </table:table-cell>
          <table:table-cell office:value-type="float" office:value="-0.00317157">
            <text:p>-0.00317157</text:p>
          </table:table-cell>
          <table:table-cell office:value-type="float" office:value="-0.00474846">
            <text:p>-0.00474846</text:p>
          </table:table-cell>
          <table:table-cell office:value-type="float" office:value="-0.00497704">
            <text:p>-0.00497704</text:p>
          </table:table-cell>
          <table:table-cell office:value-type="float" office:value="0.00215064">
            <text:p>0.00215064</text:p>
          </table:table-cell>
          <table:table-cell office:value-type="float" office:value="0.0639119">
            <text:p>0.0639119</text:p>
          </table:table-cell>
          <table:table-cell office:value-type="float" office:value="0.025568">
            <text:p>0.025568</text:p>
          </table:table-cell>
          <table:table-cell office:value-type="float" office:value="-0.0171867">
            <text:p>-0.0171867</text:p>
          </table:table-cell>
          <table:table-cell/>
          <table:table-cell office:value-type="float" office:value="17.5504">
            <text:p>17.5504</text:p>
          </table:table-cell>
          <table:table-cell office:value-type="float" office:value="0.228181">
            <text:p>0.228181</text:p>
          </table:table-cell>
          <table:table-cell office:value-type="float" office:value="0.148663">
            <text:p>0.148663</text:p>
          </table:table-cell>
          <table:table-cell office:value-type="float" office:value="0.641137">
            <text:p>0.641137</text:p>
          </table:table-cell>
          <table:table-cell office:value-type="float" office:value="0.0159095">
            <text:p>0.0159095</text:p>
          </table:table-cell>
          <table:table-cell office:value-type="float" office:value="-0.0196846">
            <text:p>-0.0196846</text:p>
          </table:table-cell>
          <table:table-cell office:value-type="float" office:value="0.0486747">
            <text:p>0.0486747</text:p>
          </table:table-cell>
          <table:table-cell office:value-type="float" office:value="-0.0276875">
            <text:p>-0.0276875</text:p>
          </table:table-cell>
          <table:table-cell office:value-type="float" office:value="0.0656541">
            <text:p>0.0656541</text:p>
          </table:table-cell>
          <table:table-cell office:value-type="float" office:value="-0.0165081">
            <text:p>-0.0165081</text:p>
          </table:table-cell>
          <table:table-cell office:value-type="float" office:value="0.0175563">
            <text:p>0.0175563</text:p>
          </table:table-cell>
          <table:table-cell office:value-type="float" office:value="-0.295269">
            <text:p>-0.295269</text:p>
          </table:table-cell>
          <table:table-cell office:value-type="float" office:value="-0.0300025">
            <text:p>-0.0300025</text:p>
          </table:table-cell>
          <table:table-cell office:value-type="float" office:value="-0.0335147">
            <text:p>-0.0335147</text:p>
          </table:table-cell>
        </table:table-row>
        <table:table-row table:style-name="ro4">
          <table:table-cell office:value-type="float" office:value="17.4876">
            <text:p>17.4876</text:p>
          </table:table-cell>
          <table:table-cell office:value-type="float" office:value="-0.111309">
            <text:p>-0.111309</text:p>
          </table:table-cell>
          <table:table-cell office:value-type="float" office:value="0.0552124">
            <text:p>0.0552124</text:p>
          </table:table-cell>
          <table:table-cell office:value-type="float" office:value="0.815914">
            <text:p>0.815914</text:p>
          </table:table-cell>
          <table:table-cell office:value-type="float" office:value="0.0120145">
            <text:p>0.0120145</text:p>
          </table:table-cell>
          <table:table-cell office:value-type="float" office:value="0.00410724">
            <text:p>0.00410724</text:p>
          </table:table-cell>
          <table:table-cell office:value-type="float" office:value="-0.00799992">
            <text:p>-0.00799992</text:p>
          </table:table-cell>
          <table:table-cell table:style-name="ce1" office:value-type="string">
            <text:p>-8.89787e-05</text:p>
          </table:table-cell>
          <table:table-cell office:value-type="float" office:value="0.00241555">
            <text:p>0.00241555</text:p>
          </table:table-cell>
          <table:table-cell office:value-type="float" office:value="0.0297043">
            <text:p>0.0297043</text:p>
          </table:table-cell>
          <table:table-cell office:value-type="float" office:value="0.00473074">
            <text:p>0.00473074</text:p>
          </table:table-cell>
          <table:table-cell office:value-type="float" office:value="-0.00900991">
            <text:p>-0.00900991</text:p>
          </table:table-cell>
          <table:table-cell office:value-type="float" office:value="-0.0579826">
            <text:p>-0.0579826</text:p>
          </table:table-cell>
          <table:table-cell office:value-type="float" office:value="-0.00589338">
            <text:p>-0.00589338</text:p>
          </table:table-cell>
          <table:table-cell/>
          <table:table-cell office:value-type="float" office:value="17.4582">
            <text:p>17.4582</text:p>
          </table:table-cell>
          <table:table-cell office:value-type="float" office:value="-0.115149">
            <text:p>-0.115149</text:p>
          </table:table-cell>
          <table:table-cell office:value-type="float" office:value="-0.00669139">
            <text:p>-0.00669139</text:p>
          </table:table-cell>
          <table:table-cell office:value-type="float" office:value="0.838679">
            <text:p>0.838679</text:p>
          </table:table-cell>
          <table:table-cell office:value-type="float" office:value="0.0211828">
            <text:p>0.0211828</text:p>
          </table:table-cell>
          <table:table-cell office:value-type="float" office:value="-0.0214794">
            <text:p>-0.0214794</text:p>
          </table:table-cell>
          <table:table-cell office:value-type="float" office:value="-0.0712501">
            <text:p>-0.0712501</text:p>
          </table:table-cell>
          <table:table-cell office:value-type="float" office:value="0.00956054">
            <text:p>0.00956054</text:p>
          </table:table-cell>
          <table:table-cell office:value-type="float" office:value="-0.00208897">
            <text:p>-0.00208897</text:p>
          </table:table-cell>
          <table:table-cell office:value-type="float" office:value="0.0178803">
            <text:p>0.0178803</text:p>
          </table:table-cell>
          <table:table-cell office:value-type="float" office:value="0.00148144">
            <text:p>0.00148144</text:p>
          </table:table-cell>
          <table:table-cell office:value-type="float" office:value="0.113884">
            <text:p>0.113884</text:p>
          </table:table-cell>
          <table:table-cell office:value-type="float" office:value="0.377959">
            <text:p>0.377959</text:p>
          </table:table-cell>
          <table:table-cell office:value-type="float" office:value="-0.107267">
            <text:p>-0.107267</text:p>
          </table:table-cell>
          <table:table-cell/>
          <table:table-cell office:value-type="float" office:value="18.703">
            <text:p>18.703</text:p>
          </table:table-cell>
          <table:table-cell office:value-type="float" office:value="0.356781">
            <text:p>0.356781</text:p>
          </table:table-cell>
          <table:table-cell office:value-type="float" office:value="0.102518">
            <text:p>0.102518</text:p>
          </table:table-cell>
          <table:table-cell office:value-type="float" office:value="0.816181">
            <text:p>0.816181</text:p>
          </table:table-cell>
          <table:table-cell office:value-type="float" office:value="0.0104621">
            <text:p>0.0104621</text:p>
          </table:table-cell>
          <table:table-cell office:value-type="float" office:value="0.00335092">
            <text:p>0.00335092</text:p>
          </table:table-cell>
          <table:table-cell office:value-type="float" office:value="0.00228432">
            <text:p>0.00228432</text:p>
          </table:table-cell>
          <table:table-cell office:value-type="float" office:value="-0.0011569">
            <text:p>-0.0011569</text:p>
          </table:table-cell>
          <table:table-cell office:value-type="float" office:value="-0.00109073">
            <text:p>-0.00109073</text:p>
          </table:table-cell>
          <table:table-cell office:value-type="float" office:value="0.00498194">
            <text:p>0.00498194</text:p>
          </table:table-cell>
          <table:table-cell office:value-type="float" office:value="-0.00568238">
            <text:p>-0.00568238</text:p>
          </table:table-cell>
          <table:table-cell office:value-type="float" office:value="-0.0957375">
            <text:p>-0.0957375</text:p>
          </table:table-cell>
          <table:table-cell office:value-type="float" office:value="-0.00908558">
            <text:p>-0.00908558</text:p>
          </table:table-cell>
          <table:table-cell office:value-type="float" office:value="-0.0294417">
            <text:p>-0.0294417</text:p>
          </table:table-cell>
          <table:table-cell/>
          <table:table-cell office:value-type="float" office:value="18.0308">
            <text:p>18.0308</text:p>
          </table:table-cell>
          <table:table-cell office:value-type="float" office:value="0.352632">
            <text:p>0.352632</text:p>
          </table:table-cell>
          <table:table-cell office:value-type="float" office:value="0.162877">
            <text:p>0.162877</text:p>
          </table:table-cell>
          <table:table-cell office:value-type="float" office:value="0.850535">
            <text:p>0.850535</text:p>
          </table:table-cell>
          <table:table-cell office:value-type="float" office:value="0.0118678">
            <text:p>0.0118678</text:p>
          </table:table-cell>
          <table:table-cell office:value-type="float" office:value="0.00509878">
            <text:p>0.00509878</text:p>
          </table:table-cell>
          <table:table-cell office:value-type="float" office:value="0.00673446">
            <text:p>0.00673446</text:p>
          </table:table-cell>
          <table:table-cell office:value-type="float" office:value="-0.00257228">
            <text:p>-0.00257228</text:p>
          </table:table-cell>
          <table:table-cell office:value-type="float" office:value="0.00672013">
            <text:p>0.00672013</text:p>
          </table:table-cell>
          <table:table-cell office:value-type="float" office:value="-0.000389021">
            <text:p>-0.000389021</text:p>
          </table:table-cell>
          <table:table-cell office:value-type="float" office:value="-0.000933406">
            <text:p>-0.000933406</text:p>
          </table:table-cell>
          <table:table-cell office:value-type="float" office:value="-0.0139512">
            <text:p>-0.0139512</text:p>
          </table:table-cell>
          <table:table-cell office:value-type="float" office:value="-0.0102896">
            <text:p>-0.0102896</text:p>
          </table:table-cell>
          <table:table-cell office:value-type="float" office:value="0.00876724">
            <text:p>0.00876724</text:p>
          </table:table-cell>
          <table:table-cell/>
          <table:table-cell office:value-type="float" office:value="17.7165">
            <text:p>17.7165</text:p>
          </table:table-cell>
          <table:table-cell office:value-type="float" office:value="0.230941">
            <text:p>0.230941</text:p>
          </table:table-cell>
          <table:table-cell office:value-type="float" office:value="0.145094">
            <text:p>0.145094</text:p>
          </table:table-cell>
          <table:table-cell office:value-type="float" office:value="0.643128">
            <text:p>0.643128</text:p>
          </table:table-cell>
          <table:table-cell office:value-type="float" office:value="0.0152982">
            <text:p>0.0152982</text:p>
          </table:table-cell>
          <table:table-cell office:value-type="float" office:value="0.00290159">
            <text:p>0.00290159</text:p>
          </table:table-cell>
          <table:table-cell office:value-type="float" office:value="0.0379876">
            <text:p>0.0379876</text:p>
          </table:table-cell>
          <table:table-cell office:value-type="float" office:value="-0.0200335">
            <text:p>-0.0200335</text:p>
          </table:table-cell>
          <table:table-cell office:value-type="float" office:value="0.0166209">
            <text:p>0.0166209</text:p>
          </table:table-cell>
          <table:table-cell office:value-type="float" office:value="-0.0214903">
            <text:p>-0.0214903</text:p>
          </table:table-cell>
          <table:table-cell office:value-type="float" office:value="0.0119908">
            <text:p>0.0119908</text:p>
          </table:table-cell>
          <table:table-cell office:value-type="float" office:value="0.328403">
            <text:p>0.328403</text:p>
          </table:table-cell>
          <table:table-cell office:value-type="float" office:value="-0.19799">
            <text:p>-0.19799</text:p>
          </table:table-cell>
          <table:table-cell office:value-type="float" office:value="0.124094">
            <text:p>0.124094</text:p>
          </table:table-cell>
        </table:table-row>
        <table:table-row table:style-name="ro4">
          <table:table-cell office:value-type="float" office:value="17.9794">
            <text:p>17.9794</text:p>
          </table:table-cell>
          <table:table-cell office:value-type="float" office:value="-0.112299">
            <text:p>-0.112299</text:p>
          </table:table-cell>
          <table:table-cell office:value-type="float" office:value="0.0557985">
            <text:p>0.0557985</text:p>
          </table:table-cell>
          <table:table-cell office:value-type="float" office:value="0.816815">
            <text:p>0.816815</text:p>
          </table:table-cell>
          <table:table-cell office:value-type="float" office:value="0.0106098">
            <text:p>0.0106098</text:p>
          </table:table-cell>
          <table:table-cell office:value-type="float" office:value="0.00544832">
            <text:p>0.00544832</text:p>
          </table:table-cell>
          <table:table-cell office:value-type="float" office:value="-0.0043747">
            <text:p>-0.0043747</text:p>
          </table:table-cell>
          <table:table-cell office:value-type="float" office:value="-0.00305695">
            <text:p>-0.00305695</text:p>
          </table:table-cell>
          <table:table-cell office:value-type="float" office:value="-0.00201497">
            <text:p>-0.00201497</text:p>
          </table:table-cell>
          <table:table-cell office:value-type="float" office:value="0.00119197">
            <text:p>0.00119197</text:p>
          </table:table-cell>
          <table:table-cell office:value-type="float" office:value="0.00183274">
            <text:p>0.00183274</text:p>
          </table:table-cell>
          <table:table-cell office:value-type="float" office:value="0.0498597">
            <text:p>0.0498597</text:p>
          </table:table-cell>
          <table:table-cell office:value-type="float" office:value="0.0956505">
            <text:p>0.0956505</text:p>
          </table:table-cell>
          <table:table-cell office:value-type="float" office:value="-0.104153">
            <text:p>-0.104153</text:p>
          </table:table-cell>
          <table:table-cell/>
          <table:table-cell office:value-type="float" office:value="17.6177">
            <text:p>17.6177</text:p>
          </table:table-cell>
          <table:table-cell office:value-type="float" office:value="-0.112583">
            <text:p>-0.112583</text:p>
          </table:table-cell>
          <table:table-cell office:value-type="float" office:value="0.00578104">
            <text:p>0.00578104</text:p>
          </table:table-cell>
          <table:table-cell office:value-type="float" office:value="0.836185">
            <text:p>0.836185</text:p>
          </table:table-cell>
          <table:table-cell office:value-type="float" office:value="0.0204497">
            <text:p>0.0204497</text:p>
          </table:table-cell>
          <table:table-cell office:value-type="float" office:value="-0.0244016">
            <text:p>-0.0244016</text:p>
          </table:table-cell>
          <table:table-cell office:value-type="float" office:value="-0.0728603">
            <text:p>-0.0728603</text:p>
          </table:table-cell>
          <table:table-cell office:value-type="float" office:value="0.0121673">
            <text:p>0.0121673</text:p>
          </table:table-cell>
          <table:table-cell office:value-type="float" office:value="0.0160797">
            <text:p>0.0160797</text:p>
          </table:table-cell>
          <table:table-cell office:value-type="float" office:value="0.0781788">
            <text:p>0.0781788</text:p>
          </table:table-cell>
          <table:table-cell office:value-type="float" office:value="-0.0156316">
            <text:p>-0.0156316</text:p>
          </table:table-cell>
          <table:table-cell office:value-type="float" office:value="-0.0640283">
            <text:p>-0.0640283</text:p>
          </table:table-cell>
          <table:table-cell office:value-type="float" office:value="-0.0899552">
            <text:p>-0.0899552</text:p>
          </table:table-cell>
          <table:table-cell office:value-type="float" office:value="0.0483979">
            <text:p>0.0483979</text:p>
          </table:table-cell>
          <table:table-cell/>
          <table:table-cell office:value-type="float" office:value="17.8865">
            <text:p>17.8865</text:p>
          </table:table-cell>
          <table:table-cell office:value-type="float" office:value="-0.114629">
            <text:p>-0.114629</text:p>
          </table:table-cell>
          <table:table-cell office:value-type="float" office:value="0.0458533">
            <text:p>0.0458533</text:p>
          </table:table-cell>
          <table:table-cell office:value-type="float" office:value="0.801741">
            <text:p>0.801741</text:p>
          </table:table-cell>
          <table:table-cell office:value-type="float" office:value="0.0173518">
            <text:p>0.0173518</text:p>
          </table:table-cell>
          <table:table-cell office:value-type="float" office:value="-0.0133608">
            <text:p>-0.0133608</text:p>
          </table:table-cell>
          <table:table-cell office:value-type="float" office:value="-0.0447565">
            <text:p>-0.0447565</text:p>
          </table:table-cell>
          <table:table-cell office:value-type="float" office:value="0.0165317">
            <text:p>0.0165317</text:p>
          </table:table-cell>
          <table:table-cell office:value-type="float" office:value="0.00705508">
            <text:p>0.00705508</text:p>
          </table:table-cell>
          <table:table-cell office:value-type="float" office:value="0.0187808">
            <text:p>0.0187808</text:p>
          </table:table-cell>
          <table:table-cell office:value-type="float" office:value="-0.0199106">
            <text:p>-0.0199106</text:p>
          </table:table-cell>
          <table:table-cell office:value-type="float" office:value="-0.00375869">
            <text:p>-0.00375869</text:p>
          </table:table-cell>
          <table:table-cell office:value-type="float" office:value="0.0659996">
            <text:p>0.0659996</text:p>
          </table:table-cell>
          <table:table-cell office:value-type="float" office:value="0.0175493">
            <text:p>0.0175493</text:p>
          </table:table-cell>
          <table:table-cell/>
          <table:table-cell office:value-type="float" office:value="18.2517">
            <text:p>18.2517</text:p>
          </table:table-cell>
          <table:table-cell office:value-type="float" office:value="0.353436">
            <text:p>0.353436</text:p>
          </table:table-cell>
          <table:table-cell office:value-type="float" office:value="0.162289">
            <text:p>0.162289</text:p>
          </table:table-cell>
          <table:table-cell office:value-type="float" office:value="0.850757">
            <text:p>0.850757</text:p>
          </table:table-cell>
          <table:table-cell office:value-type="float" office:value="0.0112404">
            <text:p>0.0112404</text:p>
          </table:table-cell>
          <table:table-cell office:value-type="float" office:value="0.00516753">
            <text:p>0.00516753</text:p>
          </table:table-cell>
          <table:table-cell office:value-type="float" office:value="0.00493102">
            <text:p>0.00493102</text:p>
          </table:table-cell>
          <table:table-cell office:value-type="float" office:value="-0.0030621">
            <text:p>-0.0030621</text:p>
          </table:table-cell>
          <table:table-cell office:value-type="float" office:value="0.00363869">
            <text:p>0.00363869</text:p>
          </table:table-cell>
          <table:table-cell office:value-type="float" office:value="-0.00266172">
            <text:p>-0.00266172</text:p>
          </table:table-cell>
          <table:table-cell office:value-type="float" office:value="0.00100304">
            <text:p>0.00100304</text:p>
          </table:table-cell>
          <table:table-cell office:value-type="float" office:value="-0.0192979">
            <text:p>-0.0192979</text:p>
          </table:table-cell>
          <table:table-cell office:value-type="float" office:value="-0.0313252">
            <text:p>-0.0313252</text:p>
          </table:table-cell>
          <table:table-cell office:value-type="float" office:value="-0.017057">
            <text:p>-0.017057</text:p>
          </table:table-cell>
          <table:table-cell/>
          <table:table-cell office:value-type="float" office:value="17.8233">
            <text:p>17.8233</text:p>
          </table:table-cell>
          <table:table-cell office:value-type="float" office:value="0.236463">
            <text:p>0.236463</text:p>
          </table:table-cell>
          <table:table-cell office:value-type="float" office:value="0.140539">
            <text:p>0.140539</text:p>
          </table:table-cell>
          <table:table-cell office:value-type="float" office:value="0.645825">
            <text:p>0.645825</text:p>
          </table:table-cell>
          <table:table-cell office:value-type="float" office:value="0.0149174">
            <text:p>0.0149174</text:p>
          </table:table-cell>
          <table:table-cell table:style-name="ce1" office:value-type="float" office:value="-0.00480002">
            <text:p>-0.00480002</text:p>
          </table:table-cell>
          <table:table-cell office:value-type="float" office:value="0.0389185">
            <text:p>0.0389185</text:p>
          </table:table-cell>
          <table:table-cell office:value-type="float" office:value="-0.0202993">
            <text:p>-0.0202993</text:p>
          </table:table-cell>
          <table:table-cell office:value-type="float" office:value="0.0517006">
            <text:p>0.0517006</text:p>
          </table:table-cell>
          <table:table-cell office:value-type="float" office:value="-0.0426394">
            <text:p>-0.0426394</text:p>
          </table:table-cell>
          <table:table-cell office:value-type="float" office:value="0.0252464">
            <text:p>0.0252464</text:p>
          </table:table-cell>
          <table:table-cell office:value-type="float" office:value="-0.0885895">
            <text:p>-0.0885895</text:p>
          </table:table-cell>
          <table:table-cell office:value-type="float" office:value="-0.00717547">
            <text:p>-0.00717547</text:p>
          </table:table-cell>
          <table:table-cell office:value-type="float" office:value="0.0177028">
            <text:p>0.0177028</text:p>
          </table:table-cell>
        </table:table-row>
        <table:table-row table:style-name="ro4">
          <table:table-cell office:value-type="float" office:value="18.0454">
            <text:p>18.0454</text:p>
          </table:table-cell>
          <table:table-cell office:value-type="float" office:value="-0.112215">
            <text:p>-0.112215</text:p>
          </table:table-cell>
          <table:table-cell office:value-type="float" office:value="0.0562945">
            <text:p>0.0562945</text:p>
          </table:table-cell>
          <table:table-cell office:value-type="float" office:value="0.816482">
            <text:p>0.816482</text:p>
          </table:table-cell>
          <table:table-cell office:value-type="float" office:value="0.0104341">
            <text:p>0.0104341</text:p>
          </table:table-cell>
          <table:table-cell office:value-type="float" office:value="-0.00690512">
            <text:p>-0.00690512</text:p>
          </table:table-cell>
          <table:table-cell office:value-type="float" office:value="0.00127601">
            <text:p>0.00127601</text:p>
          </table:table-cell>
          <table:table-cell office:value-type="float" office:value="0.000868316">
            <text:p>0.000868316</text:p>
          </table:table-cell>
          <table:table-cell office:value-type="float" office:value="0.0012783">
            <text:p>0.0012783</text:p>
          </table:table-cell>
          <table:table-cell office:value-type="float" office:value="0.00750976">
            <text:p>0.00750976</text:p>
          </table:table-cell>
          <table:table-cell office:value-type="float" office:value="-0.00504662">
            <text:p>-0.00504662</text:p>
          </table:table-cell>
          <table:table-cell office:value-type="float" office:value="-0.301678">
            <text:p>-0.301678</text:p>
          </table:table-cell>
          <table:table-cell office:value-type="float" office:value="0.22167">
            <text:p>0.22167</text:p>
          </table:table-cell>
          <table:table-cell office:value-type="float" office:value="0.0297523">
            <text:p>0.0297523</text:p>
          </table:table-cell>
          <table:table-cell/>
          <table:table-cell office:value-type="float" office:value="17.8578">
            <text:p>17.8578</text:p>
          </table:table-cell>
          <table:table-cell office:value-type="float" office:value="-0.112414">
            <text:p>-0.112414</text:p>
          </table:table-cell>
          <table:table-cell office:value-type="float" office:value="0.0193668">
            <text:p>0.0193668</text:p>
          </table:table-cell>
          <table:table-cell office:value-type="float" office:value="0.835222">
            <text:p>0.835222</text:p>
          </table:table-cell>
          <table:table-cell office:value-type="float" office:value="0.0193938">
            <text:p>0.0193938</text:p>
          </table:table-cell>
          <table:table-cell office:value-type="float" office:value="0.0308238">
            <text:p>0.0308238</text:p>
          </table:table-cell>
          <table:table-cell office:value-type="float" office:value="-0.00195936">
            <text:p>-0.00195936</text:p>
          </table:table-cell>
          <table:table-cell office:value-type="float" office:value="-0.0356233">
            <text:p>-0.0356233</text:p>
          </table:table-cell>
          <table:table-cell office:value-type="float" office:value="0.000705209">
            <text:p>0.000705209</text:p>
          </table:table-cell>
          <table:table-cell office:value-type="float" office:value="0.0565787">
            <text:p>0.0565787</text:p>
          </table:table-cell>
          <table:table-cell office:value-type="float" office:value="-0.00401031">
            <text:p>-0.00401031</text:p>
          </table:table-cell>
          <table:table-cell office:value-type="float" office:value="1.27805">
            <text:p>1.27805</text:p>
          </table:table-cell>
          <table:table-cell office:value-type="float" office:value="1.32881">
            <text:p>1.32881</text:p>
          </table:table-cell>
          <table:table-cell office:value-type="float" office:value="-1.10381">
            <text:p>-1.10381</text:p>
          </table:table-cell>
          <table:table-cell/>
          <table:table-cell office:value-type="float" office:value="18.082">
            <text:p>18.082</text:p>
          </table:table-cell>
          <table:table-cell office:value-type="float" office:value="-0.113393">
            <text:p>-0.113393</text:p>
          </table:table-cell>
          <table:table-cell office:value-type="float" office:value="0.052049">
            <text:p>0.052049</text:p>
          </table:table-cell>
          <table:table-cell office:value-type="float" office:value="0.798519">
            <text:p>0.798519</text:p>
          </table:table-cell>
          <table:table-cell office:value-type="float" office:value="0.0165996">
            <text:p>0.0165996</text:p>
          </table:table-cell>
          <table:table-cell office:value-type="float" office:value="-0.0112784">
            <text:p>-0.0112784</text:p>
          </table:table-cell>
          <table:table-cell office:value-type="float" office:value="-0.0394897">
            <text:p>-0.0394897</text:p>
          </table:table-cell>
          <table:table-cell office:value-type="float" office:value="0.0131385">
            <text:p>0.0131385</text:p>
          </table:table-cell>
          <table:table-cell office:value-type="float" office:value="0.00632013">
            <text:p>0.00632013</text:p>
          </table:table-cell>
          <table:table-cell office:value-type="float" office:value="0.031686">
            <text:p>0.031686</text:p>
          </table:table-cell>
          <table:table-cell office:value-type="float" office:value="-0.0164791">
            <text:p>-0.0164791</text:p>
          </table:table-cell>
          <table:table-cell office:value-type="float" office:value="0.0123041">
            <text:p>0.0123041</text:p>
          </table:table-cell>
          <table:table-cell office:value-type="float" office:value="0.01402">
            <text:p>0.01402</text:p>
          </table:table-cell>
          <table:table-cell office:value-type="float" office:value="0.00608546">
            <text:p>0.00608546</text:p>
          </table:table-cell>
          <table:table-cell/>
          <table:table-cell office:value-type="float" office:value="18.4733">
            <text:p>18.4733</text:p>
          </table:table-cell>
          <table:table-cell office:value-type="float" office:value="0.353294">
            <text:p>0.353294</text:p>
          </table:table-cell>
          <table:table-cell office:value-type="float" office:value="0.160159">
            <text:p>0.160159</text:p>
          </table:table-cell>
          <table:table-cell office:value-type="float" office:value="0.850141">
            <text:p>0.850141</text:p>
          </table:table-cell>
          <table:table-cell office:value-type="float" office:value="0.010644">
            <text:p>0.010644</text:p>
          </table:table-cell>
          <table:table-cell office:value-type="float" office:value="0.00242567">
            <text:p>0.00242567</text:p>
          </table:table-cell>
          <table:table-cell office:value-type="float" office:value="0.00480834">
            <text:p>0.00480834</text:p>
          </table:table-cell>
          <table:table-cell office:value-type="float" office:value="0.000124987">
            <text:p>0.000124987</text:p>
          </table:table-cell>
          <table:table-cell office:value-type="float" office:value="-0.00063939">
            <text:p>-0.00063939</text:p>
          </table:table-cell>
          <table:table-cell office:value-type="float" office:value="-0.00960611">
            <text:p>-0.00960611</text:p>
          </table:table-cell>
          <table:table-cell office:value-type="float" office:value="-0.00277828">
            <text:p>-0.00277828</text:p>
          </table:table-cell>
          <table:table-cell office:value-type="float" office:value="-0.0719275">
            <text:p>-0.0719275</text:p>
          </table:table-cell>
          <table:table-cell office:value-type="float" office:value="0.0445351">
            <text:p>0.0445351</text:p>
          </table:table-cell>
          <table:table-cell office:value-type="float" office:value="0.091412">
            <text:p>0.091412</text:p>
          </table:table-cell>
          <table:table-cell/>
          <table:table-cell office:value-type="float" office:value="18.0174">
            <text:p>18.0174</text:p>
          </table:table-cell>
          <table:table-cell office:value-type="float" office:value="0.243161">
            <text:p>0.243161</text:p>
          </table:table-cell>
          <table:table-cell office:value-type="float" office:value="0.131992">
            <text:p>0.131992</text:p>
          </table:table-cell>
          <table:table-cell office:value-type="float" office:value="0.651392">
            <text:p>0.651392</text:p>
          </table:table-cell>
          <table:table-cell office:value-type="float" office:value="0.0142497">
            <text:p>0.0142497</text:p>
          </table:table-cell>
          <table:table-cell office:value-type="float" office:value="-0.000572858">
            <text:p>-0.000572858</text:p>
          </table:table-cell>
          <table:table-cell office:value-type="float" office:value="0.0270027">
            <text:p>0.0270027</text:p>
          </table:table-cell>
          <table:table-cell office:value-type="float" office:value="-0.0145362">
            <text:p>-0.0145362</text:p>
          </table:table-cell>
          <table:table-cell office:value-type="float" office:value="0.034505">
            <text:p>0.034505</text:p>
          </table:table-cell>
          <table:table-cell office:value-type="float" office:value="-0.0440322">
            <text:p>-0.0440322</text:p>
          </table:table-cell>
          <table:table-cell office:value-type="float" office:value="0.0286826">
            <text:p>0.0286826</text:p>
          </table:table-cell>
          <table:table-cell office:value-type="float" office:value="-0.108711">
            <text:p>-0.108711</text:p>
          </table:table-cell>
          <table:table-cell office:value-type="float" office:value="-0.0870697">
            <text:p>-0.0870697</text:p>
          </table:table-cell>
          <table:table-cell office:value-type="float" office:value="0.0146146">
            <text:p>0.0146146</text:p>
          </table:table-cell>
        </table:table-row>
        <table:table-row table:style-name="ro4">
          <table:table-cell table:number-columns-repeated="15"/>
          <table:table-cell office:value-type="float" office:value="17.8844">
            <text:p>17.8844</text:p>
          </table:table-cell>
          <table:table-cell office:value-type="float" office:value="-0.11149">
            <text:p>-0.11149</text:p>
          </table:table-cell>
          <table:table-cell office:value-type="float" office:value="0.0218144">
            <text:p>0.0218144</text:p>
          </table:table-cell>
          <table:table-cell office:value-type="float" office:value="0.834333">
            <text:p>0.834333</text:p>
          </table:table-cell>
          <table:table-cell office:value-type="float" office:value="0.0192801">
            <text:p>0.0192801</text:p>
          </table:table-cell>
          <table:table-cell office:value-type="float" office:value="-0.0261421">
            <text:p>-0.0261421</text:p>
          </table:table-cell>
          <table:table-cell office:value-type="float" office:value="-0.0649223">
            <text:p>-0.0649223</text:p>
          </table:table-cell>
          <table:table-cell office:value-type="float" office:value="0.011724">
            <text:p>0.011724</text:p>
          </table:table-cell>
          <table:table-cell office:value-type="float" office:value="0.0347259">
            <text:p>0.0347259</text:p>
          </table:table-cell>
          <table:table-cell office:value-type="float" office:value="0.0919505">
            <text:p>0.0919505</text:p>
          </table:table-cell>
          <table:table-cell office:value-type="float" office:value="-0.0333928">
            <text:p>-0.0333928</text:p>
          </table:table-cell>
          <table:table-cell office:value-type="float" office:value="-0.183774">
            <text:p>-0.183774</text:p>
          </table:table-cell>
          <table:table-cell office:value-type="float" office:value="-0.315202">
            <text:p>-0.315202</text:p>
          </table:table-cell>
          <table:table-cell office:value-type="float" office:value="0.114986">
            <text:p>0.114986</text:p>
          </table:table-cell>
          <table:table-cell/>
          <table:table-cell office:value-type="float" office:value="18.2871">
            <text:p>18.2871</text:p>
          </table:table-cell>
          <table:table-cell office:value-type="float" office:value="-0.11158">
            <text:p>-0.11158</text:p>
          </table:table-cell>
          <table:table-cell office:value-type="float" office:value="0.0591364">
            <text:p>0.0591364</text:p>
          </table:table-cell>
          <table:table-cell office:value-type="float" office:value="0.795395">
            <text:p>0.795395</text:p>
          </table:table-cell>
          <table:table-cell office:value-type="float" office:value="0.0158457">
            <text:p>0.0158457</text:p>
          </table:table-cell>
          <table:table-cell office:value-type="float" office:value="-0.0133205">
            <text:p>-0.0133205</text:p>
          </table:table-cell>
          <table:table-cell office:value-type="float" office:value="-0.0350398">
            <text:p>-0.0350398</text:p>
          </table:table-cell>
          <table:table-cell office:value-type="float" office:value="0.0117078">
            <text:p>0.0117078</text:p>
          </table:table-cell>
          <table:table-cell office:value-type="float" office:value="0.00884334">
            <text:p>0.00884334</text:p>
          </table:table-cell>
          <table:table-cell office:value-type="float" office:value="0.0345611">
            <text:p>0.0345611</text:p>
          </table:table-cell>
          <table:table-cell office:value-type="float" office:value="-0.0152311">
            <text:p>-0.0152311</text:p>
          </table:table-cell>
          <table:table-cell office:value-type="float" office:value="-0.0945346">
            <text:p>-0.0945346</text:p>
          </table:table-cell>
          <table:table-cell office:value-type="float" office:value="-0.0579292">
            <text:p>-0.0579292</text:p>
          </table:table-cell>
          <table:table-cell office:value-type="float" office:value="0.0452943">
            <text:p>0.0452943</text:p>
          </table:table-cell>
          <table:table-cell/>
          <table:table-cell office:value-type="float" office:value="18.629">
            <text:p>18.629</text:p>
          </table:table-cell>
          <table:table-cell office:value-type="float" office:value="0.351453">
            <text:p>0.351453</text:p>
          </table:table-cell>
          <table:table-cell office:value-type="float" office:value="0.159743">
            <text:p>0.159743</text:p>
          </table:table-cell>
          <table:table-cell office:value-type="float" office:value="0.851922">
            <text:p>0.851922</text:p>
          </table:table-cell>
          <table:table-cell office:value-type="float" office:value="0.0102444">
            <text:p>0.0102444</text:p>
          </table:table-cell>
          <table:table-cell office:value-type="float" office:value="0.0107412">
            <text:p>0.0107412</text:p>
          </table:table-cell>
          <table:table-cell office:value-type="float" office:value="0.00509073">
            <text:p>0.00509073</text:p>
          </table:table-cell>
          <table:table-cell office:value-type="float" office:value="-0.00507651">
            <text:p>-0.00507651</text:p>
          </table:table-cell>
          <table:table-cell office:value-type="float" office:value="-0.0118322">
            <text:p>-0.0118322</text:p>
          </table:table-cell>
          <table:table-cell office:value-type="float" office:value="-0.00267587">
            <text:p>-0.00267587</text:p>
          </table:table-cell>
          <table:table-cell office:value-type="float" office:value="0.0114466">
            <text:p>0.0114466</text:p>
          </table:table-cell>
          <table:table-cell office:value-type="float" office:value="0.230386">
            <text:p>0.230386</text:p>
          </table:table-cell>
          <table:table-cell office:value-type="float" office:value="0.0504585">
            <text:p>0.0504585</text:p>
          </table:table-cell>
          <table:table-cell office:value-type="float" office:value="-0.130397">
            <text:p>-0.130397</text:p>
          </table:table-cell>
          <table:table-cell/>
          <table:table-cell office:value-type="float" office:value="18.3144">
            <text:p>18.3144</text:p>
          </table:table-cell>
          <table:table-cell office:value-type="float" office:value="0.24382">
            <text:p>0.24382</text:p>
          </table:table-cell>
          <table:table-cell office:value-type="float" office:value="0.111235">
            <text:p>0.111235</text:p>
          </table:table-cell>
          <table:table-cell office:value-type="float" office:value="0.6612">
            <text:p>0.6612</text:p>
          </table:table-cell>
          <table:table-cell office:value-type="float" office:value="0.0132853">
            <text:p>0.0132853</text:p>
          </table:table-cell>
          <table:table-cell office:value-type="float" office:value="-0.000311696">
            <text:p>-0.000311696</text:p>
          </table:table-cell>
          <table:table-cell office:value-type="float" office:value="0.0165329">
            <text:p>0.0165329</text:p>
          </table:table-cell>
          <table:table-cell office:value-type="float" office:value="-0.00957317">
            <text:p>-0.00957317</text:p>
          </table:table-cell>
          <table:table-cell office:value-type="float" office:value="0.00221863">
            <text:p>0.00221863</text:p>
          </table:table-cell>
          <table:table-cell office:value-type="float" office:value="-0.0698913">
            <text:p>-0.0698913</text:p>
          </table:table-cell>
          <table:table-cell office:value-type="float" office:value="0.033023">
            <text:p>0.033023</text:p>
          </table:table-cell>
          <table:table-cell office:value-type="float" office:value="-0.03949">
            <text:p>-0.03949</text:p>
          </table:table-cell>
          <table:table-cell office:value-type="float" office:value="0.240356">
            <text:p>0.240356</text:p>
          </table:table-cell>
          <table:table-cell office:value-type="float" office:value="-0.119758">
            <text:p>-0.119758</text:p>
          </table:table-cell>
        </table:table-row>
        <table:table-row table:style-name="ro4">
          <table:table-cell table:number-columns-repeated="15"/>
          <table:table-cell office:value-type="float" office:value="18.0233">
            <text:p>18.0233</text:p>
          </table:table-cell>
          <table:table-cell office:value-type="float" office:value="-0.110211">
            <text:p>-0.110211</text:p>
          </table:table-cell>
          <table:table-cell office:value-type="float" office:value="0.0285049">
            <text:p>0.0285049</text:p>
          </table:table-cell>
          <table:table-cell office:value-type="float" office:value="0.831914">
            <text:p>0.831914</text:p>
          </table:table-cell>
          <table:table-cell office:value-type="float" office:value="0.018698">
            <text:p>0.018698</text:p>
          </table:table-cell>
          <table:table-cell office:value-type="float" office:value="-0.0201437">
            <text:p>-0.0201437</text:p>
          </table:table-cell>
          <table:table-cell office:value-type="float" office:value="-0.0544429">
            <text:p>-0.0544429</text:p>
          </table:table-cell>
          <table:table-cell office:value-type="float" office:value="0.00792954">
            <text:p>0.00792954</text:p>
          </table:table-cell>
          <table:table-cell office:value-type="float" office:value="0.00920684">
            <text:p>0.00920684</text:p>
          </table:table-cell>
          <table:table-cell office:value-type="float" office:value="0.0481812">
            <text:p>0.0481812</text:p>
          </table:table-cell>
          <table:table-cell office:value-type="float" office:value="-0.0174257">
            <text:p>-0.0174257</text:p>
          </table:table-cell>
          <table:table-cell office:value-type="float" office:value="-0.0217984">
            <text:p>-0.0217984</text:p>
          </table:table-cell>
          <table:table-cell office:value-type="float" office:value="-0.131355">
            <text:p>-0.131355</text:p>
          </table:table-cell>
          <table:table-cell office:value-type="float" office:value="0.0451791">
            <text:p>0.0451791</text:p>
          </table:table-cell>
          <table:table-cell/>
          <table:table-cell office:value-type="float" office:value="18.3898">
            <text:p>18.3898</text:p>
          </table:table-cell>
          <table:table-cell office:value-type="float" office:value="-0.111668">
            <text:p>-0.111668</text:p>
          </table:table-cell>
          <table:table-cell office:value-type="float" office:value="0.0620745">
            <text:p>0.0620745</text:p>
          </table:table-cell>
          <table:table-cell office:value-type="float" office:value="0.794309">
            <text:p>0.794309</text:p>
          </table:table-cell>
          <table:table-cell office:value-type="float" office:value="0.0154811">
            <text:p>0.0154811</text:p>
          </table:table-cell>
          <table:table-cell office:value-type="float" office:value="-0.00445552">
            <text:p>-0.00445552</text:p>
          </table:table-cell>
          <table:table-cell office:value-type="float" office:value="-0.0257209">
            <text:p>-0.0257209</text:p>
          </table:table-cell>
          <table:table-cell office:value-type="float" office:value="0.00677757">
            <text:p>0.00677757</text:p>
          </table:table-cell>
          <table:table-cell office:value-type="float" office:value="-0.000864036">
            <text:p>-0.000864036</text:p>
          </table:table-cell>
          <table:table-cell office:value-type="float" office:value="0.0286125">
            <text:p>0.0286125</text:p>
          </table:table-cell>
          <table:table-cell office:value-type="float" office:value="-0.01058">
            <text:p>-0.01058</text:p>
          </table:table-cell>
          <table:table-cell office:value-type="float" office:value="0.144076">
            <text:p>0.144076</text:p>
          </table:table-cell>
          <table:table-cell office:value-type="float" office:value="0.111841">
            <text:p>0.111841</text:p>
          </table:table-cell>
          <table:table-cell office:value-type="float" office:value="-0.0593913">
            <text:p>-0.0593913</text:p>
          </table:table-cell>
          <table:table-cell/>
          <table:table-cell office:value-type="float" office:value="18.2161">
            <text:p>18.2161</text:p>
          </table:table-cell>
          <table:table-cell office:value-type="float" office:value="-0.0949585">
            <text:p>-0.0949585</text:p>
          </table:table-cell>
          <table:table-cell office:value-type="float" office:value="0.0429233">
            <text:p>0.0429233</text:p>
          </table:table-cell>
          <table:table-cell office:value-type="float" office:value="0.767852">
            <text:p>0.767852</text:p>
          </table:table-cell>
          <table:table-cell office:value-type="float" office:value="0.0178943">
            <text:p>0.0178943</text:p>
          </table:table-cell>
          <table:table-cell office:value-type="float" office:value="0.0102477">
            <text:p>0.0102477</text:p>
          </table:table-cell>
          <table:table-cell office:value-type="float" office:value="0.0606525">
            <text:p>0.0606525</text:p>
          </table:table-cell>
          <table:table-cell office:value-type="float" office:value="0.00919528">
            <text:p>0.00919528</text:p>
          </table:table-cell>
          <table:table-cell office:value-type="float" office:value="0.00966753">
            <text:p>0.00966753</text:p>
          </table:table-cell>
          <table:table-cell office:value-type="float" office:value="0.0488091">
            <text:p>0.0488091</text:p>
          </table:table-cell>
          <table:table-cell office:value-type="float" office:value="-0.00808559">
            <text:p>-0.00808559</text:p>
          </table:table-cell>
          <table:table-cell office:value-type="float" office:value="0.503946">
            <text:p>0.503946</text:p>
          </table:table-cell>
          <table:table-cell office:value-type="float" office:value="2.55848">
            <text:p>2.55848</text:p>
          </table:table-cell>
          <table:table-cell office:value-type="float" office:value="-0.116275">
            <text:p>-0.116275</text:p>
          </table:table-cell>
          <table:table-cell/>
          <table:table-cell office:value-type="float" office:value="18.55">
            <text:p>18.55</text:p>
          </table:table-cell>
          <table:table-cell office:value-type="float" office:value="0.242151">
            <text:p>0.242151</text:p>
          </table:table-cell>
          <table:table-cell office:value-type="float" office:value="0.108109">
            <text:p>0.108109</text:p>
          </table:table-cell>
          <table:table-cell office:value-type="float" office:value="0.662333">
            <text:p>0.662333</text:p>
          </table:table-cell>
          <table:table-cell office:value-type="float" office:value="0.0125671">
            <text:p>0.0125671</text:p>
          </table:table-cell>
          <table:table-cell office:value-type="float" office:value="0.000896978">
            <text:p>0.000896978</text:p>
          </table:table-cell>
          <table:table-cell office:value-type="float" office:value="0.00868388">
            <text:p>0.00868388</text:p>
          </table:table-cell>
          <table:table-cell office:value-type="float" office:value="-0.00508819">
            <text:p>-0.00508819</text:p>
          </table:table-cell>
          <table:table-cell office:value-type="float" office:value="-0.0070843">
            <text:p>-0.0070843</text:p>
          </table:table-cell>
          <table:table-cell office:value-type="float" office:value="-0.0132691">
            <text:p>-0.0132691</text:p>
          </table:table-cell>
          <table:table-cell office:value-type="float" office:value="0.0048109">
            <text:p>0.0048109</text:p>
          </table:table-cell>
          <table:table-cell office:value-type="float" office:value="0.0595872">
            <text:p>0.0595872</text:p>
          </table:table-cell>
          <table:table-cell office:value-type="float" office:value="-0.00691027">
            <text:p>-0.00691027</text:p>
          </table:table-cell>
          <table:table-cell office:value-type="float" office:value="0.0304986">
            <text:p>0.0304986</text:p>
          </table:table-cell>
        </table:table-row>
        <table:table-row table:style-name="ro4">
          <table:table-cell table:number-columns-repeated="15"/>
          <table:table-cell office:value-type="float" office:value="18.2215">
            <text:p>18.2215</text:p>
          </table:table-cell>
          <table:table-cell office:value-type="float" office:value="-0.109243">
            <text:p>-0.109243</text:p>
          </table:table-cell>
          <table:table-cell office:value-type="float" office:value="0.0328945">
            <text:p>0.0328945</text:p>
          </table:table-cell>
          <table:table-cell office:value-type="float" office:value="0.830235">
            <text:p>0.830235</text:p>
          </table:table-cell>
          <table:table-cell office:value-type="float" office:value="0.0178975">
            <text:p>0.0178975</text:p>
          </table:table-cell>
          <table:table-cell office:value-type="float" office:value="-0.0174672">
            <text:p>-0.0174672</text:p>
          </table:table-cell>
          <table:table-cell office:value-type="float" office:value="-0.0445054">
            <text:p>-0.0445054</text:p>
          </table:table-cell>
          <table:table-cell office:value-type="float" office:value="0.00783234">
            <text:p>0.00783234</text:p>
          </table:table-cell>
          <table:table-cell office:value-type="float" office:value="0.00488705">
            <text:p>0.00488705</text:p>
          </table:table-cell>
          <table:table-cell office:value-type="float" office:value="0.0221505">
            <text:p>0.0221505</text:p>
          </table:table-cell>
          <table:table-cell office:value-type="float" office:value="-0.00847258">
            <text:p>-0.00847258</text:p>
          </table:table-cell>
          <table:table-cell office:value-type="float" office:value="0.0203165">
            <text:p>0.0203165</text:p>
          </table:table-cell>
          <table:table-cell office:value-type="float" office:value="0.0563147">
            <text:p>0.0563147</text:p>
          </table:table-cell>
          <table:table-cell office:value-type="float" office:value="0.0603019">
            <text:p>0.0603019</text:p>
          </table:table-cell>
          <table:table-cell/>
          <table:table-cell office:value-type="float" office:value="18.5185">
            <text:p>18.5185</text:p>
          </table:table-cell>
          <table:table-cell office:value-type="float" office:value="-0.109393">
            <text:p>-0.109393</text:p>
          </table:table-cell>
          <table:table-cell office:value-type="float" office:value="0.0676101">
            <text:p>0.0676101</text:p>
          </table:table-cell>
          <table:table-cell office:value-type="float" office:value="0.791963">
            <text:p>0.791963</text:p>
          </table:table-cell>
          <table:table-cell office:value-type="float" office:value="0.015036">
            <text:p>0.015036</text:p>
          </table:table-cell>
          <table:table-cell office:value-type="float" office:value="0.00598726">
            <text:p>0.00598726</text:p>
          </table:table-cell>
          <table:table-cell office:value-type="float" office:value="-0.0159194">
            <text:p>-0.0159194</text:p>
          </table:table-cell>
          <table:table-cell office:value-type="float" office:value="-0.00558751">
            <text:p>-0.00558751</text:p>
          </table:table-cell>
          <table:table-cell office:value-type="float" office:value="0.0176801">
            <text:p>0.0176801</text:p>
          </table:table-cell>
          <table:table-cell office:value-type="float" office:value="0.0430077">
            <text:p>0.0430077</text:p>
          </table:table-cell>
          <table:table-cell office:value-type="float" office:value="-0.0182244">
            <text:p>-0.0182244</text:p>
          </table:table-cell>
          <table:table-cell office:value-type="float" office:value="0.300462">
            <text:p>0.300462</text:p>
          </table:table-cell>
          <table:table-cell office:value-type="float" office:value="0.184715">
            <text:p>0.184715</text:p>
          </table:table-cell>
          <table:table-cell office:value-type="float" office:value="-0.288955">
            <text:p>-0.288955</text:p>
          </table:table-cell>
          <table:table-cell/>
          <table:table-cell office:value-type="float" office:value="18.2507">
            <text:p>18.2507</text:p>
          </table:table-cell>
          <table:table-cell office:value-type="float" office:value="-0.0940185">
            <text:p>-0.0940185</text:p>
          </table:table-cell>
          <table:table-cell office:value-type="float" office:value="0.0476861">
            <text:p>0.0476861</text:p>
          </table:table-cell>
          <table:table-cell office:value-type="float" office:value="0.767432">
            <text:p>0.767432</text:p>
          </table:table-cell>
          <table:table-cell office:value-type="float" office:value="0.0177579">
            <text:p>0.0177579</text:p>
          </table:table-cell>
          <table:table-cell office:value-type="float" office:value="-0.0324746">
            <text:p>-0.0324746</text:p>
          </table:table-cell>
          <table:table-cell office:value-type="float" office:value="-0.093256">
            <text:p>-0.093256</text:p>
          </table:table-cell>
          <table:table-cell office:value-type="float" office:value="0.0150043">
            <text:p>0.0150043</text:p>
          </table:table-cell>
          <table:table-cell office:value-type="float" office:value="0.0271288">
            <text:p>0.0271288</text:p>
          </table:table-cell>
          <table:table-cell office:value-type="float" office:value="0.137458">
            <text:p>0.137458</text:p>
          </table:table-cell>
          <table:table-cell office:value-type="float" office:value="-0.0121144">
            <text:p>-0.0121144</text:p>
          </table:table-cell>
          <table:table-cell office:value-type="float" office:value="-0.582046">
            <text:p>-0.582046</text:p>
          </table:table-cell>
          <table:table-cell office:value-type="float" office:value="-1.43677">
            <text:p>-1.43677</text:p>
          </table:table-cell>
          <table:table-cell office:value-type="float" office:value="0.0409687">
            <text:p>0.0409687</text:p>
          </table:table-cell>
          <table:table-cell/>
          <table:table-cell office:value-type="float" office:value="18.7511">
            <text:p>18.7511</text:p>
          </table:table-cell>
          <table:table-cell office:value-type="float" office:value="0.243136">
            <text:p>0.243136</text:p>
          </table:table-cell>
          <table:table-cell office:value-type="float" office:value="0.105161">
            <text:p>0.105161</text:p>
          </table:table-cell>
          <table:table-cell office:value-type="float" office:value="0.664534">
            <text:p>0.664534</text:p>
          </table:table-cell>
          <table:table-cell office:value-type="float" office:value="0.0119847">
            <text:p>0.0119847</text:p>
          </table:table-cell>
          <table:table-cell office:value-type="float" office:value="-0.00130576">
            <text:p>-0.00130576</text:p>
          </table:table-cell>
          <table:table-cell office:value-type="float" office:value="0.00631529">
            <text:p>0.00631529</text:p>
          </table:table-cell>
          <table:table-cell office:value-type="float" office:value="-0.00391499">
            <text:p>-0.00391499</text:p>
          </table:table-cell>
          <table:table-cell office:value-type="float" office:value="0.00489881">
            <text:p>0.00489881</text:p>
          </table:table-cell>
          <table:table-cell office:value-type="float" office:value="-0.0146588">
            <text:p>-0.0146588</text:p>
          </table:table-cell>
          <table:table-cell office:value-type="float" office:value="0.0109442">
            <text:p>0.0109442</text:p>
          </table:table-cell>
          <table:table-cell office:value-type="float" office:value="-0.0462508">
            <text:p>-0.0462508</text:p>
          </table:table-cell>
          <table:table-cell office:value-type="float" office:value="0.0139193">
            <text:p>0.0139193</text:p>
          </table:table-cell>
          <table:table-cell office:value-type="float" office:value="-0.0100778">
            <text:p>-0.0100778</text:p>
          </table:table-cell>
        </table:table-row>
        <table:table-row table:style-name="ro4">
          <table:table-cell table:number-columns-repeated="15"/>
          <table:table-cell office:value-type="float" office:value="18.3846">
            <text:p>18.3846</text:p>
          </table:table-cell>
          <table:table-cell office:value-type="float" office:value="-0.107905">
            <text:p>-0.107905</text:p>
          </table:table-cell>
          <table:table-cell office:value-type="float" office:value="0.0380051">
            <text:p>0.0380051</text:p>
          </table:table-cell>
          <table:table-cell office:value-type="float" office:value="0.830457">
            <text:p>0.830457</text:p>
          </table:table-cell>
          <table:table-cell office:value-type="float" office:value="0.0172645">
            <text:p>0.0172645</text:p>
          </table:table-cell>
          <table:table-cell office:value-type="float" office:value="-0.0159442">
            <text:p>-0.0159442</text:p>
          </table:table-cell>
          <table:table-cell office:value-type="float" office:value="-0.0396808">
            <text:p>-0.0396808</text:p>
          </table:table-cell>
          <table:table-cell office:value-type="float" office:value="0.00514743">
            <text:p>0.00514743</text:p>
          </table:table-cell>
          <table:table-cell office:value-type="float" office:value="0.00820061">
            <text:p>0.00820061</text:p>
          </table:table-cell>
          <table:table-cell office:value-type="float" office:value="0.0313353">
            <text:p>0.0313353</text:p>
          </table:table-cell>
          <table:table-cell office:value-type="float" office:value="0.00136249">
            <text:p>0.00136249</text:p>
          </table:table-cell>
          <table:table-cell office:value-type="float" office:value="0.0112589">
            <text:p>0.0112589</text:p>
          </table:table-cell>
          <table:table-cell office:value-type="float" office:value="0.028865">
            <text:p>0.028865</text:p>
          </table:table-cell>
          <table:table-cell office:value-type="float" office:value="-0.0333215">
            <text:p>-0.0333215</text:p>
          </table:table-cell>
          <table:table-cell/>
          <table:table-cell office:value-type="float" office:value="18.5857">
            <text:p>18.5857</text:p>
          </table:table-cell>
          <table:table-cell office:value-type="float" office:value="-0.106846">
            <text:p>-0.106846</text:p>
          </table:table-cell>
          <table:table-cell office:value-type="float" office:value="0.0713359">
            <text:p>0.0713359</text:p>
          </table:table-cell>
          <table:table-cell office:value-type="float" office:value="0.789432">
            <text:p>0.789432</text:p>
          </table:table-cell>
          <table:table-cell office:value-type="float" office:value="0.0148087">
            <text:p>0.0148087</text:p>
          </table:table-cell>
          <table:table-cell office:value-type="float" office:value="-0.00822821">
            <text:p>-0.00822821</text:p>
          </table:table-cell>
          <table:table-cell office:value-type="float" office:value="-0.0225291">
            <text:p>-0.0225291</text:p>
          </table:table-cell>
          <table:table-cell office:value-type="float" office:value="0.00712517">
            <text:p>0.00712517</text:p>
          </table:table-cell>
          <table:table-cell office:value-type="float" office:value="0.0378781">
            <text:p>0.0378781</text:p>
          </table:table-cell>
          <table:table-cell office:value-type="float" office:value="0.0554248">
            <text:p>0.0554248</text:p>
          </table:table-cell>
          <table:table-cell office:value-type="float" office:value="-0.0376488">
            <text:p>-0.0376488</text:p>
          </table:table-cell>
          <table:table-cell office:value-type="float" office:value="-0.158412">
            <text:p>-0.158412</text:p>
          </table:table-cell>
          <table:table-cell office:value-type="float" office:value="-0.0971775">
            <text:p>-0.0971775</text:p>
          </table:table-cell>
          <table:table-cell office:value-type="float" office:value="0.129014">
            <text:p>0.129014</text:p>
          </table:table-cell>
          <table:table-cell/>
          <table:table-cell office:value-type="float" office:value="18.2894">
            <text:p>18.2894</text:p>
          </table:table-cell>
          <table:table-cell office:value-type="float" office:value="-0.0938402">
            <text:p>-0.0938402</text:p>
          </table:table-cell>
          <table:table-cell office:value-type="float" office:value="0.0508537">
            <text:p>0.0508537</text:p>
          </table:table-cell>
          <table:table-cell office:value-type="float" office:value="0.767025">
            <text:p>0.767025</text:p>
          </table:table-cell>
          <table:table-cell office:value-type="float" office:value="0.0176068">
            <text:p>0.0176068</text:p>
          </table:table-cell>
          <table:table-cell office:value-type="float" office:value="-0.0102666">
            <text:p>-0.0102666</text:p>
          </table:table-cell>
          <table:table-cell office:value-type="float" office:value="-0.0567869">
            <text:p>-0.0567869</text:p>
          </table:table-cell>
          <table:table-cell office:value-type="float" office:value="0.0169228">
            <text:p>0.0169228</text:p>
          </table:table-cell>
          <table:table-cell office:value-type="float" office:value="0.00460762">
            <text:p>0.00460762</text:p>
          </table:table-cell>
          <table:table-cell office:value-type="float" office:value="0.0818649">
            <text:p>0.0818649</text:p>
          </table:table-cell>
          <table:table-cell office:value-type="float" office:value="-0.0105292">
            <text:p>-0.0105292</text:p>
          </table:table-cell>
          <table:table-cell office:value-type="float" office:value="-0.00715384">
            <text:p>-0.00715384</text:p>
          </table:table-cell>
          <table:table-cell office:value-type="float" office:value="-0.519167">
            <text:p>-0.519167</text:p>
          </table:table-cell>
          <table:table-cell office:value-type="float" office:value="0.0924995">
            <text:p>0.0924995</text:p>
          </table:table-cell>
          <table:table-cell/>
          <table:table-cell office:value-type="float" office:value="19.0142">
            <text:p>19.0142</text:p>
          </table:table-cell>
          <table:table-cell office:value-type="float" office:value="0.241223">
            <text:p>0.241223</text:p>
          </table:table-cell>
          <table:table-cell office:value-type="float" office:value="0.102268">
            <text:p>0.102268</text:p>
          </table:table-cell>
          <table:table-cell office:value-type="float" office:value="0.666716">
            <text:p>0.666716</text:p>
          </table:table-cell>
          <table:table-cell office:value-type="float" office:value="0.0112634">
            <text:p>0.0112634</text:p>
          </table:table-cell>
          <table:table-cell office:value-type="float" office:value="-0.00194149">
            <text:p>-0.00194149</text:p>
          </table:table-cell>
          <table:table-cell office:value-type="float" office:value="0.00357072">
            <text:p>0.00357072</text:p>
          </table:table-cell>
          <table:table-cell office:value-type="float" office:value="-0.00185228">
            <text:p>-0.00185228</text:p>
          </table:table-cell>
          <table:table-cell office:value-type="float" office:value="-0.00726954">
            <text:p>-0.00726954</text:p>
          </table:table-cell>
          <table:table-cell office:value-type="float" office:value="-0.0109967">
            <text:p>-0.0109967</text:p>
          </table:table-cell>
          <table:table-cell office:value-type="float" office:value="0.00829283">
            <text:p>0.00829283</text:p>
          </table:table-cell>
          <table:table-cell office:value-type="float" office:value="0.0184034">
            <text:p>0.0184034</text:p>
          </table:table-cell>
          <table:table-cell office:value-type="float" office:value="0.01281">
            <text:p>0.01281</text:p>
          </table:table-cell>
          <table:table-cell office:value-type="float" office:value="-0.00729751">
            <text:p>-0.00729751</text:p>
          </table:table-cell>
        </table:table-row>
        <table:table-row table:style-name="ro4">
          <table:table-cell table:number-columns-repeated="15"/>
          <table:table-cell office:value-type="float" office:value="18.6847">
            <text:p>18.6847</text:p>
          </table:table-cell>
          <table:table-cell office:value-type="float" office:value="-0.10443">
            <text:p>-0.10443</text:p>
          </table:table-cell>
          <table:table-cell office:value-type="float" office:value="0.0500098">
            <text:p>0.0500098</text:p>
          </table:table-cell>
          <table:table-cell office:value-type="float" office:value="0.827864">
            <text:p>0.827864</text:p>
          </table:table-cell>
          <table:table-cell office:value-type="float" office:value="0.0161575">
            <text:p>0.0161575</text:p>
          </table:table-cell>
          <table:table-cell office:value-type="float" office:value="-0.0129341">
            <text:p>-0.0129341</text:p>
          </table:table-cell>
          <table:table-cell office:value-type="float" office:value="-0.0297602">
            <text:p>-0.0297602</text:p>
          </table:table-cell>
          <table:table-cell office:value-type="float" office:value="0.00354118">
            <text:p>0.00354118</text:p>
          </table:table-cell>
          <table:table-cell office:value-type="float" office:value="0.0115797">
            <text:p>0.0115797</text:p>
          </table:table-cell>
          <table:table-cell office:value-type="float" office:value="0.0399985">
            <text:p>0.0399985</text:p>
          </table:table-cell>
          <table:table-cell office:value-type="float" office:value="-0.00863826">
            <text:p>-0.00863826</text:p>
          </table:table-cell>
          <table:table-cell office:value-type="float" office:value="-0.0183305">
            <text:p>-0.0183305</text:p>
          </table:table-cell>
          <table:table-cell office:value-type="float" office:value="-0.0412389">
            <text:p>-0.0412389</text:p>
          </table:table-cell>
          <table:table-cell office:value-type="float" office:value="0.00678767">
            <text:p>0.00678767</text:p>
          </table:table-cell>
          <table:table-cell/>
          <table:table-cell office:value-type="float" office:value="18.8183">
            <text:p>18.8183</text:p>
          </table:table-cell>
          <table:table-cell office:value-type="float" office:value="-0.106605">
            <text:p>-0.106605</text:p>
          </table:table-cell>
          <table:table-cell office:value-type="float" office:value="0.0789698">
            <text:p>0.0789698</text:p>
          </table:table-cell>
          <table:table-cell office:value-type="float" office:value="0.787654">
            <text:p>0.787654</text:p>
          </table:table-cell>
          <table:table-cell office:value-type="float" office:value="0.0140483">
            <text:p>0.0140483</text:p>
          </table:table-cell>
          <table:table-cell office:value-type="float" office:value="0.00158256">
            <text:p>0.00158256</text:p>
          </table:table-cell>
          <table:table-cell office:value-type="float" office:value="0.00138952">
            <text:p>0.00138952</text:p>
          </table:table-cell>
          <table:table-cell office:value-type="float" office:value="0.00129122">
            <text:p>0.00129122</text:p>
          </table:table-cell>
          <table:table-cell office:value-type="float" office:value="0.0010364">
            <text:p>0.0010364</text:p>
          </table:table-cell>
          <table:table-cell office:value-type="float" office:value="0.0328243">
            <text:p>0.0328243</text:p>
          </table:table-cell>
          <table:table-cell office:value-type="float" office:value="-0.0076441">
            <text:p>-0.0076441</text:p>
          </table:table-cell>
          <table:table-cell office:value-type="float" office:value="0.151721">
            <text:p>0.151721</text:p>
          </table:table-cell>
          <table:table-cell office:value-type="float" office:value="0.352593">
            <text:p>0.352593</text:p>
          </table:table-cell>
          <table:table-cell office:value-type="float" office:value="-0.0365453">
            <text:p>-0.0365453</text:p>
          </table:table-cell>
          <table:table-cell/>
          <table:table-cell office:value-type="float" office:value="18.436">
            <text:p>18.436</text:p>
          </table:table-cell>
          <table:table-cell office:value-type="float" office:value="-0.0933184">
            <text:p>-0.0933184</text:p>
          </table:table-cell>
          <table:table-cell office:value-type="float" office:value="0.0516971">
            <text:p>0.0516971</text:p>
          </table:table-cell>
          <table:table-cell office:value-type="float" office:value="0.767469">
            <text:p>0.767469</text:p>
          </table:table-cell>
          <table:table-cell office:value-type="float" office:value="0.0170458">
            <text:p>0.0170458</text:p>
          </table:table-cell>
          <table:table-cell office:value-type="float" office:value="-0.00892209">
            <text:p>-0.00892209</text:p>
          </table:table-cell>
          <table:table-cell office:value-type="float" office:value="-0.0374036">
            <text:p>-0.0374036</text:p>
          </table:table-cell>
          <table:table-cell office:value-type="float" office:value="0.0136308">
            <text:p>0.0136308</text:p>
          </table:table-cell>
          <table:table-cell office:value-type="float" office:value="0.00355884">
            <text:p>0.00355884</text:p>
          </table:table-cell>
          <table:table-cell office:value-type="float" office:value="0.00575297">
            <text:p>0.00575297</text:p>
          </table:table-cell>
          <table:table-cell office:value-type="float" office:value="0.00303159">
            <text:p>0.00303159</text:p>
          </table:table-cell>
          <table:table-cell office:value-type="float" office:value="0.00857853">
            <text:p>0.00857853</text:p>
          </table:table-cell>
          <table:table-cell office:value-type="float" office:value="0.0879195">
            <text:p>0.0879195</text:p>
          </table:table-cell>
          <table:table-cell office:value-type="float" office:value="-0.0293202">
            <text:p>-0.0293202</text:p>
          </table:table-cell>
          <table:table-cell/>
          <table:table-cell office:value-type="float" office:value="19.3858">
            <text:p>19.3858</text:p>
          </table:table-cell>
          <table:table-cell office:value-type="float" office:value="0.241064">
            <text:p>0.241064</text:p>
          </table:table-cell>
          <table:table-cell office:value-type="float" office:value="0.0999507">
            <text:p>0.0999507</text:p>
          </table:table-cell>
          <table:table-cell office:value-type="float" office:value="0.66879">
            <text:p>0.66879</text:p>
          </table:table-cell>
          <table:table-cell office:value-type="float" office:value="0.0103178">
            <text:p>0.0103178</text:p>
          </table:table-cell>
          <table:table-cell office:value-type="float" office:value="0.00802877">
            <text:p>0.00802877</text:p>
          </table:table-cell>
          <table:table-cell office:value-type="float" office:value="0.00368341">
            <text:p>0.00368341</text:p>
          </table:table-cell>
          <table:table-cell office:value-type="float" office:value="-0.00117452">
            <text:p>-0.00117452</text:p>
          </table:table-cell>
          <table:table-cell office:value-type="float" office:value="-0.000429875">
            <text:p>-0.000429875</text:p>
          </table:table-cell>
          <table:table-cell office:value-type="float" office:value="-0.00623582">
            <text:p>-0.00623582</text:p>
          </table:table-cell>
          <table:table-cell office:value-type="float" office:value="0.00558069">
            <text:p>0.00558069</text:p>
          </table:table-cell>
          <table:table-cell office:value-type="float" office:value="0.26756">
            <text:p>0.26756</text:p>
          </table:table-cell>
          <table:table-cell office:value-type="float" office:value="0.0687116">
            <text:p>0.0687116</text:p>
          </table:table-cell>
          <table:table-cell office:value-type="float" office:value="-0.0371723">
            <text:p>-0.0371723</text:p>
          </table:table-cell>
        </table:table-row>
        <table:table-row table:style-name="ro4">
          <table:table-cell table:number-columns-repeated="15"/>
          <table:table-cell office:value-type="float" office:value="18.9526">
            <text:p>18.9526</text:p>
          </table:table-cell>
          <table:table-cell office:value-type="float" office:value="-0.102643">
            <text:p>-0.102643</text:p>
          </table:table-cell>
          <table:table-cell office:value-type="float" office:value="0.0577662">
            <text:p>0.0577662</text:p>
          </table:table-cell>
          <table:table-cell office:value-type="float" office:value="0.826037">
            <text:p>0.826037</text:p>
          </table:table-cell>
          <table:table-cell office:value-type="float" office:value="0.0152295">
            <text:p>0.0152295</text:p>
          </table:table-cell>
          <table:table-cell office:value-type="float" office:value="-0.0111133">
            <text:p>-0.0111133</text:p>
          </table:table-cell>
          <table:table-cell office:value-type="float" office:value="-0.0277729">
            <text:p>-0.0277729</text:p>
          </table:table-cell>
          <table:table-cell office:value-type="float" office:value="0.00402415">
            <text:p>0.00402415</text:p>
          </table:table-cell>
          <table:table-cell office:value-type="float" office:value="0.00666853">
            <text:p>0.00666853</text:p>
          </table:table-cell>
          <table:table-cell office:value-type="float" office:value="0.0289496">
            <text:p>0.0289496</text:p>
          </table:table-cell>
          <table:table-cell office:value-type="float" office:value="-0.00681967">
            <text:p>-0.00681967</text:p>
          </table:table-cell>
          <table:table-cell office:value-type="float" office:value="-0.0163638">
            <text:p>-0.0163638</text:p>
          </table:table-cell>
          <table:table-cell office:value-type="float" office:value="-0.157159">
            <text:p>-0.157159</text:p>
          </table:table-cell>
          <table:table-cell office:value-type="float" office:value="0.0540928">
            <text:p>0.0540928</text:p>
          </table:table-cell>
          <table:table-cell/>
          <table:table-cell office:value-type="float" office:value="18.8855">
            <text:p>18.8855</text:p>
          </table:table-cell>
          <table:table-cell office:value-type="float" office:value="-0.10585">
            <text:p>-0.10585</text:p>
          </table:table-cell>
          <table:table-cell office:value-type="float" office:value="0.0827697">
            <text:p>0.0827697</text:p>
          </table:table-cell>
          <table:table-cell office:value-type="float" office:value="0.786975">
            <text:p>0.786975</text:p>
          </table:table-cell>
          <table:table-cell office:value-type="float" office:value="0.0138359">
            <text:p>0.0138359</text:p>
          </table:table-cell>
          <table:table-cell office:value-type="float" office:value="-0.0036563">
            <text:p>-0.0036563</text:p>
          </table:table-cell>
          <table:table-cell office:value-type="float" office:value="-0.0101022">
            <text:p>-0.0101022</text:p>
          </table:table-cell>
          <table:table-cell office:value-type="float" office:value="0.00261798">
            <text:p>0.00261798</text:p>
          </table:table-cell>
          <table:table-cell office:value-type="float" office:value="0.0112355">
            <text:p>0.0112355</text:p>
          </table:table-cell>
          <table:table-cell office:value-type="float" office:value="0.0565267">
            <text:p>0.0565267</text:p>
          </table:table-cell>
          <table:table-cell office:value-type="float" office:value="-0.0101008">
            <text:p>-0.0101008</text:p>
          </table:table-cell>
          <table:table-cell office:value-type="float" office:value="-0.0200408">
            <text:p>-0.0200408</text:p>
          </table:table-cell>
          <table:table-cell office:value-type="float" office:value="-0.0760859">
            <text:p>-0.0760859</text:p>
          </table:table-cell>
          <table:table-cell office:value-type="float" office:value="0.0183053">
            <text:p>0.0183053</text:p>
          </table:table-cell>
          <table:table-cell/>
          <table:table-cell office:value-type="float" office:value="18.8498">
            <text:p>18.8498</text:p>
          </table:table-cell>
          <table:table-cell office:value-type="float" office:value="-0.0903772">
            <text:p>-0.0903772</text:p>
          </table:table-cell>
          <table:table-cell office:value-type="float" office:value="0.0691299">
            <text:p>0.0691299</text:p>
          </table:table-cell>
          <table:table-cell office:value-type="float" office:value="0.763704">
            <text:p>0.763704</text:p>
          </table:table-cell>
          <table:table-cell office:value-type="float" office:value="0.0155571">
            <text:p>0.0155571</text:p>
          </table:table-cell>
          <table:table-cell office:value-type="float" office:value="-0.00591764">
            <text:p>-0.00591764</text:p>
          </table:table-cell>
          <table:table-cell office:value-type="float" office:value="-0.0234142">
            <text:p>-0.0234142</text:p>
          </table:table-cell>
          <table:table-cell office:value-type="float" office:value="0.0106536">
            <text:p>0.0106536</text:p>
          </table:table-cell>
          <table:table-cell office:value-type="float" office:value="0.00710839">
            <text:p>0.00710839</text:p>
          </table:table-cell>
          <table:table-cell office:value-type="float" office:value="0.0421315">
            <text:p>0.0421315</text:p>
          </table:table-cell>
          <table:table-cell office:value-type="float" office:value="-0.00910027">
            <text:p>-0.00910027</text:p>
          </table:table-cell>
          <table:table-cell office:value-type="float" office:value="-0.0141004">
            <text:p>-0.0141004</text:p>
          </table:table-cell>
          <table:table-cell office:value-type="float" office:value="-0.0746583">
            <text:p>-0.0746583</text:p>
          </table:table-cell>
          <table:table-cell office:value-type="float" office:value="0.00727956">
            <text:p>0.00727956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0856">
            <text:p>19.0856</text:p>
          </table:table-cell>
          <table:table-cell office:value-type="float" office:value="-0.102046">
            <text:p>-0.102046</text:p>
          </table:table-cell>
          <table:table-cell office:value-type="float" office:value="0.0588372">
            <text:p>0.0588372</text:p>
          </table:table-cell>
          <table:table-cell office:value-type="float" office:value="0.826086">
            <text:p>0.826086</text:p>
          </table:table-cell>
          <table:table-cell office:value-type="float" office:value="0.0147889">
            <text:p>0.0147889</text:p>
          </table:table-cell>
          <table:table-cell office:value-type="float" office:value="-0.00971202">
            <text:p>-0.00971202</text:p>
          </table:table-cell>
          <table:table-cell office:value-type="float" office:value="-0.0175827">
            <text:p>-0.0175827</text:p>
          </table:table-cell>
          <table:table-cell office:value-type="float" office:value="0.00221147">
            <text:p>0.00221147</text:p>
          </table:table-cell>
          <table:table-cell office:value-type="float" office:value="0.00449312">
            <text:p>0.00449312</text:p>
          </table:table-cell>
          <table:table-cell office:value-type="float" office:value="0.0080567">
            <text:p>0.0080567</text:p>
          </table:table-cell>
          <table:table-cell office:value-type="float" office:value="0.000371476">
            <text:p>0.000371476</text:p>
          </table:table-cell>
          <table:table-cell office:value-type="float" office:value="0.00311851">
            <text:p>0.00311851</text:p>
          </table:table-cell>
          <table:table-cell office:value-type="float" office:value="0.105615">
            <text:p>0.105615</text:p>
          </table:table-cell>
          <table:table-cell office:value-type="float" office:value="-0.00794374">
            <text:p>-0.00794374</text:p>
          </table:table-cell>
          <table:table-cell/>
          <table:table-cell office:value-type="float" office:value="19.5183">
            <text:p>19.5183</text:p>
          </table:table-cell>
          <table:table-cell office:value-type="float" office:value="-0.106765">
            <text:p>-0.106765</text:p>
          </table:table-cell>
          <table:table-cell office:value-type="float" office:value="0.0880724">
            <text:p>0.0880724</text:p>
          </table:table-cell>
          <table:table-cell office:value-type="float" office:value="0.787914">
            <text:p>0.787914</text:p>
          </table:table-cell>
          <table:table-cell office:value-type="float" office:value="0.0119872">
            <text:p>0.0119872</text:p>
          </table:table-cell>
          <table:table-cell office:value-type="float" office:value="-0.00393091">
            <text:p>-0.00393091</text:p>
          </table:table-cell>
          <table:table-cell office:value-type="float" office:value="-0.00633982">
            <text:p>-0.00633982</text:p>
          </table:table-cell>
          <table:table-cell office:value-type="float" office:value="0.00273417">
            <text:p>0.00273417</text:p>
          </table:table-cell>
          <table:table-cell office:value-type="float" office:value="-0.00144621">
            <text:p>-0.00144621</text:p>
          </table:table-cell>
          <table:table-cell office:value-type="float" office:value="0.00837982">
            <text:p>0.00837982</text:p>
          </table:table-cell>
          <table:table-cell office:value-type="float" office:value="0.00148274">
            <text:p>0.00148274</text:p>
          </table:table-cell>
          <table:table-cell office:value-type="float" office:value="0.00793479">
            <text:p>0.00793479</text:p>
          </table:table-cell>
          <table:table-cell office:value-type="float" office:value="-0.00977099">
            <text:p>-0.00977099</text:p>
          </table:table-cell>
          <table:table-cell office:value-type="float" office:value="-0.0266912">
            <text:p>-0.0266912</text:p>
          </table:table-cell>
          <table:table-cell/>
          <table:table-cell office:value-type="float" office:value="19.2936">
            <text:p>19.2936</text:p>
          </table:table-cell>
          <table:table-cell office:value-type="float" office:value="-0.0899997">
            <text:p>-0.0899997</text:p>
          </table:table-cell>
          <table:table-cell office:value-type="float" office:value="0.0731233">
            <text:p>0.0731233</text:p>
          </table:table-cell>
          <table:table-cell office:value-type="float" office:value="0.761099">
            <text:p>0.761099</text:p>
          </table:table-cell>
          <table:table-cell office:value-type="float" office:value="0.0141046">
            <text:p>0.0141046</text:p>
          </table:table-cell>
          <table:table-cell office:value-type="float" office:value="-0.0129143">
            <text:p>-0.0129143</text:p>
          </table:table-cell>
          <table:table-cell office:value-type="float" office:value="-0.018163">
            <text:p>-0.018163</text:p>
          </table:table-cell>
          <table:table-cell office:value-type="float" office:value="0.013162">
            <text:p>0.013162</text:p>
          </table:table-cell>
          <table:table-cell office:value-type="float" office:value="0.000850623">
            <text:p>0.000850623</text:p>
          </table:table-cell>
          <table:table-cell office:value-type="float" office:value="0.00899808">
            <text:p>0.00899808</text:p>
          </table:table-cell>
          <table:table-cell office:value-type="float" office:value="-0.00586959">
            <text:p>-0.00586959</text:p>
          </table:table-cell>
          <table:table-cell office:value-type="float" office:value="-0.19369">
            <text:p>-0.19369</text:p>
          </table:table-cell>
          <table:table-cell office:value-type="float" office:value="0.0246382">
            <text:p>0.0246382</text:p>
          </table:table-cell>
          <table:table-cell office:value-type="float" office:value="0.114848">
            <text:p>0.114848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3887">
            <text:p>19.3887</text:p>
          </table:table-cell>
          <table:table-cell office:value-type="float" office:value="-0.100397">
            <text:p>-0.100397</text:p>
          </table:table-cell>
          <table:table-cell office:value-type="float" office:value="0.0709835">
            <text:p>0.0709835</text:p>
          </table:table-cell>
          <table:table-cell office:value-type="float" office:value="0.825469">
            <text:p>0.825469</text:p>
          </table:table-cell>
          <table:table-cell office:value-type="float" office:value="0.0138316">
            <text:p>0.0138316</text:p>
          </table:table-cell>
          <table:table-cell office:value-type="float" office:value="-0.00895581">
            <text:p>-0.00895581</text:p>
          </table:table-cell>
          <table:table-cell office:value-type="float" office:value="-0.00870839">
            <text:p>-0.00870839</text:p>
          </table:table-cell>
          <table:table-cell office:value-type="float" office:value="0.00248718">
            <text:p>0.00248718</text:p>
          </table:table-cell>
          <table:table-cell office:value-type="float" office:value="0.0054384">
            <text:p>0.0054384</text:p>
          </table:table-cell>
          <table:table-cell office:value-type="float" office:value="0.0400707">
            <text:p>0.0400707</text:p>
          </table:table-cell>
          <table:table-cell office:value-type="float" office:value="-0.00203643">
            <text:p>-0.00203643</text:p>
          </table:table-cell>
          <table:table-cell office:value-type="float" office:value="-0.0299764">
            <text:p>-0.0299764</text:p>
          </table:table-cell>
          <table:table-cell office:value-type="float" office:value="-0.0428204">
            <text:p>-0.0428204</text:p>
          </table:table-cell>
          <table:table-cell office:value-type="float" office:value="0.0143206">
            <text:p>0.0143206</text:p>
          </table:table-cell>
          <table:table-cell/>
          <table:table-cell office:value-type="float" office:value="19.8859">
            <text:p>19.8859</text:p>
          </table:table-cell>
          <table:table-cell office:value-type="float" office:value="-0.106225">
            <text:p>-0.106225</text:p>
          </table:table-cell>
          <table:table-cell office:value-type="float" office:value="0.0898325">
            <text:p>0.0898325</text:p>
          </table:table-cell>
          <table:table-cell office:value-type="float" office:value="0.784852">
            <text:p>0.784852</text:p>
          </table:table-cell>
          <table:table-cell office:value-type="float" office:value="0.0110289">
            <text:p>0.0110289</text:p>
          </table:table-cell>
          <table:table-cell office:value-type="float" office:value="-0.0045247">
            <text:p>-0.0045247</text:p>
          </table:table-cell>
          <table:table-cell office:value-type="float" office:value="0.00307616">
            <text:p>0.00307616</text:p>
          </table:table-cell>
          <table:table-cell office:value-type="float" office:value="0.00126896">
            <text:p>0.00126896</text:p>
          </table:table-cell>
          <table:table-cell office:value-type="float" office:value="0.00147062">
            <text:p>0.00147062</text:p>
          </table:table-cell>
          <table:table-cell office:value-type="float" office:value="0.004788">
            <text:p>0.004788</text:p>
          </table:table-cell>
          <table:table-cell office:value-type="float" office:value="-0.00832894">
            <text:p>-0.00832894</text:p>
          </table:table-cell>
          <table:table-cell office:value-type="float" office:value="-0.0345397">
            <text:p>-0.0345397</text:p>
          </table:table-cell>
          <table:table-cell office:value-type="float" office:value="0.185628">
            <text:p>0.185628</text:p>
          </table:table-cell>
          <table:table-cell office:value-type="float" office:value="0.0345715">
            <text:p>0.0345715</text:p>
          </table:table-cell>
          <table:table-cell/>
          <table:table-cell office:value-type="float" office:value="19.3504">
            <text:p>19.3504</text:p>
          </table:table-cell>
          <table:table-cell office:value-type="float" office:value="-0.090576">
            <text:p>-0.090576</text:p>
          </table:table-cell>
          <table:table-cell office:value-type="float" office:value="0.0737137">
            <text:p>0.0737137</text:p>
          </table:table-cell>
          <table:table-cell office:value-type="float" office:value="0.761136">
            <text:p>0.761136</text:p>
          </table:table-cell>
          <table:table-cell office:value-type="float" office:value="0.0139288">
            <text:p>0.0139288</text:p>
          </table:table-cell>
          <table:table-cell office:value-type="float" office:value="-0.00457047">
            <text:p>-0.00457047</text:p>
          </table:table-cell>
          <table:table-cell office:value-type="float" office:value="-0.017199">
            <text:p>-0.017199</text:p>
          </table:table-cell>
          <table:table-cell office:value-type="float" office:value="0.00867226">
            <text:p>0.00867226</text:p>
          </table:table-cell>
          <table:table-cell office:value-type="float" office:value="-0.0101483">
            <text:p>-0.0101483</text:p>
          </table:table-cell>
          <table:table-cell office:value-type="float" office:value="0.0103972">
            <text:p>0.0103972</text:p>
          </table:table-cell>
          <table:table-cell office:value-type="float" office:value="0.000652211">
            <text:p>0.000652211</text:p>
          </table:table-cell>
          <table:table-cell office:value-type="float" office:value="0.0418475">
            <text:p>0.0418475</text:p>
          </table:table-cell>
          <table:table-cell office:value-type="float" office:value="0.0303627">
            <text:p>0.0303627</text:p>
          </table:table-cell>
          <table:table-cell office:value-type="float" office:value="-0.00867315">
            <text:p>-0.00867315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6202">
            <text:p>19.6202</text:p>
          </table:table-cell>
          <table:table-cell office:value-type="float" office:value="-0.100745">
            <text:p>-0.100745</text:p>
          </table:table-cell>
          <table:table-cell office:value-type="float" office:value="0.0779661">
            <text:p>0.0779661</text:p>
          </table:table-cell>
          <table:table-cell office:value-type="float" office:value="0.825765">
            <text:p>0.825765</text:p>
          </table:table-cell>
          <table:table-cell office:value-type="float" office:value="0.0131422">
            <text:p>0.0131422</text:p>
          </table:table-cell>
          <table:table-cell office:value-type="float" office:value="-0.00924335">
            <text:p>-0.00924335</text:p>
          </table:table-cell>
          <table:table-cell office:value-type="float" office:value="-0.00854313">
            <text:p>-0.00854313</text:p>
          </table:table-cell>
          <table:table-cell office:value-type="float" office:value="0.000219969">
            <text:p>0.000219969</text:p>
          </table:table-cell>
          <table:table-cell office:value-type="float" office:value="-0.0015028">
            <text:p>-0.0015028</text:p>
          </table:table-cell>
          <table:table-cell office:value-type="float" office:value="0.0301554">
            <text:p>0.0301554</text:p>
          </table:table-cell>
          <table:table-cell office:value-type="float" office:value="0.00127958">
            <text:p>0.00127958</text:p>
          </table:table-cell>
          <table:table-cell office:value-type="float" office:value="-0.0206138">
            <text:p>-0.0206138</text:p>
          </table:table-cell>
          <table:table-cell office:value-type="float" office:value="-0.185965">
            <text:p>-0.185965</text:p>
          </table:table-cell>
          <table:table-cell office:value-type="float" office:value="-0.0573413">
            <text:p>-0.0573413</text:p>
          </table:table-cell>
          <table:table-cell/>
          <table:table-cell office:value-type="float" office:value="20.0214">
            <text:p>20.0214</text:p>
          </table:table-cell>
          <table:table-cell office:value-type="float" office:value="-0.106659">
            <text:p>-0.106659</text:p>
          </table:table-cell>
          <table:table-cell office:value-type="float" office:value="0.0938897">
            <text:p>0.0938897</text:p>
          </table:table-cell>
          <table:table-cell office:value-type="float" office:value="0.784358">
            <text:p>0.784358</text:p>
          </table:table-cell>
          <table:table-cell office:value-type="float" office:value="0.0106953">
            <text:p>0.0106953</text:p>
          </table:table-cell>
          <table:table-cell office:value-type="float" office:value="-0.00347461">
            <text:p>-0.00347461</text:p>
          </table:table-cell>
          <table:table-cell office:value-type="float" office:value="-0.0020588">
            <text:p>-0.0020588</text:p>
          </table:table-cell>
          <table:table-cell office:value-type="float" office:value="0.000311783">
            <text:p>0.000311783</text:p>
          </table:table-cell>
          <table:table-cell office:value-type="float" office:value="-0.00320965">
            <text:p>-0.00320965</text:p>
          </table:table-cell>
          <table:table-cell office:value-type="float" office:value="0.0299413">
            <text:p>0.0299413</text:p>
          </table:table-cell>
          <table:table-cell office:value-type="float" office:value="-0.00364437">
            <text:p>-0.00364437</text:p>
          </table:table-cell>
          <table:table-cell office:value-type="float" office:value="0.00947299">
            <text:p>0.00947299</text:p>
          </table:table-cell>
          <table:table-cell office:value-type="float" office:value="-0.0962592">
            <text:p>-0.0962592</text:p>
          </table:table-cell>
          <table:table-cell office:value-type="float" office:value="0.0129897">
            <text:p>0.0129897</text:p>
          </table:table-cell>
          <table:table-cell/>
          <table:table-cell office:value-type="float" office:value="19.5567">
            <text:p>19.5567</text:p>
          </table:table-cell>
          <table:table-cell office:value-type="float" office:value="-0.0908886">
            <text:p>-0.0908886</text:p>
          </table:table-cell>
          <table:table-cell office:value-type="float" office:value="0.0771508">
            <text:p>0.0771508</text:p>
          </table:table-cell>
          <table:table-cell office:value-type="float" office:value="0.760901">
            <text:p>0.760901</text:p>
          </table:table-cell>
          <table:table-cell office:value-type="float" office:value="0.0133084">
            <text:p>0.0133084</text:p>
          </table:table-cell>
          <table:table-cell office:value-type="float" office:value="-0.00603069">
            <text:p>-0.00603069</text:p>
          </table:table-cell>
          <table:table-cell office:value-type="float" office:value="-0.0145969">
            <text:p>-0.0145969</text:p>
          </table:table-cell>
          <table:table-cell office:value-type="float" office:value="0.00902578">
            <text:p>0.00902578</text:p>
          </table:table-cell>
          <table:table-cell office:value-type="float" office:value="-0.00151531">
            <text:p>-0.00151531</text:p>
          </table:table-cell>
          <table:table-cell office:value-type="float" office:value="0.0166609">
            <text:p>0.0166609</text:p>
          </table:table-cell>
          <table:table-cell office:value-type="float" office:value="-0.00113703">
            <text:p>-0.00113703</text:p>
          </table:table-cell>
          <table:table-cell office:value-type="float" office:value="-0.0110987">
            <text:p>-0.0110987</text:p>
          </table:table-cell>
          <table:table-cell office:value-type="float" office:value="-0.00392163">
            <text:p>-0.00392163</text:p>
          </table:table-cell>
          <table:table-cell office:value-type="float" office:value="0.00579914">
            <text:p>0.00579914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7201">
            <text:p>19.7201</text:p>
          </table:table-cell>
          <table:table-cell office:value-type="float" office:value="-0.101101">
            <text:p>-0.101101</text:p>
          </table:table-cell>
          <table:table-cell office:value-type="float" office:value="0.0791227">
            <text:p>0.0791227</text:p>
          </table:table-cell>
          <table:table-cell office:value-type="float" office:value="0.825321">
            <text:p>0.825321</text:p>
          </table:table-cell>
          <table:table-cell office:value-type="float" office:value="0.0128555">
            <text:p>0.0128555</text:p>
          </table:table-cell>
          <table:table-cell office:value-type="float" office:value="-0.00813272">
            <text:p>-0.00813272</text:p>
          </table:table-cell>
          <table:table-cell office:value-type="float" office:value="-0.000173426">
            <text:p>-0.000173426</text:p>
          </table:table-cell>
          <table:table-cell office:value-type="float" office:value="0.00286842">
            <text:p>0.00286842</text:p>
          </table:table-cell>
          <table:table-cell office:value-type="float" office:value="-0.00356214">
            <text:p>-0.00356214</text:p>
          </table:table-cell>
          <table:table-cell office:value-type="float" office:value="0.0115774">
            <text:p>0.0115774</text:p>
          </table:table-cell>
          <table:table-cell office:value-type="float" office:value="-0.00444887">
            <text:p>-0.00444887</text:p>
          </table:table-cell>
          <table:table-cell office:value-type="float" office:value="0.0160577">
            <text:p>0.0160577</text:p>
          </table:table-cell>
          <table:table-cell office:value-type="float" office:value="0.0263732">
            <text:p>0.0263732</text:p>
          </table:table-cell>
          <table:table-cell office:value-type="float" office:value="0.0277942">
            <text:p>0.0277942</text:p>
          </table:table-cell>
          <table:table-cell table:number-columns-repeated="16"/>
          <table:table-cell office:value-type="float" office:value="19.8179">
            <text:p>19.8179</text:p>
          </table:table-cell>
          <table:table-cell office:value-type="float" office:value="-0.092042">
            <text:p>-0.092042</text:p>
          </table:table-cell>
          <table:table-cell office:value-type="float" office:value="0.0812359">
            <text:p>0.0812359</text:p>
          </table:table-cell>
          <table:table-cell office:value-type="float" office:value="0.761">
            <text:p>0.761</text:p>
          </table:table-cell>
          <table:table-cell office:value-type="float" office:value="0.0125622">
            <text:p>0.0125622</text:p>
          </table:table-cell>
          <table:table-cell office:value-type="float" office:value="-0.0040538">
            <text:p>-0.0040538</text:p>
          </table:table-cell>
          <table:table-cell office:value-type="float" office:value="-0.00191005">
            <text:p>-0.00191005</text:p>
          </table:table-cell>
          <table:table-cell office:value-type="float" office:value="0.00971916">
            <text:p>0.00971916</text:p>
          </table:table-cell>
          <table:table-cell office:value-type="float" office:value="-0.00441495">
            <text:p>-0.00441495</text:p>
          </table:table-cell>
          <table:table-cell office:value-type="float" office:value="0.0156364">
            <text:p>0.0156364</text:p>
          </table:table-cell>
          <table:table-cell office:value-type="float" office:value="0.000378039">
            <text:p>0.000378039</text:p>
          </table:table-cell>
          <table:table-cell office:value-type="float" office:value="0.0618747">
            <text:p>0.0618747</text:p>
          </table:table-cell>
          <table:table-cell office:value-type="float" office:value="0.203553">
            <text:p>0.203553</text:p>
          </table:table-cell>
          <table:table-cell office:value-type="float" office:value="0.0126376">
            <text:p>0.0126376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19.9528">
            <text:p>19.9528</text:p>
          </table:table-cell>
          <table:table-cell office:value-type="float" office:value="-0.101061">
            <text:p>-0.101061</text:p>
          </table:table-cell>
          <table:table-cell office:value-type="float" office:value="0.0832431">
            <text:p>0.0832431</text:p>
          </table:table-cell>
          <table:table-cell office:value-type="float" office:value="0.82579">
            <text:p>0.82579</text:p>
          </table:table-cell>
          <table:table-cell office:value-type="float" office:value="0.0122119">
            <text:p>0.0122119</text:p>
          </table:table-cell>
          <table:table-cell office:value-type="float" office:value="-0.00602813">
            <text:p>-0.00602813</text:p>
          </table:table-cell>
          <table:table-cell office:value-type="float" office:value="-0.00476905">
            <text:p>-0.00476905</text:p>
          </table:table-cell>
          <table:table-cell office:value-type="float" office:value="0.00408394">
            <text:p>0.00408394</text:p>
          </table:table-cell>
          <table:table-cell office:value-type="float" office:value="0.000173264">
            <text:p>0.000173264</text:p>
          </table:table-cell>
          <table:table-cell office:value-type="float" office:value="0.0177124">
            <text:p>0.0177124</text:p>
          </table:table-cell>
          <table:table-cell office:value-type="float" office:value="0.00201673">
            <text:p>0.00201673</text:p>
          </table:table-cell>
          <table:table-cell office:value-type="float" office:value="0.0510267">
            <text:p>0.0510267</text:p>
          </table:table-cell>
          <table:table-cell office:value-type="float" office:value="-0.196632">
            <text:p>-0.196632</text:p>
          </table:table-cell>
          <table:table-cell office:value-type="float" office:value="0.028929">
            <text:p>0.028929</text:p>
          </table:table-cell>
          <table:table-cell table:number-columns-repeated="16"/>
          <table:table-cell office:value-type="float" office:value="19.887">
            <text:p>19.887</text:p>
          </table:table-cell>
          <table:table-cell office:value-type="float" office:value="-0.0920517">
            <text:p>-0.0920517</text:p>
          </table:table-cell>
          <table:table-cell office:value-type="float" office:value="0.0832873">
            <text:p>0.0832873</text:p>
          </table:table-cell>
          <table:table-cell office:value-type="float" office:value="0.761086">
            <text:p>0.761086</text:p>
          </table:table-cell>
          <table:table-cell office:value-type="float" office:value="0.012372">
            <text:p>0.012372</text:p>
          </table:table-cell>
          <table:table-cell office:value-type="float" office:value="-0.00735887">
            <text:p>-0.00735887</text:p>
          </table:table-cell>
          <table:table-cell office:value-type="float" office:value="-0.011119">
            <text:p>-0.011119</text:p>
          </table:table-cell>
          <table:table-cell office:value-type="float" office:value="0.00976452">
            <text:p>0.00976452</text:p>
          </table:table-cell>
          <table:table-cell office:value-type="float" office:value="-0.000140767">
            <text:p>-0.000140767</text:p>
          </table:table-cell>
          <table:table-cell office:value-type="float" office:value="0.0296974">
            <text:p>0.0296974</text:p>
          </table:table-cell>
          <table:table-cell office:value-type="float" office:value="0.00125102">
            <text:p>0.00125102</text:p>
          </table:table-cell>
          <table:table-cell office:value-type="float" office:value="-0.0284336">
            <text:p>-0.0284336</text:p>
          </table:table-cell>
          <table:table-cell office:value-type="float" office:value="-0.0968832">
            <text:p>-0.0968832</text:p>
          </table:table-cell>
          <table:table-cell office:value-type="float" office:value="0.00871745">
            <text:p>0.00871745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20.1524">
            <text:p>20.1524</text:p>
          </table:table-cell>
          <table:table-cell office:value-type="float" office:value="-0.0989928">
            <text:p>-0.0989928</text:p>
          </table:table-cell>
          <table:table-cell office:value-type="float" office:value="0.0789425">
            <text:p>0.0789425</text:p>
          </table:table-cell>
          <table:table-cell office:value-type="float" office:value="0.827346">
            <text:p>0.827346</text:p>
          </table:table-cell>
          <table:table-cell office:value-type="float" office:value="0.0116853">
            <text:p>0.0116853</text:p>
          </table:table-cell>
          <table:table-cell office:value-type="float" office:value="-0.00884808">
            <text:p>-0.00884808</text:p>
          </table:table-cell>
          <table:table-cell office:value-type="float" office:value="0.00152887">
            <text:p>0.00152887</text:p>
          </table:table-cell>
          <table:table-cell office:value-type="float" office:value="0.00138293">
            <text:p>0.00138293</text:p>
          </table:table-cell>
          <table:table-cell office:value-type="float" office:value="0.01036">
            <text:p>0.01036</text:p>
          </table:table-cell>
          <table:table-cell office:value-type="float" office:value="-0.0215422">
            <text:p>-0.0215422</text:p>
          </table:table-cell>
          <table:table-cell office:value-type="float" office:value="0.00779198">
            <text:p>0.00779198</text:p>
          </table:table-cell>
          <table:table-cell office:value-type="float" office:value="-0.0933164">
            <text:p>-0.0933164</text:p>
          </table:table-cell>
          <table:table-cell office:value-type="float" office:value="0.140853">
            <text:p>0.140853</text:p>
          </table:table-cell>
          <table:table-cell office:value-type="float" office:value="-0.0878593">
            <text:p>-0.0878593</text:p>
          </table:table-cell>
          <table:table-cell table:number-columns-repeated="16"/>
          <table:table-cell office:value-type="float" office:value="20.1178">
            <text:p>20.1178</text:p>
          </table:table-cell>
          <table:table-cell office:value-type="float" office:value="-0.0935988">
            <text:p>-0.0935988</text:p>
          </table:table-cell>
          <table:table-cell office:value-type="float" office:value="0.0849807">
            <text:p>0.0849807</text:p>
          </table:table-cell>
          <table:table-cell office:value-type="float" office:value="0.76184">
            <text:p>0.76184</text:p>
          </table:table-cell>
          <table:table-cell office:value-type="float" office:value="0.0117571">
            <text:p>0.0117571</text:p>
          </table:table-cell>
          <table:table-cell office:value-type="float" office:value="-0.00615784">
            <text:p>-0.00615784</text:p>
          </table:table-cell>
          <table:table-cell office:value-type="float" office:value="-0.00256393">
            <text:p>-0.00256393</text:p>
          </table:table-cell>
          <table:table-cell office:value-type="float" office:value="0.00869804">
            <text:p>0.00869804</text:p>
          </table:table-cell>
          <table:table-cell office:value-type="float" office:value="-0.00670312">
            <text:p>-0.00670312</text:p>
          </table:table-cell>
          <table:table-cell office:value-type="float" office:value="0.00733719">
            <text:p>0.00733719</text:p>
          </table:table-cell>
          <table:table-cell office:value-type="float" office:value="0.00326297">
            <text:p>0.00326297</text:p>
          </table:table-cell>
          <table:table-cell office:value-type="float" office:value="0.0446924">
            <text:p>0.0446924</text:p>
          </table:table-cell>
          <table:table-cell office:value-type="float" office:value="0.114802">
            <text:p>0.114802</text:p>
          </table:table-cell>
          <table:table-cell office:value-type="float" office:value="-0.0426675">
            <text:p>-0.0426675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20.2886">
            <text:p>20.2886</text:p>
          </table:table-cell>
          <table:table-cell office:value-type="float" office:value="-0.0993122">
            <text:p>-0.0993122</text:p>
          </table:table-cell>
          <table:table-cell office:value-type="float" office:value="0.0786206">
            <text:p>0.0786206</text:p>
          </table:table-cell>
          <table:table-cell office:value-type="float" office:value="0.826778">
            <text:p>0.826778</text:p>
          </table:table-cell>
          <table:table-cell office:value-type="float" office:value="0.0113393">
            <text:p>0.0113393</text:p>
          </table:table-cell>
          <table:table-cell office:value-type="float" office:value="-0.00552256">
            <text:p>-0.00552256</text:p>
          </table:table-cell>
          <table:table-cell office:value-type="float" office:value="-0.00171393">
            <text:p>-0.00171393</text:p>
          </table:table-cell>
          <table:table-cell office:value-type="float" office:value="0.00341058">
            <text:p>0.00341058</text:p>
          </table:table-cell>
          <table:table-cell office:value-type="float" office:value="-0.00234588">
            <text:p>-0.00234588</text:p>
          </table:table-cell>
          <table:table-cell office:value-type="float" office:value="-0.00236384">
            <text:p>-0.00236384</text:p>
          </table:table-cell>
          <table:table-cell office:value-type="float" office:value="-0.00417085">
            <text:p>-0.00417085</text:p>
          </table:table-cell>
          <table:table-cell office:value-type="float" office:value="0.0178036">
            <text:p>0.0178036</text:p>
          </table:table-cell>
          <table:table-cell office:value-type="float" office:value="0.0292209">
            <text:p>0.0292209</text:p>
          </table:table-cell>
          <table:table-cell office:value-type="float" office:value="-0.00154591">
            <text:p>-0.00154591</text:p>
          </table:table-cell>
          <table:table-cell table:number-columns-repeated="16"/>
          <table:table-cell office:value-type="float" office:value="20.3184">
            <text:p>20.3184</text:p>
          </table:table-cell>
          <table:table-cell office:value-type="float" office:value="-0.0931456">
            <text:p>-0.0931456</text:p>
          </table:table-cell>
          <table:table-cell office:value-type="float" office:value="0.0910696">
            <text:p>0.0910696</text:p>
          </table:table-cell>
          <table:table-cell office:value-type="float" office:value="0.760778">
            <text:p>0.760778</text:p>
          </table:table-cell>
          <table:table-cell office:value-type="float" office:value="0.0112477">
            <text:p>0.0112477</text:p>
          </table:table-cell>
          <table:table-cell office:value-type="float" office:value="-0.00727304">
            <text:p>-0.00727304</text:p>
          </table:table-cell>
          <table:table-cell office:value-type="float" office:value="-0.00375638">
            <text:p>-0.00375638</text:p>
          </table:table-cell>
          <table:table-cell office:value-type="float" office:value="0.00938356">
            <text:p>0.00938356</text:p>
          </table:table-cell>
          <table:table-cell office:value-type="float" office:value="0.00225997">
            <text:p>0.00225997</text:p>
          </table:table-cell>
          <table:table-cell office:value-type="float" office:value="0.0303608">
            <text:p>0.0303608</text:p>
          </table:table-cell>
          <table:table-cell office:value-type="float" office:value="-0.00529402">
            <text:p>-0.00529402</text:p>
          </table:table-cell>
          <table:table-cell office:value-type="float" office:value="-0.017817">
            <text:p>-0.017817</text:p>
          </table:table-cell>
          <table:table-cell office:value-type="float" office:value="-0.109864">
            <text:p>-0.109864</text:p>
          </table:table-cell>
          <table:table-cell office:value-type="float" office:value="0.0147374">
            <text:p>0.0147374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20.5919">
            <text:p>20.5919</text:p>
          </table:table-cell>
          <table:table-cell office:value-type="float" office:value="-0.0983856">
            <text:p>-0.0983856</text:p>
          </table:table-cell>
          <table:table-cell office:value-type="float" office:value="0.0805923">
            <text:p>0.0805923</text:p>
          </table:table-cell>
          <table:table-cell office:value-type="float" office:value="0.82537">
            <text:p>0.82537</text:p>
          </table:table-cell>
          <table:table-cell office:value-type="float" office:value="0.0106047">
            <text:p>0.0106047</text:p>
          </table:table-cell>
          <table:table-cell office:value-type="float" office:value="-0.00836623">
            <text:p>-0.00836623</text:p>
          </table:table-cell>
          <table:table-cell office:value-type="float" office:value="-0.000445206">
            <text:p>-0.000445206</text:p>
          </table:table-cell>
          <table:table-cell office:value-type="float" office:value="0.00319328">
            <text:p>0.00319328</text:p>
          </table:table-cell>
          <table:table-cell office:value-type="float" office:value="0.00305458">
            <text:p>0.00305458</text:p>
          </table:table-cell>
          <table:table-cell office:value-type="float" office:value="0.00649988">
            <text:p>0.00649988</text:p>
          </table:table-cell>
          <table:table-cell office:value-type="float" office:value="-0.00463978">
            <text:p>-0.00463978</text:p>
          </table:table-cell>
          <table:table-cell office:value-type="float" office:value="-0.0915809">
            <text:p>-0.0915809</text:p>
          </table:table-cell>
          <table:table-cell office:value-type="float" office:value="-0.00767644">
            <text:p>-0.00767644</text:p>
          </table:table-cell>
          <table:table-cell office:value-type="float" office:value="0.0246853">
            <text:p>0.0246853</text:p>
          </table:table-cell>
          <table:table-cell table:number-columns-repeated="16"/>
          <table:table-cell office:value-type="float" office:value="20.5187">
            <text:p>20.5187</text:p>
          </table:table-cell>
          <table:table-cell office:value-type="float" office:value="-0.0934076">
            <text:p>-0.0934076</text:p>
          </table:table-cell>
          <table:table-cell office:value-type="float" office:value="0.0927433">
            <text:p>0.0927433</text:p>
          </table:table-cell>
          <table:table-cell office:value-type="float" office:value="0.760309">
            <text:p>0.760309</text:p>
          </table:table-cell>
          <table:table-cell office:value-type="float" office:value="0.010761">
            <text:p>0.010761</text:p>
          </table:table-cell>
          <table:table-cell office:value-type="float" office:value="-0.0068718">
            <text:p>-0.0068718</text:p>
          </table:table-cell>
          <table:table-cell office:value-type="float" office:value="-0.00172855">
            <text:p>-0.00172855</text:p>
          </table:table-cell>
          <table:table-cell office:value-type="float" office:value="0.00840778">
            <text:p>0.00840778</text:p>
          </table:table-cell>
          <table:table-cell office:value-type="float" office:value="-0.00130854">
            <text:p>-0.00130854</text:p>
          </table:table-cell>
          <table:table-cell office:value-type="float" office:value="0.00835665">
            <text:p>0.00835665</text:p>
          </table:table-cell>
          <table:table-cell office:value-type="float" office:value="-0.00234233">
            <text:p>-0.00234233</text:p>
          </table:table-cell>
          <table:table-cell office:value-type="float" office:value="0.000322366">
            <text:p>0.000322366</text:p>
          </table:table-cell>
          <table:table-cell office:value-type="float" office:value="-0.0548243">
            <text:p>-0.0548243</text:p>
          </table:table-cell>
          <table:table-cell office:value-type="float" office:value="-0.00646324">
            <text:p>-0.00646324</text:p>
          </table:table-cell>
          <table:table-cell table:number-columns-repeated="15"/>
        </table:table-row>
        <table:table-row table:style-name="ro4">
          <table:table-cell table:number-columns-repeated="15"/>
          <table:table-cell office:value-type="float" office:value="20.6571">
            <text:p>20.6571</text:p>
          </table:table-cell>
          <table:table-cell office:value-type="float" office:value="-0.0985755">
            <text:p>-0.0985755</text:p>
          </table:table-cell>
          <table:table-cell office:value-type="float" office:value="0.0809833">
            <text:p>0.0809833</text:p>
          </table:table-cell>
          <table:table-cell office:value-type="float" office:value="0.825173">
            <text:p>0.825173</text:p>
          </table:table-cell>
          <table:table-cell office:value-type="float" office:value="0.0104532">
            <text:p>0.0104532</text:p>
          </table:table-cell>
          <table:table-cell office:value-type="float" office:value="-0.00404473">
            <text:p>-0.00404473</text:p>
          </table:table-cell>
          <table:table-cell office:value-type="float" office:value="-0.00133975">
            <text:p>-0.00133975</text:p>
          </table:table-cell>
          <table:table-cell office:value-type="float" office:value="-0.00175535">
            <text:p>-0.00175535</text:p>
          </table:table-cell>
          <table:table-cell office:value-type="float" office:value="-0.00291374">
            <text:p>-0.00291374</text:p>
          </table:table-cell>
          <table:table-cell office:value-type="float" office:value="0.0059996">
            <text:p>0.0059996</text:p>
          </table:table-cell>
          <table:table-cell office:value-type="float" office:value="-0.00303104">
            <text:p>-0.00303104</text:p>
          </table:table-cell>
          <table:table-cell office:value-type="float" office:value="0.0278306">
            <text:p>0.0278306</text:p>
          </table:table-cell>
          <table:table-cell office:value-type="float" office:value="-0.0376354">
            <text:p>-0.0376354</text:p>
          </table:table-cell>
          <table:table-cell office:value-type="float" office:value="-0.0933376">
            <text:p>-0.0933376</text:p>
          </table:table-cell>
          <table:table-cell table:number-columns-repeated="16"/>
          <table:table-cell office:value-type="float" office:value="20.6179">
            <text:p>20.6179</text:p>
          </table:table-cell>
          <table:table-cell office:value-type="float" office:value="-0.0935344">
            <text:p>-0.0935344</text:p>
          </table:table-cell>
          <table:table-cell office:value-type="float" office:value="0.0930326">
            <text:p>0.0930326</text:p>
          </table:table-cell>
          <table:table-cell office:value-type="float" office:value="0.760012">
            <text:p>0.760012</text:p>
          </table:table-cell>
          <table:table-cell office:value-type="float" office:value="0.0105276">
            <text:p>0.0105276</text:p>
          </table:table-cell>
          <table:table-cell office:value-type="float" office:value="-0.00521244">
            <text:p>-0.00521244</text:p>
          </table:table-cell>
          <table:table-cell office:value-type="float" office:value="-0.0006847">
            <text:p>-0.0006847</text:p>
          </table:table-cell>
          <table:table-cell office:value-type="float" office:value="0.000371807">
            <text:p>0.000371807</text:p>
          </table:table-cell>
          <table:table-cell office:value-type="float" office:value="-0.00127653">
            <text:p>-0.00127653</text:p>
          </table:table-cell>
          <table:table-cell office:value-type="float" office:value="0.00291304">
            <text:p>0.00291304</text:p>
          </table:table-cell>
          <table:table-cell office:value-type="float" office:value="-0.00298408">
            <text:p>-0.00298408</text:p>
          </table:table-cell>
          <table:table-cell office:value-type="float" office:value="0.0404848">
            <text:p>0.0404848</text:p>
          </table:table-cell>
          <table:table-cell office:value-type="float" office:value="-0.0253636">
            <text:p>-0.0253636</text:p>
          </table:table-cell>
          <table:table-cell office:value-type="float" office:value="-0.191989">
            <text:p>-0.191989</text:p>
          </table:table-cell>
          <table:table-cell table:number-columns-repeated="15"/>
        </table:table-row>
        <table:table-row table:style-name="ro4" table:number-rows-repeated="1048471">
          <table:table-cell table:number-columns-repeated="74"/>
        </table:table-row>
        <table:table-row table:style-name="ro4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3T18:58:49</dc:date>
    <dc:creator>Steven Jorgensen</dc:creator>
    <meta:editing-duration>PT19M33S</meta:editing-duration>
    <meta:editing-cycles>4</meta:editing-cycles>
    <meta:generator>LibreOffice/3.5$Linux_X86_64 LibreOffice_project/350m1$Build-2</meta:generator>
    <meta:document-statistic meta:table-count="3" meta:cell-count="68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2:Sheet1.C89 Sheet1.C1:Sheet1.C1 Sheet1.R2:Sheet1.R89 Sheet1.AG2:Sheet1.AG89 Sheet1.BK2:Sheet1.BK89 Sheet1.AV2:Sheet1.AV89" chart:data-source-has-labels="row" svg:x="0.77cm" svg:y="0.855cm" svg:width="12.062cm" svg:height="7.545cm">
          <chartooo:coordinate-region svg:x="1.061cm" svg:y="1.054cm" svg:width="11.53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9" chart:label-cell-address="Sheet1.C1:Sheet1.C1" chart:class="chart:scatter">
            <chart:domain table:cell-range-address="Sheet1.B2:Sheet1.B89"/>
            <chart:data-point chart:repeated="88"/>
          </chart:series>
          <chart:series chart:style-name="ch7" chart:values-cell-range-address="Sheet1.R2:Sheet1.R89" chart:class="chart:scatter">
            <chart:domain table:cell-range-address="Sheet1.Q2:Sheet1.Q89"/>
            <chart:data-point chart:repeated="88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8743">
                <text:p>0.0718743</text:p>
                <draw:g>
                  <svg:desc>Sheet1.B2:Sheet1.B89</svg:desc>
                </draw:g>
              </table:table-cell>
              <table:table-cell office:value-type="float" office:value="-0.28381">
                <text:p>-0.28381</text:p>
                <draw:g>
                  <svg:desc>Sheet1.C2:Sheet1.C89</svg:desc>
                </draw:g>
              </table:table-cell>
              <table:table-cell office:value-type="float" office:value="-0.0201891">
                <text:p>-0.0201891</text:p>
                <draw:g>
                  <svg:desc>Sheet1.Q2:Sheet1.Q89</svg:desc>
                </draw:g>
              </table:table-cell>
              <table:table-cell office:value-type="float" office:value="-0.180658">
                <text:p>-0.180658</text:p>
                <draw:g>
                  <svg:desc>Sheet1.R2:Sheet1.R89</svg:desc>
                </draw:g>
              </table:table-cell>
              <table:table-cell office:value-type="float" office:value="0.0114738">
                <text:p>0.0114738</text:p>
                <draw:g>
                  <svg:desc>Sheet1.AF2:Sheet1.AF89</svg:desc>
                </draw:g>
              </table:table-cell>
              <table:table-cell office:value-type="float" office:value="-0.163845">
                <text:p>-0.163845</text:p>
                <draw:g>
                  <svg:desc>Sheet1.AG2:Sheet1.AG89</svg:desc>
                </draw:g>
              </table:table-cell>
              <table:table-cell office:value-type="float" office:value="0.0257204">
                <text:p>0.0257204</text:p>
                <draw:g>
                  <svg:desc>Sheet1.BJ2:Sheet1.BJ89</svg:desc>
                </draw:g>
              </table:table-cell>
              <table:table-cell office:value-type="float" office:value="-0.0877043">
                <text:p>-0.0877043</text:p>
                <draw:g>
                  <svg:desc>Sheet1.BK2:Sheet1.BK89</svg:desc>
                </draw:g>
              </table:table-cell>
              <table:table-cell office:value-type="float" office:value="-0.0604185">
                <text:p>-0.0604185</text:p>
                <draw:g>
                  <svg:desc>Sheet1.AU2:Sheet1.AU89</svg:desc>
                </draw:g>
              </table:table-cell>
              <table:table-cell office:value-type="float" office:value="-0.197689">
                <text:p>-0.197689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52902">
                <text:p>0.0652902</text:p>
              </table:table-cell>
              <table:table-cell office:value-type="float" office:value="-0.278103">
                <text:p>-0.278103</text:p>
              </table:table-cell>
              <table:table-cell office:value-type="float" office:value="-0.0175261">
                <text:p>-0.0175261</text:p>
              </table:table-cell>
              <table:table-cell office:value-type="float" office:value="-0.177026">
                <text:p>-0.177026</text:p>
              </table:table-cell>
              <table:table-cell office:value-type="float" office:value="-0.00135854">
                <text:p>-0.00135854</text:p>
              </table:table-cell>
              <table:table-cell office:value-type="float" office:value="-0.163792">
                <text:p>-0.163792</text:p>
              </table:table-cell>
              <table:table-cell office:value-type="float" office:value="0.0259344">
                <text:p>0.0259344</text:p>
              </table:table-cell>
              <table:table-cell office:value-type="float" office:value="-0.0855688">
                <text:p>-0.0855688</text:p>
              </table:table-cell>
              <table:table-cell office:value-type="float" office:value="-0.0670952">
                <text:p>-0.0670952</text:p>
              </table:table-cell>
              <table:table-cell office:value-type="float" office:value="-0.185288">
                <text:p>-0.1852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39113">
                <text:p>0.0539113</text:p>
              </table:table-cell>
              <table:table-cell office:value-type="float" office:value="-0.257934">
                <text:p>-0.257934</text:p>
              </table:table-cell>
              <table:table-cell office:value-type="float" office:value="-0.0180398">
                <text:p>-0.0180398</text:p>
              </table:table-cell>
              <table:table-cell office:value-type="float" office:value="-0.17327">
                <text:p>-0.17327</text:p>
              </table:table-cell>
              <table:table-cell office:value-type="float" office:value="-0.00315883">
                <text:p>-0.00315883</text:p>
              </table:table-cell>
              <table:table-cell office:value-type="float" office:value="-0.145521">
                <text:p>-0.145521</text:p>
              </table:table-cell>
              <table:table-cell office:value-type="float" office:value="0.0413709">
                <text:p>0.0413709</text:p>
              </table:table-cell>
              <table:table-cell office:value-type="float" office:value="-0.0812792">
                <text:p>-0.0812792</text:p>
              </table:table-cell>
              <table:table-cell office:value-type="float" office:value="-0.0739289">
                <text:p>-0.0739289</text:p>
              </table:table-cell>
              <table:table-cell office:value-type="float" office:value="-0.179542">
                <text:p>-0.179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1229">
                <text:p>0.0541229</text:p>
              </table:table-cell>
              <table:table-cell office:value-type="float" office:value="-0.256369">
                <text:p>-0.256369</text:p>
              </table:table-cell>
              <table:table-cell office:value-type="float" office:value="-0.0199944">
                <text:p>-0.0199944</text:p>
              </table:table-cell>
              <table:table-cell office:value-type="float" office:value="-0.171776">
                <text:p>-0.171776</text:p>
              </table:table-cell>
              <table:table-cell office:value-type="float" office:value="-0.00627296">
                <text:p>-0.00627296</text:p>
              </table:table-cell>
              <table:table-cell office:value-type="float" office:value="-0.146125">
                <text:p>-0.146125</text:p>
              </table:table-cell>
              <table:table-cell office:value-type="float" office:value="0.0455791">
                <text:p>0.0455791</text:p>
              </table:table-cell>
              <table:table-cell office:value-type="float" office:value="-0.0796543">
                <text:p>-0.0796543</text:p>
              </table:table-cell>
              <table:table-cell office:value-type="float" office:value="-0.0775953">
                <text:p>-0.0775953</text:p>
              </table:table-cell>
              <table:table-cell office:value-type="float" office:value="-0.177258">
                <text:p>-0.177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1136">
                <text:p>0.0541136</text:p>
              </table:table-cell>
              <table:table-cell office:value-type="float" office:value="-0.256071">
                <text:p>-0.256071</text:p>
              </table:table-cell>
              <table:table-cell office:value-type="float" office:value="-0.0210514">
                <text:p>-0.0210514</text:p>
              </table:table-cell>
              <table:table-cell office:value-type="float" office:value="-0.16884">
                <text:p>-0.16884</text:p>
              </table:table-cell>
              <table:table-cell office:value-type="float" office:value="-0.00706676">
                <text:p>-0.00706676</text:p>
              </table:table-cell>
              <table:table-cell office:value-type="float" office:value="-0.14253">
                <text:p>-0.14253</text:p>
              </table:table-cell>
              <table:table-cell office:value-type="float" office:value="0.0467414">
                <text:p>0.0467414</text:p>
              </table:table-cell>
              <table:table-cell office:value-type="float" office:value="-0.0788436">
                <text:p>-0.0788436</text:p>
              </table:table-cell>
              <table:table-cell office:value-type="float" office:value="-0.0772415">
                <text:p>-0.0772415</text:p>
              </table:table-cell>
              <table:table-cell office:value-type="float" office:value="-0.175451">
                <text:p>-0.1754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41986">
                <text:p>0.0541986</text:p>
              </table:table-cell>
              <table:table-cell office:value-type="float" office:value="-0.25556">
                <text:p>-0.25556</text:p>
              </table:table-cell>
              <table:table-cell office:value-type="float" office:value="-0.0205368">
                <text:p>-0.0205368</text:p>
              </table:table-cell>
              <table:table-cell office:value-type="float" office:value="-0.169023">
                <text:p>-0.169023</text:p>
              </table:table-cell>
              <table:table-cell office:value-type="float" office:value="-0.00964607">
                <text:p>-0.00964607</text:p>
              </table:table-cell>
              <table:table-cell office:value-type="float" office:value="-0.139602">
                <text:p>-0.139602</text:p>
              </table:table-cell>
              <table:table-cell office:value-type="float" office:value="0.0378884">
                <text:p>0.0378884</text:p>
              </table:table-cell>
              <table:table-cell office:value-type="float" office:value="-0.0751686">
                <text:p>-0.0751686</text:p>
              </table:table-cell>
              <table:table-cell office:value-type="float" office:value="-0.0770414">
                <text:p>-0.0770414</text:p>
              </table:table-cell>
              <table:table-cell office:value-type="float" office:value="-0.175208">
                <text:p>-0.175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2589">
                <text:p>0.052589</text:p>
              </table:table-cell>
              <table:table-cell office:value-type="float" office:value="-0.25494">
                <text:p>-0.25494</text:p>
              </table:table-cell>
              <table:table-cell office:value-type="float" office:value="-0.0227499">
                <text:p>-0.0227499</text:p>
              </table:table-cell>
              <table:table-cell office:value-type="float" office:value="-0.164524">
                <text:p>-0.164524</text:p>
              </table:table-cell>
              <table:table-cell office:value-type="float" office:value="-0.0124745">
                <text:p>-0.0124745</text:p>
              </table:table-cell>
              <table:table-cell office:value-type="float" office:value="-0.137481">
                <text:p>-0.137481</text:p>
              </table:table-cell>
              <table:table-cell office:value-type="float" office:value="0.0373668">
                <text:p>0.0373668</text:p>
              </table:table-cell>
              <table:table-cell office:value-type="float" office:value="-0.0744297">
                <text:p>-0.0744297</text:p>
              </table:table-cell>
              <table:table-cell office:value-type="float" office:value="-0.0761153">
                <text:p>-0.0761153</text:p>
              </table:table-cell>
              <table:table-cell office:value-type="float" office:value="-0.174328">
                <text:p>-0.1743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26962">
                <text:p>0.0526962</text:p>
              </table:table-cell>
              <table:table-cell office:value-type="float" office:value="-0.253851">
                <text:p>-0.253851</text:p>
              </table:table-cell>
              <table:table-cell office:value-type="float" office:value="-0.0229131">
                <text:p>-0.0229131</text:p>
              </table:table-cell>
              <table:table-cell office:value-type="float" office:value="-0.166656">
                <text:p>-0.166656</text:p>
              </table:table-cell>
              <table:table-cell office:value-type="float" office:value="-0.0112609">
                <text:p>-0.0112609</text:p>
              </table:table-cell>
              <table:table-cell office:value-type="float" office:value="-0.139315">
                <text:p>-0.139315</text:p>
              </table:table-cell>
              <table:table-cell office:value-type="float" office:value="0.037059">
                <text:p>0.037059</text:p>
              </table:table-cell>
              <table:table-cell office:value-type="float" office:value="-0.0742455">
                <text:p>-0.0742455</text:p>
              </table:table-cell>
              <table:table-cell office:value-type="float" office:value="-0.0759873">
                <text:p>-0.0759873</text:p>
              </table:table-cell>
              <table:table-cell office:value-type="float" office:value="-0.178206">
                <text:p>-0.1782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25431">
                <text:p>0.0525431</text:p>
              </table:table-cell>
              <table:table-cell office:value-type="float" office:value="-0.25379">
                <text:p>-0.25379</text:p>
              </table:table-cell>
              <table:table-cell office:value-type="float" office:value="-0.0224504">
                <text:p>-0.0224504</text:p>
              </table:table-cell>
              <table:table-cell office:value-type="float" office:value="-0.172302">
                <text:p>-0.172302</text:p>
              </table:table-cell>
              <table:table-cell office:value-type="float" office:value="-0.0101036">
                <text:p>-0.0101036</text:p>
              </table:table-cell>
              <table:table-cell office:value-type="float" office:value="-0.138978">
                <text:p>-0.138978</text:p>
              </table:table-cell>
              <table:table-cell office:value-type="float" office:value="0.03747">
                <text:p>0.03747</text:p>
              </table:table-cell>
              <table:table-cell office:value-type="float" office:value="-0.0740076">
                <text:p>-0.0740076</text:p>
              </table:table-cell>
              <table:table-cell office:value-type="float" office:value="-0.0732178">
                <text:p>-0.0732178</text:p>
              </table:table-cell>
              <table:table-cell office:value-type="float" office:value="-0.181601">
                <text:p>-0.1816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7644">
                <text:p>0.0537644</text:p>
              </table:table-cell>
              <table:table-cell office:value-type="float" office:value="-0.252501">
                <text:p>-0.252501</text:p>
              </table:table-cell>
              <table:table-cell office:value-type="float" office:value="-0.0201031">
                <text:p>-0.0201031</text:p>
              </table:table-cell>
              <table:table-cell office:value-type="float" office:value="-0.180668">
                <text:p>-0.180668</text:p>
              </table:table-cell>
              <table:table-cell office:value-type="float" office:value="-0.00953898">
                <text:p>-0.00953898</text:p>
              </table:table-cell>
              <table:table-cell office:value-type="float" office:value="-0.138569">
                <text:p>-0.138569</text:p>
              </table:table-cell>
              <table:table-cell office:value-type="float" office:value="0.0372943">
                <text:p>0.0372943</text:p>
              </table:table-cell>
              <table:table-cell office:value-type="float" office:value="-0.0713422">
                <text:p>-0.0713422</text:p>
              </table:table-cell>
              <table:table-cell office:value-type="float" office:value="-0.0613017">
                <text:p>-0.0613017</text:p>
              </table:table-cell>
              <table:table-cell office:value-type="float" office:value="-0.198146">
                <text:p>-0.198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03092">
                <text:p>0.0503092</text:p>
              </table:table-cell>
              <table:table-cell office:value-type="float" office:value="-0.252412">
                <text:p>-0.252412</text:p>
              </table:table-cell>
              <table:table-cell office:value-type="float" office:value="0.0279102">
                <text:p>0.0279102</text:p>
              </table:table-cell>
              <table:table-cell office:value-type="float" office:value="-0.238863">
                <text:p>-0.238863</text:p>
              </table:table-cell>
              <table:table-cell office:value-type="float" office:value="-0.00917415">
                <text:p>-0.00917415</text:p>
              </table:table-cell>
              <table:table-cell office:value-type="float" office:value="-0.138617">
                <text:p>-0.138617</text:p>
              </table:table-cell>
              <table:table-cell office:value-type="float" office:value="0.034786">
                <text:p>0.034786</text:p>
              </table:table-cell>
              <table:table-cell office:value-type="float" office:value="-0.0720987">
                <text:p>-0.0720987</text:p>
              </table:table-cell>
              <table:table-cell office:value-type="float" office:value="-0.0401846">
                <text:p>-0.0401846</text:p>
              </table:table-cell>
              <table:table-cell office:value-type="float" office:value="-0.222431">
                <text:p>-0.222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00338">
                <text:p>0.0500338</text:p>
              </table:table-cell>
              <table:table-cell office:value-type="float" office:value="-0.252954">
                <text:p>-0.252954</text:p>
              </table:table-cell>
              <table:table-cell office:value-type="float" office:value="0.0348899">
                <text:p>0.0348899</text:p>
              </table:table-cell>
              <table:table-cell office:value-type="float" office:value="-0.24399">
                <text:p>-0.24399</text:p>
              </table:table-cell>
              <table:table-cell office:value-type="float" office:value="NaN">
                <text:p>NaN</text:p>
              </table:table-cell>
              <table:table-cell office:value-type="float" office:value="-0.159866">
                <text:p>-0.159866</text:p>
              </table:table-cell>
              <table:table-cell office:value-type="float" office:value="0.0343247">
                <text:p>0.0343247</text:p>
              </table:table-cell>
              <table:table-cell office:value-type="float" office:value="-0.0740005">
                <text:p>-0.0740005</text:p>
              </table:table-cell>
              <table:table-cell office:value-type="float" office:value="-0.0266648">
                <text:p>-0.0266648</text:p>
              </table:table-cell>
              <table:table-cell office:value-type="float" office:value="-0.230551">
                <text:p>-0.2305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96317">
                <text:p>0.0496317</text:p>
              </table:table-cell>
              <table:table-cell office:value-type="float" office:value="-0.252866">
                <text:p>-0.252866</text:p>
              </table:table-cell>
              <table:table-cell office:value-type="float" office:value="0.0527718">
                <text:p>0.0527718</text:p>
              </table:table-cell>
              <table:table-cell office:value-type="float" office:value="-0.254335">
                <text:p>-0.254335</text:p>
              </table:table-cell>
              <table:table-cell office:value-type="float" office:value="0.0470095">
                <text:p>0.0470095</text:p>
              </table:table-cell>
              <table:table-cell office:value-type="float" office:value="-0.198718">
                <text:p>-0.198718</text:p>
              </table:table-cell>
              <table:table-cell office:value-type="float" office:value="0.0443497">
                <text:p>0.0443497</text:p>
              </table:table-cell>
              <table:table-cell office:value-type="float" office:value="-0.10585">
                <text:p>-0.10585</text:p>
              </table:table-cell>
              <table:table-cell office:value-type="float" office:value="0.000592992">
                <text:p>0.000592992</text:p>
              </table:table-cell>
              <table:table-cell office:value-type="float" office:value="-0.24508">
                <text:p>-0.24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00021">
                <text:p>0.0500021</text:p>
              </table:table-cell>
              <table:table-cell office:value-type="float" office:value="-0.252576">
                <text:p>-0.252576</text:p>
              </table:table-cell>
              <table:table-cell office:value-type="float" office:value="0.0572248">
                <text:p>0.0572248</text:p>
              </table:table-cell>
              <table:table-cell office:value-type="float" office:value="-0.256821">
                <text:p>-0.256821</text:p>
              </table:table-cell>
              <table:table-cell office:value-type="float" office:value="0.0597393">
                <text:p>0.0597393</text:p>
              </table:table-cell>
              <table:table-cell office:value-type="float" office:value="-0.204509">
                <text:p>-0.204509</text:p>
              </table:table-cell>
              <table:table-cell office:value-type="float" office:value="0.064811">
                <text:p>0.064811</text:p>
              </table:table-cell>
              <table:table-cell office:value-type="float" office:value="-0.12936">
                <text:p>-0.12936</text:p>
              </table:table-cell>
              <table:table-cell office:value-type="float" office:value="0.0136708">
                <text:p>0.0136708</text:p>
              </table:table-cell>
              <table:table-cell office:value-type="float" office:value="-0.25008">
                <text:p>-0.25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7616">
                <text:p>0.067616</text:p>
              </table:table-cell>
              <table:table-cell office:value-type="float" office:value="-0.296596">
                <text:p>-0.296596</text:p>
              </table:table-cell>
              <table:table-cell office:value-type="float" office:value="0.062592">
                <text:p>0.062592</text:p>
              </table:table-cell>
              <table:table-cell office:value-type="float" office:value="-0.258991">
                <text:p>-0.258991</text:p>
              </table:table-cell>
              <table:table-cell office:value-type="float" office:value="0.0837689">
                <text:p>0.0837689</text:p>
              </table:table-cell>
              <table:table-cell office:value-type="float" office:value="-0.217727">
                <text:p>-0.217727</text:p>
              </table:table-cell>
              <table:table-cell office:value-type="float" office:value="0.0678478">
                <text:p>0.0678478</text:p>
              </table:table-cell>
              <table:table-cell office:value-type="float" office:value="-0.131433">
                <text:p>-0.131433</text:p>
              </table:table-cell>
              <table:table-cell office:value-type="float" office:value="0.0399624">
                <text:p>0.0399624</text:p>
              </table:table-cell>
              <table:table-cell office:value-type="float" office:value="-0.259018">
                <text:p>-0.259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6577">
                <text:p>0.106577</text:p>
              </table:table-cell>
              <table:table-cell office:value-type="float" office:value="-0.328643">
                <text:p>-0.328643</text:p>
              </table:table-cell>
              <table:table-cell office:value-type="float" office:value="0.101271">
                <text:p>0.101271</text:p>
              </table:table-cell>
              <table:table-cell office:value-type="float" office:value="-0.267318">
                <text:p>-0.267318</text:p>
              </table:table-cell>
              <table:table-cell office:value-type="float" office:value="0.102556">
                <text:p>0.102556</text:p>
              </table:table-cell>
              <table:table-cell office:value-type="float" office:value="-0.226901">
                <text:p>-0.226901</text:p>
              </table:table-cell>
              <table:table-cell office:value-type="float" office:value="0.0752791">
                <text:p>0.0752791</text:p>
              </table:table-cell>
              <table:table-cell office:value-type="float" office:value="-0.141804">
                <text:p>-0.141804</text:p>
              </table:table-cell>
              <table:table-cell office:value-type="float" office:value="0.0852283">
                <text:p>0.0852283</text:p>
              </table:table-cell>
              <table:table-cell office:value-type="float" office:value="-0.270479">
                <text:p>-0.270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1273">
                <text:p>0.121273</text:p>
              </table:table-cell>
              <table:table-cell office:value-type="float" office:value="-0.333989">
                <text:p>-0.333989</text:p>
              </table:table-cell>
              <table:table-cell office:value-type="float" office:value="0.114533">
                <text:p>0.114533</text:p>
              </table:table-cell>
              <table:table-cell office:value-type="float" office:value="-0.26611">
                <text:p>-0.26611</text:p>
              </table:table-cell>
              <table:table-cell office:value-type="float" office:value="0.118199">
                <text:p>0.118199</text:p>
              </table:table-cell>
              <table:table-cell office:value-type="float" office:value="-0.234882">
                <text:p>-0.234882</text:p>
              </table:table-cell>
              <table:table-cell office:value-type="float" office:value="0.0864332">
                <text:p>0.0864332</text:p>
              </table:table-cell>
              <table:table-cell office:value-type="float" office:value="-0.148887">
                <text:p>-0.148887</text:p>
              </table:table-cell>
              <table:table-cell office:value-type="float" office:value="0.0929416">
                <text:p>0.0929416</text:p>
              </table:table-cell>
              <table:table-cell office:value-type="float" office:value="-0.271664">
                <text:p>-0.2716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2464">
                <text:p>0.132464</text:p>
              </table:table-cell>
              <table:table-cell office:value-type="float" office:value="-0.338284">
                <text:p>-0.338284</text:p>
              </table:table-cell>
              <table:table-cell office:value-type="float" office:value="0.152285">
                <text:p>0.152285</text:p>
              </table:table-cell>
              <table:table-cell office:value-type="float" office:value="-0.263228">
                <text:p>-0.263228</text:p>
              </table:table-cell>
              <table:table-cell office:value-type="float" office:value="0.121272">
                <text:p>0.121272</text:p>
              </table:table-cell>
              <table:table-cell office:value-type="float" office:value="-0.235904">
                <text:p>-0.235904</text:p>
              </table:table-cell>
              <table:table-cell office:value-type="float" office:value="0.091687">
                <text:p>0.091687</text:p>
              </table:table-cell>
              <table:table-cell office:value-type="float" office:value="-0.152168">
                <text:p>-0.152168</text:p>
              </table:table-cell>
              <table:table-cell office:value-type="float" office:value="0.100419">
                <text:p>0.100419</text:p>
              </table:table-cell>
              <table:table-cell office:value-type="float" office:value="-0.272653">
                <text:p>-0.2726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3332">
                <text:p>0.153332</text:p>
              </table:table-cell>
              <table:table-cell office:value-type="float" office:value="-0.34285">
                <text:p>-0.34285</text:p>
              </table:table-cell>
              <table:table-cell office:value-type="float" office:value="0.173416">
                <text:p>0.173416</text:p>
              </table:table-cell>
              <table:table-cell office:value-type="float" office:value="-0.260884">
                <text:p>-0.260884</text:p>
              </table:table-cell>
              <table:table-cell office:value-type="float" office:value="0.142059">
                <text:p>0.142059</text:p>
              </table:table-cell>
              <table:table-cell office:value-type="float" office:value="-0.242214">
                <text:p>-0.242214</text:p>
              </table:table-cell>
              <table:table-cell office:value-type="float" office:value="0.112917">
                <text:p>0.112917</text:p>
              </table:table-cell>
              <table:table-cell office:value-type="float" office:value="-0.166831">
                <text:p>-0.166831</text:p>
              </table:table-cell>
              <table:table-cell office:value-type="float" office:value="0.1241">
                <text:p>0.1241</text:p>
              </table:table-cell>
              <table:table-cell office:value-type="float" office:value="-0.274473">
                <text:p>-0.2744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69881">
                <text:p>0.169881</text:p>
              </table:table-cell>
              <table:table-cell office:value-type="float" office:value="-0.344356">
                <text:p>-0.344356</text:p>
              </table:table-cell>
              <table:table-cell office:value-type="float" office:value="0.179549">
                <text:p>0.179549</text:p>
              </table:table-cell>
              <table:table-cell office:value-type="float" office:value="-0.260525">
                <text:p>-0.260525</text:p>
              </table:table-cell>
              <table:table-cell office:value-type="float" office:value="0.154937">
                <text:p>0.154937</text:p>
              </table:table-cell>
              <table:table-cell office:value-type="float" office:value="-0.246085">
                <text:p>-0.246085</text:p>
              </table:table-cell>
              <table:table-cell office:value-type="float" office:value="0.121449">
                <text:p>0.121449</text:p>
              </table:table-cell>
              <table:table-cell office:value-type="float" office:value="-0.173691">
                <text:p>-0.173691</text:p>
              </table:table-cell>
              <table:table-cell office:value-type="float" office:value="0.132581">
                <text:p>0.132581</text:p>
              </table:table-cell>
              <table:table-cell office:value-type="float" office:value="-0.27586">
                <text:p>-0.275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8324">
                <text:p>0.188324</text:p>
              </table:table-cell>
              <table:table-cell office:value-type="float" office:value="-0.348021">
                <text:p>-0.348021</text:p>
              </table:table-cell>
              <table:table-cell office:value-type="float" office:value="0.192094">
                <text:p>0.192094</text:p>
              </table:table-cell>
              <table:table-cell office:value-type="float" office:value="-0.258644">
                <text:p>-0.258644</text:p>
              </table:table-cell>
              <table:table-cell office:value-type="float" office:value="0.189603">
                <text:p>0.189603</text:p>
              </table:table-cell>
              <table:table-cell office:value-type="float" office:value="-0.254564">
                <text:p>-0.254564</text:p>
              </table:table-cell>
              <table:table-cell office:value-type="float" office:value="0.126015">
                <text:p>0.126015</text:p>
              </table:table-cell>
              <table:table-cell office:value-type="float" office:value="-0.176476">
                <text:p>-0.176476</text:p>
              </table:table-cell>
              <table:table-cell office:value-type="float" office:value="0.140588">
                <text:p>0.140588</text:p>
              </table:table-cell>
              <table:table-cell office:value-type="float" office:value="-0.277107">
                <text:p>-0.2771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335">
                <text:p>0.2335</text:p>
              </table:table-cell>
              <table:table-cell office:value-type="float" office:value="-0.352152">
                <text:p>-0.352152</text:p>
              </table:table-cell>
              <table:table-cell office:value-type="float" office:value="0.209655">
                <text:p>0.209655</text:p>
              </table:table-cell>
              <table:table-cell office:value-type="float" office:value="-0.254588">
                <text:p>-0.254588</text:p>
              </table:table-cell>
              <table:table-cell office:value-type="float" office:value="0.204982">
                <text:p>0.204982</text:p>
              </table:table-cell>
              <table:table-cell office:value-type="float" office:value="-0.256108">
                <text:p>-0.256108</text:p>
              </table:table-cell>
              <table:table-cell office:value-type="float" office:value="0.149808">
                <text:p>0.149808</text:p>
              </table:table-cell>
              <table:table-cell office:value-type="float" office:value="-0.183887">
                <text:p>-0.183887</text:p>
              </table:table-cell>
              <table:table-cell office:value-type="float" office:value="0.181647">
                <text:p>0.181647</text:p>
              </table:table-cell>
              <table:table-cell office:value-type="float" office:value="-0.282848">
                <text:p>-0.2828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4076">
                <text:p>0.24076</text:p>
              </table:table-cell>
              <table:table-cell office:value-type="float" office:value="-0.351874">
                <text:p>-0.351874</text:p>
              </table:table-cell>
              <table:table-cell office:value-type="float" office:value="0.255132">
                <text:p>0.255132</text:p>
              </table:table-cell>
              <table:table-cell office:value-type="float" office:value="-0.23648">
                <text:p>-0.23648</text:p>
              </table:table-cell>
              <table:table-cell office:value-type="float" office:value="0.224905">
                <text:p>0.224905</text:p>
              </table:table-cell>
              <table:table-cell office:value-type="float" office:value="-0.255392">
                <text:p>-0.255392</text:p>
              </table:table-cell>
              <table:table-cell office:value-type="float" office:value="0.193106">
                <text:p>0.193106</text:p>
              </table:table-cell>
              <table:table-cell office:value-type="float" office:value="-0.186697">
                <text:p>-0.186697</text:p>
              </table:table-cell>
              <table:table-cell office:value-type="float" office:value="0.184177">
                <text:p>0.184177</text:p>
              </table:table-cell>
              <table:table-cell office:value-type="float" office:value="-0.282371">
                <text:p>-0.282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3992">
                <text:p>0.253992</text:p>
              </table:table-cell>
              <table:table-cell office:value-type="float" office:value="-0.35148">
                <text:p>-0.35148</text:p>
              </table:table-cell>
              <table:table-cell office:value-type="float" office:value="0.283168">
                <text:p>0.283168</text:p>
              </table:table-cell>
              <table:table-cell office:value-type="float" office:value="-0.212666">
                <text:p>-0.212666</text:p>
              </table:table-cell>
              <table:table-cell office:value-type="float" office:value="0.236394">
                <text:p>0.236394</text:p>
              </table:table-cell>
              <table:table-cell office:value-type="float" office:value="-0.255187">
                <text:p>-0.255187</text:p>
              </table:table-cell>
              <table:table-cell office:value-type="float" office:value="0.198293">
                <text:p>0.198293</text:p>
              </table:table-cell>
              <table:table-cell office:value-type="float" office:value="-0.185725">
                <text:p>-0.185725</text:p>
              </table:table-cell>
              <table:table-cell office:value-type="float" office:value="0.195342">
                <text:p>0.195342</text:p>
              </table:table-cell>
              <table:table-cell office:value-type="float" office:value="-0.281981">
                <text:p>-0.281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66901">
                <text:p>0.266901</text:p>
              </table:table-cell>
              <table:table-cell office:value-type="float" office:value="-0.352048">
                <text:p>-0.352048</text:p>
              </table:table-cell>
              <table:table-cell office:value-type="float" office:value="0.289527">
                <text:p>0.289527</text:p>
              </table:table-cell>
              <table:table-cell office:value-type="float" office:value="-0.207227">
                <text:p>-0.207227</text:p>
              </table:table-cell>
              <table:table-cell office:value-type="float" office:value="0.25101">
                <text:p>0.25101</text:p>
              </table:table-cell>
              <table:table-cell office:value-type="float" office:value="-0.253159">
                <text:p>-0.253159</text:p>
              </table:table-cell>
              <table:table-cell office:value-type="float" office:value="0.221119">
                <text:p>0.221119</text:p>
              </table:table-cell>
              <table:table-cell office:value-type="float" office:value="-0.174895">
                <text:p>-0.174895</text:p>
              </table:table-cell>
              <table:table-cell office:value-type="float" office:value="0.216786">
                <text:p>0.216786</text:p>
              </table:table-cell>
              <table:table-cell office:value-type="float" office:value="-0.279777">
                <text:p>-0.2797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012">
                <text:p>0.28012</text:p>
              </table:table-cell>
              <table:table-cell office:value-type="float" office:value="-0.350726">
                <text:p>-0.350726</text:p>
              </table:table-cell>
              <table:table-cell office:value-type="float" office:value="0.29871">
                <text:p>0.29871</text:p>
              </table:table-cell>
              <table:table-cell office:value-type="float" office:value="-0.198963">
                <text:p>-0.198963</text:p>
              </table:table-cell>
              <table:table-cell office:value-type="float" office:value="0.30302">
                <text:p>0.30302</text:p>
              </table:table-cell>
              <table:table-cell office:value-type="float" office:value="-0.241803">
                <text:p>-0.241803</text:p>
              </table:table-cell>
              <table:table-cell office:value-type="float" office:value="0.235137">
                <text:p>0.235137</text:p>
              </table:table-cell>
              <table:table-cell office:value-type="float" office:value="-0.158263">
                <text:p>-0.158263</text:p>
              </table:table-cell>
              <table:table-cell office:value-type="float" office:value="0.271546">
                <text:p>0.271546</text:p>
              </table:table-cell>
              <table:table-cell office:value-type="float" office:value="-0.258859">
                <text:p>-0.2588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88341">
                <text:p>0.288341</text:p>
              </table:table-cell>
              <table:table-cell office:value-type="float" office:value="-0.347328">
                <text:p>-0.347328</text:p>
              </table:table-cell>
              <table:table-cell office:value-type="float" office:value="0.311">
                <text:p>0.311</text:p>
              </table:table-cell>
              <table:table-cell office:value-type="float" office:value="-0.185046">
                <text:p>-0.185046</text:p>
              </table:table-cell>
              <table:table-cell office:value-type="float" office:value="0.32497">
                <text:p>0.32497</text:p>
              </table:table-cell>
              <table:table-cell office:value-type="float" office:value="-0.230423">
                <text:p>-0.230423</text:p>
              </table:table-cell>
              <table:table-cell office:value-type="float" office:value="0.236378">
                <text:p>0.236378</text:p>
              </table:table-cell>
              <table:table-cell office:value-type="float" office:value="-0.156318">
                <text:p>-0.156318</text:p>
              </table:table-cell>
              <table:table-cell office:value-type="float" office:value="0.279167">
                <text:p>0.279167</text:p>
              </table:table-cell>
              <table:table-cell office:value-type="float" office:value="-0.254243">
                <text:p>-0.2542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0158">
                <text:p>0.320158</text:p>
              </table:table-cell>
              <table:table-cell office:value-type="float" office:value="-0.3337">
                <text:p>-0.3337</text:p>
              </table:table-cell>
              <table:table-cell office:value-type="float" office:value="0.319487">
                <text:p>0.319487</text:p>
              </table:table-cell>
              <table:table-cell office:value-type="float" office:value="-0.167105">
                <text:p>-0.167105</text:p>
              </table:table-cell>
              <table:table-cell office:value-type="float" office:value="0.354163">
                <text:p>0.354163</text:p>
              </table:table-cell>
              <table:table-cell office:value-type="float" office:value="-0.209417">
                <text:p>-0.209417</text:p>
              </table:table-cell>
              <table:table-cell office:value-type="float" office:value="0.237547">
                <text:p>0.237547</text:p>
              </table:table-cell>
              <table:table-cell office:value-type="float" office:value="-0.154082">
                <text:p>-0.154082</text:p>
              </table:table-cell>
              <table:table-cell office:value-type="float" office:value="0.290938">
                <text:p>0.290938</text:p>
              </table:table-cell>
              <table:table-cell office:value-type="float" office:value="-0.246483">
                <text:p>-0.246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8188">
                <text:p>0.348188</text:p>
              </table:table-cell>
              <table:table-cell office:value-type="float" office:value="-0.314396">
                <text:p>-0.314396</text:p>
              </table:table-cell>
              <table:table-cell office:value-type="float" office:value="0.319951">
                <text:p>0.319951</text:p>
              </table:table-cell>
              <table:table-cell office:value-type="float" office:value="-0.164168">
                <text:p>-0.164168</text:p>
              </table:table-cell>
              <table:table-cell office:value-type="float" office:value="0.381475">
                <text:p>0.381475</text:p>
              </table:table-cell>
              <table:table-cell office:value-type="float" office:value="-0.180678">
                <text:p>-0.180678</text:p>
              </table:table-cell>
              <table:table-cell office:value-type="float" office:value="0.238614">
                <text:p>0.238614</text:p>
              </table:table-cell>
              <table:table-cell office:value-type="float" office:value="-0.152137">
                <text:p>-0.152137</text:p>
              </table:table-cell>
              <table:table-cell office:value-type="float" office:value="0.310448">
                <text:p>0.310448</text:p>
              </table:table-cell>
              <table:table-cell office:value-type="float" office:value="-0.233917">
                <text:p>-0.2339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2475">
                <text:p>0.362475</text:p>
              </table:table-cell>
              <table:table-cell office:value-type="float" office:value="-0.302609">
                <text:p>-0.302609</text:p>
              </table:table-cell>
              <table:table-cell office:value-type="float" office:value="0.3308">
                <text:p>0.3308</text:p>
              </table:table-cell>
              <table:table-cell office:value-type="float" office:value="-0.112779">
                <text:p>-0.112779</text:p>
              </table:table-cell>
              <table:table-cell office:value-type="float" office:value="0.381471">
                <text:p>0.381471</text:p>
              </table:table-cell>
              <table:table-cell office:value-type="float" office:value="-0.17841">
                <text:p>-0.17841</text:p>
              </table:table-cell>
              <table:table-cell office:value-type="float" office:value="0.250896">
                <text:p>0.250896</text:p>
              </table:table-cell>
              <table:table-cell office:value-type="float" office:value="-0.138726">
                <text:p>-0.138726</text:p>
              </table:table-cell>
              <table:table-cell office:value-type="float" office:value="0.330171">
                <text:p>0.330171</text:p>
              </table:table-cell>
              <table:table-cell office:value-type="float" office:value="-0.21649">
                <text:p>-0.216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8578">
                <text:p>0.38578</text:p>
              </table:table-cell>
              <table:table-cell office:value-type="float" office:value="-0.274745">
                <text:p>-0.274745</text:p>
              </table:table-cell>
              <table:table-cell office:value-type="float" office:value="0.330883">
                <text:p>0.330883</text:p>
              </table:table-cell>
              <table:table-cell office:value-type="float" office:value="-0.104965">
                <text:p>-0.104965</text:p>
              </table:table-cell>
              <table:table-cell office:value-type="float" office:value="0.390885">
                <text:p>0.390885</text:p>
              </table:table-cell>
              <table:table-cell office:value-type="float" office:value="-0.148343">
                <text:p>-0.148343</text:p>
              </table:table-cell>
              <table:table-cell office:value-type="float" office:value="0.262788">
                <text:p>0.262788</text:p>
              </table:table-cell>
              <table:table-cell office:value-type="float" office:value="-0.123195">
                <text:p>-0.123195</text:p>
              </table:table-cell>
              <table:table-cell office:value-type="float" office:value="0.348381">
                <text:p>0.348381</text:p>
              </table:table-cell>
              <table:table-cell office:value-type="float" office:value="-0.189235">
                <text:p>-0.189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8953">
                <text:p>0.388953</text:p>
              </table:table-cell>
              <table:table-cell office:value-type="float" office:value="-0.262188">
                <text:p>-0.262188</text:p>
              </table:table-cell>
              <table:table-cell office:value-type="float" office:value="0.331277">
                <text:p>0.331277</text:p>
              </table:table-cell>
              <table:table-cell office:value-type="float" office:value="-0.096307">
                <text:p>-0.096307</text:p>
              </table:table-cell>
              <table:table-cell office:value-type="float" office:value="0.389936">
                <text:p>0.389936</text:p>
              </table:table-cell>
              <table:table-cell office:value-type="float" office:value="-0.133406">
                <text:p>-0.133406</text:p>
              </table:table-cell>
              <table:table-cell office:value-type="float" office:value="0.269415">
                <text:p>0.269415</text:p>
              </table:table-cell>
              <table:table-cell office:value-type="float" office:value="-0.112046">
                <text:p>-0.112046</text:p>
              </table:table-cell>
              <table:table-cell office:value-type="float" office:value="0.347873">
                <text:p>0.347873</text:p>
              </table:table-cell>
              <table:table-cell office:value-type="float" office:value="-0.185645">
                <text:p>-0.1856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01472">
                <text:p>0.401472</text:p>
              </table:table-cell>
              <table:table-cell office:value-type="float" office:value="-0.239282">
                <text:p>-0.239282</text:p>
              </table:table-cell>
              <table:table-cell office:value-type="float" office:value="0.319803">
                <text:p>0.319803</text:p>
              </table:table-cell>
              <table:table-cell office:value-type="float" office:value="-0.0743661">
                <text:p>-0.0743661</text:p>
              </table:table-cell>
              <table:table-cell office:value-type="float" office:value="0.378016">
                <text:p>0.378016</text:p>
              </table:table-cell>
              <table:table-cell office:value-type="float" office:value="-0.118639">
                <text:p>-0.118639</text:p>
              </table:table-cell>
              <table:table-cell office:value-type="float" office:value="0.271504">
                <text:p>0.271504</text:p>
              </table:table-cell>
              <table:table-cell office:value-type="float" office:value="-0.0933968">
                <text:p>-0.0933968</text:p>
              </table:table-cell>
              <table:table-cell office:value-type="float" office:value="0.350591">
                <text:p>0.350591</text:p>
              </table:table-cell>
              <table:table-cell office:value-type="float" office:value="-0.174573">
                <text:p>-0.1745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0672">
                <text:p>0.410672</text:p>
              </table:table-cell>
              <table:table-cell office:value-type="float" office:value="-0.197506">
                <text:p>-0.197506</text:p>
              </table:table-cell>
              <table:table-cell office:value-type="float" office:value="0.317093">
                <text:p>0.317093</text:p>
              </table:table-cell>
              <table:table-cell office:value-type="float" office:value="-0.0706126">
                <text:p>-0.0706126</text:p>
              </table:table-cell>
              <table:table-cell office:value-type="float" office:value="0.373856">
                <text:p>0.373856</text:p>
              </table:table-cell>
              <table:table-cell office:value-type="float" office:value="-0.115011">
                <text:p>-0.115011</text:p>
              </table:table-cell>
              <table:table-cell office:value-type="float" office:value="0.272612">
                <text:p>0.272612</text:p>
              </table:table-cell>
              <table:table-cell office:value-type="float" office:value="-0.0866596">
                <text:p>-0.0866596</text:p>
              </table:table-cell>
              <table:table-cell office:value-type="float" office:value="0.355634">
                <text:p>0.355634</text:p>
              </table:table-cell>
              <table:table-cell office:value-type="float" office:value="-0.155284">
                <text:p>-0.1552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1082">
                <text:p>0.411082</text:p>
              </table:table-cell>
              <table:table-cell office:value-type="float" office:value="-0.189246">
                <text:p>-0.189246</text:p>
              </table:table-cell>
              <table:table-cell office:value-type="float" office:value="0.312049">
                <text:p>0.312049</text:p>
              </table:table-cell>
              <table:table-cell office:value-type="float" office:value="-0.0634591">
                <text:p>-0.0634591</text:p>
              </table:table-cell>
              <table:table-cell office:value-type="float" office:value="0.360634">
                <text:p>0.360634</text:p>
              </table:table-cell>
              <table:table-cell office:value-type="float" office:value="-0.101819">
                <text:p>-0.101819</text:p>
              </table:table-cell>
              <table:table-cell office:value-type="float" office:value="0.272026">
                <text:p>0.272026</text:p>
              </table:table-cell>
              <table:table-cell office:value-type="float" office:value="-0.0747852">
                <text:p>-0.0747852</text:p>
              </table:table-cell>
              <table:table-cell office:value-type="float" office:value="0.352748">
                <text:p>0.352748</text:p>
              </table:table-cell>
              <table:table-cell office:value-type="float" office:value="-0.139448">
                <text:p>-0.139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1097">
                <text:p>0.411097</text:p>
              </table:table-cell>
              <table:table-cell office:value-type="float" office:value="-0.179473">
                <text:p>-0.179473</text:p>
              </table:table-cell>
              <table:table-cell office:value-type="float" office:value="0.306735">
                <text:p>0.306735</text:p>
              </table:table-cell>
              <table:table-cell office:value-type="float" office:value="-0.0559256">
                <text:p>-0.0559256</text:p>
              </table:table-cell>
              <table:table-cell office:value-type="float" office:value="0.353257">
                <text:p>0.353257</text:p>
              </table:table-cell>
              <table:table-cell office:value-type="float" office:value="-0.0926571">
                <text:p>-0.0926571</text:p>
              </table:table-cell>
              <table:table-cell office:value-type="float" office:value="0.270171">
                <text:p>0.270171</text:p>
              </table:table-cell>
              <table:table-cell office:value-type="float" office:value="-0.0684888">
                <text:p>-0.0684888</text:p>
              </table:table-cell>
              <table:table-cell office:value-type="float" office:value="0.35236">
                <text:p>0.35236</text:p>
              </table:table-cell>
              <table:table-cell office:value-type="float" office:value="-0.136134">
                <text:p>-0.136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08248">
                <text:p>0.408248</text:p>
              </table:table-cell>
              <table:table-cell office:value-type="float" office:value="-0.158496">
                <text:p>-0.158496</text:p>
              </table:table-cell>
              <table:table-cell office:value-type="float" office:value="0.295177">
                <text:p>0.295177</text:p>
              </table:table-cell>
              <table:table-cell office:value-type="float" office:value="-0.0437577">
                <text:p>-0.0437577</text:p>
              </table:table-cell>
              <table:table-cell office:value-type="float" office:value="0.350613">
                <text:p>0.350613</text:p>
              </table:table-cell>
              <table:table-cell office:value-type="float" office:value="-0.0878227">
                <text:p>-0.0878227</text:p>
              </table:table-cell>
              <table:table-cell office:value-type="float" office:value="0.261996">
                <text:p>0.261996</text:p>
              </table:table-cell>
              <table:table-cell office:value-type="float" office:value="-0.0424094">
                <text:p>-0.0424094</text:p>
              </table:table-cell>
              <table:table-cell office:value-type="float" office:value="0.351707">
                <text:p>0.351707</text:p>
              </table:table-cell>
              <table:table-cell office:value-type="float" office:value="-0.128766">
                <text:p>-0.1287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04651">
                <text:p>0.404651</text:p>
              </table:table-cell>
              <table:table-cell office:value-type="float" office:value="-0.132603">
                <text:p>-0.132603</text:p>
              </table:table-cell>
              <table:table-cell office:value-type="float" office:value="0.291169">
                <text:p>0.291169</text:p>
              </table:table-cell>
              <table:table-cell office:value-type="float" office:value="-0.0387039">
                <text:p>-0.0387039</text:p>
              </table:table-cell>
              <table:table-cell office:value-type="float" office:value="0.347722">
                <text:p>0.347722</text:p>
              </table:table-cell>
              <table:table-cell office:value-type="float" office:value="-0.0825342">
                <text:p>-0.0825342</text:p>
              </table:table-cell>
              <table:table-cell office:value-type="float" office:value="0.261829">
                <text:p>0.261829</text:p>
              </table:table-cell>
              <table:table-cell office:value-type="float" office:value="-0.0400425">
                <text:p>-0.0400425</text:p>
              </table:table-cell>
              <table:table-cell office:value-type="float" office:value="0.342296">
                <text:p>0.342296</text:p>
              </table:table-cell>
              <table:table-cell office:value-type="float" office:value="-0.101001">
                <text:p>-0.1010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04696">
                <text:p>0.404696</text:p>
              </table:table-cell>
              <table:table-cell office:value-type="float" office:value="-0.125328">
                <text:p>-0.125328</text:p>
              </table:table-cell>
              <table:table-cell office:value-type="float" office:value="0.277944">
                <text:p>0.277944</text:p>
              </table:table-cell>
              <table:table-cell office:value-type="float" office:value="-0.0232787">
                <text:p>-0.0232787</text:p>
              </table:table-cell>
              <table:table-cell office:value-type="float" office:value="0.333618">
                <text:p>0.333618</text:p>
              </table:table-cell>
              <table:table-cell office:value-type="float" office:value="-0.0754985">
                <text:p>-0.0754985</text:p>
              </table:table-cell>
              <table:table-cell office:value-type="float" office:value="0.261807">
                <text:p>0.261807</text:p>
              </table:table-cell>
              <table:table-cell office:value-type="float" office:value="-0.0349224">
                <text:p>-0.0349224</text:p>
              </table:table-cell>
              <table:table-cell office:value-type="float" office:value="0.335097">
                <text:p>0.335097</text:p>
              </table:table-cell>
              <table:table-cell office:value-type="float" office:value="-0.0917165">
                <text:p>-0.09171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02423">
                <text:p>0.402423</text:p>
              </table:table-cell>
              <table:table-cell office:value-type="float" office:value="-0.112685">
                <text:p>-0.112685</text:p>
              </table:table-cell>
              <table:table-cell office:value-type="float" office:value="0.250308">
                <text:p>0.250308</text:p>
              </table:table-cell>
              <table:table-cell office:value-type="float" office:value="-0.00239711">
                <text:p>-0.00239711</text:p>
              </table:table-cell>
              <table:table-cell office:value-type="float" office:value="0.301992">
                <text:p>0.301992</text:p>
              </table:table-cell>
              <table:table-cell office:value-type="float" office:value="-0.0609247">
                <text:p>-0.0609247</text:p>
              </table:table-cell>
              <table:table-cell office:value-type="float" office:value="0.258528">
                <text:p>0.258528</text:p>
              </table:table-cell>
              <table:table-cell office:value-type="float" office:value="-0.0212268">
                <text:p>-0.0212268</text:p>
              </table:table-cell>
              <table:table-cell office:value-type="float" office:value="0.321815">
                <text:p>0.321815</text:p>
              </table:table-cell>
              <table:table-cell office:value-type="float" office:value="-0.0714516">
                <text:p>-0.07145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01714">
                <text:p>0.401714</text:p>
              </table:table-cell>
              <table:table-cell office:value-type="float" office:value="-0.111199">
                <text:p>-0.111199</text:p>
              </table:table-cell>
              <table:table-cell office:value-type="float" office:value="0.234849">
                <text:p>0.234849</text:p>
              </table:table-cell>
              <table:table-cell office:value-type="float" office:value="0.013012">
                <text:p>0.013012</text:p>
              </table:table-cell>
              <table:table-cell office:value-type="float" office:value="0.290933">
                <text:p>0.290933</text:p>
              </table:table-cell>
              <table:table-cell office:value-type="float" office:value="-0.0564815">
                <text:p>-0.0564815</text:p>
              </table:table-cell>
              <table:table-cell office:value-type="float" office:value="0.24387">
                <text:p>0.24387</text:p>
              </table:table-cell>
              <table:table-cell office:value-type="float" office:value="-0.00671553">
                <text:p>-0.00671553</text:p>
              </table:table-cell>
              <table:table-cell office:value-type="float" office:value="0.31618">
                <text:p>0.31618</text:p>
              </table:table-cell>
              <table:table-cell office:value-type="float" office:value="-0.0641763">
                <text:p>-0.06417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8429">
                <text:p>0.398429</text:p>
              </table:table-cell>
              <table:table-cell office:value-type="float" office:value="-0.10531">
                <text:p>-0.10531</text:p>
              </table:table-cell>
              <table:table-cell office:value-type="float" office:value="0.231924">
                <text:p>0.231924</text:p>
              </table:table-cell>
              <table:table-cell office:value-type="float" office:value="0.015684">
                <text:p>0.015684</text:p>
              </table:table-cell>
              <table:table-cell office:value-type="float" office:value="0.278154">
                <text:p>0.278154</text:p>
              </table:table-cell>
              <table:table-cell office:value-type="float" office:value="-0.0545424">
                <text:p>-0.0545424</text:p>
              </table:table-cell>
              <table:table-cell office:value-type="float" office:value="0.227297">
                <text:p>0.227297</text:p>
              </table:table-cell>
              <table:table-cell office:value-type="float" office:value="0.00625557">
                <text:p>0.00625557</text:p>
              </table:table-cell>
              <table:table-cell office:value-type="float" office:value="0.313303">
                <text:p>0.313303</text:p>
              </table:table-cell>
              <table:table-cell office:value-type="float" office:value="-0.0606786">
                <text:p>-0.06067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97693">
                <text:p>0.397693</text:p>
              </table:table-cell>
              <table:table-cell office:value-type="float" office:value="-0.103511">
                <text:p>-0.103511</text:p>
              </table:table-cell>
              <table:table-cell office:value-type="float" office:value="0.213448">
                <text:p>0.213448</text:p>
              </table:table-cell>
              <table:table-cell office:value-type="float" office:value="0.0213314">
                <text:p>0.0213314</text:p>
              </table:table-cell>
              <table:table-cell office:value-type="float" office:value="0.275214">
                <text:p>0.275214</text:p>
              </table:table-cell>
              <table:table-cell office:value-type="float" office:value="-0.0544052">
                <text:p>-0.0544052</text:p>
              </table:table-cell>
              <table:table-cell office:value-type="float" office:value="0.21343">
                <text:p>0.21343</text:p>
              </table:table-cell>
              <table:table-cell office:value-type="float" office:value="0.0112551">
                <text:p>0.0112551</text:p>
              </table:table-cell>
              <table:table-cell office:value-type="float" office:value="0.299625">
                <text:p>0.299625</text:p>
              </table:table-cell>
              <table:table-cell office:value-type="float" office:value="-0.0457404">
                <text:p>-0.04574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70464">
                <text:p>0.370464</text:p>
              </table:table-cell>
              <table:table-cell office:value-type="float" office:value="-0.0758977">
                <text:p>-0.0758977</text:p>
              </table:table-cell>
              <table:table-cell office:value-type="float" office:value="0.200289">
                <text:p>0.200289</text:p>
              </table:table-cell>
              <table:table-cell office:value-type="float" office:value="0.0258141">
                <text:p>0.0258141</text:p>
              </table:table-cell>
              <table:table-cell office:value-type="float" office:value="0.25321">
                <text:p>0.25321</text:p>
              </table:table-cell>
              <table:table-cell office:value-type="float" office:value="-0.0528831">
                <text:p>-0.0528831</text:p>
              </table:table-cell>
              <table:table-cell office:value-type="float" office:value="0.20324">
                <text:p>0.20324</text:p>
              </table:table-cell>
              <table:table-cell office:value-type="float" office:value="0.0165795">
                <text:p>0.0165795</text:p>
              </table:table-cell>
              <table:table-cell office:value-type="float" office:value="0.293184">
                <text:p>0.293184</text:p>
              </table:table-cell>
              <table:table-cell office:value-type="float" office:value="-0.0362464">
                <text:p>-0.03624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4033">
                <text:p>0.364033</text:p>
              </table:table-cell>
              <table:table-cell office:value-type="float" office:value="-0.0720253">
                <text:p>-0.0720253</text:p>
              </table:table-cell>
              <table:table-cell office:value-type="float" office:value="0.184085">
                <text:p>0.184085</text:p>
              </table:table-cell>
              <table:table-cell office:value-type="float" office:value="0.0286361">
                <text:p>0.0286361</text:p>
              </table:table-cell>
              <table:table-cell office:value-type="float" office:value="0.242483">
                <text:p>0.242483</text:p>
              </table:table-cell>
              <table:table-cell office:value-type="float" office:value="-0.052368">
                <text:p>-0.052368</text:p>
              </table:table-cell>
              <table:table-cell office:value-type="float" office:value="0.179564">
                <text:p>0.179564</text:p>
              </table:table-cell>
              <table:table-cell office:value-type="float" office:value="0.0208584">
                <text:p>0.0208584</text:p>
              </table:table-cell>
              <table:table-cell office:value-type="float" office:value="0.284375">
                <text:p>0.284375</text:p>
              </table:table-cell>
              <table:table-cell office:value-type="float" office:value="-0.0275822">
                <text:p>-0.02758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2602">
                <text:p>0.352602</text:p>
              </table:table-cell>
              <table:table-cell office:value-type="float" office:value="-0.0637632">
                <text:p>-0.0637632</text:p>
              </table:table-cell>
              <table:table-cell office:value-type="float" office:value="0.163838">
                <text:p>0.163838</text:p>
              </table:table-cell>
              <table:table-cell office:value-type="float" office:value="0.0297892">
                <text:p>0.0297892</text:p>
              </table:table-cell>
              <table:table-cell office:value-type="float" office:value="0.186816">
                <text:p>0.186816</text:p>
              </table:table-cell>
              <table:table-cell office:value-type="float" office:value="-0.0533874">
                <text:p>-0.0533874</text:p>
              </table:table-cell>
              <table:table-cell office:value-type="float" office:value="0.166971">
                <text:p>0.166971</text:p>
              </table:table-cell>
              <table:table-cell office:value-type="float" office:value="0.0242407">
                <text:p>0.0242407</text:p>
              </table:table-cell>
              <table:table-cell office:value-type="float" office:value="0.256426">
                <text:p>0.256426</text:p>
              </table:table-cell>
              <table:table-cell office:value-type="float" office:value="-0.0162222">
                <text:p>-0.01622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07452">
                <text:p>0.307452</text:p>
              </table:table-cell>
              <table:table-cell office:value-type="float" office:value="-0.0369739">
                <text:p>-0.0369739</text:p>
              </table:table-cell>
              <table:table-cell office:value-type="float" office:value="0.160156">
                <text:p>0.160156</text:p>
              </table:table-cell>
              <table:table-cell office:value-type="float" office:value="0.0303272">
                <text:p>0.0303272</text:p>
              </table:table-cell>
              <table:table-cell office:value-type="float" office:value="0.18194">
                <text:p>0.18194</text:p>
              </table:table-cell>
              <table:table-cell office:value-type="float" office:value="-0.0528364">
                <text:p>-0.0528364</text:p>
              </table:table-cell>
              <table:table-cell office:value-type="float" office:value="0.159756">
                <text:p>0.159756</text:p>
              </table:table-cell>
              <table:table-cell office:value-type="float" office:value="0.0265229">
                <text:p>0.0265229</text:p>
              </table:table-cell>
              <table:table-cell office:value-type="float" office:value="0.243034">
                <text:p>0.243034</text:p>
              </table:table-cell>
              <table:table-cell office:value-type="float" office:value="-0.011209">
                <text:p>-0.01120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8743">
                <text:p>0.278743</text:p>
              </table:table-cell>
              <table:table-cell office:value-type="float" office:value="-0.0283319">
                <text:p>-0.0283319</text:p>
              </table:table-cell>
              <table:table-cell office:value-type="float" office:value="0.140539">
                <text:p>0.140539</text:p>
              </table:table-cell>
              <table:table-cell office:value-type="float" office:value="0.0357042">
                <text:p>0.0357042</text:p>
              </table:table-cell>
              <table:table-cell office:value-type="float" office:value="0.161749">
                <text:p>0.161749</text:p>
              </table:table-cell>
              <table:table-cell office:value-type="float" office:value="-0.0524041">
                <text:p>-0.0524041</text:p>
              </table:table-cell>
              <table:table-cell office:value-type="float" office:value="0.140121">
                <text:p>0.140121</text:p>
              </table:table-cell>
              <table:table-cell office:value-type="float" office:value="0.029424">
                <text:p>0.029424</text:p>
              </table:table-cell>
              <table:table-cell office:value-type="float" office:value="0.225967">
                <text:p>0.225967</text:p>
              </table:table-cell>
              <table:table-cell office:value-type="float" office:value="-0.00754361">
                <text:p>-0.007543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65113">
                <text:p>0.265113</text:p>
              </table:table-cell>
              <table:table-cell office:value-type="float" office:value="-0.0308977">
                <text:p>-0.0308977</text:p>
              </table:table-cell>
              <table:table-cell office:value-type="float" office:value="0.100708">
                <text:p>0.100708</text:p>
              </table:table-cell>
              <table:table-cell office:value-type="float" office:value="0.0580234">
                <text:p>0.0580234</text:p>
              </table:table-cell>
              <table:table-cell office:value-type="float" office:value="0.135125">
                <text:p>0.135125</text:p>
              </table:table-cell>
              <table:table-cell office:value-type="float" office:value="-0.0477897">
                <text:p>-0.0477897</text:p>
              </table:table-cell>
              <table:table-cell office:value-type="float" office:value="0.132108">
                <text:p>0.132108</text:p>
              </table:table-cell>
              <table:table-cell office:value-type="float" office:value="0.0313201">
                <text:p>0.0313201</text:p>
              </table:table-cell>
              <table:table-cell office:value-type="float" office:value="0.198476">
                <text:p>0.198476</text:p>
              </table:table-cell>
              <table:table-cell office:value-type="float" office:value="-0.00912592">
                <text:p>-0.009125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1022">
                <text:p>0.241022</text:p>
              </table:table-cell>
              <table:table-cell office:value-type="float" office:value="-0.0322407">
                <text:p>-0.0322407</text:p>
              </table:table-cell>
              <table:table-cell office:value-type="float" office:value="0.098429">
                <text:p>0.098429</text:p>
              </table:table-cell>
              <table:table-cell office:value-type="float" office:value="0.0608856">
                <text:p>0.0608856</text:p>
              </table:table-cell>
              <table:table-cell office:value-type="float" office:value="0.120676">
                <text:p>0.120676</text:p>
              </table:table-cell>
              <table:table-cell office:value-type="float" office:value="-0.0449952">
                <text:p>-0.0449952</text:p>
              </table:table-cell>
              <table:table-cell office:value-type="float" office:value="0.126011">
                <text:p>0.126011</text:p>
              </table:table-cell>
              <table:table-cell office:value-type="float" office:value="0.0335034">
                <text:p>0.0335034</text:p>
              </table:table-cell>
              <table:table-cell office:value-type="float" office:value="0.186931">
                <text:p>0.186931</text:p>
              </table:table-cell>
              <table:table-cell office:value-type="float" office:value="-0.0115857">
                <text:p>-0.01158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9865">
                <text:p>0.199865</text:p>
              </table:table-cell>
              <table:table-cell office:value-type="float" office:value="-0.0301628">
                <text:p>-0.0301628</text:p>
              </table:table-cell>
              <table:table-cell office:value-type="float" office:value="0.0792804">
                <text:p>0.0792804</text:p>
              </table:table-cell>
              <table:table-cell office:value-type="float" office:value="0.11737">
                <text:p>0.11737</text:p>
              </table:table-cell>
              <table:table-cell office:value-type="float" office:value="0.0888051">
                <text:p>0.0888051</text:p>
              </table:table-cell>
              <table:table-cell office:value-type="float" office:value="-0.0223973">
                <text:p>-0.0223973</text:p>
              </table:table-cell>
              <table:table-cell office:value-type="float" office:value="0.0995488">
                <text:p>0.0995488</text:p>
              </table:table-cell>
              <table:table-cell office:value-type="float" office:value="0.036711">
                <text:p>0.036711</text:p>
              </table:table-cell>
              <table:table-cell office:value-type="float" office:value="0.177214">
                <text:p>0.177214</text:p>
              </table:table-cell>
              <table:table-cell office:value-type="float" office:value="-0.0117053">
                <text:p>-0.0117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89753">
                <text:p>0.189753</text:p>
              </table:table-cell>
              <table:table-cell office:value-type="float" office:value="-0.0290225">
                <text:p>-0.0290225</text:p>
              </table:table-cell>
              <table:table-cell office:value-type="float" office:value="0.0800578">
                <text:p>0.0800578</text:p>
              </table:table-cell>
              <table:table-cell office:value-type="float" office:value="0.125322">
                <text:p>0.125322</text:p>
              </table:table-cell>
              <table:table-cell office:value-type="float" office:value="0.0652274">
                <text:p>0.0652274</text:p>
              </table:table-cell>
              <table:table-cell office:value-type="float" office:value="0.000952393">
                <text:p>0.000952393</text:p>
              </table:table-cell>
              <table:table-cell office:value-type="float" office:value="0.0852649">
                <text:p>0.0852649</text:p>
              </table:table-cell>
              <table:table-cell office:value-type="float" office:value="0.0382534">
                <text:p>0.0382534</text:p>
              </table:table-cell>
              <table:table-cell office:value-type="float" office:value="0.167661">
                <text:p>0.167661</text:p>
              </table:table-cell>
              <table:table-cell office:value-type="float" office:value="-0.0119402">
                <text:p>-0.01194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58416">
                <text:p>0.158416</text:p>
              </table:table-cell>
              <table:table-cell office:value-type="float" office:value="-0.0204094">
                <text:p>-0.0204094</text:p>
              </table:table-cell>
              <table:table-cell office:value-type="float" office:value="0.0823179">
                <text:p>0.0823179</text:p>
              </table:table-cell>
              <table:table-cell office:value-type="float" office:value="0.133475">
                <text:p>0.133475</text:p>
              </table:table-cell>
              <table:table-cell office:value-type="float" office:value="0.0640833">
                <text:p>0.0640833</text:p>
              </table:table-cell>
              <table:table-cell office:value-type="float" office:value="0.00357685">
                <text:p>0.00357685</text:p>
              </table:table-cell>
              <table:table-cell office:value-type="float" office:value="0.0741084">
                <text:p>0.0741084</text:p>
              </table:table-cell>
              <table:table-cell office:value-type="float" office:value="0.038734">
                <text:p>0.038734</text:p>
              </table:table-cell>
              <table:table-cell office:value-type="float" office:value="0.150107">
                <text:p>0.150107</text:p>
              </table:table-cell>
              <table:table-cell office:value-type="float" office:value="-0.0137187">
                <text:p>-0.0137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50403">
                <text:p>0.150403</text:p>
              </table:table-cell>
              <table:table-cell office:value-type="float" office:value="-0.0155378">
                <text:p>-0.0155378</text:p>
              </table:table-cell>
              <table:table-cell office:value-type="float" office:value="0.0911019">
                <text:p>0.0911019</text:p>
              </table:table-cell>
              <table:table-cell office:value-type="float" office:value="0.150462">
                <text:p>0.150462</text:p>
              </table:table-cell>
              <table:table-cell office:value-type="float" office:value="0.0626134">
                <text:p>0.0626134</text:p>
              </table:table-cell>
              <table:table-cell office:value-type="float" office:value="0.0115456">
                <text:p>0.0115456</text:p>
              </table:table-cell>
              <table:table-cell office:value-type="float" office:value="0.045931">
                <text:p>0.045931</text:p>
              </table:table-cell>
              <table:table-cell office:value-type="float" office:value="0.0387916">
                <text:p>0.0387916</text:p>
              </table:table-cell>
              <table:table-cell office:value-type="float" office:value="0.141745">
                <text:p>0.141745</text:p>
              </table:table-cell>
              <table:table-cell office:value-type="float" office:value="-0.0140738">
                <text:p>-0.0140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40314">
                <text:p>0.140314</text:p>
              </table:table-cell>
              <table:table-cell office:value-type="float" office:value="-0.00820833">
                <text:p>-0.00820833</text:p>
              </table:table-cell>
              <table:table-cell office:value-type="float" office:value="0.0986228">
                <text:p>0.0986228</text:p>
              </table:table-cell>
              <table:table-cell office:value-type="float" office:value="0.160541">
                <text:p>0.160541</text:p>
              </table:table-cell>
              <table:table-cell office:value-type="float" office:value="0.0624992">
                <text:p>0.0624992</text:p>
              </table:table-cell>
              <table:table-cell office:value-type="float" office:value="0.0396156">
                <text:p>0.0396156</text:p>
              </table:table-cell>
              <table:table-cell office:value-type="float" office:value="0.0423942">
                <text:p>0.0423942</text:p>
              </table:table-cell>
              <table:table-cell office:value-type="float" office:value="0.0392497">
                <text:p>0.0392497</text:p>
              </table:table-cell>
              <table:table-cell office:value-type="float" office:value="0.113621">
                <text:p>0.113621</text:p>
              </table:table-cell>
              <table:table-cell office:value-type="float" office:value="-0.00356985">
                <text:p>-0.003569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21584">
                <text:p>0.121584</text:p>
              </table:table-cell>
              <table:table-cell office:value-type="float" office:value="0.00668828">
                <text:p>0.00668828</text:p>
              </table:table-cell>
              <table:table-cell office:value-type="float" office:value="0.125408">
                <text:p>0.125408</text:p>
              </table:table-cell>
              <table:table-cell office:value-type="float" office:value="0.192419">
                <text:p>0.192419</text:p>
              </table:table-cell>
              <table:table-cell office:value-type="float" office:value="0.0664415">
                <text:p>0.0664415</text:p>
              </table:table-cell>
              <table:table-cell office:value-type="float" office:value="0.0640822">
                <text:p>0.0640822</text:p>
              </table:table-cell>
              <table:table-cell office:value-type="float" office:value="0.0232238">
                <text:p>0.0232238</text:p>
              </table:table-cell>
              <table:table-cell office:value-type="float" office:value="0.0447446">
                <text:p>0.0447446</text:p>
              </table:table-cell>
              <table:table-cell office:value-type="float" office:value="0.108938">
                <text:p>0.108938</text:p>
              </table:table-cell>
              <table:table-cell office:value-type="float" office:value="-0.00186607">
                <text:p>-0.00186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11161">
                <text:p>0.111161</text:p>
              </table:table-cell>
              <table:table-cell office:value-type="float" office:value="0.0169304">
                <text:p>0.0169304</text:p>
              </table:table-cell>
              <table:table-cell office:value-type="float" office:value="0.171546">
                <text:p>0.171546</text:p>
              </table:table-cell>
              <table:table-cell office:value-type="float" office:value="0.225733">
                <text:p>0.225733</text:p>
              </table:table-cell>
              <table:table-cell office:value-type="float" office:value="0.0689819">
                <text:p>0.0689819</text:p>
              </table:table-cell>
              <table:table-cell office:value-type="float" office:value="0.0663976">
                <text:p>0.0663976</text:p>
              </table:table-cell>
              <table:table-cell office:value-type="float" office:value="0.0130449">
                <text:p>0.0130449</text:p>
              </table:table-cell>
              <table:table-cell office:value-type="float" office:value="0.0464851">
                <text:p>0.0464851</text:p>
              </table:table-cell>
              <table:table-cell office:value-type="float" office:value="0.0884963">
                <text:p>0.0884963</text:p>
              </table:table-cell>
              <table:table-cell office:value-type="float" office:value="0.0060745">
                <text:p>0.00607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836401">
                <text:p>0.0836401</text:p>
              </table:table-cell>
              <table:table-cell office:value-type="float" office:value="0.0765031">
                <text:p>0.0765031</text:p>
              </table:table-cell>
              <table:table-cell office:value-type="float" office:value="0.193061">
                <text:p>0.193061</text:p>
              </table:table-cell>
              <table:table-cell office:value-type="float" office:value="0.234552">
                <text:p>0.234552</text:p>
              </table:table-cell>
              <table:table-cell office:value-type="float" office:value="0.0755984">
                <text:p>0.0755984</text:p>
              </table:table-cell>
              <table:table-cell office:value-type="float" office:value="0.0792837">
                <text:p>0.0792837</text:p>
              </table:table-cell>
              <table:table-cell office:value-type="float" office:value="0.00901081">
                <text:p>0.00901081</text:p>
              </table:table-cell>
              <table:table-cell office:value-type="float" office:value="0.0481481">
                <text:p>0.0481481</text:p>
              </table:table-cell>
              <table:table-cell office:value-type="float" office:value="0.0701812">
                <text:p>0.0701812</text:p>
              </table:table-cell>
              <table:table-cell office:value-type="float" office:value="0.0264205">
                <text:p>0.02642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836459">
                <text:p>0.0836459</text:p>
              </table:table-cell>
              <table:table-cell office:value-type="float" office:value="0.0836329">
                <text:p>0.0836329</text:p>
              </table:table-cell>
              <table:table-cell office:value-type="float" office:value="0.225925">
                <text:p>0.225925</text:p>
              </table:table-cell>
              <table:table-cell office:value-type="float" office:value="0.248095">
                <text:p>0.248095</text:p>
              </table:table-cell>
              <table:table-cell office:value-type="float" office:value="0.0918178">
                <text:p>0.0918178</text:p>
              </table:table-cell>
              <table:table-cell office:value-type="float" office:value="0.092362">
                <text:p>0.092362</text:p>
              </table:table-cell>
              <table:table-cell office:value-type="float" office:value="0.00278268">
                <text:p>0.00278268</text:p>
              </table:table-cell>
              <table:table-cell office:value-type="float" office:value="0.0517709">
                <text:p>0.0517709</text:p>
              </table:table-cell>
              <table:table-cell office:value-type="float" office:value="0.0636187">
                <text:p>0.0636187</text:p>
              </table:table-cell>
              <table:table-cell office:value-type="float" office:value="0.0426852">
                <text:p>0.0426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851146">
                <text:p>0.0851146</text:p>
              </table:table-cell>
              <table:table-cell office:value-type="float" office:value="0.106575">
                <text:p>0.106575</text:p>
              </table:table-cell>
              <table:table-cell office:value-type="float" office:value="0.233854">
                <text:p>0.233854</text:p>
              </table:table-cell>
              <table:table-cell office:value-type="float" office:value="0.25123">
                <text:p>0.25123</text:p>
              </table:table-cell>
              <table:table-cell office:value-type="float" office:value="0.104059">
                <text:p>0.104059</text:p>
              </table:table-cell>
              <table:table-cell office:value-type="float" office:value="0.101722">
                <text:p>0.101722</text:p>
              </table:table-cell>
              <table:table-cell office:value-type="float" office:value="-0.0199754">
                <text:p>-0.0199754</text:p>
              </table:table-cell>
              <table:table-cell office:value-type="float" office:value="0.0701849">
                <text:p>0.0701849</text:p>
              </table:table-cell>
              <table:table-cell office:value-type="float" office:value="0.0609714">
                <text:p>0.0609714</text:p>
              </table:table-cell>
              <table:table-cell office:value-type="float" office:value="0.0518577">
                <text:p>0.05185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4993">
                <text:p>0.104993</text:p>
              </table:table-cell>
              <table:table-cell office:value-type="float" office:value="0.140996">
                <text:p>0.140996</text:p>
              </table:table-cell>
              <table:table-cell office:value-type="float" office:value="0.240256">
                <text:p>0.240256</text:p>
              </table:table-cell>
              <table:table-cell office:value-type="float" office:value="0.25262">
                <text:p>0.25262</text:p>
              </table:table-cell>
              <table:table-cell office:value-type="float" office:value="0.144444">
                <text:p>0.144444</text:p>
              </table:table-cell>
              <table:table-cell office:value-type="float" office:value="0.125368">
                <text:p>0.125368</text:p>
              </table:table-cell>
              <table:table-cell office:value-type="float" office:value="-0.0231005">
                <text:p>-0.0231005</text:p>
              </table:table-cell>
              <table:table-cell office:value-type="float" office:value="0.0755565">
                <text:p>0.0755565</text:p>
              </table:table-cell>
              <table:table-cell office:value-type="float" office:value="0.0512094">
                <text:p>0.0512094</text:p>
              </table:table-cell>
              <table:table-cell office:value-type="float" office:value="0.0782847">
                <text:p>0.07828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163">
                <text:p>0.118163</text:p>
              </table:table-cell>
              <table:table-cell office:value-type="float" office:value="0.14952">
                <text:p>0.14952</text:p>
              </table:table-cell>
              <table:table-cell office:value-type="float" office:value="0.256834">
                <text:p>0.256834</text:p>
              </table:table-cell>
              <table:table-cell office:value-type="float" office:value="0.255983">
                <text:p>0.255983</text:p>
              </table:table-cell>
              <table:table-cell office:value-type="float" office:value="0.159593">
                <text:p>0.159593</text:p>
              </table:table-cell>
              <table:table-cell office:value-type="float" office:value="0.132465">
                <text:p>0.132465</text:p>
              </table:table-cell>
              <table:table-cell office:value-type="float" office:value="-0.031728">
                <text:p>-0.031728</text:p>
              </table:table-cell>
              <table:table-cell office:value-type="float" office:value="0.0899828">
                <text:p>0.0899828</text:p>
              </table:table-cell>
              <table:table-cell office:value-type="float" office:value="0.0544246">
                <text:p>0.0544246</text:p>
              </table:table-cell>
              <table:table-cell office:value-type="float" office:value="0.109644">
                <text:p>0.1096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54304">
                <text:p>0.154304</text:p>
              </table:table-cell>
              <table:table-cell office:value-type="float" office:value="0.173956">
                <text:p>0.173956</text:p>
              </table:table-cell>
              <table:table-cell office:value-type="float" office:value="0.268558">
                <text:p>0.268558</text:p>
              </table:table-cell>
              <table:table-cell office:value-type="float" office:value="0.257186">
                <text:p>0.257186</text:p>
              </table:table-cell>
              <table:table-cell office:value-type="float" office:value="0.163437">
                <text:p>0.163437</text:p>
              </table:table-cell>
              <table:table-cell office:value-type="float" office:value="0.134138">
                <text:p>0.134138</text:p>
              </table:table-cell>
              <table:table-cell office:value-type="float" office:value="-0.0330385">
                <text:p>-0.0330385</text:p>
              </table:table-cell>
              <table:table-cell office:value-type="float" office:value="0.0966205">
                <text:p>0.0966205</text:p>
              </table:table-cell>
              <table:table-cell office:value-type="float" office:value="0.0610012">
                <text:p>0.0610012</text:p>
              </table:table-cell>
              <table:table-cell office:value-type="float" office:value="0.137649">
                <text:p>0.1376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914">
                <text:p>0.18914</text:p>
              </table:table-cell>
              <table:table-cell office:value-type="float" office:value="0.191337">
                <text:p>0.191337</text:p>
              </table:table-cell>
              <table:table-cell office:value-type="float" office:value="0.285292">
                <text:p>0.285292</text:p>
              </table:table-cell>
              <table:table-cell office:value-type="float" office:value="0.257556">
                <text:p>0.257556</text:p>
              </table:table-cell>
              <table:table-cell office:value-type="float" office:value="0.211652">
                <text:p>0.211652</text:p>
              </table:table-cell>
              <table:table-cell office:value-type="float" office:value="0.149197">
                <text:p>0.149197</text:p>
              </table:table-cell>
              <table:table-cell office:value-type="float" office:value="-0.0322712">
                <text:p>-0.0322712</text:p>
              </table:table-cell>
              <table:table-cell office:value-type="float" office:value="0.100157">
                <text:p>0.100157</text:p>
              </table:table-cell>
              <table:table-cell office:value-type="float" office:value="0.0780334">
                <text:p>0.0780334</text:p>
              </table:table-cell>
              <table:table-cell office:value-type="float" office:value="0.15771">
                <text:p>0.157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9977">
                <text:p>0.239977</text:p>
              </table:table-cell>
              <table:table-cell office:value-type="float" office:value="0.207789">
                <text:p>0.207789</text:p>
              </table:table-cell>
              <table:table-cell office:value-type="float" office:value="0.306038">
                <text:p>0.306038</text:p>
              </table:table-cell>
              <table:table-cell office:value-type="float" office:value="0.254218">
                <text:p>0.254218</text:p>
              </table:table-cell>
              <table:table-cell office:value-type="float" office:value="0.263458">
                <text:p>0.263458</text:p>
              </table:table-cell>
              <table:table-cell office:value-type="float" office:value="0.162636">
                <text:p>0.162636</text:p>
              </table:table-cell>
              <table:table-cell office:value-type="float" office:value="-0.0240742">
                <text:p>-0.0240742</text:p>
              </table:table-cell>
              <table:table-cell office:value-type="float" office:value="0.113796">
                <text:p>0.113796</text:p>
              </table:table-cell>
              <table:table-cell office:value-type="float" office:value="0.0856363">
                <text:p>0.0856363</text:p>
              </table:table-cell>
              <table:table-cell office:value-type="float" office:value="0.167093">
                <text:p>0.1670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4935">
                <text:p>0.284935</text:p>
              </table:table-cell>
              <table:table-cell office:value-type="float" office:value="0.219019">
                <text:p>0.219019</text:p>
              </table:table-cell>
              <table:table-cell office:value-type="float" office:value="0.31785">
                <text:p>0.31785</text:p>
              </table:table-cell>
              <table:table-cell office:value-type="float" office:value="0.253782">
                <text:p>0.253782</text:p>
              </table:table-cell>
              <table:table-cell office:value-type="float" office:value="0.279795">
                <text:p>0.279795</text:p>
              </table:table-cell>
              <table:table-cell office:value-type="float" office:value="0.165371">
                <text:p>0.165371</text:p>
              </table:table-cell>
              <table:table-cell office:value-type="float" office:value="-0.0169451">
                <text:p>-0.0169451</text:p>
              </table:table-cell>
              <table:table-cell office:value-type="float" office:value="0.120332">
                <text:p>0.120332</text:p>
              </table:table-cell>
              <table:table-cell office:value-type="float" office:value="0.094668">
                <text:p>0.094668</text:p>
              </table:table-cell>
              <table:table-cell office:value-type="float" office:value="0.177665">
                <text:p>0.17766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90843">
                <text:p>0.290843</text:p>
              </table:table-cell>
              <table:table-cell office:value-type="float" office:value="0.220292">
                <text:p>0.220292</text:p>
              </table:table-cell>
              <table:table-cell office:value-type="float" office:value="0.338382">
                <text:p>0.338382</text:p>
              </table:table-cell>
              <table:table-cell office:value-type="float" office:value="0.236952">
                <text:p>0.236952</text:p>
              </table:table-cell>
              <table:table-cell office:value-type="float" office:value="0.282351">
                <text:p>0.282351</text:p>
              </table:table-cell>
              <table:table-cell office:value-type="float" office:value="0.166056">
                <text:p>0.166056</text:p>
              </table:table-cell>
              <table:table-cell office:value-type="float" office:value="-0.0147821">
                <text:p>-0.0147821</text:p>
              </table:table-cell>
              <table:table-cell office:value-type="float" office:value="0.122656">
                <text:p>0.122656</text:p>
              </table:table-cell>
              <table:table-cell office:value-type="float" office:value="0.115193">
                <text:p>0.115193</text:p>
              </table:table-cell>
              <table:table-cell office:value-type="float" office:value="0.200367">
                <text:p>0.2003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33522">
                <text:p>0.333522</text:p>
              </table:table-cell>
              <table:table-cell office:value-type="float" office:value="0.215893">
                <text:p>0.215893</text:p>
              </table:table-cell>
              <table:table-cell office:value-type="float" office:value="0.353017">
                <text:p>0.353017</text:p>
              </table:table-cell>
              <table:table-cell office:value-type="float" office:value="0.193237">
                <text:p>0.193237</text:p>
              </table:table-cell>
              <table:table-cell office:value-type="float" office:value="0.305272">
                <text:p>0.305272</text:p>
              </table:table-cell>
              <table:table-cell office:value-type="float" office:value="0.171671">
                <text:p>0.171671</text:p>
              </table:table-cell>
              <table:table-cell office:value-type="float" office:value="-0.00982167">
                <text:p>-0.00982167</text:p>
              </table:table-cell>
              <table:table-cell office:value-type="float" office:value="0.126502">
                <text:p>0.126502</text:p>
              </table:table-cell>
              <table:table-cell office:value-type="float" office:value="0.132944">
                <text:p>0.132944</text:p>
              </table:table-cell>
              <table:table-cell office:value-type="float" office:value="0.215191">
                <text:p>0.2151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44153">
                <text:p>0.344153</text:p>
              </table:table-cell>
              <table:table-cell office:value-type="float" office:value="0.212551">
                <text:p>0.212551</text:p>
              </table:table-cell>
              <table:table-cell office:value-type="float" office:value="0.356731">
                <text:p>0.356731</text:p>
              </table:table-cell>
              <table:table-cell office:value-type="float" office:value="0.170544">
                <text:p>0.170544</text:p>
              </table:table-cell>
              <table:table-cell office:value-type="float" office:value="0.313974">
                <text:p>0.313974</text:p>
              </table:table-cell>
              <table:table-cell office:value-type="float" office:value="0.168113">
                <text:p>0.168113</text:p>
              </table:table-cell>
              <table:table-cell office:value-type="float" office:value="0.0171498">
                <text:p>0.0171498</text:p>
              </table:table-cell>
              <table:table-cell office:value-type="float" office:value="0.137846">
                <text:p>0.137846</text:p>
              </table:table-cell>
              <table:table-cell office:value-type="float" office:value="0.142586">
                <text:p>0.142586</text:p>
              </table:table-cell>
              <table:table-cell office:value-type="float" office:value="0.219893">
                <text:p>0.2198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74305">
                <text:p>0.374305</text:p>
              </table:table-cell>
              <table:table-cell office:value-type="float" office:value="0.187341">
                <text:p>0.187341</text:p>
              </table:table-cell>
              <table:table-cell office:value-type="float" office:value="0.356317">
                <text:p>0.356317</text:p>
              </table:table-cell>
              <table:table-cell office:value-type="float" office:value="0.157069">
                <text:p>0.157069</text:p>
              </table:table-cell>
              <table:table-cell office:value-type="float" office:value="0.316272">
                <text:p>0.316272</text:p>
              </table:table-cell>
              <table:table-cell office:value-type="float" office:value="0.165733">
                <text:p>0.165733</text:p>
              </table:table-cell>
              <table:table-cell office:value-type="float" office:value="0.0450572">
                <text:p>0.0450572</text:p>
              </table:table-cell>
              <table:table-cell office:value-type="float" office:value="0.142648">
                <text:p>0.142648</text:p>
              </table:table-cell>
              <table:table-cell office:value-type="float" office:value="0.152036">
                <text:p>0.152036</text:p>
              </table:table-cell>
              <table:table-cell office:value-type="float" office:value="0.223866">
                <text:p>0.2238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5313">
                <text:p>0.385313</text:p>
              </table:table-cell>
              <table:table-cell office:value-type="float" office:value="0.162422">
                <text:p>0.162422</text:p>
              </table:table-cell>
              <table:table-cell office:value-type="float" office:value="0.357386">
                <text:p>0.357386</text:p>
              </table:table-cell>
              <table:table-cell office:value-type="float" office:value="0.149028">
                <text:p>0.149028</text:p>
              </table:table-cell>
              <table:table-cell office:value-type="float" office:value="0.323061">
                <text:p>0.323061</text:p>
              </table:table-cell>
              <table:table-cell office:value-type="float" office:value="0.163141">
                <text:p>0.163141</text:p>
              </table:table-cell>
              <table:table-cell office:value-type="float" office:value="0.0511452">
                <text:p>0.0511452</text:p>
              </table:table-cell>
              <table:table-cell office:value-type="float" office:value="0.143954">
                <text:p>0.143954</text:p>
              </table:table-cell>
              <table:table-cell office:value-type="float" office:value="0.195796">
                <text:p>0.195796</text:p>
              </table:table-cell>
              <table:table-cell office:value-type="float" office:value="0.235837">
                <text:p>0.2358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91117">
                <text:p>0.391117</text:p>
              </table:table-cell>
              <table:table-cell office:value-type="float" office:value="0.148846">
                <text:p>0.148846</text:p>
              </table:table-cell>
              <table:table-cell office:value-type="float" office:value="0.357252">
                <text:p>0.357252</text:p>
              </table:table-cell>
              <table:table-cell office:value-type="float" office:value="0.144742">
                <text:p>0.144742</text:p>
              </table:table-cell>
              <table:table-cell office:value-type="float" office:value="0.336515">
                <text:p>0.336515</text:p>
              </table:table-cell>
              <table:table-cell office:value-type="float" office:value="0.155099">
                <text:p>0.155099</text:p>
              </table:table-cell>
              <table:table-cell office:value-type="float" office:value="0.0597641">
                <text:p>0.0597641</text:p>
              </table:table-cell>
              <table:table-cell office:value-type="float" office:value="0.144735">
                <text:p>0.144735</text:p>
              </table:table-cell>
              <table:table-cell office:value-type="float" office:value="0.253714">
                <text:p>0.253714</text:p>
              </table:table-cell>
              <table:table-cell office:value-type="float" office:value="0.250806">
                <text:p>0.2508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90566">
                <text:p>0.390566</text:p>
              </table:table-cell>
              <table:table-cell office:value-type="float" office:value="0.144946">
                <text:p>0.144946</text:p>
              </table:table-cell>
              <table:table-cell office:value-type="float" office:value="0.356063">
                <text:p>0.356063</text:p>
              </table:table-cell>
              <table:table-cell office:value-type="float" office:value="0.136234">
                <text:p>0.136234</text:p>
              </table:table-cell>
              <table:table-cell office:value-type="float" office:value="0.339714">
                <text:p>0.339714</text:p>
              </table:table-cell>
              <table:table-cell office:value-type="float" office:value="0.152863">
                <text:p>0.152863</text:p>
              </table:table-cell>
              <table:table-cell office:value-type="float" office:value="0.0744914">
                <text:p>0.0744914</text:p>
              </table:table-cell>
              <table:table-cell office:value-type="float" office:value="0.147632">
                <text:p>0.147632</text:p>
              </table:table-cell>
              <table:table-cell office:value-type="float" office:value="0.263645">
                <text:p>0.263645</text:p>
              </table:table-cell>
              <table:table-cell office:value-type="float" office:value="0.252133">
                <text:p>0.2521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94453">
                <text:p>0.394453</text:p>
              </table:table-cell>
              <table:table-cell office:value-type="float" office:value="0.10754">
                <text:p>0.10754</text:p>
              </table:table-cell>
              <table:table-cell office:value-type="float" office:value="0.355217">
                <text:p>0.355217</text:p>
              </table:table-cell>
              <table:table-cell office:value-type="float" office:value="0.129162">
                <text:p>0.129162</text:p>
              </table:table-cell>
              <table:table-cell office:value-type="float" office:value="0.344891">
                <text:p>0.344891</text:p>
              </table:table-cell>
              <table:table-cell office:value-type="float" office:value="0.148669">
                <text:p>0.148669</text:p>
              </table:table-cell>
              <table:table-cell office:value-type="float" office:value="0.087321">
                <text:p>0.087321</text:p>
              </table:table-cell>
              <table:table-cell office:value-type="float" office:value="0.151956">
                <text:p>0.151956</text:p>
              </table:table-cell>
              <table:table-cell office:value-type="float" office:value="0.301971">
                <text:p>0.301971</text:p>
              </table:table-cell>
              <table:table-cell office:value-type="float" office:value="0.244551">
                <text:p>0.2445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1299">
                <text:p>0.391299</text:p>
              </table:table-cell>
              <table:table-cell office:value-type="float" office:value="0.0883641">
                <text:p>0.0883641</text:p>
              </table:table-cell>
              <table:table-cell office:value-type="float" office:value="0.35575">
                <text:p>0.35575</text:p>
              </table:table-cell>
              <table:table-cell office:value-type="float" office:value="0.119093">
                <text:p>0.119093</text:p>
              </table:table-cell>
              <table:table-cell office:value-type="float" office:value="0.34845">
                <text:p>0.34845</text:p>
              </table:table-cell>
              <table:table-cell office:value-type="float" office:value="0.140093">
                <text:p>0.140093</text:p>
              </table:table-cell>
              <table:table-cell office:value-type="float" office:value="0.10054">
                <text:p>0.10054</text:p>
              </table:table-cell>
              <table:table-cell office:value-type="float" office:value="0.153461">
                <text:p>0.153461</text:p>
              </table:table-cell>
              <table:table-cell office:value-type="float" office:value="0.331317">
                <text:p>0.331317</text:p>
              </table:table-cell>
              <table:table-cell office:value-type="float" office:value="0.229639">
                <text:p>0.2296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91832">
                <text:p>0.391832</text:p>
              </table:table-cell>
              <table:table-cell office:value-type="float" office:value="0.085448">
                <text:p>0.085448</text:p>
              </table:table-cell>
              <table:table-cell office:value-type="float" office:value="0.354645">
                <text:p>0.354645</text:p>
              </table:table-cell>
              <table:table-cell office:value-type="float" office:value="0.11154">
                <text:p>0.11154</text:p>
              </table:table-cell>
              <table:table-cell office:value-type="float" office:value="0.349987">
                <text:p>0.349987</text:p>
              </table:table-cell>
              <table:table-cell office:value-type="float" office:value="0.131537">
                <text:p>0.131537</text:p>
              </table:table-cell>
              <table:table-cell office:value-type="float" office:value="0.112523">
                <text:p>0.112523</text:p>
              </table:table-cell>
              <table:table-cell office:value-type="float" office:value="0.154126">
                <text:p>0.154126</text:p>
              </table:table-cell>
              <table:table-cell office:value-type="float" office:value="0.339762">
                <text:p>0.339762</text:p>
              </table:table-cell>
              <table:table-cell office:value-type="float" office:value="0.21678">
                <text:p>0.216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1053">
                <text:p>0.391053</text:p>
              </table:table-cell>
              <table:table-cell office:value-type="float" office:value="0.0821421">
                <text:p>0.0821421</text:p>
              </table:table-cell>
              <table:table-cell office:value-type="float" office:value="0.354662">
                <text:p>0.354662</text:p>
              </table:table-cell>
              <table:table-cell office:value-type="float" office:value="0.110242">
                <text:p>0.110242</text:p>
              </table:table-cell>
              <table:table-cell office:value-type="float" office:value="0.352977">
                <text:p>0.352977</text:p>
              </table:table-cell>
              <table:table-cell office:value-type="float" office:value="0.117239">
                <text:p>0.117239</text:p>
              </table:table-cell>
              <table:table-cell office:value-type="float" office:value="0.139822">
                <text:p>0.139822</text:p>
              </table:table-cell>
              <table:table-cell office:value-type="float" office:value="0.155528">
                <text:p>0.155528</text:p>
              </table:table-cell>
              <table:table-cell office:value-type="float" office:value="0.344516">
                <text:p>0.344516</text:p>
              </table:table-cell>
              <table:table-cell office:value-type="float" office:value="0.204721">
                <text:p>0.2047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8841">
                <text:p>0.38841</text:p>
              </table:table-cell>
              <table:table-cell office:value-type="float" office:value="0.0823846">
                <text:p>0.0823846</text:p>
              </table:table-cell>
              <table:table-cell office:value-type="float" office:value="0.355944">
                <text:p>0.355944</text:p>
              </table:table-cell>
              <table:table-cell office:value-type="float" office:value="0.110632">
                <text:p>0.110632</text:p>
              </table:table-cell>
              <table:table-cell office:value-type="float" office:value="0.35867">
                <text:p>0.35867</text:p>
              </table:table-cell>
              <table:table-cell office:value-type="float" office:value="0.105098">
                <text:p>0.105098</text:p>
              </table:table-cell>
              <table:table-cell office:value-type="float" office:value="0.151627">
                <text:p>0.151627</text:p>
              </table:table-cell>
              <table:table-cell office:value-type="float" office:value="0.15537">
                <text:p>0.15537</text:p>
              </table:table-cell>
              <table:table-cell office:value-type="float" office:value="0.344299">
                <text:p>0.344299</text:p>
              </table:table-cell>
              <table:table-cell office:value-type="float" office:value="0.201886">
                <text:p>0.201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88448">
                <text:p>0.388448</text:p>
              </table:table-cell>
              <table:table-cell office:value-type="float" office:value="0.0801364">
                <text:p>0.0801364</text:p>
              </table:table-cell>
              <table:table-cell office:value-type="float" office:value="-0.114635">
                <text:p>-0.114635</text:p>
              </table:table-cell>
              <table:table-cell office:value-type="float" office:value="-0.0664568">
                <text:p>-0.0664568</text:p>
              </table:table-cell>
              <table:table-cell office:value-type="float" office:value="0.357789">
                <text:p>0.357789</text:p>
              </table:table-cell>
              <table:table-cell office:value-type="float" office:value="0.103983">
                <text:p>0.103983</text:p>
              </table:table-cell>
              <table:table-cell office:value-type="float" office:value="0.156893">
                <text:p>0.156893</text:p>
              </table:table-cell>
              <table:table-cell office:value-type="float" office:value="0.156379">
                <text:p>0.156379</text:p>
              </table:table-cell>
              <table:table-cell office:value-type="float" office:value="0.345895">
                <text:p>0.345895</text:p>
              </table:table-cell>
              <table:table-cell office:value-type="float" office:value="0.194882">
                <text:p>0.19488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88433">
                <text:p>0.388433</text:p>
              </table:table-cell>
              <table:table-cell office:value-type="float" office:value="0.0796293">
                <text:p>0.0796293</text:p>
              </table:table-cell>
              <table:table-cell office:value-type="float" office:value="-0.114398">
                <text:p>-0.114398</text:p>
              </table:table-cell>
              <table:table-cell office:value-type="float" office:value="-0.0562591">
                <text:p>-0.0562591</text:p>
              </table:table-cell>
              <table:table-cell office:value-type="float" office:value="0.358775">
                <text:p>0.358775</text:p>
              </table:table-cell>
              <table:table-cell office:value-type="float" office:value="0.102531">
                <text:p>0.102531</text:p>
              </table:table-cell>
              <table:table-cell office:value-type="float" office:value="0.179223">
                <text:p>0.179223</text:p>
              </table:table-cell>
              <table:table-cell office:value-type="float" office:value="0.155504">
                <text:p>0.155504</text:p>
              </table:table-cell>
              <table:table-cell office:value-type="float" office:value="0.348765">
                <text:p>0.348765</text:p>
              </table:table-cell>
              <table:table-cell office:value-type="float" office:value="0.193308">
                <text:p>0.1933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877">
                <text:p>0.38877</text:p>
              </table:table-cell>
              <table:table-cell office:value-type="float" office:value="0.0808311">
                <text:p>0.0808311</text:p>
              </table:table-cell>
              <table:table-cell office:value-type="float" office:value="-0.113121">
                <text:p>-0.113121</text:p>
              </table:table-cell>
              <table:table-cell office:value-type="float" office:value="-0.0511947">
                <text:p>-0.0511947</text:p>
              </table:table-cell>
              <table:table-cell office:value-type="float" office:value="0.355387">
                <text:p>0.355387</text:p>
              </table:table-cell>
              <table:table-cell office:value-type="float" office:value="0.103494">
                <text:p>0.103494</text:p>
              </table:table-cell>
              <table:table-cell office:value-type="float" office:value="0.195432">
                <text:p>0.195432</text:p>
              </table:table-cell>
              <table:table-cell office:value-type="float" office:value="0.154754">
                <text:p>0.154754</text:p>
              </table:table-cell>
              <table:table-cell office:value-type="float" office:value="0.351674">
                <text:p>0.351674</text:p>
              </table:table-cell>
              <table:table-cell office:value-type="float" office:value="0.177078">
                <text:p>0.17707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88337">
                <text:p>0.388337</text:p>
              </table:table-cell>
              <table:table-cell office:value-type="float" office:value="0.0810854">
                <text:p>0.0810854</text:p>
              </table:table-cell>
              <table:table-cell office:value-type="float" office:value="-0.112776">
                <text:p>-0.112776</text:p>
              </table:table-cell>
              <table:table-cell office:value-type="float" office:value="-0.0471959">
                <text:p>-0.0471959</text:p>
              </table:table-cell>
              <table:table-cell office:value-type="float" office:value="0.354677">
                <text:p>0.354677</text:p>
              </table:table-cell>
              <table:table-cell office:value-type="float" office:value="0.102743">
                <text:p>0.102743</text:p>
              </table:table-cell>
              <table:table-cell office:value-type="float" office:value="0.198019">
                <text:p>0.198019</text:p>
              </table:table-cell>
              <table:table-cell office:value-type="float" office:value="0.154742">
                <text:p>0.154742</text:p>
              </table:table-cell>
              <table:table-cell office:value-type="float" office:value="0.353496">
                <text:p>0.353496</text:p>
              </table:table-cell>
              <table:table-cell office:value-type="float" office:value="0.161924">
                <text:p>0.16192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88678">
                <text:p>0.388678</text:p>
              </table:table-cell>
              <table:table-cell office:value-type="float" office:value="0.084512">
                <text:p>0.084512</text:p>
              </table:table-cell>
              <table:table-cell office:value-type="float" office:value="-0.113326">
                <text:p>-0.113326</text:p>
              </table:table-cell>
              <table:table-cell office:value-type="float" office:value="-0.0403789">
                <text:p>-0.0403789</text:p>
              </table:table-cell>
              <table:table-cell office:value-type="float" office:value="0.356911">
                <text:p>0.356911</text:p>
              </table:table-cell>
              <table:table-cell office:value-type="float" office:value="0.102822">
                <text:p>0.102822</text:p>
              </table:table-cell>
              <table:table-cell office:value-type="float" office:value="0.201983">
                <text:p>0.201983</text:p>
              </table:table-cell>
              <table:table-cell office:value-type="float" office:value="0.153214">
                <text:p>0.153214</text:p>
              </table:table-cell>
              <table:table-cell office:value-type="float" office:value="0.353651">
                <text:p>0.353651</text:p>
              </table:table-cell>
              <table:table-cell office:value-type="float" office:value="0.163137">
                <text:p>0.1631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8778">
                <text:p>0.38778</text:p>
              </table:table-cell>
              <table:table-cell office:value-type="float" office:value="0.0878427">
                <text:p>0.0878427</text:p>
              </table:table-cell>
              <table:table-cell office:value-type="float" office:value="-0.115011">
                <text:p>-0.115011</text:p>
              </table:table-cell>
              <table:table-cell office:value-type="float" office:value="-0.0261275">
                <text:p>-0.0261275</text:p>
              </table:table-cell>
              <table:table-cell office:value-type="float" office:value="0.356012">
                <text:p>0.356012</text:p>
              </table:table-cell>
              <table:table-cell office:value-type="float" office:value="0.103098">
                <text:p>0.103098</text:p>
              </table:table-cell>
              <table:table-cell office:value-type="float" office:value="0.210555">
                <text:p>0.210555</text:p>
              </table:table-cell>
              <table:table-cell office:value-type="float" office:value="0.153095">
                <text:p>0.153095</text:p>
              </table:table-cell>
              <table:table-cell office:value-type="float" office:value="0.352027">
                <text:p>0.352027</text:p>
              </table:table-cell>
              <table:table-cell office:value-type="float" office:value="0.163576">
                <text:p>0.16357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112298">
                <text:p>-0.112298</text:p>
              </table:table-cell>
              <table:table-cell office:value-type="float" office:value="0.0430418">
                <text:p>0.0430418</text:p>
              </table:table-cell>
              <table:table-cell office:value-type="float" office:value="-0.115062">
                <text:p>-0.115062</text:p>
              </table:table-cell>
              <table:table-cell office:value-type="float" office:value="-0.00743643">
                <text:p>-0.00743643</text:p>
              </table:table-cell>
              <table:table-cell office:value-type="float" office:value="0.356947">
                <text:p>0.356947</text:p>
              </table:table-cell>
              <table:table-cell office:value-type="float" office:value="0.101763">
                <text:p>0.101763</text:p>
              </table:table-cell>
              <table:table-cell office:value-type="float" office:value="0.228181">
                <text:p>0.228181</text:p>
              </table:table-cell>
              <table:table-cell office:value-type="float" office:value="0.148663">
                <text:p>0.148663</text:p>
              </table:table-cell>
              <table:table-cell office:value-type="float" office:value="0.351426">
                <text:p>0.351426</text:p>
              </table:table-cell>
              <table:table-cell office:value-type="float" office:value="0.162947">
                <text:p>0.16294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11309">
                <text:p>-0.111309</text:p>
              </table:table-cell>
              <table:table-cell office:value-type="float" office:value="0.0552124">
                <text:p>0.0552124</text:p>
              </table:table-cell>
              <table:table-cell office:value-type="float" office:value="-0.115149">
                <text:p>-0.115149</text:p>
              </table:table-cell>
              <table:table-cell office:value-type="float" office:value="-0.00669139">
                <text:p>-0.00669139</text:p>
              </table:table-cell>
              <table:table-cell office:value-type="float" office:value="0.356781">
                <text:p>0.356781</text:p>
              </table:table-cell>
              <table:table-cell office:value-type="float" office:value="0.102518">
                <text:p>0.102518</text:p>
              </table:table-cell>
              <table:table-cell office:value-type="float" office:value="0.230941">
                <text:p>0.230941</text:p>
              </table:table-cell>
              <table:table-cell office:value-type="float" office:value="0.145094">
                <text:p>0.145094</text:p>
              </table:table-cell>
              <table:table-cell office:value-type="float" office:value="0.352632">
                <text:p>0.352632</text:p>
              </table:table-cell>
              <table:table-cell office:value-type="float" office:value="0.162877">
                <text:p>0.162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112299">
                <text:p>-0.112299</text:p>
              </table:table-cell>
              <table:table-cell office:value-type="float" office:value="0.0557985">
                <text:p>0.0557985</text:p>
              </table:table-cell>
              <table:table-cell office:value-type="float" office:value="-0.112583">
                <text:p>-0.112583</text:p>
              </table:table-cell>
              <table:table-cell office:value-type="float" office:value="0.00578104">
                <text:p>0.00578104</text:p>
              </table:table-cell>
              <table:table-cell office:value-type="float" office:value="-0.114629">
                <text:p>-0.114629</text:p>
              </table:table-cell>
              <table:table-cell office:value-type="float" office:value="0.0458533">
                <text:p>0.0458533</text:p>
              </table:table-cell>
              <table:table-cell office:value-type="float" office:value="0.236463">
                <text:p>0.236463</text:p>
              </table:table-cell>
              <table:table-cell office:value-type="float" office:value="0.140539">
                <text:p>0.140539</text:p>
              </table:table-cell>
              <table:table-cell office:value-type="float" office:value="0.353436">
                <text:p>0.353436</text:p>
              </table:table-cell>
              <table:table-cell office:value-type="float" office:value="0.162289">
                <text:p>0.1622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112215">
                <text:p>-0.112215</text:p>
              </table:table-cell>
              <table:table-cell office:value-type="float" office:value="0.0562945">
                <text:p>0.0562945</text:p>
              </table:table-cell>
              <table:table-cell office:value-type="float" office:value="-0.112414">
                <text:p>-0.112414</text:p>
              </table:table-cell>
              <table:table-cell office:value-type="float" office:value="0.0193668">
                <text:p>0.0193668</text:p>
              </table:table-cell>
              <table:table-cell office:value-type="float" office:value="-0.113393">
                <text:p>-0.113393</text:p>
              </table:table-cell>
              <table:table-cell office:value-type="float" office:value="0.052049">
                <text:p>0.052049</text:p>
              </table:table-cell>
              <table:table-cell office:value-type="float" office:value="0.243161">
                <text:p>0.243161</text:p>
              </table:table-cell>
              <table:table-cell office:value-type="float" office:value="0.131992">
                <text:p>0.131992</text:p>
              </table:table-cell>
              <table:table-cell office:value-type="float" office:value="0.353294">
                <text:p>0.353294</text:p>
              </table:table-cell>
              <table:table-cell office:value-type="float" office:value="0.160159">
                <text:p>0.160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2:Sheet1.F89 Sheet1.F1:Sheet1.F1 Sheet1.AY2:Sheet1.AY89 Sheet1.AJ2:Sheet1.AJ89 Sheet1.BN2:Sheet1.BN89 Sheet1.U2:Sheet1.U89" chart:data-source-has-labels="row" svg:x="0.77cm" svg:y="0.855cm" svg:width="12.089cm" svg:height="7.545cm">
          <chartooo:coordinate-region svg:x="1.603cm" svg:y="1.055cm" svg:width="11.016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133695">
                <text:p>-0.0133695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156176">
                <text:p>-0.00156176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490673">
                <text:p>-0.0490673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0.000862138">
                <text:p>0.000862138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0.0033488">
                <text:p>0.0033488</text:p>
                <draw:g>
                  <svg:desc>Sheet1.U2:Sheet1.U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7013">
                <text:p>0.967013</text:p>
              </table:table-cell>
              <table:table-cell office:value-type="float" office:value="-0.0200236">
                <text:p>-0.0200236</text:p>
              </table:table-cell>
              <table:table-cell office:value-type="float" office:value="0.906286">
                <text:p>0.906286</text:p>
              </table:table-cell>
              <table:table-cell office:value-type="float" office:value="-0.0477028">
                <text:p>-0.0477028</text:p>
              </table:table-cell>
              <table:table-cell office:value-type="float" office:value="0.976057">
                <text:p>0.976057</text:p>
              </table:table-cell>
              <table:table-cell office:value-type="float" office:value="-0.0185671">
                <text:p>-0.0185671</text:p>
              </table:table-cell>
              <table:table-cell office:value-type="float" office:value="0.977044">
                <text:p>0.977044</text:p>
              </table:table-cell>
              <table:table-cell office:value-type="float" office:value="0.00369344">
                <text:p>0.00369344</text:p>
              </table:table-cell>
              <table:table-cell office:value-type="float" office:value="0.956335">
                <text:p>0.956335</text:p>
              </table:table-cell>
              <table:table-cell office:value-type="float" office:value="-0.0136386">
                <text:p>-0.0136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7264">
                <text:p>0.767264</text:p>
              </table:table-cell>
              <table:table-cell office:value-type="float" office:value="-0.0923068">
                <text:p>-0.0923068</text:p>
              </table:table-cell>
              <table:table-cell office:value-type="float" office:value="0.843086">
                <text:p>0.843086</text:p>
              </table:table-cell>
              <table:table-cell office:value-type="float" office:value="-0.0790167">
                <text:p>-0.0790167</text:p>
              </table:table-cell>
              <table:table-cell office:value-type="float" office:value="0.899748">
                <text:p>0.899748</text:p>
              </table:table-cell>
              <table:table-cell office:value-type="float" office:value="-0.0539839">
                <text:p>-0.0539839</text:p>
              </table:table-cell>
              <table:table-cell office:value-type="float" office:value="0.918078">
                <text:p>0.918078</text:p>
              </table:table-cell>
              <table:table-cell office:value-type="float" office:value="-0.00386832">
                <text:p>-0.00386832</text:p>
              </table:table-cell>
              <table:table-cell office:value-type="float" office:value="0.846666">
                <text:p>0.846666</text:p>
              </table:table-cell>
              <table:table-cell office:value-type="float" office:value="-0.0633648">
                <text:p>-0.0633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9279">
                <text:p>0.689279</text:p>
              </table:table-cell>
              <table:table-cell office:value-type="float" office:value="-0.117302">
                <text:p>-0.117302</text:p>
              </table:table-cell>
              <table:table-cell office:value-type="float" office:value="0.773759">
                <text:p>0.773759</text:p>
              </table:table-cell>
              <table:table-cell office:value-type="float" office:value="-0.109588">
                <text:p>-0.109588</text:p>
              </table:table-cell>
              <table:table-cell office:value-type="float" office:value="0.869704">
                <text:p>0.869704</text:p>
              </table:table-cell>
              <table:table-cell office:value-type="float" office:value="-0.0617697">
                <text:p>-0.0617697</text:p>
              </table:table-cell>
              <table:table-cell office:value-type="float" office:value="0.868375">
                <text:p>0.868375</text:p>
              </table:table-cell>
              <table:table-cell office:value-type="float" office:value="-0.0076868">
                <text:p>-0.0076868</text:p>
              </table:table-cell>
              <table:table-cell office:value-type="float" office:value="0.826114">
                <text:p>0.826114</text:p>
              </table:table-cell>
              <table:table-cell office:value-type="float" office:value="-0.0651497">
                <text:p>-0.0651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7716">
                <text:p>0.677716</text:p>
              </table:table-cell>
              <table:table-cell office:value-type="float" office:value="-0.120352">
                <text:p>-0.120352</text:p>
              </table:table-cell>
              <table:table-cell office:value-type="float" office:value="0.731001">
                <text:p>0.731001</text:p>
              </table:table-cell>
              <table:table-cell office:value-type="float" office:value="-0.120898">
                <text:p>-0.120898</text:p>
              </table:table-cell>
              <table:table-cell office:value-type="float" office:value="0.809241">
                <text:p>0.809241</text:p>
              </table:table-cell>
              <table:table-cell office:value-type="float" office:value="-0.0868614">
                <text:p>-0.0868614</text:p>
              </table:table-cell>
              <table:table-cell office:value-type="float" office:value="0.854893">
                <text:p>0.854893</text:p>
              </table:table-cell>
              <table:table-cell office:value-type="float" office:value="-0.0118282">
                <text:p>-0.0118282</text:p>
              </table:table-cell>
              <table:table-cell office:value-type="float" office:value="0.761804">
                <text:p>0.761804</text:p>
              </table:table-cell>
              <table:table-cell office:value-type="float" office:value="-0.0879174">
                <text:p>-0.0879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1161">
                <text:p>0.661161</text:p>
              </table:table-cell>
              <table:table-cell office:value-type="float" office:value="-0.126455">
                <text:p>-0.126455</text:p>
              </table:table-cell>
              <table:table-cell office:value-type="float" office:value="0.725783">
                <text:p>0.725783</text:p>
              </table:table-cell>
              <table:table-cell office:value-type="float" office:value="-0.129708">
                <text:p>-0.129708</text:p>
              </table:table-cell>
              <table:table-cell office:value-type="float" office:value="0.776901">
                <text:p>0.776901</text:p>
              </table:table-cell>
              <table:table-cell office:value-type="float" office:value="-0.0983587">
                <text:p>-0.0983587</text:p>
              </table:table-cell>
              <table:table-cell office:value-type="float" office:value="0.753729">
                <text:p>0.753729</text:p>
              </table:table-cell>
              <table:table-cell office:value-type="float" office:value="-0.041083">
                <text:p>-0.041083</text:p>
              </table:table-cell>
              <table:table-cell office:value-type="float" office:value="0.741332">
                <text:p>0.741332</text:p>
              </table:table-cell>
              <table:table-cell office:value-type="float" office:value="-0.0975186">
                <text:p>-0.0975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12">
                <text:p>0.60812</text:p>
              </table:table-cell>
              <table:table-cell office:value-type="float" office:value="-0.143702">
                <text:p>-0.143702</text:p>
              </table:table-cell>
              <table:table-cell office:value-type="float" office:value="0.685091">
                <text:p>0.685091</text:p>
              </table:table-cell>
              <table:table-cell office:value-type="float" office:value="-0.145641">
                <text:p>-0.145641</text:p>
              </table:table-cell>
              <table:table-cell office:value-type="float" office:value="0.737187">
                <text:p>0.737187</text:p>
              </table:table-cell>
              <table:table-cell office:value-type="float" office:value="-0.113205">
                <text:p>-0.113205</text:p>
              </table:table-cell>
              <table:table-cell office:value-type="float" office:value="0.71353">
                <text:p>0.71353</text:p>
              </table:table-cell>
              <table:table-cell office:value-type="float" office:value="-0.0514796">
                <text:p>-0.0514796</text:p>
              </table:table-cell>
              <table:table-cell office:value-type="float" office:value="0.563882">
                <text:p>0.563882</text:p>
              </table:table-cell>
              <table:table-cell office:value-type="float" office:value="-0.166774">
                <text:p>-0.1667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3163">
                <text:p>0.583163</text:p>
              </table:table-cell>
              <table:table-cell office:value-type="float" office:value="-0.152545">
                <text:p>-0.152545</text:p>
              </table:table-cell>
              <table:table-cell office:value-type="float" office:value="0.601237">
                <text:p>0.601237</text:p>
              </table:table-cell>
              <table:table-cell office:value-type="float" office:value="-0.115218">
                <text:p>-0.115218</text:p>
              </table:table-cell>
              <table:table-cell office:value-type="float" office:value="0.675814">
                <text:p>0.675814</text:p>
              </table:table-cell>
              <table:table-cell office:value-type="float" office:value="-0.129573">
                <text:p>-0.129573</text:p>
              </table:table-cell>
              <table:table-cell office:value-type="float" office:value="0.685835">
                <text:p>0.685835</text:p>
              </table:table-cell>
              <table:table-cell office:value-type="float" office:value="-0.0557544">
                <text:p>-0.0557544</text:p>
              </table:table-cell>
              <table:table-cell office:value-type="float" office:value="0.515345">
                <text:p>0.515345</text:p>
              </table:table-cell>
              <table:table-cell office:value-type="float" office:value="-0.181802">
                <text:p>-0.1818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5796">
                <text:p>0.555796</text:p>
              </table:table-cell>
              <table:table-cell office:value-type="float" office:value="-0.160992">
                <text:p>-0.160992</text:p>
              </table:table-cell>
              <table:table-cell office:value-type="float" office:value="0.595369">
                <text:p>0.595369</text:p>
              </table:table-cell>
              <table:table-cell office:value-type="float" office:value="-0.177064">
                <text:p>-0.177064</text:p>
              </table:table-cell>
              <table:table-cell office:value-type="float" office:value="0.660659">
                <text:p>0.660659</text:p>
              </table:table-cell>
              <table:table-cell office:value-type="float" office:value="-0.139027">
                <text:p>-0.139027</text:p>
              </table:table-cell>
              <table:table-cell office:value-type="float" office:value="0.669266">
                <text:p>0.669266</text:p>
              </table:table-cell>
              <table:table-cell office:value-type="float" office:value="-0.0614608">
                <text:p>-0.0614608</text:p>
              </table:table-cell>
              <table:table-cell office:value-type="float" office:value="0.505613">
                <text:p>0.505613</text:p>
              </table:table-cell>
              <table:table-cell office:value-type="float" office:value="-0.181171">
                <text:p>-0.181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456">
                <text:p>0.498456</text:p>
              </table:table-cell>
              <table:table-cell office:value-type="float" office:value="-0.180345">
                <text:p>-0.180345</text:p>
              </table:table-cell>
              <table:table-cell office:value-type="float" office:value="0.558605">
                <text:p>0.558605</text:p>
              </table:table-cell>
              <table:table-cell office:value-type="float" office:value="-0.177159">
                <text:p>-0.177159</text:p>
              </table:table-cell>
              <table:table-cell office:value-type="float" office:value="0.64486">
                <text:p>0.64486</text:p>
              </table:table-cell>
              <table:table-cell office:value-type="float" office:value="-0.142689">
                <text:p>-0.142689</text:p>
              </table:table-cell>
              <table:table-cell office:value-type="float" office:value="0.634063">
                <text:p>0.634063</text:p>
              </table:table-cell>
              <table:table-cell office:value-type="float" office:value="-0.0705438">
                <text:p>-0.0705438</text:p>
              </table:table-cell>
              <table:table-cell office:value-type="float" office:value="0.492854">
                <text:p>0.492854</text:p>
              </table:table-cell>
              <table:table-cell office:value-type="float" office:value="-0.180718">
                <text:p>-0.1807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7175">
                <text:p>0.467175</text:p>
              </table:table-cell>
              <table:table-cell office:value-type="float" office:value="-0.189061">
                <text:p>-0.189061</text:p>
              </table:table-cell>
              <table:table-cell office:value-type="float" office:value="0.514289">
                <text:p>0.514289</text:p>
              </table:table-cell>
              <table:table-cell office:value-type="float" office:value="-0.173795">
                <text:p>-0.173795</text:p>
              </table:table-cell>
              <table:table-cell office:value-type="float" office:value="0.619023">
                <text:p>0.619023</text:p>
              </table:table-cell>
              <table:table-cell office:value-type="float" office:value="-0.148721">
                <text:p>-0.148721</text:p>
              </table:table-cell>
              <table:table-cell office:value-type="float" office:value="0.598855">
                <text:p>0.598855</text:p>
              </table:table-cell>
              <table:table-cell office:value-type="float" office:value="-0.0783168">
                <text:p>-0.0783168</text:p>
              </table:table-cell>
              <table:table-cell office:value-type="float" office:value="0.441618">
                <text:p>0.441618</text:p>
              </table:table-cell>
              <table:table-cell office:value-type="float" office:value="-0.163359">
                <text:p>-0.1633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573">
                <text:p>0.45573</text:p>
              </table:table-cell>
              <table:table-cell office:value-type="float" office:value="-0.195975">
                <text:p>-0.195975</text:p>
              </table:table-cell>
              <table:table-cell office:value-type="float" office:value="0.489648">
                <text:p>0.489648</text:p>
              </table:table-cell>
              <table:table-cell office:value-type="float" office:value="-0.162905">
                <text:p>-0.162905</text:p>
              </table:table-cell>
              <table:table-cell office:value-type="float" office:value="0.561199">
                <text:p>0.561199</text:p>
              </table:table-cell>
              <table:table-cell office:value-type="float" office:value="-0.158736">
                <text:p>-0.158736</text:p>
              </table:table-cell>
              <table:table-cell office:value-type="float" office:value="0.590292">
                <text:p>0.590292</text:p>
              </table:table-cell>
              <table:table-cell office:value-type="float" office:value="-0.0754631">
                <text:p>-0.0754631</text:p>
              </table:table-cell>
              <table:table-cell office:value-type="float" office:value="0.432647">
                <text:p>0.432647</text:p>
              </table:table-cell>
              <table:table-cell office:value-type="float" office:value="-0.152053">
                <text:p>-0.1520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0179">
                <text:p>0.440179</text:p>
              </table:table-cell>
              <table:table-cell office:value-type="float" office:value="-0.200406">
                <text:p>-0.200406</text:p>
              </table:table-cell>
              <table:table-cell office:value-type="float" office:value="0.462484">
                <text:p>0.462484</text:p>
              </table:table-cell>
              <table:table-cell office:value-type="float" office:value="0.0509119">
                <text:p>0.0509119</text:p>
              </table:table-cell>
              <table:table-cell office:value-type="float" office:value="0.42402">
                <text:p>0.42402</text:p>
              </table:table-cell>
              <table:table-cell office:value-type="float" office:value="-0.157765">
                <text:p>-0.157765</text:p>
              </table:table-cell>
              <table:table-cell office:value-type="float" office:value="0.554668">
                <text:p>0.554668</text:p>
              </table:table-cell>
              <table:table-cell office:value-type="float" office:value="-0.0740728">
                <text:p>-0.0740728</text:p>
              </table:table-cell>
              <table:table-cell office:value-type="float" office:value="0.407322">
                <text:p>0.407322</text:p>
              </table:table-cell>
              <table:table-cell office:value-type="float" office:value="-0.153869">
                <text:p>-0.153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9543">
                <text:p>0.419543</text:p>
              </table:table-cell>
              <table:table-cell office:value-type="float" office:value="-0.204316">
                <text:p>-0.204316</text:p>
              </table:table-cell>
              <table:table-cell office:value-type="float" office:value="0.458003">
                <text:p>0.458003</text:p>
              </table:table-cell>
              <table:table-cell office:value-type="float" office:value="-0.157112">
                <text:p>-0.157112</text:p>
              </table:table-cell>
              <table:table-cell office:value-type="float" office:value="0.392533">
                <text:p>0.392533</text:p>
              </table:table-cell>
              <table:table-cell office:value-type="float" office:value="-0.150759">
                <text:p>-0.150759</text:p>
              </table:table-cell>
              <table:table-cell office:value-type="float" office:value="0.508544">
                <text:p>0.508544</text:p>
              </table:table-cell>
              <table:table-cell office:value-type="float" office:value="-0.0727375">
                <text:p>-0.0727375</text:p>
              </table:table-cell>
              <table:table-cell office:value-type="float" office:value="0.389118">
                <text:p>0.389118</text:p>
              </table:table-cell>
              <table:table-cell office:value-type="float" office:value="-0.123839">
                <text:p>-0.1238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3312">
                <text:p>0.373312</text:p>
              </table:table-cell>
              <table:table-cell office:value-type="float" office:value="-0.194653">
                <text:p>-0.194653</text:p>
              </table:table-cell>
              <table:table-cell office:value-type="float" office:value="0.435522">
                <text:p>0.435522</text:p>
              </table:table-cell>
              <table:table-cell office:value-type="float" office:value="-0.119985">
                <text:p>-0.119985</text:p>
              </table:table-cell>
              <table:table-cell office:value-type="float" office:value="0.364847">
                <text:p>0.364847</text:p>
              </table:table-cell>
              <table:table-cell office:value-type="float" office:value="-0.140366">
                <text:p>-0.140366</text:p>
              </table:table-cell>
              <table:table-cell office:value-type="float" office:value="0.488633">
                <text:p>0.488633</text:p>
              </table:table-cell>
              <table:table-cell office:value-type="float" office:value="-0.0621251">
                <text:p>-0.0621251</text:p>
              </table:table-cell>
              <table:table-cell office:value-type="float" office:value="0.382012">
                <text:p>0.382012</text:p>
              </table:table-cell>
              <table:table-cell office:value-type="float" office:value="-0.134734">
                <text:p>-0.1347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9887">
                <text:p>0.339887</text:p>
              </table:table-cell>
              <table:table-cell office:value-type="float" office:value="-0.162626">
                <text:p>-0.162626</text:p>
              </table:table-cell>
              <table:table-cell office:value-type="float" office:value="0.402046">
                <text:p>0.402046</text:p>
              </table:table-cell>
              <table:table-cell office:value-type="float" office:value="-0.101548">
                <text:p>-0.101548</text:p>
              </table:table-cell>
              <table:table-cell office:value-type="float" office:value="0.33616">
                <text:p>0.33616</text:p>
              </table:table-cell>
              <table:table-cell office:value-type="float" office:value="-0.126693">
                <text:p>-0.126693</text:p>
              </table:table-cell>
              <table:table-cell office:value-type="float" office:value="0.470215">
                <text:p>0.470215</text:p>
              </table:table-cell>
              <table:table-cell office:value-type="float" office:value="-0.0612075">
                <text:p>-0.0612075</text:p>
              </table:table-cell>
              <table:table-cell office:value-type="float" office:value="0.354982">
                <text:p>0.354982</text:p>
              </table:table-cell>
              <table:table-cell office:value-type="float" office:value="-0.121431">
                <text:p>-0.1214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9509">
                <text:p>0.329509</text:p>
              </table:table-cell>
              <table:table-cell office:value-type="float" office:value="-0.165482">
                <text:p>-0.165482</text:p>
              </table:table-cell>
              <table:table-cell office:value-type="float" office:value="0.395565">
                <text:p>0.395565</text:p>
              </table:table-cell>
              <table:table-cell office:value-type="float" office:value="0.0134509">
                <text:p>0.0134509</text:p>
              </table:table-cell>
              <table:table-cell office:value-type="float" office:value="0.3201">
                <text:p>0.3201</text:p>
              </table:table-cell>
              <table:table-cell office:value-type="float" office:value="-0.136562">
                <text:p>-0.136562</text:p>
              </table:table-cell>
              <table:table-cell office:value-type="float" office:value="0.448065">
                <text:p>0.448065</text:p>
              </table:table-cell>
              <table:table-cell office:value-type="float" office:value="-0.0612045">
                <text:p>-0.0612045</text:p>
              </table:table-cell>
              <table:table-cell office:value-type="float" office:value="0.3396">
                <text:p>0.3396</text:p>
              </table:table-cell>
              <table:table-cell office:value-type="float" office:value="-0.106506">
                <text:p>-0.106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6204">
                <text:p>0.316204</text:p>
              </table:table-cell>
              <table:table-cell office:value-type="float" office:value="-0.148155">
                <text:p>-0.148155</text:p>
              </table:table-cell>
              <table:table-cell office:value-type="float" office:value="0.392129">
                <text:p>0.392129</text:p>
              </table:table-cell>
              <table:table-cell office:value-type="float" office:value="-0.086301">
                <text:p>-0.086301</text:p>
              </table:table-cell>
              <table:table-cell office:value-type="float" office:value="0.312426">
                <text:p>0.312426</text:p>
              </table:table-cell>
              <table:table-cell office:value-type="float" office:value="-0.112883">
                <text:p>-0.112883</text:p>
              </table:table-cell>
              <table:table-cell office:value-type="float" office:value="0.430919">
                <text:p>0.430919</text:p>
              </table:table-cell>
              <table:table-cell office:value-type="float" office:value="-0.0527266">
                <text:p>-0.0527266</text:p>
              </table:table-cell>
              <table:table-cell office:value-type="float" office:value="0.300054">
                <text:p>0.300054</text:p>
              </table:table-cell>
              <table:table-cell office:value-type="float" office:value="-0.0832217">
                <text:p>-0.0832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8558">
                <text:p>0.298558</text:p>
              </table:table-cell>
              <table:table-cell office:value-type="float" office:value="-0.132742">
                <text:p>-0.132742</text:p>
              </table:table-cell>
              <table:table-cell office:value-type="float" office:value="0.35851">
                <text:p>0.35851</text:p>
              </table:table-cell>
              <table:table-cell office:value-type="float" office:value="-0.0748283">
                <text:p>-0.0748283</text:p>
              </table:table-cell>
              <table:table-cell office:value-type="float" office:value="0.295258">
                <text:p>0.295258</text:p>
              </table:table-cell>
              <table:table-cell office:value-type="float" office:value="-0.0875098">
                <text:p>-0.0875098</text:p>
              </table:table-cell>
              <table:table-cell office:value-type="float" office:value="0.3981">
                <text:p>0.3981</text:p>
              </table:table-cell>
              <table:table-cell office:value-type="float" office:value="-0.0439969">
                <text:p>-0.0439969</text:p>
              </table:table-cell>
              <table:table-cell office:value-type="float" office:value="0.280619">
                <text:p>0.280619</text:p>
              </table:table-cell>
              <table:table-cell office:value-type="float" office:value="-0.00123441">
                <text:p>-0.001234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6348">
                <text:p>0.286348</text:p>
              </table:table-cell>
              <table:table-cell office:value-type="float" office:value="-0.122285">
                <text:p>-0.122285</text:p>
              </table:table-cell>
              <table:table-cell office:value-type="float" office:value="0.34702">
                <text:p>0.34702</text:p>
              </table:table-cell>
              <table:table-cell office:value-type="float" office:value="-0.066624">
                <text:p>-0.066624</text:p>
              </table:table-cell>
              <table:table-cell office:value-type="float" office:value="0.288148">
                <text:p>0.288148</text:p>
              </table:table-cell>
              <table:table-cell office:value-type="float" office:value="-0.0923203">
                <text:p>-0.0923203</text:p>
              </table:table-cell>
              <table:table-cell office:value-type="float" office:value="0.377063">
                <text:p>0.377063</text:p>
              </table:table-cell>
              <table:table-cell office:value-type="float" office:value="0.0507475">
                <text:p>0.0507475</text:p>
              </table:table-cell>
              <table:table-cell office:value-type="float" office:value="0.277746">
                <text:p>0.277746</text:p>
              </table:table-cell>
              <table:table-cell office:value-type="float" office:value="-0.0747998">
                <text:p>-0.07479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2496">
                <text:p>0.272496</text:p>
              </table:table-cell>
              <table:table-cell office:value-type="float" office:value="-0.107254">
                <text:p>-0.107254</text:p>
              </table:table-cell>
              <table:table-cell office:value-type="float" office:value="0.338153">
                <text:p>0.338153</text:p>
              </table:table-cell>
              <table:table-cell office:value-type="float" office:value="-0.0657012">
                <text:p>-0.0657012</text:p>
              </table:table-cell>
              <table:table-cell office:value-type="float" office:value="0.261375">
                <text:p>0.261375</text:p>
              </table:table-cell>
              <table:table-cell office:value-type="float" office:value="-0.0275801">
                <text:p>-0.0275801</text:p>
              </table:table-cell>
              <table:table-cell office:value-type="float" office:value="0.373751">
                <text:p>0.373751</text:p>
              </table:table-cell>
              <table:table-cell office:value-type="float" office:value="-0.0297907">
                <text:p>-0.0297907</text:p>
              </table:table-cell>
              <table:table-cell office:value-type="float" office:value="0.268059">
                <text:p>0.268059</text:p>
              </table:table-cell>
              <table:table-cell office:value-type="float" office:value="-0.0577519">
                <text:p>-0.05775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2949">
                <text:p>0.242949</text:p>
              </table:table-cell>
              <table:table-cell office:value-type="float" office:value="-0.081856">
                <text:p>-0.081856</text:p>
              </table:table-cell>
              <table:table-cell office:value-type="float" office:value="0.294386">
                <text:p>0.294386</text:p>
              </table:table-cell>
              <table:table-cell office:value-type="float" office:value="-0.0605304">
                <text:p>-0.0605304</text:p>
              </table:table-cell>
              <table:table-cell office:value-type="float" office:value="0.255884">
                <text:p>0.255884</text:p>
              </table:table-cell>
              <table:table-cell office:value-type="float" office:value="-0.0597003">
                <text:p>-0.0597003</text:p>
              </table:table-cell>
              <table:table-cell office:value-type="float" office:value="0.353913">
                <text:p>0.353913</text:p>
              </table:table-cell>
              <table:table-cell office:value-type="float" office:value="-0.00831288">
                <text:p>-0.00831288</text:p>
              </table:table-cell>
              <table:table-cell office:value-type="float" office:value="0.251479">
                <text:p>0.251479</text:p>
              </table:table-cell>
              <table:table-cell office:value-type="float" office:value="-0.0406258">
                <text:p>-0.0406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56">
                <text:p>0.23656</text:p>
              </table:table-cell>
              <table:table-cell office:value-type="float" office:value="-0.0690199">
                <text:p>-0.0690199</text:p>
              </table:table-cell>
              <table:table-cell office:value-type="float" office:value="0.287179">
                <text:p>0.287179</text:p>
              </table:table-cell>
              <table:table-cell office:value-type="float" office:value="-0.0159922">
                <text:p>-0.0159922</text:p>
              </table:table-cell>
              <table:table-cell office:value-type="float" office:value="0.240796">
                <text:p>0.240796</text:p>
              </table:table-cell>
              <table:table-cell office:value-type="float" office:value="-0.0265028">
                <text:p>-0.0265028</text:p>
              </table:table-cell>
              <table:table-cell office:value-type="float" office:value="0.32206">
                <text:p>0.32206</text:p>
              </table:table-cell>
              <table:table-cell office:value-type="float" office:value="0.00751568">
                <text:p>0.00751568</text:p>
              </table:table-cell>
              <table:table-cell office:value-type="float" office:value="0.227736">
                <text:p>0.227736</text:p>
              </table:table-cell>
              <table:table-cell office:value-type="float" office:value="-0.0077953">
                <text:p>-0.00779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5273">
                <text:p>0.225273</text:p>
              </table:table-cell>
              <table:table-cell office:value-type="float" office:value="0.0164143">
                <text:p>0.0164143</text:p>
              </table:table-cell>
              <table:table-cell office:value-type="float" office:value="0.280118">
                <text:p>0.280118</text:p>
              </table:table-cell>
              <table:table-cell office:value-type="float" office:value="-0.0319142">
                <text:p>-0.0319142</text:p>
              </table:table-cell>
              <table:table-cell office:value-type="float" office:value="0.234916">
                <text:p>0.234916</text:p>
              </table:table-cell>
              <table:table-cell office:value-type="float" office:value="-0.0275501">
                <text:p>-0.0275501</text:p>
              </table:table-cell>
              <table:table-cell office:value-type="float" office:value="0.312189">
                <text:p>0.312189</text:p>
              </table:table-cell>
              <table:table-cell office:value-type="float" office:value="0.0393958">
                <text:p>0.0393958</text:p>
              </table:table-cell>
              <table:table-cell office:value-type="float" office:value="0.20988">
                <text:p>0.20988</text:p>
              </table:table-cell>
              <table:table-cell office:value-type="float" office:value="0.014609">
                <text:p>0.014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682">
                <text:p>0.221682</text:p>
              </table:table-cell>
              <table:table-cell office:value-type="float" office:value="-0.043076">
                <text:p>-0.043076</text:p>
              </table:table-cell>
              <table:table-cell office:value-type="float" office:value="0.266868">
                <text:p>0.266868</text:p>
              </table:table-cell>
              <table:table-cell office:value-type="float" office:value="-0.015742">
                <text:p>-0.015742</text:p>
              </table:table-cell>
              <table:table-cell office:value-type="float" office:value="0.227391">
                <text:p>0.227391</text:p>
              </table:table-cell>
              <table:table-cell office:value-type="float" office:value="-0.0127399">
                <text:p>-0.0127399</text:p>
              </table:table-cell>
              <table:table-cell office:value-type="float" office:value="0.297805">
                <text:p>0.297805</text:p>
              </table:table-cell>
              <table:table-cell office:value-type="float" office:value="0.0430833">
                <text:p>0.0430833</text:p>
              </table:table-cell>
              <table:table-cell office:value-type="float" office:value="0.206058">
                <text:p>0.206058</text:p>
              </table:table-cell>
              <table:table-cell office:value-type="float" office:value="0.0144569">
                <text:p>0.01445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7793">
                <text:p>0.217793</text:p>
              </table:table-cell>
              <table:table-cell office:value-type="float" office:value="-0.0600368">
                <text:p>-0.0600368</text:p>
              </table:table-cell>
              <table:table-cell office:value-type="float" office:value="0.235994">
                <text:p>0.235994</text:p>
              </table:table-cell>
              <table:table-cell office:value-type="float" office:value="0.0137991">
                <text:p>0.0137991</text:p>
              </table:table-cell>
              <table:table-cell office:value-type="float" office:value="0.206379">
                <text:p>0.206379</text:p>
              </table:table-cell>
              <table:table-cell office:value-type="float" office:value="0.0257641">
                <text:p>0.0257641</text:p>
              </table:table-cell>
              <table:table-cell office:value-type="float" office:value="0.272925">
                <text:p>0.272925</text:p>
              </table:table-cell>
              <table:table-cell office:value-type="float" office:value="0.0561072">
                <text:p>0.0561072</text:p>
              </table:table-cell>
              <table:table-cell office:value-type="float" office:value="0.199513">
                <text:p>0.199513</text:p>
              </table:table-cell>
              <table:table-cell office:value-type="float" office:value="0.141066">
                <text:p>0.1410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094">
                <text:p>0.21094</text:p>
              </table:table-cell>
              <table:table-cell office:value-type="float" office:value="-0.0038561">
                <text:p>-0.0038561</text:p>
              </table:table-cell>
              <table:table-cell office:value-type="float" office:value="0.230261">
                <text:p>0.230261</text:p>
              </table:table-cell>
              <table:table-cell office:value-type="float" office:value="0.0313047">
                <text:p>0.0313047</text:p>
              </table:table-cell>
              <table:table-cell office:value-type="float" office:value="0.194628">
                <text:p>0.194628</text:p>
              </table:table-cell>
              <table:table-cell office:value-type="float" office:value="0.0517027">
                <text:p>0.0517027</text:p>
              </table:table-cell>
              <table:table-cell office:value-type="float" office:value="0.270958">
                <text:p>0.270958</text:p>
              </table:table-cell>
              <table:table-cell office:value-type="float" office:value="0.040405">
                <text:p>0.040405</text:p>
              </table:table-cell>
              <table:table-cell office:value-type="float" office:value="0.196841">
                <text:p>0.196841</text:p>
              </table:table-cell>
              <table:table-cell office:value-type="float" office:value="0.0285071">
                <text:p>0.02850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211">
                <text:p>0.20211</text:p>
              </table:table-cell>
              <table:table-cell office:value-type="float" office:value="-0.00112977">
                <text:p>-0.00112977</text:p>
              </table:table-cell>
              <table:table-cell office:value-type="float" office:value="0.22266">
                <text:p>0.22266</text:p>
              </table:table-cell>
              <table:table-cell office:value-type="float" office:value="0.166468">
                <text:p>0.166468</text:p>
              </table:table-cell>
              <table:table-cell office:value-type="float" office:value="0.183806">
                <text:p>0.183806</text:p>
              </table:table-cell>
              <table:table-cell office:value-type="float" office:value="0.0697329">
                <text:p>0.0697329</text:p>
              </table:table-cell>
              <table:table-cell office:value-type="float" office:value="0.267661">
                <text:p>0.267661</text:p>
              </table:table-cell>
              <table:table-cell office:value-type="float" office:value="0.0481458">
                <text:p>0.0481458</text:p>
              </table:table-cell>
              <table:table-cell office:value-type="float" office:value="0.179684">
                <text:p>0.179684</text:p>
              </table:table-cell>
              <table:table-cell office:value-type="float" office:value="0.0239999">
                <text:p>0.023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9218">
                <text:p>0.189218</text:p>
              </table:table-cell>
              <table:table-cell office:value-type="float" office:value="0.0204441">
                <text:p>0.0204441</text:p>
              </table:table-cell>
              <table:table-cell office:value-type="float" office:value="0.219189">
                <text:p>0.219189</text:p>
              </table:table-cell>
              <table:table-cell office:value-type="float" office:value="0.0459284">
                <text:p>0.0459284</text:p>
              </table:table-cell>
              <table:table-cell office:value-type="float" office:value="0.168363">
                <text:p>0.168363</text:p>
              </table:table-cell>
              <table:table-cell office:value-type="float" office:value="0.0752722">
                <text:p>0.0752722</text:p>
              </table:table-cell>
              <table:table-cell office:value-type="float" office:value="0.262316">
                <text:p>0.262316</text:p>
              </table:table-cell>
              <table:table-cell office:value-type="float" office:value="0.0568223">
                <text:p>0.0568223</text:p>
              </table:table-cell>
              <table:table-cell office:value-type="float" office:value="0.17633">
                <text:p>0.17633</text:p>
              </table:table-cell>
              <table:table-cell office:value-type="float" office:value="0.0315176">
                <text:p>0.03151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0067">
                <text:p>0.180067</text:p>
              </table:table-cell>
              <table:table-cell office:value-type="float" office:value="0.0359175">
                <text:p>0.0359175</text:p>
              </table:table-cell>
              <table:table-cell office:value-type="float" office:value="0.203542">
                <text:p>0.203542</text:p>
              </table:table-cell>
              <table:table-cell office:value-type="float" office:value="0.0655253">
                <text:p>0.0655253</text:p>
              </table:table-cell>
              <table:table-cell office:value-type="float" office:value="0.161675">
                <text:p>0.161675</text:p>
              </table:table-cell>
              <table:table-cell office:value-type="float" office:value="0.0884717">
                <text:p>0.0884717</text:p>
              </table:table-cell>
              <table:table-cell office:value-type="float" office:value="0.246555">
                <text:p>0.246555</text:p>
              </table:table-cell>
              <table:table-cell office:value-type="float" office:value="0.0638823">
                <text:p>0.0638823</text:p>
              </table:table-cell>
              <table:table-cell office:value-type="float" office:value="0.152599">
                <text:p>0.152599</text:p>
              </table:table-cell>
              <table:table-cell office:value-type="float" office:value="0.0270662">
                <text:p>0.02706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7234">
                <text:p>0.167234</text:p>
              </table:table-cell>
              <table:table-cell office:value-type="float" office:value="0.0456781">
                <text:p>0.0456781</text:p>
              </table:table-cell>
              <table:table-cell office:value-type="float" office:value="0.182825">
                <text:p>0.182825</text:p>
              </table:table-cell>
              <table:table-cell office:value-type="float" office:value="0.0570748">
                <text:p>0.0570748</text:p>
              </table:table-cell>
              <table:table-cell office:value-type="float" office:value="0.151525">
                <text:p>0.151525</text:p>
              </table:table-cell>
              <table:table-cell office:value-type="float" office:value="0.0833419">
                <text:p>0.0833419</text:p>
              </table:table-cell>
              <table:table-cell office:value-type="float" office:value="0.232694">
                <text:p>0.232694</text:p>
              </table:table-cell>
              <table:table-cell office:value-type="float" office:value="0.0693127">
                <text:p>0.0693127</text:p>
              </table:table-cell>
              <table:table-cell office:value-type="float" office:value="0.148557">
                <text:p>0.148557</text:p>
              </table:table-cell>
              <table:table-cell office:value-type="float" office:value="0.0315617">
                <text:p>0.03156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6501">
                <text:p>0.156501</text:p>
              </table:table-cell>
              <table:table-cell office:value-type="float" office:value="0.0527748">
                <text:p>0.0527748</text:p>
              </table:table-cell>
              <table:table-cell office:value-type="float" office:value="0.178493">
                <text:p>0.178493</text:p>
              </table:table-cell>
              <table:table-cell office:value-type="float" office:value="0.0758963">
                <text:p>0.0758963</text:p>
              </table:table-cell>
              <table:table-cell office:value-type="float" office:value="0.145432">
                <text:p>0.145432</text:p>
              </table:table-cell>
              <table:table-cell office:value-type="float" office:value="0.0783823">
                <text:p>0.0783823</text:p>
              </table:table-cell>
              <table:table-cell office:value-type="float" office:value="0.220732">
                <text:p>0.220732</text:p>
              </table:table-cell>
              <table:table-cell office:value-type="float" office:value="0.0722634">
                <text:p>0.0722634</text:p>
              </table:table-cell>
              <table:table-cell office:value-type="float" office:value="0.144425">
                <text:p>0.144425</text:p>
              </table:table-cell>
              <table:table-cell office:value-type="float" office:value="0.0273397">
                <text:p>0.02733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5711">
                <text:p>0.145711</text:p>
              </table:table-cell>
              <table:table-cell office:value-type="float" office:value="0.0587195">
                <text:p>0.0587195</text:p>
              </table:table-cell>
              <table:table-cell office:value-type="float" office:value="0.172782">
                <text:p>0.172782</text:p>
              </table:table-cell>
              <table:table-cell office:value-type="float" office:value="0.0721396">
                <text:p>0.0721396</text:p>
              </table:table-cell>
              <table:table-cell office:value-type="float" office:value="0.137445">
                <text:p>0.137445</text:p>
              </table:table-cell>
              <table:table-cell office:value-type="float" office:value="0.0708135">
                <text:p>0.0708135</text:p>
              </table:table-cell>
              <table:table-cell office:value-type="float" office:value="0.20333">
                <text:p>0.20333</text:p>
              </table:table-cell>
              <table:table-cell office:value-type="float" office:value="0.072117">
                <text:p>0.072117</text:p>
              </table:table-cell>
              <table:table-cell office:value-type="float" office:value="0.128336">
                <text:p>0.128336</text:p>
              </table:table-cell>
              <table:table-cell office:value-type="float" office:value="0.0108716">
                <text:p>0.0108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659">
                <text:p>0.132659</text:p>
              </table:table-cell>
              <table:table-cell office:value-type="float" office:value="0.0563236">
                <text:p>0.0563236</text:p>
              </table:table-cell>
              <table:table-cell office:value-type="float" office:value="0.164494">
                <text:p>0.164494</text:p>
              </table:table-cell>
              <table:table-cell office:value-type="float" office:value="0.0699644">
                <text:p>0.0699644</text:p>
              </table:table-cell>
              <table:table-cell office:value-type="float" office:value="0.134136">
                <text:p>0.134136</text:p>
              </table:table-cell>
              <table:table-cell office:value-type="float" office:value="0.0603835">
                <text:p>0.0603835</text:p>
              </table:table-cell>
              <table:table-cell office:value-type="float" office:value="0.197663">
                <text:p>0.197663</text:p>
              </table:table-cell>
              <table:table-cell office:value-type="float" office:value="0.069221">
                <text:p>0.069221</text:p>
              </table:table-cell>
              <table:table-cell office:value-type="float" office:value="0.123923">
                <text:p>0.123923</text:p>
              </table:table-cell>
              <table:table-cell office:value-type="float" office:value="0.00376884">
                <text:p>0.003768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9457">
                <text:p>0.129457</text:p>
              </table:table-cell>
              <table:table-cell office:value-type="float" office:value="0.0603809">
                <text:p>0.0603809</text:p>
              </table:table-cell>
              <table:table-cell office:value-type="float" office:value="0.150171">
                <text:p>0.150171</text:p>
              </table:table-cell>
              <table:table-cell office:value-type="float" office:value="0.0626243">
                <text:p>0.0626243</text:p>
              </table:table-cell>
              <table:table-cell office:value-type="float" office:value="0.126637">
                <text:p>0.126637</text:p>
              </table:table-cell>
              <table:table-cell office:value-type="float" office:value="0.0495765">
                <text:p>0.0495765</text:p>
              </table:table-cell>
              <table:table-cell office:value-type="float" office:value="0.187177">
                <text:p>0.187177</text:p>
              </table:table-cell>
              <table:table-cell office:value-type="float" office:value="0.0531143">
                <text:p>0.0531143</text:p>
              </table:table-cell>
              <table:table-cell office:value-type="float" office:value="0.118384">
                <text:p>0.118384</text:p>
              </table:table-cell>
              <table:table-cell office:value-type="float" office:value="-0.0102574">
                <text:p>-0.01025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521">
                <text:p>0.12521</text:p>
              </table:table-cell>
              <table:table-cell office:value-type="float" office:value="0.0502746">
                <text:p>0.0502746</text:p>
              </table:table-cell>
              <table:table-cell office:value-type="float" office:value="0.147762">
                <text:p>0.147762</text:p>
              </table:table-cell>
              <table:table-cell office:value-type="float" office:value="0.0600951">
                <text:p>0.0600951</text:p>
              </table:table-cell>
              <table:table-cell office:value-type="float" office:value="0.117712">
                <text:p>0.117712</text:p>
              </table:table-cell>
              <table:table-cell office:value-type="float" office:value="0.0393279">
                <text:p>0.0393279</text:p>
              </table:table-cell>
              <table:table-cell office:value-type="float" office:value="0.184193">
                <text:p>0.184193</text:p>
              </table:table-cell>
              <table:table-cell office:value-type="float" office:value="0.063359">
                <text:p>0.063359</text:p>
              </table:table-cell>
              <table:table-cell office:value-type="float" office:value="0.115215">
                <text:p>0.115215</text:p>
              </table:table-cell>
              <table:table-cell office:value-type="float" office:value="-0.00927497">
                <text:p>-0.00927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1973">
                <text:p>0.121973</text:p>
              </table:table-cell>
              <table:table-cell office:value-type="float" office:value="0.0553695">
                <text:p>0.0553695</text:p>
              </table:table-cell>
              <table:table-cell office:value-type="float" office:value="0.14418">
                <text:p>0.14418</text:p>
              </table:table-cell>
              <table:table-cell office:value-type="float" office:value="0.0572298">
                <text:p>0.0572298</text:p>
              </table:table-cell>
              <table:table-cell office:value-type="float" office:value="0.11397">
                <text:p>0.11397</text:p>
              </table:table-cell>
              <table:table-cell office:value-type="float" office:value="-0.0284554">
                <text:p>-0.0284554</text:p>
              </table:table-cell>
              <table:table-cell office:value-type="float" office:value="0.164947">
                <text:p>0.164947</text:p>
              </table:table-cell>
              <table:table-cell office:value-type="float" office:value="0.0596263">
                <text:p>0.0596263</text:p>
              </table:table-cell>
              <table:table-cell office:value-type="float" office:value="0.106156">
                <text:p>0.106156</text:p>
              </table:table-cell>
              <table:table-cell office:value-type="float" office:value="-0.0222016">
                <text:p>-0.0222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223">
                <text:p>0.114223</text:p>
              </table:table-cell>
              <table:table-cell office:value-type="float" office:value="0.0517291">
                <text:p>0.0517291</text:p>
              </table:table-cell>
              <table:table-cell office:value-type="float" office:value="0.127472">
                <text:p>0.127472</text:p>
              </table:table-cell>
              <table:table-cell office:value-type="float" office:value="0.0353118">
                <text:p>0.0353118</text:p>
              </table:table-cell>
              <table:table-cell office:value-type="float" office:value="0.112971">
                <text:p>0.112971</text:p>
              </table:table-cell>
              <table:table-cell office:value-type="float" office:value="0.0290138">
                <text:p>0.0290138</text:p>
              </table:table-cell>
              <table:table-cell office:value-type="float" office:value="0.162317">
                <text:p>0.162317</text:p>
              </table:table-cell>
              <table:table-cell office:value-type="float" office:value="0.053729">
                <text:p>0.053729</text:p>
              </table:table-cell>
              <table:table-cell office:value-type="float" office:value="0.102171">
                <text:p>0.102171</text:p>
              </table:table-cell>
              <table:table-cell office:value-type="float" office:value="-0.0357362">
                <text:p>-0.03573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9633">
                <text:p>0.109633</text:p>
              </table:table-cell>
              <table:table-cell office:value-type="float" office:value="0.0462432">
                <text:p>0.0462432</text:p>
              </table:table-cell>
              <table:table-cell office:value-type="float" office:value="0.122335">
                <text:p>0.122335</text:p>
              </table:table-cell>
              <table:table-cell office:value-type="float" office:value="0.0299498">
                <text:p>0.0299498</text:p>
              </table:table-cell>
              <table:table-cell office:value-type="float" office:value="0.106768">
                <text:p>0.106768</text:p>
              </table:table-cell>
              <table:table-cell office:value-type="float" office:value="0.00333417">
                <text:p>0.00333417</text:p>
              </table:table-cell>
              <table:table-cell office:value-type="float" office:value="0.161105">
                <text:p>0.161105</text:p>
              </table:table-cell>
              <table:table-cell office:value-type="float" office:value="0.0492178">
                <text:p>0.0492178</text:p>
              </table:table-cell>
              <table:table-cell office:value-type="float" office:value="0.0968063">
                <text:p>0.0968063</text:p>
              </table:table-cell>
              <table:table-cell office:value-type="float" office:value="-0.0524206">
                <text:p>-0.05242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4363">
                <text:p>0.104363</text:p>
              </table:table-cell>
              <table:table-cell office:value-type="float" office:value="0.0437968">
                <text:p>0.0437968</text:p>
              </table:table-cell>
              <table:table-cell office:value-type="float" office:value="0.111778">
                <text:p>0.111778</text:p>
              </table:table-cell>
              <table:table-cell office:value-type="float" office:value="0.0104541">
                <text:p>0.0104541</text:p>
              </table:table-cell>
              <table:table-cell office:value-type="float" office:value="0.100011">
                <text:p>0.100011</text:p>
              </table:table-cell>
              <table:table-cell office:value-type="float" office:value="-0.0178935">
                <text:p>-0.0178935</text:p>
              </table:table-cell>
              <table:table-cell office:value-type="float" office:value="0.152519">
                <text:p>0.152519</text:p>
              </table:table-cell>
              <table:table-cell office:value-type="float" office:value="0.0405858">
                <text:p>0.0405858</text:p>
              </table:table-cell>
              <table:table-cell office:value-type="float" office:value="0.0899795">
                <text:p>0.0899795</text:p>
              </table:table-cell>
              <table:table-cell office:value-type="float" office:value="-0.07984">
                <text:p>-0.07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268">
                <text:p>0.10268</text:p>
              </table:table-cell>
              <table:table-cell office:value-type="float" office:value="0.0383513">
                <text:p>0.0383513</text:p>
              </table:table-cell>
              <table:table-cell office:value-type="float" office:value="0.108189">
                <text:p>0.108189</text:p>
              </table:table-cell>
              <table:table-cell office:value-type="float" office:value="0.00506307">
                <text:p>0.00506307</text:p>
              </table:table-cell>
              <table:table-cell office:value-type="float" office:value="0.0968458">
                <text:p>0.0968458</text:p>
              </table:table-cell>
              <table:table-cell office:value-type="float" office:value="-0.0349661">
                <text:p>-0.0349661</text:p>
              </table:table-cell>
              <table:table-cell office:value-type="float" office:value="0.142097">
                <text:p>0.142097</text:p>
              </table:table-cell>
              <table:table-cell office:value-type="float" office:value="0.0231603">
                <text:p>0.0231603</text:p>
              </table:table-cell>
              <table:table-cell office:value-type="float" office:value="0.0861154">
                <text:p>0.0861154</text:p>
              </table:table-cell>
              <table:table-cell office:value-type="float" office:value="-0.0712057">
                <text:p>-0.07120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3501">
                <text:p>0.0993501</text:p>
              </table:table-cell>
              <table:table-cell office:value-type="float" office:value="0.0442646">
                <text:p>0.0442646</text:p>
              </table:table-cell>
              <table:table-cell office:value-type="float" office:value="0.106361">
                <text:p>0.106361</text:p>
              </table:table-cell>
              <table:table-cell office:value-type="float" office:value="-0.00332101">
                <text:p>-0.00332101</text:p>
              </table:table-cell>
              <table:table-cell office:value-type="float" office:value="0.0929486">
                <text:p>0.0929486</text:p>
              </table:table-cell>
              <table:table-cell office:value-type="float" office:value="-0.0356816">
                <text:p>-0.0356816</text:p>
              </table:table-cell>
              <table:table-cell office:value-type="float" office:value="0.133389">
                <text:p>0.133389</text:p>
              </table:table-cell>
              <table:table-cell office:value-type="float" office:value="0.00687611">
                <text:p>0.00687611</text:p>
              </table:table-cell>
              <table:table-cell office:value-type="float" office:value="0.0845691">
                <text:p>0.0845691</text:p>
              </table:table-cell>
              <table:table-cell office:value-type="float" office:value="-0.0983113">
                <text:p>-0.09831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77097">
                <text:p>0.0977097</text:p>
              </table:table-cell>
              <table:table-cell office:value-type="float" office:value="0.0339051">
                <text:p>0.0339051</text:p>
              </table:table-cell>
              <table:table-cell office:value-type="float" office:value="0.101041">
                <text:p>0.101041</text:p>
              </table:table-cell>
              <table:table-cell office:value-type="float" office:value="-0.0112374">
                <text:p>-0.0112374</text:p>
              </table:table-cell>
              <table:table-cell office:value-type="float" office:value="0.0897162">
                <text:p>0.0897162</text:p>
              </table:table-cell>
              <table:table-cell office:value-type="float" office:value="-0.0792585">
                <text:p>-0.0792585</text:p>
              </table:table-cell>
              <table:table-cell office:value-type="float" office:value="0.125207">
                <text:p>0.125207</text:p>
              </table:table-cell>
              <table:table-cell office:value-type="float" office:value="-0.0162561">
                <text:p>-0.0162561</text:p>
              </table:table-cell>
              <table:table-cell office:value-type="float" office:value="0.0778361">
                <text:p>0.0778361</text:p>
              </table:table-cell>
              <table:table-cell office:value-type="float" office:value="-0.207823">
                <text:p>-0.2078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4611">
                <text:p>0.0854611</text:p>
              </table:table-cell>
              <table:table-cell office:value-type="float" office:value="-0.00414336">
                <text:p>-0.00414336</text:p>
              </table:table-cell>
              <table:table-cell office:value-type="float" office:value="0.0972711">
                <text:p>0.0972711</text:p>
              </table:table-cell>
              <table:table-cell office:value-type="float" office:value="-0.0253375">
                <text:p>-0.0253375</text:p>
              </table:table-cell>
              <table:table-cell office:value-type="float" office:value="0.0864077">
                <text:p>0.0864077</text:p>
              </table:table-cell>
              <table:table-cell office:value-type="float" office:value="-0.0657152">
                <text:p>-0.0657152</text:p>
              </table:table-cell>
              <table:table-cell office:value-type="float" office:value="0.121284">
                <text:p>0.121284</text:p>
              </table:table-cell>
              <table:table-cell office:value-type="float" office:value="-0.0313861">
                <text:p>-0.0313861</text:p>
              </table:table-cell>
              <table:table-cell office:value-type="float" office:value="0.0765715">
                <text:p>0.0765715</text:p>
              </table:table-cell>
              <table:table-cell office:value-type="float" office:value="-0.123827">
                <text:p>-0.123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34303">
                <text:p>0.0834303</text:p>
              </table:table-cell>
              <table:table-cell office:value-type="float" office:value="-0.00672684">
                <text:p>-0.00672684</text:p>
              </table:table-cell>
              <table:table-cell office:value-type="float" office:value="0.0933469">
                <text:p>0.0933469</text:p>
              </table:table-cell>
              <table:table-cell office:value-type="float" office:value="-0.0497142">
                <text:p>-0.0497142</text:p>
              </table:table-cell>
              <table:table-cell office:value-type="float" office:value="0.0836726">
                <text:p>0.0836726</text:p>
              </table:table-cell>
              <table:table-cell office:value-type="float" office:value="-0.0910664">
                <text:p>-0.0910664</text:p>
              </table:table-cell>
              <table:table-cell office:value-type="float" office:value="0.115775">
                <text:p>0.115775</text:p>
              </table:table-cell>
              <table:table-cell office:value-type="float" office:value="-0.0409043">
                <text:p>-0.0409043</text:p>
              </table:table-cell>
              <table:table-cell office:value-type="float" office:value="0.0723599">
                <text:p>0.0723599</text:p>
              </table:table-cell>
              <table:table-cell office:value-type="float" office:value="-0.156332">
                <text:p>-0.1563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99792">
                <text:p>0.0799792</text:p>
              </table:table-cell>
              <table:table-cell office:value-type="float" office:value="-0.0235398">
                <text:p>-0.0235398</text:p>
              </table:table-cell>
              <table:table-cell office:value-type="float" office:value="0.088771">
                <text:p>0.088771</text:p>
              </table:table-cell>
              <table:table-cell office:value-type="float" office:value="-0.0622678">
                <text:p>-0.0622678</text:p>
              </table:table-cell>
              <table:table-cell office:value-type="float" office:value="0.0734182">
                <text:p>0.0734182</text:p>
              </table:table-cell>
              <table:table-cell office:value-type="float" office:value="-0.13224">
                <text:p>-0.13224</text:p>
              </table:table-cell>
              <table:table-cell office:value-type="float" office:value="0.10844">
                <text:p>0.10844</text:p>
              </table:table-cell>
              <table:table-cell office:value-type="float" office:value="-0.104101">
                <text:p>-0.104101</text:p>
              </table:table-cell>
              <table:table-cell office:value-type="float" office:value="0.0686041">
                <text:p>0.0686041</text:p>
              </table:table-cell>
              <table:table-cell office:value-type="float" office:value="-0.15645">
                <text:p>-0.156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24887">
                <text:p>0.0724887</text:p>
              </table:table-cell>
              <table:table-cell office:value-type="float" office:value="-0.0846208">
                <text:p>-0.0846208</text:p>
              </table:table-cell>
              <table:table-cell office:value-type="float" office:value="0.0860209">
                <text:p>0.0860209</text:p>
              </table:table-cell>
              <table:table-cell office:value-type="float" office:value="-0.0777815">
                <text:p>-0.0777815</text:p>
              </table:table-cell>
              <table:table-cell office:value-type="float" office:value="0.0721765">
                <text:p>0.0721765</text:p>
              </table:table-cell>
              <table:table-cell office:value-type="float" office:value="-0.177932">
                <text:p>-0.177932</text:p>
              </table:table-cell>
              <table:table-cell office:value-type="float" office:value="0.106871">
                <text:p>0.106871</text:p>
              </table:table-cell>
              <table:table-cell office:value-type="float" office:value="-0.0661835">
                <text:p>-0.0661835</text:p>
              </table:table-cell>
              <table:table-cell office:value-type="float" office:value="0.066197">
                <text:p>0.066197</text:p>
              </table:table-cell>
              <table:table-cell office:value-type="float" office:value="-0.185007">
                <text:p>-0.1850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9593">
                <text:p>0.069593</text:p>
              </table:table-cell>
              <table:table-cell office:value-type="float" office:value="-0.0853728">
                <text:p>-0.0853728</text:p>
              </table:table-cell>
              <table:table-cell office:value-type="float" office:value="0.0807968">
                <text:p>0.0807968</text:p>
              </table:table-cell>
              <table:table-cell office:value-type="float" office:value="-0.103274">
                <text:p>-0.103274</text:p>
              </table:table-cell>
              <table:table-cell office:value-type="float" office:value="0.0699289">
                <text:p>0.0699289</text:p>
              </table:table-cell>
              <table:table-cell office:value-type="float" office:value="-0.177302">
                <text:p>-0.177302</text:p>
              </table:table-cell>
              <table:table-cell office:value-type="float" office:value="0.0994651">
                <text:p>0.0994651</text:p>
              </table:table-cell>
              <table:table-cell office:value-type="float" office:value="-0.0892958">
                <text:p>-0.0892958</text:p>
              </table:table-cell>
              <table:table-cell office:value-type="float" office:value="0.0626199">
                <text:p>0.0626199</text:p>
              </table:table-cell>
              <table:table-cell office:value-type="float" office:value="-0.201135">
                <text:p>-0.20113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71815">
                <text:p>0.0671815</text:p>
              </table:table-cell>
              <table:table-cell office:value-type="float" office:value="-0.125102">
                <text:p>-0.125102</text:p>
              </table:table-cell>
              <table:table-cell office:value-type="float" office:value="0.0753989">
                <text:p>0.0753989</text:p>
              </table:table-cell>
              <table:table-cell office:value-type="float" office:value="-0.124119">
                <text:p>-0.124119</text:p>
              </table:table-cell>
              <table:table-cell office:value-type="float" office:value="0.0665995">
                <text:p>0.0665995</text:p>
              </table:table-cell>
              <table:table-cell office:value-type="float" office:value="-0.196611">
                <text:p>-0.196611</text:p>
              </table:table-cell>
              <table:table-cell office:value-type="float" office:value="0.0965666">
                <text:p>0.0965666</text:p>
              </table:table-cell>
              <table:table-cell office:value-type="float" office:value="-0.113219">
                <text:p>-0.113219</text:p>
              </table:table-cell>
              <table:table-cell office:value-type="float" office:value="0.0562067">
                <text:p>0.0562067</text:p>
              </table:table-cell>
              <table:table-cell office:value-type="float" office:value="-0.210198">
                <text:p>-0.2101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5174">
                <text:p>0.0645174</text:p>
              </table:table-cell>
              <table:table-cell office:value-type="float" office:value="-0.143776">
                <text:p>-0.143776</text:p>
              </table:table-cell>
              <table:table-cell office:value-type="float" office:value="0.0717485">
                <text:p>0.0717485</text:p>
              </table:table-cell>
              <table:table-cell office:value-type="float" office:value="-0.139529">
                <text:p>-0.139529</text:p>
              </table:table-cell>
              <table:table-cell office:value-type="float" office:value="0.0638917">
                <text:p>0.0638917</text:p>
              </table:table-cell>
              <table:table-cell office:value-type="float" office:value="-0.217915">
                <text:p>-0.217915</text:p>
              </table:table-cell>
              <table:table-cell office:value-type="float" office:value="0.095038">
                <text:p>0.095038</text:p>
              </table:table-cell>
              <table:table-cell office:value-type="float" office:value="-0.106579">
                <text:p>-0.106579</text:p>
              </table:table-cell>
              <table:table-cell office:value-type="float" office:value="0.0551727">
                <text:p>0.0551727</text:p>
              </table:table-cell>
              <table:table-cell office:value-type="float" office:value="-0.240192">
                <text:p>-0.240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3816">
                <text:p>0.0603816</text:p>
              </table:table-cell>
              <table:table-cell office:value-type="float" office:value="-0.188501">
                <text:p>-0.188501</text:p>
              </table:table-cell>
              <table:table-cell office:value-type="float" office:value="0.0683375">
                <text:p>0.0683375</text:p>
              </table:table-cell>
              <table:table-cell office:value-type="float" office:value="-0.44467">
                <text:p>-0.44467</text:p>
              </table:table-cell>
              <table:table-cell office:value-type="float" office:value="0.057984">
                <text:p>0.057984</text:p>
              </table:table-cell>
              <table:table-cell office:value-type="float" office:value="-0.249447">
                <text:p>-0.249447</text:p>
              </table:table-cell>
              <table:table-cell office:value-type="float" office:value="0.0885303">
                <text:p>0.0885303</text:p>
              </table:table-cell>
              <table:table-cell office:value-type="float" office:value="-0.129297">
                <text:p>-0.129297</text:p>
              </table:table-cell>
              <table:table-cell office:value-type="float" office:value="0.0475826">
                <text:p>0.0475826</text:p>
              </table:table-cell>
              <table:table-cell office:value-type="float" office:value="-0.232323">
                <text:p>-0.2323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4336">
                <text:p>0.0594336</text:p>
              </table:table-cell>
              <table:table-cell office:value-type="float" office:value="-0.190045">
                <text:p>-0.190045</text:p>
              </table:table-cell>
              <table:table-cell office:value-type="float" office:value="0.0678028">
                <text:p>0.0678028</text:p>
              </table:table-cell>
              <table:table-cell office:value-type="float" office:value="-0.150962">
                <text:p>-0.150962</text:p>
              </table:table-cell>
              <table:table-cell office:value-type="float" office:value="0.0517803">
                <text:p>0.0517803</text:p>
              </table:table-cell>
              <table:table-cell office:value-type="float" office:value="-0.255028">
                <text:p>-0.255028</text:p>
              </table:table-cell>
              <table:table-cell office:value-type="float" office:value="0.0824551">
                <text:p>0.0824551</text:p>
              </table:table-cell>
              <table:table-cell office:value-type="float" office:value="-0.148364">
                <text:p>-0.148364</text:p>
              </table:table-cell>
              <table:table-cell office:value-type="float" office:value="0.0468676">
                <text:p>0.0468676</text:p>
              </table:table-cell>
              <table:table-cell office:value-type="float" office:value="-0.247928">
                <text:p>-0.2479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51644">
                <text:p>0.0551644</text:p>
              </table:table-cell>
              <table:table-cell office:value-type="float" office:value="-0.399548">
                <text:p>-0.399548</text:p>
              </table:table-cell>
              <table:table-cell office:value-type="float" office:value="0.0634781">
                <text:p>0.0634781</text:p>
              </table:table-cell>
              <table:table-cell office:value-type="float" office:value="-0.178546">
                <text:p>-0.178546</text:p>
              </table:table-cell>
              <table:table-cell office:value-type="float" office:value="0.0513304">
                <text:p>0.0513304</text:p>
              </table:table-cell>
              <table:table-cell office:value-type="float" office:value="-0.268706">
                <text:p>-0.268706</text:p>
              </table:table-cell>
              <table:table-cell office:value-type="float" office:value="0.0787072">
                <text:p>0.0787072</text:p>
              </table:table-cell>
              <table:table-cell office:value-type="float" office:value="-0.169519">
                <text:p>-0.169519</text:p>
              </table:table-cell>
              <table:table-cell office:value-type="float" office:value="0.0460025">
                <text:p>0.0460025</text:p>
              </table:table-cell>
              <table:table-cell office:value-type="float" office:value="-0.196902">
                <text:p>-0.19690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7333">
                <text:p>0.0547333</text:p>
              </table:table-cell>
              <table:table-cell office:value-type="float" office:value="-0.189718">
                <text:p>-0.189718</text:p>
              </table:table-cell>
              <table:table-cell office:value-type="float" office:value="0.0609086">
                <text:p>0.0609086</text:p>
              </table:table-cell>
              <table:table-cell office:value-type="float" office:value="-0.193953">
                <text:p>-0.193953</text:p>
              </table:table-cell>
              <table:table-cell office:value-type="float" office:value="0.0496221">
                <text:p>0.0496221</text:p>
              </table:table-cell>
              <table:table-cell office:value-type="float" office:value="-0.27306">
                <text:p>-0.27306</text:p>
              </table:table-cell>
              <table:table-cell office:value-type="float" office:value="0.0744138">
                <text:p>0.0744138</text:p>
              </table:table-cell>
              <table:table-cell office:value-type="float" office:value="-0.168291">
                <text:p>-0.168291</text:p>
              </table:table-cell>
              <table:table-cell office:value-type="float" office:value="0.0452183">
                <text:p>0.0452183</text:p>
              </table:table-cell>
              <table:table-cell office:value-type="float" office:value="-0.251072">
                <text:p>-0.2510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756">
                <text:p>0.0533756</text:p>
              </table:table-cell>
              <table:table-cell office:value-type="float" office:value="-0.238239">
                <text:p>-0.238239</text:p>
              </table:table-cell>
              <table:table-cell office:value-type="float" office:value="0.0561138">
                <text:p>0.0561138</text:p>
              </table:table-cell>
              <table:table-cell office:value-type="float" office:value="-0.209266">
                <text:p>-0.209266</text:p>
              </table:table-cell>
              <table:table-cell office:value-type="float" office:value="0.046824">
                <text:p>0.046824</text:p>
              </table:table-cell>
              <table:table-cell office:value-type="float" office:value="-0.27382">
                <text:p>-0.27382</text:p>
              </table:table-cell>
              <table:table-cell office:value-type="float" office:value="0.07196">
                <text:p>0.07196</text:p>
              </table:table-cell>
              <table:table-cell office:value-type="float" office:value="-0.193901">
                <text:p>-0.193901</text:p>
              </table:table-cell>
              <table:table-cell office:value-type="float" office:value="0.0423984">
                <text:p>0.0423984</text:p>
              </table:table-cell>
              <table:table-cell office:value-type="float" office:value="-0.22995">
                <text:p>-0.229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5362">
                <text:p>0.0495362</text:p>
              </table:table-cell>
              <table:table-cell office:value-type="float" office:value="-0.273428">
                <text:p>-0.273428</text:p>
              </table:table-cell>
              <table:table-cell office:value-type="float" office:value="0.0547695">
                <text:p>0.0547695</text:p>
              </table:table-cell>
              <table:table-cell office:value-type="float" office:value="-0.235416">
                <text:p>-0.235416</text:p>
              </table:table-cell>
              <table:table-cell office:value-type="float" office:value="0.0425459">
                <text:p>0.0425459</text:p>
              </table:table-cell>
              <table:table-cell office:value-type="float" office:value="-0.270107">
                <text:p>-0.270107</text:p>
              </table:table-cell>
              <table:table-cell office:value-type="float" office:value="0.0666905">
                <text:p>0.0666905</text:p>
              </table:table-cell>
              <table:table-cell office:value-type="float" office:value="-0.209993">
                <text:p>-0.209993</text:p>
              </table:table-cell>
              <table:table-cell office:value-type="float" office:value="0.0394567">
                <text:p>0.0394567</text:p>
              </table:table-cell>
              <table:table-cell office:value-type="float" office:value="-0.206636">
                <text:p>-0.2066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82846">
                <text:p>0.0482846</text:p>
              </table:table-cell>
              <table:table-cell office:value-type="float" office:value="-0.270348">
                <text:p>-0.270348</text:p>
              </table:table-cell>
              <table:table-cell office:value-type="float" office:value="0.0521377">
                <text:p>0.0521377</text:p>
              </table:table-cell>
              <table:table-cell office:value-type="float" office:value="-0.247613">
                <text:p>-0.247613</text:p>
              </table:table-cell>
              <table:table-cell office:value-type="float" office:value="0.0408939">
                <text:p>0.0408939</text:p>
              </table:table-cell>
              <table:table-cell office:value-type="float" office:value="-0.103845">
                <text:p>-0.103845</text:p>
              </table:table-cell>
              <table:table-cell office:value-type="float" office:value="0.0625847">
                <text:p>0.0625847</text:p>
              </table:table-cell>
              <table:table-cell office:value-type="float" office:value="-0.237368">
                <text:p>-0.237368</text:p>
              </table:table-cell>
              <table:table-cell office:value-type="float" office:value="0.0350328">
                <text:p>0.0350328</text:p>
              </table:table-cell>
              <table:table-cell office:value-type="float" office:value="-0.161591">
                <text:p>-0.16159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6906">
                <text:p>0.0426906</text:p>
              </table:table-cell>
              <table:table-cell office:value-type="float" office:value="-0.278103">
                <text:p>-0.278103</text:p>
              </table:table-cell>
              <table:table-cell office:value-type="float" office:value="0.0491556">
                <text:p>0.0491556</text:p>
              </table:table-cell>
              <table:table-cell office:value-type="float" office:value="-0.260657">
                <text:p>-0.260657</text:p>
              </table:table-cell>
              <table:table-cell office:value-type="float" office:value="0.0405251">
                <text:p>0.0405251</text:p>
              </table:table-cell>
              <table:table-cell office:value-type="float" office:value="-0.266238">
                <text:p>-0.266238</text:p>
              </table:table-cell>
              <table:table-cell office:value-type="float" office:value="0.0616415">
                <text:p>0.0616415</text:p>
              </table:table-cell>
              <table:table-cell office:value-type="float" office:value="-0.228125">
                <text:p>-0.228125</text:p>
              </table:table-cell>
              <table:table-cell office:value-type="float" office:value="0.0331946">
                <text:p>0.0331946</text:p>
              </table:table-cell>
              <table:table-cell office:value-type="float" office:value="-0.142023">
                <text:p>-0.1420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16584">
                <text:p>0.0416584</text:p>
              </table:table-cell>
              <table:table-cell office:value-type="float" office:value="-0.292462">
                <text:p>-0.292462</text:p>
              </table:table-cell>
              <table:table-cell office:value-type="float" office:value="0.0468445">
                <text:p>0.0468445</text:p>
              </table:table-cell>
              <table:table-cell office:value-type="float" office:value="-0.26873">
                <text:p>-0.26873</text:p>
              </table:table-cell>
              <table:table-cell office:value-type="float" office:value="0.038602">
                <text:p>0.038602</text:p>
              </table:table-cell>
              <table:table-cell office:value-type="float" office:value="-0.24312">
                <text:p>-0.24312</text:p>
              </table:table-cell>
              <table:table-cell office:value-type="float" office:value="0.0601756">
                <text:p>0.0601756</text:p>
              </table:table-cell>
              <table:table-cell office:value-type="float" office:value="-0.234412">
                <text:p>-0.234412</text:p>
              </table:table-cell>
              <table:table-cell office:value-type="float" office:value="0.0303201">
                <text:p>0.0303201</text:p>
              </table:table-cell>
              <table:table-cell office:value-type="float" office:value="-0.100473">
                <text:p>-0.1004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9432">
                <text:p>0.0399432</text:p>
              </table:table-cell>
              <table:table-cell office:value-type="float" office:value="-0.280112">
                <text:p>-0.280112</text:p>
              </table:table-cell>
              <table:table-cell office:value-type="float" office:value="0.0453486">
                <text:p>0.0453486</text:p>
              </table:table-cell>
              <table:table-cell office:value-type="float" office:value="-0.336825">
                <text:p>-0.336825</text:p>
              </table:table-cell>
              <table:table-cell office:value-type="float" office:value="0.0370302">
                <text:p>0.0370302</text:p>
              </table:table-cell>
              <table:table-cell office:value-type="float" office:value="-0.218462">
                <text:p>-0.218462</text:p>
              </table:table-cell>
              <table:table-cell office:value-type="float" office:value="0.0543679">
                <text:p>0.0543679</text:p>
              </table:table-cell>
              <table:table-cell office:value-type="float" office:value="-0.24984">
                <text:p>-0.24984</text:p>
              </table:table-cell>
              <table:table-cell office:value-type="float" office:value="0.0297703">
                <text:p>0.0297703</text:p>
              </table:table-cell>
              <table:table-cell office:value-type="float" office:value="-0.118921">
                <text:p>-0.1189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77274">
                <text:p>0.0377274</text:p>
              </table:table-cell>
              <table:table-cell office:value-type="float" office:value="-0.268698">
                <text:p>-0.268698</text:p>
              </table:table-cell>
              <table:table-cell office:value-type="float" office:value="0.0445652">
                <text:p>0.0445652</text:p>
              </table:table-cell>
              <table:table-cell office:value-type="float" office:value="-0.273766">
                <text:p>-0.273766</text:p>
              </table:table-cell>
              <table:table-cell office:value-type="float" office:value="0.0347269">
                <text:p>0.0347269</text:p>
              </table:table-cell>
              <table:table-cell office:value-type="float" office:value="-0.196965">
                <text:p>-0.196965</text:p>
              </table:table-cell>
              <table:table-cell office:value-type="float" office:value="0.0526753">
                <text:p>0.0526753</text:p>
              </table:table-cell>
              <table:table-cell office:value-type="float" office:value="-0.259938">
                <text:p>-0.259938</text:p>
              </table:table-cell>
              <table:table-cell office:value-type="float" office:value="0.0289718">
                <text:p>0.0289718</text:p>
              </table:table-cell>
              <table:table-cell office:value-type="float" office:value="-0.0924675">
                <text:p>-0.09246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1469">
                <text:p>0.0361469</text:p>
              </table:table-cell>
              <table:table-cell office:value-type="float" office:value="-0.242841">
                <text:p>-0.242841</text:p>
              </table:table-cell>
              <table:table-cell office:value-type="float" office:value="0.0417856">
                <text:p>0.0417856</text:p>
              </table:table-cell>
              <table:table-cell office:value-type="float" office:value="-0.27805">
                <text:p>-0.27805</text:p>
              </table:table-cell>
              <table:table-cell office:value-type="float" office:value="0.0325516">
                <text:p>0.0325516</text:p>
              </table:table-cell>
              <table:table-cell office:value-type="float" office:value="-0.109161">
                <text:p>-0.109161</text:p>
              </table:table-cell>
              <table:table-cell office:value-type="float" office:value="0.0490121">
                <text:p>0.0490121</text:p>
              </table:table-cell>
              <table:table-cell office:value-type="float" office:value="-0.265707">
                <text:p>-0.265707</text:p>
              </table:table-cell>
              <table:table-cell office:value-type="float" office:value="0.0276751">
                <text:p>0.0276751</text:p>
              </table:table-cell>
              <table:table-cell office:value-type="float" office:value="-0.0828063">
                <text:p>-0.08280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40829">
                <text:p>0.0340829</text:p>
              </table:table-cell>
              <table:table-cell office:value-type="float" office:value="-0.215015">
                <text:p>-0.215015</text:p>
              </table:table-cell>
              <table:table-cell office:value-type="float" office:value="0.0391063">
                <text:p>0.0391063</text:p>
              </table:table-cell>
              <table:table-cell office:value-type="float" office:value="-0.269188">
                <text:p>-0.269188</text:p>
              </table:table-cell>
              <table:table-cell office:value-type="float" office:value="0.0322911">
                <text:p>0.0322911</text:p>
              </table:table-cell>
              <table:table-cell office:value-type="float" office:value="-0.168916">
                <text:p>-0.168916</text:p>
              </table:table-cell>
              <table:table-cell office:value-type="float" office:value="0.0460876">
                <text:p>0.0460876</text:p>
              </table:table-cell>
              <table:table-cell office:value-type="float" office:value="-0.26602">
                <text:p>-0.26602</text:p>
              </table:table-cell>
              <table:table-cell office:value-type="float" office:value="0.0266942">
                <text:p>0.0266942</text:p>
              </table:table-cell>
              <table:table-cell office:value-type="float" office:value="-0.0603066">
                <text:p>-0.06030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9667">
                <text:p>0.0319667</text:p>
              </table:table-cell>
              <table:table-cell office:value-type="float" office:value="-0.175635">
                <text:p>-0.175635</text:p>
              </table:table-cell>
              <table:table-cell office:value-type="float" office:value="0.0363132">
                <text:p>0.0363132</text:p>
              </table:table-cell>
              <table:table-cell office:value-type="float" office:value="-0.254425">
                <text:p>-0.254425</text:p>
              </table:table-cell>
              <table:table-cell office:value-type="float" office:value="0.0290325">
                <text:p>0.0290325</text:p>
              </table:table-cell>
              <table:table-cell office:value-type="float" office:value="-0.118848">
                <text:p>-0.118848</text:p>
              </table:table-cell>
              <table:table-cell office:value-type="float" office:value="0.0446255">
                <text:p>0.0446255</text:p>
              </table:table-cell>
              <table:table-cell office:value-type="float" office:value="-0.260872">
                <text:p>-0.260872</text:p>
              </table:table-cell>
              <table:table-cell office:value-type="float" office:value="0.0257442">
                <text:p>0.0257442</text:p>
              </table:table-cell>
              <table:table-cell office:value-type="float" office:value="-0.0539168">
                <text:p>-0.0539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6718">
                <text:p>0.0296718</text:p>
              </table:table-cell>
              <table:table-cell office:value-type="float" office:value="-0.131465">
                <text:p>-0.131465</text:p>
              </table:table-cell>
              <table:table-cell office:value-type="float" office:value="0.035132">
                <text:p>0.035132</text:p>
              </table:table-cell>
              <table:table-cell office:value-type="float" office:value="-0.0488271">
                <text:p>-0.0488271</text:p>
              </table:table-cell>
              <table:table-cell office:value-type="float" office:value="0.0265243">
                <text:p>0.0265243</text:p>
              </table:table-cell>
              <table:table-cell office:value-type="float" office:value="-0.0718921">
                <text:p>-0.0718921</text:p>
              </table:table-cell>
              <table:table-cell office:value-type="float" office:value="0.0425533">
                <text:p>0.0425533</text:p>
              </table:table-cell>
              <table:table-cell office:value-type="float" office:value="-0.258979">
                <text:p>-0.258979</text:p>
              </table:table-cell>
              <table:table-cell office:value-type="float" office:value="0.024367">
                <text:p>0.024367</text:p>
              </table:table-cell>
              <table:table-cell office:value-type="float" office:value="-0.0370907">
                <text:p>-0.03709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0823">
                <text:p>0.0270823</text:p>
              </table:table-cell>
              <table:table-cell office:value-type="float" office:value="-0.0234258">
                <text:p>-0.0234258</text:p>
              </table:table-cell>
              <table:table-cell office:value-type="float" office:value="0.0348199">
                <text:p>0.0348199</text:p>
              </table:table-cell>
              <table:table-cell office:value-type="float" office:value="-0.240774">
                <text:p>-0.240774</text:p>
              </table:table-cell>
              <table:table-cell office:value-type="float" office:value="0.0257084">
                <text:p>0.0257084</text:p>
              </table:table-cell>
              <table:table-cell office:value-type="float" office:value="-0.0913778">
                <text:p>-0.0913778</text:p>
              </table:table-cell>
              <table:table-cell office:value-type="float" office:value="0.0396673">
                <text:p>0.0396673</text:p>
              </table:table-cell>
              <table:table-cell office:value-type="float" office:value="-0.247252">
                <text:p>-0.247252</text:p>
              </table:table-cell>
              <table:table-cell office:value-type="float" office:value="0.0234078">
                <text:p>0.0234078</text:p>
              </table:table-cell>
              <table:table-cell office:value-type="float" office:value="-0.0242689">
                <text:p>-0.024268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8609">
                <text:p>0.0268609</text:p>
              </table:table-cell>
              <table:table-cell office:value-type="float" office:value="-0.0804981">
                <text:p>-0.0804981</text:p>
              </table:table-cell>
              <table:table-cell office:value-type="float" office:value="0.0317896">
                <text:p>0.0317896</text:p>
              </table:table-cell>
              <table:table-cell office:value-type="float" office:value="-0.21524">
                <text:p>-0.21524</text:p>
              </table:table-cell>
              <table:table-cell office:value-type="float" office:value="0.0250799">
                <text:p>0.0250799</text:p>
              </table:table-cell>
              <table:table-cell office:value-type="float" office:value="-0.0479436">
                <text:p>-0.0479436</text:p>
              </table:table-cell>
              <table:table-cell office:value-type="float" office:value="0.0390367">
                <text:p>0.0390367</text:p>
              </table:table-cell>
              <table:table-cell office:value-type="float" office:value="-0.250032">
                <text:p>-0.250032</text:p>
              </table:table-cell>
              <table:table-cell office:value-type="float" office:value="0.0214095">
                <text:p>0.0214095</text:p>
              </table:table-cell>
              <table:table-cell office:value-type="float" office:value="-0.00649876">
                <text:p>-0.006498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9211">
                <text:p>0.0249211</text:p>
              </table:table-cell>
              <table:table-cell office:value-type="float" office:value="-0.0501267">
                <text:p>-0.0501267</text:p>
              </table:table-cell>
              <table:table-cell office:value-type="float" office:value="0.0300871">
                <text:p>0.0300871</text:p>
              </table:table-cell>
              <table:table-cell office:value-type="float" office:value="-0.205048">
                <text:p>-0.205048</text:p>
              </table:table-cell>
              <table:table-cell office:value-type="float" office:value="0.0237094">
                <text:p>0.0237094</text:p>
              </table:table-cell>
              <table:table-cell office:value-type="float" office:value="-0.0410383">
                <text:p>-0.0410383</text:p>
              </table:table-cell>
              <table:table-cell office:value-type="float" office:value="0.0373989">
                <text:p>0.0373989</text:p>
              </table:table-cell>
              <table:table-cell office:value-type="float" office:value="-0.235425">
                <text:p>-0.235425</text:p>
              </table:table-cell>
              <table:table-cell office:value-type="float" office:value="0.0190474">
                <text:p>0.0190474</text:p>
              </table:table-cell>
              <table:table-cell office:value-type="float" office:value="0.00430357">
                <text:p>0.004303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3112">
                <text:p>0.0243112</text:p>
              </table:table-cell>
              <table:table-cell office:value-type="float" office:value="-0.0322891">
                <text:p>-0.0322891</text:p>
              </table:table-cell>
              <table:table-cell office:value-type="float" office:value="0.0288522">
                <text:p>0.0288522</text:p>
              </table:table-cell>
              <table:table-cell office:value-type="float" office:value="-0.178067">
                <text:p>-0.178067</text:p>
              </table:table-cell>
              <table:table-cell office:value-type="float" office:value="0.0223839">
                <text:p>0.0223839</text:p>
              </table:table-cell>
              <table:table-cell office:value-type="float" office:value="-0.0237477">
                <text:p>-0.0237477</text:p>
              </table:table-cell>
              <table:table-cell office:value-type="float" office:value="0.0349893">
                <text:p>0.0349893</text:p>
              </table:table-cell>
              <table:table-cell office:value-type="float" office:value="-0.214894">
                <text:p>-0.214894</text:p>
              </table:table-cell>
              <table:table-cell office:value-type="float" office:value="0.0179001">
                <text:p>0.0179001</text:p>
              </table:table-cell>
              <table:table-cell office:value-type="float" office:value="0.00497512">
                <text:p>0.004975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2071">
                <text:p>0.0222071</text:p>
              </table:table-cell>
              <table:table-cell office:value-type="float" office:value="-0.00818266">
                <text:p>-0.00818266</text:p>
              </table:table-cell>
              <table:table-cell office:value-type="float" office:value="0.0281606">
                <text:p>0.0281606</text:p>
              </table:table-cell>
              <table:table-cell office:value-type="float" office:value="-0.176149">
                <text:p>-0.176149</text:p>
              </table:table-cell>
              <table:table-cell office:value-type="float" office:value="0.0220966">
                <text:p>0.0220966</text:p>
              </table:table-cell>
              <table:table-cell office:value-type="float" office:value="-0.0269907">
                <text:p>-0.0269907</text:p>
              </table:table-cell>
              <table:table-cell office:value-type="float" office:value="0.0317946">
                <text:p>0.0317946</text:p>
              </table:table-cell>
              <table:table-cell office:value-type="float" office:value="-0.189175">
                <text:p>-0.189175</text:p>
              </table:table-cell>
              <table:table-cell office:value-type="float" office:value="0.0170781">
                <text:p>0.0170781</text:p>
              </table:table-cell>
              <table:table-cell office:value-type="float" office:value="0.0104674">
                <text:p>0.01046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9401">
                <text:p>0.0209401</text:p>
              </table:table-cell>
              <table:table-cell office:value-type="float" office:value="0.00371826">
                <text:p>0.00371826</text:p>
              </table:table-cell>
              <table:table-cell office:value-type="float" office:value="0.0259605">
                <text:p>0.0259605</text:p>
              </table:table-cell>
              <table:table-cell office:value-type="float" office:value="-0.131622">
                <text:p>-0.131622</text:p>
              </table:table-cell>
              <table:table-cell office:value-type="float" office:value="0.0211155">
                <text:p>0.0211155</text:p>
              </table:table-cell>
              <table:table-cell office:value-type="float" office:value="-0.0197768">
                <text:p>-0.0197768</text:p>
              </table:table-cell>
              <table:table-cell office:value-type="float" office:value="0.0310972">
                <text:p>0.0310972</text:p>
              </table:table-cell>
              <table:table-cell office:value-type="float" office:value="-0.182398">
                <text:p>-0.182398</text:p>
              </table:table-cell>
              <table:table-cell office:value-type="float" office:value="0.0166078">
                <text:p>0.0166078</text:p>
              </table:table-cell>
              <table:table-cell office:value-type="float" office:value="0.00387528">
                <text:p>0.003875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2393">
                <text:p>0.0202393</text:p>
              </table:table-cell>
              <table:table-cell office:value-type="float" office:value="-0.0664659">
                <text:p>-0.0664659</text:p>
              </table:table-cell>
              <table:table-cell office:value-type="float" office:value="0.023713">
                <text:p>0.023713</text:p>
              </table:table-cell>
              <table:table-cell office:value-type="float" office:value="-0.0965823">
                <text:p>-0.0965823</text:p>
              </table:table-cell>
              <table:table-cell office:value-type="float" office:value="0.0192872">
                <text:p>0.0192872</text:p>
              </table:table-cell>
              <table:table-cell office:value-type="float" office:value="-0.0107961">
                <text:p>-0.0107961</text:p>
              </table:table-cell>
              <table:table-cell office:value-type="float" office:value="0.0301114">
                <text:p>0.0301114</text:p>
              </table:table-cell>
              <table:table-cell office:value-type="float" office:value="-0.171533">
                <text:p>-0.171533</text:p>
              </table:table-cell>
              <table:table-cell office:value-type="float" office:value="0.0162">
                <text:p>0.0162</text:p>
              </table:table-cell>
              <table:table-cell office:value-type="float" office:value="0.00617057">
                <text:p>0.006170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0914">
                <text:p>0.0200914</text:p>
              </table:table-cell>
              <table:table-cell office:value-type="float" office:value="0.00696306">
                <text:p>0.00696306</text:p>
              </table:table-cell>
              <table:table-cell office:value-type="float" office:value="0.0231397">
                <text:p>0.0231397</text:p>
              </table:table-cell>
              <table:table-cell office:value-type="float" office:value="-0.0656493">
                <text:p>-0.0656493</text:p>
              </table:table-cell>
              <table:table-cell office:value-type="float" office:value="0.0185291">
                <text:p>0.0185291</text:p>
              </table:table-cell>
              <table:table-cell office:value-type="float" office:value="-0.00445541">
                <text:p>-0.00445541</text:p>
              </table:table-cell>
              <table:table-cell office:value-type="float" office:value="0.0287311">
                <text:p>0.0287311</text:p>
              </table:table-cell>
              <table:table-cell office:value-type="float" office:value="-0.151644">
                <text:p>-0.151644</text:p>
              </table:table-cell>
              <table:table-cell office:value-type="float" office:value="0.0153412">
                <text:p>0.0153412</text:p>
              </table:table-cell>
              <table:table-cell office:value-type="float" office:value="0.00519719">
                <text:p>0.005197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83409">
                <text:p>0.0183409</text:p>
              </table:table-cell>
              <table:table-cell office:value-type="float" office:value="0.00821502">
                <text:p>0.00821502</text:p>
              </table:table-cell>
              <table:table-cell office:value-type="float" office:value="0.0215854">
                <text:p>0.0215854</text:p>
              </table:table-cell>
              <table:table-cell office:value-type="float" office:value="-0.0351108">
                <text:p>-0.0351108</text:p>
              </table:table-cell>
              <table:table-cell office:value-type="float" office:value="0.0176227">
                <text:p>0.0176227</text:p>
              </table:table-cell>
              <table:table-cell office:value-type="float" office:value="0.0314201">
                <text:p>0.0314201</text:p>
              </table:table-cell>
              <table:table-cell office:value-type="float" office:value="0.0278448">
                <text:p>0.0278448</text:p>
              </table:table-cell>
              <table:table-cell office:value-type="float" office:value="-0.15034">
                <text:p>-0.15034</text:p>
              </table:table-cell>
              <table:table-cell office:value-type="float" office:value="0.0146557">
                <text:p>0.0146557</text:p>
              </table:table-cell>
              <table:table-cell office:value-type="float" office:value="0.00466415">
                <text:p>0.004664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6241">
                <text:p>0.0166241</text:p>
              </table:table-cell>
              <table:table-cell office:value-type="float" office:value="0.00951659">
                <text:p>0.00951659</text:p>
              </table:table-cell>
              <table:table-cell office:value-type="float" office:value="0.0197659">
                <text:p>0.0197659</text:p>
              </table:table-cell>
              <table:table-cell office:value-type="float" office:value="-0.00323774">
                <text:p>-0.00323774</text:p>
              </table:table-cell>
              <table:table-cell office:value-type="float" office:value="0.017401">
                <text:p>0.017401</text:p>
              </table:table-cell>
              <table:table-cell office:value-type="float" office:value="-0.00871288">
                <text:p>-0.00871288</text:p>
              </table:table-cell>
              <table:table-cell office:value-type="float" office:value="0.0263356">
                <text:p>0.0263356</text:p>
              </table:table-cell>
              <table:table-cell office:value-type="float" office:value="-0.135226">
                <text:p>-0.135226</text:p>
              </table:table-cell>
              <table:table-cell office:value-type="float" office:value="0.0133827">
                <text:p>0.0133827</text:p>
              </table:table-cell>
              <table:table-cell office:value-type="float" office:value="0.00431162">
                <text:p>0.004311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2163">
                <text:p>0.0162163</text:p>
              </table:table-cell>
              <table:table-cell office:value-type="float" office:value="0.00447734">
                <text:p>0.00447734</text:p>
              </table:table-cell>
              <table:table-cell office:value-type="float" office:value="0.0193062">
                <text:p>0.0193062</text:p>
              </table:table-cell>
              <table:table-cell office:value-type="float" office:value="-0.0116353">
                <text:p>-0.0116353</text:p>
              </table:table-cell>
              <table:table-cell office:value-type="float" office:value="0.0168357">
                <text:p>0.0168357</text:p>
              </table:table-cell>
              <table:table-cell office:value-type="float" office:value="0.00414628">
                <text:p>0.00414628</text:p>
              </table:table-cell>
              <table:table-cell office:value-type="float" office:value="0.0249101">
                <text:p>0.0249101</text:p>
              </table:table-cell>
              <table:table-cell office:value-type="float" office:value="-0.119319">
                <text:p>-0.119319</text:p>
              </table:table-cell>
              <table:table-cell office:value-type="float" office:value="0.0119033">
                <text:p>0.0119033</text:p>
              </table:table-cell>
              <table:table-cell office:value-type="float" office:value="0.00313238">
                <text:p>0.0031323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4297">
                <text:p>0.0154297</text:p>
              </table:table-cell>
              <table:table-cell office:value-type="float" office:value="NaN">
                <text:p>NaN</text:p>
              </table:table-cell>
              <table:table-cell office:value-type="float" office:value="0.0186803">
                <text:p>0.0186803</text:p>
              </table:table-cell>
              <table:table-cell office:value-type="float" office:value="-0.0465483">
                <text:p>-0.0465483</text:p>
              </table:table-cell>
              <table:table-cell office:value-type="float" office:value="0.0160348">
                <text:p>0.0160348</text:p>
              </table:table-cell>
              <table:table-cell office:value-type="float" office:value="0.00721934">
                <text:p>0.00721934</text:p>
              </table:table-cell>
              <table:table-cell office:value-type="float" office:value="0.0230533">
                <text:p>0.0230533</text:p>
              </table:table-cell>
              <table:table-cell office:value-type="float" office:value="-0.0990732">
                <text:p>-0.0990732</text:p>
              </table:table-cell>
              <table:table-cell office:value-type="float" office:value="0.0113621">
                <text:p>0.0113621</text:p>
              </table:table-cell>
              <table:table-cell office:value-type="float" office:value="0.00325424">
                <text:p>0.003254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49188">
                <text:p>0.0149188</text:p>
              </table:table-cell>
              <table:table-cell office:value-type="float" office:value="0.00377393">
                <text:p>0.00377393</text:p>
              </table:table-cell>
              <table:table-cell office:value-type="float" office:value="0.0185339">
                <text:p>0.0185339</text:p>
              </table:table-cell>
              <table:table-cell office:value-type="float" office:value="0.0076825">
                <text:p>0.0076825</text:p>
              </table:table-cell>
              <table:table-cell office:value-type="float" office:value="0.014974">
                <text:p>0.014974</text:p>
              </table:table-cell>
              <table:table-cell office:value-type="float" office:value="0.00812053">
                <text:p>0.00812053</text:p>
              </table:table-cell>
              <table:table-cell office:value-type="float" office:value="0.0214628">
                <text:p>0.0214628</text:p>
              </table:table-cell>
              <table:table-cell office:value-type="float" office:value="-0.0626636">
                <text:p>-0.0626636</text:p>
              </table:table-cell>
              <table:table-cell office:value-type="float" office:value="0.0105671">
                <text:p>0.0105671</text:p>
              </table:table-cell>
              <table:table-cell office:value-type="float" office:value="0.003544">
                <text:p>0.0035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1958">
                <text:p>0.0141958</text:p>
              </table:table-cell>
              <table:table-cell office:value-type="float" office:value="0.00167121">
                <text:p>0.00167121</text:p>
              </table:table-cell>
              <table:table-cell office:value-type="float" office:value="0.0180937">
                <text:p>0.0180937</text:p>
              </table:table-cell>
              <table:table-cell office:value-type="float" office:value="0.00194593">
                <text:p>0.00194593</text:p>
              </table:table-cell>
              <table:table-cell office:value-type="float" office:value="0.0141949">
                <text:p>0.0141949</text:p>
              </table:table-cell>
              <table:table-cell office:value-type="float" office:value="0.0192919">
                <text:p>0.0192919</text:p>
              </table:table-cell>
              <table:table-cell office:value-type="float" office:value="0.0211268">
                <text:p>0.0211268</text:p>
              </table:table-cell>
              <table:table-cell office:value-type="float" office:value="-0.0785376">
                <text:p>-0.0785376</text:p>
              </table:table-cell>
              <table:table-cell office:value-type="float" office:value="0.0292704">
                <text:p>0.0292704</text:p>
              </table:table-cell>
              <table:table-cell office:value-type="float" office:value="-0.0287296">
                <text:p>-0.028729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9508">
                <text:p>0.0129508</text:p>
              </table:table-cell>
              <table:table-cell office:value-type="float" office:value="0.00258418">
                <text:p>0.00258418</text:p>
              </table:table-cell>
              <table:table-cell office:value-type="float" office:value="0.017226">
                <text:p>0.017226</text:p>
              </table:table-cell>
              <table:table-cell office:value-type="float" office:value="0.00406293">
                <text:p>0.00406293</text:p>
              </table:table-cell>
              <table:table-cell office:value-type="float" office:value="0.0139617">
                <text:p>0.0139617</text:p>
              </table:table-cell>
              <table:table-cell office:value-type="float" office:value="0.00766276">
                <text:p>0.00766276</text:p>
              </table:table-cell>
              <table:table-cell office:value-type="float" office:value="0.0195207">
                <text:p>0.0195207</text:p>
              </table:table-cell>
              <table:table-cell office:value-type="float" office:value="-0.0571133">
                <text:p>-0.0571133</text:p>
              </table:table-cell>
              <table:table-cell office:value-type="float" office:value="0.0280474">
                <text:p>0.0280474</text:p>
              </table:table-cell>
              <table:table-cell office:value-type="float" office:value="-0.0257032">
                <text:p>-0.02570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6401">
                <text:p>0.0126401</text:p>
              </table:table-cell>
              <table:table-cell office:value-type="float" office:value="0.000471457">
                <text:p>0.000471457</text:p>
              </table:table-cell>
              <table:table-cell office:value-type="float" office:value="0.0159914">
                <text:p>0.0159914</text:p>
              </table:table-cell>
              <table:table-cell office:value-type="float" office:value="0.00617774">
                <text:p>0.00617774</text:p>
              </table:table-cell>
              <table:table-cell office:value-type="float" office:value="0.013088">
                <text:p>0.013088</text:p>
              </table:table-cell>
              <table:table-cell office:value-type="float" office:value="0.00672715">
                <text:p>0.00672715</text:p>
              </table:table-cell>
              <table:table-cell office:value-type="float" office:value="0.018327">
                <text:p>0.018327</text:p>
              </table:table-cell>
              <table:table-cell office:value-type="float" office:value="-0.0257713">
                <text:p>-0.0257713</text:p>
              </table:table-cell>
              <table:table-cell office:value-type="float" office:value="0.0271973">
                <text:p>0.0271973</text:p>
              </table:table-cell>
              <table:table-cell office:value-type="float" office:value="-0.0275767">
                <text:p>-0.02757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1261">
                <text:p>0.0121261</text:p>
              </table:table-cell>
              <table:table-cell office:value-type="float" office:value="0.00129127">
                <text:p>0.00129127</text:p>
              </table:table-cell>
              <table:table-cell office:value-type="float" office:value="0.014837">
                <text:p>0.014837</text:p>
              </table:table-cell>
              <table:table-cell office:value-type="float" office:value="0.00724232">
                <text:p>0.00724232</text:p>
              </table:table-cell>
              <table:table-cell office:value-type="float" office:value="0.0121566">
                <text:p>0.0121566</text:p>
              </table:table-cell>
              <table:table-cell office:value-type="float" office:value="0.0145193">
                <text:p>0.0145193</text:p>
              </table:table-cell>
              <table:table-cell office:value-type="float" office:value="0.0181766">
                <text:p>0.0181766</text:p>
              </table:table-cell>
              <table:table-cell office:value-type="float" office:value="-0.0499717">
                <text:p>-0.0499717</text:p>
              </table:table-cell>
              <table:table-cell office:value-type="float" office:value="0.0262665">
                <text:p>0.0262665</text:p>
              </table:table-cell>
              <table:table-cell office:value-type="float" office:value="-0.0272044">
                <text:p>-0.0272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4231">
                <text:p>0.0114231</text:p>
              </table:table-cell>
              <table:table-cell office:value-type="float" office:value="0.000667549">
                <text:p>0.000667549</text:p>
              </table:table-cell>
              <table:table-cell office:value-type="float" office:value="0.0130264">
                <text:p>0.0130264</text:p>
              </table:table-cell>
              <table:table-cell office:value-type="float" office:value="-0.00507942">
                <text:p>-0.00507942</text:p>
              </table:table-cell>
              <table:table-cell office:value-type="float" office:value="0.0118616">
                <text:p>0.0118616</text:p>
              </table:table-cell>
              <table:table-cell office:value-type="float" office:value="0.00142001">
                <text:p>0.00142001</text:p>
              </table:table-cell>
              <table:table-cell office:value-type="float" office:value="0.0176036">
                <text:p>0.0176036</text:p>
              </table:table-cell>
              <table:table-cell office:value-type="float" office:value="-0.0313458">
                <text:p>-0.0313458</text:p>
              </table:table-cell>
              <table:table-cell office:value-type="float" office:value="0.0253972">
                <text:p>0.0253972</text:p>
              </table:table-cell>
              <table:table-cell office:value-type="float" office:value="-0.0266779">
                <text:p>-0.02667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5419">
                <text:p>0.0105419</text:p>
              </table:table-cell>
              <table:table-cell office:value-type="float" office:value="0.00297067">
                <text:p>0.00297067</text:p>
              </table:table-cell>
              <table:table-cell office:value-type="float" office:value="0.0127952">
                <text:p>0.0127952</text:p>
              </table:table-cell>
              <table:table-cell office:value-type="float" office:value="0.00799944">
                <text:p>0.00799944</text:p>
              </table:table-cell>
              <table:table-cell office:value-type="float" office:value="0.0114838">
                <text:p>0.0114838</text:p>
              </table:table-cell>
              <table:table-cell office:value-type="float" office:value="0.00781231">
                <text:p>0.00781231</text:p>
              </table:table-cell>
              <table:table-cell office:value-type="float" office:value="0.0169498">
                <text:p>0.0169498</text:p>
              </table:table-cell>
              <table:table-cell office:value-type="float" office:value="-0.0248714">
                <text:p>-0.0248714</text:p>
              </table:table-cell>
              <table:table-cell office:value-type="float" office:value="0.023873">
                <text:p>0.023873</text:p>
              </table:table-cell>
              <table:table-cell office:value-type="float" office:value="-0.0270841">
                <text:p>-0.02708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3259">
                <text:p>0.0133259</text:p>
              </table:table-cell>
              <table:table-cell office:value-type="float" office:value="0.00290151">
                <text:p>0.00290151</text:p>
              </table:table-cell>
              <table:table-cell office:value-type="float" office:value="0.0124032">
                <text:p>0.0124032</text:p>
              </table:table-cell>
              <table:table-cell office:value-type="float" office:value="0.00600451">
                <text:p>0.00600451</text:p>
              </table:table-cell>
              <table:table-cell office:value-type="float" office:value="0.0108559">
                <text:p>0.0108559</text:p>
              </table:table-cell>
              <table:table-cell office:value-type="float" office:value="0.00644521">
                <text:p>0.00644521</text:p>
              </table:table-cell>
              <table:table-cell office:value-type="float" office:value="0.0159095">
                <text:p>0.0159095</text:p>
              </table:table-cell>
              <table:table-cell office:value-type="float" office:value="-0.0196846">
                <text:p>-0.0196846</text:p>
              </table:table-cell>
              <table:table-cell office:value-type="float" office:value="0.0213786">
                <text:p>0.0213786</text:p>
              </table:table-cell>
              <table:table-cell office:value-type="float" office:value="-0.028037">
                <text:p>-0.0280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0145">
                <text:p>0.0120145</text:p>
              </table:table-cell>
              <table:table-cell office:value-type="float" office:value="0.00410724">
                <text:p>0.00410724</text:p>
              </table:table-cell>
              <table:table-cell office:value-type="float" office:value="0.0118678">
                <text:p>0.0118678</text:p>
              </table:table-cell>
              <table:table-cell office:value-type="float" office:value="0.00509878">
                <text:p>0.00509878</text:p>
              </table:table-cell>
              <table:table-cell office:value-type="float" office:value="0.0104621">
                <text:p>0.0104621</text:p>
              </table:table-cell>
              <table:table-cell office:value-type="float" office:value="0.00335092">
                <text:p>0.00335092</text:p>
              </table:table-cell>
              <table:table-cell office:value-type="float" office:value="0.0152982">
                <text:p>0.0152982</text:p>
              </table:table-cell>
              <table:table-cell office:value-type="float" office:value="0.00290159">
                <text:p>0.00290159</text:p>
              </table:table-cell>
              <table:table-cell office:value-type="float" office:value="0.0211828">
                <text:p>0.0211828</text:p>
              </table:table-cell>
              <table:table-cell office:value-type="float" office:value="-0.0214794">
                <text:p>-0.02147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6098">
                <text:p>0.0106098</text:p>
              </table:table-cell>
              <table:table-cell office:value-type="float" office:value="0.00544832">
                <text:p>0.00544832</text:p>
              </table:table-cell>
              <table:table-cell office:value-type="float" office:value="0.0112404">
                <text:p>0.0112404</text:p>
              </table:table-cell>
              <table:table-cell office:value-type="float" office:value="0.00516753">
                <text:p>0.00516753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133608">
                <text:p>-0.0133608</text:p>
              </table:table-cell>
              <table:table-cell office:value-type="float" office:value="0.0149174">
                <text:p>0.0149174</text:p>
              </table:table-cell>
              <table:table-cell office:value-type="float" office:value="-0.00480002">
                <text:p>-0.00480002</text:p>
              </table:table-cell>
              <table:table-cell office:value-type="float" office:value="0.0204497">
                <text:p>0.0204497</text:p>
              </table:table-cell>
              <table:table-cell office:value-type="float" office:value="-0.0244016">
                <text:p>-0.02440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341">
                <text:p>0.0104341</text:p>
              </table:table-cell>
              <table:table-cell office:value-type="float" office:value="-0.00690512">
                <text:p>-0.00690512</text:p>
              </table:table-cell>
              <table:table-cell office:value-type="float" office:value="0.010644">
                <text:p>0.010644</text:p>
              </table:table-cell>
              <table:table-cell office:value-type="float" office:value="0.00242567">
                <text:p>0.00242567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112784">
                <text:p>-0.0112784</text:p>
              </table:table-cell>
              <table:table-cell office:value-type="float" office:value="0.0142497">
                <text:p>0.0142497</text:p>
              </table:table-cell>
              <table:table-cell office:value-type="float" office:value="-0.000572858">
                <text:p>-0.000572858</text:p>
              </table:table-cell>
              <table:table-cell office:value-type="float" office:value="0.0193938">
                <text:p>0.0193938</text:p>
              </table:table-cell>
              <table:table-cell office:value-type="float" office:value="0.0308238">
                <text:p>0.03082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E89 Sheet1.G1:Sheet1.G89 Sheet1.AZ2:Sheet1.AZ89 Sheet1.AK2:Sheet1.AK89 Sheet1.BO2:Sheet1.BO89 Sheet1.V2:Sheet1.V89" chart:data-source-has-labels="row" svg:x="0.77cm" svg:y="0.855cm" svg:width="12.062cm" svg:height="7.545cm">
          <chartooo:coordinate-region svg:x="1.603cm" svg:y="1.054cm" svg:width="10.9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9" chart:label-cell-address="Sheet1.G1:Sheet1.G1" chart:class="chart:scatter">
            <chart:domain table:cell-range-address="Sheet1.E2:Sheet1.E89"/>
            <chart:data-point chart:repeated="88"/>
          </chart:series>
          <chart:series chart:style-name="ch7" chart:values-cell-range-address="Sheet1.AZ2:Sheet1.AZ89" chart:class="chart:scatter">
            <chart:domain table:cell-range-address="Sheet1.AX2:Sheet1.AX89"/>
            <chart:data-point chart:repeated="88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0.0115886">
                <text:p>0.0115886</text:p>
                <draw:g>
                  <svg:desc>Sheet1.G2:Sheet1.G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0.00290087">
                <text:p>0.00290087</text:p>
                <draw:g>
                  <svg:desc>Sheet1.AZ2:Sheet1.AZ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0.000203662">
                <text:p>0.000203662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0.00860452">
                <text:p>0.00860452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0.00456838">
                <text:p>0.00456838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7013">
                <text:p>0.967013</text:p>
              </table:table-cell>
              <table:table-cell office:value-type="float" office:value="-0.00364823">
                <text:p>-0.00364823</text:p>
              </table:table-cell>
              <table:table-cell office:value-type="float" office:value="0.906286">
                <text:p>0.906286</text:p>
              </table:table-cell>
              <table:table-cell office:value-type="float" office:value="-0.0198024">
                <text:p>-0.0198024</text:p>
              </table:table-cell>
              <table:table-cell office:value-type="float" office:value="0.976057">
                <text:p>0.976057</text:p>
              </table:table-cell>
              <table:table-cell office:value-type="float" office:value="-0.000160471">
                <text:p>-0.000160471</text:p>
              </table:table-cell>
              <table:table-cell office:value-type="float" office:value="0.977044">
                <text:p>0.977044</text:p>
              </table:table-cell>
              <table:table-cell office:value-type="float" office:value="-0.00104498">
                <text:p>-0.00104498</text:p>
              </table:table-cell>
              <table:table-cell office:value-type="float" office:value="0.956335">
                <text:p>0.956335</text:p>
              </table:table-cell>
              <table:table-cell office:value-type="float" office:value="-0.00806429">
                <text:p>-0.00806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7264">
                <text:p>0.767264</text:p>
              </table:table-cell>
              <table:table-cell office:value-type="float" office:value="-0.0605953">
                <text:p>-0.0605953</text:p>
              </table:table-cell>
              <table:table-cell office:value-type="float" office:value="0.843086">
                <text:p>0.843086</text:p>
              </table:table-cell>
              <table:table-cell office:value-type="float" office:value="-0.0376211">
                <text:p>-0.0376211</text:p>
              </table:table-cell>
              <table:table-cell office:value-type="float" office:value="0.899748">
                <text:p>0.899748</text:p>
              </table:table-cell>
              <table:table-cell office:value-type="float" office:value="-0.0195633">
                <text:p>-0.0195633</text:p>
              </table:table-cell>
              <table:table-cell office:value-type="float" office:value="0.918078">
                <text:p>0.918078</text:p>
              </table:table-cell>
              <table:table-cell office:value-type="float" office:value="-0.00907564">
                <text:p>-0.00907564</text:p>
              </table:table-cell>
              <table:table-cell office:value-type="float" office:value="0.846666">
                <text:p>0.846666</text:p>
              </table:table-cell>
              <table:table-cell office:value-type="float" office:value="-0.0331863">
                <text:p>-0.03318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89279">
                <text:p>0.689279</text:p>
              </table:table-cell>
              <table:table-cell office:value-type="float" office:value="-0.0877834">
                <text:p>-0.0877834</text:p>
              </table:table-cell>
              <table:table-cell office:value-type="float" office:value="0.773759">
                <text:p>0.773759</text:p>
              </table:table-cell>
              <table:table-cell office:value-type="float" office:value="-0.0596939">
                <text:p>-0.0596939</text:p>
              </table:table-cell>
              <table:table-cell office:value-type="float" office:value="0.869704">
                <text:p>0.869704</text:p>
              </table:table-cell>
              <table:table-cell office:value-type="float" office:value="-0.0153445">
                <text:p>-0.0153445</text:p>
              </table:table-cell>
              <table:table-cell office:value-type="float" office:value="0.868375">
                <text:p>0.868375</text:p>
              </table:table-cell>
              <table:table-cell office:value-type="float" office:value="-0.0129438">
                <text:p>-0.0129438</text:p>
              </table:table-cell>
              <table:table-cell office:value-type="float" office:value="0.826114">
                <text:p>0.826114</text:p>
              </table:table-cell>
              <table:table-cell office:value-type="float" office:value="-0.0407248">
                <text:p>-0.0407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7716">
                <text:p>0.677716</text:p>
              </table:table-cell>
              <table:table-cell office:value-type="float" office:value="-0.0918717">
                <text:p>-0.0918717</text:p>
              </table:table-cell>
              <table:table-cell office:value-type="float" office:value="0.731001">
                <text:p>0.731001</text:p>
              </table:table-cell>
              <table:table-cell office:value-type="float" office:value="-0.0725925">
                <text:p>-0.0725925</text:p>
              </table:table-cell>
              <table:table-cell office:value-type="float" office:value="0.809241">
                <text:p>0.809241</text:p>
              </table:table-cell>
              <table:table-cell office:value-type="float" office:value="-0.0273185">
                <text:p>-0.0273185</text:p>
              </table:table-cell>
              <table:table-cell office:value-type="float" office:value="0.854893">
                <text:p>0.854893</text:p>
              </table:table-cell>
              <table:table-cell office:value-type="float" office:value="-0.0177219">
                <text:p>-0.0177219</text:p>
              </table:table-cell>
              <table:table-cell office:value-type="float" office:value="0.761804">
                <text:p>0.761804</text:p>
              </table:table-cell>
              <table:table-cell office:value-type="float" office:value="-0.0601915">
                <text:p>-0.0601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61161">
                <text:p>0.661161</text:p>
              </table:table-cell>
              <table:table-cell office:value-type="float" office:value="-0.0981098">
                <text:p>-0.0981098</text:p>
              </table:table-cell>
              <table:table-cell office:value-type="float" office:value="0.725783">
                <text:p>0.725783</text:p>
              </table:table-cell>
              <table:table-cell office:value-type="float" office:value="-0.0755814">
                <text:p>-0.0755814</text:p>
              </table:table-cell>
              <table:table-cell office:value-type="float" office:value="0.776901">
                <text:p>0.776901</text:p>
              </table:table-cell>
              <table:table-cell office:value-type="float" office:value="-0.0350958">
                <text:p>-0.0350958</text:p>
              </table:table-cell>
              <table:table-cell office:value-type="float" office:value="0.753729">
                <text:p>0.753729</text:p>
              </table:table-cell>
              <table:table-cell office:value-type="float" office:value="-0.0337789">
                <text:p>-0.0337789</text:p>
              </table:table-cell>
              <table:table-cell office:value-type="float" office:value="0.741332">
                <text:p>0.741332</text:p>
              </table:table-cell>
              <table:table-cell office:value-type="float" office:value="-0.0631809">
                <text:p>-0.06318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0812">
                <text:p>0.60812</text:p>
              </table:table-cell>
              <table:table-cell office:value-type="float" office:value="-0.116204">
                <text:p>-0.116204</text:p>
              </table:table-cell>
              <table:table-cell office:value-type="float" office:value="0.685091">
                <text:p>0.685091</text:p>
              </table:table-cell>
              <table:table-cell office:value-type="float" office:value="-0.0897127">
                <text:p>-0.0897127</text:p>
              </table:table-cell>
              <table:table-cell office:value-type="float" office:value="0.737187">
                <text:p>0.737187</text:p>
              </table:table-cell>
              <table:table-cell office:value-type="float" office:value="-0.0445081">
                <text:p>-0.0445081</text:p>
              </table:table-cell>
              <table:table-cell office:value-type="float" office:value="0.71353">
                <text:p>0.71353</text:p>
              </table:table-cell>
              <table:table-cell office:value-type="float" office:value="-0.0407923">
                <text:p>-0.0407923</text:p>
              </table:table-cell>
              <table:table-cell office:value-type="float" office:value="0.563882">
                <text:p>0.563882</text:p>
              </table:table-cell>
              <table:table-cell office:value-type="float" office:value="-0.110806">
                <text:p>-0.1108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3163">
                <text:p>0.583163</text:p>
              </table:table-cell>
              <table:table-cell office:value-type="float" office:value="-0.126204">
                <text:p>-0.126204</text:p>
              </table:table-cell>
              <table:table-cell office:value-type="float" office:value="0.601237">
                <text:p>0.601237</text:p>
              </table:table-cell>
              <table:table-cell office:value-type="float" office:value="-0.196901">
                <text:p>-0.196901</text:p>
              </table:table-cell>
              <table:table-cell office:value-type="float" office:value="0.675814">
                <text:p>0.675814</text:p>
              </table:table-cell>
              <table:table-cell office:value-type="float" office:value="-0.0589194">
                <text:p>-0.0589194</text:p>
              </table:table-cell>
              <table:table-cell office:value-type="float" office:value="0.685835">
                <text:p>0.685835</text:p>
              </table:table-cell>
              <table:table-cell office:value-type="float" office:value="-0.0450666">
                <text:p>-0.0450666</text:p>
              </table:table-cell>
              <table:table-cell office:value-type="float" office:value="0.515345">
                <text:p>0.515345</text:p>
              </table:table-cell>
              <table:table-cell office:value-type="float" office:value="-0.162669">
                <text:p>-0.162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5796">
                <text:p>0.555796</text:p>
              </table:table-cell>
              <table:table-cell office:value-type="float" office:value="-0.135508">
                <text:p>-0.135508</text:p>
              </table:table-cell>
              <table:table-cell office:value-type="float" office:value="0.595369">
                <text:p>0.595369</text:p>
              </table:table-cell>
              <table:table-cell office:value-type="float" office:value="-0.133166">
                <text:p>-0.133166</text:p>
              </table:table-cell>
              <table:table-cell office:value-type="float" office:value="0.660659">
                <text:p>0.660659</text:p>
              </table:table-cell>
              <table:table-cell office:value-type="float" office:value="-0.065216">
                <text:p>-0.065216</text:p>
              </table:table-cell>
              <table:table-cell office:value-type="float" office:value="0.669266">
                <text:p>0.669266</text:p>
              </table:table-cell>
              <table:table-cell office:value-type="float" office:value="-0.0466953">
                <text:p>-0.0466953</text:p>
              </table:table-cell>
              <table:table-cell office:value-type="float" office:value="0.505613">
                <text:p>0.505613</text:p>
              </table:table-cell>
              <table:table-cell office:value-type="float" office:value="-0.145">
                <text:p>-0.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98456">
                <text:p>0.498456</text:p>
              </table:table-cell>
              <table:table-cell office:value-type="float" office:value="-0.155975">
                <text:p>-0.155975</text:p>
              </table:table-cell>
              <table:table-cell office:value-type="float" office:value="0.558605">
                <text:p>0.558605</text:p>
              </table:table-cell>
              <table:table-cell office:value-type="float" office:value="-0.164971">
                <text:p>-0.164971</text:p>
              </table:table-cell>
              <table:table-cell office:value-type="float" office:value="0.64486">
                <text:p>0.64486</text:p>
              </table:table-cell>
              <table:table-cell office:value-type="float" office:value="-0.070161">
                <text:p>-0.070161</text:p>
              </table:table-cell>
              <table:table-cell office:value-type="float" office:value="0.634063">
                <text:p>0.634063</text:p>
              </table:table-cell>
              <table:table-cell office:value-type="float" office:value="-0.0537864">
                <text:p>-0.0537864</text:p>
              </table:table-cell>
              <table:table-cell office:value-type="float" office:value="0.492854">
                <text:p>0.492854</text:p>
              </table:table-cell>
              <table:table-cell office:value-type="float" office:value="-0.159391">
                <text:p>-0.159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67175">
                <text:p>0.467175</text:p>
              </table:table-cell>
              <table:table-cell office:value-type="float" office:value="-0.169565">
                <text:p>-0.169565</text:p>
              </table:table-cell>
              <table:table-cell office:value-type="float" office:value="0.514289">
                <text:p>0.514289</text:p>
              </table:table-cell>
              <table:table-cell office:value-type="float" office:value="-0.198998">
                <text:p>-0.198998</text:p>
              </table:table-cell>
              <table:table-cell office:value-type="float" office:value="0.619023">
                <text:p>0.619023</text:p>
              </table:table-cell>
              <table:table-cell office:value-type="float" office:value="-0.0814433">
                <text:p>-0.0814433</text:p>
              </table:table-cell>
              <table:table-cell office:value-type="float" office:value="0.598855">
                <text:p>0.598855</text:p>
              </table:table-cell>
              <table:table-cell office:value-type="float" office:value="-0.0780305">
                <text:p>-0.0780305</text:p>
              </table:table-cell>
              <table:table-cell office:value-type="float" office:value="0.441618">
                <text:p>0.441618</text:p>
              </table:table-cell>
              <table:table-cell office:value-type="float" office:value="-0.198478">
                <text:p>-0.198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573">
                <text:p>0.45573</text:p>
              </table:table-cell>
              <table:table-cell office:value-type="float" office:value="-0.171147">
                <text:p>-0.171147</text:p>
              </table:table-cell>
              <table:table-cell office:value-type="float" office:value="0.489648">
                <text:p>0.489648</text:p>
              </table:table-cell>
              <table:table-cell office:value-type="float" office:value="-0.222569">
                <text:p>-0.222569</text:p>
              </table:table-cell>
              <table:table-cell office:value-type="float" office:value="0.561199">
                <text:p>0.561199</text:p>
              </table:table-cell>
              <table:table-cell office:value-type="float" office:value="-0.117269">
                <text:p>-0.117269</text:p>
              </table:table-cell>
              <table:table-cell office:value-type="float" office:value="0.590292">
                <text:p>0.590292</text:p>
              </table:table-cell>
              <table:table-cell office:value-type="float" office:value="-0.0793753">
                <text:p>-0.0793753</text:p>
              </table:table-cell>
              <table:table-cell office:value-type="float" office:value="0.432647">
                <text:p>0.432647</text:p>
              </table:table-cell>
              <table:table-cell office:value-type="float" office:value="-0.230365">
                <text:p>-0.2303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0179">
                <text:p>0.440179</text:p>
              </table:table-cell>
              <table:table-cell office:value-type="float" office:value="-0.17776">
                <text:p>-0.17776</text:p>
              </table:table-cell>
              <table:table-cell office:value-type="float" office:value="0.462484">
                <text:p>0.462484</text:p>
              </table:table-cell>
              <table:table-cell office:value-type="float" office:value="-0.305482">
                <text:p>-0.305482</text:p>
              </table:table-cell>
              <table:table-cell office:value-type="float" office:value="0.42402">
                <text:p>0.42402</text:p>
              </table:table-cell>
              <table:table-cell office:value-type="float" office:value="-0.189818">
                <text:p>-0.189818</text:p>
              </table:table-cell>
              <table:table-cell office:value-type="float" office:value="0.554668">
                <text:p>0.554668</text:p>
              </table:table-cell>
              <table:table-cell office:value-type="float" office:value="-0.106653">
                <text:p>-0.106653</text:p>
              </table:table-cell>
              <table:table-cell office:value-type="float" office:value="0.407322">
                <text:p>0.407322</text:p>
              </table:table-cell>
              <table:table-cell office:value-type="float" office:value="-0.242965">
                <text:p>-0.242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19543">
                <text:p>0.419543</text:p>
              </table:table-cell>
              <table:table-cell office:value-type="float" office:value="-0.192758">
                <text:p>-0.192758</text:p>
              </table:table-cell>
              <table:table-cell office:value-type="float" office:value="0.458003">
                <text:p>0.458003</text:p>
              </table:table-cell>
              <table:table-cell office:value-type="float" office:value="-0.242416">
                <text:p>-0.242416</text:p>
              </table:table-cell>
              <table:table-cell office:value-type="float" office:value="0.392533">
                <text:p>0.392533</text:p>
              </table:table-cell>
              <table:table-cell office:value-type="float" office:value="-0.207723">
                <text:p>-0.207723</text:p>
              </table:table-cell>
              <table:table-cell office:value-type="float" office:value="0.508544">
                <text:p>0.508544</text:p>
              </table:table-cell>
              <table:table-cell office:value-type="float" office:value="-0.127872">
                <text:p>-0.127872</text:p>
              </table:table-cell>
              <table:table-cell office:value-type="float" office:value="0.389118">
                <text:p>0.389118</text:p>
              </table:table-cell>
              <table:table-cell office:value-type="float" office:value="-0.262915">
                <text:p>-0.2629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3312">
                <text:p>0.373312</text:p>
              </table:table-cell>
              <table:table-cell office:value-type="float" office:value="-0.254172">
                <text:p>-0.254172</text:p>
              </table:table-cell>
              <table:table-cell office:value-type="float" office:value="0.435522">
                <text:p>0.435522</text:p>
              </table:table-cell>
              <table:table-cell office:value-type="float" office:value="-0.266153">
                <text:p>-0.266153</text:p>
              </table:table-cell>
              <table:table-cell office:value-type="float" office:value="0.364847">
                <text:p>0.364847</text:p>
              </table:table-cell>
              <table:table-cell office:value-type="float" office:value="-0.225509">
                <text:p>-0.225509</text:p>
              </table:table-cell>
              <table:table-cell office:value-type="float" office:value="0.488633">
                <text:p>0.488633</text:p>
              </table:table-cell>
              <table:table-cell office:value-type="float" office:value="-0.153311">
                <text:p>-0.153311</text:p>
              </table:table-cell>
              <table:table-cell office:value-type="float" office:value="0.382012">
                <text:p>0.382012</text:p>
              </table:table-cell>
              <table:table-cell office:value-type="float" office:value="-0.259914">
                <text:p>-0.2599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39887">
                <text:p>0.339887</text:p>
              </table:table-cell>
              <table:table-cell office:value-type="float" office:value="-0.286299">
                <text:p>-0.286299</text:p>
              </table:table-cell>
              <table:table-cell office:value-type="float" office:value="0.402046">
                <text:p>0.402046</text:p>
              </table:table-cell>
              <table:table-cell office:value-type="float" office:value="-0.279994">
                <text:p>-0.279994</text:p>
              </table:table-cell>
              <table:table-cell office:value-type="float" office:value="0.33616">
                <text:p>0.33616</text:p>
              </table:table-cell>
              <table:table-cell office:value-type="float" office:value="-0.245066">
                <text:p>-0.245066</text:p>
              </table:table-cell>
              <table:table-cell office:value-type="float" office:value="0.470215">
                <text:p>0.470215</text:p>
              </table:table-cell>
              <table:table-cell office:value-type="float" office:value="-0.153869">
                <text:p>-0.153869</text:p>
              </table:table-cell>
              <table:table-cell office:value-type="float" office:value="0.354982">
                <text:p>0.354982</text:p>
              </table:table-cell>
              <table:table-cell office:value-type="float" office:value="-0.268142">
                <text:p>-0.2681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9509">
                <text:p>0.329509</text:p>
              </table:table-cell>
              <table:table-cell office:value-type="float" office:value="-0.300454">
                <text:p>-0.300454</text:p>
              </table:table-cell>
              <table:table-cell office:value-type="float" office:value="0.395565">
                <text:p>0.395565</text:p>
              </table:table-cell>
              <table:table-cell office:value-type="float" office:value="-0.302242">
                <text:p>-0.302242</text:p>
              </table:table-cell>
              <table:table-cell office:value-type="float" office:value="0.3201">
                <text:p>0.3201</text:p>
              </table:table-cell>
              <table:table-cell office:value-type="float" office:value="-0.24492">
                <text:p>-0.24492</text:p>
              </table:table-cell>
              <table:table-cell office:value-type="float" office:value="0.448065">
                <text:p>0.448065</text:p>
              </table:table-cell>
              <table:table-cell office:value-type="float" office:value="-0.164573">
                <text:p>-0.164573</text:p>
              </table:table-cell>
              <table:table-cell office:value-type="float" office:value="0.3396">
                <text:p>0.3396</text:p>
              </table:table-cell>
              <table:table-cell office:value-type="float" office:value="-0.276005">
                <text:p>-0.276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6204">
                <text:p>0.316204</text:p>
              </table:table-cell>
              <table:table-cell office:value-type="float" office:value="-0.310999">
                <text:p>-0.310999</text:p>
              </table:table-cell>
              <table:table-cell office:value-type="float" office:value="0.392129">
                <text:p>0.392129</text:p>
              </table:table-cell>
              <table:table-cell office:value-type="float" office:value="-0.292515">
                <text:p>-0.292515</text:p>
              </table:table-cell>
              <table:table-cell office:value-type="float" office:value="0.312426">
                <text:p>0.312426</text:p>
              </table:table-cell>
              <table:table-cell office:value-type="float" office:value="-0.259304">
                <text:p>-0.259304</text:p>
              </table:table-cell>
              <table:table-cell office:value-type="float" office:value="0.430919">
                <text:p>0.430919</text:p>
              </table:table-cell>
              <table:table-cell office:value-type="float" office:value="-0.176017">
                <text:p>-0.176017</text:p>
              </table:table-cell>
              <table:table-cell office:value-type="float" office:value="0.300054">
                <text:p>0.300054</text:p>
              </table:table-cell>
              <table:table-cell office:value-type="float" office:value="-0.284146">
                <text:p>-0.2841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8558">
                <text:p>0.298558</text:p>
              </table:table-cell>
              <table:table-cell office:value-type="float" office:value="-0.320208">
                <text:p>-0.320208</text:p>
              </table:table-cell>
              <table:table-cell office:value-type="float" office:value="0.35851">
                <text:p>0.35851</text:p>
              </table:table-cell>
              <table:table-cell office:value-type="float" office:value="-0.308212">
                <text:p>-0.308212</text:p>
              </table:table-cell>
              <table:table-cell office:value-type="float" office:value="0.295258">
                <text:p>0.295258</text:p>
              </table:table-cell>
              <table:table-cell office:value-type="float" office:value="-0.273293">
                <text:p>-0.273293</text:p>
              </table:table-cell>
              <table:table-cell office:value-type="float" office:value="0.3981">
                <text:p>0.3981</text:p>
              </table:table-cell>
              <table:table-cell office:value-type="float" office:value="-0.193861">
                <text:p>-0.193861</text:p>
              </table:table-cell>
              <table:table-cell office:value-type="float" office:value="0.280619">
                <text:p>0.280619</text:p>
              </table:table-cell>
              <table:table-cell office:value-type="float" office:value="-0.287598">
                <text:p>-0.2875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86348">
                <text:p>0.286348</text:p>
              </table:table-cell>
              <table:table-cell office:value-type="float" office:value="-0.329428">
                <text:p>-0.329428</text:p>
              </table:table-cell>
              <table:table-cell office:value-type="float" office:value="0.34702">
                <text:p>0.34702</text:p>
              </table:table-cell>
              <table:table-cell office:value-type="float" office:value="-0.31314">
                <text:p>-0.31314</text:p>
              </table:table-cell>
              <table:table-cell office:value-type="float" office:value="0.288148">
                <text:p>0.288148</text:p>
              </table:table-cell>
              <table:table-cell office:value-type="float" office:value="-0.274094">
                <text:p>-0.274094</text:p>
              </table:table-cell>
              <table:table-cell office:value-type="float" office:value="0.377063">
                <text:p>0.377063</text:p>
              </table:table-cell>
              <table:table-cell office:value-type="float" office:value="-0.252401">
                <text:p>-0.252401</text:p>
              </table:table-cell>
              <table:table-cell office:value-type="float" office:value="0.277746">
                <text:p>0.277746</text:p>
              </table:table-cell>
              <table:table-cell office:value-type="float" office:value="-0.286781">
                <text:p>-0.2867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2496">
                <text:p>0.272496</text:p>
              </table:table-cell>
              <table:table-cell office:value-type="float" office:value="-0.336603">
                <text:p>-0.336603</text:p>
              </table:table-cell>
              <table:table-cell office:value-type="float" office:value="0.338153">
                <text:p>0.338153</text:p>
              </table:table-cell>
              <table:table-cell office:value-type="float" office:value="-0.317081">
                <text:p>-0.317081</text:p>
              </table:table-cell>
              <table:table-cell office:value-type="float" office:value="0.261375">
                <text:p>0.261375</text:p>
              </table:table-cell>
              <table:table-cell office:value-type="float" office:value="-0.2883">
                <text:p>-0.2883</text:p>
              </table:table-cell>
              <table:table-cell office:value-type="float" office:value="0.373751">
                <text:p>0.373751</text:p>
              </table:table-cell>
              <table:table-cell office:value-type="float" office:value="-0.206028">
                <text:p>-0.206028</text:p>
              </table:table-cell>
              <table:table-cell office:value-type="float" office:value="0.268059">
                <text:p>0.268059</text:p>
              </table:table-cell>
              <table:table-cell office:value-type="float" office:value="-0.288124">
                <text:p>-0.2881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2949">
                <text:p>0.242949</text:p>
              </table:table-cell>
              <table:table-cell office:value-type="float" office:value="-0.347694">
                <text:p>-0.347694</text:p>
              </table:table-cell>
              <table:table-cell office:value-type="float" office:value="0.294386">
                <text:p>0.294386</text:p>
              </table:table-cell>
              <table:table-cell office:value-type="float" office:value="-0.332894">
                <text:p>-0.332894</text:p>
              </table:table-cell>
              <table:table-cell office:value-type="float" office:value="0.255884">
                <text:p>0.255884</text:p>
              </table:table-cell>
              <table:table-cell office:value-type="float" office:value="-0.289386">
                <text:p>-0.289386</text:p>
              </table:table-cell>
              <table:table-cell office:value-type="float" office:value="0.353913">
                <text:p>0.353913</text:p>
              </table:table-cell>
              <table:table-cell office:value-type="float" office:value="-0.218093">
                <text:p>-0.218093</text:p>
              </table:table-cell>
              <table:table-cell office:value-type="float" office:value="0.251479">
                <text:p>0.251479</text:p>
              </table:table-cell>
              <table:table-cell office:value-type="float" office:value="-0.286014">
                <text:p>-0.286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656">
                <text:p>0.23656</text:p>
              </table:table-cell>
              <table:table-cell office:value-type="float" office:value="-0.352862">
                <text:p>-0.352862</text:p>
              </table:table-cell>
              <table:table-cell office:value-type="float" office:value="0.287179">
                <text:p>0.287179</text:p>
              </table:table-cell>
              <table:table-cell office:value-type="float" office:value="-0.339527">
                <text:p>-0.339527</text:p>
              </table:table-cell>
              <table:table-cell office:value-type="float" office:value="0.240796">
                <text:p>0.240796</text:p>
              </table:table-cell>
              <table:table-cell office:value-type="float" office:value="-0.294295">
                <text:p>-0.294295</text:p>
              </table:table-cell>
              <table:table-cell office:value-type="float" office:value="0.32206">
                <text:p>0.32206</text:p>
              </table:table-cell>
              <table:table-cell office:value-type="float" office:value="-0.222839">
                <text:p>-0.222839</text:p>
              </table:table-cell>
              <table:table-cell office:value-type="float" office:value="0.227736">
                <text:p>0.227736</text:p>
              </table:table-cell>
              <table:table-cell office:value-type="float" office:value="-0.271541">
                <text:p>-0.2715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25273">
                <text:p>0.225273</text:p>
              </table:table-cell>
              <table:table-cell office:value-type="float" office:value="-0.362794">
                <text:p>-0.362794</text:p>
              </table:table-cell>
              <table:table-cell office:value-type="float" office:value="0.280118">
                <text:p>0.280118</text:p>
              </table:table-cell>
              <table:table-cell office:value-type="float" office:value="-0.340024">
                <text:p>-0.340024</text:p>
              </table:table-cell>
              <table:table-cell office:value-type="float" office:value="0.234916">
                <text:p>0.234916</text:p>
              </table:table-cell>
              <table:table-cell office:value-type="float" office:value="-0.291695">
                <text:p>-0.291695</text:p>
              </table:table-cell>
              <table:table-cell office:value-type="float" office:value="0.312189">
                <text:p>0.312189</text:p>
              </table:table-cell>
              <table:table-cell office:value-type="float" office:value="-0.217556">
                <text:p>-0.217556</text:p>
              </table:table-cell>
              <table:table-cell office:value-type="float" office:value="0.20988">
                <text:p>0.20988</text:p>
              </table:table-cell>
              <table:table-cell office:value-type="float" office:value="-0.253003">
                <text:p>-0.253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21682">
                <text:p>0.221682</text:p>
              </table:table-cell>
              <table:table-cell office:value-type="float" office:value="-0.34529">
                <text:p>-0.34529</text:p>
              </table:table-cell>
              <table:table-cell office:value-type="float" office:value="0.266868">
                <text:p>0.266868</text:p>
              </table:table-cell>
              <table:table-cell office:value-type="float" office:value="-0.341">
                <text:p>-0.341</text:p>
              </table:table-cell>
              <table:table-cell office:value-type="float" office:value="0.227391">
                <text:p>0.227391</text:p>
              </table:table-cell>
              <table:table-cell office:value-type="float" office:value="-0.292953">
                <text:p>-0.292953</text:p>
              </table:table-cell>
              <table:table-cell office:value-type="float" office:value="0.297805">
                <text:p>0.297805</text:p>
              </table:table-cell>
              <table:table-cell office:value-type="float" office:value="-0.215353">
                <text:p>-0.215353</text:p>
              </table:table-cell>
              <table:table-cell office:value-type="float" office:value="0.206058">
                <text:p>0.206058</text:p>
              </table:table-cell>
              <table:table-cell office:value-type="float" office:value="-0.252253">
                <text:p>-0.252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7793">
                <text:p>0.217793</text:p>
              </table:table-cell>
              <table:table-cell office:value-type="float" office:value="-0.354924">
                <text:p>-0.354924</text:p>
              </table:table-cell>
              <table:table-cell office:value-type="float" office:value="0.235994">
                <text:p>0.235994</text:p>
              </table:table-cell>
              <table:table-cell office:value-type="float" office:value="-0.329061">
                <text:p>-0.329061</text:p>
              </table:table-cell>
              <table:table-cell office:value-type="float" office:value="0.206379">
                <text:p>0.206379</text:p>
              </table:table-cell>
              <table:table-cell office:value-type="float" office:value="-0.284331">
                <text:p>-0.284331</text:p>
              </table:table-cell>
              <table:table-cell office:value-type="float" office:value="0.272925">
                <text:p>0.272925</text:p>
              </table:table-cell>
              <table:table-cell office:value-type="float" office:value="-0.179795">
                <text:p>-0.179795</text:p>
              </table:table-cell>
              <table:table-cell office:value-type="float" office:value="0.199513">
                <text:p>0.199513</text:p>
              </table:table-cell>
              <table:table-cell office:value-type="float" office:value="-0.0994107">
                <text:p>-0.0994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094">
                <text:p>0.21094</text:p>
              </table:table-cell>
              <table:table-cell office:value-type="float" office:value="-0.344289">
                <text:p>-0.344289</text:p>
              </table:table-cell>
              <table:table-cell office:value-type="float" office:value="0.230261">
                <text:p>0.230261</text:p>
              </table:table-cell>
              <table:table-cell office:value-type="float" office:value="-0.324794">
                <text:p>-0.324794</text:p>
              </table:table-cell>
              <table:table-cell office:value-type="float" office:value="0.194628">
                <text:p>0.194628</text:p>
              </table:table-cell>
              <table:table-cell office:value-type="float" office:value="-0.270565">
                <text:p>-0.270565</text:p>
              </table:table-cell>
              <table:table-cell office:value-type="float" office:value="0.270958">
                <text:p>0.270958</text:p>
              </table:table-cell>
              <table:table-cell office:value-type="float" office:value="-0.215307">
                <text:p>-0.215307</text:p>
              </table:table-cell>
              <table:table-cell office:value-type="float" office:value="0.196841">
                <text:p>0.196841</text:p>
              </table:table-cell>
              <table:table-cell office:value-type="float" office:value="-0.234679">
                <text:p>-0.2346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0211">
                <text:p>0.20211</text:p>
              </table:table-cell>
              <table:table-cell office:value-type="float" office:value="-0.34149">
                <text:p>-0.34149</text:p>
              </table:table-cell>
              <table:table-cell office:value-type="float" office:value="0.22266">
                <text:p>0.22266</text:p>
              </table:table-cell>
              <table:table-cell office:value-type="float" office:value="-0.239801">
                <text:p>-0.239801</text:p>
              </table:table-cell>
              <table:table-cell office:value-type="float" office:value="0.183806">
                <text:p>0.183806</text:p>
              </table:table-cell>
              <table:table-cell office:value-type="float" office:value="-0.256483">
                <text:p>-0.256483</text:p>
              </table:table-cell>
              <table:table-cell office:value-type="float" office:value="0.267661">
                <text:p>0.267661</text:p>
              </table:table-cell>
              <table:table-cell office:value-type="float" office:value="-0.209519">
                <text:p>-0.209519</text:p>
              </table:table-cell>
              <table:table-cell office:value-type="float" office:value="0.179684">
                <text:p>0.179684</text:p>
              </table:table-cell>
              <table:table-cell office:value-type="float" office:value="-0.224516">
                <text:p>-0.2245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9218">
                <text:p>0.189218</text:p>
              </table:table-cell>
              <table:table-cell office:value-type="float" office:value="-0.329214">
                <text:p>-0.329214</text:p>
              </table:table-cell>
              <table:table-cell office:value-type="float" office:value="0.219189">
                <text:p>0.219189</text:p>
              </table:table-cell>
              <table:table-cell office:value-type="float" office:value="-0.31516">
                <text:p>-0.31516</text:p>
              </table:table-cell>
              <table:table-cell office:value-type="float" office:value="0.168363">
                <text:p>0.168363</text:p>
              </table:table-cell>
              <table:table-cell office:value-type="float" office:value="-0.246758">
                <text:p>-0.246758</text:p>
              </table:table-cell>
              <table:table-cell office:value-type="float" office:value="0.262316">
                <text:p>0.262316</text:p>
              </table:table-cell>
              <table:table-cell office:value-type="float" office:value="-0.1969">
                <text:p>-0.1969</text:p>
              </table:table-cell>
              <table:table-cell office:value-type="float" office:value="0.17633">
                <text:p>0.17633</text:p>
              </table:table-cell>
              <table:table-cell office:value-type="float" office:value="-0.214644">
                <text:p>-0.2146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0067">
                <text:p>0.180067</text:p>
              </table:table-cell>
              <table:table-cell office:value-type="float" office:value="-0.315227">
                <text:p>-0.315227</text:p>
              </table:table-cell>
              <table:table-cell office:value-type="float" office:value="0.203542">
                <text:p>0.203542</text:p>
              </table:table-cell>
              <table:table-cell office:value-type="float" office:value="-0.298091">
                <text:p>-0.298091</text:p>
              </table:table-cell>
              <table:table-cell office:value-type="float" office:value="0.161675">
                <text:p>0.161675</text:p>
              </table:table-cell>
              <table:table-cell office:value-type="float" office:value="-0.223034">
                <text:p>-0.223034</text:p>
              </table:table-cell>
              <table:table-cell office:value-type="float" office:value="0.246555">
                <text:p>0.246555</text:p>
              </table:table-cell>
              <table:table-cell office:value-type="float" office:value="-0.186177">
                <text:p>-0.186177</text:p>
              </table:table-cell>
              <table:table-cell office:value-type="float" office:value="0.152599">
                <text:p>0.152599</text:p>
              </table:table-cell>
              <table:table-cell office:value-type="float" office:value="-0.174746">
                <text:p>-0.174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7234">
                <text:p>0.167234</text:p>
              </table:table-cell>
              <table:table-cell office:value-type="float" office:value="-0.299825">
                <text:p>-0.299825</text:p>
              </table:table-cell>
              <table:table-cell office:value-type="float" office:value="0.182825">
                <text:p>0.182825</text:p>
              </table:table-cell>
              <table:table-cell office:value-type="float" office:value="-0.288073">
                <text:p>-0.288073</text:p>
              </table:table-cell>
              <table:table-cell office:value-type="float" office:value="0.151525">
                <text:p>0.151525</text:p>
              </table:table-cell>
              <table:table-cell office:value-type="float" office:value="-0.206363">
                <text:p>-0.206363</text:p>
              </table:table-cell>
              <table:table-cell office:value-type="float" office:value="0.232694">
                <text:p>0.232694</text:p>
              </table:table-cell>
              <table:table-cell office:value-type="float" office:value="-0.176462">
                <text:p>-0.176462</text:p>
              </table:table-cell>
              <table:table-cell office:value-type="float" office:value="0.148557">
                <text:p>0.148557</text:p>
              </table:table-cell>
              <table:table-cell office:value-type="float" office:value="-0.162234">
                <text:p>-0.162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6501">
                <text:p>0.156501</text:p>
              </table:table-cell>
              <table:table-cell office:value-type="float" office:value="-0.284774">
                <text:p>-0.284774</text:p>
              </table:table-cell>
              <table:table-cell office:value-type="float" office:value="0.178493">
                <text:p>0.178493</text:p>
              </table:table-cell>
              <table:table-cell office:value-type="float" office:value="-0.265188">
                <text:p>-0.265188</text:p>
              </table:table-cell>
              <table:table-cell office:value-type="float" office:value="0.145432">
                <text:p>0.145432</text:p>
              </table:table-cell>
              <table:table-cell office:value-type="float" office:value="-0.193848">
                <text:p>-0.193848</text:p>
              </table:table-cell>
              <table:table-cell office:value-type="float" office:value="0.220732">
                <text:p>0.220732</text:p>
              </table:table-cell>
              <table:table-cell office:value-type="float" office:value="-0.165995">
                <text:p>-0.165995</text:p>
              </table:table-cell>
              <table:table-cell office:value-type="float" office:value="0.144425">
                <text:p>0.144425</text:p>
              </table:table-cell>
              <table:table-cell office:value-type="float" office:value="-0.158373">
                <text:p>-0.1583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5711">
                <text:p>0.145711</text:p>
              </table:table-cell>
              <table:table-cell office:value-type="float" office:value="-0.264149">
                <text:p>-0.264149</text:p>
              </table:table-cell>
              <table:table-cell office:value-type="float" office:value="0.172782">
                <text:p>0.172782</text:p>
              </table:table-cell>
              <table:table-cell office:value-type="float" office:value="-0.262865">
                <text:p>-0.262865</text:p>
              </table:table-cell>
              <table:table-cell office:value-type="float" office:value="0.137445">
                <text:p>0.137445</text:p>
              </table:table-cell>
              <table:table-cell office:value-type="float" office:value="-0.189744">
                <text:p>-0.189744</text:p>
              </table:table-cell>
              <table:table-cell office:value-type="float" office:value="0.20333">
                <text:p>0.20333</text:p>
              </table:table-cell>
              <table:table-cell office:value-type="float" office:value="-0.14984">
                <text:p>-0.14984</text:p>
              </table:table-cell>
              <table:table-cell office:value-type="float" office:value="0.128336">
                <text:p>0.128336</text:p>
              </table:table-cell>
              <table:table-cell office:value-type="float" office:value="-0.14709">
                <text:p>-0.147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2659">
                <text:p>0.132659</text:p>
              </table:table-cell>
              <table:table-cell office:value-type="float" office:value="-0.237537">
                <text:p>-0.237537</text:p>
              </table:table-cell>
              <table:table-cell office:value-type="float" office:value="0.164494">
                <text:p>0.164494</text:p>
              </table:table-cell>
              <table:table-cell office:value-type="float" office:value="-0.253222">
                <text:p>-0.253222</text:p>
              </table:table-cell>
              <table:table-cell office:value-type="float" office:value="0.134136">
                <text:p>0.134136</text:p>
              </table:table-cell>
              <table:table-cell office:value-type="float" office:value="-0.175942">
                <text:p>-0.175942</text:p>
              </table:table-cell>
              <table:table-cell office:value-type="float" office:value="0.197663">
                <text:p>0.197663</text:p>
              </table:table-cell>
              <table:table-cell office:value-type="float" office:value="-0.145611">
                <text:p>-0.145611</text:p>
              </table:table-cell>
              <table:table-cell office:value-type="float" office:value="0.123923">
                <text:p>0.123923</text:p>
              </table:table-cell>
              <table:table-cell office:value-type="float" office:value="-0.138206">
                <text:p>-0.1382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9457">
                <text:p>0.129457</text:p>
              </table:table-cell>
              <table:table-cell office:value-type="float" office:value="-0.225904">
                <text:p>-0.225904</text:p>
              </table:table-cell>
              <table:table-cell office:value-type="float" office:value="0.150171">
                <text:p>0.150171</text:p>
              </table:table-cell>
              <table:table-cell office:value-type="float" office:value="-0.237525">
                <text:p>-0.237525</text:p>
              </table:table-cell>
              <table:table-cell office:value-type="float" office:value="0.126637">
                <text:p>0.126637</text:p>
              </table:table-cell>
              <table:table-cell office:value-type="float" office:value="-0.169332">
                <text:p>-0.169332</text:p>
              </table:table-cell>
              <table:table-cell office:value-type="float" office:value="0.187177">
                <text:p>0.187177</text:p>
              </table:table-cell>
              <table:table-cell office:value-type="float" office:value="-0.111803">
                <text:p>-0.111803</text:p>
              </table:table-cell>
              <table:table-cell office:value-type="float" office:value="0.118384">
                <text:p>0.118384</text:p>
              </table:table-cell>
              <table:table-cell office:value-type="float" office:value="-0.122963">
                <text:p>-0.122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2521">
                <text:p>0.12521</text:p>
              </table:table-cell>
              <table:table-cell office:value-type="float" office:value="-0.171362">
                <text:p>-0.171362</text:p>
              </table:table-cell>
              <table:table-cell office:value-type="float" office:value="0.147762">
                <text:p>0.147762</text:p>
              </table:table-cell>
              <table:table-cell office:value-type="float" office:value="-0.229955">
                <text:p>-0.229955</text:p>
              </table:table-cell>
              <table:table-cell office:value-type="float" office:value="0.117712">
                <text:p>0.117712</text:p>
              </table:table-cell>
              <table:table-cell office:value-type="float" office:value="-0.159939">
                <text:p>-0.159939</text:p>
              </table:table-cell>
              <table:table-cell office:value-type="float" office:value="0.184193">
                <text:p>0.184193</text:p>
              </table:table-cell>
              <table:table-cell office:value-type="float" office:value="-0.128979">
                <text:p>-0.128979</text:p>
              </table:table-cell>
              <table:table-cell office:value-type="float" office:value="0.115215">
                <text:p>0.115215</text:p>
              </table:table-cell>
              <table:table-cell office:value-type="float" office:value="-0.128538">
                <text:p>-0.1285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21973">
                <text:p>0.121973</text:p>
              </table:table-cell>
              <table:table-cell office:value-type="float" office:value="-0.198743">
                <text:p>-0.198743</text:p>
              </table:table-cell>
              <table:table-cell office:value-type="float" office:value="0.14418">
                <text:p>0.14418</text:p>
              </table:table-cell>
              <table:table-cell office:value-type="float" office:value="-0.231938">
                <text:p>-0.231938</text:p>
              </table:table-cell>
              <table:table-cell office:value-type="float" office:value="0.11397">
                <text:p>0.11397</text:p>
              </table:table-cell>
              <table:table-cell office:value-type="float" office:value="-0.0420879">
                <text:p>-0.0420879</text:p>
              </table:table-cell>
              <table:table-cell office:value-type="float" office:value="0.164947">
                <text:p>0.164947</text:p>
              </table:table-cell>
              <table:table-cell office:value-type="float" office:value="-0.118777">
                <text:p>-0.118777</text:p>
              </table:table-cell>
              <table:table-cell office:value-type="float" office:value="0.106156">
                <text:p>0.106156</text:p>
              </table:table-cell>
              <table:table-cell office:value-type="float" office:value="-0.119264">
                <text:p>-0.1192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14223">
                <text:p>0.114223</text:p>
              </table:table-cell>
              <table:table-cell office:value-type="float" office:value="-0.182708">
                <text:p>-0.182708</text:p>
              </table:table-cell>
              <table:table-cell office:value-type="float" office:value="0.127472">
                <text:p>0.127472</text:p>
              </table:table-cell>
              <table:table-cell office:value-type="float" office:value="-0.210403">
                <text:p>-0.210403</text:p>
              </table:table-cell>
              <table:table-cell office:value-type="float" office:value="0.112971">
                <text:p>0.112971</text:p>
              </table:table-cell>
              <table:table-cell office:value-type="float" office:value="-0.161339">
                <text:p>-0.161339</text:p>
              </table:table-cell>
              <table:table-cell office:value-type="float" office:value="0.162317">
                <text:p>0.162317</text:p>
              </table:table-cell>
              <table:table-cell office:value-type="float" office:value="0.0483651">
                <text:p>0.0483651</text:p>
              </table:table-cell>
              <table:table-cell office:value-type="float" office:value="0.102171">
                <text:p>0.102171</text:p>
              </table:table-cell>
              <table:table-cell office:value-type="float" office:value="-0.10753">
                <text:p>-0.1075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09633">
                <text:p>0.109633</text:p>
              </table:table-cell>
              <table:table-cell office:value-type="float" office:value="-0.166191">
                <text:p>-0.166191</text:p>
              </table:table-cell>
              <table:table-cell office:value-type="float" office:value="0.122335">
                <text:p>0.122335</text:p>
              </table:table-cell>
              <table:table-cell office:value-type="float" office:value="-0.202994">
                <text:p>-0.202994</text:p>
              </table:table-cell>
              <table:table-cell office:value-type="float" office:value="0.106768">
                <text:p>0.106768</text:p>
              </table:table-cell>
              <table:table-cell office:value-type="float" office:value="-0.144028">
                <text:p>-0.144028</text:p>
              </table:table-cell>
              <table:table-cell office:value-type="float" office:value="0.161105">
                <text:p>0.161105</text:p>
              </table:table-cell>
              <table:table-cell office:value-type="float" office:value="-0.107719">
                <text:p>-0.107719</text:p>
              </table:table-cell>
              <table:table-cell office:value-type="float" office:value="0.0968063">
                <text:p>0.0968063</text:p>
              </table:table-cell>
              <table:table-cell office:value-type="float" office:value="-0.0970805">
                <text:p>-0.09708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04363">
                <text:p>0.104363</text:p>
              </table:table-cell>
              <table:table-cell office:value-type="float" office:value="-0.180657">
                <text:p>-0.180657</text:p>
              </table:table-cell>
              <table:table-cell office:value-type="float" office:value="0.111778">
                <text:p>0.111778</text:p>
              </table:table-cell>
              <table:table-cell office:value-type="float" office:value="-0.186616">
                <text:p>-0.186616</text:p>
              </table:table-cell>
              <table:table-cell office:value-type="float" office:value="0.100011">
                <text:p>0.100011</text:p>
              </table:table-cell>
              <table:table-cell office:value-type="float" office:value="-0.138412">
                <text:p>-0.138412</text:p>
              </table:table-cell>
              <table:table-cell office:value-type="float" office:value="0.152519">
                <text:p>0.152519</text:p>
              </table:table-cell>
              <table:table-cell office:value-type="float" office:value="-0.0889855">
                <text:p>-0.0889855</text:p>
              </table:table-cell>
              <table:table-cell office:value-type="float" office:value="0.0899795">
                <text:p>0.0899795</text:p>
              </table:table-cell>
              <table:table-cell office:value-type="float" office:value="-0.0744287">
                <text:p>-0.07442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0268">
                <text:p>0.10268</text:p>
              </table:table-cell>
              <table:table-cell office:value-type="float" office:value="-0.154194">
                <text:p>-0.154194</text:p>
              </table:table-cell>
              <table:table-cell office:value-type="float" office:value="0.108189">
                <text:p>0.108189</text:p>
              </table:table-cell>
              <table:table-cell office:value-type="float" office:value="-0.182895">
                <text:p>-0.182895</text:p>
              </table:table-cell>
              <table:table-cell office:value-type="float" office:value="0.0968458">
                <text:p>0.0968458</text:p>
              </table:table-cell>
              <table:table-cell office:value-type="float" office:value="-0.135714">
                <text:p>-0.135714</text:p>
              </table:table-cell>
              <table:table-cell office:value-type="float" office:value="0.142097">
                <text:p>0.142097</text:p>
              </table:table-cell>
              <table:table-cell office:value-type="float" office:value="-0.0759986">
                <text:p>-0.0759986</text:p>
              </table:table-cell>
              <table:table-cell office:value-type="float" office:value="0.0861154">
                <text:p>0.0861154</text:p>
              </table:table-cell>
              <table:table-cell office:value-type="float" office:value="-0.0904508">
                <text:p>-0.0904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993501">
                <text:p>0.0993501</text:p>
              </table:table-cell>
              <table:table-cell office:value-type="float" office:value="-0.163353">
                <text:p>-0.163353</text:p>
              </table:table-cell>
              <table:table-cell office:value-type="float" office:value="0.106361">
                <text:p>0.106361</text:p>
              </table:table-cell>
              <table:table-cell office:value-type="float" office:value="-0.174297">
                <text:p>-0.174297</text:p>
              </table:table-cell>
              <table:table-cell office:value-type="float" office:value="0.0929486">
                <text:p>0.0929486</text:p>
              </table:table-cell>
              <table:table-cell office:value-type="float" office:value="-0.134576">
                <text:p>-0.134576</text:p>
              </table:table-cell>
              <table:table-cell office:value-type="float" office:value="0.133389">
                <text:p>0.133389</text:p>
              </table:table-cell>
              <table:table-cell office:value-type="float" office:value="-0.0689958">
                <text:p>-0.0689958</text:p>
              </table:table-cell>
              <table:table-cell office:value-type="float" office:value="0.0845691">
                <text:p>0.0845691</text:p>
              </table:table-cell>
              <table:table-cell office:value-type="float" office:value="-0.0674152">
                <text:p>-0.06741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977097">
                <text:p>0.0977097</text:p>
              </table:table-cell>
              <table:table-cell office:value-type="float" office:value="-0.152368">
                <text:p>-0.152368</text:p>
              </table:table-cell>
              <table:table-cell office:value-type="float" office:value="0.101041">
                <text:p>0.101041</text:p>
              </table:table-cell>
              <table:table-cell office:value-type="float" office:value="-0.165637">
                <text:p>-0.165637</text:p>
              </table:table-cell>
              <table:table-cell office:value-type="float" office:value="0.0897162">
                <text:p>0.0897162</text:p>
              </table:table-cell>
              <table:table-cell office:value-type="float" office:value="-0.131309">
                <text:p>-0.131309</text:p>
              </table:table-cell>
              <table:table-cell office:value-type="float" office:value="0.125207">
                <text:p>0.125207</text:p>
              </table:table-cell>
              <table:table-cell office:value-type="float" office:value="-0.05784">
                <text:p>-0.05784</text:p>
              </table:table-cell>
              <table:table-cell office:value-type="float" office:value="0.0778361">
                <text:p>0.0778361</text:p>
              </table:table-cell>
              <table:table-cell office:value-type="float" office:value="-0.0317847">
                <text:p>-0.03178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54611">
                <text:p>0.0854611</text:p>
              </table:table-cell>
              <table:table-cell office:value-type="float" office:value="-0.133111">
                <text:p>-0.133111</text:p>
              </table:table-cell>
              <table:table-cell office:value-type="float" office:value="0.0972711">
                <text:p>0.0972711</text:p>
              </table:table-cell>
              <table:table-cell office:value-type="float" office:value="-0.158092">
                <text:p>-0.158092</text:p>
              </table:table-cell>
              <table:table-cell office:value-type="float" office:value="0.0864077">
                <text:p>0.0864077</text:p>
              </table:table-cell>
              <table:table-cell office:value-type="float" office:value="-0.13377">
                <text:p>-0.13377</text:p>
              </table:table-cell>
              <table:table-cell office:value-type="float" office:value="0.121284">
                <text:p>0.121284</text:p>
              </table:table-cell>
              <table:table-cell office:value-type="float" office:value="-0.0609329">
                <text:p>-0.0609329</text:p>
              </table:table-cell>
              <table:table-cell office:value-type="float" office:value="0.0765715">
                <text:p>0.0765715</text:p>
              </table:table-cell>
              <table:table-cell office:value-type="float" office:value="-0.0640449">
                <text:p>-0.06404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834303">
                <text:p>0.0834303</text:p>
              </table:table-cell>
              <table:table-cell office:value-type="float" office:value="-0.124841">
                <text:p>-0.124841</text:p>
              </table:table-cell>
              <table:table-cell office:value-type="float" office:value="0.0933469">
                <text:p>0.0933469</text:p>
              </table:table-cell>
              <table:table-cell office:value-type="float" office:value="-0.148832">
                <text:p>-0.148832</text:p>
              </table:table-cell>
              <table:table-cell office:value-type="float" office:value="0.0836726">
                <text:p>0.0836726</text:p>
              </table:table-cell>
              <table:table-cell office:value-type="float" office:value="-0.133218">
                <text:p>-0.133218</text:p>
              </table:table-cell>
              <table:table-cell office:value-type="float" office:value="0.115775">
                <text:p>0.115775</text:p>
              </table:table-cell>
              <table:table-cell office:value-type="float" office:value="-0.0571015">
                <text:p>-0.0571015</text:p>
              </table:table-cell>
              <table:table-cell office:value-type="float" office:value="0.0723599">
                <text:p>0.0723599</text:p>
              </table:table-cell>
              <table:table-cell office:value-type="float" office:value="-0.059302">
                <text:p>-0.0593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99792">
                <text:p>0.0799792</text:p>
              </table:table-cell>
              <table:table-cell office:value-type="float" office:value="-0.117183">
                <text:p>-0.117183</text:p>
              </table:table-cell>
              <table:table-cell office:value-type="float" office:value="0.088771">
                <text:p>0.088771</text:p>
              </table:table-cell>
              <table:table-cell office:value-type="float" office:value="-0.14427">
                <text:p>-0.14427</text:p>
              </table:table-cell>
              <table:table-cell office:value-type="float" office:value="0.0734182">
                <text:p>0.0734182</text:p>
              </table:table-cell>
              <table:table-cell office:value-type="float" office:value="-0.131807">
                <text:p>-0.131807</text:p>
              </table:table-cell>
              <table:table-cell office:value-type="float" office:value="0.10844">
                <text:p>0.10844</text:p>
              </table:table-cell>
              <table:table-cell office:value-type="float" office:value="-0.038957">
                <text:p>-0.038957</text:p>
              </table:table-cell>
              <table:table-cell office:value-type="float" office:value="0.0686041">
                <text:p>0.0686041</text:p>
              </table:table-cell>
              <table:table-cell office:value-type="float" office:value="-0.0590561">
                <text:p>-0.0590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24887">
                <text:p>0.0724887</text:p>
              </table:table-cell>
              <table:table-cell office:value-type="float" office:value="-0.0966574">
                <text:p>-0.0966574</text:p>
              </table:table-cell>
              <table:table-cell office:value-type="float" office:value="0.0860209">
                <text:p>0.0860209</text:p>
              </table:table-cell>
              <table:table-cell office:value-type="float" office:value="-0.14055">
                <text:p>-0.14055</text:p>
              </table:table-cell>
              <table:table-cell office:value-type="float" office:value="0.0721765">
                <text:p>0.0721765</text:p>
              </table:table-cell>
              <table:table-cell office:value-type="float" office:value="-0.137315">
                <text:p>-0.137315</text:p>
              </table:table-cell>
              <table:table-cell office:value-type="float" office:value="0.106871">
                <text:p>0.106871</text:p>
              </table:table-cell>
              <table:table-cell office:value-type="float" office:value="-0.0539252">
                <text:p>-0.0539252</text:p>
              </table:table-cell>
              <table:table-cell office:value-type="float" office:value="0.066197">
                <text:p>0.066197</text:p>
              </table:table-cell>
              <table:table-cell office:value-type="float" office:value="-0.0552256">
                <text:p>-0.05522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9593">
                <text:p>0.069593</text:p>
              </table:table-cell>
              <table:table-cell office:value-type="float" office:value="-0.105496">
                <text:p>-0.105496</text:p>
              </table:table-cell>
              <table:table-cell office:value-type="float" office:value="0.0807968">
                <text:p>0.0807968</text:p>
              </table:table-cell>
              <table:table-cell office:value-type="float" office:value="-0.139992">
                <text:p>-0.139992</text:p>
              </table:table-cell>
              <table:table-cell office:value-type="float" office:value="0.0699289">
                <text:p>0.0699289</text:p>
              </table:table-cell>
              <table:table-cell office:value-type="float" office:value="-0.132841">
                <text:p>-0.132841</text:p>
              </table:table-cell>
              <table:table-cell office:value-type="float" office:value="0.0994651">
                <text:p>0.0994651</text:p>
              </table:table-cell>
              <table:table-cell office:value-type="float" office:value="-0.0496095">
                <text:p>-0.0496095</text:p>
              </table:table-cell>
              <table:table-cell office:value-type="float" office:value="0.0626199">
                <text:p>0.0626199</text:p>
              </table:table-cell>
              <table:table-cell office:value-type="float" office:value="-0.0500353">
                <text:p>-0.05003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71815">
                <text:p>0.0671815</text:p>
              </table:table-cell>
              <table:table-cell office:value-type="float" office:value="-0.0945992">
                <text:p>-0.0945992</text:p>
              </table:table-cell>
              <table:table-cell office:value-type="float" office:value="0.0753989">
                <text:p>0.0753989</text:p>
              </table:table-cell>
              <table:table-cell office:value-type="float" office:value="-0.143847">
                <text:p>-0.143847</text:p>
              </table:table-cell>
              <table:table-cell office:value-type="float" office:value="0.0665995">
                <text:p>0.0665995</text:p>
              </table:table-cell>
              <table:table-cell office:value-type="float" office:value="-0.132551">
                <text:p>-0.132551</text:p>
              </table:table-cell>
              <table:table-cell office:value-type="float" office:value="0.0965666">
                <text:p>0.0965666</text:p>
              </table:table-cell>
              <table:table-cell office:value-type="float" office:value="-0.0395978">
                <text:p>-0.0395978</text:p>
              </table:table-cell>
              <table:table-cell office:value-type="float" office:value="0.0562067">
                <text:p>0.0562067</text:p>
              </table:table-cell>
              <table:table-cell office:value-type="float" office:value="-0.0365245">
                <text:p>-0.03652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45174">
                <text:p>0.0645174</text:p>
              </table:table-cell>
              <table:table-cell office:value-type="float" office:value="-0.0960663">
                <text:p>-0.0960663</text:p>
              </table:table-cell>
              <table:table-cell office:value-type="float" office:value="0.0717485">
                <text:p>0.0717485</text:p>
              </table:table-cell>
              <table:table-cell office:value-type="float" office:value="-0.144791">
                <text:p>-0.144791</text:p>
              </table:table-cell>
              <table:table-cell office:value-type="float" office:value="0.0638917">
                <text:p>0.0638917</text:p>
              </table:table-cell>
              <table:table-cell office:value-type="float" office:value="-0.125766">
                <text:p>-0.125766</text:p>
              </table:table-cell>
              <table:table-cell office:value-type="float" office:value="0.095038">
                <text:p>0.095038</text:p>
              </table:table-cell>
              <table:table-cell office:value-type="float" office:value="-0.048877">
                <text:p>-0.048877</text:p>
              </table:table-cell>
              <table:table-cell office:value-type="float" office:value="0.0551727">
                <text:p>0.0551727</text:p>
              </table:table-cell>
              <table:table-cell office:value-type="float" office:value="-0.0243068">
                <text:p>-0.02430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03816">
                <text:p>0.0603816</text:p>
              </table:table-cell>
              <table:table-cell office:value-type="float" office:value="-0.0904506">
                <text:p>-0.0904506</text:p>
              </table:table-cell>
              <table:table-cell office:value-type="float" office:value="0.0683375">
                <text:p>0.0683375</text:p>
              </table:table-cell>
              <table:table-cell office:value-type="float" office:value="-0.155203">
                <text:p>-0.155203</text:p>
              </table:table-cell>
              <table:table-cell office:value-type="float" office:value="0.057984">
                <text:p>0.057984</text:p>
              </table:table-cell>
              <table:table-cell office:value-type="float" office:value="-0.105494">
                <text:p>-0.105494</text:p>
              </table:table-cell>
              <table:table-cell office:value-type="float" office:value="0.0885303">
                <text:p>0.0885303</text:p>
              </table:table-cell>
              <table:table-cell office:value-type="float" office:value="-0.0467388">
                <text:p>-0.0467388</text:p>
              </table:table-cell>
              <table:table-cell office:value-type="float" office:value="0.0475826">
                <text:p>0.0475826</text:p>
              </table:table-cell>
              <table:table-cell office:value-type="float" office:value="0.0554409">
                <text:p>0.05544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94336">
                <text:p>0.0594336</text:p>
              </table:table-cell>
              <table:table-cell office:value-type="float" office:value="-0.0933035">
                <text:p>-0.0933035</text:p>
              </table:table-cell>
              <table:table-cell office:value-type="float" office:value="0.0678028">
                <text:p>0.0678028</text:p>
              </table:table-cell>
              <table:table-cell office:value-type="float" office:value="-0.148214">
                <text:p>-0.148214</text:p>
              </table:table-cell>
              <table:table-cell office:value-type="float" office:value="0.0517803">
                <text:p>0.0517803</text:p>
              </table:table-cell>
              <table:table-cell office:value-type="float" office:value="-0.0595622">
                <text:p>-0.0595622</text:p>
              </table:table-cell>
              <table:table-cell office:value-type="float" office:value="0.0824551">
                <text:p>0.0824551</text:p>
              </table:table-cell>
              <table:table-cell office:value-type="float" office:value="-0.046647">
                <text:p>-0.046647</text:p>
              </table:table-cell>
              <table:table-cell office:value-type="float" office:value="0.0468676">
                <text:p>0.0468676</text:p>
              </table:table-cell>
              <table:table-cell office:value-type="float" office:value="0.0311126">
                <text:p>0.03111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51644">
                <text:p>0.0551644</text:p>
              </table:table-cell>
              <table:table-cell office:value-type="float" office:value="0.0604751">
                <text:p>0.0604751</text:p>
              </table:table-cell>
              <table:table-cell office:value-type="float" office:value="0.0634781">
                <text:p>0.0634781</text:p>
              </table:table-cell>
              <table:table-cell office:value-type="float" office:value="-0.150568">
                <text:p>-0.150568</text:p>
              </table:table-cell>
              <table:table-cell office:value-type="float" office:value="0.0513304">
                <text:p>0.0513304</text:p>
              </table:table-cell>
              <table:table-cell office:value-type="float" office:value="-0.0836234">
                <text:p>-0.0836234</text:p>
              </table:table-cell>
              <table:table-cell office:value-type="float" office:value="0.0787072">
                <text:p>0.0787072</text:p>
              </table:table-cell>
              <table:table-cell office:value-type="float" office:value="-0.0469405">
                <text:p>-0.0469405</text:p>
              </table:table-cell>
              <table:table-cell office:value-type="float" office:value="0.0460025">
                <text:p>0.0460025</text:p>
              </table:table-cell>
              <table:table-cell office:value-type="float" office:value="0.128923">
                <text:p>0.128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47333">
                <text:p>0.0547333</text:p>
              </table:table-cell>
              <table:table-cell office:value-type="float" office:value="-0.10066">
                <text:p>-0.10066</text:p>
              </table:table-cell>
              <table:table-cell office:value-type="float" office:value="0.0609086">
                <text:p>0.0609086</text:p>
              </table:table-cell>
              <table:table-cell office:value-type="float" office:value="-0.148669">
                <text:p>-0.148669</text:p>
              </table:table-cell>
              <table:table-cell office:value-type="float" office:value="0.0496221">
                <text:p>0.0496221</text:p>
              </table:table-cell>
              <table:table-cell office:value-type="float" office:value="-0.0635982">
                <text:p>-0.0635982</text:p>
              </table:table-cell>
              <table:table-cell office:value-type="float" office:value="0.0744138">
                <text:p>0.0744138</text:p>
              </table:table-cell>
              <table:table-cell office:value-type="float" office:value="-0.0467074">
                <text:p>-0.0467074</text:p>
              </table:table-cell>
              <table:table-cell office:value-type="float" office:value="0.0452183">
                <text:p>0.0452183</text:p>
              </table:table-cell>
              <table:table-cell office:value-type="float" office:value="0.0464646">
                <text:p>0.04646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756">
                <text:p>0.0533756</text:p>
              </table:table-cell>
              <table:table-cell office:value-type="float" office:value="-0.0740311">
                <text:p>-0.0740311</text:p>
              </table:table-cell>
              <table:table-cell office:value-type="float" office:value="0.0561138">
                <text:p>0.0561138</text:p>
              </table:table-cell>
              <table:table-cell office:value-type="float" office:value="-0.146052">
                <text:p>-0.146052</text:p>
              </table:table-cell>
              <table:table-cell office:value-type="float" office:value="0.046824">
                <text:p>0.046824</text:p>
              </table:table-cell>
              <table:table-cell office:value-type="float" office:value="-0.0458161">
                <text:p>-0.0458161</text:p>
              </table:table-cell>
              <table:table-cell office:value-type="float" office:value="0.07196">
                <text:p>0.07196</text:p>
              </table:table-cell>
              <table:table-cell office:value-type="float" office:value="-0.0455885">
                <text:p>-0.0455885</text:p>
              </table:table-cell>
              <table:table-cell office:value-type="float" office:value="0.0423984">
                <text:p>0.0423984</text:p>
              </table:table-cell>
              <table:table-cell office:value-type="float" office:value="0.0778546">
                <text:p>0.077854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95362">
                <text:p>0.0495362</text:p>
              </table:table-cell>
              <table:table-cell office:value-type="float" office:value="-0.0418743">
                <text:p>-0.0418743</text:p>
              </table:table-cell>
              <table:table-cell office:value-type="float" office:value="0.0547695">
                <text:p>0.0547695</text:p>
              </table:table-cell>
              <table:table-cell office:value-type="float" office:value="-0.136514">
                <text:p>-0.136514</text:p>
              </table:table-cell>
              <table:table-cell office:value-type="float" office:value="0.0425459">
                <text:p>0.0425459</text:p>
              </table:table-cell>
              <table:table-cell office:value-type="float" office:value="-0.0332839">
                <text:p>-0.0332839</text:p>
              </table:table-cell>
              <table:table-cell office:value-type="float" office:value="0.0666905">
                <text:p>0.0666905</text:p>
              </table:table-cell>
              <table:table-cell office:value-type="float" office:value="-0.0430566">
                <text:p>-0.0430566</text:p>
              </table:table-cell>
              <table:table-cell office:value-type="float" office:value="0.0394567">
                <text:p>0.0394567</text:p>
              </table:table-cell>
              <table:table-cell office:value-type="float" office:value="0.102425">
                <text:p>0.1024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82846">
                <text:p>0.0482846</text:p>
              </table:table-cell>
              <table:table-cell office:value-type="float" office:value="-0.0440124">
                <text:p>-0.0440124</text:p>
              </table:table-cell>
              <table:table-cell office:value-type="float" office:value="0.0521377">
                <text:p>0.0521377</text:p>
              </table:table-cell>
              <table:table-cell office:value-type="float" office:value="-0.124615">
                <text:p>-0.124615</text:p>
              </table:table-cell>
              <table:table-cell office:value-type="float" office:value="0.0408939">
                <text:p>0.0408939</text:p>
              </table:table-cell>
              <table:table-cell office:value-type="float" office:value="0.313455">
                <text:p>0.313455</text:p>
              </table:table-cell>
              <table:table-cell office:value-type="float" office:value="0.0625847">
                <text:p>0.0625847</text:p>
              </table:table-cell>
              <table:table-cell office:value-type="float" office:value="-0.0297503">
                <text:p>-0.0297503</text:p>
              </table:table-cell>
              <table:table-cell office:value-type="float" office:value="0.0350328">
                <text:p>0.0350328</text:p>
              </table:table-cell>
              <table:table-cell office:value-type="float" office:value="0.128506">
                <text:p>0.1285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26906">
                <text:p>0.0426906</text:p>
              </table:table-cell>
              <table:table-cell office:value-type="float" office:value="-0.00419372">
                <text:p>-0.00419372</text:p>
              </table:table-cell>
              <table:table-cell office:value-type="float" office:value="0.0491556">
                <text:p>0.0491556</text:p>
              </table:table-cell>
              <table:table-cell office:value-type="float" office:value="-0.10873">
                <text:p>-0.10873</text:p>
              </table:table-cell>
              <table:table-cell office:value-type="float" office:value="0.0405251">
                <text:p>0.0405251</text:p>
              </table:table-cell>
              <table:table-cell office:value-type="float" office:value="-0.035279">
                <text:p>-0.035279</text:p>
              </table:table-cell>
              <table:table-cell office:value-type="float" office:value="0.0616415">
                <text:p>0.0616415</text:p>
              </table:table-cell>
              <table:table-cell office:value-type="float" office:value="-0.0345793">
                <text:p>-0.0345793</text:p>
              </table:table-cell>
              <table:table-cell office:value-type="float" office:value="0.0331946">
                <text:p>0.0331946</text:p>
              </table:table-cell>
              <table:table-cell office:value-type="float" office:value="0.138986">
                <text:p>0.1389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16584">
                <text:p>0.0416584</text:p>
              </table:table-cell>
              <table:table-cell office:value-type="float" office:value="0.0300729">
                <text:p>0.0300729</text:p>
              </table:table-cell>
              <table:table-cell office:value-type="float" office:value="0.0468445">
                <text:p>0.0468445</text:p>
              </table:table-cell>
              <table:table-cell office:value-type="float" office:value="-0.0969457">
                <text:p>-0.0969457</text:p>
              </table:table-cell>
              <table:table-cell office:value-type="float" office:value="0.038602">
                <text:p>0.038602</text:p>
              </table:table-cell>
              <table:table-cell office:value-type="float" office:value="0.00303602">
                <text:p>0.00303602</text:p>
              </table:table-cell>
              <table:table-cell office:value-type="float" office:value="0.0601756">
                <text:p>0.0601756</text:p>
              </table:table-cell>
              <table:table-cell office:value-type="float" office:value="-0.0334075">
                <text:p>-0.0334075</text:p>
              </table:table-cell>
              <table:table-cell office:value-type="float" office:value="0.0303201">
                <text:p>0.0303201</text:p>
              </table:table-cell>
              <table:table-cell office:value-type="float" office:value="0.154725">
                <text:p>0.1547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99432">
                <text:p>0.0399432</text:p>
              </table:table-cell>
              <table:table-cell office:value-type="float" office:value="0.0464944">
                <text:p>0.0464944</text:p>
              </table:table-cell>
              <table:table-cell office:value-type="float" office:value="0.0453486">
                <text:p>0.0453486</text:p>
              </table:table-cell>
              <table:table-cell office:value-type="float" office:value="0.0747192">
                <text:p>0.0747192</text:p>
              </table:table-cell>
              <table:table-cell office:value-type="float" office:value="0.0370302">
                <text:p>0.0370302</text:p>
              </table:table-cell>
              <table:table-cell office:value-type="float" office:value="0.0183908">
                <text:p>0.0183908</text:p>
              </table:table-cell>
              <table:table-cell office:value-type="float" office:value="0.0543679">
                <text:p>0.0543679</text:p>
              </table:table-cell>
              <table:table-cell office:value-type="float" office:value="-0.0168918">
                <text:p>-0.0168918</text:p>
              </table:table-cell>
              <table:table-cell office:value-type="float" office:value="0.0297703">
                <text:p>0.0297703</text:p>
              </table:table-cell>
              <table:table-cell office:value-type="float" office:value="0.144168">
                <text:p>0.1441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77274">
                <text:p>0.0377274</text:p>
              </table:table-cell>
              <table:table-cell office:value-type="float" office:value="0.0574984">
                <text:p>0.0574984</text:p>
              </table:table-cell>
              <table:table-cell office:value-type="float" office:value="0.0445652">
                <text:p>0.0445652</text:p>
              </table:table-cell>
              <table:table-cell office:value-type="float" office:value="-0.0685971">
                <text:p>-0.0685971</text:p>
              </table:table-cell>
              <table:table-cell office:value-type="float" office:value="0.0347269">
                <text:p>0.0347269</text:p>
              </table:table-cell>
              <table:table-cell office:value-type="float" office:value="0.0305666">
                <text:p>0.0305666</text:p>
              </table:table-cell>
              <table:table-cell office:value-type="float" office:value="0.0526753">
                <text:p>0.0526753</text:p>
              </table:table-cell>
              <table:table-cell office:value-type="float" office:value="-0.0103729">
                <text:p>-0.0103729</text:p>
              </table:table-cell>
              <table:table-cell office:value-type="float" office:value="0.0289718">
                <text:p>0.0289718</text:p>
              </table:table-cell>
              <table:table-cell office:value-type="float" office:value="0.154705">
                <text:p>0.1547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61469">
                <text:p>0.0361469</text:p>
              </table:table-cell>
              <table:table-cell office:value-type="float" office:value="0.0864455">
                <text:p>0.0864455</text:p>
              </table:table-cell>
              <table:table-cell office:value-type="float" office:value="0.0417856">
                <text:p>0.0417856</text:p>
              </table:table-cell>
              <table:table-cell office:value-type="float" office:value="-0.0268664">
                <text:p>-0.0268664</text:p>
              </table:table-cell>
              <table:table-cell office:value-type="float" office:value="0.0325516">
                <text:p>0.0325516</text:p>
              </table:table-cell>
              <table:table-cell office:value-type="float" office:value="0.0679585">
                <text:p>0.0679585</text:p>
              </table:table-cell>
              <table:table-cell office:value-type="float" office:value="0.0490121">
                <text:p>0.0490121</text:p>
              </table:table-cell>
              <table:table-cell office:value-type="float" office:value="-0.000167934">
                <text:p>-0.000167934</text:p>
              </table:table-cell>
              <table:table-cell office:value-type="float" office:value="0.0276751">
                <text:p>0.0276751</text:p>
              </table:table-cell>
              <table:table-cell office:value-type="float" office:value="0.154229">
                <text:p>0.1542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40829">
                <text:p>0.0340829</text:p>
              </table:table-cell>
              <table:table-cell office:value-type="float" office:value="0.101355">
                <text:p>0.101355</text:p>
              </table:table-cell>
              <table:table-cell office:value-type="float" office:value="0.0391063">
                <text:p>0.0391063</text:p>
              </table:table-cell>
              <table:table-cell office:value-type="float" office:value="-0.00367824">
                <text:p>-0.00367824</text:p>
              </table:table-cell>
              <table:table-cell office:value-type="float" office:value="0.0322911">
                <text:p>0.0322911</text:p>
              </table:table-cell>
              <table:table-cell office:value-type="float" office:value="0.0427635">
                <text:p>0.0427635</text:p>
              </table:table-cell>
              <table:table-cell office:value-type="float" office:value="0.0460876">
                <text:p>0.0460876</text:p>
              </table:table-cell>
              <table:table-cell office:value-type="float" office:value="0.00735293">
                <text:p>0.00735293</text:p>
              </table:table-cell>
              <table:table-cell office:value-type="float" office:value="0.0266942">
                <text:p>0.0266942</text:p>
              </table:table-cell>
              <table:table-cell office:value-type="float" office:value="0.155356">
                <text:p>0.1553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19667">
                <text:p>0.0319667</text:p>
              </table:table-cell>
              <table:table-cell office:value-type="float" office:value="0.118347">
                <text:p>0.118347</text:p>
              </table:table-cell>
              <table:table-cell office:value-type="float" office:value="0.0363132">
                <text:p>0.0363132</text:p>
              </table:table-cell>
              <table:table-cell office:value-type="float" office:value="0.0175754">
                <text:p>0.0175754</text:p>
              </table:table-cell>
              <table:table-cell office:value-type="float" office:value="0.0290325">
                <text:p>0.0290325</text:p>
              </table:table-cell>
              <table:table-cell office:value-type="float" office:value="0.057084">
                <text:p>0.057084</text:p>
              </table:table-cell>
              <table:table-cell office:value-type="float" office:value="0.0446255">
                <text:p>0.0446255</text:p>
              </table:table-cell>
              <table:table-cell office:value-type="float" office:value="0.0186272">
                <text:p>0.0186272</text:p>
              </table:table-cell>
              <table:table-cell office:value-type="float" office:value="0.0257442">
                <text:p>0.0257442</text:p>
              </table:table-cell>
              <table:table-cell office:value-type="float" office:value="0.153255">
                <text:p>0.153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296718">
                <text:p>0.0296718</text:p>
              </table:table-cell>
              <table:table-cell office:value-type="float" office:value="0.13192">
                <text:p>0.13192</text:p>
              </table:table-cell>
              <table:table-cell office:value-type="float" office:value="0.035132">
                <text:p>0.035132</text:p>
              </table:table-cell>
              <table:table-cell office:value-type="float" office:value="0.254576">
                <text:p>0.254576</text:p>
              </table:table-cell>
              <table:table-cell office:value-type="float" office:value="0.0265243">
                <text:p>0.0265243</text:p>
              </table:table-cell>
              <table:table-cell office:value-type="float" office:value="0.0654348">
                <text:p>0.0654348</text:p>
              </table:table-cell>
              <table:table-cell office:value-type="float" office:value="0.0425533">
                <text:p>0.0425533</text:p>
              </table:table-cell>
              <table:table-cell office:value-type="float" office:value="0.0215226">
                <text:p>0.0215226</text:p>
              </table:table-cell>
              <table:table-cell office:value-type="float" office:value="0.024367">
                <text:p>0.024367</text:p>
              </table:table-cell>
              <table:table-cell office:value-type="float" office:value="0.154137">
                <text:p>0.1541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270823">
                <text:p>0.0270823</text:p>
              </table:table-cell>
              <table:table-cell office:value-type="float" office:value="0.151438">
                <text:p>0.151438</text:p>
              </table:table-cell>
              <table:table-cell office:value-type="float" office:value="0.0348199">
                <text:p>0.0348199</text:p>
              </table:table-cell>
              <table:table-cell office:value-type="float" office:value="0.0329417">
                <text:p>0.0329417</text:p>
              </table:table-cell>
              <table:table-cell office:value-type="float" office:value="0.0257084">
                <text:p>0.0257084</text:p>
              </table:table-cell>
              <table:table-cell office:value-type="float" office:value="0.0655794">
                <text:p>0.0655794</text:p>
              </table:table-cell>
              <table:table-cell office:value-type="float" office:value="0.0396673">
                <text:p>0.0396673</text:p>
              </table:table-cell>
              <table:table-cell office:value-type="float" office:value="0.0364685">
                <text:p>0.0364685</text:p>
              </table:table-cell>
              <table:table-cell office:value-type="float" office:value="0.0234078">
                <text:p>0.0234078</text:p>
              </table:table-cell>
              <table:table-cell office:value-type="float" office:value="0.146532">
                <text:p>0.14653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268609">
                <text:p>0.0268609</text:p>
              </table:table-cell>
              <table:table-cell office:value-type="float" office:value="0.137848">
                <text:p>0.137848</text:p>
              </table:table-cell>
              <table:table-cell office:value-type="float" office:value="0.0317896">
                <text:p>0.0317896</text:p>
              </table:table-cell>
              <table:table-cell office:value-type="float" office:value="0.0580768">
                <text:p>0.0580768</text:p>
              </table:table-cell>
              <table:table-cell office:value-type="float" office:value="0.0250799">
                <text:p>0.0250799</text:p>
              </table:table-cell>
              <table:table-cell office:value-type="float" office:value="0.0731133">
                <text:p>0.0731133</text:p>
              </table:table-cell>
              <table:table-cell office:value-type="float" office:value="0.0390367">
                <text:p>0.0390367</text:p>
              </table:table-cell>
              <table:table-cell office:value-type="float" office:value="0.0299214">
                <text:p>0.0299214</text:p>
              </table:table-cell>
              <table:table-cell office:value-type="float" office:value="0.0214095">
                <text:p>0.0214095</text:p>
              </table:table-cell>
              <table:table-cell office:value-type="float" office:value="0.125816">
                <text:p>0.1258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249211">
                <text:p>0.0249211</text:p>
              </table:table-cell>
              <table:table-cell office:value-type="float" office:value="0.127472">
                <text:p>0.127472</text:p>
              </table:table-cell>
              <table:table-cell office:value-type="float" office:value="0.0300871">
                <text:p>0.0300871</text:p>
              </table:table-cell>
              <table:table-cell office:value-type="float" office:value="0.0634171">
                <text:p>0.0634171</text:p>
              </table:table-cell>
              <table:table-cell office:value-type="float" office:value="0.0237094">
                <text:p>0.0237094</text:p>
              </table:table-cell>
              <table:table-cell office:value-type="float" office:value="0.0707363">
                <text:p>0.0707363</text:p>
              </table:table-cell>
              <table:table-cell office:value-type="float" office:value="0.0373989">
                <text:p>0.0373989</text:p>
              </table:table-cell>
              <table:table-cell office:value-type="float" office:value="0.0377259">
                <text:p>0.0377259</text:p>
              </table:table-cell>
              <table:table-cell office:value-type="float" office:value="0.0190474">
                <text:p>0.0190474</text:p>
              </table:table-cell>
              <table:table-cell office:value-type="float" office:value="0.08123">
                <text:p>0.08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243112">
                <text:p>0.0243112</text:p>
              </table:table-cell>
              <table:table-cell office:value-type="float" office:value="0.125613">
                <text:p>0.125613</text:p>
              </table:table-cell>
              <table:table-cell office:value-type="float" office:value="0.0288522">
                <text:p>0.0288522</text:p>
              </table:table-cell>
              <table:table-cell office:value-type="float" office:value="0.0775268">
                <text:p>0.0775268</text:p>
              </table:table-cell>
              <table:table-cell office:value-type="float" office:value="0.0223839">
                <text:p>0.0223839</text:p>
              </table:table-cell>
              <table:table-cell office:value-type="float" office:value="0.0483519">
                <text:p>0.0483519</text:p>
              </table:table-cell>
              <table:table-cell office:value-type="float" office:value="0.0349893">
                <text:p>0.0349893</text:p>
              </table:table-cell>
              <table:table-cell office:value-type="float" office:value="0.0449599">
                <text:p>0.0449599</text:p>
              </table:table-cell>
              <table:table-cell office:value-type="float" office:value="0.0179001">
                <text:p>0.0179001</text:p>
              </table:table-cell>
              <table:table-cell office:value-type="float" office:value="0.0622585">
                <text:p>0.062258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222071">
                <text:p>0.0222071</text:p>
              </table:table-cell>
              <table:table-cell office:value-type="float" office:value="0.094389">
                <text:p>0.094389</text:p>
              </table:table-cell>
              <table:table-cell office:value-type="float" office:value="0.0281606">
                <text:p>0.0281606</text:p>
              </table:table-cell>
              <table:table-cell office:value-type="float" office:value="0.0771107">
                <text:p>0.0771107</text:p>
              </table:table-cell>
              <table:table-cell office:value-type="float" office:value="0.0220966">
                <text:p>0.0220966</text:p>
              </table:table-cell>
              <table:table-cell office:value-type="float" office:value="0.0707709">
                <text:p>0.0707709</text:p>
              </table:table-cell>
              <table:table-cell office:value-type="float" office:value="0.0317946">
                <text:p>0.0317946</text:p>
              </table:table-cell>
              <table:table-cell office:value-type="float" office:value="0.0502107">
                <text:p>0.0502107</text:p>
              </table:table-cell>
              <table:table-cell office:value-type="float" office:value="0.0170781">
                <text:p>0.0170781</text:p>
              </table:table-cell>
              <table:table-cell office:value-type="float" office:value="0.0461511">
                <text:p>0.04615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209401">
                <text:p>0.0209401</text:p>
              </table:table-cell>
              <table:table-cell office:value-type="float" office:value="0.0731379">
                <text:p>0.0731379</text:p>
              </table:table-cell>
              <table:table-cell office:value-type="float" office:value="0.0259605">
                <text:p>0.0259605</text:p>
              </table:table-cell>
              <table:table-cell office:value-type="float" office:value="0.0888457">
                <text:p>0.0888457</text:p>
              </table:table-cell>
              <table:table-cell office:value-type="float" office:value="0.0211155">
                <text:p>0.0211155</text:p>
              </table:table-cell>
              <table:table-cell office:value-type="float" office:value="0.0636177">
                <text:p>0.0636177</text:p>
              </table:table-cell>
              <table:table-cell office:value-type="float" office:value="0.0310972">
                <text:p>0.0310972</text:p>
              </table:table-cell>
              <table:table-cell office:value-type="float" office:value="0.0483738">
                <text:p>0.0483738</text:p>
              </table:table-cell>
              <table:table-cell office:value-type="float" office:value="0.0166078">
                <text:p>0.0166078</text:p>
              </table:table-cell>
              <table:table-cell office:value-type="float" office:value="0.0497078">
                <text:p>0.049707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202393">
                <text:p>0.0202393</text:p>
              </table:table-cell>
              <table:table-cell office:value-type="float" office:value="0.0166284">
                <text:p>0.0166284</text:p>
              </table:table-cell>
              <table:table-cell office:value-type="float" office:value="0.023713">
                <text:p>0.023713</text:p>
              </table:table-cell>
              <table:table-cell office:value-type="float" office:value="0.0926795">
                <text:p>0.0926795</text:p>
              </table:table-cell>
              <table:table-cell office:value-type="float" office:value="0.0192872">
                <text:p>0.0192872</text:p>
              </table:table-cell>
              <table:table-cell office:value-type="float" office:value="0.0570329">
                <text:p>0.0570329</text:p>
              </table:table-cell>
              <table:table-cell office:value-type="float" office:value="0.0301114">
                <text:p>0.0301114</text:p>
              </table:table-cell>
              <table:table-cell office:value-type="float" office:value="0.0523131">
                <text:p>0.0523131</text:p>
              </table:table-cell>
              <table:table-cell office:value-type="float" office:value="0.0162">
                <text:p>0.0162</text:p>
              </table:table-cell>
              <table:table-cell office:value-type="float" office:value="0.0372129">
                <text:p>0.03721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200914">
                <text:p>0.0200914</text:p>
              </table:table-cell>
              <table:table-cell office:value-type="float" office:value="0.0542959">
                <text:p>0.0542959</text:p>
              </table:table-cell>
              <table:table-cell office:value-type="float" office:value="0.0231397">
                <text:p>0.0231397</text:p>
              </table:table-cell>
              <table:table-cell office:value-type="float" office:value="0.0963162">
                <text:p>0.0963162</text:p>
              </table:table-cell>
              <table:table-cell office:value-type="float" office:value="0.0185291">
                <text:p>0.0185291</text:p>
              </table:table-cell>
              <table:table-cell office:value-type="float" office:value="0.0522175">
                <text:p>0.0522175</text:p>
              </table:table-cell>
              <table:table-cell office:value-type="float" office:value="0.0287311">
                <text:p>0.0287311</text:p>
              </table:table-cell>
              <table:table-cell office:value-type="float" office:value="0.059295">
                <text:p>0.059295</text:p>
              </table:table-cell>
              <table:table-cell office:value-type="float" office:value="0.0153412">
                <text:p>0.0153412</text:p>
              </table:table-cell>
              <table:table-cell office:value-type="float" office:value="0.0281868">
                <text:p>0.02818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183409">
                <text:p>0.0183409</text:p>
              </table:table-cell>
              <table:table-cell office:value-type="float" office:value="0.0208904">
                <text:p>0.0208904</text:p>
              </table:table-cell>
              <table:table-cell office:value-type="float" office:value="0.0215854">
                <text:p>0.0215854</text:p>
              </table:table-cell>
              <table:table-cell office:value-type="float" office:value="0.0883551">
                <text:p>0.0883551</text:p>
              </table:table-cell>
              <table:table-cell office:value-type="float" office:value="0.0176227">
                <text:p>0.0176227</text:p>
              </table:table-cell>
              <table:table-cell office:value-type="float" office:value="-0.0569096">
                <text:p>-0.0569096</text:p>
              </table:table-cell>
              <table:table-cell office:value-type="float" office:value="0.0278448">
                <text:p>0.0278448</text:p>
              </table:table-cell>
              <table:table-cell office:value-type="float" office:value="0.0554437">
                <text:p>0.0554437</text:p>
              </table:table-cell>
              <table:table-cell office:value-type="float" office:value="0.0146557">
                <text:p>0.0146557</text:p>
              </table:table-cell>
              <table:table-cell office:value-type="float" office:value="0.022082">
                <text:p>0.0220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166241">
                <text:p>0.0166241</text:p>
              </table:table-cell>
              <table:table-cell office:value-type="float" office:value="0.00799233">
                <text:p>0.00799233</text:p>
              </table:table-cell>
              <table:table-cell office:value-type="float" office:value="0.0197659">
                <text:p>0.0197659</text:p>
              </table:table-cell>
              <table:table-cell office:value-type="float" office:value="0.036726">
                <text:p>0.036726</text:p>
              </table:table-cell>
              <table:table-cell office:value-type="float" office:value="0.017401">
                <text:p>0.017401</text:p>
              </table:table-cell>
              <table:table-cell office:value-type="float" office:value="0.0552834">
                <text:p>0.0552834</text:p>
              </table:table-cell>
              <table:table-cell office:value-type="float" office:value="0.0263356">
                <text:p>0.0263356</text:p>
              </table:table-cell>
              <table:table-cell office:value-type="float" office:value="0.058063">
                <text:p>0.058063</text:p>
              </table:table-cell>
              <table:table-cell office:value-type="float" office:value="0.0133827">
                <text:p>0.0133827</text:p>
              </table:table-cell>
              <table:table-cell office:value-type="float" office:value="0.012494">
                <text:p>0.0124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62163">
                <text:p>0.0162163</text:p>
              </table:table-cell>
              <table:table-cell office:value-type="float" office:value="0.00184195">
                <text:p>0.00184195</text:p>
              </table:table-cell>
              <table:table-cell office:value-type="float" office:value="0.0193062">
                <text:p>0.0193062</text:p>
              </table:table-cell>
              <table:table-cell office:value-type="float" office:value="0.064105">
                <text:p>0.064105</text:p>
              </table:table-cell>
              <table:table-cell office:value-type="float" office:value="0.0168357">
                <text:p>0.0168357</text:p>
              </table:table-cell>
              <table:table-cell office:value-type="float" office:value="0.0256736">
                <text:p>0.0256736</text:p>
              </table:table-cell>
              <table:table-cell office:value-type="float" office:value="0.0249101">
                <text:p>0.0249101</text:p>
              </table:table-cell>
              <table:table-cell office:value-type="float" office:value="0.0589025">
                <text:p>0.0589025</text:p>
              </table:table-cell>
              <table:table-cell office:value-type="float" office:value="0.0119033">
                <text:p>0.0119033</text:p>
              </table:table-cell>
              <table:table-cell office:value-type="float" office:value="0.00662022">
                <text:p>0.006620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54297">
                <text:p>0.0154297</text:p>
              </table:table-cell>
              <table:table-cell office:value-type="float" office:value="0.00203191">
                <text:p>0.00203191</text:p>
              </table:table-cell>
              <table:table-cell office:value-type="float" office:value="0.0186803">
                <text:p>0.0186803</text:p>
              </table:table-cell>
              <table:table-cell office:value-type="float" office:value="0.0450253">
                <text:p>0.0450253</text:p>
              </table:table-cell>
              <table:table-cell office:value-type="float" office:value="0.0160348">
                <text:p>0.0160348</text:p>
              </table:table-cell>
              <table:table-cell office:value-type="float" office:value="0.0157987">
                <text:p>0.0157987</text:p>
              </table:table-cell>
              <table:table-cell office:value-type="float" office:value="0.0230533">
                <text:p>0.0230533</text:p>
              </table:table-cell>
              <table:table-cell office:value-type="float" office:value="0.0592954">
                <text:p>0.0592954</text:p>
              </table:table-cell>
              <table:table-cell office:value-type="float" office:value="0.0113621">
                <text:p>0.0113621</text:p>
              </table:table-cell>
              <table:table-cell office:value-type="float" office:value="0.00523462">
                <text:p>0.00523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49188">
                <text:p>0.0149188</text:p>
              </table:table-cell>
              <table:table-cell office:value-type="float" office:value="-0.00369395">
                <text:p>-0.00369395</text:p>
              </table:table-cell>
              <table:table-cell office:value-type="float" office:value="0.0185339">
                <text:p>0.0185339</text:p>
              </table:table-cell>
              <table:table-cell office:value-type="float" office:value="0.0471118">
                <text:p>0.0471118</text:p>
              </table:table-cell>
              <table:table-cell office:value-type="float" office:value="0.014974">
                <text:p>0.014974</text:p>
              </table:table-cell>
              <table:table-cell office:value-type="float" office:value="0.00867647">
                <text:p>0.00867647</text:p>
              </table:table-cell>
              <table:table-cell office:value-type="float" office:value="0.0214628">
                <text:p>0.0214628</text:p>
              </table:table-cell>
              <table:table-cell office:value-type="float" office:value="0.068138">
                <text:p>0.068138</text:p>
              </table:table-cell>
              <table:table-cell office:value-type="float" office:value="0.0105671">
                <text:p>0.0105671</text:p>
              </table:table-cell>
              <table:table-cell office:value-type="float" office:value="0.00327332">
                <text:p>0.003273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141958">
                <text:p>0.0141958</text:p>
              </table:table-cell>
              <table:table-cell office:value-type="float" office:value="-0.00397439">
                <text:p>-0.00397439</text:p>
              </table:table-cell>
              <table:table-cell office:value-type="float" office:value="0.0180937">
                <text:p>0.0180937</text:p>
              </table:table-cell>
              <table:table-cell office:value-type="float" office:value="0.0469308">
                <text:p>0.0469308</text:p>
              </table:table-cell>
              <table:table-cell office:value-type="float" office:value="0.0141949">
                <text:p>0.0141949</text:p>
              </table:table-cell>
              <table:table-cell office:value-type="float" office:value="-0.00486414">
                <text:p>-0.00486414</text:p>
              </table:table-cell>
              <table:table-cell office:value-type="float" office:value="0.0211268">
                <text:p>0.0211268</text:p>
              </table:table-cell>
              <table:table-cell office:value-type="float" office:value="0.0593076">
                <text:p>0.0593076</text:p>
              </table:table-cell>
              <table:table-cell office:value-type="float" office:value="0.0292704">
                <text:p>0.0292704</text:p>
              </table:table-cell>
              <table:table-cell office:value-type="float" office:value="-0.1387">
                <text:p>-0.13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129508">
                <text:p>0.0129508</text:p>
              </table:table-cell>
              <table:table-cell office:value-type="float" office:value="0.000123621">
                <text:p>0.000123621</text:p>
              </table:table-cell>
              <table:table-cell office:value-type="float" office:value="0.017226">
                <text:p>0.017226</text:p>
              </table:table-cell>
              <table:table-cell office:value-type="float" office:value="0.0331264">
                <text:p>0.0331264</text:p>
              </table:table-cell>
              <table:table-cell office:value-type="float" office:value="0.0139617">
                <text:p>0.0139617</text:p>
              </table:table-cell>
              <table:table-cell office:value-type="float" office:value="0.00478131">
                <text:p>0.00478131</text:p>
              </table:table-cell>
              <table:table-cell office:value-type="float" office:value="0.0195207">
                <text:p>0.0195207</text:p>
              </table:table-cell>
              <table:table-cell office:value-type="float" office:value="0.0585811">
                <text:p>0.0585811</text:p>
              </table:table-cell>
              <table:table-cell office:value-type="float" office:value="0.0280474">
                <text:p>0.0280474</text:p>
              </table:table-cell>
              <table:table-cell office:value-type="float" office:value="-0.138786">
                <text:p>-0.1387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126401">
                <text:p>0.0126401</text:p>
              </table:table-cell>
              <table:table-cell office:value-type="float" office:value="-0.00513377">
                <text:p>-0.00513377</text:p>
              </table:table-cell>
              <table:table-cell office:value-type="float" office:value="0.0159914">
                <text:p>0.0159914</text:p>
              </table:table-cell>
              <table:table-cell office:value-type="float" office:value="0.0185139">
                <text:p>0.0185139</text:p>
              </table:table-cell>
              <table:table-cell office:value-type="float" office:value="0.013088">
                <text:p>0.013088</text:p>
              </table:table-cell>
              <table:table-cell office:value-type="float" office:value="0.00342125">
                <text:p>0.00342125</text:p>
              </table:table-cell>
              <table:table-cell office:value-type="float" office:value="0.018327">
                <text:p>0.018327</text:p>
              </table:table-cell>
              <table:table-cell office:value-type="float" office:value="0.0603574">
                <text:p>0.0603574</text:p>
              </table:table-cell>
              <table:table-cell office:value-type="float" office:value="0.0271973">
                <text:p>0.0271973</text:p>
              </table:table-cell>
              <table:table-cell office:value-type="float" office:value="-0.133129">
                <text:p>-0.1331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121261">
                <text:p>0.0121261</text:p>
              </table:table-cell>
              <table:table-cell office:value-type="float" office:value="-0.00168578">
                <text:p>-0.00168578</text:p>
              </table:table-cell>
              <table:table-cell office:value-type="float" office:value="0.014837">
                <text:p>0.014837</text:p>
              </table:table-cell>
              <table:table-cell office:value-type="float" office:value="0.00649689">
                <text:p>0.00649689</text:p>
              </table:table-cell>
              <table:table-cell office:value-type="float" office:value="0.0121566">
                <text:p>0.0121566</text:p>
              </table:table-cell>
              <table:table-cell office:value-type="float" office:value="0.00385866">
                <text:p>0.00385866</text:p>
              </table:table-cell>
              <table:table-cell office:value-type="float" office:value="0.0181766">
                <text:p>0.0181766</text:p>
              </table:table-cell>
              <table:table-cell office:value-type="float" office:value="0.054661">
                <text:p>0.054661</text:p>
              </table:table-cell>
              <table:table-cell office:value-type="float" office:value="0.0262665">
                <text:p>0.0262665</text:p>
              </table:table-cell>
              <table:table-cell office:value-type="float" office:value="-0.121854">
                <text:p>-0.1218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14231">
                <text:p>0.0114231</text:p>
              </table:table-cell>
              <table:table-cell office:value-type="float" office:value="0.000202421">
                <text:p>0.000202421</text:p>
              </table:table-cell>
              <table:table-cell office:value-type="float" office:value="0.0130264">
                <text:p>0.0130264</text:p>
              </table:table-cell>
              <table:table-cell office:value-type="float" office:value="0.00996067">
                <text:p>0.00996067</text:p>
              </table:table-cell>
              <table:table-cell office:value-type="float" office:value="0.0118616">
                <text:p>0.0118616</text:p>
              </table:table-cell>
              <table:table-cell office:value-type="float" office:value="0.00329976">
                <text:p>0.00329976</text:p>
              </table:table-cell>
              <table:table-cell office:value-type="float" office:value="0.0176036">
                <text:p>0.0176036</text:p>
              </table:table-cell>
              <table:table-cell office:value-type="float" office:value="0.0577434">
                <text:p>0.0577434</text:p>
              </table:table-cell>
              <table:table-cell office:value-type="float" office:value="0.0253972">
                <text:p>0.0253972</text:p>
              </table:table-cell>
              <table:table-cell office:value-type="float" office:value="-0.117643">
                <text:p>-0.11764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5419">
                <text:p>0.0105419</text:p>
              </table:table-cell>
              <table:table-cell office:value-type="float" office:value="0.00278016">
                <text:p>0.00278016</text:p>
              </table:table-cell>
              <table:table-cell office:value-type="float" office:value="0.0127952">
                <text:p>0.0127952</text:p>
              </table:table-cell>
              <table:table-cell office:value-type="float" office:value="0.00546572">
                <text:p>0.00546572</text:p>
              </table:table-cell>
              <table:table-cell office:value-type="float" office:value="0.0114838">
                <text:p>0.0114838</text:p>
              </table:table-cell>
              <table:table-cell office:value-type="float" office:value="0.00193192">
                <text:p>0.00193192</text:p>
              </table:table-cell>
              <table:table-cell office:value-type="float" office:value="0.0169498">
                <text:p>0.0169498</text:p>
              </table:table-cell>
              <table:table-cell office:value-type="float" office:value="0.0535911">
                <text:p>0.0535911</text:p>
              </table:table-cell>
              <table:table-cell office:value-type="float" office:value="0.023873">
                <text:p>0.023873</text:p>
              </table:table-cell>
              <table:table-cell office:value-type="float" office:value="-0.104786">
                <text:p>-0.1047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133259">
                <text:p>0.0133259</text:p>
              </table:table-cell>
              <table:table-cell office:value-type="float" office:value="-0.018038">
                <text:p>-0.018038</text:p>
              </table:table-cell>
              <table:table-cell office:value-type="float" office:value="0.0124032">
                <text:p>0.0124032</text:p>
              </table:table-cell>
              <table:table-cell office:value-type="float" office:value="0.00792842">
                <text:p>0.00792842</text:p>
              </table:table-cell>
              <table:table-cell office:value-type="float" office:value="0.0108559">
                <text:p>0.0108559</text:p>
              </table:table-cell>
              <table:table-cell office:value-type="float" office:value="0.00369912">
                <text:p>0.00369912</text:p>
              </table:table-cell>
              <table:table-cell office:value-type="float" office:value="0.0159095">
                <text:p>0.0159095</text:p>
              </table:table-cell>
              <table:table-cell office:value-type="float" office:value="0.0486747">
                <text:p>0.0486747</text:p>
              </table:table-cell>
              <table:table-cell office:value-type="float" office:value="0.0213786">
                <text:p>0.0213786</text:p>
              </table:table-cell>
              <table:table-cell office:value-type="float" office:value="-0.105565">
                <text:p>-0.1055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120145">
                <text:p>0.0120145</text:p>
              </table:table-cell>
              <table:table-cell office:value-type="float" office:value="-0.00799992">
                <text:p>-0.00799992</text:p>
              </table:table-cell>
              <table:table-cell office:value-type="float" office:value="0.0118678">
                <text:p>0.0118678</text:p>
              </table:table-cell>
              <table:table-cell office:value-type="float" office:value="0.00673446">
                <text:p>0.00673446</text:p>
              </table:table-cell>
              <table:table-cell office:value-type="float" office:value="0.0104621">
                <text:p>0.0104621</text:p>
              </table:table-cell>
              <table:table-cell office:value-type="float" office:value="0.00228432">
                <text:p>0.00228432</text:p>
              </table:table-cell>
              <table:table-cell office:value-type="float" office:value="0.0152982">
                <text:p>0.0152982</text:p>
              </table:table-cell>
              <table:table-cell office:value-type="float" office:value="0.0379876">
                <text:p>0.0379876</text:p>
              </table:table-cell>
              <table:table-cell office:value-type="float" office:value="0.0211828">
                <text:p>0.0211828</text:p>
              </table:table-cell>
              <table:table-cell office:value-type="float" office:value="-0.0712501">
                <text:p>-0.07125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06098">
                <text:p>0.0106098</text:p>
              </table:table-cell>
              <table:table-cell office:value-type="float" office:value="-0.0043747">
                <text:p>-0.0043747</text:p>
              </table:table-cell>
              <table:table-cell office:value-type="float" office:value="0.0112404">
                <text:p>0.0112404</text:p>
              </table:table-cell>
              <table:table-cell office:value-type="float" office:value="0.00493102">
                <text:p>0.00493102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447565">
                <text:p>-0.0447565</text:p>
              </table:table-cell>
              <table:table-cell office:value-type="float" office:value="0.0149174">
                <text:p>0.0149174</text:p>
              </table:table-cell>
              <table:table-cell office:value-type="float" office:value="0.0389185">
                <text:p>0.0389185</text:p>
              </table:table-cell>
              <table:table-cell office:value-type="float" office:value="0.0204497">
                <text:p>0.0204497</text:p>
              </table:table-cell>
              <table:table-cell office:value-type="float" office:value="-0.0728603">
                <text:p>-0.07286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104341">
                <text:p>0.0104341</text:p>
              </table:table-cell>
              <table:table-cell office:value-type="float" office:value="0.00127601">
                <text:p>0.00127601</text:p>
              </table:table-cell>
              <table:table-cell office:value-type="float" office:value="0.010644">
                <text:p>0.010644</text:p>
              </table:table-cell>
              <table:table-cell office:value-type="float" office:value="0.00480834">
                <text:p>0.00480834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394897">
                <text:p>-0.0394897</text:p>
              </table:table-cell>
              <table:table-cell office:value-type="float" office:value="0.0142497">
                <text:p>0.0142497</text:p>
              </table:table-cell>
              <table:table-cell office:value-type="float" office:value="0.0270027">
                <text:p>0.0270027</text:p>
              </table:table-cell>
              <table:table-cell office:value-type="float" office:value="0.0193938">
                <text:p>0.0193938</text:p>
              </table:table-cell>
              <table:table-cell office:value-type="float" office:value="-0.00195936">
                <text:p>-0.00195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